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52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PageStyle_5f_TRM_5f_Search_5f_Res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999999" fo:background-color="#bbb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99999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ackground-color="#e4e4e4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a452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M_Search_Resul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3" table:number-columns-repeated="16378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020^&quot;;&quot;Microsoft Structured Query Language (SQL) Server&quot;)" office:value-type="string" office:string-value="Microsoft Structured Query Language (SQL) Server" calcext:value-type="string">
            <text:p>Microsoft Structured Query Language (SQL)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47^&quot;;&quot;Microsoft Visio Viewer&quot;)" office:value-type="string" office:string-value="Microsoft Visio Viewer" calcext:value-type="string">
            <text:p>Microsoft Visio View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54^&quot;;&quot;Microsoft Azure Tools for Microsoft Visual Studio&quot;)" office:value-type="string" office:string-value="Microsoft Azure Tools for Microsoft Visual Studio" calcext:value-type="string">
            <text:p>Microsoft Azure Tools for Microsoft Visual Studio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71^&quot;;&quot;Microsoft Dynamics 365&quot;)" office:value-type="string" office:string-value="Microsoft Dynamics 365" calcext:value-type="string">
            <text:p>Microsoft Dynamics 365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84^&quot;;&quot;Microsoft Outlook&quot;)" office:value-type="string" office:string-value="Microsoft Outlook" calcext:value-type="string">
            <text:p>Microsoft Outloo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08^&quot;;&quot;Microsoft Graph&quot;)" office:value-type="string" office:string-value="Microsoft Graph" calcext:value-type="string">
            <text:p>Microsoft Graph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83^&quot;;&quot;Microsoft Word&quot;)" office:value-type="string" office:string-value="Microsoft Word" calcext:value-type="string">
            <text:p>Microsoft Word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740^&quot;;&quot;Structured Query Language (SQL) Server Integration Services (SSIS) Integration Toolkit for Microsoft Dynamics 365&quot;)" office:value-type="string" office:string-value="Structured Query Language (SQL) Server Integration Services (SSIS) Integration Toolkit for Microsoft Dynamics 365" calcext:value-type="string">
            <text:p>Structured Query Language (SQL) Server Integration Services (SSIS) Integration Toolkit for Microsoft Dynamics 365</text:p>
          </table:table-cell>
          <table:table-cell table:style-name="ce5" office:value-type="string" calcext:value-type="string">
            <text:p>Kingsway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29^&quot;;&quot;Microsoft InfoPath&quot;)" office:value-type="string" office:string-value="Microsoft InfoPath" calcext:value-type="string">
            <text:p>Microsoft InfoPath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70^&quot;;&quot;Microsoft Visual Studio&quot;)" office:value-type="string" office:string-value="Microsoft Visual Studio" calcext:value-type="string">
            <text:p>Microsoft Visual Studio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71^&quot;;&quot;Microsoft Entity Framework (EF)&quot;)" office:value-type="string" office:string-value="Microsoft Entity Framework (EF)" calcext:value-type="string">
            <text:p>Microsoft Entity Framework (EF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29^&quot;;&quot;Microsoft Access&quot;)" office:value-type="string" office:string-value="Microsoft Access" calcext:value-type="string">
            <text:p>Microsoft Acces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84^&quot;;&quot;Microsoft Edge.&quot;)" office:value-type="string" office:string-value="Microsoft Edge." calcext:value-type="string">
            <text:p>Microsoft Edge.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12^&quot;;&quot;Microsoft Excel&quot;)" office:value-type="string" office:string-value="Microsoft Excel" calcext:value-type="string">
            <text:p>Microsoft Exce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82^&quot;;&quot;Microsoft OneNote&quot;)" office:value-type="string" office:string-value="Microsoft OneNote" calcext:value-type="string">
            <text:p>Microsoft OneNot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19^&quot;;&quot;Microsoft Open Database Connectivity (ODBC) Driver for SQL Server&quot;)" office:value-type="string" office:string-value="Microsoft Open Database Connectivity (ODBC) Driver for SQL Server" calcext:value-type="string">
            <text:p>Microsoft Open Database Connectivity (ODBC) Driver for SQL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13^&quot;;&quot;Microsoft Power Business Intelligence (BI)&quot;)" office:value-type="string" office:string-value="Microsoft Power Business Intelligence (BI)" calcext:value-type="string">
            <text:p>Microsoft Power Business Intelligence (BI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51^&quot;;&quot;Microsoft Power Business Intelligence (BI) Report Server&quot;)" office:value-type="string" office:string-value="Microsoft Power Business Intelligence (BI) Report Server" calcext:value-type="string">
            <text:p>Microsoft Power Business Intelligence (BI) Report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95^&quot;;&quot;Microsoft PowerPoint&quot;)" office:value-type="string" office:string-value="Microsoft PowerPoint" calcext:value-type="string">
            <text:p>Microsoft PowerPoi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03^&quot;;&quot;Microsoft Access Database Engine&quot;)" office:value-type="string" office:string-value="Microsoft Access Database Engine" calcext:value-type="string">
            <text:p>Microsoft Access Database Engin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56^&quot;;&quot;Microsoft Edge WebView2 Runtime&quot;)" office:value-type="string" office:string-value="Microsoft Edge WebView2 Runtime" calcext:value-type="string">
            <text:p>Microsoft Edge WebView2 Runtim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62^&quot;;&quot;Microsoft Project&quot;)" office:value-type="string" office:string-value="Microsoft Project" calcext:value-type="string">
            <text:p>Microsoft Projec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03^&quot;;&quot;Microsoft Report Viewer&quot;)" office:value-type="string" office:string-value="Microsoft Report Viewer" calcext:value-type="string">
            <text:p>Microsoft Report View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19^&quot;;&quot;Microsoft SharePoint Designer&quot;)" office:value-type="string" office:string-value="Microsoft SharePoint Designer" calcext:value-type="string">
            <text:p>Microsoft SharePoint Design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27^&quot;;&quot;Microsoft Endpoint Configuration Manager&quot;)" office:value-type="string" office:string-value="Microsoft Endpoint Configuration Manager" calcext:value-type="string">
            <text:p>Microsoft Endpoint Configuration Manag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108^&quot;;&quot;Microsoft Internet Information Services (IIS)&quot;)" office:value-type="string" office:string-value="Microsoft Internet Information Services (IIS)" calcext:value-type="string">
            <text:p>Microsoft Internet Information Services (II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89^&quot;;&quot;Microsoft System Center Orchestrator&quot;)" office:value-type="string" office:string-value="Microsoft System Center Orchestrator" calcext:value-type="string">
            <text:p>Microsoft System Center Orchestrato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63^&quot;;&quot;Microsoft Publisher&quot;)" office:value-type="string" office:string-value="Microsoft Publisher" calcext:value-type="string">
            <text:p>Microsoft Publish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46^&quot;;&quot;Microsoft Visio&quot;)" office:value-type="string" office:string-value="Microsoft Visio" calcext:value-type="string">
            <text:p>Microsoft Visio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03^&quot;;&quot;Microsoft Viva Insights&quot;)" office:value-type="string" office:string-value="Microsoft Viva Insights" calcext:value-type="string">
            <text:p>Microsoft Viva Insight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35^&quot;;&quot;Windows Server&quot;)" office:value-type="string" office:string-value="Windows Server" calcext:value-type="string">
            <text:p>Windows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259^&quot;;&quot;Microsoft Secure/Multipurpose Internet Mail Extensions (S/MIME) Edge Addon-on&quot;)" office:value-type="string" office:string-value="Microsoft Secure/Multipurpose Internet Mail Extensions (S/MIME) Edge Addon-on" calcext:value-type="string">
            <text:p>Microsoft Secure/Multipurpose Internet Mail Extensions (S/MIME) Edge Addon-o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164^&quot;;&quot;Microsoft System Center Operations Manager (SCOM)&quot;)" office:value-type="string" office:string-value="Microsoft System Center Operations Manager (SCOM)" calcext:value-type="string">
            <text:p>Microsoft System Center Operations Manager (SCOM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6473^&quot;;&quot;Microsoft Visual Basic for Applications (VBA) for Microsoft Office Suite of Products&quot;)" office:value-type="string" office:string-value="Microsoft Visual Basic for Applications (VBA) for Microsoft Office Suite of Products" calcext:value-type="string">
            <text:p>Microsoft Visual Basic for Applications (VBA) for Microsoft Office Suite of Product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13^&quot;;&quot;Microsoft Excel Viewer&quot;)" office:value-type="string" office:string-value="Microsoft Excel Viewer" calcext:value-type="string">
            <text:p>Microsoft Excel View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68^&quot;;&quot;Microsoft PowerApps Desktop Client&quot;)" office:value-type="string" office:string-value="Microsoft PowerApps Desktop Client" calcext:value-type="string">
            <text:p>Microsoft PowerApps Desktop Clie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96^&quot;;&quot;Microsoft PowerPoint Viewer&quot;)" office:value-type="string" office:string-value="Microsoft PowerPoint Viewer" calcext:value-type="string">
            <text:p>Microsoft PowerPoint View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01^&quot;;&quot;Microsoft Visual Studio Tools for Applications&quot;)" office:value-type="string" office:string-value="Microsoft Visual Studio Tools for Applications" calcext:value-type="string">
            <text:p>Microsoft Visual Studio Tools for Application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73^&quot;;&quot;Microsoft BitLocker Administration and Monitoring (MBAM)&quot;)" office:value-type="string" office:string-value="Microsoft BitLocker Administration and Monitoring (MBAM)" calcext:value-type="string">
            <text:p>Microsoft BitLocker Administration and Monitoring (MBAM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44^&quot;;&quot;Microsoft Identity Manager (MIM)&quot;)" office:value-type="string" office:string-value="Microsoft Identity Manager (MIM)" calcext:value-type="string">
            <text:p>Microsoft Identity Manager (MIM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54^&quot;;&quot;Microsoft .NET Framework&quot;)" office:value-type="string" office:string-value="Microsoft .NET Framework" calcext:value-type="string">
            <text:p>Microsoft .NET Framewor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96^&quot;;&quot;Microsoft Azure Active Directory for Windows PowerShell&quot;)" office:value-type="string" office:string-value="Microsoft Azure Active Directory for Windows PowerShell" calcext:value-type="string">
            <text:p>Microsoft Azure Active Directory for Windows PowerShel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69^&quot;;&quot;Microsoft Calendar Printing Assistant&quot;)" office:value-type="string" office:string-value="Microsoft Calendar Printing Assistant" calcext:value-type="string">
            <text:p>Microsoft Calendar Printing Assista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63^&quot;;&quot;Microsoft Edge WebDriver&quot;)" office:value-type="string" office:string-value="Microsoft Edge WebDriver" calcext:value-type="string">
            <text:p>Microsoft Edge WebDri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31^&quot;;&quot;Microsoft Power Automate Desktop&quot;)" office:value-type="string" office:string-value="Microsoft Power Automate Desktop" calcext:value-type="string">
            <text:p>Microsoft Power Automate Desktop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47^&quot;;&quot;Microsoft Power Business Intelligence (BI) Report Builder&quot;)" office:value-type="string" office:string-value="Microsoft Power Business Intelligence (BI) Report Builder" calcext:value-type="string">
            <text:p>Microsoft Power Business Intelligence (BI) Report Build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448^&quot;;&quot;Microsoft SharePoint Server&quot;)" office:value-type="string" office:string-value="Microsoft SharePoint Server" calcext:value-type="string">
            <text:p>Microsoft SharePoint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305^&quot;;&quot;Microsoft Structured Query Language (SQL) Server Data Tools (SSDT) for Visual Studio&quot;)" office:value-type="string" office:string-value="Microsoft Structured Query Language (SQL) Server Data Tools (SSDT) for Visual Studio" calcext:value-type="string">
            <text:p>Microsoft Structured Query Language (SQL) Server Data Tools (SSDT) for Visual Studio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324^&quot;;&quot;Microsoft Structured Query Language (SQL) Server Integration Services (SSIS) Feature Pack for Azure&quot;)" office:value-type="string" office:string-value="Microsoft Structured Query Language (SQL) Server Integration Services (SSIS) Feature Pack for Azure" calcext:value-type="string">
            <text:p>Microsoft Structured Query Language (SQL) Server Integration Services (SSIS) Feature Pack for Azur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96^&quot;;&quot;Microsoft Teams&quot;)" office:value-type="string" office:string-value="Microsoft Teams" calcext:value-type="string">
            <text:p>Microsoft Team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95^&quot;;&quot;Microsoft .NET Desktop Runtime&quot;)" office:value-type="string" office:string-value="Microsoft .NET Desktop Runtime" calcext:value-type="string">
            <text:p>Microsoft .NET Desktop Runtim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25^&quot;;&quot;Microsoft Azure Information Protection Unified Client&quot;)" office:value-type="string" office:string-value="Microsoft Azure Information Protection Unified Client" calcext:value-type="string">
            <text:p>Microsoft Azure Information Protection Unified Clie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50^&quot;;&quot;Microsoft Defender for Endpoint (MDE) Agent&quot;)" office:value-type="string" office:string-value="Microsoft Defender for Endpoint (MDE) Agent" calcext:value-type="string">
            <text:p>Microsoft Defender for Endpoint (MDE) Age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15^&quot;;&quot;Microsoft FrontPage Hypertext Markup Language (HTML) Tool&quot;)" office:value-type="string" office:string-value="Microsoft FrontPage Hypertext Markup Language (HTML) Tool" calcext:value-type="string">
            <text:p>Microsoft FrontPage Hypertext Markup Language (HTML) Too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29^&quot;;&quot;Microsoft Graph Powershell Software Development Kit (SDK)&quot;)" office:value-type="string" office:string-value="Microsoft Graph Powershell Software Development Kit (SDK)" calcext:value-type="string">
            <text:p>Microsoft Graph Powershell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57^&quot;;&quot;Microsoft Jet Engine Database&quot;)" office:value-type="string" office:string-value="Microsoft Jet Engine Database" calcext:value-type="string">
            <text:p>Microsoft Jet Engine Databas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12^&quot;;&quot;Microsoft OneDrive&quot;)" office:value-type="string" office:string-value="Microsoft OneDrive" calcext:value-type="string">
            <text:p>Microsoft OneDriv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97^&quot;;&quot;Microsoft Online Services Sign-in Assistant&quot;)" office:value-type="string" office:string-value="Microsoft Online Services Sign-in Assistant" calcext:value-type="string">
            <text:p>Microsoft Online Services Sign-in Assista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44^&quot;;&quot;Microsoft Service Bus for Windows Server&quot;)" office:value-type="string" office:string-value="Microsoft Service Bus for Windows Server" calcext:value-type="string">
            <text:p>Microsoft Service Bus for Windows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84^&quot;;&quot;Microsoft Word Viewer&quot;)" office:value-type="string" office:string-value="Microsoft Word Viewer" calcext:value-type="string">
            <text:p>Microsoft Word View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39^&quot;;&quot;Host Integration Tools for Microsoft (HIT/Microsoft)&quot;)" office:value-type="string" office:string-value="Host Integration Tools for Microsoft (HIT/Microsoft)" calcext:value-type="string">
            <text:p>Host Integration Tools for Microsoft (HIT/Microsoft)</text:p>
          </table:table-cell>
          <table:table-cell table:style-name="ce5" office:value-type="string" calcext:value-type="string">
            <text:p>D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98^&quot;;&quot;Bucher + Suter (B + S) Connects for Microsoft Dynamics&quot;)" office:value-type="string" office:string-value="Bucher + Suter (B + S) Connects for Microsoft Dynamics" calcext:value-type="string">
            <text:p>Bucher + Suter (B + S) Connects for Microsoft Dynamics</text:p>
          </table:table-cell>
          <table:table-cell table:style-name="ce5" office:value-type="string" calcext:value-type="string">
            <text:p>Bucher + Su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27^&quot;;&quot;Microsoft Message Analyzer&quot;)" office:value-type="string" office:string-value="Microsoft Message Analyzer" calcext:value-type="string">
            <text:p>Microsoft Message Analyz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22^&quot;;&quot;Microsoft OLE DB Driver for SQL Server (MSOLEDBSQL)&quot;)" office:value-type="string" office:string-value="Microsoft OLE DB Driver for SQL Server (MSOLEDBSQL)" calcext:value-type="string">
            <text:p>Microsoft OLE DB Driver for SQL Server (MSOLEDBSQL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91^&quot;;&quot;Microsoft Report Builder&quot;)" office:value-type="string" office:string-value="Microsoft Report Builder" calcext:value-type="string">
            <text:p>Microsoft Report Build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20^&quot;;&quot;Microsoft Active Accessibility (MSAA) Software Development Kit (SDK)&quot;)" office:value-type="string" office:string-value="Microsoft Active Accessibility (MSAA) Software Development Kit (SDK)" calcext:value-type="string">
            <text:p>Microsoft Active Accessibility (MSAA)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51^&quot;;&quot;Microsoft Azure PowerShell&quot;)" office:value-type="string" office:string-value="Microsoft Azure PowerShell" calcext:value-type="string">
            <text:p>Microsoft Azure PowerShel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73^&quot;;&quot;Microsoft Build of OpenJDK&quot;)" office:value-type="string" office:string-value="Microsoft Build of OpenJDK" calcext:value-type="string">
            <text:p>Microsoft Build of OpenJD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24^&quot;;&quot;Microsoft Enterprise Library&quot;)" office:value-type="string" office:string-value="Microsoft Enterprise Library" calcext:value-type="string">
            <text:p>Microsoft Enterprise Library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31^&quot;;&quot;Microsoft R Open&quot;)" office:value-type="string" office:string-value="Microsoft R Open" calcext:value-type="string">
            <text:p>Microsoft R Ope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92^&quot;;&quot;Microsoft Reporting Services Projects&quot;)" office:value-type="string" office:string-value="Microsoft Reporting Services Projects" calcext:value-type="string">
            <text:p>Microsoft Reporting Services Project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88^&quot;;&quot;Microsoft Sync Framework&quot;)" office:value-type="string" office:string-value="Microsoft Sync Framework" calcext:value-type="string">
            <text:p>Microsoft Sync Framewor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08^&quot;;&quot;Microsoft SyncToy&quot;)" office:value-type="string" office:string-value="Microsoft SyncToy" calcext:value-type="string">
            <text:p>Microsoft SyncToy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348^&quot;;&quot;Microsoft Visio Data Visualize Add-in for Excel and Power Business Intelligence (PowerBI)&quot;)" office:value-type="string" office:string-value="Microsoft Visio Data Visualize Add-in for Excel and Power Business Intelligence (PowerBI)" calcext:value-type="string">
            <text:p>Microsoft Visio Data Visualize Add-in for Excel and Power Business Intelligence (PowerBI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75^&quot;;&quot;Microsoft Windows Expression Encoder&quot;)" office:value-type="string" office:string-value="Microsoft Windows Expression Encoder" calcext:value-type="string">
            <text:p>Microsoft Windows Expression Encod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76^&quot;;&quot;Microsoft Workflow Manager&quot;)" office:value-type="string" office:string-value="Microsoft Workflow Manager" calcext:value-type="string">
            <text:p>Microsoft Workflow Manag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447^&quot;;&quot;Exchange Server&quot;)" office:value-type="string" office:string-value="Exchange Server" calcext:value-type="string">
            <text:p>Exchange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98^&quot;;&quot;Microsoft Dynamics SL&quot;)" office:value-type="string" office:string-value="Microsoft Dynamics SL" calcext:value-type="string">
            <text:p>Microsoft Dynamics S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20^&quot;;&quot;Skype for Business&quot;)" office:value-type="string" office:string-value="Skype for Business" calcext:value-type="string">
            <text:p>Skype for Busines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60^&quot;;&quot;Microsoft Access Runtime&quot;)" office:value-type="string" office:string-value="Microsoft Access Runtime" calcext:value-type="string">
            <text:p>Microsoft Access Runtim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81^&quot;;&quot;Microsoft AppFabric for Windows Server&quot;)" office:value-type="string" office:string-value="Microsoft AppFabric for Windows Server" calcext:value-type="string">
            <text:p>Microsoft AppFabric for Windows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49^&quot;;&quot;Microsoft Azure Backup Server&quot;)" office:value-type="string" office:string-value="Microsoft Azure Backup Server" calcext:value-type="string">
            <text:p>Microsoft Azure Backup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33^&quot;;&quot;Microsoft Azure Tools for Visual Studio Code (VS Code)&quot;)" office:value-type="string" office:string-value="Microsoft Azure Tools for Visual Studio Code (VS Code)" calcext:value-type="string">
            <text:p>Microsoft Azure Tools for Visual Studio Code (VS Code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783^&quot;;&quot;Microsoft Command Line Utilities for Structured Query Language (SQL) Server&quot;)" office:value-type="string" office:string-value="Microsoft Command Line Utilities for Structured Query Language (SQL) Server" calcext:value-type="string">
            <text:p>Microsoft Command Line Utilities for Structured Query Language (SQL)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41^&quot;;&quot;Microsoft Customer Voice&quot;)" office:value-type="string" office:string-value="Microsoft Customer Voice" calcext:value-type="string">
            <text:p>Microsoft Customer Voic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94^&quot;;&quot;Microsoft Data Migration Assistant&quot;)" office:value-type="string" office:string-value="Microsoft Data Migration Assistant" calcext:value-type="string">
            <text:p>Microsoft Data Migration Assista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12^&quot;;&quot;Microsoft Dynamics 365 SDK Core Tools&quot;)" office:value-type="string" office:string-value="Microsoft Dynamics 365 SDK Core Tools" calcext:value-type="string">
            <text:p>Microsoft Dynamics 365 SDK Core Tool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79^&quot;;&quot;Microsoft Dynamics GP&quot;)" office:value-type="string" office:string-value="Microsoft Dynamics GP" calcext:value-type="string">
            <text:p>Microsoft Dynamics GP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34^&quot;;&quot;Microsoft Office Online Server&quot;)" office:value-type="string" office:string-value="Microsoft Office Online Server" calcext:value-type="string">
            <text:p>Microsoft Office Online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38^&quot;;&quot;Microsoft Playwright&quot;)" office:value-type="string" office:string-value="Microsoft Playwright" calcext:value-type="string">
            <text:p>Microsoft Playwrigh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83^&quot;;&quot;Microsoft Power Automate (Browser Extension)&quot;)" office:value-type="string" office:string-value="Microsoft Power Automate (Browser Extension)" calcext:value-type="string">
            <text:p>Microsoft Power Automate (Browser Extension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82^&quot;;&quot;Microsoft PowerBI Data Gateway&quot;)" office:value-type="string" office:string-value="Microsoft PowerBI Data Gateway" calcext:value-type="string">
            <text:p>Microsoft PowerBI Data Gateway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73^&quot;;&quot;Microsoft Remote Desktop client for macOS&quot;)" office:value-type="string" office:string-value="Microsoft Remote Desktop client for macOS" calcext:value-type="string">
            <text:p>Microsoft Remote Desktop client for macO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63^&quot;;&quot;Microsoft Report Message Add-in&quot;)" office:value-type="string" office:string-value="Microsoft Report Message Add-in" calcext:value-type="string">
            <text:p>Microsoft Report Message Add-i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62^&quot;;&quot;Microsoft Report Phishing Add-in&quot;)" office:value-type="string" office:string-value="Microsoft Report Phishing Add-in" calcext:value-type="string">
            <text:p>Microsoft Report Phishing Add-i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60^&quot;;&quot;Microsoft SQL Server Migration Assistant for Access&quot;)" office:value-type="string" office:string-value="Microsoft SQL Server Migration Assistant for Access" calcext:value-type="string">
            <text:p>Microsoft SQL Server Migration Assistant for Acces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398^&quot;;&quot;Microsoft Structured Query Langauage (SQL) Server System Common Language Runtime (CLR) Types (SQLSysCLRTypes)&quot;)" office:value-type="string" office:string-value="Microsoft Structured Query Langauage (SQL) Server System Common Language Runtime (CLR) Types (SQLSysCLRTypes)" calcext:value-type="string">
            <text:p>Microsoft Structured Query Langauage (SQL) Server System Common Language Runtime (CLR) Types (SQLSysCLRType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6208^&quot;;&quot;Microsoft Structured Query Language (SQL) Server Java Database Connectivity (JDBC) Driver&quot;)" office:value-type="string" office:string-value="Microsoft Structured Query Language (SQL) Server Java Database Connectivity (JDBC) Driver" calcext:value-type="string">
            <text:p>Microsoft Structured Query Language (SQL) Server Java Database Connectivity (JDBC) Dri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26^&quot;;&quot;Microsoft System Center Service Manager (SCSM)&quot;)" office:value-type="string" office:string-value="Microsoft System Center Service Manager (SCSM)" calcext:value-type="string">
            <text:p>Microsoft System Center Service Manager (SCSM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85^&quot;;&quot;Microsoft Web Deployment Tool&quot;)" office:value-type="string" office:string-value="Microsoft Web Deployment Tool" calcext:value-type="string">
            <text:p>Microsoft Web Deployment Too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71^&quot;;&quot;Microsoft Windows Software Development Kit (SDK)&quot;)" office:value-type="string" office:string-value="Microsoft Windows Software Development Kit (SDK)" calcext:value-type="string">
            <text:p>Microsoft Windows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27^&quot;;&quot;Adobe Acrobat Microsoft Edge Extension&quot;)" office:value-type="string" office:string-value="Adobe Acrobat Microsoft Edge Extension" calcext:value-type="string">
            <text:p>Adobe Acrobat Microsoft Edge Extension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08^&quot;;&quot;Microsoft .NET&quot;)" office:value-type="string" office:string-value="Microsoft .NET" calcext:value-type="string">
            <text:p>Microsoft .NE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55^&quot;;&quot;Microsoft Assessment and Planning Toolkit&quot;)" office:value-type="string" office:string-value="Microsoft Assessment and Planning Toolkit" calcext:value-type="string">
            <text:p>Microsoft Assessment and Planning Toolki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54^&quot;;&quot;Microsoft Azure Storage Explorer&quot;)" office:value-type="string" office:string-value="Microsoft Azure Storage Explorer" calcext:value-type="string">
            <text:p>Microsoft Azure Storage Explor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28^&quot;;&quot;Microsoft Debug Diagnostic Tool&quot;)" office:value-type="string" office:string-value="Microsoft Debug Diagnostic Tool" calcext:value-type="string">
            <text:p>Microsoft Debug Diagnostic Too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61^&quot;;&quot;Microsoft Emulator&quot;)" office:value-type="string" office:string-value="Microsoft Emulator" calcext:value-type="string">
            <text:p>Microsoft Emulato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56^&quot;;&quot;Microsoft Extensible Markup Language (XML) Core Services (MSXML)&quot;)" office:value-type="string" office:string-value="Microsoft Extensible Markup Language (XML) Core Services (MSXML)" calcext:value-type="string">
            <text:p>Microsoft Extensible Markup Language (XML) Core Services (MSXML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49^&quot;;&quot;Microsoft LifeCam Cinema&quot;)" office:value-type="string" office:string-value="Microsoft LifeCam Cinema" calcext:value-type="string">
            <text:p>Microsoft LifeCam Cinema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76^&quot;;&quot;Microsoft Office Proofing Tools&quot;)" office:value-type="string" office:string-value="Microsoft Office Proofing Tools" calcext:value-type="string">
            <text:p>Microsoft Office Proofing Tool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09^&quot;;&quot;Microsoft Plug-in Registration Tool&quot;)" office:value-type="string" office:string-value="Microsoft Plug-in Registration Tool" calcext:value-type="string">
            <text:p>Microsoft Plug-in Registration Too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57^&quot;;&quot;Microsoft Power Query for Microsoft Excel&quot;)" office:value-type="string" office:string-value="Microsoft Power Query for Microsoft Excel" calcext:value-type="string">
            <text:p>Microsoft Power Query for Microsoft Exce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47^&quot;;&quot;Microsoft Sticky Notes&quot;)" office:value-type="string" office:string-value="Microsoft Sticky Notes" calcext:value-type="string">
            <text:p>Microsoft Sticky Note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03^&quot;;&quot;Microsoft Sync Framework Software Development Kit (SDK)&quot;)" office:value-type="string" office:string-value="Microsoft Sync Framework Software Development Kit (SDK)" calcext:value-type="string">
            <text:p>Microsoft Sync Framework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73^&quot;;&quot;Windows Media Player&quot;)" office:value-type="string" office:string-value="Windows Media Player" calcext:value-type="string">
            <text:p>Windows Media Play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20^&quot;;&quot;Component Checker&quot;)" office:value-type="string" office:string-value="Component Checker" calcext:value-type="string">
            <text:p>Component Check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50^&quot;;&quot;Microsoft Azure Command Line Interface (CLI)&quot;)" office:value-type="string" office:string-value="Microsoft Azure Command Line Interface (CLI)" calcext:value-type="string">
            <text:p>Microsoft Azure Command Line Interface (CLI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17^&quot;;&quot;Microsoft Bot Framework Composer&quot;)" office:value-type="string" office:string-value="Microsoft Bot Framework Composer" calcext:value-type="string">
            <text:p>Microsoft Bot Framework Compos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17^&quot;;&quot;Microsoft Remote Desktop Client for Windows&quot;)" office:value-type="string" office:string-value="Microsoft Remote Desktop Client for Windows" calcext:value-type="string">
            <text:p>Microsoft Remote Desktop Client for Window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47^&quot;;&quot;Microsoft SharePoint Foundation&quot;)" office:value-type="string" office:string-value="Microsoft SharePoint Foundation" calcext:value-type="string">
            <text:p>Microsoft SharePoint Foundatio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390^&quot;;&quot;Microsoft Structured Query Language (SQL) Server Reporting Services (SSRS)&quot;)" office:value-type="string" office:string-value="Microsoft Structured Query Language (SQL) Server Reporting Services (SSRS)" calcext:value-type="string">
            <text:p>Microsoft Structured Query Language (SQL) Server Reporting Services (SSR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61^&quot;;&quot;Microsoft Test and Feedback Extension&quot;)" office:value-type="string" office:string-value="Microsoft Test and Feedback Extension" calcext:value-type="string">
            <text:p>Microsoft Test and Feedback Extensio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28^&quot;;&quot;Microsoft Windows Mobile Device Center&quot;)" office:value-type="string" office:string-value="Microsoft Windows Mobile Device Center" calcext:value-type="string">
            <text:p>Microsoft Windows Mobile Device Cent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31^&quot;;&quot;Windows Client&quot;)" office:value-type="string" office:string-value="Windows Client" calcext:value-type="string">
            <text:p>Windows Clie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72^&quot;;&quot;McAfee Security for Microsoft SharePoint&quot;)" office:value-type="string" office:string-value="McAfee Security for Microsoft SharePoint" calcext:value-type="string">
            <text:p>McAfee Security for Microsoft SharePoint</text:p>
          </table:table-cell>
          <table:table-cell table:style-name="ce5" office:value-type="string" calcext:value-type="string">
            <text:p>McAfe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83^&quot;;&quot;Microsoft FindTime&quot;)" office:value-type="string" office:string-value="Microsoft FindTime" calcext:value-type="string">
            <text:p>Microsoft FindTim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01^&quot;;&quot;Oracle Client for Microsoft Tools&quot;)" office:value-type="string" office:string-value="Oracle Client for Microsoft Tools" calcext:value-type="string">
            <text:p>Oracle Client for Microsoft Tools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89^&quot;;&quot;Microsoft Azure Information Protection Viewer&quot;)" office:value-type="string" office:string-value="Microsoft Azure Information Protection Viewer" calcext:value-type="string">
            <text:p>Microsoft Azure Information Protection View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07^&quot;;&quot;Microsoft Azure Storage Software Development Kit (SDK) for Node.js&quot;)" office:value-type="string" office:string-value="Microsoft Azure Storage Software Development Kit (SDK) for Node.js" calcext:value-type="string">
            <text:p>Microsoft Azure Storage Software Development Kit (SDK) for Node.j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46^&quot;;&quot;Microsoft CAPICOM&quot;)" office:value-type="string" office:string-value="Microsoft CAPICOM" calcext:value-type="string">
            <text:p>Microsoft CAPICOM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04^&quot;;&quot;Microsoft NTttcp&quot;)" office:value-type="string" office:string-value="Microsoft NTttcp" calcext:value-type="string">
            <text:p>Microsoft NTttcp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33^&quot;;&quot;Microsoft Power Virtual Agents&quot;)" office:value-type="string" office:string-value="Microsoft Power Virtual Agents" calcext:value-type="string">
            <text:p>Microsoft Power Virtual Agent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72^&quot;;&quot;Microsoft Virtual Machine Converter&quot;)" office:value-type="string" office:string-value="Microsoft Virtual Machine Converter" calcext:value-type="string">
            <text:p>Microsoft Virtual Machine Convert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49^&quot;;&quot;Calendar Pro for Microsoft Teams&quot;)" office:value-type="string" office:string-value="Calendar Pro for Microsoft Teams" calcext:value-type="string">
            <text:p>Calendar Pro for Microsoft Teams</text:p>
          </table:table-cell>
          <table:table-cell table:style-name="ce5" office:value-type="string" calcext:value-type="string">
            <text:p>Witivi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66^&quot;;&quot;Chart Controls for Microsoft .NET Framework 3.5&quot;)" office:value-type="string" office:string-value="Chart Controls for Microsoft .NET Framework 3.5" calcext:value-type="string">
            <text:p>Chart Controls for Microsoft .NET Framework 3.5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53^&quot;;&quot;Microsoft .NET Compact Framework&quot;)" office:value-type="string" office:string-value="Microsoft .NET Compact Framework" calcext:value-type="string">
            <text:p>Microsoft .NET Compact Framewor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059^&quot;;&quot;Microsoft Azure Cosmos Database Node.js Software Development Kit (SDK)&quot;)" office:value-type="string" office:string-value="Microsoft Azure Cosmos Database Node.js Software Development Kit (SDK)" calcext:value-type="string">
            <text:p>Microsoft Azure Cosmos Database Node.js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52^&quot;;&quot;Microsoft Azure Recovery Services Agent&quot;)" office:value-type="string" office:string-value="Microsoft Azure Recovery Services Agent" calcext:value-type="string">
            <text:p>Microsoft Azure Recovery Services Age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56^&quot;;&quot;Microsoft Bookshelf&quot;)" office:value-type="string" office:string-value="Microsoft Bookshelf" calcext:value-type="string">
            <text:p>Microsoft Bookshelf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09^&quot;;&quot;Microsoft Bot Framework Software Development Kit (SDK)&quot;)" office:value-type="string" office:string-value="Microsoft Bot Framework Software Development Kit (SDK)" calcext:value-type="string">
            <text:p>Microsoft Bot Framework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59^&quot;;&quot;Microsoft Configuration Manager Trace (CMTrace)&quot;)" office:value-type="string" office:string-value="Microsoft Configuration Manager Trace (CMTrace)" calcext:value-type="string">
            <text:p>Microsoft Configuration Manager Trace (CMTrace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25^&quot;;&quot;Microsoft Expression Web&quot;)" office:value-type="string" office:string-value="Microsoft Expression Web" calcext:value-type="string">
            <text:p>Microsoft Expression Web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82^&quot;;&quot;Microsoft Filter Pack&quot;)" office:value-type="string" office:string-value="Microsoft Filter Pack" calcext:value-type="string">
            <text:p>Microsoft Filter Pac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39^&quot;;&quot;Microsoft Forecaster&quot;)" office:value-type="string" office:string-value="Microsoft Forecaster" calcext:value-type="string">
            <text:p>Microsoft Forecast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32^&quot;;&quot;Microsoft Git-TF for Visual Studio Team Foundation Server 2012&quot;)" office:value-type="string" office:string-value="Microsoft Git-TF for Visual Studio Team Foundation Server 2012" calcext:value-type="string">
            <text:p>Microsoft Git-TF for Visual Studio Team Foundation Server 2012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83^&quot;;&quot;Microsoft MapPoint&quot;)" office:value-type="string" office:string-value="Microsoft MapPoint" calcext:value-type="string">
            <text:p>Microsoft MapPoi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60^&quot;;&quot;Microsoft Message Queuing (MSMQ)&quot;)" office:value-type="string" office:string-value="Microsoft Message Queuing (MSMQ)" calcext:value-type="string">
            <text:p>Microsoft Message Queuing (MSMQ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78^&quot;;&quot;Microsoft Mouse and Keyboard Center&quot;)" office:value-type="string" office:string-value="Microsoft Mouse and Keyboard Center" calcext:value-type="string">
            <text:p>Microsoft Mouse and Keyboard Cent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36^&quot;;&quot;Microsoft Office Compatibility Pack&quot;)" office:value-type="string" office:string-value="Microsoft Office Compatibility Pack" calcext:value-type="string">
            <text:p>Microsoft Office Compatibility Pac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37^&quot;;&quot;Microsoft Office Word Add-in For MediaWiki&quot;)" office:value-type="string" office:string-value="Microsoft Office Word Add-in For MediaWiki" calcext:value-type="string">
            <text:p>Microsoft Office Word Add-in For MediaWiki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01^&quot;;&quot;Microsoft Photo Story&quot;)" office:value-type="string" office:string-value="Microsoft Photo Story" calcext:value-type="string">
            <text:p>Microsoft Photo Story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02^&quot;;&quot;Microsoft PowerToys&quot;)" office:value-type="string" office:string-value="Microsoft PowerToys" calcext:value-type="string">
            <text:p>Microsoft PowerToy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22^&quot;;&quot;Microsoft SharePoint Workspace (Groove)&quot;)" office:value-type="string" office:string-value="Microsoft SharePoint Workspace (Groove)" calcext:value-type="string">
            <text:p>Microsoft SharePoint Workspace (Groove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28^&quot;;&quot;Microsoft Teams Powershell Module&quot;)" office:value-type="string" office:string-value="Microsoft Teams Powershell Module" calcext:value-type="string">
            <text:p>Microsoft Teams Powershell Modul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26^&quot;;&quot;Microsoft Visio Software Development Kit (SDK)&quot;)" office:value-type="string" office:string-value="Microsoft Visio Software Development Kit (SDK)" calcext:value-type="string">
            <text:p>Microsoft Visio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48^&quot;;&quot;Microsoft Visual J# Version 2.0 Redistributable Package&quot;)" office:value-type="string" office:string-value="Microsoft Visual J# Version 2.0 Redistributable Package" calcext:value-type="string">
            <text:p>Microsoft Visual J# Version 2.0 Redistributable Packag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81^&quot;;&quot;AdminStudio&quot;)" office:value-type="string" office:string-value="AdminStudio" calcext:value-type="string">
            <text:p>AdminStudio</text:p>
          </table:table-cell>
          <table:table-cell table:style-name="ce5" office:value-type="string" calcext:value-type="string">
            <text:p>Flexera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01^&quot;;&quot;Lexis for Microsoft Office&quot;)" office:value-type="string" office:string-value="Lexis for Microsoft Office" calcext:value-type="string">
            <text:p>Lexis for Microsoft Office</text:p>
          </table:table-cell>
          <table:table-cell table:style-name="ce5" office:value-type="string" calcext:value-type="string">
            <text:p>LexisNex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54^&quot;;&quot;Microsoft Core Fonts&quot;)" office:value-type="string" office:string-value="Microsoft Core Fonts" calcext:value-type="string">
            <text:p>Microsoft Core Font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20^&quot;;&quot;Microsoft Power Platform Command Line Interface&quot;)" office:value-type="string" office:string-value="Microsoft Power Platform Command Line Interface" calcext:value-type="string">
            <text:p>Microsoft Power Platform Command Line Interfac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50^&quot;;&quot;Application Insights JavaScript (JS)&quot;)" office:value-type="string" office:string-value="Application Insights JavaScript (JS)" calcext:value-type="string">
            <text:p>Application Insights JavaScript (J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12^&quot;;&quot;Grammarly for Microsoft (MS) Office&quot;)" office:value-type="string" office:string-value="Grammarly for Microsoft (MS) Office" calcext:value-type="string">
            <text:p>Grammarly for Microsoft (MS) Office</text:p>
          </table:table-cell>
          <table:table-cell table:style-name="ce5" office:value-type="string" calcext:value-type="string">
            <text:p>Grammarly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48^&quot;;&quot;Microsoft AzCopy&quot;)" office:value-type="string" office:string-value="Microsoft AzCopy" calcext:value-type="string">
            <text:p>Microsoft AzCopy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96^&quot;;&quot;Microsoft Solver Foundation&quot;)" office:value-type="string" office:string-value="Microsoft Solver Foundation" calcext:value-type="string">
            <text:p>Microsoft Solver Foundatio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53^&quot;;&quot;Microsoft.CrmSdk.CoreTools&quot;)" office:value-type="string" office:string-value="Microsoft.CrmSdk.CoreTools" calcext:value-type="string">
            <text:p>Microsoft.CrmSdk.CoreTool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94^&quot;;&quot;Mono&quot;)" office:value-type="string" office:string-value="Mono" calcext:value-type="string">
            <text:p>Mono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24^&quot;;&quot;Radacad Microsoft Power Business Intelligence Helper&quot;)" office:value-type="string" office:string-value="Radacad Microsoft Power Business Intelligence Helper" calcext:value-type="string">
            <text:p>Radacad Microsoft Power Business Intelligence Helper</text:p>
          </table:table-cell>
          <table:table-cell table:style-name="ce5" office:value-type="string" calcext:value-type="string">
            <text:p>Radacad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622^&quot;;&quot;Structured Query Language (SQL) Server Integration Services (SSIS) Projects&quot;)" office:value-type="string" office:string-value="Structured Query Language (SQL) Server Integration Services (SSIS) Projects" calcext:value-type="string">
            <text:p>Structured Query Language (SQL) Server Integration Services (SSIS) Project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75^&quot;;&quot;Structured Query Language (SQL) Server Management Studio (SSMS)&quot;)" office:value-type="string" office:string-value="Structured Query Language (SQL) Server Management Studio (SSMS)" calcext:value-type="string">
            <text:p>Structured Query Language (SQL) Server Management Studio (SSM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78^&quot;;&quot;Windows Azure Pack&quot;)" office:value-type="string" office:string-value="Windows Azure Pack" calcext:value-type="string">
            <text:p>Windows Azure Pac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35^&quot;;&quot;Local Group Policy Object (LGPO) Utility&quot;)" office:value-type="string" office:string-value="Local Group Policy Object (LGPO) Utility" calcext:value-type="string">
            <text:p>Local Group Policy Object (LGPO) Utility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01^&quot;;&quot;Microsoft Mouse without Borders&quot;)" office:value-type="string" office:string-value="Microsoft Mouse without Borders" calcext:value-type="string">
            <text:p>Microsoft Mouse without Border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46^&quot;;&quot;SAS Add-In for Microsoft Office&quot;)" office:value-type="string" office:string-value="SAS Add-In for Microsoft Office" calcext:value-type="string">
            <text:p>SAS Add-In for Microsoft Office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07^&quot;;&quot;Dell EMC PowerProtect Microsoft Application Agent&quot;)" office:value-type="string" office:string-value="Dell EMC PowerProtect Microsoft Application Agent" calcext:value-type="string">
            <text:p>Dell EMC PowerProtect Microsoft Application Agent</text:p>
          </table:table-cell>
          <table:table-cell table:style-name="ce5" office:value-type="string" calcext:value-type="string">
            <text:p>Dell EM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90^&quot;;&quot;Forefront Protection 2010 for SharePoint&quot;)" office:value-type="string" office:string-value="Forefront Protection 2010 for SharePoint" calcext:value-type="string">
            <text:p>Forefront Protection 2010 for SharePoi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39^&quot;;&quot;Microsoft Analysis Services OLE DB Provider&quot;)" office:value-type="string" office:string-value="Microsoft Analysis Services OLE DB Provider" calcext:value-type="string">
            <text:p>Microsoft Analysis Services OLE DB Provid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05^&quot;;&quot;Microsoft ASP.NET Razor&quot;)" office:value-type="string" office:string-value="Microsoft ASP.NET Razor" calcext:value-type="string">
            <text:p>Microsoft ASP.NET Razor</text:p>
          </table:table-cell>
          <table:table-cell table:style-name="ce5" office:value-type="string" calcext:value-type="string">
            <text:p>ASP.N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84^&quot;;&quot;Topaz Microsoft Office Plug-Ins&quot;)" office:value-type="string" office:string-value="Topaz Microsoft Office Plug-Ins" calcext:value-type="string">
            <text:p>Topaz Microsoft Office Plug-Ins</text:p>
          </table:table-cell>
          <table:table-cell table:style-name="ce5" office:value-type="string" calcext:value-type="string">
            <text:p>Topaz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41^&quot;;&quot;Visual Studio 2010 Tools for Office Runtime&quot;)" office:value-type="string" office:string-value="Visual Studio 2010 Tools for Office Runtime" calcext:value-type="string">
            <text:p>Visual Studio 2010 Tools for Office Runtim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47^&quot;;&quot;Azure Data Studio&quot;)" office:value-type="string" office:string-value="Azure Data Studio" calcext:value-type="string">
            <text:p>Azure Data Studio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68^&quot;;&quot;Azure DevOps Server&quot;)" office:value-type="string" office:string-value="Azure DevOps Server" calcext:value-type="string">
            <text:p>Azure DevOps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11^&quot;;&quot;Feith CheckIn&quot;)" office:value-type="string" office:string-value="Feith CheckIn" calcext:value-type="string">
            <text:p>Feith CheckIn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75^&quot;;&quot;Microsoft Azure Migrate PowerShell Script&quot;)" office:value-type="string" office:string-value="Microsoft Azure Migrate PowerShell Script" calcext:value-type="string">
            <text:p>Microsoft Azure Migrate PowerShell Scrip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26^&quot;;&quot;Microsoft Biztalk Server&quot;)" office:value-type="string" office:string-value="Microsoft Biztalk Server" calcext:value-type="string">
            <text:p>Microsoft Biztalk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64^&quot;;&quot;Microsoft Copilot&quot;)" office:value-type="string" office:string-value="Microsoft Copilot" calcext:value-type="string">
            <text:p>Microsoft Copilo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91^&quot;;&quot;Microsoft Dictate&quot;)" office:value-type="string" office:string-value="Microsoft Dictate" calcext:value-type="string">
            <text:p>Microsoft Dictat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08^&quot;;&quot;Microsoft Silverlight Plug-in&quot;)" office:value-type="string" office:string-value="Microsoft Silverlight Plug-in" calcext:value-type="string">
            <text:p>Microsoft Silverlight Plug-i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55^&quot;;&quot;Microsoft System Center Update Publisher (SCUP)&quot;)" office:value-type="string" office:string-value="Microsoft System Center Update Publisher (SCUP)" calcext:value-type="string">
            <text:p>Microsoft System Center Update Publisher (SCUP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24^&quot;;&quot;Microsoft Windows Application Program Interface (API) Code Pack&quot;)" office:value-type="string" office:string-value="Microsoft Windows Application Program Interface (API) Code Pack" calcext:value-type="string">
            <text:p>Microsoft Windows Application Program Interface (API) Code Pac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51^&quot;;&quot;MicrosoftPowerBIMgmt&quot;)" office:value-type="string" office:string-value="MicrosoftPowerBIMgmt" calcext:value-type="string">
            <text:p>MicrosoftPowerBIMgm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80^&quot;;&quot;OpsHub Migrator for Microsoft Azure DevOps&quot;)" office:value-type="string" office:string-value="OpsHub Migrator for Microsoft Azure DevOps" calcext:value-type="string">
            <text:p>OpsHub Migrator for Microsoft Azure DevOps</text:p>
          </table:table-cell>
          <table:table-cell table:style-name="ce5" office:value-type="string" calcext:value-type="string">
            <text:p>OpsHu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87^&quot;;&quot;Power Pivot for Microsoft Excel&quot;)" office:value-type="string" office:string-value="Power Pivot for Microsoft Excel" calcext:value-type="string">
            <text:p>Power Pivot for Microsoft Exce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77^&quot;;&quot;SAP Crystal Reports, developer version for Visual Studio&quot;)" office:value-type="string" office:string-value="SAP Crystal Reports, developer version for Visual Studio" calcext:value-type="string">
            <text:p>SAP Crystal Reports, developer version for Visual Studio</text:p>
          </table:table-cell>
          <table:table-cell table:style-name="ce5" office:value-type="string" calcext:value-type="string">
            <text:p>SA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44^&quot;;&quot;Adobe Acrobat for Microsoft Teams&quot;)" office:value-type="string" office:string-value="Adobe Acrobat for Microsoft Teams" calcext:value-type="string">
            <text:p>Adobe Acrobat for Microsoft Teams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78^&quot;;&quot;Baha Fitting Software (BFS)&quot;)" office:value-type="string" office:string-value="Baha Fitting Software (BFS)" calcext:value-type="string">
            <text:p>Baha Fitting Software (BFS)</text:p>
          </table:table-cell>
          <table:table-cell table:style-name="ce5" office:value-type="string" calcext:value-type="string">
            <text:p>Cochle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25^&quot;;&quot;Business Intelligence (BI) Developer Extensions&quot;)" office:value-type="string" office:string-value="Business Intelligence (BI) Developer Extensions" calcext:value-type="string">
            <text:p>Business Intelligence (BI) Developer Extension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84^&quot;;&quot;Frontpage Server Extensions&quot;)" office:value-type="string" office:string-value="Frontpage Server Extensions" calcext:value-type="string">
            <text:p>Frontpage Server Extension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47^&quot;;&quot;Internet Explorer (IE) Tab Microsoft Edge Add-on&quot;)" office:value-type="string" office:string-value="Internet Explorer (IE) Tab Microsoft Edge Add-on" calcext:value-type="string">
            <text:p>Internet Explorer (IE) Tab Microsoft Edge Add-on</text:p>
          </table:table-cell>
          <table:table-cell table:style-name="ce5" office:value-type="string" calcext:value-type="string">
            <text:p>Blackfish Software, LL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53^&quot;;&quot;Microsoft Azure Site Recovery Deployment Planner for VMware&quot;)" office:value-type="string" office:string-value="Microsoft Azure Site Recovery Deployment Planner for VMware" calcext:value-type="string">
            <text:p>Microsoft Azure Site Recovery Deployment Planner for VMwar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77^&quot;;&quot;NetWorker&quot;)" office:value-type="string" office:string-value="NetWorker" calcext:value-type="string">
            <text:p>NetWorker</text:p>
          </table:table-cell>
          <table:table-cell table:style-name="ce5" office:value-type="string" calcext:value-type="string">
            <text:p>Dell EM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13^&quot;;&quot;Onetastic for Microsoft OneNote&quot;)" office:value-type="string" office:string-value="Onetastic for Microsoft OneNote" calcext:value-type="string">
            <text:p>Onetastic for Microsoft OneNote</text:p>
          </table:table-cell>
          <table:table-cell table:style-name="ce5" office:value-type="string" calcext:value-type="string">
            <text:p>ATAY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75^&quot;;&quot;Page Diagnostics for SharePoint&quot;)" office:value-type="string" office:string-value="Page Diagnostics for SharePoint" calcext:value-type="string">
            <text:p>Page Diagnostics for SharePoi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88^&quot;;&quot;Spreadsheet Compare&quot;)" office:value-type="string" office:string-value="Spreadsheet Compare" calcext:value-type="string">
            <text:p>Spreadsheet Compar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42^&quot;;&quot;System Center Virtual Machine Manager (SCVMM)&quot;)" office:value-type="string" office:string-value="System Center Virtual Machine Manager (SCVMM)" calcext:value-type="string">
            <text:p>System Center Virtual Machine Manager (SCVMM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65^&quot;;&quot;Unified Service Desk&quot;)" office:value-type="string" office:string-value="Unified Service Desk" calcext:value-type="string">
            <text:p>Unified Service Des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09^&quot;;&quot;Web Farm Framework (WFF)&quot;)" office:value-type="string" office:string-value="Web Farm Framework (WFF)" calcext:value-type="string">
            <text:p>Web Farm Framework (WFF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46^&quot;;&quot;WebMatrix&quot;)" office:value-type="string" office:string-value="WebMatrix" calcext:value-type="string">
            <text:p>WebMatrix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83^&quot;;&quot;Bot Framework Software Development Kit (SDK) for JavaScript&quot;)" office:value-type="string" office:string-value="Bot Framework Software Development Kit (SDK) for JavaScript" calcext:value-type="string">
            <text:p>Bot Framework Software Development Kit (SDK) for JavaScrip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61^&quot;;&quot;PowerShell&quot;)" office:value-type="string" office:string-value="PowerShell" calcext:value-type="string">
            <text:p>PowerShel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7668^&quot;;&quot;Windows New Technology Local Area Network Manager (NTLM)&quot;)" office:value-type="string" office:string-value="Windows New Technology Local Area Network Manager (NTLM)" calcext:value-type="string">
            <text:p>Windows New Technology Local Area Network Manager (NTLM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47^&quot;;&quot;Adobe Connect Add-in for Microsoft Outlook&quot;)" office:value-type="string" office:string-value="Adobe Connect Add-in for Microsoft Outlook" calcext:value-type="string">
            <text:p>Adobe Connect Add-in for Microsoft Outlook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04^&quot;;&quot;Application Request Routing (ARR)&quot;)" office:value-type="string" office:string-value="Application Request Routing (ARR)" calcext:value-type="string">
            <text:p>Application Request Routing (ARR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28^&quot;;&quot;Avery Wizard for Microsoft Office&quot;)" office:value-type="string" office:string-value="Avery Wizard for Microsoft Office" calcext:value-type="string">
            <text:p>Avery Wizard for Microsoft Office</text:p>
          </table:table-cell>
          <table:table-cell table:style-name="ce5" office:value-type="string" calcext:value-type="string">
            <text:p>Ave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24^&quot;;&quot;Combine Rows Wizard for Microsoft Excel&quot;)" office:value-type="string" office:string-value="Combine Rows Wizard for Microsoft Excel" calcext:value-type="string">
            <text:p>Combine Rows Wizard for Microsoft Excel</text:p>
          </table:table-cell>
          <table:table-cell table:style-name="ce5" office:value-type="string" calcext:value-type="string">
            <text:p>Add-in Exp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51^&quot;;&quot;FileNet Connector for Microsoft Visio&quot;)" office:value-type="string" office:string-value="FileNet Connector for Microsoft Visio" calcext:value-type="string">
            <text:p>FileNet Connector for Microsoft Visio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96^&quot;;&quot;Intra Enterprise&quot;)" office:value-type="string" office:string-value="Intra Enterprise" calcext:value-type="string">
            <text:p>Intra Enterprise</text:p>
          </table:table-cell>
          <table:table-cell table:style-name="ce5" office:value-type="string" calcext:value-type="string">
            <text:p>SCLog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10^&quot;;&quot;MasterControl Microsoft Word Integration&quot;)" office:value-type="string" office:string-value="MasterControl Microsoft Word Integration" calcext:value-type="string">
            <text:p>MasterControl Microsoft Word Integration</text:p>
          </table:table-cell>
          <table:table-cell table:style-name="ce5" office:value-type="string" calcext:value-type="string">
            <text:p>MasterContro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40^&quot;;&quot;Microsoft Project Add-In&quot;)" office:value-type="string" office:string-value="Microsoft Project Add-In" calcext:value-type="string">
            <text:p>Microsoft Project Add-In</text:p>
          </table:table-cell>
          <table:table-cell table:style-name="ce5" office:value-type="string" calcext:value-type="string">
            <text:p>Planvie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86^&quot;;&quot;Telerik Reporting&quot;)" office:value-type="string" office:string-value="Telerik Reporting" calcext:value-type="string">
            <text:p>Telerik Reporting</text:p>
          </table:table-cell>
          <table:table-cell table:style-name="ce5" office:value-type="string" calcext:value-type="string">
            <text:p>Teler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03^&quot;;&quot;The Connector - Microsoft Project to Atlassian Jira Integration&quot;)" office:value-type="string" office:string-value="The Connector - Microsoft Project to Atlassian Jira Integration" calcext:value-type="string">
            <text:p>The Connector - Microsoft Project to Atlassian Jira Integration</text:p>
          </table:table-cell>
          <table:table-cell table:style-name="ce5" office:value-type="string" calcext:value-type="string">
            <text:p>Ecliptic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25^&quot;;&quot;Trim Spaces for Microsoft Excel&quot;)" office:value-type="string" office:string-value="Trim Spaces for Microsoft Excel" calcext:value-type="string">
            <text:p>Trim Spaces for Microsoft Excel</text:p>
          </table:table-cell>
          <table:table-cell table:style-name="ce5" office:value-type="string" calcext:value-type="string">
            <text:p>Add-in Exp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97^&quot;;&quot;Active Server Pages (ASP) .NET Model-View-Controller (MVC)&quot;)" office:value-type="string" office:string-value="Active Server Pages (ASP) .NET Model-View-Controller (MVC)" calcext:value-type="string">
            <text:p>Active Server Pages (ASP) .NET Model-View-Controller (MVC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02^&quot;;&quot;ContactGenie Toolkit&quot;)" office:value-type="string" office:string-value="ContactGenie Toolkit" calcext:value-type="string">
            <text:p>ContactGenie Toolkit</text:p>
          </table:table-cell>
          <table:table-cell table:style-name="ce5" office:value-type="string" calcext:value-type="string">
            <text:p>ContactGeni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23^&quot;;&quot;Debugging Tools for Windows (WinDbg)&quot;)" office:value-type="string" office:string-value="Debugging Tools for Windows (WinDbg)" calcext:value-type="string">
            <text:p>Debugging Tools for Windows (WinDbg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45^&quot;;&quot;Microsoft Azure Platform AppFabric&quot;)" office:value-type="string" office:string-value="Microsoft Azure Platform AppFabric" calcext:value-type="string">
            <text:p>Microsoft Azure Platform AppFabric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08^&quot;;&quot;Windows Mail&quot;)" office:value-type="string" office:string-value="Windows Mail" calcext:value-type="string">
            <text:p>Windows Mai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93^&quot;;&quot;AdaptiveCards&quot;)" office:value-type="string" office:string-value="AdaptiveCards" calcext:value-type="string">
            <text:p>AdaptiveCard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84^&quot;;&quot;Autocene&quot;)" office:value-type="string" office:string-value="Autocene" calcext:value-type="string">
            <text:p>Autocene</text:p>
          </table:table-cell>
          <table:table-cell table:style-name="ce5" office:value-type="string" calcext:value-type="string">
            <text:p>Autoce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55^&quot;;&quot;Azure Virtual Machine (VM) Agent&quot;)" office:value-type="string" office:string-value="Azure Virtual Machine (VM) Agent" calcext:value-type="string">
            <text:p>Azure Virtual Machine (VM) Age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15^&quot;;&quot;Collaboration Data Objects (CDO)&quot;)" office:value-type="string" office:string-value="Collaboration Data Objects (CDO)" calcext:value-type="string">
            <text:p>Collaboration Data Objects (CDO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34^&quot;;&quot;Expression Blend Software Development Kit (SDK) 4&quot;)" office:value-type="string" office:string-value="Expression Blend Software Development Kit (SDK) 4" calcext:value-type="string">
            <text:p>Expression Blend Software Development Kit (SDK) 4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35^&quot;;&quot;File Transfer Manager&quot;)" office:value-type="string" office:string-value="File Transfer Manager" calcext:value-type="string">
            <text:p>File Transfer Manag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04^&quot;;&quot;Fuzzy Lookup Add-In for Excel&quot;)" office:value-type="string" office:string-value="Fuzzy Lookup Add-In for Excel" calcext:value-type="string">
            <text:p>Fuzzy Lookup Add-In for Exce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93^&quot;;&quot;FxCop&quot;)" office:value-type="string" office:string-value="FxCop" calcext:value-type="string">
            <text:p>FxCop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91^&quot;;&quot;Gem for Microsoft OneNote&quot;)" office:value-type="string" office:string-value="Gem for Microsoft OneNote" calcext:value-type="string">
            <text:p>Gem for Microsoft OneNote</text:p>
          </table:table-cell>
          <table:table-cell table:style-name="ce5" office:value-type="string" calcext:value-type="string">
            <text:p>Onenotege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82^&quot;;&quot;Hyper-V Server (Stand-alone Edition)&quot;)" office:value-type="string" office:string-value="Hyper-V Server (Stand-alone Edition)" calcext:value-type="string">
            <text:p>Hyper-V Server (Stand-alone Edition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18^&quot;;&quot;NetApp PowerShell Toolkit&quot;)" office:value-type="string" office:string-value="NetApp PowerShell Toolkit" calcext:value-type="string">
            <text:p>NetApp PowerShell Toolki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88^&quot;;&quot;PerformancePoint Server&quot;)" office:value-type="string" office:string-value="PerformancePoint Server" calcext:value-type="string">
            <text:p>PerformancePoint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98^&quot;;&quot;Portable Document Format (PDF)-XChange&quot;)" office:value-type="string" office:string-value="Portable Document Format (PDF)-XChange" calcext:value-type="string">
            <text:p>Portable Document Format (PDF)-XChange</text:p>
          </table:table-cell>
          <table:table-cell table:style-name="ce5" office:value-type="string" calcext:value-type="string">
            <text:p>Tracker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14^&quot;;&quot;PuTTY-CAC (Common Access Card)&quot;)" office:value-type="string" office:string-value="PuTTY-CAC (Common Access Card)" calcext:value-type="string">
            <text:p>PuTTY-CAC (Common Access Card)</text:p>
          </table:table-cell>
          <table:table-cell table:style-name="ce5" office:value-type="string" calcext:value-type="string">
            <text:p>Dan Risach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55^&quot;;&quot;R Tools for Visual Studio (RTVS)&quot;)" office:value-type="string" office:string-value="R Tools for Visual Studio (RTVS)" calcext:value-type="string">
            <text:p>R Tools for Visual Studio (RTV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62^&quot;;&quot;ShareEnum&quot;)" office:value-type="string" office:string-value="ShareEnum" calcext:value-type="string">
            <text:p>ShareEnum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05^&quot;;&quot;Snip&quot;)" office:value-type="string" office:string-value="Snip" calcext:value-type="string">
            <text:p>Snip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54^&quot;;&quot;Spectrum Protect for Databases&quot;)" office:value-type="string" office:string-value="Spectrum Protect for Databases" calcext:value-type="string">
            <text:p>Spectrum Protect for Databases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79^&quot;;&quot;Spectrum Protect for Mail&quot;)" office:value-type="string" office:string-value="Spectrum Protect for Mail" calcext:value-type="string">
            <text:p>Spectrum Protect for Mail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06^&quot;;&quot;Ultimate Suite for Excel&quot;)" office:value-type="string" office:string-value="Ultimate Suite for Excel" calcext:value-type="string">
            <text:p>Ultimate Suite for Excel</text:p>
          </table:table-cell>
          <table:table-cell table:style-name="ce5" office:value-type="string" calcext:value-type="string">
            <text:p>Ablebi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00^&quot;;&quot;Visual FoxPro&quot;)" office:value-type="string" office:string-value="Visual FoxPro" calcext:value-type="string">
            <text:p>Visual FoxPro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51^&quot;;&quot;Visual Studio Runtime&quot;)" office:value-type="string" office:string-value="Visual Studio Runtime" calcext:value-type="string">
            <text:p>Visual Studio Runtim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34^&quot;;&quot;Web Services Enhancements (WSE)&quot;)" office:value-type="string" office:string-value="Web Services Enhancements (WSE)" calcext:value-type="string">
            <text:p>Web Services Enhancements (WSE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668^&quot;;&quot;Windows Communication Foundation (WCF) Rich Internet Application (RIA) Services&quot;)" office:value-type="string" office:string-value="Windows Communication Foundation (WCF) Rich Internet Application (RIA) Services" calcext:value-type="string">
            <text:p>Windows Communication Foundation (WCF) Rich Internet Application (RIA) Service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3951^&quot;;&quot;Windows Driver Kit (WDK)&quot;)" office:value-type="string" office:string-value="Windows Driver Kit (WDK)" calcext:value-type="string">
            <text:p>Windows Driver Kit (W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297^&quot;;&quot;Windows Mobile 5.0 Software Development Kit (SDK) for Pocket Personal Computer (PC)&quot;)" office:value-type="string" office:string-value="Windows Mobile 5.0 Software Development Kit (SDK) for Pocket Personal Computer (PC)" calcext:value-type="string">
            <text:p>Windows Mobile 5.0 Software Development Kit (SDK) for Pocket Personal Computer (PC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42^&quot;;&quot;Windows Script Host (WSH)&quot;)" office:value-type="string" office:string-value="Windows Script Host (WSH)" calcext:value-type="string">
            <text:p>Windows Script Host (WSH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64^&quot;;&quot;XRM Toolkit&quot;)" office:value-type="string" office:string-value="XRM Toolkit" calcext:value-type="string">
            <text:p>XRM Toolki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74^&quot;;&quot;Active Server Pages (ASP).NET Core&quot;)" office:value-type="string" office:string-value="Active Server Pages (ASP).NET Core" calcext:value-type="string">
            <text:p>Active Server Pages (ASP).NET Cor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56^&quot;;&quot;Analyze in Excel&quot;)" office:value-type="string" office:string-value="Analyze in Excel" calcext:value-type="string">
            <text:p>Analyze in Exce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105^&quot;;&quot;Bing Maps Application Program Interface (API)&quot;)" office:value-type="string" office:string-value="Bing Maps Application Program Interface (API)" calcext:value-type="string">
            <text:p>Bing Maps Application Program Interface (API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65^&quot;;&quot;FactFinder&quot;)" office:value-type="string" office:string-value="FactFinder" calcext:value-type="string">
            <text:p>FactFind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28^&quot;;&quot;Geographic Heat Map Excel Add-in&quot;)" office:value-type="string" office:string-value="Geographic Heat Map Excel Add-in" calcext:value-type="string">
            <text:p>Geographic Heat Map Excel Add-i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00^&quot;;&quot;Microsoft Outlook Mail Merge Toolkit&quot;)" office:value-type="string" office:string-value="Microsoft Outlook Mail Merge Toolkit" calcext:value-type="string">
            <text:p>Microsoft Outlook Mail Merge Toolkit</text:p>
          </table:table-cell>
          <table:table-cell table:style-name="ce5" office:value-type="string" calcext:value-type="string">
            <text:p>SoftChoi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31^&quot;;&quot;Remote Desktop Connection Manager (RDCMan)&quot;)" office:value-type="string" office:string-value="Remote Desktop Connection Manager (RDCMan)" calcext:value-type="string">
            <text:p>Remote Desktop Connection Manager (RDCMan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5248^&quot;;&quot;Rich Text Format (RTF)&quot;)" office:value-type="string" office:string-value="Rich Text Format (RTF)" calcext:value-type="string">
            <text:p>Rich Text Format (RTF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86^&quot;;&quot;SignalR&quot;)" office:value-type="string" office:string-value="SignalR" calcext:value-type="string">
            <text:p>Signal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71^&quot;;&quot;Visual Studio (VS) Code&quot;)" office:value-type="string" office:string-value="Visual Studio (VS) Code" calcext:value-type="string">
            <text:p>Visual Studio (VS) Cod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17^&quot;;&quot;Document Storage Systems (DSS) LiveData PeriOp Manager&quot;)" office:value-type="string" office:string-value="Document Storage Systems (DSS) LiveData PeriOp Manager" calcext:value-type="string">
            <text:p>Document Storage Systems (DSS) LiveData PeriOp Manager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25^&quot;;&quot;Microsoft Enhanced Mitigation Experience Toolkit (EMET)&quot;)" office:value-type="string" office:string-value="Microsoft Enhanced Mitigation Experience Toolkit (EMET)" calcext:value-type="string">
            <text:p>Microsoft Enhanced Mitigation Experience Toolkit (EMET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159^&quot;;&quot;Microsoft Structured Query Language (SQL) Server Database Publishing Wizard&quot;)" office:value-type="string" office:string-value="Microsoft Structured Query Language (SQL) Server Database Publishing Wizard" calcext:value-type="string">
            <text:p>Microsoft Structured Query Language (SQL) Server Database Publishing Wizard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10^&quot;;&quot;RefWorks Citation Manager&quot;)" office:value-type="string" office:string-value="RefWorks Citation Manager" calcext:value-type="string">
            <text:p>RefWorks Citation Manager</text:p>
          </table:table-cell>
          <table:table-cell table:style-name="ce5" office:value-type="string" calcext:value-type="string">
            <text:p>ProQuest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28^&quot;;&quot;Application Insights for Node.js&quot;)" office:value-type="string" office:string-value="Application Insights for Node.js" calcext:value-type="string">
            <text:p>Application Insights for Node.j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96^&quot;;&quot;Extensible Markup Language (XML) Notepad&quot;)" office:value-type="string" office:string-value="Extensible Markup Language (XML) Notepad" calcext:value-type="string">
            <text:p>Extensible Markup Language (XML) Notepad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10397^&quot;;&quot;F# Runtime&quot;)" office:value-type="string" office:string-value="F# Runtime" calcext:value-type="string">
            <text:p>F# Runtim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70^&quot;;&quot;Hewlett-Packard Security Manager (HPSM)&quot;)" office:value-type="string" office:string-value="Hewlett-Packard Security Manager (HPSM)" calcext:value-type="string">
            <text:p>Hewlett-Packard Security Manager (HPSM)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58^&quot;;&quot;ID Maker&quot;)" office:value-type="string" office:string-value="ID Maker" calcext:value-type="string">
            <text:p>ID Maker</text:p>
          </table:table-cell>
          <table:table-cell table:style-name="ce5" office:value-type="string" calcext:value-type="string">
            <text:p>IDvil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72^&quot;;&quot;InMage Scout&quot;)" office:value-type="string" office:string-value="InMage Scout" calcext:value-type="string">
            <text:p>InMage Scou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17^&quot;;&quot;Java Access Bridge (JAB)&quot;)" office:value-type="string" office:string-value="Java Access Bridge (JAB)" calcext:value-type="string">
            <text:p>Java Access Bridge (JAB)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84^&quot;;&quot;Katana&quot;)" office:value-type="string" office:string-value="Katana" calcext:value-type="string">
            <text:p>Katana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02^&quot;;&quot;Minimalist GNU for Windows (MinGW)&quot;)" office:value-type="string" office:string-value="Minimalist GNU for Windows (MinGW)" calcext:value-type="string">
            <text:p>Minimalist GNU for Windows (MinGW)</text:p>
          </table:table-cell>
          <table:table-cell table:style-name="ce5" office:value-type="string" calcext:value-type="string">
            <text:p>Earnie Boy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24^&quot;;&quot;Netaphor SiteAudit&quot;)" office:value-type="string" office:string-value="Netaphor SiteAudit" calcext:value-type="string">
            <text:p>Netaphor SiteAudit</text:p>
          </table:table-cell>
          <table:table-cell table:style-name="ce5" office:value-type="string" calcext:value-type="string">
            <text:p>Netaphor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71^&quot;;&quot;North52 Business Process Activities (BPA)&quot;)" office:value-type="string" office:string-value="North52 Business Process Activities (BPA)" calcext:value-type="string">
            <text:p>North52 Business Process Activities (BPA)</text:p>
          </table:table-cell>
          <table:table-cell table:style-name="ce5" office:value-type="string" calcext:value-type="string">
            <text:p>North52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22^&quot;;&quot;NuGet&quot;)" office:value-type="string" office:string-value="NuGet" calcext:value-type="string">
            <text:p>NuGe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89^&quot;;&quot;PsTools&quot;)" office:value-type="string" office:string-value="PsTools" calcext:value-type="string">
            <text:p>PsTool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70^&quot;;&quot;Spectrum Technology Platform&quot;)" office:value-type="string" office:string-value="Spectrum Technology Platform" calcext:value-type="string">
            <text:p>Spectrum Technology Platform</text:p>
          </table:table-cell>
          <table:table-cell table:style-name="ce5" office:value-type="string" calcext:value-type="string">
            <text:p>Precisel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17^&quot;;&quot;Statistical Analysis Software (SAS)/ACCESS&quot;)" office:value-type="string" office:string-value="Statistical Analysis Software (SAS)/ACCESS" calcext:value-type="string">
            <text:p>Statistical Analysis Software (SAS)/ACCESS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66^&quot;;&quot;Tracer Ensemble&quot;)" office:value-type="string" office:string-value="Tracer Ensemble" calcext:value-type="string">
            <text:p>Tracer Ensemble</text:p>
          </table:table-cell>
          <table:table-cell table:style-name="ce5" office:value-type="string" calcext:value-type="string">
            <text:p>Tra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45^&quot;;&quot;Visual Studio Extensibility Tools&quot;)" office:value-type="string" office:string-value="Visual Studio Extensibility Tools" calcext:value-type="string">
            <text:p>Visual Studio Extensibility Tools</text:p>
          </table:table-cell>
          <table:table-cell table:style-name="ce5" office:value-type="string" calcext:value-type="string">
            <text:p>Mads Kristens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66^&quot;;&quot;3Dconnexion Collage&quot;)" office:value-type="string" office:string-value="3Dconnexion Collage" calcext:value-type="string">
            <text:p>3Dconnexion Collage</text:p>
          </table:table-cell>
          <table:table-cell table:style-name="ce5" office:value-type="string" calcext:value-type="string">
            <text:p>3Dconnex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28^&quot;;&quot;ActivID Desktop Validation Client&quot;)" office:value-type="string" office:string-value="ActivID Desktop Validation Client" calcext:value-type="string">
            <text:p>ActivID Desktop Validation Client</text:p>
          </table:table-cell>
          <table:table-cell table:style-name="ce5" office:value-type="string" calcext:value-type="string">
            <text:p>HID Glob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36^&quot;;&quot;Alteryx Auto Insights&quot;)" office:value-type="string" office:string-value="Alteryx Auto Insights" calcext:value-type="string">
            <text:p>Alteryx Auto Insights</text:p>
          </table:table-cell>
          <table:table-cell table:style-name="ce5" office:value-type="string" calcext:value-type="string">
            <text:p>Altery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01^&quot;;&quot;Alteryx Designer&quot;)" office:value-type="string" office:string-value="Alteryx Designer" calcext:value-type="string">
            <text:p>Alteryx Designer</text:p>
          </table:table-cell>
          <table:table-cell table:style-name="ce5" office:value-type="string" calcext:value-type="string">
            <text:p>Altery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41^&quot;;&quot;AnyMeeting Add-In for Microsoft Outlook&quot;)" office:value-type="string" office:string-value="AnyMeeting Add-In for Microsoft Outlook" calcext:value-type="string">
            <text:p>AnyMeeting Add-In for Microsoft Outlook</text:p>
          </table:table-cell>
          <table:table-cell table:style-name="ce5" office:value-type="string" calcext:value-type="string">
            <text:p>AnyMeet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93^&quot;;&quot;APL64&quot;)" office:value-type="string" office:string-value="APL64" calcext:value-type="string">
            <text:p>APL64</text:p>
          </table:table-cell>
          <table:table-cell table:style-name="ce5" office:value-type="string" calcext:value-type="string">
            <text:p>APLNo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12^&quot;;&quot;Document Storage Systems (DSS) Enterprise Reporting&quot;)" office:value-type="string" office:string-value="Document Storage Systems (DSS) Enterprise Reporting" calcext:value-type="string">
            <text:p>Document Storage Systems (DSS) Enterprise Reporting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04^&quot;;&quot;DSS Fee Basis Claims Systems (FBCS)&quot;)" office:value-type="string" office:string-value="DSS Fee Basis Claims Systems (FBCS)" calcext:value-type="string">
            <text:p>DSS Fee Basis Claims Systems (FBCS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50^&quot;;&quot;International Business Machines (IBM) FileNet Case Analyzer&quot;)" office:value-type="string" office:string-value="International Business Machines (IBM) FileNet Case Analyzer" calcext:value-type="string">
            <text:p>International Business Machines (IBM) FileNet Case Analyz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55^&quot;;&quot;International Business Machines (IBM) FileNet P8 Platform&quot;)" office:value-type="string" office:string-value="International Business Machines (IBM) FileNet P8 Platform" calcext:value-type="string">
            <text:p>International Business Machines (IBM) FileNet P8 Platform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78^&quot;;&quot;MessageExport for Microsoft Outlook&quot;)" office:value-type="string" office:string-value="MessageExport for Microsoft Outlook" calcext:value-type="string">
            <text:p>MessageExport for Microsoft Outlook</text:p>
          </table:table-cell>
          <table:table-cell table:style-name="ce5" office:value-type="string" calcext:value-type="string">
            <text:p>Encryptomatic, LL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25^&quot;;&quot;MOSAIQ Radiation Oncology&quot;)" office:value-type="string" office:string-value="MOSAIQ Radiation Oncology" calcext:value-type="string">
            <text:p>MOSAIQ Radiation Oncology</text:p>
          </table:table-cell>
          <table:table-cell table:style-name="ce5" office:value-type="string" calcext:value-type="string">
            <text:p>Elekt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16^&quot;;&quot;Node.js&#9;&quot;)" office:value-type="string" office:string-value="Node.js&#9;" calcext:value-type="string">
            <text:p>Node.js<text:tab/></text:p>
          </table:table-cell>
          <table:table-cell table:style-name="ce5" office:value-type="string" calcext:value-type="string">
            <text:p>Node.js Found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23^&quot;;&quot;Nuance Clintegrity&quot;)" office:value-type="string" office:string-value="Nuance Clintegrity" calcext:value-type="string">
            <text:p>Nuance Clintegrity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60^&quot;;&quot;QlikView&quot;)" office:value-type="string" office:string-value="QlikView" calcext:value-type="string">
            <text:p>QlikView</text:p>
          </table:table-cell>
          <table:table-cell table:style-name="ce5" office:value-type="string" calcext:value-type="string">
            <text:p>Qlik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77^&quot;;&quot;SonarQube&quot;)" office:value-type="string" office:string-value="SonarQube" calcext:value-type="string">
            <text:p>SonarQube</text:p>
          </table:table-cell>
          <table:table-cell table:style-name="ce5" office:value-type="string" calcext:value-type="string">
            <text:p>SonarSour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69^&quot;;&quot;Symantec Mail Security for Microsoft Exchange&quot;)" office:value-type="string" office:string-value="Symantec Mail Security for Microsoft Exchange" calcext:value-type="string">
            <text:p>Symantec Mail Security for Microsoft Exchange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53^&quot;;&quot;Syncfusion Angular&quot;)" office:value-type="string" office:string-value="Syncfusion Angular" calcext:value-type="string">
            <text:p>Syncfusion Angular</text:p>
          </table:table-cell>
          <table:table-cell table:style-name="ce5" office:value-type="string" calcext:value-type="string">
            <text:p>Syncfus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27^&quot;;&quot;Syncfusion React&quot;)" office:value-type="string" office:string-value="Syncfusion React" calcext:value-type="string">
            <text:p>Syncfusion React</text:p>
          </table:table-cell>
          <table:table-cell table:style-name="ce5" office:value-type="string" calcext:value-type="string">
            <text:p>3D Immersive Collaboration Consult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01^&quot;;&quot;Unified Meetingplace for Microsoft Outlook&quot;)" office:value-type="string" office:string-value="Unified Meetingplace for Microsoft Outlook" calcext:value-type="string">
            <text:p>Unified Meetingplace for Microsoft Outlook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93^&quot;;&quot;ViewPoint Continuous Monitoring Software (CMS)&quot;)" office:value-type="string" office:string-value="ViewPoint Continuous Monitoring Software (CMS)" calcext:value-type="string">
            <text:p>ViewPoint Continuous Monitoring Software (CMS)</text:p>
          </table:table-cell>
          <table:table-cell table:style-name="ce5" office:value-type="string" calcext:value-type="string">
            <text:p>Mesa Lab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457^&quot;;&quot;vRanger&quot;)" office:value-type="string" office:string-value="vRanger" calcext:value-type="string">
            <text:p>vRanger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08^&quot;;&quot;Add-in Express for Office and .NET&quot;)" office:value-type="string" office:string-value="Add-in Express for Office and .NET" calcext:value-type="string">
            <text:p>Add-in Express for Office and .NET</text:p>
          </table:table-cell>
          <table:table-cell table:style-name="ce5" office:value-type="string" calcext:value-type="string">
            <text:p>Add-in Exp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57^&quot;;&quot;Adobe Sign for SharePoint (On-Premises)&quot;)" office:value-type="string" office:string-value="Adobe Sign for SharePoint (On-Premises)" calcext:value-type="string">
            <text:p>Adobe Sign for SharePoint (On-Premises)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79^&quot;;&quot;ALM Toolkit&quot;)" office:value-type="string" office:string-value="ALM Toolkit" calcext:value-type="string">
            <text:p>ALM Toolkit</text:p>
          </table:table-cell>
          <table:table-cell table:style-name="ce5" office:value-type="string" calcext:value-type="string">
            <text:p>S-COR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12^&quot;;&quot;ApexSQL Diff&quot;)" office:value-type="string" office:string-value="ApexSQL Diff" calcext:value-type="string">
            <text:p>ApexSQL Diff</text:p>
          </table:table-cell>
          <table:table-cell table:style-name="ce5" office:value-type="string" calcext:value-type="string">
            <text:p>ApexSQL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87^&quot;;&quot;ApexSQL Model&quot;)" office:value-type="string" office:string-value="ApexSQL Model" calcext:value-type="string">
            <text:p>ApexSQL Model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91^&quot;;&quot;Articulate Studio&quot;)" office:value-type="string" office:string-value="Articulate Studio" calcext:value-type="string">
            <text:p>Articulate Studio</text:p>
          </table:table-cell>
          <table:table-cell table:style-name="ce5" office:value-type="string" calcext:value-type="string">
            <text:p>Articulate Global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24^&quot;;&quot;Aspose.Words for .NET&quot;)" office:value-type="string" office:string-value="Aspose.Words for .NET" calcext:value-type="string">
            <text:p>Aspose.Words for .NET</text:p>
          </table:table-cell>
          <table:table-cell table:style-name="ce5" office:value-type="string" calcext:value-type="string">
            <text:p>Aspo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02^&quot;;&quot;BioTek Gen5&quot;)" office:value-type="string" office:string-value="BioTek Gen5" calcext:value-type="string">
            <text:p>BioTek Gen5</text:p>
          </table:table-cell>
          <table:table-cell table:style-name="ce5" office:value-type="string" calcext:value-type="string">
            <text:p>Agilen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75^&quot;;&quot;CommonLook Office GlobalAccess&quot;)" office:value-type="string" office:string-value="CommonLook Office GlobalAccess" calcext:value-type="string">
            <text:p>CommonLook Office GlobalAccess</text:p>
          </table:table-cell>
          <table:table-cell table:style-name="ce5" office:value-type="string" calcext:value-type="string">
            <text:p>CommonLoo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59^&quot;;&quot;DAX Studio&quot;)" office:value-type="string" office:string-value="DAX Studio" calcext:value-type="string">
            <text:p>DAX Studio</text:p>
          </table:table-cell>
          <table:table-cell table:style-name="ce5" office:value-type="string" calcext:value-type="string">
            <text:p>DAX Studio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232^&quot;;&quot;Defense Contract Management Agency (DCMA) Schedule Analyzer forProject&quot;)" office:value-type="string" office:string-value="Defense Contract Management Agency (DCMA) Schedule Analyzer forProject" calcext:value-type="string">
            <text:p>Defense Contract Management Agency (DCMA) Schedule Analyzer forProject</text:p>
          </table:table-cell>
          <table:table-cell table:style-name="ce5" office:value-type="string" calcext:value-type="string">
            <text:p>forProject Technology, Inc.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356^&quot;;&quot;Dynamics365.UserInterfaceAutomation.ApplicationProgrammingInterface (Dynamics365.UIAutomation.Api)&quot;)" office:value-type="string" office:string-value="Dynamics365.UserInterfaceAutomation.ApplicationProgrammingInterface (Dynamics365.UIAutomation.Api)" calcext:value-type="string">
            <text:p>Dynamics365.UserInterfaceAutomation.ApplicationProgrammingInterface (Dynamics365.UIAutomation.Api)</text:p>
          </table:table-cell>
          <table:table-cell table:style-name="ce5" office:value-type="string" calcext:value-type="string">
            <text:p>NuG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09^&quot;;&quot;ExpanDrive Desktop&quot;)" office:value-type="string" office:string-value="ExpanDrive Desktop" calcext:value-type="string">
            <text:p>ExpanDrive Desktop</text:p>
          </table:table-cell>
          <table:table-cell table:style-name="ce5" office:value-type="string" calcext:value-type="string">
            <text:p>ExpanDriv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80^&quot;;&quot;FS Pro&quot;)" office:value-type="string" office:string-value="FS Pro" calcext:value-type="string">
            <text:p>FS Pro</text:p>
          </table:table-cell>
          <table:table-cell table:style-name="ce5" office:value-type="string" calcext:value-type="string">
            <text:p>Information Mapp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75^&quot;;&quot;IntegriSign Desktop (ISD)&quot;)" office:value-type="string" office:string-value="IntegriSign Desktop (ISD)" calcext:value-type="string">
            <text:p>IntegriSign Desktop (ISD)</text:p>
          </table:table-cell>
          <table:table-cell table:style-name="ce5" office:value-type="string" calcext:value-type="string">
            <text:p>ePadLin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65^&quot;;&quot;Kutools for Excel&quot;)" office:value-type="string" office:string-value="Kutools for Excel" calcext:value-type="string">
            <text:p>Kutools for Excel</text:p>
          </table:table-cell>
          <table:table-cell table:style-name="ce5" office:value-type="string" calcext:value-type="string">
            <text:p>ExtendOffi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53^&quot;;&quot;Measure Killer&quot;)" office:value-type="string" office:string-value="Measure Killer" calcext:value-type="string">
            <text:p>Measure Killer</text:p>
          </table:table-cell>
          <table:table-cell table:style-name="ce5" office:value-type="string" calcext:value-type="string">
            <text:p>Brunner BI (Business Intelligence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76^&quot;;&quot;mg_web&quot;)" office:value-type="string" office:string-value="mg_web" calcext:value-type="string">
            <text:p>mg_web</text:p>
          </table:table-cell>
          <table:table-cell table:style-name="ce5" office:value-type="string" calcext:value-type="string">
            <text:p>MGateway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46^&quot;;&quot;NetZoom Visio Stencils&quot;)" office:value-type="string" office:string-value="NetZoom Visio Stencils" calcext:value-type="string">
            <text:p>NetZoom Visio Stencils</text:p>
          </table:table-cell>
          <table:table-cell table:style-name="ce5" office:value-type="string" calcext:value-type="string">
            <text:p>NetZo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14^&quot;;&quot;NHibernate&quot;)" office:value-type="string" office:string-value="NHibernate" calcext:value-type="string">
            <text:p>NHibernate</text:p>
          </table:table-cell>
          <table:table-cell table:style-name="ce5" office:value-type="string" calcext:value-type="string">
            <text:p>NHibern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08^&quot;;&quot;Nikon Instruments Software (NIS)-Elements Documentation (D)&quot;)" office:value-type="string" office:string-value="Nikon Instruments Software (NIS)-Elements Documentation (D)" calcext:value-type="string">
            <text:p>Nikon Instruments Software (NIS)-Elements Documentation (D)</text:p>
          </table:table-cell>
          <table:table-cell table:style-name="ce5" office:value-type="string" calcext:value-type="string">
            <text:p>Nik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28^&quot;;&quot;Office Routing Plus (ORP) Outlook Edition&quot;)" office:value-type="string" office:string-value="Office Routing Plus (ORP) Outlook Edition" calcext:value-type="string">
            <text:p>Office Routing Plus (ORP) Outlook Edition</text:p>
          </table:table-cell>
          <table:table-cell table:style-name="ce5" office:value-type="string" calcext:value-type="string">
            <text:p>Probit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30^&quot;;&quot;Office Timeline&quot;)" office:value-type="string" office:string-value="Office Timeline" calcext:value-type="string">
            <text:p>Office Timeline</text:p>
          </table:table-cell>
          <table:table-cell table:style-name="ce5" office:value-type="string" calcext:value-type="string">
            <text:p>Office Timeli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14^&quot;;&quot;Oracle Smart View for Office&quot;)" office:value-type="string" office:string-value="Oracle Smart View for Office" calcext:value-type="string">
            <text:p>Oracle Smart View for Office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90^&quot;;&quot;PerfectIt&quot;)" office:value-type="string" office:string-value="PerfectIt" calcext:value-type="string">
            <text:p>PerfectIt</text:p>
          </table:table-cell>
          <table:table-cell table:style-name="ce5" office:value-type="string" calcext:value-type="string">
            <text:p>Intelligent Editing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13^&quot;;&quot;Pexip Teams Connector&quot;)" office:value-type="string" office:string-value="Pexip Teams Connector" calcext:value-type="string">
            <text:p>Pexip Teams Connector</text:p>
          </table:table-cell>
          <table:table-cell table:style-name="ce5" office:value-type="string" calcext:value-type="string">
            <text:p>Pexi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86^&quot;;&quot;PnP PowerShell Module&quot;)" office:value-type="string" office:string-value="PnP PowerShell Module" calcext:value-type="string">
            <text:p>PnP PowerShell Module</text:p>
          </table:table-cell>
          <table:table-cell table:style-name="ce5" office:value-type="string" calcext:value-type="string">
            <text:p>MIT (Mass. Inst. Tech.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63^&quot;;&quot;PointSolutions&quot;)" office:value-type="string" office:string-value="PointSolutions" calcext:value-type="string">
            <text:p>PointSolutions</text:p>
          </table:table-cell>
          <table:table-cell table:style-name="ce5" office:value-type="string" calcext:value-type="string">
            <text:p>Echo360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99^&quot;;&quot;PollEv Presenter App for Powerpoint&quot;)" office:value-type="string" office:string-value="PollEv Presenter App for Powerpoint" calcext:value-type="string">
            <text:p>PollEv Presenter App for Powerpoint</text:p>
          </table:table-cell>
          <table:table-cell table:style-name="ce5" office:value-type="string" calcext:value-type="string">
            <text:p>Poll Everywhe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86^&quot;;&quot;Polysmith&quot;)" office:value-type="string" office:string-value="Polysmith" calcext:value-type="string">
            <text:p>Polysmith</text:p>
          </table:table-cell>
          <table:table-cell table:style-name="ce5" office:value-type="string" calcext:value-type="string">
            <text:p>Nihon Kohd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54^&quot;;&quot;Power BI (Business Intelligence) Embedded&quot;)" office:value-type="string" office:string-value="Power BI (Business Intelligence) Embedded" calcext:value-type="string">
            <text:p>Power BI (Business Intelligence) Embedded</text:p>
          </table:table-cell>
          <table:table-cell table:style-name="ce5" office:value-type="string" calcext:value-type="string">
            <text:p>Mandee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51^&quot;;&quot;Power BI Connector for ServiceNow&quot;)" office:value-type="string" office:string-value="Power BI Connector for ServiceNow" calcext:value-type="string">
            <text:p>Power BI Connector for ServiceNow</text:p>
          </table:table-cell>
          <table:table-cell table:style-name="ce5" office:value-type="string" calcext:value-type="string">
            <text:p>Alpha Ser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45^&quot;;&quot;Power Business Intelligence (BI) Tiles&quot;)" office:value-type="string" office:string-value="Power Business Intelligence (BI) Tiles" calcext:value-type="string">
            <text:p>Power Business Intelligence (BI) Tiles</text:p>
          </table:table-cell>
          <table:table-cell table:style-name="ce5" office:value-type="string" calcext:value-type="string">
            <text:p>DevSco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59^&quot;;&quot;Power Rules Manager&quot;)" office:value-type="string" office:string-value="Power Rules Manager" calcext:value-type="string">
            <text:p>Power Rules Manager</text:p>
          </table:table-cell>
          <table:table-cell table:style-name="ce5" office:value-type="string" calcext:value-type="string">
            <text:p>Sperry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44^&quot;;&quot;Process Simulator (PCS)&quot;)" office:value-type="string" office:string-value="Process Simulator (PCS)" calcext:value-type="string">
            <text:p>Process Simulator (PCS)</text:p>
          </table:table-cell>
          <table:table-cell table:style-name="ce5" office:value-type="string" calcext:value-type="string">
            <text:p>ProModel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15^&quot;;&quot;QI Macros&quot;)" office:value-type="string" office:string-value="QI Macros" calcext:value-type="string">
            <text:p>QI Macros</text:p>
          </table:table-cell>
          <table:table-cell table:style-name="ce5" office:value-type="string" calcext:value-type="string">
            <text:p>KnowWare Internation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05^&quot;;&quot;RaySafe View&quot;)" office:value-type="string" office:string-value="RaySafe View" calcext:value-type="string">
            <text:p>RaySafe View</text:p>
          </table:table-cell>
          <table:table-cell table:style-name="ce5" office:value-type="string" calcext:value-type="string">
            <text:p>Fluke Bio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18^&quot;;&quot;Remote Automated Laboratory System (RALS) Remote Connect&quot;)" office:value-type="string" office:string-value="Remote Automated Laboratory System (RALS) Remote Connect" calcext:value-type="string">
            <text:p>Remote Automated Laboratory System (RALS) Remote Connect</text:p>
          </table:table-cell>
          <table:table-cell table:style-name="ce5" office:value-type="string" calcext:value-type="string">
            <text:p>Abbot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34^&quot;;&quot;SigmaXL&quot;)" office:value-type="string" office:string-value="SigmaXL" calcext:value-type="string">
            <text:p>SigmaXL</text:p>
          </table:table-cell>
          <table:table-cell table:style-name="ce5" office:value-type="string" calcext:value-type="string">
            <text:p>SigmaX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38^&quot;;&quot;SolarWinds Virtualization Manager (VMAN)&quot;)" office:value-type="string" office:string-value="SolarWinds Virtualization Manager (VMAN)" calcext:value-type="string">
            <text:p>SolarWinds Virtualization Manager (VMAN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31^&quot;;&quot;Statistical Process Control (SPC) XL (Excel)&quot;)" office:value-type="string" office:string-value="Statistical Process Control (SPC) XL (Excel)" calcext:value-type="string">
            <text:p>Statistical Process Control (SPC) XL (Excel)</text:p>
          </table:table-cell>
          <table:table-cell table:style-name="ce5" office:value-type="string" calcext:value-type="string">
            <text:p>SigmaZo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110^&quot;;&quot;Strawberry Perl&quot;)" office:value-type="string" office:string-value="Strawberry Perl" calcext:value-type="string">
            <text:p>Strawberry Perl</text:p>
          </table:table-cell>
          <table:table-cell table:style-name="ce5" office:value-type="string" calcext:value-type="string">
            <text:p>StrawberryPer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31^&quot;;&quot;Structured Query Language (SQL) Compare&quot;)" office:value-type="string" office:string-value="Structured Query Language (SQL) Compare" calcext:value-type="string">
            <text:p>Structured Query Language (SQL) Compare</text:p>
          </table:table-cell>
          <table:table-cell table:style-name="ce5" office:value-type="string" calcext:value-type="string">
            <text:p>Red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30^&quot;;&quot;Structured Query Language (SQL) Doc&quot;)" office:value-type="string" office:string-value="Structured Query Language (SQL) Doc" calcext:value-type="string">
            <text:p>Structured Query Language (SQL) Doc</text:p>
          </table:table-cell>
          <table:table-cell table:style-name="ce5" office:value-type="string" calcext:value-type="string">
            <text:p>Red 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29^&quot;;&quot;Structured Query Language (SQL) Prompt&quot;)" office:value-type="string" office:string-value="Structured Query Language (SQL) Prompt" calcext:value-type="string">
            <text:p>Structured Query Language (SQL) Prompt</text:p>
          </table:table-cell>
          <table:table-cell table:style-name="ce5" office:value-type="string" calcext:value-type="string">
            <text:p>Red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79^&quot;;&quot;Structured Query Language (SQL) Sentry Plan Explorer&quot;)" office:value-type="string" office:string-value="Structured Query Language (SQL) Sentry Plan Explorer" calcext:value-type="string">
            <text:p>Structured Query Language (SQL) Sentry Plan Explore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28^&quot;;&quot;Structured Query Language (SQL) Test&quot;)" office:value-type="string" office:string-value="Structured Query Language (SQL) Test" calcext:value-type="string">
            <text:p>Structured Query Language (SQL) Test</text:p>
          </table:table-cell>
          <table:table-cell table:style-name="ce5" office:value-type="string" calcext:value-type="string">
            <text:p>Red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09^&quot;;&quot;Telerik User Interface (UI) for Blazor&quot;)" office:value-type="string" office:string-value="Telerik User Interface (UI) for Blazor" calcext:value-type="string">
            <text:p>Telerik User Interface (UI) for Blazor</text:p>
          </table:table-cell>
          <table:table-cell table:style-name="ce5" office:value-type="string" calcext:value-type="string">
            <text:p>Prog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90^&quot;;&quot;Telesis software&quot;)" office:value-type="string" office:string-value="Telesis software" calcext:value-type="string">
            <text:p>Telesis software</text:p>
          </table:table-cell>
          <table:table-cell table:style-name="ce5" office:value-type="string" calcext:value-type="string">
            <text:p>The Prometheus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81^&quot;;&quot;Tool for Oracle Application Developers (TOAD) Data Point&quot;)" office:value-type="string" office:string-value="Tool for Oracle Application Developers (TOAD) Data Point" calcext:value-type="string">
            <text:p>Tool for Oracle Application Developers (TOAD) Data Point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53^&quot;;&quot;UiPath Browser Extension&quot;)" office:value-type="string" office:string-value="UiPath Browser Extension" calcext:value-type="string">
            <text:p>UiPath Browser Extension</text:p>
          </table:table-cell>
          <table:table-cell table:style-name="ce5" office:value-type="string" calcext:value-type="string">
            <text:p>UiPA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04^&quot;;&quot;Universal Imaging Utility (UIU)&quot;)" office:value-type="string" office:string-value="Universal Imaging Utility (UIU)" calcext:value-type="string">
            <text:p>Universal Imaging Utility (UIU)</text:p>
          </table:table-cell>
          <table:table-cell table:style-name="ce5" office:value-type="string" calcext:value-type="string">
            <text:p>Big Bang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36^&quot;;&quot;Vensim&quot;)" office:value-type="string" office:string-value="Vensim" calcext:value-type="string">
            <text:p>Vensim</text:p>
          </table:table-cell>
          <table:table-cell table:style-name="ce5" office:value-type="string" calcext:value-type="string">
            <text:p>Ventana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22^&quot;;&quot;Windows Subsystem for Linux (WSL)&quot;)" office:value-type="string" office:string-value="Windows Subsystem for Linux (WSL)" calcext:value-type="string">
            <text:p>Windows Subsystem for Linux (WSL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97^&quot;;&quot;AccessChk&quot;)" office:value-type="string" office:string-value="AccessChk" calcext:value-type="string">
            <text:p>AccessChk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05^&quot;;&quot;Application Virtualization (App-V) Client&quot;)" office:value-type="string" office:string-value="Application Virtualization (App-V) Client" calcext:value-type="string">
            <text:p>Application Virtualization (App-V) Clie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80^&quot;;&quot;Bing Bar&quot;)" office:value-type="string" office:string-value="Bing Bar" calcext:value-type="string">
            <text:p>Bing Ba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75^&quot;;&quot;Bing Desktop&quot;)" office:value-type="string" office:string-value="Bing Desktop" calcext:value-type="string">
            <text:p>Bing Desktop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81^&quot;;&quot;Bing Rewards Client Installer&quot;)" office:value-type="string" office:string-value="Bing Rewards Client Installer" calcext:value-type="string">
            <text:p>Bing Rewards Client Install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6244^&quot;;&quot;Bitmap Image File (BMP)&quot;)" office:value-type="string" office:string-value="Bitmap Image File (BMP)" calcext:value-type="string">
            <text:p>Bitmap Image File (BMP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67^&quot;;&quot;BlueStripe Collector&quot;)" office:value-type="string" office:string-value="BlueStripe Collector" calcext:value-type="string">
            <text:p>BlueStripe Collecto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71^&quot;;&quot;Desktops&quot;)" office:value-type="string" office:string-value="Desktops" calcext:value-type="string">
            <text:p>Desktop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54^&quot;;&quot;Diagnostics and Recovery Toolset (DaRT)&quot;)" office:value-type="string" office:string-value="Diagnostics and Recovery Toolset (DaRT)" calcext:value-type="string">
            <text:p>Diagnostics and Recovery Toolset (DaRT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05^&quot;;&quot;DirectX&quot;)" office:value-type="string" office:string-value="DirectX" calcext:value-type="string">
            <text:p>DirectX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81^&quot;;&quot;Excel Add-in: Extensible Markup Language (XML) Tools Add-in&quot;)" office:value-type="string" office:string-value="Excel Add-in: Extensible Markup Language (XML) Tools Add-in" calcext:value-type="string">
            <text:p>Excel Add-in: Extensible Markup Language (XML) Tools Add-i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41^&quot;;&quot;Exchange Online PowerShell (EXO) V2 module&quot;)" office:value-type="string" office:string-value="Exchange Online PowerShell (EXO) V2 module" calcext:value-type="string">
            <text:p>Exchange Online PowerShell (EXO) V2 modul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02^&quot;;&quot;Host Integration Server (HIS)&quot;)" office:value-type="string" office:string-value="Host Integration Server (HIS)" calcext:value-type="string">
            <text:p>Host Integration Server (HI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48^&quot;;&quot;IEability Microsoft Edge Add-on&quot;)" office:value-type="string" office:string-value="IEability Microsoft Edge Add-on" calcext:value-type="string">
            <text:p>IEability Microsoft Edge Add-on</text:p>
          </table:table-cell>
          <table:table-cell table:style-name="ce5" office:value-type="string" calcext:value-type="string">
            <text:p>IEabil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819^&quot;;&quot;List Dynamic Link Library (DLLs)&quot;)" office:value-type="string" office:string-value="List Dynamic Link Library (DLLs)" calcext:value-type="string">
            <text:p>List Dynamic Link Library (DLL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55^&quot;;&quot;Managed DirectX&quot;)" office:value-type="string" office:string-value="Managed DirectX" calcext:value-type="string">
            <text:p>Managed DirectX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70^&quot;;&quot;NetApp SnapCenter&quot;)" office:value-type="string" office:string-value="NetApp SnapCenter" calcext:value-type="string">
            <text:p>NetApp SnapCenter</text:p>
          </table:table-cell>
          <table:table-cell table:style-name="ce5" office:value-type="string" calcext:value-type="string">
            <text:p>NetAp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09^&quot;;&quot;NoReplyAll Outlook Add-In&quot;)" office:value-type="string" office:string-value="NoReplyAll Outlook Add-In" calcext:value-type="string">
            <text:p>NoReplyAll Outlook Add-I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89^&quot;;&quot;PowerPivot for SharePoint&quot;)" office:value-type="string" office:string-value="PowerPivot for SharePoint" calcext:value-type="string">
            <text:p>PowerPivot for SharePoi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79^&quot;;&quot;ProClarity Analytics Server&quot;)" office:value-type="string" office:string-value="ProClarity Analytics Server" calcext:value-type="string">
            <text:p>ProClarity Analytics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80^&quot;;&quot;ProClarity Desktop Professional&quot;)" office:value-type="string" office:string-value="ProClarity Desktop Professional" calcext:value-type="string">
            <text:p>ProClarity Desktop Professiona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68^&quot;;&quot;Release Management for Visual Studio&quot;)" office:value-type="string" office:string-value="Release Management for Visual Studio" calcext:value-type="string">
            <text:p>Release Management for Visual Studio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97^&quot;;&quot;ScanSnap Scan to Microsoft SharePoint&quot;)" office:value-type="string" office:string-value="ScanSnap Scan to Microsoft SharePoint" calcext:value-type="string">
            <text:p>ScanSnap Scan to Microsoft SharePoint</text:p>
          </table:table-cell>
          <table:table-cell table:style-name="ce5" office:value-type="string" calcext:value-type="string">
            <text:p>Fujitsu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42^&quot;;&quot;Skype&quot;)" office:value-type="string" office:string-value="Skype" calcext:value-type="string">
            <text:p>Skyp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39^&quot;;&quot;SQLXML&quot;)" office:value-type="string" office:string-value="SQLXML" calcext:value-type="string">
            <text:p>SQLXM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97^&quot;;&quot;Structured Solutions Inc (SSI) Risk Analysis&quot;)" office:value-type="string" office:string-value="Structured Solutions Inc (SSI) Risk Analysis" calcext:value-type="string">
            <text:p>Structured Solutions Inc (SSI) Risk Analysis</text:p>
          </table:table-cell>
          <table:table-cell table:style-name="ce5" office:value-type="string" calcext:value-type="string">
            <text:p>SSI To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43^&quot;;&quot;Team Foundation Server Power Tools&quot;)" office:value-type="string" office:string-value="Team Foundation Server Power Tools" calcext:value-type="string">
            <text:p>Team Foundation Server Power Tool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73^&quot;;&quot;Unified Service Desk Performance Analyzer&quot;)" office:value-type="string" office:string-value="Unified Service Desk Performance Analyzer" calcext:value-type="string">
            <text:p>Unified Service Desk Performance Analyz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43^&quot;;&quot;Visual C++ Redistributable Package&quot;)" office:value-type="string" office:string-value="Visual C++ Redistributable Package" calcext:value-type="string">
            <text:p>Visual C++ Redistributable Packag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63^&quot;;&quot;Visual Studio LightSwitch&quot;)" office:value-type="string" office:string-value="Visual Studio LightSwitch" calcext:value-type="string">
            <text:p>Visual Studio LightSwitch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47^&quot;;&quot;Windows Admin Center&quot;)" office:value-type="string" office:string-value="Windows Admin Center" calcext:value-type="string">
            <text:p>Windows Admin Cent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66^&quot;;&quot;Windows Live Mesh&quot;)" office:value-type="string" office:string-value="Windows Live Mesh" calcext:value-type="string">
            <text:p>Windows Live Mesh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74^&quot;;&quot;Windows Media Center Software Development Kit (SDK)&quot;)" office:value-type="string" office:string-value="Windows Media Center Software Development Kit (SDK)" calcext:value-type="string">
            <text:p>Windows Media Center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37^&quot;;&quot;FSLogix client&quot;)" office:value-type="string" office:string-value="FSLogix client" calcext:value-type="string">
            <text:p>FSLogix clie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49^&quot;;&quot;International Business Machines (IBM) Case Foundation&quot;)" office:value-type="string" office:string-value="International Business Machines (IBM) Case Foundation" calcext:value-type="string">
            <text:p>International Business Machines (IBM) Case Foundation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98^&quot;;&quot;NVIDIA Control Panel&quot;)" office:value-type="string" office:string-value="NVIDIA Control Panel" calcext:value-type="string">
            <text:p>NVIDIA Control Panel</text:p>
          </table:table-cell>
          <table:table-cell table:style-name="ce5" office:value-type="string" calcext:value-type="string">
            <text:p>NVIDI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09^&quot;;&quot;Otosuite Vestibular&quot;)" office:value-type="string" office:string-value="Otosuite Vestibular" calcext:value-type="string">
            <text:p>Otosuite Vestibular</text:p>
          </table:table-cell>
          <table:table-cell table:style-name="ce5" office:value-type="string" calcext:value-type="string">
            <text:p>Natus Medic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69^&quot;;&quot;Visual SourceSafe (VSS)&quot;)" office:value-type="string" office:string-value="Visual SourceSafe (VSS)" calcext:value-type="string">
            <text:p>Visual SourceSafe (VS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95^&quot;;&quot;Windows Assessment and Deployment Kit (ADK)&quot;)" office:value-type="string" office:string-value="Windows Assessment and Deployment Kit (ADK)" calcext:value-type="string">
            <text:p>Windows Assessment and Deployment Kit (A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04^&quot;;&quot;Active Server Pages (ASP) .NET Core Model-View-Controller (MVC)&quot;)" office:value-type="string" office:string-value="Active Server Pages (ASP) .NET Core Model-View-Controller (MVC)" calcext:value-type="string">
            <text:p>Active Server Pages (ASP) .NET Core Model-View-Controller (MVC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10^&quot;;&quot;Anti-Cross Site Scripting Library (AntiXSS)&quot;)" office:value-type="string" office:string-value="Anti-Cross Site Scripting Library (AntiXSS)" calcext:value-type="string">
            <text:p>Anti-Cross Site Scripting Library (AntiXS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85^&quot;;&quot;Azure DevOps Office Integration&quot;)" office:value-type="string" office:string-value="Azure DevOps Office Integration" calcext:value-type="string">
            <text:p>Azure DevOps Office Integratio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08^&quot;;&quot;Dragon Medical One (DMO)&quot;)" office:value-type="string" office:string-value="Dragon Medical One (DMO)" calcext:value-type="string">
            <text:p>Dragon Medical One (DMO)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20^&quot;;&quot;Ekahau Artificial Intelligence (AI) Pro&quot;)" office:value-type="string" office:string-value="Ekahau Artificial Intelligence (AI) Pro" calcext:value-type="string">
            <text:p>Ekahau Artificial Intelligence (AI) Pro</text:p>
          </table:table-cell>
          <table:table-cell table:style-name="ce5" office:value-type="string" calcext:value-type="string">
            <text:p>Ekahau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81^&quot;;&quot;Informix Client Software Development Kit (SDK)&quot;)" office:value-type="string" office:string-value="Informix Client Software Development Kit (SDK)" calcext:value-type="string">
            <text:p>Informix Client Software Development Kit (SDK)</text:p>
          </table:table-cell>
          <table:table-cell table:style-name="ce5" office:value-type="string" calcext:value-type="string">
            <text:p>IB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76^&quot;;&quot;Kinect for Windows Software Development Kit (SDK)&quot;)" office:value-type="string" office:string-value="Kinect for Windows Software Development Kit (SDK)" calcext:value-type="string">
            <text:p>Kinect for Windows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33^&quot;;&quot;Oracle Enterprise Manager (OEM)&quot;)" office:value-type="string" office:string-value="Oracle Enterprise Manager (OEM)" calcext:value-type="string">
            <text:p>Oracle Enterprise Manager (OEM)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44^&quot;;&quot;Python Tools for Visual Studio (PTVS)&quot;)" office:value-type="string" office:string-value="Python Tools for Visual Studio (PTVS)" calcext:value-type="string">
            <text:p>Python Tools for Visual Studio (PTV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86^&quot;;&quot;RefWorks (Write-N-Cite)&quot;)" office:value-type="string" office:string-value="RefWorks (Write-N-Cite)" calcext:value-type="string">
            <text:p>RefWorks (Write-N-Cite)</text:p>
          </table:table-cell>
          <table:table-cell table:style-name="ce5" office:value-type="string" calcext:value-type="string">
            <text:p>ProQuest LLC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567^&quot;;&quot;Replay Markup Language (RML) Utilities for Structured Query Language (SQL) Server&quot;)" office:value-type="string" office:string-value="Replay Markup Language (RML) Utilities for Structured Query Language (SQL) Server" calcext:value-type="string">
            <text:p>Replay Markup Language (RML) Utilities for Structured Query Language (SQL)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86^&quot;;&quot;Richcopy&quot;)" office:value-type="string" office:string-value="Richcopy" calcext:value-type="string">
            <text:p>Richcopy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71^&quot;;&quot;RICOH THETA Application (App)&quot;)" office:value-type="string" office:string-value="RICOH THETA Application (App)" calcext:value-type="string">
            <text:p>RICOH THETA Application (App)</text:p>
          </table:table-cell>
          <table:table-cell table:style-name="ce5" office:value-type="string" calcext:value-type="string">
            <text:p>RICO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27^&quot;;&quot;ScandAll Pro&quot;)" office:value-type="string" office:string-value="ScandAll Pro" calcext:value-type="string">
            <text:p>ScandAll Pro</text:p>
          </table:table-cell>
          <table:table-cell table:style-name="ce5" office:value-type="string" calcext:value-type="string">
            <text:p>Fujitsu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69^&quot;;&quot;Single Sign-on (SSO)&quot;)" office:value-type="string" office:string-value="Single Sign-on (SSO)" calcext:value-type="string">
            <text:p>Single Sign-on (SSO)</text:p>
          </table:table-cell>
          <table:table-cell table:style-name="ce5" office:value-type="string" calcext:value-type="string">
            <text:p>Citr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78^&quot;;&quot;Spectrum Protect for Workstations&quot;)" office:value-type="string" office:string-value="Spectrum Protect for Workstations" calcext:value-type="string">
            <text:p>Spectrum Protect for Workstations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07^&quot;;&quot;Spring.NET&quot;)" office:value-type="string" office:string-value="Spring.NET" calcext:value-type="string">
            <text:p>Spring.NET</text:p>
          </table:table-cell>
          <table:table-cell table:style-name="ce5" office:value-type="string" calcext:value-type="string">
            <text:p>Pivot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04^&quot;;&quot;TeraCopy&quot;)" office:value-type="string" office:string-value="TeraCopy" calcext:value-type="string">
            <text:p>TeraCopy</text:p>
          </table:table-cell>
          <table:table-cell table:style-name="ce5" office:value-type="string" calcext:value-type="string">
            <text:p>Code Secto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72^&quot;;&quot;Webtrends Analytics&quot;)" office:value-type="string" office:string-value="Webtrends Analytics" calcext:value-type="string">
            <text:p>Webtrends Analytics</text:p>
          </table:table-cell>
          <table:table-cell table:style-name="ce5" office:value-type="string" calcext:value-type="string">
            <text:p>Webtre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85^&quot;;&quot;Zetafax&quot;)" office:value-type="string" office:string-value="Zetafax" calcext:value-type="string">
            <text:p>Zetafax</text:p>
          </table:table-cell>
          <table:table-cell table:style-name="ce5" office:value-type="string" calcext:value-type="string">
            <text:p>Equisys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45^&quot;;&quot;Zoom for Government (Desktop)&quot;)" office:value-type="string" office:string-value="Zoom for Government (Desktop)" calcext:value-type="string">
            <text:p>Zoom for Government (Desktop)</text:p>
          </table:table-cell>
          <table:table-cell table:style-name="ce5" office:value-type="string" calcext:value-type="string">
            <text:p>Zoom Video Communica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77^&quot;;&quot;Adobe Creative Cloud Packager (CCP)&quot;)" office:value-type="string" office:string-value="Adobe Creative Cloud Packager (CCP)" calcext:value-type="string">
            <text:p>Adobe Creative Cloud Packager (CCP)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134^&quot;;&quot;Adobe LiveCycle&quot;)" office:value-type="string" office:string-value="Adobe LiveCycle" calcext:value-type="string">
            <text:p>Adobe LiveCycle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3915^&quot;;&quot;Azure Cosmos Database (DB) Open Database Connectivity (ODBC) Driver&quot;)" office:value-type="string" office:string-value="Azure Cosmos Database (DB) Open Database Connectivity (ODBC) Driver" calcext:value-type="string">
            <text:p>Azure Cosmos Database (DB) Open Database Connectivity (ODBC) Dri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33^&quot;;&quot;Azure Data Factory (ADF)&quot;)" office:value-type="string" office:string-value="Azure Data Factory (ADF)" calcext:value-type="string">
            <text:p>Azure Data Factory (ADF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41^&quot;;&quot;Azure Functions Core Tools&quot;)" office:value-type="string" office:string-value="Azure Functions Core Tools" calcext:value-type="string">
            <text:p>Azure Functions Core Tool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84^&quot;;&quot;Azurite&quot;)" office:value-type="string" office:string-value="Azurite" calcext:value-type="string">
            <text:p>Azurit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44^&quot;;&quot;Bing Wallpaper&quot;)" office:value-type="string" office:string-value="Bing Wallpaper" calcext:value-type="string">
            <text:p>Bing Wallpap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46^&quot;;&quot;BizFlow Plus Business Process Management (BPM) Suite&quot;)" office:value-type="string" office:string-value="BizFlow Plus Business Process Management (BPM) Suite" calcext:value-type="string">
            <text:p>BizFlow Plus Business Process Management (BPM) Suite</text:p>
          </table:table-cell>
          <table:table-cell table:style-name="ce5" office:value-type="string" calcext:value-type="string">
            <text:p>BizFlow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49^&quot;;&quot;DebugBar&quot;)" office:value-type="string" office:string-value="DebugBar" calcext:value-type="string">
            <text:p>DebugBar</text:p>
          </table:table-cell>
          <table:table-cell table:style-name="ce5" office:value-type="string" calcext:value-type="string">
            <text:p>Core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06^&quot;;&quot;DISCOVERY WORKBENCH&quot;)" office:value-type="string" office:string-value="DISCOVERY WORKBENCH" calcext:value-type="string">
            <text:p>DISCOVERY WORKBENCH</text:p>
          </table:table-cell>
          <table:table-cell table:style-name="ce5" office:value-type="string" calcext:value-type="string">
            <text:p>Meso Scale Diagnostic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378^&quot;;&quot;HP Multipath Input/Output (MPIO) Device Specific Module (DSM) Manager&quot;)" office:value-type="string" office:string-value="HP Multipath Input/Output (MPIO) Device Specific Module (DSM) Manager" calcext:value-type="string">
            <text:p>HP Multipath Input/Output (MPIO) Device Specific Module (DSM) Manager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022^&quot;;&quot;i-net Java Database Connectivity (JDBC) Drivers&quot;)" office:value-type="string" office:string-value="i-net Java Database Connectivity (JDBC) Drivers" calcext:value-type="string">
            <text:p>i-net Java Database Connectivity (JDBC) Drivers</text:p>
          </table:table-cell>
          <table:table-cell table:style-name="ce5" office:value-type="string" calcext:value-type="string">
            <text:p>i-net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44^&quot;;&quot;Information Technology Management Center (ITMC) Discovery&quot;)" office:value-type="string" office:string-value="Information Technology Management Center (ITMC) Discovery" calcext:value-type="string">
            <text:p>Information Technology Management Center (ITMC) Discovery</text:p>
          </table:table-cell>
          <table:table-cell table:style-name="ce5" office:value-type="string" calcext:value-type="string">
            <text:p>Eracen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972^&quot;;&quot;Kerberos Configuration Manager for Structured Query Language (SQL) Server&quot;)" office:value-type="string" office:string-value="Kerberos Configuration Manager for Structured Query Language (SQL) Server" calcext:value-type="string">
            <text:p>Kerberos Configuration Manager for Structured Query Language (SQL) Ser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99^&quot;;&quot;Migration Toolkit&quot;)" office:value-type="string" office:string-value="Migration Toolkit" calcext:value-type="string">
            <text:p>Migration Toolkit</text:p>
          </table:table-cell>
          <table:table-cell table:style-name="ce5" office:value-type="string" calcext:value-type="string">
            <text:p>Intelligent Convert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HardwarePage.aspx?tid=7816^&quot;;&quot;Qmatic Suite&quot;)" office:value-type="string" office:string-value="Qmatic Suite" calcext:value-type="string">
            <text:p>Qmatic Suite</text:p>
          </table:table-cell>
          <table:table-cell table:style-name="ce5" office:value-type="string" calcext:value-type="string">
            <text:p>Qmatic, Inc.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782^&quot;;&quot;Regenstrief Logical Observation Identifiers Names and Codes (LOINC) Mapping Assistant (RELMA)&quot;)" office:value-type="string" office:string-value="Regenstrief Logical Observation Identifiers Names and Codes (LOINC) Mapping Assistant (RELMA)" calcext:value-type="string">
            <text:p>Regenstrief Logical Observation Identifiers Names and Codes (LOINC) Mapping Assistant (RELMA)</text:p>
          </table:table-cell>
          <table:table-cell table:style-name="ce5" office:value-type="string" calcext:value-type="string">
            <text:p>LO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65^&quot;;&quot;ShareX&quot;)" office:value-type="string" office:string-value="ShareX" calcext:value-type="string">
            <text:p>ShareX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28^&quot;;&quot;Spread.NET&quot;)" office:value-type="string" office:string-value="Spread.NET" calcext:value-type="string">
            <text:p>Spread.NET</text:p>
          </table:table-cell>
          <table:table-cell table:style-name="ce5" office:value-type="string" calcext:value-type="string">
            <text:p>GrapeCity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25^&quot;;&quot;StyleCop&quot;)" office:value-type="string" office:string-value="StyleCop" calcext:value-type="string">
            <text:p>StyleCop</text:p>
          </table:table-cell>
          <table:table-cell table:style-name="ce5" office:value-type="string" calcext:value-type="string">
            <text:p>Chris Dahlber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39^&quot;;&quot;System Center Data Protection Manager&quot;)" office:value-type="string" office:string-value="System Center Data Protection Manager" calcext:value-type="string">
            <text:p>System Center Data Protection Manag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36^&quot;;&quot;Uniform Resource Locator (URL) Rewrite&quot;)" office:value-type="string" office:string-value="Uniform Resource Locator (URL) Rewrite" calcext:value-type="string">
            <text:p>Uniform Resource Locator (URL) Rewrit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26^&quot;;&quot;Windows Cache Extension for PHP&quot;)" office:value-type="string" office:string-value="Windows Cache Extension for PHP" calcext:value-type="string">
            <text:p>Windows Cache Extension for PHP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41^&quot;;&quot;1E Client&quot;)" office:value-type="string" office:string-value="1E Client" calcext:value-type="string">
            <text:p>1E Client</text:p>
          </table:table-cell>
          <table:table-cell table:style-name="ce5"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85^&quot;;&quot;ABACUS Calculation Software&quot;)" office:value-type="string" office:string-value="ABACUS Calculation Software" calcext:value-type="string">
            <text:p>ABACUS Calculation Software</text:p>
          </table:table-cell>
          <table:table-cell table:style-name="ce5" office:value-type="string" calcext:value-type="string">
            <text:p>Bax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46^&quot;;&quot;Adium&quot;)" office:value-type="string" office:string-value="Adium" calcext:value-type="string">
            <text:p>Adium</text:p>
          </table:table-cell>
          <table:table-cell table:style-name="ce5" office:value-type="string" calcext:value-type="string">
            <text:p>Adium Tea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67^&quot;;&quot;Adxstudio Portals&quot;)" office:value-type="string" office:string-value="Adxstudio Portals" calcext:value-type="string">
            <text:p>Adxstudio Portals</text:p>
          </table:table-cell>
          <table:table-cell table:style-name="ce5" office:value-type="string" calcext:value-type="string">
            <text:p>Adxstudi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63^&quot;;&quot;AnkhSVN&quot;)" office:value-type="string" office:string-value="AnkhSVN" calcext:value-type="string">
            <text:p>AnkhSVN</text:p>
          </table:table-cell>
          <table:table-cell table:style-name="ce5" office:value-type="string" calcext:value-type="string">
            <text:p>Bert Huijb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48^&quot;;&quot;Aspose.Words for JasperReports&quot;)" office:value-type="string" office:string-value="Aspose.Words for JasperReports" calcext:value-type="string">
            <text:p>Aspose.Words for JasperReports</text:p>
          </table:table-cell>
          <table:table-cell table:style-name="ce5" office:value-type="string" calcext:value-type="string">
            <text:p>Aspo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49^&quot;;&quot;Aspose.Words for Java&quot;)" office:value-type="string" office:string-value="Aspose.Words for Java" calcext:value-type="string">
            <text:p>Aspose.Words for Java</text:p>
          </table:table-cell>
          <table:table-cell table:style-name="ce5" office:value-type="string" calcext:value-type="string">
            <text:p>Aspo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14^&quot;;&quot;Associated Press (AP) StyleGuard for Word&quot;)" office:value-type="string" office:string-value="Associated Press (AP) StyleGuard for Word" calcext:value-type="string">
            <text:p>Associated Press (AP) StyleGuard for Word</text:p>
          </table:table-cell>
          <table:table-cell table:style-name="ce5" office:value-type="string" calcext:value-type="string">
            <text:p>AP Style Boo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38^&quot;;&quot;AstroGrep&quot;)" office:value-type="string" office:string-value="AstroGrep" calcext:value-type="string">
            <text:p>AstroGrep</text:p>
          </table:table-cell>
          <table:table-cell table:style-name="ce5" office:value-type="string" calcext:value-type="string">
            <text:p>AstroCom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90^&quot;;&quot;AsureSpace Meeting Room Manager&quot;)" office:value-type="string" office:string-value="AsureSpace Meeting Room Manager" calcext:value-type="string">
            <text:p>AsureSpace Meeting Room Manager</text:p>
          </table:table-cell>
          <table:table-cell table:style-name="ce5" office:value-type="string" calcext:value-type="string">
            <text:p>Asure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58^&quot;;&quot;AutoHotkey&quot;)" office:value-type="string" office:string-value="AutoHotkey" calcext:value-type="string">
            <text:p>AutoHotkey</text:p>
          </table:table-cell>
          <table:table-cell table:style-name="ce5" office:value-type="string" calcext:value-type="string">
            <text:p>AutoHotkey Found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47^&quot;;&quot;BatchPatch&quot;)" office:value-type="string" office:string-value="BatchPatch" calcext:value-type="string">
            <text:p>BatchPatch</text:p>
          </table:table-cell>
          <table:table-cell table:style-name="ce5" office:value-type="string" calcext:value-type="string">
            <text:p>Cocobolo Software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72^&quot;;&quot;BrowsingHistoryView&quot;)" office:value-type="string" office:string-value="BrowsingHistoryView" calcext:value-type="string">
            <text:p>BrowsingHistoryView</text:p>
          </table:table-cell>
          <table:table-cell table:style-name="ce5" office:value-type="string" calcext:value-type="string">
            <text:p>Nir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805^&quot;;&quot;Centrify Endpoint Services&quot;)" office:value-type="string" office:string-value="Centrify Endpoint Services" calcext:value-type="string">
            <text:p>Centrify Endpoint Services</text:p>
          </table:table-cell>
          <table:table-cell table:style-name="ce5" office:value-type="string" calcext:value-type="string">
            <text:p>Centrif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23^&quot;;&quot;Change Healthcare Study Share&quot;)" office:value-type="string" office:string-value="Change Healthcare Study Share" calcext:value-type="string">
            <text:p>Change Healthcare Study Share</text:p>
          </table:table-cell>
          <table:table-cell table:style-name="ce5" office:value-type="string" calcext:value-type="string">
            <text:p>Chan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42^&quot;;&quot;Chartnado&quot;)" office:value-type="string" office:string-value="Chartnado" calcext:value-type="string">
            <text:p>Chartnado</text:p>
          </table:table-cell>
          <table:table-cell table:style-name="ce5" office:value-type="string" calcext:value-type="string">
            <text:p>Powder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96^&quot;;&quot;Cisco Agent Desktop&quot;)" office:value-type="string" office:string-value="Cisco Agent Desktop" calcext:value-type="string">
            <text:p>Cisco Agent Desktop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99^&quot;;&quot;Cisco Internet Protocol (IP) Communicator&quot;)" office:value-type="string" office:string-value="Cisco Internet Protocol (IP) Communicator" calcext:value-type="string">
            <text:p>Cisco Internet Protocol (IP) Communicator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94^&quot;;&quot;CompactView&quot;)" office:value-type="string" office:string-value="CompactView" calcext:value-type="string">
            <text:p>CompactView</text:p>
          </table:table-cell>
          <table:table-cell table:style-name="ce5" office:value-type="string" calcext:value-type="string">
            <text:p>SourceForg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91^&quot;;&quot;Connect for Office&quot;)" office:value-type="string" office:string-value="Connect for Office" calcext:value-type="string">
            <text:p>Connect for Office</text:p>
          </table:table-cell>
          <table:table-cell table:style-name="ce5" office:value-type="string" calcext:value-type="string">
            <text:p>Salesfor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75^&quot;;&quot;Cool Web Shredder (CWShredder)&quot;)" office:value-type="string" office:string-value="Cool Web Shredder (CWShredder)" calcext:value-type="string">
            <text:p>Cool Web Shredder (CWShredder)</text:p>
          </table:table-cell>
          <table:table-cell table:style-name="ce5" office:value-type="string" calcext:value-type="string">
            <text:p>Trend Micr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43^&quot;;&quot;Databricks Open Database Connectivity (ODBC) Driver&quot;)" office:value-type="string" office:string-value="Databricks Open Database Connectivity (ODBC) Driver" calcext:value-type="string">
            <text:p>Databricks Open Database Connectivity (ODBC) Driver</text:p>
          </table:table-cell>
          <table:table-cell table:style-name="ce5" office:value-type="string" calcext:value-type="string">
            <text:p>Databricks / Open Sour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43^&quot;;&quot;Desktop Validator&quot;)" office:value-type="string" office:string-value="Desktop Validator" calcext:value-type="string">
            <text:p>Desktop Validator</text:p>
          </table:table-cell>
          <table:table-cell table:style-name="ce5" office:value-type="string" calcext:value-type="string">
            <text:p>Axwa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49^&quot;;&quot;Disk2vhd (Virtual Hard Disk)&quot;)" office:value-type="string" office:string-value="Disk2vhd (Virtual Hard Disk)" calcext:value-type="string">
            <text:p>Disk2vhd (Virtual Hard Disk)</text:p>
          </table:table-cell>
          <table:table-cell table:style-name="ce5" office:value-type="string" calcext:value-type="string">
            <text:p>Sysinternals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70^&quot;;&quot;Doctor Pro 3&quot;)" office:value-type="string" office:string-value="Doctor Pro 3" calcext:value-type="string">
            <text:p>Doctor Pro 3</text:p>
          </table:table-cell>
          <table:table-cell table:style-name="ce5" office:value-type="string" calcext:value-type="string">
            <text:p>A&amp;D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18^&quot;;&quot;DOSBox&quot;)" office:value-type="string" office:string-value="DOSBox" calcext:value-type="string">
            <text:p>DOSBox</text:p>
          </table:table-cell>
          <table:table-cell table:style-name="ce5" office:value-type="string" calcext:value-type="string">
            <text:p>DOSBox Cre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06^&quot;;&quot;eXtended Relationship Management (XRM) Toolbox&quot;)" office:value-type="string" office:string-value="eXtended Relationship Management (XRM) Toolbox" calcext:value-type="string">
            <text:p>eXtended Relationship Management (XRM) Toolbox</text:p>
          </table:table-cell>
          <table:table-cell table:style-name="ce5" office:value-type="string" calcext:value-type="string">
            <text:p>XrmToolB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49^&quot;;&quot;ExtractData&quot;)" office:value-type="string" office:string-value="ExtractData" calcext:value-type="string">
            <text:p>ExtractData</text:p>
          </table:table-cell>
          <table:table-cell table:style-name="ce5" office:value-type="string" calcext:value-type="string">
            <text:p>DocTo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81^&quot;;&quot;FaxFinder Client&quot;)" office:value-type="string" office:string-value="FaxFinder Client" calcext:value-type="string">
            <text:p>FaxFinder Client</text:p>
          </table:table-cell>
          <table:table-cell table:style-name="ce5" office:value-type="string" calcext:value-type="string">
            <text:p>Multi-Tech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66^&quot;;&quot;FileHelpers&quot;)" office:value-type="string" office:string-value="FileHelpers" calcext:value-type="string">
            <text:p>FileHelpers</text:p>
          </table:table-cell>
          <table:table-cell table:style-name="ce5" office:value-type="string" calcext:value-type="string">
            <text:p>Marcos Mel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86^&quot;;&quot;GAITRite&quot;)" office:value-type="string" office:string-value="GAITRite" calcext:value-type="string">
            <text:p>GAITRite</text:p>
          </table:table-cell>
          <table:table-cell table:style-name="ce5" office:value-type="string" calcext:value-type="string">
            <text:p>CIR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72^&quot;;&quot;G-Studio&quot;)" office:value-type="string" office:string-value="G-Studio" calcext:value-type="string">
            <text:p>G-Studio</text:p>
          </table:table-cell>
          <table:table-cell table:style-name="ce5" office:value-type="string" calcext:value-type="string">
            <text:p>BTS Bioengineer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90^&quot;;&quot;Helios TextPad&quot;)" office:value-type="string" office:string-value="Helios TextPad" calcext:value-type="string">
            <text:p>Helios TextPad</text:p>
          </table:table-cell>
          <table:table-cell table:style-name="ce5" office:value-type="string" calcext:value-type="string">
            <text:p>Helios Software Solutions</text:p>
          </table:table-cell>
          <table:table-cell table:number-columns-repeated="2"/>
        </table:table-row>
        <table:table-row table:style-name="ro3">
          <table:table-cell table:style-name="ce2" table:formula="of:=HYPERLINK(&quot;https://www.oit.va.gov/Services/TRM/ToolPage.aspx?tid=10851^&quot;;&quot;Hewlett Packard (HP) Multipath Input/Output (MPIO) Full Featured Device Specific Module (DSM) for P6x00/EVA4x00/6x00/8x00 families of Disk Arrays&quot;)" office:value-type="string" office:string-value="Hewlett Packard (HP) Multipath Input/Output (MPIO) Full Featured Device Specific Module (DSM) for P6x00/EVA4x00/6x00/8x00 families of Disk Arrays" calcext:value-type="string">
            <text:p>Hewlett Packard (HP) Multipath Input/Output (MPIO) Full Featured Device Specific Module (DSM) for P6x00/EVA4x00/6x00/8x00 families of Disk Arrays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27^&quot;;&quot;Hitachi Command Suite Common Component&quot;)" office:value-type="string" office:string-value="Hitachi Command Suite Common Component" calcext:value-type="string">
            <text:p>Hitachi Command Suite Common Component</text:p>
          </table:table-cell>
          <table:table-cell table:style-name="ce5" office:value-type="string" calcext:value-type="string">
            <text:p>Hitach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12^&quot;;&quot;ICS Chartr 200 Videonystagmography (VNG) Software&quot;)" office:value-type="string" office:string-value="ICS Chartr 200 Videonystagmography (VNG) Software" calcext:value-type="string">
            <text:p>ICS Chartr 200 Videonystagmography (VNG) Software</text:p>
          </table:table-cell>
          <table:table-cell table:style-name="ce5" office:value-type="string" calcext:value-type="string">
            <text:p>Otometr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82^&quot;;&quot;Infragistics ActiveThreed Plus&quot;)" office:value-type="string" office:string-value="Infragistics ActiveThreed Plus" calcext:value-type="string">
            <text:p>Infragistics ActiveThreed Plus</text:p>
          </table:table-cell>
          <table:table-cell table:style-name="ce5" office:value-type="string" calcext:value-type="string">
            <text:p>Infragistic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5820^&quot;;&quot;Java Tabular Data Stream (jTDS) Java Database Connectivity (JDBC) Driver&quot;)" office:value-type="string" office:string-value="Java Tabular Data Stream (jTDS) Java Database Connectivity (JDBC) Driver" calcext:value-type="string">
            <text:p>Java Tabular Data Stream (jTDS) Java Database Connectivity (JDBC) Driver</text:p>
          </table:table-cell>
          <table:table-cell table:style-name="ce5" office:value-type="string" calcext:value-type="string">
            <text:p>The jTDS Proj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21^&quot;;&quot;K8sgpt&quot;)" office:value-type="string" office:string-value="K8sgpt" calcext:value-type="string">
            <text:p>K8sgpt</text:p>
          </table:table-cell>
          <table:table-cell table:style-name="ce5" office:value-type="string" calcext:value-type="string">
            <text:p>Githu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18^&quot;;&quot;K8sgpt Operator&quot;)" office:value-type="string" office:string-value="K8sgpt Operator" calcext:value-type="string">
            <text:p>K8sgpt Operator</text:p>
          </table:table-cell>
          <table:table-cell table:style-name="ce5" office:value-type="string" calcext:value-type="string">
            <text:p>Githu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71^&quot;;&quot;LOG4NET&quot;)" office:value-type="string" office:string-value="LOG4NET" calcext:value-type="string">
            <text:p>LOG4NET</text:p>
          </table:table-cell>
          <table:table-cell table:style-name="ce5" office:value-type="string" calcext:value-type="string">
            <text:p>Apache Software Foundation (ASF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25^&quot;;&quot;Mail Merge Tables&quot;)" office:value-type="string" office:string-value="Mail Merge Tables" calcext:value-type="string">
            <text:p>Mail Merge Tables</text:p>
          </table:table-cell>
          <table:table-cell table:style-name="ce5" office:value-type="string" calcext:value-type="string">
            <text:p>Datasmi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88^&quot;;&quot;Media Player Classic - Home Cinema (MPC-HC)&quot;)" office:value-type="string" office:string-value="Media Player Classic - Home Cinema (MPC-HC)" calcext:value-type="string">
            <text:p>Media Player Classic - Home Cinema (MPC-HC)</text:p>
          </table:table-cell>
          <table:table-cell table:style-name="ce5" office:value-type="string" calcext:value-type="string">
            <text:p>MPC-H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64^&quot;;&quot;Monitor Information Reporting (MIR)&quot;)" office:value-type="string" office:string-value="Monitor Information Reporting (MIR)" calcext:value-type="string">
            <text:p>Monitor Information Reporting (MIR)</text:p>
          </table:table-cell>
          <table:table-cell table:style-name="ce5" office:value-type="string" calcext:value-type="string">
            <text:p>Enhan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61^&quot;;&quot;MUCheck&quot;)" office:value-type="string" office:string-value="MUCheck" calcext:value-type="string">
            <text:p>MUCheck</text:p>
          </table:table-cell>
          <table:table-cell table:style-name="ce5" office:value-type="string" calcext:value-type="string">
            <text:p>Oncology Data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27^&quot;;&quot;NHapi&quot;)" office:value-type="string" office:string-value="NHapi" calcext:value-type="string">
            <text:p>NHapi</text:p>
          </table:table-cell>
          <table:table-cell table:style-name="ce5" office:value-type="string" calcext:value-type="string">
            <text:p>Duane Edwar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87^&quot;;&quot;Nintex for SharePoint&quot;)" office:value-type="string" office:string-value="Nintex for SharePoint" calcext:value-type="string">
            <text:p>Nintex for SharePoint</text:p>
          </table:table-cell>
          <table:table-cell table:style-name="ce5" office:value-type="string" calcext:value-type="string">
            <text:p>Ninte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68^&quot;;&quot;NVIDIA NSight Visual Studio Edition&quot;)" office:value-type="string" office:string-value="NVIDIA NSight Visual Studio Edition" calcext:value-type="string">
            <text:p>NVIDIA NSight Visual Studio Edition</text:p>
          </table:table-cell>
          <table:table-cell table:style-name="ce5" office:value-type="string" calcext:value-type="string">
            <text:p>NVIDI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16^&quot;;&quot;Occupational Health Manager (OHM)&quot;)" office:value-type="string" office:string-value="Occupational Health Manager (OHM)" calcext:value-type="string">
            <text:p>Occupational Health Manager (OHM)</text:p>
          </table:table-cell>
          <table:table-cell table:style-name="ce5" office:value-type="string" calcext:value-type="string">
            <text:p>UL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5249^&quot;;&quot;Office Open XML&quot;)" office:value-type="string" office:string-value="Office Open XML" calcext:value-type="string">
            <text:p>Office Open XML</text:p>
          </table:table-cell>
          <table:table-cell table:style-name="ce5" office:value-type="string" calcext:value-type="string">
            <text:p>IS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58^&quot;;&quot;OpenSilver&quot;)" office:value-type="string" office:string-value="OpenSilver" calcext:value-type="string">
            <text:p>OpenSilver</text:p>
          </table:table-cell>
          <table:table-cell table:style-name="ce5" office:value-type="string" calcext:value-type="string">
            <text:p>User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61^&quot;;&quot;OpenSolver&quot;)" office:value-type="string" office:string-value="OpenSolver" calcext:value-type="string">
            <text:p>OpenSolver</text:p>
          </table:table-cell>
          <table:table-cell table:style-name="ce5" office:value-type="string" calcext:value-type="string">
            <text:p>Andrew J. Ma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43^&quot;;&quot;Opentext Exceed&quot;)" office:value-type="string" office:string-value="Opentext Exceed" calcext:value-type="string">
            <text:p>Opentext Exceed</text:p>
          </table:table-cell>
          <table:table-cell table:style-name="ce5" office:value-type="string" calcext:value-type="string">
            <text:p>Open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39^&quot;;&quot;Oracle Developer Tools for Visual Studio (ODT)&quot;)" office:value-type="string" office:string-value="Oracle Developer Tools for Visual Studio (ODT)" calcext:value-type="string">
            <text:p>Oracle Developer Tools for Visual Studio (ODT)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264^&quot;;&quot;Oracle Open Database Connectivity (ODBC) Driver&quot;)" office:value-type="string" office:string-value="Oracle Open Database Connectivity (ODBC) Driver" calcext:value-type="string">
            <text:p>Oracle Open Database Connectivity (ODBC) Driver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04^&quot;;&quot;Orchestrator Integration Pack for ServiceNow&quot;)" office:value-type="string" office:string-value="Orchestrator Integration Pack for ServiceNow" calcext:value-type="string">
            <text:p>Orchestrator Integration Pack for ServiceNow</text:p>
          </table:table-cell>
          <table:table-cell table:style-name="ce5" office:value-type="string" calcext:value-type="string">
            <text:p>Kelver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84^&quot;;&quot;PolicyTech WordModule Plus Plugin&quot;)" office:value-type="string" office:string-value="PolicyTech WordModule Plus Plugin" calcext:value-type="string">
            <text:p>PolicyTech WordModule Plus Plugin</text:p>
          </table:table-cell>
          <table:table-cell table:style-name="ce5" office:value-type="string" calcext:value-type="string">
            <text:p>Navex Glob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94^&quot;;&quot;PowerDVD&quot;)" office:value-type="string" office:string-value="PowerDVD" calcext:value-type="string">
            <text:p>PowerDVD</text:p>
          </table:table-cell>
          <table:table-cell table:style-name="ce5" office:value-type="string" calcext:value-type="string">
            <text:p>CyberLin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10^&quot;;&quot;PowerShell for Visual Studio Code (VS Code)&quot;)" office:value-type="string" office:string-value="PowerShell for Visual Studio Code (VS Code)" calcext:value-type="string">
            <text:p>PowerShell for Visual Studio Code (VS Code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08^&quot;;&quot;Precision Helper&quot;)" office:value-type="string" office:string-value="Precision Helper" calcext:value-type="string">
            <text:p>Precision Helper</text:p>
          </table:table-cell>
          <table:table-cell table:style-name="ce5" office:value-type="string" calcext:value-type="string">
            <text:p>Precision software &amp; consult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89^&quot;;&quot;Primavera Autovue&quot;)" office:value-type="string" office:string-value="Primavera Autovue" calcext:value-type="string">
            <text:p>Primavera Autovue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64^&quot;;&quot;Project Cost&quot;)" office:value-type="string" office:string-value="Project Cost" calcext:value-type="string">
            <text:p>Project Cost</text:p>
          </table:table-cell>
          <table:table-cell table:style-name="ce5" office:value-type="string" calcext:value-type="string">
            <text:p>Olympic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14^&quot;;&quot;PsychCorpCenter&quot;)" office:value-type="string" office:string-value="PsychCorpCenter" calcext:value-type="string">
            <text:p>PsychCorpCenter</text:p>
          </table:table-cell>
          <table:table-cell table:style-name="ce5" office:value-type="string" calcext:value-type="string">
            <text:p>Pear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26^&quot;;&quot;qdrant&quot;)" office:value-type="string" office:string-value="qdrant" calcext:value-type="string">
            <text:p>qdrant</text:p>
          </table:table-cell>
          <table:table-cell table:style-name="ce5" office:value-type="string" calcext:value-type="string">
            <text:p>Githu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27^&quot;;&quot;qdrant client&quot;)" office:value-type="string" office:string-value="qdrant client" calcext:value-type="string">
            <text:p>qdrant client</text:p>
          </table:table-cell>
          <table:table-cell table:style-name="ce5" office:value-type="string" calcext:value-type="string">
            <text:p>Githu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48^&quot;;&quot;Quartz.Net&quot;)" office:value-type="string" office:string-value="Quartz.Net" calcext:value-type="string">
            <text:p>Quartz.Net</text:p>
          </table:table-cell>
          <table:table-cell table:style-name="ce5" office:value-type="string" calcext:value-type="string">
            <text:p>NuG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48^&quot;;&quot;ReSharper&quot;)" office:value-type="string" office:string-value="ReSharper" calcext:value-type="string">
            <text:p>ReSharper</text:p>
          </table:table-cell>
          <table:table-cell table:style-name="ce5" office:value-type="string" calcext:value-type="string">
            <text:p>JetBra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39^&quot;;&quot;Risk+&quot;)" office:value-type="string" office:string-value="Risk+" calcext:value-type="string">
            <text:p>Risk+</text:p>
          </table:table-cell>
          <table:table-cell table:style-name="ce5" office:value-type="string" calcext:value-type="string">
            <text:p>Delte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97^&quot;;&quot;Riverpoint Writer&quot;)" office:value-type="string" office:string-value="Riverpoint Writer" calcext:value-type="string">
            <text:p>Riverpoint Writer</text:p>
          </table:table-cell>
          <table:table-cell table:style-name="ce5" office:value-type="string" calcext:value-type="string">
            <text:p>Apollo Education Group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95^&quot;;&quot;Rubberduck&quot;)" office:value-type="string" office:string-value="Rubberduck" calcext:value-type="string">
            <text:p>Rubberduck</text:p>
          </table:table-cell>
          <table:table-cell table:style-name="ce5" office:value-type="string" calcext:value-type="string">
            <text:p>Rubberdu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90^&quot;;&quot;Scribe Insight&quot;)" office:value-type="string" office:string-value="Scribe Insight" calcext:value-type="string">
            <text:p>Scribe Insight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95^&quot;;&quot;ScriptX.Add-on&quot;)" office:value-type="string" office:string-value="ScriptX.Add-on" calcext:value-type="string">
            <text:p>ScriptX.Add-on</text:p>
          </table:table-cell>
          <table:table-cell table:style-name="ce5" office:value-type="string" calcext:value-type="string">
            <text:p>Mead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53^&quot;;&quot;SharePoint List Adapter&quot;)" office:value-type="string" office:string-value="SharePoint List Adapter" calcext:value-type="string">
            <text:p>SharePoint List Adapter</text:p>
          </table:table-cell>
          <table:table-cell table:style-name="ce5" office:value-type="string" calcext:value-type="string">
            <text:p>CodePle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79^&quot;;&quot;Simulated Picture Archiving and Communication (SimPACS)&quot;)" office:value-type="string" office:string-value="Simulated Picture Archiving and Communication (SimPACS)" calcext:value-type="string">
            <text:p>Simulated Picture Archiving and Communication (SimPACS)</text:p>
          </table:table-cell>
          <table:table-cell table:style-name="ce5" office:value-type="string" calcext:value-type="string">
            <text:p>REMS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28^&quot;;&quot;Site Management and Recovery Tool (SMART)&quot;)" office:value-type="string" office:string-value="Site Management and Recovery Tool (SMART)" calcext:value-type="string">
            <text:p>Site Management and Recovery Tool (SMART)</text:p>
          </table:table-cell>
          <table:table-cell table:style-name="ce5" office:value-type="string" calcext:value-type="string">
            <text:p>C3 Techn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65^&quot;;&quot;SmartPST&quot;)" office:value-type="string" office:string-value="SmartPST" calcext:value-type="string">
            <text:p>SmartPST</text:p>
          </table:table-cell>
          <table:table-cell table:style-name="ce5" office:value-type="string" calcext:value-type="string">
            <text:p>Rethinki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83^&quot;;&quot;SonovaE&quot;)" office:value-type="string" office:string-value="SonovaE" calcext:value-type="string">
            <text:p>SonovaE</text:p>
          </table:table-cell>
          <table:table-cell table:style-name="ce5" office:value-type="string" calcext:value-type="string">
            <text:p>Parks Medical Electronics, Inc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2961^&quot;;&quot;SPIROLA&quot;)" office:value-type="string" office:string-value="SPIROLA" calcext:value-type="string">
            <text:p>SPIROLA</text:p>
          </table:table-cell>
          <table:table-cell table:style-name="ce5" office:value-type="string" calcext:value-type="string">
            <text:p>National Institute for Occupational Safety and Health (NIOSH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52^&quot;;&quot;Splunk Open Database Connectivity (ODBC) Driver&quot;)" office:value-type="string" office:string-value="Splunk Open Database Connectivity (ODBC) Driver" calcext:value-type="string">
            <text:p>Splunk Open Database Connectivity (ODBC) Driver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44^&quot;;&quot;SpywareBlaster&quot;)" office:value-type="string" office:string-value="SpywareBlaster" calcext:value-type="string">
            <text:p>SpywareBlaster</text:p>
          </table:table-cell>
          <table:table-cell table:style-name="ce5" office:value-type="string" calcext:value-type="string">
            <text:p>BrightFor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29^&quot;;&quot;STRand Analysis Software&quot;)" office:value-type="string" office:string-value="STRand Analysis Software" calcext:value-type="string">
            <text:p>STRand Analysis Software</text:p>
          </table:table-cell>
          <table:table-cell table:style-name="ce5" office:value-type="string" calcext:value-type="string">
            <text:p>The Veterinary Genetics Laboratory (VGL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74^&quot;;&quot;Sunburst&quot;)" office:value-type="string" office:string-value="Sunburst" calcext:value-type="string">
            <text:p>Sunburst</text:p>
          </table:table-cell>
          <table:table-cell table:style-name="ce5" office:value-type="string" calcext:value-type="string">
            <text:p>MAQ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19^&quot;;&quot;SuperToast&quot;)" office:value-type="string" office:string-value="SuperToast" calcext:value-type="string">
            <text:p>SuperToast</text:p>
          </table:table-cell>
          <table:table-cell table:style-name="ce5" office:value-type="string" calcext:value-type="string">
            <text:p>Modality Systems 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96^&quot;;&quot;Tableau Add-In&quot;)" office:value-type="string" office:string-value="Tableau Add-In" calcext:value-type="string">
            <text:p>Tableau Add-In</text:p>
          </table:table-cell>
          <table:table-cell table:style-name="ce5" office:value-type="string" calcext:value-type="string">
            <text:p>Tableau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51^&quot;;&quot;TalkStation Information System (IS)&quot;)" office:value-type="string" office:string-value="TalkStation Information System (IS)" calcext:value-type="string">
            <text:p>TalkStation Information System (IS)</text:p>
          </table:table-cell>
          <table:table-cell table:style-name="ce5" office:value-type="string" calcext:value-type="string">
            <text:p>AGFA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97^&quot;;&quot;Test Case Extractor&quot;)" office:value-type="string" office:string-value="Test Case Extractor" calcext:value-type="string">
            <text:p>Test Case Extractor</text:p>
          </table:table-cell>
          <table:table-cell table:style-name="ce5" office:value-type="string" calcext:value-type="string">
            <text:p>keerth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32^&quot;;&quot;UltimateSpell&quot;)" office:value-type="string" office:string-value="UltimateSpell" calcext:value-type="string">
            <text:p>UltimateSpell</text:p>
          </table:table-cell>
          <table:table-cell table:style-name="ce5" office:value-type="string" calcext:value-type="string">
            <text:p>Karamasoft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77^&quot;;&quot;Ultrabac&quot;)" office:value-type="string" office:string-value="Ultrabac" calcext:value-type="string">
            <text:p>Ultrabac</text:p>
          </table:table-cell>
          <table:table-cell table:style-name="ce5" office:value-type="string" calcext:value-type="string">
            <text:p>UltraBac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99^&quot;;&quot;UltraEdit&quot;)" office:value-type="string" office:string-value="UltraEdit" calcext:value-type="string">
            <text:p>UltraEdit</text:p>
          </table:table-cell>
          <table:table-cell table:style-name="ce5" office:value-type="string" calcext:value-type="string">
            <text:p>IDM Computer Solution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274^&quot;;&quot;Unicom PurifyPlus&quot;)" office:value-type="string" office:string-value="Unicom PurifyPlus" calcext:value-type="string">
            <text:p>Unicom PurifyPlus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12^&quot;;&quot;UniMatch PLUS&quot;)" office:value-type="string" office:string-value="UniMatch PLUS" calcext:value-type="string">
            <text:p>UniMatch PLUS</text:p>
          </table:table-cell>
          <table:table-cell table:style-name="ce5" office:value-type="string" calcext:value-type="string">
            <text:p>Thermo Fisher Scientif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16^&quot;;&quot;User Interface (UI) for Silverlight&quot;)" office:value-type="string" office:string-value="User Interface (UI) for Silverlight" calcext:value-type="string">
            <text:p>User Interface (UI) for Silverlight</text:p>
          </table:table-cell>
          <table:table-cell table:style-name="ce5" office:value-type="string" calcext:value-type="string">
            <text:p>Teler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58^&quot;;&quot;VMware vSphere Power Command Line Interface (PowerCLI)&quot;)" office:value-type="string" office:string-value="VMware vSphere Power Command Line Interface (PowerCLI)" calcext:value-type="string">
            <text:p>VMware vSphere Power Command Line Interface (PowerCLI)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44^&quot;;&quot;Wellbeats&quot;)" office:value-type="string" office:string-value="Wellbeats" calcext:value-type="string">
            <text:p>Wellbeats</text:p>
          </table:table-cell>
          <table:table-cell table:style-name="ce5" office:value-type="string" calcext:value-type="string">
            <text:p>WellBea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00^&quot;;&quot;WinDirStat&quot;)" office:value-type="string" office:string-value="WinDirStat" calcext:value-type="string">
            <text:p>WinDirStat</text:p>
          </table:table-cell>
          <table:table-cell table:style-name="ce5" office:value-type="string" calcext:value-type="string">
            <text:p>SourceForg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90^&quot;;&quot;Word Content Control Toolkit&quot;)" office:value-type="string" office:string-value="Word Content Control Toolkit" calcext:value-type="string">
            <text:p>Word Content Control Toolkit</text:p>
          </table:table-cell>
          <table:table-cell table:style-name="ce5" office:value-type="string" calcext:value-type="string">
            <text:p>Matt Scot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01^&quot;;&quot;X Window System Remote Desktop Protocol (xRDP)&quot;)" office:value-type="string" office:string-value="X Window System Remote Desktop Protocol (xRDP)" calcext:value-type="string">
            <text:p>X Window System Remote Desktop Protocol (xRDP)</text:p>
          </table:table-cell>
          <table:table-cell table:style-name="ce5" office:value-type="string" calcext:value-type="string">
            <text:p>Neutrinolab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22^&quot;;&quot;XLShare: Add-in for Excel&quot;)" office:value-type="string" office:string-value="XLShare: Add-in for Excel" calcext:value-type="string">
            <text:p>XLShare: Add-in for Excel</text:p>
          </table:table-cell>
          <table:table-cell table:style-name="ce5" office:value-type="string" calcext:value-type="string">
            <text:p>XLSh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02^&quot;;&quot;Xplorer2&quot;)" office:value-type="string" office:string-value="Xplorer2" calcext:value-type="string">
            <text:p>Xplorer2</text:p>
          </table:table-cell>
          <table:table-cell table:style-name="ce5" office:value-type="string" calcext:value-type="string">
            <text:p>Zabkat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95^&quot;;&quot;3Shape Dental System&quot;)" office:value-type="string" office:string-value="3Shape Dental System" calcext:value-type="string">
            <text:p>3Shape Dental System</text:p>
          </table:table-cell>
          <table:table-cell table:style-name="ce5" office:value-type="string" calcext:value-type="string">
            <text:p>3Sha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66^&quot;;&quot;Abstract Plus&quot;)" office:value-type="string" office:string-value="Abstract Plus" calcext:value-type="string">
            <text:p>Abstract Plus</text:p>
          </table:table-cell>
          <table:table-cell table:style-name="ce5" office:value-type="string" calcext:value-type="string">
            <text:p>Centers for Disease Control and Preven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29^&quot;;&quot;AccelFind&quot;)" office:value-type="string" office:string-value="AccelFind" calcext:value-type="string">
            <text:p>AccelFind</text:p>
          </table:table-cell>
          <table:table-cell table:style-name="ce5" office:value-type="string" calcext:value-type="string">
            <text:p>Clini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66^&quot;;&quot;Accu-Chek 360 Diabetes Management System&quot;)" office:value-type="string" office:string-value="Accu-Chek 360 Diabetes Management System" calcext:value-type="string">
            <text:p>Accu-Chek 360 Diabetes Management System</text:p>
          </table:table-cell>
          <table:table-cell table:style-name="ce5" office:value-type="string" calcext:value-type="string">
            <text:p>Roche Diagno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51^&quot;;&quot;AccuWin Pro&quot;)" office:value-type="string" office:string-value="AccuWin Pro" calcext:value-type="string">
            <text:p>AccuWin Pro</text:p>
          </table:table-cell>
          <table:table-cell table:style-name="ce5" office:value-type="string" calcext:value-type="string">
            <text:p>SunTech Medical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69^&quot;;&quot;Acquisition Requirements Roadmap Tool (ARRT)&quot;)" office:value-type="string" office:string-value="Acquisition Requirements Roadmap Tool (ARRT)" calcext:value-type="string">
            <text:p>Acquisition Requirements Roadmap Tool (ARRT)</text:p>
          </table:table-cell>
          <table:table-cell table:style-name="ce5" office:value-type="string" calcext:value-type="string">
            <text:p>Defense Acquisition University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2829^&quot;;&quot;Active Server Pages (ASP).NET Asynchronous JavaScript And Extensible Markup Language (XML) (AJAX)&quot;)" office:value-type="string" office:string-value="Active Server Pages (ASP).NET Asynchronous JavaScript And Extensible Markup Language (XML) (AJAX)" calcext:value-type="string">
            <text:p>Active Server Pages (ASP).NET Asynchronous JavaScript And Extensible Markup Language (XML) (AJAX)</text:p>
          </table:table-cell>
          <table:table-cell table:style-name="ce5" office:value-type="string" calcext:value-type="string">
            <text:p>DevExp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10^&quot;;&quot;Acuo Vendor Neutral Archive (VNA)&quot;)" office:value-type="string" office:string-value="Acuo Vendor Neutral Archive (VNA)" calcext:value-type="string">
            <text:p>Acuo Vendor Neutral Archive (VNA)</text:p>
          </table:table-cell>
          <table:table-cell table:style-name="ce5" office:value-type="string" calcext:value-type="string">
            <text:p>Hyland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43^&quot;;&quot;ADHEAR Configuration Software&quot;)" office:value-type="string" office:string-value="ADHEAR Configuration Software" calcext:value-type="string">
            <text:p>ADHEAR Configuration Software</text:p>
          </table:table-cell>
          <table:table-cell table:style-name="ce5" office:value-type="string" calcext:value-type="string">
            <text:p>MED-EL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910^&quot;;&quot;Adobe Experience Manager (AEM) Forms Digital Rights Management (DRM)&quot;)" office:value-type="string" office:string-value="Adobe Experience Manager (AEM) Forms Digital Rights Management (DRM)" calcext:value-type="string">
            <text:p>Adobe Experience Manager (AEM) Forms Digital Rights Management (DRM)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001^&quot;;&quot;Adobe RoboHelp&quot;)" office:value-type="string" office:string-value="Adobe RoboHelp" calcext:value-type="string">
            <text:p>Adobe RoboHelp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53^&quot;;&quot;Advanced Bionics Target Cochlear Implant (CI)&quot;)" office:value-type="string" office:string-value="Advanced Bionics Target Cochlear Implant (CI)" calcext:value-type="string">
            <text:p>Advanced Bionics Target Cochlear Implant (CI)</text:p>
          </table:table-cell>
          <table:table-cell table:style-name="ce5" office:value-type="string" calcext:value-type="string">
            <text:p>Advanced Bionics A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60^&quot;;&quot;Advanced Mechanical Technology, Inc. (AMTI) Balance Clinic&quot;)" office:value-type="string" office:string-value="Advanced Mechanical Technology, Inc. (AMTI) Balance Clinic" calcext:value-type="string">
            <text:p>Advanced Mechanical Technology, Inc. (AMTI) Balance Clinic</text:p>
          </table:table-cell>
          <table:table-cell table:style-name="ce5" office:value-type="string" calcext:value-type="string">
            <text:p>Advanced Mechanical Technology, Inc. (AMT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61^&quot;;&quot;Advanced Sterilization Products (ASP) ACCESS Technology&quot;)" office:value-type="string" office:string-value="Advanced Sterilization Products (ASP) ACCESS Technology" calcext:value-type="string">
            <text:p>Advanced Sterilization Products (ASP) ACCESS Technology</text:p>
          </table:table-cell>
          <table:table-cell table:style-name="ce5" office:value-type="string" calcext:value-type="string">
            <text:p>Advanced Sterilization Produc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18^&quot;;&quot;Advantage Plus Reprocessor LIO Software&quot;)" office:value-type="string" office:string-value="Advantage Plus Reprocessor LIO Software" calcext:value-type="string">
            <text:p>Advantage Plus Reprocessor LIO Software</text:p>
          </table:table-cell>
          <table:table-cell table:style-name="ce5" office:value-type="string" calcext:value-type="string">
            <text:p>Ste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35^&quot;;&quot;Affinity Suite&quot;)" office:value-type="string" office:string-value="Affinity Suite" calcext:value-type="string">
            <text:p>Affinity Suite</text:p>
          </table:table-cell>
          <table:table-cell table:style-name="ce5" office:value-type="string" calcext:value-type="string">
            <text:p>Interacou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98^&quot;;&quot;Alaris System Maintenance Software&quot;)" office:value-type="string" office:string-value="Alaris System Maintenance Software" calcext:value-type="string">
            <text:p>Alaris System Maintenance Software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17^&quot;;&quot;Alaris Systems Manager&quot;)" office:value-type="string" office:string-value="Alaris Systems Manager" calcext:value-type="string">
            <text:p>Alaris Systems Manager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00^&quot;;&quot;Alarm Center&quot;)" office:value-type="string" office:string-value="Alarm Center" calcext:value-type="string">
            <text:p>Alarm Center</text:p>
          </table:table-cell>
          <table:table-cell table:style-name="ce5" office:value-type="string" calcext:value-type="string">
            <text:p>Security Information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43^&quot;;&quot;Alexsys Team&quot;)" office:value-type="string" office:string-value="Alexsys Team" calcext:value-type="string">
            <text:p>Alexsys Team</text:p>
          </table:table-cell>
          <table:table-cell table:style-name="ce5" office:value-type="string" calcext:value-type="string">
            <text:p>Alexsys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62^&quot;;&quot;AlinIQ Inventory Manager Software (IMS)&quot;)" office:value-type="string" office:string-value="AlinIQ Inventory Manager Software (IMS)" calcext:value-type="string">
            <text:p>AlinIQ Inventory Manager Software (IMS)</text:p>
          </table:table-cell>
          <table:table-cell table:style-name="ce5" office:value-type="string" calcext:value-type="string">
            <text:p>Abbot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43^&quot;;&quot;Allscripts Sunrise Decision Support&quot;)" office:value-type="string" office:string-value="Allscripts Sunrise Decision Support" calcext:value-type="string">
            <text:p>Allscripts Sunrise Decision Support</text:p>
          </table:table-cell>
          <table:table-cell table:style-name="ce5" office:value-type="string" calcext:value-type="string">
            <text:p>Allscrip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63^&quot;;&quot;Altair Monarch&quot;)" office:value-type="string" office:string-value="Altair Monarch" calcext:value-type="string">
            <text:p>Altair Monarch</text:p>
          </table:table-cell>
          <table:table-cell table:style-name="ce5" office:value-type="string" calcext:value-type="string">
            <text:p>Altair Knowledge 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08^&quot;;&quot;Alteryx Server&quot;)" office:value-type="string" office:string-value="Alteryx Server" calcext:value-type="string">
            <text:p>Alteryx Server</text:p>
          </table:table-cell>
          <table:table-cell table:style-name="ce5" office:value-type="string" calcext:value-type="string">
            <text:p>Altery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35^&quot;;&quot;Alvaria Customer Experience Platform (CXP)&quot;)" office:value-type="string" office:string-value="Alvaria Customer Experience Platform (CXP)" calcext:value-type="string">
            <text:p>Alvaria Customer Experience Platform (CXP)</text:p>
          </table:table-cell>
          <table:table-cell table:style-name="ce5" office:value-type="string" calcext:value-type="string">
            <text:p>Alvari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16^&quot;;&quot;Alvaria Prophecy&quot;)" office:value-type="string" office:string-value="Alvaria Prophecy" calcext:value-type="string">
            <text:p>Alvaria Prophecy</text:p>
          </table:table-cell>
          <table:table-cell table:style-name="ce5" office:value-type="string" calcext:value-type="string">
            <text:p>Alvari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37^&quot;;&quot;Amazon Web Services (AWS) Toolkit for Visual Studio&quot;)" office:value-type="string" office:string-value="Amazon Web Services (AWS) Toolkit for Visual Studio" calcext:value-type="string">
            <text:p>Amazon Web Services (AWS) Toolkit for Visual Studio</text:p>
          </table:table-cell>
          <table:table-cell table:style-name="ce5" office:value-type="string" calcext:value-type="string">
            <text:p>Amazon Web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78^&quot;;&quot;American HealthTech (AHT) Smart Charting System&quot;)" office:value-type="string" office:string-value="American HealthTech (AHT) Smart Charting System" calcext:value-type="string">
            <text:p>American HealthTech (AHT) Smart Charting System</text:p>
          </table:table-cell>
          <table:table-cell table:style-name="ce5" office:value-type="string" calcext:value-type="string">
            <text:p>PioneerI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44^&quot;;&quot;Anaconda&quot;)" office:value-type="string" office:string-value="Anaconda" calcext:value-type="string">
            <text:p>Anaconda</text:p>
          </table:table-cell>
          <table:table-cell table:style-name="ce5" office:value-type="string" calcext:value-type="string">
            <text:p>Anacond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48^&quot;;&quot;Animal Resource Management (ARM)&quot;)" office:value-type="string" office:string-value="Animal Resource Management (ARM)" calcext:value-type="string">
            <text:p>Animal Resource Management (ARM)</text:p>
          </table:table-cell>
          <table:table-cell table:style-name="ce5" office:value-type="string" calcext:value-type="string">
            <text:p>Animal Resource Manageme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67^&quot;;&quot;Anywhere RN&quot;)" office:value-type="string" office:string-value="Anywhere RN" calcext:value-type="string">
            <text:p>Anywhere RN</text:p>
          </table:table-cell>
          <table:table-cell table:style-name="ce5" office:value-type="string" calcext:value-type="string">
            <text:p>Omnic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00^&quot;;&quot;Aperio eSlide Manager&quot;)" office:value-type="string" office:string-value="Aperio eSlide Manager" calcext:value-type="string">
            <text:p>Aperio eSlide Manager</text:p>
          </table:table-cell>
          <table:table-cell table:style-name="ce5" office:value-type="string" calcext:value-type="string">
            <text:p>Leica Bio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98^&quot;;&quot;Aperio ImageScope&quot;)" office:value-type="string" office:string-value="Aperio ImageScope" calcext:value-type="string">
            <text:p>Aperio ImageScope</text:p>
          </table:table-cell>
          <table:table-cell table:style-name="ce5" office:value-type="string" calcext:value-type="string">
            <text:p>Leica Bio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32^&quot;;&quot;ApexSQL (Structured Query Language) Complete&quot;)" office:value-type="string" office:string-value="ApexSQL (Structured Query Language) Complete" calcext:value-type="string">
            <text:p>ApexSQL (Structured Query Language) Complete</text:p>
          </table:table-cell>
          <table:table-cell table:style-name="ce5" office:value-type="string" calcext:value-type="string">
            <text:p>ApexSQL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35^&quot;;&quot;Aquarius iNtuition (AQi) Client Viewer&quot;)" office:value-type="string" office:string-value="Aquarius iNtuition (AQi) Client Viewer" calcext:value-type="string">
            <text:p>Aquarius iNtuition (AQi) Client Viewer</text:p>
          </table:table-cell>
          <table:table-cell table:style-name="ce5" office:value-type="string" calcext:value-type="string">
            <text:p>TeraRec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01^&quot;;&quot;AQURE Point-of-Care (POC) Information Technology (IT)&quot;)" office:value-type="string" office:string-value="AQURE Point-of-Care (POC) Information Technology (IT)" calcext:value-type="string">
            <text:p>AQURE Point-of-Care (POC) Information Technology (IT)</text:p>
          </table:table-cell>
          <table:table-cell table:style-name="ce5" office:value-type="string" calcext:value-type="string">
            <text:p>Radiometer Amer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40^&quot;;&quot;Aria Oncology Information System (OIS)&quot;)" office:value-type="string" office:string-value="Aria Oncology Information System (OIS)" calcext:value-type="string">
            <text:p>Aria Oncology Information System (OIS)</text:p>
          </table:table-cell>
          <table:table-cell table:style-name="ce5" office:value-type="string" calcext:value-type="string">
            <text:p>Varian Medical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40^&quot;;&quot;Ascom Telligence Nurse Call System&quot;)" office:value-type="string" office:string-value="Ascom Telligence Nurse Call System" calcext:value-type="string">
            <text:p>Ascom Telligence Nurse Call System</text:p>
          </table:table-cell>
          <table:table-cell table:style-name="ce5" office:value-type="string" calcext:value-type="string">
            <text:p>As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64^&quot;;&quot;Assessment Center Application Program Interface (API)&quot;)" office:value-type="string" office:string-value="Assessment Center Application Program Interface (API)" calcext:value-type="string">
            <text:p>Assessment Center Application Program Interface (API)</text:p>
          </table:table-cell>
          <table:table-cell table:style-name="ce5" office:value-type="string" calcext:value-type="string">
            <text:p>Assessment Cen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50^&quot;;&quot;AssetWorx!&quot;)" office:value-type="string" office:string-value="AssetWorx!" calcext:value-type="string">
            <text:p>AssetWorx!</text:p>
          </table:table-cell>
          <table:table-cell table:style-name="ce5" office:value-type="string" calcext:value-type="string">
            <text:p>InfinID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25^&quot;;&quot;Astera ReportMiner&quot;)" office:value-type="string" office:string-value="Astera ReportMiner" calcext:value-type="string">
            <text:p>Astera ReportMiner</text:p>
          </table:table-cell>
          <table:table-cell table:style-name="ce5" office:value-type="string" calcext:value-type="string">
            <text:p>Aste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91^&quot;;&quot;Atellica Process Manager (Client)&quot;)" office:value-type="string" office:string-value="Atellica Process Manager (Client)" calcext:value-type="string">
            <text:p>Atellica Process Manager (Client)</text:p>
          </table:table-cell>
          <table:table-cell table:style-name="ce5" office:value-type="string" calcext:value-type="string">
            <text:p>Simens Healthine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93^&quot;;&quot;Attendance Enterprise&quot;)" office:value-type="string" office:string-value="Attendance Enterprise" calcext:value-type="string">
            <text:p>Attendance Enterprise</text:p>
          </table:table-cell>
          <table:table-cell table:style-name="ce5" office:value-type="string" calcext:value-type="string">
            <text:p>InfoTronic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718^&quot;;&quot;Automated Characterization of Health Information at Large-scale Longitudinal Evidence Systems (ACHILLES)&quot;)" office:value-type="string" office:string-value="Automated Characterization of Health Information at Large-scale Longitudinal Evidence Systems (ACHILLES)" calcext:value-type="string">
            <text:p>Automated Characterization of Health Information at Large-scale Longitudinal Evidence Systems (ACHILLES)</text:p>
          </table:table-cell>
          <table:table-cell table:style-name="ce5" office:value-type="string" calcext:value-type="string">
            <text:p>Observational Health Data Sciences &amp; Informatics (OHDS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75^&quot;;&quot;Aveva Edge Supervisory Control and Data Acquisition (SCADA)&quot;)" office:value-type="string" office:string-value="Aveva Edge Supervisory Control and Data Acquisition (SCADA)" calcext:value-type="string">
            <text:p>Aveva Edge Supervisory Control and Data Acquisition (SCADA)</text:p>
          </table:table-cell>
          <table:table-cell table:style-name="ce5" office:value-type="string" calcext:value-type="string">
            <text:p>Ave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52^&quot;;&quot;AviTracks Disease Management (AviTracks-DM)&quot;)" office:value-type="string" office:string-value="AviTracks Disease Management (AviTracks-DM)" calcext:value-type="string">
            <text:p>AviTracks Disease Management (AviTracks-DM)</text:p>
          </table:table-cell>
          <table:table-cell table:style-name="ce5" office:value-type="string" calcext:value-type="string">
            <text:p>Avicenna Medical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91^&quot;;&quot;Axure Rapid Prototyping (RP)&quot;)" office:value-type="string" office:string-value="Axure Rapid Prototyping (RP)" calcext:value-type="string">
            <text:p>Axure Rapid Prototyping (RP)</text:p>
          </table:table-cell>
          <table:table-cell table:style-name="ce5" office:value-type="string" calcext:value-type="string">
            <text:p>Axure Software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79^&quot;;&quot;BD HealthSight Infection Advisor with MedMined Insights&quot;)" office:value-type="string" office:string-value="BD HealthSight Infection Advisor with MedMined Insights" calcext:value-type="string">
            <text:p>BD HealthSight Infection Advisor with MedMined Insights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28^&quot;;&quot;BD Synapsys&quot;)" office:value-type="string" office:string-value="BD Synapsys" calcext:value-type="string">
            <text:p>BD Synapsys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99^&quot;;&quot;BedMasterEX&quot;)" office:value-type="string" office:string-value="BedMasterEX" calcext:value-type="string">
            <text:p>BedMasterEX</text:p>
          </table:table-cell>
          <table:table-cell table:style-name="ce5" office:value-type="string" calcext:value-type="string">
            <text:p>Bax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65^&quot;;&quot;Behavioral Health Laboratory (BHL)&quot;)" office:value-type="string" office:string-value="Behavioral Health Laboratory (BHL)" calcext:value-type="string">
            <text:p>Behavioral Health Laboratory (BHL)</text:p>
          </table:table-cell>
          <table:table-cell table:style-name="ce5" office:value-type="string" calcext:value-type="string">
            <text:p>Capital Solution Desig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43^&quot;;&quot;Benchmark Factory for Databases&quot;)" office:value-type="string" office:string-value="Benchmark Factory for Databases" calcext:value-type="string">
            <text:p>Benchmark Factory for Databases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23^&quot;;&quot;BioDose&quot;)" office:value-type="string" office:string-value="BioDose" calcext:value-type="string">
            <text:p>BioDose</text:p>
          </table:table-cell>
          <table:table-cell table:style-name="ce5" office:value-type="string" calcext:value-type="string">
            <text:p>ec2 Software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13^&quot;;&quot;bioPoint Barcode Point of Care (BPOC)&quot;)" office:value-type="string" office:string-value="bioPoint Barcode Point of Care (BPOC)" calcext:value-type="string">
            <text:p>bioPoint Barcode Point of Care (BPOC)</text:p>
          </table:table-cell>
          <table:table-cell table:style-name="ce5" office:value-type="string" calcext:value-type="string">
            <text:p>Advar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82^&quot;;&quot;Biopoint Patient Identification Wristband System&quot;)" office:value-type="string" office:string-value="Biopoint Patient Identification Wristband System" calcext:value-type="string">
            <text:p>Biopoint Patient Identification Wristband System</text:p>
          </table:table-cell>
          <table:table-cell table:style-name="ce5" office:value-type="string" calcext:value-type="string">
            <text:p>Advar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12^&quot;;&quot;Bio-Rad Mission: Control - Agent&quot;)" office:value-type="string" office:string-value="Bio-Rad Mission: Control - Agent" calcext:value-type="string">
            <text:p>Bio-Rad Mission: Control - Agent</text:p>
          </table:table-cell>
          <table:table-cell table:style-name="ce5" office:value-type="string" calcext:value-type="string">
            <text:p>Bio-Rad Laborato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14^&quot;;&quot;Bitbucket Server&quot;)" office:value-type="string" office:string-value="Bitbucket Server" calcext:value-type="string">
            <text:p>Bitbucket Server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01^&quot;;&quot;BloodTrack Manager&quot;)" office:value-type="string" office:string-value="BloodTrack Manager" calcext:value-type="string">
            <text:p>BloodTrack Manager</text:p>
          </table:table-cell>
          <table:table-cell table:style-name="ce5" office:value-type="string" calcext:value-type="string">
            <text:p>Haemonetics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44^&quot;;&quot;Blue Prism Capture&quot;)" office:value-type="string" office:string-value="Blue Prism Capture" calcext:value-type="string">
            <text:p>Blue Prism Capture</text:p>
          </table:table-cell>
          <table:table-cell table:style-name="ce5" office:value-type="string" calcext:value-type="string">
            <text:p>SS&amp;C Technologie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05^&quot;;&quot;Blue Prism Manifest v3 Impact Assessment Utility&quot;)" office:value-type="string" office:string-value="Blue Prism Manifest v3 Impact Assessment Utility" calcext:value-type="string">
            <text:p>Blue Prism Manifest v3 Impact Assessment Utility</text:p>
          </table:table-cell>
          <table:table-cell table:style-name="ce5" office:value-type="string" calcext:value-type="string">
            <text:p>SS&amp;C Technologie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24^&quot;;&quot;Blue Sky Statistics&quot;)" office:value-type="string" office:string-value="Blue Sky Statistics" calcext:value-type="string">
            <text:p>Blue Sky Statistics</text:p>
          </table:table-cell>
          <table:table-cell table:style-name="ce5" office:value-type="string" calcext:value-type="string">
            <text:p>Blue Sky Stati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86^&quot;;&quot;Body Manager Platinum&quot;)" office:value-type="string" office:string-value="Body Manager Platinum" calcext:value-type="string">
            <text:p>Body Manager Platinum</text:p>
          </table:table-cell>
          <table:table-cell table:style-name="ce5" office:value-type="string" calcext:value-type="string">
            <text:p>Bodysta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24^&quot;;&quot;Bot Framework Emulator&quot;)" office:value-type="string" office:string-value="Bot Framework Emulator" calcext:value-type="string">
            <text:p>Bot Framework Emulato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65^&quot;;&quot;Business DNA (BDNA) Data Platform&quot;)" office:value-type="string" office:string-value="Business DNA (BDNA) Data Platform" calcext:value-type="string">
            <text:p>Business DNA (BDNA) Data Platform</text:p>
          </table:table-cell>
          <table:table-cell table:style-name="ce5" office:value-type="string" calcext:value-type="string">
            <text:p>Flexera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^&quot;;&quot;BusinessWare&quot;)" office:value-type="string" office:string-value="BusinessWare" calcext:value-type="string">
            <text:p>BusinessWare</text:p>
          </table:table-cell>
          <table:table-cell table:style-name="ce5" office:value-type="string" calcext:value-type="string">
            <text:p>Vitri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27^&quot;;&quot;BWCenter&quot;)" office:value-type="string" office:string-value="BWCenter" calcext:value-type="string">
            <text:p>BWCenter</text:p>
          </table:table-cell>
          <table:table-cell table:style-name="ce5" office:value-type="string" calcext:value-type="string">
            <text:p>Neurovirtu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93^&quot;;&quot;CadLink&quot;)" office:value-type="string" office:string-value="CadLink" calcext:value-type="string">
            <text:p>CadLink</text:p>
          </table:table-cell>
          <table:table-cell table:style-name="ce5" office:value-type="string" calcext:value-type="string">
            <text:p>Cadwell Indust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23^&quot;;&quot;CakePHP&quot;)" office:value-type="string" office:string-value="CakePHP" calcext:value-type="string">
            <text:p>CakePHP</text:p>
          </table:table-cell>
          <table:table-cell table:style-name="ce5" office:value-type="string" calcext:value-type="string">
            <text:p>CakePH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18^&quot;;&quot;Captain`s Log MindPower Builder&quot;)" office:value-type="string" office:string-value="Captain`s Log MindPower Builder" calcext:value-type="string">
            <text:p>Captain`s Log MindPower Builder</text:p>
          </table:table-cell>
          <table:table-cell table:style-name="ce5" office:value-type="string" calcext:value-type="string">
            <text:p>BrainTrain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68^&quot;;&quot;Cardea SOLO&quot;)" office:value-type="string" office:string-value="Cardea SOLO" calcext:value-type="string">
            <text:p>Cardea SOLO</text:p>
          </table:table-cell>
          <table:table-cell table:style-name="ce5" office:value-type="string" calcext:value-type="string">
            <text:p>Cardiac Insigh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64^&quot;;&quot;CareEnhance Review Manager Enterprise (CERMe)&quot;)" office:value-type="string" office:string-value="CareEnhance Review Manager Enterprise (CERMe)" calcext:value-type="string">
            <text:p>CareEnhance Review Manager Enterprise (CERMe)</text:p>
          </table:table-cell>
          <table:table-cell table:style-name="ce5" office:value-type="string" calcext:value-type="string">
            <text:p>McKes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54^&quot;;&quot;CareWare&quot;)" office:value-type="string" office:string-value="CareWare" calcext:value-type="string">
            <text:p>CareWare</text:p>
          </table:table-cell>
          <table:table-cell table:style-name="ce5" office:value-type="string" calcext:value-type="string">
            <text:p>Care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72^&quot;;&quot;Cartegraph Asset Management&quot;)" office:value-type="string" office:string-value="Cartegraph Asset Management" calcext:value-type="string">
            <text:p>Cartegraph Asset Management</text:p>
          </table:table-cell>
          <table:table-cell table:style-name="ce5" office:value-type="string" calcext:value-type="string">
            <text:p>OpenGov Clou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99^&quot;;&quot;Cascade Surgical Studio&quot;)" office:value-type="string" office:string-value="Cascade Surgical Studio" calcext:value-type="string">
            <text:p>Cascade Surgical Studio</text:p>
          </table:table-cell>
          <table:table-cell table:style-name="ce5" office:value-type="string" calcext:value-type="string">
            <text:p>Cadwell Indust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27^&quot;;&quot;CaseCenter&quot;)" office:value-type="string" office:string-value="CaseCenter" calcext:value-type="string">
            <text:p>CaseCenter</text:p>
          </table:table-cell>
          <table:table-cell table:style-name="ce5" office:value-type="string" calcext:value-type="string">
            <text:p>3DHISTECH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02^&quot;;&quot;Catamaran Platform&quot;)" office:value-type="string" office:string-value="Catamaran Platform" calcext:value-type="string">
            <text:p>Catamaran Platform</text:p>
          </table:table-cell>
          <table:table-cell table:style-name="ce5" office:value-type="string" calcext:value-type="string">
            <text:p>Shipcom Wireles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54^&quot;;&quot;Catamaran Point of Use (POU) Inventory System&quot;)" office:value-type="string" office:string-value="Catamaran Point of Use (POU) Inventory System" calcext:value-type="string">
            <text:p>Catamaran Point of Use (POU) Inventory System</text:p>
          </table:table-cell>
          <table:table-cell table:style-name="ce5" office:value-type="string" calcext:value-type="string">
            <text:p>Shipcom Wireles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30^&quot;;&quot;Category Test (CAT)&quot;)" office:value-type="string" office:string-value="Category Test (CAT)" calcext:value-type="string">
            <text:p>Category Test (CAT)</text:p>
          </table:table-cell>
          <table:table-cell table:style-name="ce5" office:value-type="string" calcext:value-type="string">
            <text:p>Meyers Neuropsychological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93^&quot;;&quot;Cedars-Sinai Import (CSI)&quot;)" office:value-type="string" office:string-value="Cedars-Sinai Import (CSI)" calcext:value-type="string">
            <text:p>Cedars-Sinai Import (CSI)</text:p>
          </table:table-cell>
          <table:table-cell table:style-name="ce5" office:value-type="string" calcext:value-type="string">
            <text:p>Cedars-Sinai Medical Cen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45^&quot;;&quot;CensiTrac InstrumenTrac&quot;)" office:value-type="string" office:string-value="CensiTrac InstrumenTrac" calcext:value-type="string">
            <text:p>CensiTrac InstrumenTrac</text:p>
          </table:table-cell>
          <table:table-cell table:style-name="ce5" office:value-type="string" calcext:value-type="string">
            <text:p>Censis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47^&quot;;&quot;CenTrak Connect Core&quot;)" office:value-type="string" office:string-value="CenTrak Connect Core" calcext:value-type="string">
            <text:p>CenTrak Connect Core</text:p>
          </table:table-cell>
          <table:table-cell table:style-name="ce5" office:value-type="string" calcext:value-type="string">
            <text:p>CenTra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56^&quot;;&quot;CenTrak Connect Pulse&quot;)" office:value-type="string" office:string-value="CenTrak Connect Pulse" calcext:value-type="string">
            <text:p>CenTrak Connect Pulse</text:p>
          </table:table-cell>
          <table:table-cell table:style-name="ce5" office:value-type="string" calcext:value-type="string">
            <text:p>CenTra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65^&quot;;&quot;CenTrak Hand Hygiene Compliance&quot;)" office:value-type="string" office:string-value="CenTrak Hand Hygiene Compliance" calcext:value-type="string">
            <text:p>CenTrak Hand Hygiene Compliance</text:p>
          </table:table-cell>
          <table:table-cell table:style-name="ce5" office:value-type="string" calcext:value-type="string">
            <text:p>CenTra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79^&quot;;&quot;CenTrak Patient Safety&quot;)" office:value-type="string" office:string-value="CenTrak Patient Safety" calcext:value-type="string">
            <text:p>CenTrak Patient Safety</text:p>
          </table:table-cell>
          <table:table-cell table:style-name="ce5" office:value-type="string" calcext:value-type="string">
            <text:p>CenTra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88^&quot;;&quot;Centricity Cardio Workflow (CCW)&quot;)" office:value-type="string" office:string-value="Centricity Cardio Workflow (CCW)" calcext:value-type="string">
            <text:p>Centricity Cardio Workflow (CCW)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50^&quot;;&quot;Centricity Perioperative&quot;)" office:value-type="string" office:string-value="Centricity Perioperative" calcext:value-type="string">
            <text:p>Centricity Perioperative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87^&quot;;&quot;Centricity Universal Viewer (CUV)&quot;)" office:value-type="string" office:string-value="Centricity Universal Viewer (CUV)" calcext:value-type="string">
            <text:p>Centricity Universal Viewer (CUV)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86^&quot;;&quot;Centron Presidio&quot;)" office:value-type="string" office:string-value="Centron Presidio" calcext:value-type="string">
            <text:p>Centron Presidio</text:p>
          </table:table-cell>
          <table:table-cell table:style-name="ce5" office:value-type="string" calcext:value-type="string">
            <text:p>Rees Scientif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99^&quot;;&quot;CEREBRO&quot;)" office:value-type="string" office:string-value="CEREBRO" calcext:value-type="string">
            <text:p>CEREBRO</text:p>
          </table:table-cell>
          <table:table-cell table:style-name="ce5" office:value-type="string" calcext:value-type="string">
            <text:p>Leica Biosystem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259^&quot;;&quot;Change Healthcare Cardiology Picture Archive and Communication System (PACS)&quot;)" office:value-type="string" office:string-value="Change Healthcare Cardiology Picture Archive and Communication System (PACS)" calcext:value-type="string">
            <text:p>Change Healthcare Cardiology Picture Archive and Communication System (PACS)</text:p>
          </table:table-cell>
          <table:table-cell table:style-name="ce5" office:value-type="string" calcext:value-type="string">
            <text:p>Chan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35^&quot;;&quot;ChartLinc&quot;)" office:value-type="string" office:string-value="ChartLinc" calcext:value-type="string">
            <text:p>ChartLinc</text:p>
          </table:table-cell>
          <table:table-cell table:style-name="ce5" office:value-type="string" calcext:value-type="string">
            <text:p>3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32^&quot;;&quot;Checkmarx Static Application Security Testing (SAST)&quot;)" office:value-type="string" office:string-value="Checkmarx Static Application Security Testing (SAST)" calcext:value-type="string">
            <text:p>Checkmarx Static Application Security Testing (SAST)</text:p>
          </table:table-cell>
          <table:table-cell table:style-name="ce5" office:value-type="string" calcext:value-type="string">
            <text:p>Checkmarx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43^&quot;;&quot;Circle Cardiovascular Imaging (cvi42)&quot;)" office:value-type="string" office:string-value="Circle Cardiovascular Imaging (cvi42)" calcext:value-type="string">
            <text:p>Circle Cardiovascular Imaging (cvi42)</text:p>
          </table:table-cell>
          <table:table-cell table:style-name="ce5" office:value-type="string" calcext:value-type="string">
            <text:p>Circle Cardiovascular Imaging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3574^&quot;;&quot;Cirrhosis Order Set and Clinical Decision Support (CirrODS)&quot;)" office:value-type="string" office:string-value="Cirrhosis Order Set and Clinical Decision Support (CirrODS)" calcext:value-type="string">
            <text:p>Cirrhosis Order Set and Clinical Decision Support (CirrODS)</text:p>
          </table:table-cell>
          <table:table-cell table:style-name="ce5" office:value-type="string" calcext:value-type="string">
            <text:p>Health Services Research and Development Service (HSR&amp;D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22^&quot;;&quot;Citrix Virtual Apps and Desktops (CVAD)&quot;)" office:value-type="string" office:string-value="Citrix Virtual Apps and Desktops (CVAD)" calcext:value-type="string">
            <text:p>Citrix Virtual Apps and Desktops (CVAD)</text:p>
          </table:table-cell>
          <table:table-cell table:style-name="ce5" office:value-type="string" calcext:value-type="string">
            <text:p>Citr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08^&quot;;&quot;ClaimStaker&quot;)" office:value-type="string" office:string-value="ClaimStaker" calcext:value-type="string">
            <text:p>ClaimStaker</text:p>
          </table:table-cell>
          <table:table-cell table:style-name="ce5" office:value-type="string" calcext:value-type="string">
            <text:p>Aptarr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85^&quot;;&quot;Clean-Trace Hygiene Monitoring and Management System&quot;)" office:value-type="string" office:string-value="Clean-Trace Hygiene Monitoring and Management System" calcext:value-type="string">
            <text:p>Clean-Trace Hygiene Monitoring and Management System</text:p>
          </table:table-cell>
          <table:table-cell table:style-name="ce5" office:value-type="string" calcext:value-type="string">
            <text:p>Neogen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01^&quot;;&quot;clearView&quot;)" office:value-type="string" office:string-value="clearView" calcext:value-type="string">
            <text:p>clearView</text:p>
          </table:table-cell>
          <table:table-cell table:style-name="ce5" office:value-type="string" calcext:value-type="string">
            <text:p>Innovation Passion Automation (IPA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61^&quot;;&quot;ClickOnce Bootstrapper&quot;)" office:value-type="string" office:string-value="ClickOnce Bootstrapper" calcext:value-type="string">
            <text:p>ClickOnce Bootstrapp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32^&quot;;&quot;Clinical Outcomes Reporting Informatics (CORI2)&quot;)" office:value-type="string" office:string-value="Clinical Outcomes Reporting Informatics (CORI2)" calcext:value-type="string">
            <text:p>Clinical Outcomes Reporting Informatics (CORI2)</text:p>
          </table:table-cell>
          <table:table-cell table:style-name="ce5" office:value-type="string" calcext:value-type="string">
            <text:p>Clinical Outcomes Reporting Informa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93^&quot;;&quot;CliniView&quot;)" office:value-type="string" office:string-value="CliniView" calcext:value-type="string">
            <text:p>CliniView</text:p>
          </table:table-cell>
          <table:table-cell table:style-name="ce5" office:value-type="string" calcext:value-type="string">
            <text:p>KaVo Ker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44^&quot;;&quot;Clintegrity VA Chart Complete (VACC)&quot;)" office:value-type="string" office:string-value="Clintegrity VA Chart Complete (VACC)" calcext:value-type="string">
            <text:p>Clintegrity VA Chart Complete (VACC)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89^&quot;;&quot;CoagClinic&quot;)" office:value-type="string" office:string-value="CoagClinic" calcext:value-type="string">
            <text:p>CoagClinic</text:p>
          </table:table-cell>
          <table:table-cell table:style-name="ce5" office:value-type="string" calcext:value-type="string">
            <text:p>Abbot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99^&quot;;&quot;COBOL-IT Compiler Suite Enterprise Edition&quot;)" office:value-type="string" office:string-value="COBOL-IT Compiler Suite Enterprise Edition" calcext:value-type="string">
            <text:p>COBOL-IT Compiler Suite Enterprise Edition</text:p>
          </table:table-cell>
          <table:table-cell table:style-name="ce5" office:value-type="string" calcext:value-type="string">
            <text:p>COBOL-I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78^&quot;;&quot;Code Alert&quot;)" office:value-type="string" office:string-value="Code Alert" calcext:value-type="string">
            <text:p>Code Alert</text:p>
          </table:table-cell>
          <table:table-cell table:style-name="ce5" office:value-type="string" calcext:value-type="string">
            <text:p>RF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30^&quot;;&quot;CodeCharge Studio&quot;)" office:value-type="string" office:string-value="CodeCharge Studio" calcext:value-type="string">
            <text:p>CodeCharge Studio</text:p>
          </table:table-cell>
          <table:table-cell table:style-name="ce5" office:value-type="string" calcext:value-type="string">
            <text:p>Yes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25^&quot;;&quot;CodeSmith Generator&quot;)" office:value-type="string" office:string-value="CodeSmith Generator" calcext:value-type="string">
            <text:p>CodeSmith Generator</text:p>
          </table:table-cell>
          <table:table-cell table:style-name="ce5" office:value-type="string" calcext:value-type="string">
            <text:p>CodeSmith To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39^&quot;;&quot;CODE-STAT Data Review Software&quot;)" office:value-type="string" office:string-value="CODE-STAT Data Review Software" calcext:value-type="string">
            <text:p>CODE-STAT Data Review Software</text:p>
          </table:table-cell>
          <table:table-cell table:style-name="ce5" office:value-type="string" calcext:value-type="string">
            <text:p>Stryk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07^&quot;;&quot;CodeWizard&quot;)" office:value-type="string" office:string-value="CodeWizard" calcext:value-type="string">
            <text:p>CodeWizard</text:p>
          </table:table-cell>
          <table:table-cell table:style-name="ce5" office:value-type="string" calcext:value-type="string">
            <text:p>Aptarr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69^&quot;;&quot;Coginiti&quot;)" office:value-type="string" office:string-value="Coginiti" calcext:value-type="string">
            <text:p>Coginiti</text:p>
          </table:table-cell>
          <table:table-cell table:style-name="ce5" office:value-type="string" calcext:value-type="string">
            <text:p>Coginiti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971^&quot;;&quot;Cognitive Behavioral Therapy for Insomnia (CBTI-I) Coach App-Enabled Dashboard&quot;)" office:value-type="string" office:string-value="Cognitive Behavioral Therapy for Insomnia (CBTI-I) Coach App-Enabled Dashboard" calcext:value-type="string">
            <text:p>Cognitive Behavioral Therapy for Insomnia (CBTI-I) Coach App-Enabled Dashboard</text:p>
          </table:table-cell>
          <table:table-cell table:style-name="ce5" office:value-type="string" calcext:value-type="string">
            <text:p>Mark Dombeck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6686^&quot;;&quot;Cognos Analytics&quot;)" office:value-type="string" office:string-value="Cognos Analytics" calcext:value-type="string">
            <text:p>Cognos Analytics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597^&quot;;&quot;Community Reintegration of Injured Service Members-Computer Adapted-Test (CRIS-CAT)&quot;)" office:value-type="string" office:string-value="Community Reintegration of Injured Service Members-Computer Adapted-Test (CRIS-CAT)" calcext:value-type="string">
            <text:p>Community Reintegration of Injured Service Members-Computer Adapted-Test (CRIS-CAT)</text:p>
          </table:table-cell>
          <table:table-cell table:style-name="ce5" office:value-type="string" calcext:value-type="string">
            <text:p>Boston Univers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75^&quot;;&quot;ComPAS Pulmonary Function Test (PFT) Software&quot;)" office:value-type="string" office:string-value="ComPAS Pulmonary Function Test (PFT) Software" calcext:value-type="string">
            <text:p>ComPAS Pulmonary Function Test (PFT) Software</text:p>
          </table:table-cell>
          <table:table-cell table:style-name="ce5" office:value-type="string" calcext:value-type="string">
            <text:p>Morgan Scientif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13^&quot;;&quot;Compliance Sheriff&quot;)" office:value-type="string" office:string-value="Compliance Sheriff" calcext:value-type="string">
            <text:p>Compliance Sheriff</text:p>
          </table:table-cell>
          <table:table-cell table:style-name="ce5" office:value-type="string" calcext:value-type="string">
            <text:p>App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806^&quot;;&quot;CompuRecord&quot;)" office:value-type="string" office:string-value="CompuRecord" calcext:value-type="string">
            <text:p>CompuRecord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45^&quot;;&quot;ConnectCIC&quot;)" office:value-type="string" office:string-value="ConnectCIC" calcext:value-type="string">
            <text:p>ConnectCIC</text:p>
          </table:table-cell>
          <table:table-cell table:style-name="ce5" office:value-type="string" calcext:value-type="string">
            <text:p>CommSy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92^&quot;;&quot;Connecto&quot;)" office:value-type="string" office:string-value="Connecto" calcext:value-type="string">
            <text:p>Connecto</text:p>
          </table:table-cell>
          <table:table-cell table:style-name="ce5" office:value-type="string" calcext:value-type="string">
            <text:p>Cantel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95^&quot;;&quot;Connex Central Station (CS)&quot;)" office:value-type="string" office:string-value="Connex Central Station (CS)" calcext:value-type="string">
            <text:p>Connex Central Station (CS)</text:p>
          </table:table-cell>
          <table:table-cell table:style-name="ce5" office:value-type="string" calcext:value-type="string">
            <text:p>Bax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61^&quot;;&quot;Connex Electronic Vitals Documentation (EVD)&quot;)" office:value-type="string" office:string-value="Connex Electronic Vitals Documentation (EVD)" calcext:value-type="string">
            <text:p>Connex Electronic Vitals Documentation (EVD)</text:p>
          </table:table-cell>
          <table:table-cell table:style-name="ce5" office:value-type="string" calcext:value-type="string">
            <text:p>Hill-R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25^&quot;;&quot;Connexall&quot;)" office:value-type="string" office:string-value="Connexall" calcext:value-type="string">
            <text:p>Connexall</text:p>
          </table:table-cell>
          <table:table-cell table:style-name="ce5" office:value-type="string" calcext:value-type="string">
            <text:p>Connexa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44^&quot;;&quot;Connexion&quot;)" office:value-type="string" office:string-value="Connexion" calcext:value-type="string">
            <text:p>Connexion</text:p>
          </table:table-cell>
          <table:table-cell table:style-name="ce5" office:value-type="string" calcext:value-type="string">
            <text:p>3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06^&quot;;&quot;Consensys&quot;)" office:value-type="string" office:string-value="Consensys" calcext:value-type="string">
            <text:p>Consensys</text:p>
          </table:table-cell>
          <table:table-cell table:style-name="ce5" office:value-type="string" calcext:value-type="string">
            <text:p>Shimmersens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05^&quot;;&quot;Copia&quot;)" office:value-type="string" office:string-value="Copia" calcext:value-type="string">
            <text:p>Copia</text:p>
          </table:table-cell>
          <table:table-cell table:style-name="ce5" office:value-type="string" calcext:value-type="string">
            <text:p>Orchard Software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27^&quot;;&quot;Corepoint Integration Engine&quot;)" office:value-type="string" office:string-value="Corepoint Integration Engine" calcext:value-type="string">
            <text:p>Corepoint Integration Engine</text:p>
          </table:table-cell>
          <table:table-cell table:style-name="ce5" office:value-type="string" calcext:value-type="string">
            <text:p>Rhapsod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70^&quot;;&quot;CoreyPeriop&quot;)" office:value-type="string" office:string-value="CoreyPeriop" calcext:value-type="string">
            <text:p>CoreyPeriop</text:p>
          </table:table-cell>
          <table:table-cell table:style-name="ce5" office:value-type="string" calcext:value-type="string">
            <text:p>Core Mobil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42^&quot;;&quot;Cority GX2&quot;)" office:value-type="string" office:string-value="Cority GX2" calcext:value-type="string">
            <text:p>Cority GX2</text:p>
          </table:table-cell>
          <table:table-cell table:style-name="ce5" office:value-type="string" calcext:value-type="string">
            <text:p>Cor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39^&quot;;&quot;Crowd&quot;)" office:value-type="string" office:string-value="Crowd" calcext:value-type="string">
            <text:p>Crowd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77^&quot;;&quot;CruiseControl.NET&quot;)" office:value-type="string" office:string-value="CruiseControl.NET" calcext:value-type="string">
            <text:p>CruiseControl.NET</text:p>
          </table:table-cell>
          <table:table-cell table:style-name="ce5" office:value-type="string" calcext:value-type="string">
            <text:p>CruiseControl development tea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62^&quot;;&quot;Crystal Microbiology INteractive Database (MIND)&quot;)" office:value-type="string" office:string-value="Crystal Microbiology INteractive Database (MIND)" calcext:value-type="string">
            <text:p>Crystal Microbiology INteractive Database (MIND)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97^&quot;;&quot;Crystal Reports&quot;)" office:value-type="string" office:string-value="Crystal Reports" calcext:value-type="string">
            <text:p>Crystal Reports</text:p>
          </table:table-cell>
          <table:table-cell table:style-name="ce5" office:value-type="string" calcext:value-type="string">
            <text:p>SA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98^&quot;;&quot;Crystal Reports Viewer&quot;)" office:value-type="string" office:string-value="Crystal Reports Viewer" calcext:value-type="string">
            <text:p>Crystal Reports Viewer</text:p>
          </table:table-cell>
          <table:table-cell table:style-name="ce5" office:value-type="string" calcext:value-type="string">
            <text:p>SA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28^&quot;;&quot;CS-iQ Sterile Processing Workflow Management Software&quot;)" office:value-type="string" office:string-value="CS-iQ Sterile Processing Workflow Management Software" calcext:value-type="string">
            <text:p>CS-iQ Sterile Processing Workflow Management Software</text:p>
          </table:table-cell>
          <table:table-cell table:style-name="ce5" office:value-type="string" calcext:value-type="string">
            <text:p>Ste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19^&quot;;&quot;Curry Advanced Image Processing&quot;)" office:value-type="string" office:string-value="Curry Advanced Image Processing" calcext:value-type="string">
            <text:p>Curry Advanced Image Processing</text:p>
          </table:table-cell>
          <table:table-cell table:style-name="ce5" office:value-type="string" calcext:value-type="string">
            <text:p>Compumedics Neurosc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20^&quot;;&quot;Curry Signal Processing&quot;)" office:value-type="string" office:string-value="Curry Signal Processing" calcext:value-type="string">
            <text:p>Curry Signal Processing</text:p>
          </table:table-cell>
          <table:table-cell table:style-name="ce5" office:value-type="string" calcext:value-type="string">
            <text:p>Compumedics Neurosc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74^&quot;;&quot;Custom Sound EP&quot;)" office:value-type="string" office:string-value="Custom Sound EP" calcext:value-type="string">
            <text:p>Custom Sound EP</text:p>
          </table:table-cell>
          <table:table-cell table:style-name="ce5" office:value-type="string" calcext:value-type="string">
            <text:p>Cochle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18^&quot;;&quot;Custom Sound Pro&quot;)" office:value-type="string" office:string-value="Custom Sound Pro" calcext:value-type="string">
            <text:p>Custom Sound Pro</text:p>
          </table:table-cell>
          <table:table-cell table:style-name="ce5" office:value-type="string" calcext:value-type="string">
            <text:p>Cochle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33^&quot;;&quot;Dacima Electronic Data Capture (EDC)&quot;)" office:value-type="string" office:string-value="Dacima Electronic Data Capture (EDC)" calcext:value-type="string">
            <text:p>Dacima Electronic Data Capture (EDC)</text:p>
          </table:table-cell>
          <table:table-cell table:style-name="ce5" office:value-type="string" calcext:value-type="string">
            <text:p>Dacima Software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98^&quot;;&quot;Data Analytics Tool (DAT)&quot;)" office:value-type="string" office:string-value="Data Analytics Tool (DAT)" calcext:value-type="string">
            <text:p>Data Analytics Tool (DAT)</text:p>
          </table:table-cell>
          <table:table-cell table:style-name="ce5" office:value-type="string" calcext:value-type="string">
            <text:p>Codon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55^&quot;;&quot;Data Exchange Layer (DXL)&quot;)" office:value-type="string" office:string-value="Data Exchange Layer (DXL)" calcext:value-type="string">
            <text:p>Data Exchange Layer (DXL)</text:p>
          </table:table-cell>
          <table:table-cell table:style-name="ce5" office:value-type="string" calcext:value-type="string">
            <text:p>Trell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23^&quot;;&quot;Database (DB) Bullet&quot;)" office:value-type="string" office:string-value="Database (DB) Bullet" calcext:value-type="string">
            <text:p>Database (DB) Bullet</text:p>
          </table:table-cell>
          <table:table-cell table:style-name="ce5" office:value-type="string" calcext:value-type="string">
            <text:p>Lucast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18^&quot;;&quot;Datacap&quot;)" office:value-type="string" office:string-value="Datacap" calcext:value-type="string">
            <text:p>Datacap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59^&quot;;&quot;Day-of-Care&quot;)" office:value-type="string" office:string-value="Day-of-Care" calcext:value-type="string">
            <text:p>Day-of-Care</text:p>
          </table:table-cell>
          <table:table-cell table:style-name="ce5" office:value-type="string" calcext:value-type="string">
            <text:p>Advar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84^&quot;;&quot;DBeaver Enterprise&quot;)" office:value-type="string" office:string-value="DBeaver Enterprise" calcext:value-type="string">
            <text:p>DBeaver Enterprise</text:p>
          </table:table-cell>
          <table:table-cell table:style-name="ce5" office:value-type="string" calcext:value-type="string">
            <text:p>DBeav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74^&quot;;&quot;dbExpress&quot;)" office:value-type="string" office:string-value="dbExpress" calcext:value-type="string">
            <text:p>dbExpress</text:p>
          </table:table-cell>
          <table:table-cell table:style-name="ce5" office:value-type="string" calcext:value-type="string">
            <text:p>Devar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64^&quot;;&quot;DbUp&quot;)" office:value-type="string" office:string-value="DbUp" calcext:value-type="string">
            <text:p>DbUp</text:p>
          </table:table-cell>
          <table:table-cell table:style-name="ce5" office:value-type="string" calcext:value-type="string">
            <text:p>Db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04^&quot;;&quot;Decision Server&quot;)" office:value-type="string" office:string-value="Decision Server" calcext:value-type="string">
            <text:p>Decision Serv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62^&quot;;&quot;DevExpress ASP.NET MVC&quot;)" office:value-type="string" office:string-value="DevExpress ASP.NET MVC" calcext:value-type="string">
            <text:p>DevExpress ASP.NET MVC</text:p>
          </table:table-cell>
          <table:table-cell table:style-name="ce5" office:value-type="string" calcext:value-type="string">
            <text:p>DevExp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96^&quot;;&quot;Device Emulator&quot;)" office:value-type="string" office:string-value="Device Emulator" calcext:value-type="string">
            <text:p>Device Emulato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73^&quot;;&quot;DFexplore&quot;)" office:value-type="string" office:string-value="DFexplore" calcext:value-type="string">
            <text:p>DFexplore</text:p>
          </table:table-cell>
          <table:table-cell table:style-name="ce5" office:value-type="string" calcext:value-type="string">
            <text:p>DFn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57^&quot;;&quot;Diabetes Management Software&quot;)" office:value-type="string" office:string-value="Diabetes Management Software" calcext:value-type="string">
            <text:p>Diabetes Management Software</text:p>
          </table:table-cell>
          <table:table-cell table:style-name="ce5" office:value-type="string" calcext:value-type="string">
            <text:p>Prodigy Diabetes 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66^&quot;;&quot;Dialysis Manager&quot;)" office:value-type="string" office:string-value="Dialysis Manager" calcext:value-type="string">
            <text:p>Dialysis Manager</text:p>
          </table:table-cell>
          <table:table-cell table:style-name="ce5" office:value-type="string" calcext:value-type="string">
            <text:p>Renesan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48^&quot;;&quot;DiffDog&quot;)" office:value-type="string" office:string-value="DiffDog" calcext:value-type="string">
            <text:p>DiffDog</text:p>
          </table:table-cell>
          <table:table-cell table:style-name="ce5" office:value-type="string" calcext:value-type="string">
            <text:p>Altova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6248^&quot;;&quot;Digital Imaging and Communications in Medicine (DICOM) Connectivity Framework (DCF)&quot;)" office:value-type="string" office:string-value="Digital Imaging and Communications in Medicine (DICOM) Connectivity Framework (DCF)" calcext:value-type="string">
            <text:p>Digital Imaging and Communications in Medicine (DICOM) Connectivity Framework (DCF)</text:p>
          </table:table-cell>
          <table:table-cell table:style-name="ce5" office:value-type="string" calcext:value-type="string">
            <text:p>Laurel Bridge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18^&quot;;&quot;Digital Secure Copy (DISCO)&quot;)" office:value-type="string" office:string-value="Digital Secure Copy (DISCO)" calcext:value-type="string">
            <text:p>Digital Secure Copy (DISCO)</text:p>
          </table:table-cell>
          <table:table-cell table:style-name="ce5" office:value-type="string" calcext:value-type="string">
            <text:p>Data Distribut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30^&quot;;&quot;Digital.ai Agility&quot;)" office:value-type="string" office:string-value="Digital.ai Agility" calcext:value-type="string">
            <text:p>Digital.ai Agility</text:p>
          </table:table-cell>
          <table:table-cell table:style-name="ce5" office:value-type="string" calcext:value-type="string">
            <text:p>digital.a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00^&quot;;&quot;DigiView Cardiovascular Information System (CVIS)&quot;)" office:value-type="string" office:string-value="DigiView Cardiovascular Information System (CVIS)" calcext:value-type="string">
            <text:p>DigiView Cardiovascular Information System (CVIS)</text:p>
          </table:table-cell>
          <table:table-cell table:style-name="ce5" office:value-type="string" calcext:value-type="string">
            <text:p>Digisonic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37^&quot;;&quot;Doc-To-Help&quot;)" office:value-type="string" office:string-value="Doc-To-Help" calcext:value-type="string">
            <text:p>Doc-To-Help</text:p>
          </table:table-cell>
          <table:table-cell table:style-name="ce5" office:value-type="string" calcext:value-type="string">
            <text:p>MadCap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83^&quot;;&quot;Document Storage System (DSS) Infusion Therapy Manager (ITM)&quot;)" office:value-type="string" office:string-value="Document Storage System (DSS) Infusion Therapy Manager (ITM)" calcext:value-type="string">
            <text:p>Document Storage System (DSS) Infusion Therapy Manager (ITM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147^&quot;;&quot;Document Storage Systems (DSS) Caribou Community Living Care (CLC) Suite&quot;)" office:value-type="string" office:string-value="Document Storage Systems (DSS) Caribou Community Living Care (CLC) Suite" calcext:value-type="string">
            <text:p>Document Storage Systems (DSS) Caribou Community Living Care (CLC) Suite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91^&quot;;&quot;Document Storage Systems (DSS) CyberREN&quot;)" office:value-type="string" office:string-value="Document Storage Systems (DSS) CyberREN" calcext:value-type="string">
            <text:p>Document Storage Systems (DSS) CyberREN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67^&quot;;&quot;Document Storage Systems (DSS) Data Miner&quot;)" office:value-type="string" office:string-value="Document Storage Systems (DSS) Data Miner" calcext:value-type="string">
            <text:p>Document Storage Systems (DSS) Data Miner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22^&quot;;&quot;Document Storage Systems (DSS) DocManager&quot;)" office:value-type="string" office:string-value="Document Storage Systems (DSS) DocManager" calcext:value-type="string">
            <text:p>Document Storage Systems (DSS) DocManager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68^&quot;;&quot;Document Storage Systems (DSS) ForSite2020&quot;)" office:value-type="string" office:string-value="Document Storage Systems (DSS) ForSite2020" calcext:value-type="string">
            <text:p>Document Storage Systems (DSS) ForSite2020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707^&quot;;&quot;Document Storage Systems (DSS) Iconic Data Patient Case Manager (PCM) High Reliability Organization (HRO) Platform&quot;)" office:value-type="string" office:string-value="Document Storage Systems (DSS) Iconic Data Patient Case Manager (PCM) High Reliability Organization (HRO) Platform" calcext:value-type="string">
            <text:p>Document Storage Systems (DSS) Iconic Data Patient Case Manager (PCM) High Reliability Organization (HRO) Platform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971^&quot;;&quot;Document Storage Systems (DSS) Insurance Capture Buffer (ICB)&quot;)" office:value-type="string" office:string-value="Document Storage Systems (DSS) Insurance Capture Buffer (ICB)" calcext:value-type="string">
            <text:p>Document Storage Systems (DSS) Insurance Capture Buffer (ICB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7544^&quot;;&quot;Document Storage Systems (DSS) Veterans Information Systems and Technology Architecture (VistA) Chemotherapy Manager (VCM)&quot;)" office:value-type="string" office:string-value="Document Storage Systems (DSS) Veterans Information Systems and Technology Architecture (VistA) Chemotherapy Manager (VCM)" calcext:value-type="string">
            <text:p>Document Storage Systems (DSS) Veterans Information Systems and Technology Architecture (VistA) Chemotherapy Manager (VCM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505^&quot;;&quot;Document Storage Systems (DSS) VistA Service Oriented Architecture (SOA) Suite&quot;)" office:value-type="string" office:string-value="Document Storage Systems (DSS) VistA Service Oriented Architecture (SOA) Suite" calcext:value-type="string">
            <text:p>Document Storage Systems (DSS) VistA Service Oriented Architecture (SOA) Suite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28^&quot;;&quot;DoseWise Portal&quot;)" office:value-type="string" office:string-value="DoseWise Portal" calcext:value-type="string">
            <text:p>DoseWise Portal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79^&quot;;&quot;DotNetNuke (DNN)&quot;)" office:value-type="string" office:string-value="DotNetNuke (DNN)" calcext:value-type="string">
            <text:p>DotNetNuke (DNN)</text:p>
          </table:table-cell>
          <table:table-cell table:style-name="ce5" office:value-type="string" calcext:value-type="string">
            <text:p>DotNetNuke Corp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51^&quot;;&quot;Dragon Medical Network Edition (DMNE)&quot;)" office:value-type="string" office:string-value="Dragon Medical Network Edition (DMNE)" calcext:value-type="string">
            <text:p>Dragon Medical Network Edition (DMNE)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09^&quot;;&quot;DSS Advanced Prosthetics Acquisition Tool (APAT)&quot;)" office:value-type="string" office:string-value="DSS Advanced Prosthetics Acquisition Tool (APAT)" calcext:value-type="string">
            <text:p>DSS Advanced Prosthetics Acquisition Tool (APAT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03^&quot;;&quot;DSS Dental Record Manager (DRM) Plus&quot;)" office:value-type="string" office:string-value="DSS Dental Record Manager (DRM) Plus" calcext:value-type="string">
            <text:p>DSS Dental Record Manager (DRM) Plus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70^&quot;;&quot;DSS Enterprise Manager&quot;)" office:value-type="string" office:string-value="DSS Enterprise Manager" calcext:value-type="string">
            <text:p>DSS Enterprise Manager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00^&quot;;&quot;DSS RadWise&quot;)" office:value-type="string" office:string-value="DSS RadWise" calcext:value-type="string">
            <text:p>DSS RadWise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15^&quot;;&quot;dtSearch&quot;)" office:value-type="string" office:string-value="dtSearch" calcext:value-type="string">
            <text:p>dtSearch</text:p>
          </table:table-cell>
          <table:table-cell table:style-name="ce5" office:value-type="string" calcext:value-type="string">
            <text:p>dtSearch Corp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39^&quot;;&quot;Dyna Computer Aided Detection (CAD)&quot;)" office:value-type="string" office:string-value="Dyna Computer Aided Detection (CAD)" calcext:value-type="string">
            <text:p>Dyna Computer Aided Detection (CAD)</text:p>
          </table:table-cell>
          <table:table-cell table:style-name="ce5" office:value-type="string" calcext:value-type="string">
            <text:p>Inviv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13^&quot;;&quot;Easy Document Creator&quot;)" office:value-type="string" office:string-value="Easy Document Creator" calcext:value-type="string">
            <text:p>Easy Document Creator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24^&quot;;&quot;EasyOne Connect&quot;)" office:value-type="string" office:string-value="EasyOne Connect" calcext:value-type="string">
            <text:p>EasyOne Connect</text:p>
          </table:table-cell>
          <table:table-cell table:style-name="ce5" office:value-type="string" calcext:value-type="string">
            <text:p>ndd Medical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72^&quot;;&quot;eCareManager&quot;)" office:value-type="string" office:string-value="eCareManager" calcext:value-type="string">
            <text:p>eCareManager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21^&quot;;&quot;eGain Knowledge+AI&quot;)" office:value-type="string" office:string-value="eGain Knowledge+AI" calcext:value-type="string">
            <text:p>eGain Knowledge+AI</text:p>
          </table:table-cell>
          <table:table-cell table:style-name="ce5" office:value-type="string" calcext:value-type="string">
            <text:p>eGai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85^&quot;;&quot;EIRIS Management Software&quot;)" office:value-type="string" office:string-value="EIRIS Management Software" calcext:value-type="string">
            <text:p>EIRIS Management Software</text:p>
          </table:table-cell>
          <table:table-cell table:style-name="ce5" office:value-type="string" calcext:value-type="string">
            <text:p>Elp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34^&quot;;&quot;eKinnex&quot;)" office:value-type="string" office:string-value="eKinnex" calcext:value-type="string">
            <text:p>eKinnex</text:p>
          </table:table-cell>
          <table:table-cell table:style-name="ce5" office:value-type="string" calcext:value-type="string">
            <text:p>Ergotr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32^&quot;;&quot;Electronic Data Capture (EDC)&quot;)" office:value-type="string" office:string-value="Electronic Data Capture (EDC)" calcext:value-type="string">
            <text:p>Electronic Data Capture (EDC)</text:p>
          </table:table-cell>
          <table:table-cell table:style-name="ce5" office:value-type="string" calcext:value-type="string">
            <text:p>Caly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00^&quot;;&quot;Elite Healthcare Supply Chain Management (SCM)&quot;)" office:value-type="string" office:string-value="Elite Healthcare Supply Chain Management (SCM)" calcext:value-type="string">
            <text:p>Elite Healthcare Supply Chain Management (SCM)</text:p>
          </table:table-cell>
          <table:table-cell table:style-name="ce5" office:value-type="string" calcext:value-type="string">
            <text:p>TECSY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18^&quot;;&quot;EncorePro 2&quot;)" office:value-type="string" office:string-value="EncorePro 2" calcext:value-type="string">
            <text:p>EncorePro 2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35^&quot;;&quot;EndoManager Imaging&quot;)" office:value-type="string" office:string-value="EndoManager Imaging" calcext:value-type="string">
            <text:p>EndoManager Imaging</text:p>
          </table:table-cell>
          <table:table-cell table:style-name="ce5" office:value-type="string" calcext:value-type="string">
            <text:p>NewCu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11^&quot;;&quot;EndoScan-V&quot;)" office:value-type="string" office:string-value="EndoScan-V" calcext:value-type="string">
            <text:p>EndoScan-V</text:p>
          </table:table-cell>
          <table:table-cell table:style-name="ce5" office:value-type="string" calcext:value-type="string">
            <text:p>Charles Riv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67^&quot;;&quot;EndoTool Glucose Management System&quot;)" office:value-type="string" office:string-value="EndoTool Glucose Management System" calcext:value-type="string">
            <text:p>EndoTool Glucose Management System</text:p>
          </table:table-cell>
          <table:table-cell table:style-name="ce5" office:value-type="string" calcext:value-type="string">
            <text:p>Monarch Medical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55^&quot;;&quot;EndoVault Electronic Health Record (EHR)&quot;)" office:value-type="string" office:string-value="EndoVault Electronic Health Record (EHR)" calcext:value-type="string">
            <text:p>EndoVault Electronic Health Record (EHR)</text:p>
          </table:table-cell>
          <table:table-cell table:style-name="ce5" office:value-type="string" calcext:value-type="string">
            <text:p>End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49^&quot;;&quot;Enghouse Interactive: Quality Management Suite&quot;)" office:value-type="string" office:string-value="Enghouse Interactive: Quality Management Suite" calcext:value-type="string">
            <text:p>Enghouse Interactive: Quality Management Suite</text:p>
          </table:table-cell>
          <table:table-cell table:style-name="ce5" office:value-type="string" calcext:value-type="string">
            <text:p>Enghouse Interacti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47^&quot;;&quot;Enterprise Imaging (EI)&quot;)" office:value-type="string" office:string-value="Enterprise Imaging (EI)" calcext:value-type="string">
            <text:p>Enterprise Imaging (EI)</text:p>
          </table:table-cell>
          <table:table-cell table:style-name="ce5" office:value-type="string" calcext:value-type="string">
            <text:p>AGFA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54^&quot;;&quot;Enterprise Records&quot;)" office:value-type="string" office:string-value="Enterprise Records" calcext:value-type="string">
            <text:p>Enterprise Records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70^&quot;;&quot;EPI Builder&quot;)" office:value-type="string" office:string-value="EPI Builder" calcext:value-type="string">
            <text:p>EPI Builder</text:p>
          </table:table-cell>
          <table:table-cell table:style-name="ce5" office:value-type="string" calcext:value-type="string">
            <text:p>Image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87^&quot;;&quot;Epi Info&quot;)" office:value-type="string" office:string-value="Epi Info" calcext:value-type="string">
            <text:p>Epi Info</text:p>
          </table:table-cell>
          <table:table-cell table:style-name="ce5" office:value-type="string" calcext:value-type="string">
            <text:p>Centers for Disease Control and Preven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14^&quot;;&quot;E-Plex Standard Software&quot;)" office:value-type="string" office:string-value="E-Plex Standard Software" calcext:value-type="string">
            <text:p>E-Plex Standard Software</text:p>
          </table:table-cell>
          <table:table-cell table:style-name="ce5" office:value-type="string" calcext:value-type="string">
            <text:p>dormakab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47^&quot;;&quot;ER/Studio Data Architect&quot;)" office:value-type="string" office:string-value="ER/Studio Data Architect" calcext:value-type="string">
            <text:p>ER/Studio Data Architect</text:p>
          </table:table-cell>
          <table:table-cell table:style-name="ce5" office:value-type="string" calcext:value-type="string">
            <text:p>Ide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85^&quot;;&quot;erwin Data Modeler&quot;)" office:value-type="string" office:string-value="erwin Data Modeler" calcext:value-type="string">
            <text:p>erwin Data Modeler</text:p>
          </table:table-cell>
          <table:table-cell table:style-name="ce5" office:value-type="string" calcext:value-type="string">
            <text:p>erwi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72^&quot;;&quot;Exercise Pro&quot;)" office:value-type="string" office:string-value="Exercise Pro" calcext:value-type="string">
            <text:p>Exercise Pro</text:p>
          </table:table-cell>
          <table:table-cell table:style-name="ce5" office:value-type="string" calcext:value-type="string">
            <text:p>BioEx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92^&quot;;&quot;Expert-24 Delivery Platform&quot;)" office:value-type="string" office:string-value="Expert-24 Delivery Platform" calcext:value-type="string">
            <text:p>Expert-24 Delivery Platform</text:p>
          </table:table-cell>
          <table:table-cell table:style-name="ce5" office:value-type="string" calcext:value-type="string">
            <text:p>Expert-24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093^&quot;;&quot;Extensible Markup Language (XML)Spy&quot;)" office:value-type="string" office:string-value="Extensible Markup Language (XML)Spy" calcext:value-type="string">
            <text:p>Extensible Markup Language (XML)Spy</text:p>
          </table:table-cell>
          <table:table-cell table:style-name="ce5" office:value-type="string" calcext:value-type="string">
            <text:p>Alto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30^&quot;;&quot;EyeSeeCam video head impulse test (vHIT)&quot;)" office:value-type="string" office:string-value="EyeSeeCam video head impulse test (vHIT)" calcext:value-type="string">
            <text:p>EyeSeeCam video head impulse test (vHIT)</text:p>
          </table:table-cell>
          <table:table-cell table:style-name="ce5" office:value-type="string" calcext:value-type="string">
            <text:p>Interacou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16^&quot;;&quot;Fast Application Programming Interface (FastAPI)&quot;)" office:value-type="string" office:string-value="Fast Application Programming Interface (FastAPI)" calcext:value-type="string">
            <text:p>Fast Application Programming Interface (FastAPI)</text:p>
          </table:table-cell>
          <table:table-cell table:style-name="ce5" office:value-type="string" calcext:value-type="string">
            <text:p>Sebasti&amp;#225;n Ram&amp;#237;rez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11^&quot;;&quot;Feith Document Database (FDD)&quot;)" office:value-type="string" office:string-value="Feith Document Database (FDD)" calcext:value-type="string">
            <text:p>Feith Document Database (FDD)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53^&quot;;&quot;FileNet eForms&quot;)" office:value-type="string" office:string-value="FileNet eForms" calcext:value-type="string">
            <text:p>FileNet eForms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61^&quot;;&quot;First DataBank (FDB) MedKnowledge&quot;)" office:value-type="string" office:string-value="First DataBank (FDB) MedKnowledge" calcext:value-type="string">
            <text:p>First DataBank (FDB) MedKnowledge</text:p>
          </table:table-cell>
          <table:table-cell table:style-name="ce5" office:value-type="string" calcext:value-type="string">
            <text:p>FDB First Databan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56^&quot;;&quot;FitPro Ultra Fit Test Software&quot;)" office:value-type="string" office:string-value="FitPro Ultra Fit Test Software" calcext:value-type="string">
            <text:p>FitPro Ultra Fit Test Software</text:p>
          </table:table-cell>
          <table:table-cell table:style-name="ce5" office:value-type="string" calcext:value-type="string">
            <text:p>TSI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77^&quot;;&quot;Flow Cytometry Standards (FCS) Express&quot;)" office:value-type="string" office:string-value="Flow Cytometry Standards (FCS) Express" calcext:value-type="string">
            <text:p>Flow Cytometry Standards (FCS) Express</text:p>
          </table:table-cell>
          <table:table-cell table:style-name="ce5" office:value-type="string" calcext:value-type="string">
            <text:p>De Novo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32^&quot;;&quot;FlowBreeze&quot;)" office:value-type="string" office:string-value="FlowBreeze" calcext:value-type="string">
            <text:p>FlowBreeze</text:p>
          </table:table-cell>
          <table:table-cell table:style-name="ce5" office:value-type="string" calcext:value-type="string">
            <text:p>BreezeTre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66^&quot;;&quot;Fluent NHibernate&quot;)" office:value-type="string" office:string-value="Fluent NHibernate" calcext:value-type="string">
            <text:p>Fluent NHibernate</text:p>
          </table:table-cell>
          <table:table-cell table:style-name="ce5" office:value-type="string" calcext:value-type="string">
            <text:p>James Grego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38^&quot;;&quot;Flyway&quot;)" office:value-type="string" office:string-value="Flyway" calcext:value-type="string">
            <text:p>Flyway</text:p>
          </table:table-cell>
          <table:table-cell table:style-name="ce5" office:value-type="string" calcext:value-type="string">
            <text:p>Red 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03^&quot;;&quot;FME Desktop&quot;)" office:value-type="string" office:string-value="FME Desktop" calcext:value-type="string">
            <text:p>FME Desktop</text:p>
          </table:table-cell>
          <table:table-cell table:style-name="ce5" office:value-type="string" calcext:value-type="string">
            <text:p>Safe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03^&quot;;&quot;FocusCare&quot;)" office:value-type="string" office:string-value="FocusCare" calcext:value-type="string">
            <text:p>FocusCare</text:p>
          </table:table-cell>
          <table:table-cell table:style-name="ce5" office:value-type="string" calcext:value-type="string">
            <text:p>West-Com Nurse Call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57^&quot;;&quot;Food Processor Nutrition Analysis Software&quot;)" office:value-type="string" office:string-value="Food Processor Nutrition Analysis Software" calcext:value-type="string">
            <text:p>Food Processor Nutrition Analysis Software</text:p>
          </table:table-cell>
          <table:table-cell table:style-name="ce5" office:value-type="string" calcext:value-type="string">
            <text:p>Esha Resear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26^&quot;;&quot;FreeStyle CoPilot Health Management System&quot;)" office:value-type="string" office:string-value="FreeStyle CoPilot Health Management System" calcext:value-type="string">
            <text:p>FreeStyle CoPilot Health Management System</text:p>
          </table:table-cell>
          <table:table-cell table:style-name="ce5" office:value-type="string" calcext:value-type="string">
            <text:p>Abbot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25^&quot;;&quot;Freezerworks Sample Management Software&quot;)" office:value-type="string" office:string-value="Freezerworks Sample Management Software" calcext:value-type="string">
            <text:p>Freezerworks Sample Management Software</text:p>
          </table:table-cell>
          <table:table-cell table:style-name="ce5" office:value-type="string" calcext:value-type="string">
            <text:p>Dataworks Development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36^&quot;;&quot;Frontier&quot;)" office:value-type="string" office:string-value="Frontier" calcext:value-type="string">
            <text:p>Frontier</text:p>
          </table:table-cell>
          <table:table-cell table:style-name="ce5" office:value-type="string" calcext:value-type="string">
            <text:p>Userlan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13^&quot;;&quot;Fujitsu NetCOBOL&quot;)" office:value-type="string" office:string-value="Fujitsu NetCOBOL" calcext:value-type="string">
            <text:p>Fujitsu NetCOBOL</text:p>
          </table:table-cell>
          <table:table-cell table:style-name="ce5" office:value-type="string" calcext:value-type="string">
            <text:p>Adaptige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52^&quot;;&quot;Fusion Server&quot;)" office:value-type="string" office:string-value="Fusion Server" calcext:value-type="string">
            <text:p>Fusion Server</text:p>
          </table:table-cell>
          <table:table-cell table:style-name="ce5" office:value-type="string" calcext:value-type="string">
            <text:p>Lucid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26^&quot;;&quot;FusionReactor&quot;)" office:value-type="string" office:string-value="FusionReactor" calcext:value-type="string">
            <text:p>FusionReactor</text:p>
          </table:table-cell>
          <table:table-cell table:style-name="ce5" office:value-type="string" calcext:value-type="string">
            <text:p>Intergr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89^&quot;;&quot;GAUSS Platform&quot;)" office:value-type="string" office:string-value="GAUSS Platform" calcext:value-type="string">
            <text:p>GAUSS Platform</text:p>
          </table:table-cell>
          <table:table-cell table:style-name="ce5" office:value-type="string" calcext:value-type="string">
            <text:p>Ap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34^&quot;;&quot;GE Capsule Aggregator&quot;)" office:value-type="string" office:string-value="GE Capsule Aggregator" calcext:value-type="string">
            <text:p>GE Capsule Aggregator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94^&quot;;&quot;Geneious&quot;)" office:value-type="string" office:string-value="Geneious" calcext:value-type="string">
            <text:p>Geneious</text:p>
          </table:table-cell>
          <table:table-cell table:style-name="ce5" office:value-type="string" calcext:value-type="string">
            <text:p>Geneio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17^&quot;;&quot;Genie&quot;)" office:value-type="string" office:string-value="Genie" calcext:value-type="string">
            <text:p>Genie</text:p>
          </table:table-cell>
          <table:table-cell table:style-name="ce5" office:value-type="string" calcext:value-type="string">
            <text:p>Otic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27^&quot;;&quot;GenISIS Participant Recruitment and Enrollment (PRE)&quot;)" office:value-type="string" office:string-value="GenISIS Participant Recruitment and Enrollment (PRE)" calcext:value-type="string">
            <text:p>GenISIS Participant Recruitment and Enrollment (PRE)</text:p>
          </table:table-cell>
          <table:table-cell table:style-name="ce5" office:value-type="string" calcext:value-type="string">
            <text:p>VA OIT Product Developme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14^&quot;;&quot;Genomic Data Commons (GDC) Data Transfer Tool&quot;)" office:value-type="string" office:string-value="Genomic Data Commons (GDC) Data Transfer Tool" calcext:value-type="string">
            <text:p>Genomic Data Commons (GDC) Data Transfer Tool</text:p>
          </table:table-cell>
          <table:table-cell table:style-name="ce5" office:value-type="string" calcext:value-type="string">
            <text:p>National Cancer Institute (NC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62^&quot;;&quot;Global Telehealth Services (GTS) VirtualHealth&quot;)" office:value-type="string" office:string-value="Global Telehealth Services (GTS) VirtualHealth" calcext:value-type="string">
            <text:p>Global Telehealth Services (GTS) VirtualHealth</text:p>
          </table:table-cell>
          <table:table-cell table:style-name="ce5" office:value-type="string" calcext:value-type="string">
            <text:p>Global Telehealth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70^&quot;;&quot;Green’s Advanced Interpretation (AI) Program&quot;)" office:value-type="string" office:string-value="Green’s Advanced Interpretation (AI) Program" calcext:value-type="string">
            <text:p>Green’s Advanced Interpretation (AI) Program</text:p>
          </table:table-cell>
          <table:table-cell table:style-name="ce5" office:value-type="string" calcext:value-type="string">
            <text:p>Green&amp;#39;s Publish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96^&quot;;&quot;Guardrails Suite MX&quot;)" office:value-type="string" office:string-value="Guardrails Suite MX" calcext:value-type="string">
            <text:p>Guardrails Suite MX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56^&quot;;&quot;HammerDB&quot;)" office:value-type="string" office:string-value="HammerDB" calcext:value-type="string">
            <text:p>HammerDB</text:p>
          </table:table-cell>
          <table:table-cell table:style-name="ce5" office:value-type="string" calcext:value-type="string">
            <text:p>HammerD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57^&quot;;&quot;Health Literacy Advisor&quot;)" office:value-type="string" office:string-value="Health Literacy Advisor" calcext:value-type="string">
            <text:p>Health Literacy Advisor</text:p>
          </table:table-cell>
          <table:table-cell table:style-name="ce5" office:value-type="string" calcext:value-type="string">
            <text:p>Health Literacy Innovation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876^&quot;;&quot;Hemostasis Management System Plus External Data Manager (HMS Plus EDM)&quot;)" office:value-type="string" office:string-value="Hemostasis Management System Plus External Data Manager (HMS Plus EDM)" calcext:value-type="string">
            <text:p>Hemostasis Management System Plus External Data Manager (HMS Plus EDM)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30^&quot;;&quot;HI-IQ Interventional Radiology Information System (IRIS)&quot;)" office:value-type="string" office:string-value="HI-IQ Interventional Radiology Information System (IRIS)" calcext:value-type="string">
            <text:p>HI-IQ Interventional Radiology Information System (IRIS)</text:p>
          </table:table-cell>
          <table:table-cell table:style-name="ce5" office:value-type="string" calcext:value-type="string">
            <text:p>ConexSy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40^&quot;;&quot;HistoTrac&quot;)" office:value-type="string" office:string-value="HistoTrac" calcext:value-type="string">
            <text:p>HistoTrac</text:p>
          </table:table-cell>
          <table:table-cell table:style-name="ce5" office:value-type="string" calcext:value-type="string">
            <text:p>Thermo Fisher Scientif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44^&quot;;&quot;HT Pro&quot;)" office:value-type="string" office:string-value="HT Pro" calcext:value-type="string">
            <text:p>HT Pro</text:p>
          </table:table-cell>
          <table:table-cell table:style-name="ce5" office:value-type="string" calcext:value-type="string">
            <text:p>Workplace Integ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10^&quot;;&quot;Human Leukocyte Antigen (HLA) In Vitro Diagnostic (IVD) Fusion&quot;)" office:value-type="string" office:string-value="Human Leukocyte Antigen (HLA) In Vitro Diagnostic (IVD) Fusion" calcext:value-type="string">
            <text:p>Human Leukocyte Antigen (HLA) In Vitro Diagnostic (IVD) Fusion</text:p>
          </table:table-cell>
          <table:table-cell table:style-name="ce5" office:value-type="string" calcext:value-type="string">
            <text:p>One Lambd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07^&quot;;&quot;Huron Healthcare Revenue Workflow Management Tools&quot;)" office:value-type="string" office:string-value="Huron Healthcare Revenue Workflow Management Tools" calcext:value-type="string">
            <text:p>Huron Healthcare Revenue Workflow Management Tools</text:p>
          </table:table-cell>
          <table:table-cell table:style-name="ce5" office:value-type="string" calcext:value-type="string">
            <text:p>Huron Consulting Group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22^&quot;;&quot;Hyland Pacsgear Gear View Quality Control (QC)&quot;)" office:value-type="string" office:string-value="Hyland Pacsgear Gear View Quality Control (QC)" calcext:value-type="string">
            <text:p>Hyland Pacsgear Gear View Quality Control (QC)</text:p>
          </table:table-cell>
          <table:table-cell table:style-name="ce5" office:value-type="string" calcext:value-type="string">
            <text:p>Hyland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53^&quot;;&quot;HyperScience&quot;)" office:value-type="string" office:string-value="HyperScience" calcext:value-type="string">
            <text:p>HyperScience</text:p>
          </table:table-cell>
          <table:table-cell table:style-name="ce5" office:value-type="string" calcext:value-type="string">
            <text:p>HyperScie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23^&quot;;&quot;iGrafx Process for Six Sigma&quot;)" office:value-type="string" office:string-value="iGrafx Process for Six Sigma" calcext:value-type="string">
            <text:p>iGrafx Process for Six Sigma</text:p>
          </table:table-cell>
          <table:table-cell table:style-name="ce5" office:value-type="string" calcext:value-type="string">
            <text:p>iGraf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23^&quot;;&quot;Iguana&quot;)" office:value-type="string" office:string-value="Iguana" calcext:value-type="string">
            <text:p>Iguana</text:p>
          </table:table-cell>
          <table:table-cell table:style-name="ce5" office:value-type="string" calcext:value-type="string">
            <text:p>InterFace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58^&quot;;&quot;Image Processing Toolbox&quot;)" office:value-type="string" office:string-value="Image Processing Toolbox" calcext:value-type="string">
            <text:p>Image Processing Toolbox</text:p>
          </table:table-cell>
          <table:table-cell table:style-name="ce5" office:value-type="string" calcext:value-type="string">
            <text:p>Math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26^&quot;;&quot;IMAGEnet&quot;)" office:value-type="string" office:string-value="IMAGEnet" calcext:value-type="string">
            <text:p>IMAGEnet</text:p>
          </table:table-cell>
          <table:table-cell table:style-name="ce5" office:value-type="string" calcext:value-type="string">
            <text:p>TOPC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72^&quot;;&quot;imagePROGRAF Print Plug-In for Office&quot;)" office:value-type="string" office:string-value="imagePROGRAF Print Plug-In for Office" calcext:value-type="string">
            <text:p>imagePROGRAF Print Plug-In for Office</text:p>
          </table:table-cell>
          <table:table-cell table:style-name="ce5" office:value-type="string" calcext:value-type="string">
            <text:p>Can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27^&quot;;&quot;iMedConsent&quot;)" office:value-type="string" office:string-value="iMedConsent" calcext:value-type="string">
            <text:p>iMedConsent</text:p>
          </table:table-cell>
          <table:table-cell table:style-name="ce5" office:value-type="string" calcext:value-type="string">
            <text:p>Taylor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28^&quot;;&quot;IMPAX&quot;)" office:value-type="string" office:string-value="IMPAX" calcext:value-type="string">
            <text:p>IMPAX</text:p>
          </table:table-cell>
          <table:table-cell table:style-name="ce5" office:value-type="string" calcext:value-type="string">
            <text:p>AGFA HealthCar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34^&quot;;&quot;Imprivata Caradigm Single Sign-On (SSO) and Context Management (CM)&quot;)" office:value-type="string" office:string-value="Imprivata Caradigm Single Sign-On (SSO) and Context Management (CM)" calcext:value-type="string">
            <text:p>Imprivata Caradigm Single Sign-On (SSO) and Context Management (CM)</text:p>
          </table:table-cell>
          <table:table-cell table:style-name="ce5" office:value-type="string" calcext:value-type="string">
            <text:p>Imprivata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58^&quot;;&quot;InCare Equipment Tracking System&quot;)" office:value-type="string" office:string-value="InCare Equipment Tracking System" calcext:value-type="string">
            <text:p>InCare Equipment Tracking System</text:p>
          </table:table-cell>
          <table:table-cell table:style-name="ce5" office:value-type="string" calcext:value-type="string">
            <text:p>Agiliti Health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25^&quot;;&quot;Infinity Analyze&quot;)" office:value-type="string" office:string-value="Infinity Analyze" calcext:value-type="string">
            <text:p>Infinity Analyze</text:p>
          </table:table-cell>
          <table:table-cell table:style-name="ce5" office:value-type="string" calcext:value-type="string">
            <text:p>Teledyne Vision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79^&quot;;&quot;Info HQ&quot;)" office:value-type="string" office:string-value="Info HQ" calcext:value-type="string">
            <text:p>Info HQ</text:p>
          </table:table-cell>
          <table:table-cell table:style-name="ce5" office:value-type="string" calcext:value-type="string">
            <text:p>Abbot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42^&quot;;&quot;Informatica Data Quality&quot;)" office:value-type="string" office:string-value="Informatica Data Quality" calcext:value-type="string">
            <text:p>Informatica Data Quality</text:p>
          </table:table-cell>
          <table:table-cell table:style-name="ce5" office:value-type="string" calcext:value-type="string">
            <text:p>Informa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85^&quot;;&quot;Informatica Enterprise Information Catalog&quot;)" office:value-type="string" office:string-value="Informatica Enterprise Information Catalog" calcext:value-type="string">
            <text:p>Informatica Enterprise Information Catalog</text:p>
          </table:table-cell>
          <table:table-cell table:style-name="ce5" office:value-type="string" calcext:value-type="string">
            <text:p>Informa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43^&quot;;&quot;Informatica Identity Resolution&quot;)" office:value-type="string" office:string-value="Informatica Identity Resolution" calcext:value-type="string">
            <text:p>Informatica Identity Resolution</text:p>
          </table:table-cell>
          <table:table-cell table:style-name="ce5" office:value-type="string" calcext:value-type="string">
            <text:p>Informa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04^&quot;;&quot;Informatica Master Data Management (MDM) Multidomain&quot;)" office:value-type="string" office:string-value="Informatica Master Data Management (MDM) Multidomain" calcext:value-type="string">
            <text:p>Informatica Master Data Management (MDM) Multidomain</text:p>
          </table:table-cell>
          <table:table-cell table:style-name="ce5" office:value-type="string" calcext:value-type="string">
            <text:p>Informa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44^&quot;;&quot;Informatica PowerCenter&quot;)" office:value-type="string" office:string-value="Informatica PowerCenter" calcext:value-type="string">
            <text:p>Informatica PowerCenter</text:p>
          </table:table-cell>
          <table:table-cell table:style-name="ce5" office:value-type="string" calcext:value-type="string">
            <text:p>Informa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15^&quot;;&quot;InfoSphere Master Data Management (MDM)&quot;)" office:value-type="string" office:string-value="InfoSphere Master Data Management (MDM)" calcext:value-type="string">
            <text:p>InfoSphere Master Data Management (MDM)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27^&quot;;&quot;InfoSphere Optim Test Data Management&quot;)" office:value-type="string" office:string-value="InfoSphere Optim Test Data Management" calcext:value-type="string">
            <text:p>InfoSphere Optim Test Data Management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7755^&quot;;&quot;Innovian Non-Clinical Anesthesia Record Keeping Clinical Information System&quot;)" office:value-type="string" office:string-value="Innovian Non-Clinical Anesthesia Record Keeping Clinical Information System" calcext:value-type="string">
            <text:p>Innovian Non-Clinical Anesthesia Record Keeping Clinical Information System</text:p>
          </table:table-cell>
          <table:table-cell table:style-name="ce5" office:value-type="string" calcext:value-type="string">
            <text:p>Draeger Medic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27^&quot;;&quot;Inquisit Web&quot;)" office:value-type="string" office:string-value="Inquisit Web" calcext:value-type="string">
            <text:p>Inquisit Web</text:p>
          </table:table-cell>
          <table:table-cell table:style-name="ce5" office:value-type="string" calcext:value-type="string">
            <text:p>Millisecond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30^&quot;;&quot;Inspire X&quot;)" office:value-type="string" office:string-value="Inspire X" calcext:value-type="string">
            <text:p>Inspire X</text:p>
          </table:table-cell>
          <table:table-cell table:style-name="ce5" office:value-type="string" calcext:value-type="string">
            <text:p>Starke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36^&quot;;&quot;InstallShield&quot;)" office:value-type="string" office:string-value="InstallShield" calcext:value-type="string">
            <text:p>InstallShield</text:p>
          </table:table-cell>
          <table:table-cell table:style-name="ce5" office:value-type="string" calcext:value-type="string">
            <text:p>Revene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46^&quot;;&quot;Integrated Research Information System (iRIS)&quot;)" office:value-type="string" office:string-value="Integrated Research Information System (iRIS)" calcext:value-type="string">
            <text:p>Integrated Research Information System (iRIS)</text:p>
          </table:table-cell>
          <table:table-cell table:style-name="ce5" office:value-type="string" calcext:value-type="string">
            <text:p>iMedRI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513^&quot;;&quot;Integrated Visual and Auditory (IVA)-2 Continuous Performance Test (CPT)&quot;)" office:value-type="string" office:string-value="Integrated Visual and Auditory (IVA)-2 Continuous Performance Test (CPT)" calcext:value-type="string">
            <text:p>Integrated Visual and Auditory (IVA)-2 Continuous Performance Test (CPT)</text:p>
          </table:table-cell>
          <table:table-cell table:style-name="ce5" office:value-type="string" calcext:value-type="string">
            <text:p>BrainTrain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52^&quot;;&quot;inteleWare&quot;)" office:value-type="string" office:string-value="inteleWare" calcext:value-type="string">
            <text:p>inteleWare</text:p>
          </table:table-cell>
          <table:table-cell table:style-name="ce5" office:value-type="string" calcext:value-type="string">
            <text:p>PickPoi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92^&quot;;&quot;IntelliBridge Enterprise (IBE)&quot;)" office:value-type="string" office:string-value="IntelliBridge Enterprise (IBE)" calcext:value-type="string">
            <text:p>IntelliBridge Enterprise (IBE)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42^&quot;;&quot;IntelliJ IDEA&quot;)" office:value-type="string" office:string-value="IntelliJ IDEA" calcext:value-type="string">
            <text:p>IntelliJ IDEA</text:p>
          </table:table-cell>
          <table:table-cell table:style-name="ce5" office:value-type="string" calcext:value-type="string">
            <text:p>JetBra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37^&quot;;&quot;IntelliSpace Cardiovascular (ISCV)&quot;)" office:value-type="string" office:string-value="IntelliSpace Cardiovascular (ISCV)" calcext:value-type="string">
            <text:p>IntelliSpace Cardiovascular (ISCV)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42^&quot;;&quot;IntelliSpace Portal&quot;)" office:value-type="string" office:string-value="IntelliSpace Portal" calcext:value-type="string">
            <text:p>IntelliSpace Portal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09^&quot;;&quot;IntelliSpace Radiology&quot;)" office:value-type="string" office:string-value="IntelliSpace Radiology" calcext:value-type="string">
            <text:p>IntelliSpace Radiology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93^&quot;;&quot;IntelliSpace Radiology Enterprise&quot;)" office:value-type="string" office:string-value="IntelliSpace Radiology Enterprise" calcext:value-type="string">
            <text:p>IntelliSpace Radiology Enterprise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34^&quot;;&quot;Intensive Care Unit (ICU) Medical MedNet&quot;)" office:value-type="string" office:string-value="Intensive Care Unit (ICU) Medical MedNet" calcext:value-type="string">
            <text:p>Intensive Care Unit (ICU) Medical MedNet</text:p>
          </table:table-cell>
          <table:table-cell table:style-name="ce5" office:value-type="string" calcext:value-type="string">
            <text:p>ICU Medical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72^&quot;;&quot;International Business Machine (IBM) App Connect Enterprise (ACE)&quot;)" office:value-type="string" office:string-value="International Business Machine (IBM) App Connect Enterprise (ACE)" calcext:value-type="string">
            <text:p>International Business Machine (IBM) App Connect Enterprise (ACE)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03^&quot;;&quot;International Business Machines (IBM) Decision Optimization Center&quot;)" office:value-type="string" office:string-value="International Business Machines (IBM) Decision Optimization Center" calcext:value-type="string">
            <text:p>International Business Machines (IBM) Decision Optimization Cent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98^&quot;;&quot;International Business Machines (IBM) FileNet Capture&quot;)" office:value-type="string" office:string-value="International Business Machines (IBM) FileNet Capture" calcext:value-type="string">
            <text:p>International Business Machines (IBM) FileNet Capture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52^&quot;;&quot;International Business Machines (IBM) FileNet Content Manager&quot;)" office:value-type="string" office:string-value="International Business Machines (IBM) FileNet Content Manager" calcext:value-type="string">
            <text:p>International Business Machines (IBM) FileNet Content Manag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85^&quot;;&quot;International Business Machines (IBM) InfoSphere Information Server&quot;)" office:value-type="string" office:string-value="International Business Machines (IBM) InfoSphere Information Server" calcext:value-type="string">
            <text:p>International Business Machines (IBM) InfoSphere Information Serv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19^&quot;;&quot;International Business Machines (IBM) Message Queue (MQ)&quot;)" office:value-type="string" office:string-value="International Business Machines (IBM) Message Queue (MQ)" calcext:value-type="string">
            <text:p>International Business Machines (IBM) Message Queue (MQ)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596^&quot;;&quot;International Business Machines (IBM) Sterling Business-to-Business (B2B) Integrator&quot;)" office:value-type="string" office:string-value="International Business Machines (IBM) Sterling Business-to-Business (B2B) Integrator" calcext:value-type="string">
            <text:p>International Business Machines (IBM) Sterling Business-to-Business (B2B) Integrato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6521^&quot;;&quot;International Business Machines (IBM) Sterling Transformation Extender (STE)&quot;)" office:value-type="string" office:string-value="International Business Machines (IBM) Sterling Transformation Extender (STE)" calcext:value-type="string">
            <text:p>International Business Machines (IBM) Sterling Transformation Extender (STE)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19^&quot;;&quot;International Business Machines (IBM) UrbanCode Deploy&quot;)" office:value-type="string" office:string-value="International Business Machines (IBM) UrbanCode Deploy" calcext:value-type="string">
            <text:p>International Business Machines (IBM) UrbanCode Deploy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82^&quot;;&quot;Intesys Clinical Suite (ICS)&quot;)" office:value-type="string" office:string-value="Intesys Clinical Suite (ICS)" calcext:value-type="string">
            <text:p>Intesys Clinical Suite (ICS)</text:p>
          </table:table-cell>
          <table:table-cell table:style-name="ce5" office:value-type="string" calcext:value-type="string">
            <text:p>Spacelab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42^&quot;;&quot;Intrigma&quot;)" office:value-type="string" office:string-value="Intrigma" calcext:value-type="string">
            <text:p>Intrigma</text:p>
          </table:table-cell>
          <table:table-cell table:style-name="ce5" office:value-type="string" calcext:value-type="string">
            <text:p>Intrig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07^&quot;;&quot;Intuitive Reliable Interoperative Scalable (IRIS) for Health&quot;)" office:value-type="string" office:string-value="Intuitive Reliable Interoperative Scalable (IRIS) for Health" calcext:value-type="string">
            <text:p>Intuitive Reliable Interoperative Scalable (IRIS) for Health</text:p>
          </table:table-cell>
          <table:table-cell table:style-name="ce5" office:value-type="string" calcext:value-type="string">
            <text:p>Inter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07^&quot;;&quot;Inventory Control&quot;)" office:value-type="string" office:string-value="Inventory Control" calcext:value-type="string">
            <text:p>Inventory Control</text:p>
          </table:table-cell>
          <table:table-cell table:style-name="ce5" office:value-type="string" calcext:value-type="string">
            <text:p>Wasp Barcode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57^&quot;;&quot;InVision InSite&quot;)" office:value-type="string" office:string-value="InVision InSite" calcext:value-type="string">
            <text:p>InVision InSite</text:p>
          </table:table-cell>
          <table:table-cell table:style-name="ce5" office:value-type="string" calcext:value-type="string">
            <text:p>Cartegrap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13^&quot;;&quot;InvoTech Uniform System&quot;)" office:value-type="string" office:string-value="InvoTech Uniform System" calcext:value-type="string">
            <text:p>InvoTech Uniform System</text:p>
          </table:table-cell>
          <table:table-cell table:style-name="ce5" office:value-type="string" calcext:value-type="string">
            <text:p>Invo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21^&quot;;&quot;iViews Imaging System&quot;)" office:value-type="string" office:string-value="iViews Imaging System" calcext:value-type="string">
            <text:p>iViews Imaging System</text:p>
          </table:table-cell>
          <table:table-cell table:style-name="ce5" office:value-type="string" calcext:value-type="string">
            <text:p>iViews Imaging System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95^&quot;;&quot;iWay Service Manager&quot;)" office:value-type="string" office:string-value="iWay Service Manager" calcext:value-type="string">
            <text:p>iWay Service Manager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29^&quot;;&quot;J2 Settings Framework&quot;)" office:value-type="string" office:string-value="J2 Settings Framework" calcext:value-type="string">
            <text:p>J2 Settings Framework</text:p>
          </table:table-cell>
          <table:table-cell table:style-name="ce5" office:value-type="string" calcext:value-type="string">
            <text:p>J2 Interacti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34^&quot;;&quot;JasperReports Server&quot;)" office:value-type="string" office:string-value="JasperReports Server" calcext:value-type="string">
            <text:p>JasperReports Server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16^&quot;;&quot;Jaspersoft Studio&quot;)" office:value-type="string" office:string-value="Jaspersoft Studio" calcext:value-type="string">
            <text:p>Jaspersoft Studio</text:p>
          </table:table-cell>
          <table:table-cell table:style-name="ce5" office:value-type="string" calcext:value-type="string">
            <text:p>Jasper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002^&quot;;&quot;Java Business Process Management (jBPM)&quot;)" office:value-type="string" office:string-value="Java Business Process Management (jBPM)" calcext:value-type="string">
            <text:p>Java Business Process Management (jBPM)</text:p>
          </table:table-cell>
          <table:table-cell table:style-name="ce5" office:value-type="string" calcext:value-type="string">
            <text:p>Red Ha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78^&quot;;&quot;JBoss Java Transaction Application Programming Interface (JTA)&quot;)" office:value-type="string" office:string-value="JBoss Java Transaction Application Programming Interface (JTA)" calcext:value-type="string">
            <text:p>JBoss Java Transaction Application Programming Interface (JTA)</text:p>
          </table:table-cell>
          <table:table-cell table:style-name="ce5" office:value-type="string" calcext:value-type="string">
            <text:p>JBo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43^&quot;;&quot;JIRA&quot;)" office:value-type="string" office:string-value="JIRA" calcext:value-type="string">
            <text:p>JIRA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44^&quot;;&quot;JIRA Service Management&quot;)" office:value-type="string" office:string-value="JIRA Service Management" calcext:value-type="string">
            <text:p>JIRA Service Management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19^&quot;;&quot;JMP Software&quot;)" office:value-type="string" office:string-value="JMP Software" calcext:value-type="string">
            <text:p>JMP Software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24^&quot;;&quot;JTB FlexReport&quot;)" office:value-type="string" office:string-value="JTB FlexReport" calcext:value-type="string">
            <text:p>JTB FlexReport</text:p>
          </table:table-cell>
          <table:table-cell table:style-name="ce5" office:value-type="string" calcext:value-type="string">
            <text:p>JTB Worl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94^&quot;;&quot;KBMMemTable&quot;)" office:value-type="string" office:string-value="KBMMemTable" calcext:value-type="string">
            <text:p>KBMMemTable</text:p>
          </table:table-cell>
          <table:table-cell table:style-name="ce5" office:value-type="string" calcext:value-type="string">
            <text:p>Components4Develop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76^&quot;;&quot;Kentico Content Management System (CMS)&quot;)" office:value-type="string" office:string-value="Kentico Content Management System (CMS)" calcext:value-type="string">
            <text:p>Kentico Content Management System (CMS)</text:p>
          </table:table-cell>
          <table:table-cell table:style-name="ce5" office:value-type="string" calcext:value-type="string">
            <text:p>Kentico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74^&quot;;&quot;Knowledge Portal for BD Pyxis Medication Technologies&quot;)" office:value-type="string" office:string-value="Knowledge Portal for BD Pyxis Medication Technologies" calcext:value-type="string">
            <text:p>Knowledge Portal for BD Pyxis Medication Technologies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32^&quot;;&quot;Koerber (K&amp;#246;rber) Supply Chain K Motion Warehouse Advantage&quot;)" office:value-type="string" office:string-value="Koerber (K&amp;#246;rber) Supply Chain K Motion Warehouse Advantage" calcext:value-type="string">
            <text:p>Koerber (K&amp;#246;rber) Supply Chain K Motion Warehouse Advantage</text:p>
          </table:table-cell>
          <table:table-cell table:style-name="ce5" office:value-type="string" calcext:value-type="string">
            <text:p>Koerb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63^&quot;;&quot;Kofax Capture&quot;)" office:value-type="string" office:string-value="Kofax Capture" calcext:value-type="string">
            <text:p>Kofax Capture</text:p>
          </table:table-cell>
          <table:table-cell table:style-name="ce5" office:value-type="string" calcext:value-type="string">
            <text:p>Kofax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55^&quot;;&quot;Kofax Transformation Modules (KTM)&quot;)" office:value-type="string" office:string-value="Kofax Transformation Modules (KTM)" calcext:value-type="string">
            <text:p>Kofax Transformation Modules (KTM)</text:p>
          </table:table-cell>
          <table:table-cell table:style-name="ce5" office:value-type="string" calcext:value-type="string">
            <text:p>Kofax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94^&quot;;&quot;K-Soft&quot;)" office:value-type="string" office:string-value="K-Soft" calcext:value-type="string">
            <text:p>K-Soft</text:p>
          </table:table-cell>
          <table:table-cell table:style-name="ce5" office:value-type="string" calcext:value-type="string">
            <text:p>Ottobo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54^&quot;;&quot;LABLION Laboratory Information System (LIS)&quot;)" office:value-type="string" office:string-value="LABLION Laboratory Information System (LIS)" calcext:value-type="string">
            <text:p>LABLION Laboratory Information System (LIS)</text:p>
          </table:table-cell>
          <table:table-cell table:style-name="ce5" office:value-type="string" calcext:value-type="string">
            <text:p>LABL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51^&quot;;&quot;Labtrac Enterprise&quot;)" office:value-type="string" office:string-value="Labtrac Enterprise" calcext:value-type="string">
            <text:p>Labtrac Enterprise</text:p>
          </table:table-cell>
          <table:table-cell table:style-name="ce5" office:value-type="string" calcext:value-type="string">
            <text:p>Inventrix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95^&quot;;&quot;LabVantage Biobanking&quot;)" office:value-type="string" office:string-value="LabVantage Biobanking" calcext:value-type="string">
            <text:p>LabVantage Biobanking</text:p>
          </table:table-cell>
          <table:table-cell table:style-name="ce5" office:value-type="string" calcext:value-type="string">
            <text:p>LabVantag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55^&quot;;&quot;LabVIEW Professional Development System&quot;)" office:value-type="string" office:string-value="LabVIEW Professional Development System" calcext:value-type="string">
            <text:p>LabVIEW Professional Development System</text:p>
          </table:table-cell>
          <table:table-cell table:style-name="ce5" office:value-type="string" calcext:value-type="string">
            <text:p>National Instrumen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01^&quot;;&quot;Leaf Patient Mobility Monitoring System&quot;)" office:value-type="string" office:string-value="Leaf Patient Mobility Monitoring System" calcext:value-type="string">
            <text:p>Leaf Patient Mobility Monitoring System</text:p>
          </table:table-cell>
          <table:table-cell table:style-name="ce5" office:value-type="string" calcext:value-type="string">
            <text:p>Smith+Nephe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03^&quot;;&quot;Lectora Inspire&quot;)" office:value-type="string" office:string-value="Lectora Inspire" calcext:value-type="string">
            <text:p>Lectora Inspire</text:p>
          </table:table-cell>
          <table:table-cell table:style-name="ce5" office:value-type="string" calcext:value-type="string">
            <text:p>Trivantis Corporation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69^&quot;;&quot;LifePRO&quot;)" office:value-type="string" office:string-value="LifePRO" calcext:value-type="string">
            <text:p>LifePRO</text:p>
          </table:table-cell>
          <table:table-cell table:style-name="ce5" office:value-type="string" calcext:value-type="string">
            <text:p>EX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26^&quot;;&quot;Linguistic Inquiry and Word Count (LIWC)&quot;)" office:value-type="string" office:string-value="Linguistic Inquiry and Word Count (LIWC)" calcext:value-type="string">
            <text:p>Linguistic Inquiry and Word Count (LIWC)</text:p>
          </table:table-cell>
          <table:table-cell table:style-name="ce5" office:value-type="string" calcext:value-type="string">
            <text:p>Pennebaker Conglomerat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79^&quot;;&quot;LinkSolv Record Linkage Software&quot;)" office:value-type="string" office:string-value="LinkSolv Record Linkage Software" calcext:value-type="string">
            <text:p>LinkSolv Record Linkage Software</text:p>
          </table:table-cell>
          <table:table-cell table:style-name="ce5" office:value-type="string" calcext:value-type="string">
            <text:p>Strategic Matching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36^&quot;;&quot;LINQPad (Language-Integrated Query)&quot;)" office:value-type="string" office:string-value="LINQPad (Language-Integrated Query)" calcext:value-type="string">
            <text:p>LINQPad (Language-Integrated Query)</text:p>
          </table:table-cell>
          <table:table-cell table:style-name="ce5" office:value-type="string" calcext:value-type="string">
            <text:p>Joseph Albahar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03^&quot;;&quot;Linx&quot;)" office:value-type="string" office:string-value="Linx" calcext:value-type="string">
            <text:p>Linx</text:p>
          </table:table-cell>
          <table:table-cell table:style-name="ce5" office:value-type="string" calcext:value-type="string">
            <text:p>Blatchford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25^&quot;;&quot;Liquibase&quot;)" office:value-type="string" office:string-value="Liquibase" calcext:value-type="string">
            <text:p>Liquibase</text:p>
          </table:table-cell>
          <table:table-cell table:style-name="ce5" office:value-type="string" calcext:value-type="string">
            <text:p>LiquiBa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93^&quot;;&quot;Living Systems Process Suite (LSPS)&quot;)" office:value-type="string" office:string-value="Living Systems Process Suite (LSPS)" calcext:value-type="string">
            <text:p>Living Systems Process Suite (LSPS)</text:p>
          </table:table-cell>
          <table:table-cell table:style-name="ce5" office:value-type="string" calcext:value-type="string">
            <text:p>Whitestei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27^&quot;;&quot;LoadRunner Professional&quot;)" office:value-type="string" office:string-value="LoadRunner Professional" calcext:value-type="string">
            <text:p>LoadRunner Professional</text:p>
          </table:table-cell>
          <table:table-cell table:style-name="ce5" office:value-type="string" calcext:value-type="string">
            <text:p>Open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31^&quot;;&quot;LOGICARE&quot;)" office:value-type="string" office:string-value="LOGICARE" calcext:value-type="string">
            <text:p>LOGICARE</text:p>
          </table:table-cell>
          <table:table-cell table:style-name="ce5" office:value-type="string" calcext:value-type="string">
            <text:p>Kram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73^&quot;;&quot;LPDH Dental PACS Launcher&quot;)" office:value-type="string" office:string-value="LPDH Dental PACS Launcher" calcext:value-type="string">
            <text:p>LPDH Dental PACS Launcher</text:p>
          </table:table-cell>
          <table:table-cell table:style-name="ce5" office:value-type="string" calcext:value-type="string">
            <text:p>Leido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42^&quot;;&quot;Ludlum Model 375 Webpage and Service Software&quot;)" office:value-type="string" office:string-value="Ludlum Model 375 Webpage and Service Software" calcext:value-type="string">
            <text:p>Ludlum Model 375 Webpage and Service Software</text:p>
          </table:table-cell>
          <table:table-cell table:style-name="ce5" office:value-type="string" calcext:value-type="string">
            <text:p>Ludlum Measurement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41^&quot;;&quot;Machine Learning (ML) flow&quot;)" office:value-type="string" office:string-value="Machine Learning (ML) flow" calcext:value-type="string">
            <text:p>Machine Learning (ML) flow</text:p>
          </table:table-cell>
          <table:table-cell table:style-name="ce5" office:value-type="string" calcext:value-type="string">
            <text:p>Databricks / Open Sour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77^&quot;;&quot;MAESTRO System Software&quot;)" office:value-type="string" office:string-value="MAESTRO System Software" calcext:value-type="string">
            <text:p>MAESTRO System Software</text:p>
          </table:table-cell>
          <table:table-cell table:style-name="ce5" office:value-type="string" calcext:value-type="string">
            <text:p>MED-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18^&quot;;&quot;MagView Mammography Information System&quot;)" office:value-type="string" office:string-value="MagView Mammography Information System" calcext:value-type="string">
            <text:p>MagView Mammography Information System</text:p>
          </table:table-cell>
          <table:table-cell table:style-name="ce5" office:value-type="string" calcext:value-type="string">
            <text:p>MagVie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83^&quot;;&quot;Mammography Reporting System 7 (MRS7) Reporting&quot;)" office:value-type="string" office:string-value="Mammography Reporting System 7 (MRS7) Reporting" calcext:value-type="string">
            <text:p>Mammography Reporting System 7 (MRS7) Reporting</text:p>
          </table:table-cell>
          <table:table-cell table:style-name="ce5" office:value-type="string" calcext:value-type="string">
            <text:p>Medical Reporting Software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78^&quot;;&quot;MapForce Graphical Data Mapping, Conversion, and Integration Tool&quot;)" office:value-type="string" office:string-value="MapForce Graphical Data Mapping, Conversion, and Integration Tool" calcext:value-type="string">
            <text:p>MapForce Graphical Data Mapping, Conversion, and Integration Tool</text:p>
          </table:table-cell>
          <table:table-cell table:style-name="ce5" office:value-type="string" calcext:value-type="string">
            <text:p>Alto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71^&quot;;&quot;MassHunter&quot;)" office:value-type="string" office:string-value="MassHunter" calcext:value-type="string">
            <text:p>MassHunter</text:p>
          </table:table-cell>
          <table:table-cell table:style-name="ce5" office:value-type="string" calcext:value-type="string">
            <text:p>Agilen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00^&quot;;&quot;Match IT! Antibody&quot;)" office:value-type="string" office:string-value="Match IT! Antibody" calcext:value-type="string">
            <text:p>Match IT! Antibody</text:p>
          </table:table-cell>
          <table:table-cell table:style-name="ce5" office:value-type="string" calcext:value-type="string">
            <text:p>Werf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87^&quot;;&quot;Matheson Functional Capacity Evaluation (FCE)&quot;)" office:value-type="string" office:string-value="Matheson Functional Capacity Evaluation (FCE)" calcext:value-type="string">
            <text:p>Matheson Functional Capacity Evaluation (FCE)</text:p>
          </table:table-cell>
          <table:table-cell table:style-name="ce5" office:value-type="string" calcext:value-type="string">
            <text:p>Roy Matheson and Associate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41^&quot;;&quot;MATLAB&quot;)" office:value-type="string" office:string-value="MATLAB" calcext:value-type="string">
            <text:p>MATLAB</text:p>
          </table:table-cell>
          <table:table-cell table:style-name="ce5" office:value-type="string" calcext:value-type="string">
            <text:p>Math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04^&quot;;&quot;MAXQDA (Qualitative Data Analysis)&quot;)" office:value-type="string" office:string-value="MAXQDA (Qualitative Data Analysis)" calcext:value-type="string">
            <text:p>MAXQDA (Qualitative Data Analysis)</text:p>
          </table:table-cell>
          <table:table-cell table:style-name="ce5" office:value-type="string" calcext:value-type="string">
            <text:p>VERBI Gmb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19^&quot;;&quot;MaxTemp&quot;)" office:value-type="string" office:string-value="MaxTemp" calcext:value-type="string">
            <text:p>MaxTemp</text:p>
          </table:table-cell>
          <table:table-cell table:style-name="ce5" office:value-type="string" calcext:value-type="string">
            <text:p>MaxQ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59^&quot;;&quot;Med Manager&quot;)" office:value-type="string" office:string-value="Med Manager" calcext:value-type="string">
            <text:p>Med Manager</text:p>
          </table:table-cell>
          <table:table-cell table:style-name="ce5" office:value-type="string" calcext:value-type="string">
            <text:p>Howard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57^&quot;;&quot;Medflow Electronic Health Record (EHR)&quot;)" office:value-type="string" office:string-value="Medflow Electronic Health Record (EHR)" calcext:value-type="string">
            <text:p>Medflow Electronic Health Record (EHR)</text:p>
          </table:table-cell>
          <table:table-cell table:style-name="ce5" office:value-type="string" calcext:value-type="string">
            <text:p>Eye Care Lead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08^&quot;;&quot;MediaLab&quot;)" office:value-type="string" office:string-value="MediaLab" calcext:value-type="string">
            <text:p>MediaLab</text:p>
          </table:table-cell>
          <table:table-cell table:style-name="ce5" office:value-type="string" calcext:value-type="string">
            <text:p>Empiri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14^&quot;;&quot;Medicalis Workflow Orchestrator&quot;)" office:value-type="string" office:string-value="Medicalis Workflow Orchestrator" calcext:value-type="string">
            <text:p>Medicalis Workflow Orchestrator</text:p>
          </table:table-cell>
          <table:table-cell table:style-name="ce5" office:value-type="string" calcext:value-type="string">
            <text:p>Medicalis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34^&quot;;&quot;MediCopia Specimen Collection&quot;)" office:value-type="string" office:string-value="MediCopia Specimen Collection" calcext:value-type="string">
            <text:p>MediCopia Specimen Collection</text:p>
          </table:table-cell>
          <table:table-cell table:style-name="ce5" office:value-type="string" calcext:value-type="string">
            <text:p>Lattice Solution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060^&quot;;&quot;Medicor Imaging Picture Archiving and Communication System (MiPACS) Dental Enterprise Viewer&quot;)" office:value-type="string" office:string-value="Medicor Imaging Picture Archiving and Communication System (MiPACS) Dental Enterprise Viewer" calcext:value-type="string">
            <text:p>Medicor Imaging Picture Archiving and Communication System (MiPACS) Dental Enterprise Viewer</text:p>
          </table:table-cell>
          <table:table-cell table:style-name="ce5" office:value-type="string" calcext:value-type="string">
            <text:p>Medicor Imaging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417^&quot;;&quot;Medicor Imaging Picture Archiving and Communication System (MiPACS) Utility Suite&quot;)" office:value-type="string" office:string-value="Medicor Imaging Picture Archiving and Communication System (MiPACS) Utility Suite" calcext:value-type="string">
            <text:p>Medicor Imaging Picture Archiving and Communication System (MiPACS) Utility Suite</text:p>
          </table:table-cell>
          <table:table-cell table:style-name="ce5" office:value-type="string" calcext:value-type="string">
            <text:p>Medicor Imag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60^&quot;;&quot;Medi-Span Installer&quot;)" office:value-type="string" office:string-value="Medi-Span Installer" calcext:value-type="string">
            <text:p>Medi-Span Installer</text:p>
          </table:table-cell>
          <table:table-cell table:style-name="ce5" office:value-type="string" calcext:value-type="string">
            <text:p>Wolters Kluwer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83^&quot;;&quot;MedRec Inpatient&quot;)" office:value-type="string" office:string-value="MedRec Inpatient" calcext:value-type="string">
            <text:p>MedRec Inpatient</text:p>
          </table:table-cell>
          <table:table-cell table:style-name="ce5" office:value-type="string" calcext:value-type="string">
            <text:p>Avicenna Medical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52^&quot;;&quot;MedRec Outpatient&quot;)" office:value-type="string" office:string-value="MedRec Outpatient" calcext:value-type="string">
            <text:p>MedRec Outpatient</text:p>
          </table:table-cell>
          <table:table-cell table:style-name="ce5" office:value-type="string" calcext:value-type="string">
            <text:p>Avicenna Medical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14^&quot;;&quot;MedRx Studio&quot;)" office:value-type="string" office:string-value="MedRx Studio" calcext:value-type="string">
            <text:p>MedRx Studio</text:p>
          </table:table-cell>
          <table:table-cell table:style-name="ce5" office:value-type="string" calcext:value-type="string">
            <text:p>MedRx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46^&quot;;&quot;MedTronic TeleResponse&quot;)" office:value-type="string" office:string-value="MedTronic TeleResponse" calcext:value-type="string">
            <text:p>MedTronic TeleResponse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60^&quot;;&quot;Merge Cardio&quot;)" office:value-type="string" office:string-value="Merge Cardio" calcext:value-type="string">
            <text:p>Merge Cardio</text:p>
          </table:table-cell>
          <table:table-cell table:style-name="ce5" office:value-type="string" calcext:value-type="string">
            <text:p>Merati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47^&quot;;&quot;MetaVision Anesthesia Information Management System (AIMS)&quot;)" office:value-type="string" office:string-value="MetaVision Anesthesia Information Management System (AIMS)" calcext:value-type="string">
            <text:p>MetaVision Anesthesia Information Management System (AIMS)</text:p>
          </table:table-cell>
          <table:table-cell table:style-name="ce5" office:value-type="string" calcext:value-type="string">
            <text:p>iMD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39^&quot;;&quot;Methasoft Treatment Management System&quot;)" office:value-type="string" office:string-value="Methasoft Treatment Management System" calcext:value-type="string">
            <text:p>Methasoft Treatment Management System</text:p>
          </table:table-cell>
          <table:table-cell table:style-name="ce5" office:value-type="string" calcext:value-type="string">
            <text:p>Netalytic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268^&quot;;&quot;Minnesota Multiphasic Personality Inventory-2-Restructured Form Q-Local Scoring Software&quot;)" office:value-type="string" office:string-value="Minnesota Multiphasic Personality Inventory-2-Restructured Form Q-Local Scoring Software" calcext:value-type="string">
            <text:p>Minnesota Multiphasic Personality Inventory-2-Restructured Form Q-Local Scoring Software</text:p>
          </table:table-cell>
          <table:table-cell table:style-name="ce5" office:value-type="string" calcext:value-type="string">
            <text:p>Pear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54^&quot;;&quot;Mmodal Fluency Direct&quot;)" office:value-type="string" office:string-value="Mmodal Fluency Direct" calcext:value-type="string">
            <text:p>Mmodal Fluency Direct</text:p>
          </table:table-cell>
          <table:table-cell table:style-name="ce5" office:value-type="string" calcext:value-type="string">
            <text:p>3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25^&quot;;&quot;Mobile Heartbeat Cure (MH-CURE)&quot;)" office:value-type="string" office:string-value="Mobile Heartbeat Cure (MH-CURE)" calcext:value-type="string">
            <text:p>Mobile Heartbeat Cure (MH-CURE)</text:p>
          </table:table-cell>
          <table:table-cell table:style-name="ce5" office:value-type="string" calcext:value-type="string">
            <text:p>Mobile Heartbeat Clinical Communica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42^&quot;;&quot;Mobile Manager 100&quot;)" office:value-type="string" office:string-value="Mobile Manager 100" calcext:value-type="string">
            <text:p>Mobile Manager 100</text:p>
          </table:table-cell>
          <table:table-cell table:style-name="ce5" office:value-type="string" calcext:value-type="string">
            <text:p>McKes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94^&quot;;&quot;MobileView Platform&quot;)" office:value-type="string" office:string-value="MobileView Platform" calcext:value-type="string">
            <text:p>MobileView Platform</text:p>
          </table:table-cell>
          <table:table-cell table:style-name="ce5" office:value-type="string" calcext:value-type="string">
            <text:p>Securita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22^&quot;;&quot;ModLink&quot;)" office:value-type="string" office:string-value="ModLink" calcext:value-type="string">
            <text:p>ModLink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41^&quot;;&quot;Molecular Registry of Tumors (MRT)&quot;)" office:value-type="string" office:string-value="Molecular Registry of Tumors (MRT)" calcext:value-type="string">
            <text:p>Molecular Registry of Tumors (MRT)</text:p>
          </table:table-cell>
          <table:table-cell table:style-name="ce5" office:value-type="string" calcext:value-type="string">
            <text:p>Duke University Health Syste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82^&quot;;&quot;MOVEit Automation&quot;)" office:value-type="string" office:string-value="MOVEit Automation" calcext:value-type="string">
            <text:p>MOVEit Automation</text:p>
          </table:table-cell>
          <table:table-cell table:style-name="ce5" office:value-type="string" calcext:value-type="string">
            <text:p>Prog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27^&quot;;&quot;MOVEit Transfer&quot;)" office:value-type="string" office:string-value="MOVEit Transfer" calcext:value-type="string">
            <text:p>MOVEit Transfer</text:p>
          </table:table-cell>
          <table:table-cell table:style-name="ce5" office:value-type="string" calcext:value-type="string">
            <text:p>Prog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66^&quot;;&quot;MUSE Cardiology Information System&quot;)" office:value-type="string" office:string-value="MUSE Cardiology Information System" calcext:value-type="string">
            <text:p>MUSE Cardiology Information System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50^&quot;;&quot;myQA&quot;)" office:value-type="string" office:string-value="myQA" calcext:value-type="string">
            <text:p>myQA</text:p>
          </table:table-cell>
          <table:table-cell table:style-name="ce5" office:value-type="string" calcext:value-type="string">
            <text:p>IBA Dosimet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90^&quot;;&quot;MySQL Workbench&quot;)" office:value-type="string" office:string-value="MySQL Workbench" calcext:value-type="string">
            <text:p>MySQL Workbench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40^&quot;;&quot;MZ-Tools&quot;)" office:value-type="string" office:string-value="MZ-Tools" calcext:value-type="string">
            <text:p>MZ-Tools</text:p>
          </table:table-cell>
          <table:table-cell table:style-name="ce5" office:value-type="string" calcext:value-type="string">
            <text:p>Carlos J. Quinter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26^&quot;;&quot;Natus Elite&quot;)" office:value-type="string" office:string-value="Natus Elite" calcext:value-type="string">
            <text:p>Natus Elite</text:p>
          </table:table-cell>
          <table:table-cell table:style-name="ce5" office:value-type="string" calcext:value-type="string">
            <text:p>Natus Medic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51^&quot;;&quot;Navicat for Structured Query Language (SQL) Server&quot;)" office:value-type="string" office:string-value="Navicat for Structured Query Language (SQL) Server" calcext:value-type="string">
            <text:p>Navicat for Structured Query Language (SQL) Server</text:p>
          </table:table-cell>
          <table:table-cell table:style-name="ce5" office:value-type="string" calcext:value-type="string">
            <text:p>PremiumSoft Cyber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14^&quot;;&quot;Net Health Employee Health and Occupational Medicine&quot;)" office:value-type="string" office:string-value="Net Health Employee Health and Occupational Medicine" calcext:value-type="string">
            <text:p>Net Health Employee Health and Occupational Medicine</text:p>
          </table:table-cell>
          <table:table-cell table:style-name="ce5" office:value-type="string" calcext:value-type="string">
            <text:p>Net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78^&quot;;&quot;NetResponse Web&quot;)" office:value-type="string" office:string-value="NetResponse Web" calcext:value-type="string">
            <text:p>NetResponse Web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07^&quot;;&quot;Netsmart VRS (Vital Records System)&quot;)" office:value-type="string" office:string-value="Netsmart VRS (Vital Records System)" calcext:value-type="string">
            <text:p>Netsmart VRS (Vital Records System)</text:p>
          </table:table-cell>
          <table:table-cell table:style-name="ce5" office:value-type="string" calcext:value-type="string">
            <text:p>Netsmar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70^&quot;;&quot;NeuroWorkbench (NWB)&quot;)" office:value-type="string" office:string-value="NeuroWorkbench (NWB)" calcext:value-type="string">
            <text:p>NeuroWorkbench (NWB)</text:p>
          </table:table-cell>
          <table:table-cell table:style-name="ce5" office:value-type="string" calcext:value-type="string">
            <text:p>Nihon Kohd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24^&quot;;&quot;NeuroWorks&quot;)" office:value-type="string" office:string-value="NeuroWorks" calcext:value-type="string">
            <text:p>NeuroWorks</text:p>
          </table:table-cell>
          <table:table-cell table:style-name="ce5" office:value-type="string" calcext:value-type="string">
            <text:p>Natus Medic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31^&quot;;&quot;NEXiA&quot;)" office:value-type="string" office:string-value="NEXiA" calcext:value-type="string">
            <text:p>NEXiA</text:p>
          </table:table-cell>
          <table:table-cell table:style-name="ce5" office:value-type="string" calcext:value-type="string">
            <text:p>Innovation Associat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45^&quot;;&quot;Nexidia Workbench Software Development Kit (SDK)&quot;)" office:value-type="string" office:string-value="Nexidia Workbench Software Development Kit (SDK)" calcext:value-type="string">
            <text:p>Nexidia Workbench Software Development Kit (SDK)</text:p>
          </table:table-cell>
          <table:table-cell table:style-name="ce5" office:value-type="string" calcext:value-type="string">
            <text:p>NIC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42^&quot;;&quot;Nikon Instruments Software (NIS)-Elements Advanced Research (AR)&quot;)" office:value-type="string" office:string-value="Nikon Instruments Software (NIS)-Elements Advanced Research (AR)" calcext:value-type="string">
            <text:p>Nikon Instruments Software (NIS)-Elements Advanced Research (AR)</text:p>
          </table:table-cell>
          <table:table-cell table:style-name="ce5" office:value-type="string" calcext:value-type="string">
            <text:p>Nik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22^&quot;;&quot;NIOX Database&quot;)" office:value-type="string" office:string-value="NIOX Database" calcext:value-type="string">
            <text:p>NIOX Database</text:p>
          </table:table-cell>
          <table:table-cell table:style-name="ce5" office:value-type="string" calcext:value-type="string">
            <text:p>Circassia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28^&quot;;&quot;NIOX Patient&quot;)" office:value-type="string" office:string-value="NIOX Patient" calcext:value-type="string">
            <text:p>NIOX Patient</text:p>
          </table:table-cell>
          <table:table-cell table:style-name="ce5" office:value-type="string" calcext:value-type="string">
            <text:p>Circassia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29^&quot;;&quot;NIOX Quality Control (QC)&quot;)" office:value-type="string" office:string-value="NIOX Quality Control (QC)" calcext:value-type="string">
            <text:p>NIOX Quality Control (QC)</text:p>
          </table:table-cell>
          <table:table-cell table:style-name="ce5" office:value-type="string" calcext:value-type="string">
            <text:p>Circassia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78^&quot;;&quot;NOAH&quot;)" office:value-type="string" office:string-value="NOAH" calcext:value-type="string">
            <text:p>NOAH</text:p>
          </table:table-cell>
          <table:table-cell table:style-name="ce5" office:value-type="string" calcext:value-type="string">
            <text:p>HIMS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78^&quot;;&quot;Nox Database (DB)&quot;)" office:value-type="string" office:string-value="Nox Database (DB)" calcext:value-type="string">
            <text:p>Nox Database (DB)</text:p>
          </table:table-cell>
          <table:table-cell table:style-name="ce5" office:value-type="string" calcext:value-type="string">
            <text:p>Nox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84^&quot;;&quot;NServiceBus&quot;)" office:value-type="string" office:string-value="NServiceBus" calcext:value-type="string">
            <text:p>NServiceBus</text:p>
          </table:table-cell>
          <table:table-cell table:style-name="ce5" office:value-type="string" calcext:value-type="string">
            <text:p>Particular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10^&quot;;&quot;Nuance Management Center (NMC) Console&quot;)" office:value-type="string" office:string-value="Nuance Management Center (NMC) Console" calcext:value-type="string">
            <text:p>Nuance Management Center (NMC) Console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35^&quot;;&quot;NVDA (NonVisual Desktop Access)&quot;)" office:value-type="string" office:string-value="NVDA (NonVisual Desktop Access)" calcext:value-type="string">
            <text:p>NVDA (NonVisual Desktop Access)</text:p>
          </table:table-cell>
          <table:table-cell table:style-name="ce5" office:value-type="string" calcext:value-type="string">
            <text:p>NV Acces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399^&quot;;&quot;Observational Health Data Sciences and Informatics (OHDSI) WebAPI&quot;)" office:value-type="string" office:string-value="Observational Health Data Sciences and Informatics (OHDSI) WebAPI" calcext:value-type="string">
            <text:p>Observational Health Data Sciences and Informatics (OHDSI) WebAPI</text:p>
          </table:table-cell>
          <table:table-cell table:style-name="ce5" office:value-type="string" calcext:value-type="string">
            <text:p>Observational Health Data Sciences &amp; Informatics (OHDSI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171^&quot;;&quot;Office of the National Coordinator for Health Information Technology (ONC) Direct Reference Implementation&quot;)" office:value-type="string" office:string-value="Office of the National Coordinator for Health Information Technology (ONC) Direct Reference Implementation" calcext:value-type="string">
            <text:p>Office of the National Coordinator for Health Information Technology (ONC) Direct Reference Implementation</text:p>
          </table:table-cell>
          <table:table-cell table:style-name="ce5" office:value-type="string" calcext:value-type="string">
            <text:p>Direct Project Initiati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26^&quot;;&quot;Olympus cellSens&quot;)" office:value-type="string" office:string-value="Olympus cellSens" calcext:value-type="string">
            <text:p>Olympus cellSens</text:p>
          </table:table-cell>
          <table:table-cell table:style-name="ce5" office:value-type="string" calcext:value-type="string">
            <text:p>Olymp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03^&quot;;&quot;Omnia&quot;)" office:value-type="string" office:string-value="Omnia" calcext:value-type="string">
            <text:p>Omnia</text:p>
          </table:table-cell>
          <table:table-cell table:style-name="ce5" office:value-type="string" calcext:value-type="string">
            <text:p>Cosm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02^&quot;;&quot;Omnicell Performance Center&quot;)" office:value-type="string" office:string-value="Omnicell Performance Center" calcext:value-type="string">
            <text:p>Omnicell Performance Center</text:p>
          </table:table-cell>
          <table:table-cell table:style-name="ce5" office:value-type="string" calcext:value-type="string">
            <text:p>Omnic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77^&quot;;&quot;OmniCenter Server&quot;)" office:value-type="string" office:string-value="OmniCenter Server" calcext:value-type="string">
            <text:p>OmniCenter Server</text:p>
          </table:table-cell>
          <table:table-cell table:style-name="ce5" office:value-type="string" calcext:value-type="string">
            <text:p>Omnic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26^&quot;;&quot;ONCONav&quot;)" office:value-type="string" office:string-value="ONCONav" calcext:value-type="string">
            <text:p>ONCONav</text:p>
          </table:table-cell>
          <table:table-cell table:style-name="ce5" office:value-type="string" calcext:value-type="string">
            <text:p>Onco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29^&quot;;&quot;Oncotopix&quot;)" office:value-type="string" office:string-value="Oncotopix" calcext:value-type="string">
            <text:p>Oncotopix</text:p>
          </table:table-cell>
          <table:table-cell table:style-name="ce5" office:value-type="string" calcext:value-type="string">
            <text:p>VisioPhar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31^&quot;;&quot;OnePager&quot;)" office:value-type="string" office:string-value="OnePager" calcext:value-type="string">
            <text:p>OnePager</text:p>
          </table:table-cell>
          <table:table-cell table:style-name="ce5" office:value-type="string" calcext:value-type="string">
            <text:p>Chronicle Graph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05^&quot;;&quot;OneQA&quot;)" office:value-type="string" office:string-value="OneQA" calcext:value-type="string">
            <text:p>OneQA</text:p>
          </table:table-cell>
          <table:table-cell table:style-name="ce5" office:value-type="string" calcext:value-type="string">
            <text:p>Fluke Bio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68^&quot;;&quot;OneView Cardiac Rhythm Management (CRM)&quot;)" office:value-type="string" office:string-value="OneView Cardiac Rhythm Management (CRM)" calcext:value-type="string">
            <text:p>OneView Cardiac Rhythm Management (CRM)</text:p>
          </table:table-cell>
          <table:table-cell table:style-name="ce5" office:value-type="string" calcext:value-type="string">
            <text:p>The ScottCare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57^&quot;;&quot;Onis&quot;)" office:value-type="string" office:string-value="Onis" calcext:value-type="string">
            <text:p>Onis</text:p>
          </table:table-cell>
          <table:table-cell table:style-name="ce5" office:value-type="string" calcext:value-type="string">
            <text:p>DigitalCore, Co.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97^&quot;;&quot;Open Rapid Object Application Development (OpenROAD)&quot;)" office:value-type="string" office:string-value="Open Rapid Object Application Development (OpenROAD)" calcext:value-type="string">
            <text:p>Open Rapid Object Application Development (OpenROAD)</text:p>
          </table:table-cell>
          <table:table-cell table:style-name="ce5" office:value-type="string" calcext:value-type="string">
            <text:p>Acti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56^&quot;;&quot;OpenOffice&quot;)" office:value-type="string" office:string-value="OpenOffice" calcext:value-type="string">
            <text:p>OpenOffice</text:p>
          </table:table-cell>
          <table:table-cell table:style-name="ce5" office:value-type="string" calcext:value-type="string">
            <text:p>Apach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136^&quot;;&quot;OpenText Dimensions Change Management (CM)&quot;)" office:value-type="string" office:string-value="OpenText Dimensions Change Management (CM)" calcext:value-type="string">
            <text:p>OpenText Dimensions Change Management (CM)</text:p>
          </table:table-cell>
          <table:table-cell table:style-name="ce5" office:value-type="string" calcext:value-type="string">
            <text:p>Open 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26^&quot;;&quot;OpenText Unified Functional Testing (UFT) One&quot;)" office:value-type="string" office:string-value="OpenText Unified Functional Testing (UFT) One" calcext:value-type="string">
            <text:p>OpenText Unified Functional Testing (UFT) One</text:p>
          </table:table-cell>
          <table:table-cell table:style-name="ce5" office:value-type="string" calcext:value-type="string">
            <text:p>Open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44^&quot;;&quot;Optivision Laboratory Management System (LMS)&quot;)" office:value-type="string" office:string-value="Optivision Laboratory Management System (LMS)" calcext:value-type="string">
            <text:p>Optivision Laboratory Management System (LMS)</text:p>
          </table:table-cell>
          <table:table-cell table:style-name="ce5" office:value-type="string" calcext:value-type="string">
            <text:p>Optivis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30^&quot;;&quot;Oracle Analytics Publisher&quot;)" office:value-type="string" office:string-value="Oracle Analytics Publisher" calcext:value-type="string">
            <text:p>Oracle Analytics Publisher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28^&quot;;&quot;Oracle Forms&quot;)" office:value-type="string" office:string-value="Oracle Forms" calcext:value-type="string">
            <text:p>Oracle Forms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29^&quot;;&quot;Oracle JDeveloper&quot;)" office:value-type="string" office:string-value="Oracle JDeveloper" calcext:value-type="string">
            <text:p>Oracle JDeveloper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11^&quot;;&quot;Oracle Service Registry&quot;)" office:value-type="string" office:string-value="Oracle Service Registry" calcext:value-type="string">
            <text:p>Oracle Service Registry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56^&quot;;&quot;Oracle Structured Query Language (SQL) Developer Data Modeler&quot;)" office:value-type="string" office:string-value="Oracle Structured Query Language (SQL) Developer Data Modeler" calcext:value-type="string">
            <text:p>Oracle Structured Query Language (SQL) Developer Data Modeler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001^&quot;;&quot;Orange&quot;)" office:value-type="string" office:string-value="Orange" calcext:value-type="string">
            <text:p>Orange</text:p>
          </table:table-cell>
          <table:table-cell table:style-name="ce5" office:value-type="string" calcext:value-type="string">
            <text:p>Bioinformatics Laboratory, University of Ljubljan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15^&quot;;&quot;OrgChart&quot;)" office:value-type="string" office:string-value="OrgChart" calcext:value-type="string">
            <text:p>OrgChart</text:p>
          </table:table-cell>
          <table:table-cell table:style-name="ce5" office:value-type="string" calcext:value-type="string">
            <text:p>OfficeWork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68^&quot;;&quot;Origin&quot;)" office:value-type="string" office:string-value="Origin" calcext:value-type="string">
            <text:p>Origin</text:p>
          </table:table-cell>
          <table:table-cell table:style-name="ce5" office:value-type="string" calcext:value-type="string">
            <text:p>OriginLa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84^&quot;;&quot;Orthanc&quot;)" office:value-type="string" office:string-value="Orthanc" calcext:value-type="string">
            <text:p>Orthanc</text:p>
          </table:table-cell>
          <table:table-cell table:style-name="ce5" office:value-type="string" calcext:value-type="string">
            <text:p>Ortha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71^&quot;;&quot;OsteoProbe (BoneScore)&quot;)" office:value-type="string" office:string-value="OsteoProbe (BoneScore)" calcext:value-type="string">
            <text:p>OsteoProbe (BoneScore)</text:p>
          </table:table-cell>
          <table:table-cell table:style-name="ce5" office:value-type="string" calcext:value-type="string">
            <text:p>Active Life Scientific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16^&quot;;&quot;Paceart Optima&quot;)" office:value-type="string" office:string-value="Paceart Optima" calcext:value-type="string">
            <text:p>Paceart Optima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57^&quot;;&quot;Pak-EDGE Unit Dose (UD) Barcode Labeling Software&quot;)" office:value-type="string" office:string-value="Pak-EDGE Unit Dose (UD) Barcode Labeling Software" calcext:value-type="string">
            <text:p>Pak-EDGE Unit Dose (UD) Barcode Labeling Software</text:p>
          </table:table-cell>
          <table:table-cell table:style-name="ce5" office:value-type="string" calcext:value-type="string">
            <text:p>Medical Packaging Inc. (MP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29^&quot;;&quot;Palantir Foundry Open Database Connectivity (ODBC) Driver&quot;)" office:value-type="string" office:string-value="Palantir Foundry Open Database Connectivity (ODBC) Driver" calcext:value-type="string">
            <text:p>Palantir Foundry Open Database Connectivity (ODBC) Driver</text:p>
          </table:table-cell>
          <table:table-cell table:style-name="ce5" office:value-type="string" calcext:value-type="string">
            <text:p>Palanti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25^&quot;;&quot;Panorama Necto&quot;)" office:value-type="string" office:string-value="Panorama Necto" calcext:value-type="string">
            <text:p>Panorama Necto</text:p>
          </table:table-cell>
          <table:table-cell table:style-name="ce5" office:value-type="string" calcext:value-type="string">
            <text:p>Panora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69^&quot;;&quot;PaperCut Print Logger&quot;)" office:value-type="string" office:string-value="PaperCut Print Logger" calcext:value-type="string">
            <text:p>PaperCut Print Logger</text:p>
          </table:table-cell>
          <table:table-cell table:style-name="ce5" office:value-type="string" calcext:value-type="string">
            <text:p>PaperCu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18^&quot;;&quot;PAR Bins Client Setup Software&quot;)" office:value-type="string" office:string-value="PAR Bins Client Setup Software" calcext:value-type="string">
            <text:p>PAR Bins Client Setup Software</text:p>
          </table:table-cell>
          <table:table-cell table:style-name="ce5" office:value-type="string" calcext:value-type="string">
            <text:p>PAR Excellence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09^&quot;;&quot;PAR Excellence&quot;)" office:value-type="string" office:string-value="PAR Excellence" calcext:value-type="string">
            <text:p>PAR Excellence</text:p>
          </table:table-cell>
          <table:table-cell table:style-name="ce5" office:value-type="string" calcext:value-type="string">
            <text:p>PAR Excellence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49^&quot;;&quot;Parallel Computing Toolbox&quot;)" office:value-type="string" office:string-value="Parallel Computing Toolbox" calcext:value-type="string">
            <text:p>Parallel Computing Toolbox</text:p>
          </table:table-cell>
          <table:table-cell table:style-name="ce5" office:value-type="string" calcext:value-type="string">
            <text:p>Math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20^&quot;;&quot;Parallels Remote Application Server (RAS)&quot;)" office:value-type="string" office:string-value="Parallels Remote Application Server (RAS)" calcext:value-type="string">
            <text:p>Parallels Remote Application Server (RAS)</text:p>
          </table:table-cell>
          <table:table-cell table:style-name="ce5" office:value-type="string" calcext:value-type="string">
            <text:p>Paralle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38^&quot;;&quot;PathFusion&quot;)" office:value-type="string" office:string-value="PathFusion" calcext:value-type="string">
            <text:p>PathFusion</text:p>
          </table:table-cell>
          <table:table-cell table:style-name="ce5" office:value-type="string" calcext:value-type="string">
            <text:p>Applied Spectral Imaging (AS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53^&quot;;&quot;Patient Flow Suite (PFS)&quot;)" office:value-type="string" office:string-value="Patient Flow Suite (PFS)" calcext:value-type="string">
            <text:p>Patient Flow Suite (PFS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72^&quot;;&quot;Patient Hub&quot;)" office:value-type="string" office:string-value="Patient Hub" calcext:value-type="string">
            <text:p>Patient Hub</text:p>
          </table:table-cell>
          <table:table-cell table:style-name="ce5" office:value-type="string" calcext:value-type="string">
            <text:p>Medical Reporting Software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82^&quot;;&quot;Patient Information Center iX (PIC iX)&quot;)" office:value-type="string" office:string-value="Patient Information Center iX (PIC iX)" calcext:value-type="string">
            <text:p>Patient Information Center iX (PIC iX)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21^&quot;;&quot;PedAlign Client Software&quot;)" office:value-type="string" office:string-value="PedAlign Client Software" calcext:value-type="string">
            <text:p>PedAlign Client Software</text:p>
          </table:table-cell>
          <table:table-cell table:style-name="ce5" office:value-type="string" calcext:value-type="string">
            <text:p>PedAlign Holding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15^&quot;;&quot;Pega Infinity Suite&quot;)" office:value-type="string" office:string-value="Pega Infinity Suite" calcext:value-type="string">
            <text:p>Pega Infinity Suite</text:p>
          </table:table-cell>
          <table:table-cell table:style-name="ce5" office:value-type="string" calcext:value-type="string">
            <text:p>Pega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60^&quot;;&quot;Pentacam Software&quot;)" office:value-type="string" office:string-value="Pentacam Software" calcext:value-type="string">
            <text:p>Pentacam Software</text:p>
          </table:table-cell>
          <table:table-cell table:style-name="ce5" office:value-type="string" calcext:value-type="string">
            <text:p>Ocul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81^&quot;;&quot;PenVasc Vascular Information System (VIS)&quot;)" office:value-type="string" office:string-value="PenVasc Vascular Information System (VIS)" calcext:value-type="string">
            <text:p>PenVasc Vascular Information System (VIS)</text:p>
          </table:table-cell>
          <table:table-cell table:style-name="ce5" office:value-type="string" calcext:value-type="string">
            <text:p>PenRad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72^&quot;;&quot;PeriOptimization&quot;)" office:value-type="string" office:string-value="PeriOptimization" calcext:value-type="string">
            <text:p>PeriOptimization</text:p>
          </table:table-cell>
          <table:table-cell table:style-name="ce5" office:value-type="string" calcext:value-type="string">
            <text:p>SwitchLa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89^&quot;;&quot;Persistent Data Masking&quot;)" office:value-type="string" office:string-value="Persistent Data Masking" calcext:value-type="string">
            <text:p>Persistent Data Masking</text:p>
          </table:table-cell>
          <table:table-cell table:style-name="ce5" office:value-type="string" calcext:value-type="string">
            <text:p>Informa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46^&quot;;&quot;PersonalEffect Storeflow&quot;)" office:value-type="string" office:string-value="PersonalEffect Storeflow" calcext:value-type="string">
            <text:p>PersonalEffect Storeflow</text:p>
          </table:table-cell>
          <table:table-cell table:style-name="ce5" office:value-type="string" calcext:value-type="string">
            <text:p>XMPi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47^&quot;;&quot;PharmGuard Administrator Medication Safety Software (MSS)&quot;)" office:value-type="string" office:string-value="PharmGuard Administrator Medication Safety Software (MSS)" calcext:value-type="string">
            <text:p>PharmGuard Administrator Medication Safety Software (MSS)</text:p>
          </table:table-cell>
          <table:table-cell table:style-name="ce5" office:value-type="string" calcext:value-type="string">
            <text:p>Smiths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90^&quot;;&quot;Phonak Target&quot;)" office:value-type="string" office:string-value="Phonak Target" calcext:value-type="string">
            <text:p>Phonak Target</text:p>
          </table:table-cell>
          <table:table-cell table:style-name="ce5" office:value-type="string" calcext:value-type="string">
            <text:p>Phona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07^&quot;;&quot;PICIS Critical Care Manager&quot;)" office:value-type="string" office:string-value="PICIS Critical Care Manager" calcext:value-type="string">
            <text:p>PICIS Critical Care Manager</text:p>
          </table:table-cell>
          <table:table-cell table:style-name="ce5" office:value-type="string" calcext:value-type="string">
            <text:p>Picis Clinical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64^&quot;;&quot;PillCam Software&quot;)" office:value-type="string" office:string-value="PillCam Software" calcext:value-type="string">
            <text:p>PillCam Software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97^&quot;;&quot;Pilotfish eiConsole&quot;)" office:value-type="string" office:string-value="Pilotfish eiConsole" calcext:value-type="string">
            <text:p>Pilotfish eiConsole</text:p>
          </table:table-cell>
          <table:table-cell table:style-name="ce5" office:value-type="string" calcext:value-type="string">
            <text:p>Pilotfish Techn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44^&quot;;&quot;Pipette Calibration System (PCS) Software&quot;)" office:value-type="string" office:string-value="Pipette Calibration System (PCS) Software" calcext:value-type="string">
            <text:p>Pipette Calibration System (PCS) Software</text:p>
          </table:table-cell>
          <table:table-cell table:style-name="ce5" office:value-type="string" calcext:value-type="string">
            <text:p>Art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26^&quot;;&quot;PlanetPress&quot;)" office:value-type="string" office:string-value="PlanetPress" calcext:value-type="string">
            <text:p>PlanetPress</text:p>
          </table:table-cell>
          <table:table-cell table:style-name="ce5" office:value-type="string" calcext:value-type="string">
            <text:p>Pitney Bow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25^&quot;;&quot;Planmeca Romexis&quot;)" office:value-type="string" office:string-value="Planmeca Romexis" calcext:value-type="string">
            <text:p>Planmeca Romexis</text:p>
          </table:table-cell>
          <table:table-cell table:style-name="ce5" office:value-type="string" calcext:value-type="string">
            <text:p>Planme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89^&quot;;&quot;Planview Portfolios&quot;)" office:value-type="string" office:string-value="Planview Portfolios" calcext:value-type="string">
            <text:p>Planview Portfolios</text:p>
          </table:table-cell>
          <table:table-cell table:style-name="ce5" office:value-type="string" calcext:value-type="string">
            <text:p>Planvie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28^&quot;;&quot;Planview Tasktop Hub&quot;)" office:value-type="string" office:string-value="Planview Tasktop Hub" calcext:value-type="string">
            <text:p>Planview Tasktop Hub</text:p>
          </table:table-cell>
          <table:table-cell table:style-name="ce5" office:value-type="string" calcext:value-type="string">
            <text:p>Planview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36^&quot;;&quot;Plexis Alerts&quot;)" office:value-type="string" office:string-value="Plexis Alerts" calcext:value-type="string">
            <text:p>Plexis Alerts</text:p>
          </table:table-cell>
          <table:table-cell table:style-name="ce5" office:value-type="string" calcext:value-type="string">
            <text:p>Plexis Healthc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39^&quot;;&quot;Plexis Claims Manager&quot;)" office:value-type="string" office:string-value="Plexis Claims Manager" calcext:value-type="string">
            <text:p>Plexis Claims Manager</text:p>
          </table:table-cell>
          <table:table-cell table:style-name="ce5" office:value-type="string" calcext:value-type="string">
            <text:p>Plexis Healthc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92^&quot;;&quot;Plexis EDIWorks&quot;)" office:value-type="string" office:string-value="Plexis EDIWorks" calcext:value-type="string">
            <text:p>Plexis EDIWorks</text:p>
          </table:table-cell>
          <table:table-cell table:style-name="ce5" office:value-type="string" calcext:value-type="string">
            <text:p>Plexis Healthc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60^&quot;;&quot;Polars Python DataFrame Library&quot;)" office:value-type="string" office:string-value="Polars Python DataFrame Library" calcext:value-type="string">
            <text:p>Polars Python DataFrame Library</text:p>
          </table:table-cell>
          <table:table-cell table:style-name="ce5" office:value-type="string" calcext:value-type="string">
            <text:p>Ritchie Vin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88^&quot;;&quot;Portable Document Format (PDF) Converter Services&quot;)" office:value-type="string" office:string-value="Portable Document Format (PDF) Converter Services" calcext:value-type="string">
            <text:p>Portable Document Format (PDF) Converter Services</text:p>
          </table:table-cell>
          <table:table-cell table:style-name="ce5" office:value-type="string" calcext:value-type="string">
            <text:p>Muhimb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53^&quot;;&quot;Postman&quot;)" office:value-type="string" office:string-value="Postman" calcext:value-type="string">
            <text:p>Postman</text:p>
          </table:table-cell>
          <table:table-cell table:style-name="ce5" office:value-type="string" calcext:value-type="string">
            <text:p>Postman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42^&quot;;&quot;PowerBuilder&quot;)" office:value-type="string" office:string-value="PowerBuilder" calcext:value-type="string">
            <text:p>PowerBuilder</text:p>
          </table:table-cell>
          <table:table-cell table:style-name="ce5" office:value-type="string" calcext:value-type="string">
            <text:p>Appe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07^&quot;;&quot;PowerScribe 360 Reporting&quot;)" office:value-type="string" office:string-value="PowerScribe 360 Reporting" calcext:value-type="string">
            <text:p>PowerScribe 360 Reporting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73^&quot;;&quot;PowerView&quot;)" office:value-type="string" office:string-value="PowerView" calcext:value-type="string">
            <text:p>PowerView</text:p>
          </table:table-cell>
          <table:table-cell table:style-name="ce5" office:value-type="string" calcext:value-type="string">
            <text:p>Aardex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39^&quot;;&quot;PraediCare&quot;)" office:value-type="string" office:string-value="PraediCare" calcext:value-type="string">
            <text:p>PraediCare</text:p>
          </table:table-cell>
          <table:table-cell table:style-name="ce5" office:value-type="string" calcext:value-type="string">
            <text:p>BitScop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14^&quot;;&quot;PraediGene&quot;)" office:value-type="string" office:string-value="PraediGene" calcext:value-type="string">
            <text:p>PraediGene</text:p>
          </table:table-cell>
          <table:table-cell table:style-name="ce5" office:value-type="string" calcext:value-type="string">
            <text:p>Bitscop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31^&quot;;&quot;Presidio Transplant Database&quot;)" office:value-type="string" office:string-value="Presidio Transplant Database" calcext:value-type="string">
            <text:p>Presidio Transplant Database</text:p>
          </table:table-cell>
          <table:table-cell table:style-name="ce5" office:value-type="string" calcext:value-type="string">
            <text:p>TeleResults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50^&quot;;&quot;Preventice Solutions Remote Agent&quot;)" office:value-type="string" office:string-value="Preventice Solutions Remote Agent" calcext:value-type="string">
            <text:p>Preventice Solutions Remote Agent</text:p>
          </table:table-cell>
          <table:table-cell table:style-name="ce5" office:value-type="string" calcext:value-type="string">
            <text:p>Boston Scientif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99^&quot;;&quot;Primavera P6 Enterprise Professional Project Management (EPPM)&quot;)" office:value-type="string" office:string-value="Primavera P6 Enterprise Professional Project Management (EPPM)" calcext:value-type="string">
            <text:p>Primavera P6 Enterprise Professional Project Management (EPPM)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96^&quot;;&quot;Print Copy Scan (PCS) Director&quot;)" office:value-type="string" office:string-value="Print Copy Scan (PCS) Director" calcext:value-type="string">
            <text:p>Print Copy Scan (PCS) Director</text:p>
          </table:table-cell>
          <table:table-cell table:style-name="ce5" office:value-type="string" calcext:value-type="string">
            <text:p>RICO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21^&quot;;&quot;Prisma Object Relational Mapper (ORM)&quot;)" office:value-type="string" office:string-value="Prisma Object Relational Mapper (ORM)" calcext:value-type="string">
            <text:p>Prisma Object Relational Mapper (ORM)</text:p>
          </table:table-cell>
          <table:table-cell table:style-name="ce5" office:value-type="string" calcext:value-type="string">
            <text:p>Pris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71^&quot;;&quot;Project Re-Engineered Discharge (RED)&quot;)" office:value-type="string" office:string-value="Project Re-Engineered Discharge (RED)" calcext:value-type="string">
            <text:p>Project Re-Engineered Discharge (RED)</text:p>
          </table:table-cell>
          <table:table-cell table:style-name="ce5" office:value-type="string" calcext:value-type="string">
            <text:p>Agency for Healthcare Research and Qual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59^&quot;;&quot;Prosthetist`s Assistant for Upper Limb Architecture (PAULA)&quot;)" office:value-type="string" office:string-value="Prosthetist`s Assistant for Upper Limb Architecture (PAULA)" calcext:value-type="string">
            <text:p>Prosthetist`s Assistant for Upper Limb Architecture (PAULA)</text:p>
          </table:table-cell>
          <table:table-cell table:style-name="ce5" office:value-type="string" calcext:value-type="string">
            <text:p>Ottobo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95^&quot;;&quot;Provation endoPRO iQ&quot;)" office:value-type="string" office:string-value="Provation endoPRO iQ" calcext:value-type="string">
            <text:p>Provation endoPRO iQ</text:p>
          </table:table-cell>
          <table:table-cell table:style-name="ce5" office:value-type="string" calcext:value-type="string">
            <text:p>Provation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30^&quot;;&quot;Provider Nurse Call System&quot;)" office:value-type="string" office:string-value="Provider Nurse Call System" calcext:value-type="string">
            <text:p>Provider Nurse Call System</text:p>
          </table:table-cell>
          <table:table-cell table:style-name="ce5" office:value-type="string" calcext:value-type="string">
            <text:p>Jeron Electronic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11^&quot;;&quot;ProviderID&quot;)" office:value-type="string" office:string-value="ProviderID" calcext:value-type="string">
            <text:p>ProviderID</text:p>
          </table:table-cell>
          <table:table-cell table:style-name="ce5" office:value-type="string" calcext:value-type="string">
            <text:p>3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36^&quot;;&quot;PyCharm&quot;)" office:value-type="string" office:string-value="PyCharm" calcext:value-type="string">
            <text:p>PyCharm</text:p>
          </table:table-cell>
          <table:table-cell table:style-name="ce5" office:value-type="string" calcext:value-type="string">
            <text:p>JetBra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22^&quot;;&quot;Pyxis IV Prep&quot;)" office:value-type="string" office:string-value="Pyxis IV Prep" calcext:value-type="string">
            <text:p>Pyxis IV Prep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05^&quot;;&quot;Pyxis Logistics&quot;)" office:value-type="string" office:string-value="Pyxis Logistics" calcext:value-type="string">
            <text:p>Pyxis Logistics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75^&quot;;&quot;Pyxis MedStation Enterprise Server (ES) System&quot;)" office:value-type="string" office:string-value="Pyxis MedStation Enterprise Server (ES) System" calcext:value-type="string">
            <text:p>Pyxis MedStation Enterprise Server (ES) System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20^&quot;;&quot;Q Local Scoring and Reporting Software&quot;)" office:value-type="string" office:string-value="Q Local Scoring and Reporting Software" calcext:value-type="string">
            <text:p>Q Local Scoring and Reporting Software</text:p>
          </table:table-cell>
          <table:table-cell table:style-name="ce5" office:value-type="string" calcext:value-type="string">
            <text:p>Pear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07^&quot;;&quot;QAComplete (QAC)&quot;)" office:value-type="string" office:string-value="QAComplete (QAC)" calcext:value-type="string">
            <text:p>QAComplete (QAC)</text:p>
          </table:table-cell>
          <table:table-cell table:style-name="ce5" office:value-type="string" calcext:value-type="string">
            <text:p>SmartBear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87^&quot;;&quot;QC-Track&quot;)" office:value-type="string" office:string-value="QC-Track" calcext:value-type="string">
            <text:p>QC-Track</text:p>
          </table:table-cell>
          <table:table-cell table:style-name="ce5" office:value-type="string" calcext:value-type="string">
            <text:p>Atirix Medical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06^&quot;;&quot;Qmatic Orchestra&quot;)" office:value-type="string" office:string-value="Qmatic Orchestra" calcext:value-type="string">
            <text:p>Qmatic Orchestra</text:p>
          </table:table-cell>
          <table:table-cell table:style-name="ce5" office:value-type="string" calcext:value-type="string">
            <text:p>Qmatic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96^&quot;;&quot;Quality Center&quot;)" office:value-type="string" office:string-value="Quality Center" calcext:value-type="string">
            <text:p>Quality Center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89^&quot;;&quot;Quest Migration Manager for Active Directory&quot;)" office:value-type="string" office:string-value="Quest Migration Manager for Active Directory" calcext:value-type="string">
            <text:p>Quest Migration Manager for Active Directory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37^&quot;;&quot;Quest Security Explorer&quot;)" office:value-type="string" office:string-value="Quest Security Explorer" calcext:value-type="string">
            <text:p>Quest Security Explorer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97^&quot;;&quot;QuickBuild&quot;)" office:value-type="string" office:string-value="QuickBuild" calcext:value-type="string">
            <text:p>QuickBuild</text:p>
          </table:table-cell>
          <table:table-cell table:style-name="ce5" office:value-type="string" calcext:value-type="string">
            <text:p>PMEa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42^&quot;;&quot;Qvera Interface Engine (QIE)&quot;)" office:value-type="string" office:string-value="Qvera Interface Engine (QIE)" calcext:value-type="string">
            <text:p>Qvera Interface Engine (QIE)</text:p>
          </table:table-cell>
          <table:table-cell table:style-name="ce5" office:value-type="string" calcext:value-type="string">
            <text:p>Qve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35^&quot;;&quot;RadiCS&quot;)" office:value-type="string" office:string-value="RadiCS" calcext:value-type="string">
            <text:p>RadiCS</text:p>
          </table:table-cell>
          <table:table-cell table:style-name="ce5" office:value-type="string" calcext:value-type="string">
            <text:p>EIZ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93^&quot;;&quot;RadiNET Pro&quot;)" office:value-type="string" office:string-value="RadiNET Pro" calcext:value-type="string">
            <text:p>RadiNET Pro</text:p>
          </table:table-cell>
          <table:table-cell table:style-name="ce5" office:value-type="string" calcext:value-type="string">
            <text:p>EIZ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32^&quot;;&quot;Radiotherapy Incident Reporting and Analysis System (RIRAS)&quot;)" office:value-type="string" office:string-value="Radiotherapy Incident Reporting and Analysis System (RIRAS)" calcext:value-type="string">
            <text:p>Radiotherapy Incident Reporting and Analysis System (RIRAS)</text:p>
          </table:table-cell>
          <table:table-cell table:style-name="ce5" office:value-type="string" calcext:value-type="string">
            <text:p>TSG Innova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30^&quot;;&quot;Rapid Magnetic Resonance Imaging (MRI)&quot;)" office:value-type="string" office:string-value="Rapid Magnetic Resonance Imaging (MRI)" calcext:value-type="string">
            <text:p>Rapid Magnetic Resonance Imaging (MRI)</text:p>
          </table:table-cell>
          <table:table-cell table:style-name="ce5" office:value-type="string" calcext:value-type="string">
            <text:p>RapidA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74^&quot;;&quot;RAPIDComm Data Management System&quot;)" office:value-type="string" office:string-value="RAPIDComm Data Management System" calcext:value-type="string">
            <text:p>RAPIDComm Data Management System</text:p>
          </table:table-cell>
          <table:table-cell table:style-name="ce5" office:value-type="string" calcext:value-type="string">
            <text:p>Siemen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10^&quot;;&quot;ReadyAPI&quot;)" office:value-type="string" office:string-value="ReadyAPI" calcext:value-type="string">
            <text:p>ReadyAPI</text:p>
          </table:table-cell>
          <table:table-cell table:style-name="ce5" office:value-type="string" calcext:value-type="string">
            <text:p>SmartBear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21^&quot;;&quot;Record Review Assistant (RRA)&quot;)" office:value-type="string" office:string-value="Record Review Assistant (RRA)" calcext:value-type="string">
            <text:p>Record Review Assistant (RRA)</text:p>
          </table:table-cell>
          <table:table-cell table:style-name="ce5" office:value-type="string" calcext:value-type="string">
            <text:p>Unlimited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47^&quot;;&quot;Red Lion Crimson&quot;)" office:value-type="string" office:string-value="Red Lion Crimson" calcext:value-type="string">
            <text:p>Red Lion Crimson</text:p>
          </table:table-cell>
          <table:table-cell table:style-name="ce5" office:value-type="string" calcext:value-type="string">
            <text:p>Red L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35^&quot;;&quot;RedGate Structured Query Language (SQL) Monitor&quot;)" office:value-type="string" office:string-value="RedGate Structured Query Language (SQL) Monitor" calcext:value-type="string">
            <text:p>RedGate Structured Query Language (SQL) Monitor</text:p>
          </table:table-cell>
          <table:table-cell table:style-name="ce5" office:value-type="string" calcext:value-type="string">
            <text:p>Red 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35^&quot;;&quot;Refactor&quot;)" office:value-type="string" office:string-value="Refactor" calcext:value-type="string">
            <text:p>Refactor</text:p>
          </table:table-cell>
          <table:table-cell table:style-name="ce5" office:value-type="string" calcext:value-type="string">
            <text:p>ApexSQL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29^&quot;;&quot;Relativity Server&quot;)" office:value-type="string" office:string-value="Relativity Server" calcext:value-type="string">
            <text:p>Relativity Server</text:p>
          </table:table-cell>
          <table:table-cell table:style-name="ce5" office:value-type="string" calcext:value-type="string">
            <text:p>Relativity ODA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90^&quot;;&quot;Remisol Advance&quot;)" office:value-type="string" office:string-value="Remisol Advance" calcext:value-type="string">
            <text:p>Remisol Advance</text:p>
          </table:table-cell>
          <table:table-cell table:style-name="ce5" office:value-type="string" calcext:value-type="string">
            <text:p>Beckman Coulter Life Scien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19^&quot;;&quot;RemLogic&quot;)" office:value-type="string" office:string-value="RemLogic" calcext:value-type="string">
            <text:p>RemLogic</text:p>
          </table:table-cell>
          <table:table-cell table:style-name="ce5" office:value-type="string" calcext:value-type="string">
            <text:p>Natus Medic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33^&quot;;&quot;RescueNet EventSummary&quot;)" office:value-type="string" office:string-value="RescueNet EventSummary" calcext:value-type="string">
            <text:p>RescueNet EventSummary</text:p>
          </table:table-cell>
          <table:table-cell table:style-name="ce5" office:value-type="string" calcext:value-type="string">
            <text:p>Zo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35^&quot;;&quot;Responder 5&quot;)" office:value-type="string" office:string-value="Responder 5" calcext:value-type="string">
            <text:p>Responder 5</text:p>
          </table:table-cell>
          <table:table-cell table:style-name="ce5" office:value-type="string" calcext:value-type="string">
            <text:p>Raulan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23^&quot;;&quot;Responder Enterprise&quot;)" office:value-type="string" office:string-value="Responder Enterprise" calcext:value-type="string">
            <text:p>Responder Enterprise</text:p>
          </table:table-cell>
          <table:table-cell table:style-name="ce5" office:value-type="string" calcext:value-type="string">
            <text:p>Raulan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26^&quot;;&quot;RMTrack&quot;)" office:value-type="string" office:string-value="RMTrack" calcext:value-type="string">
            <text:p>RMTrack</text:p>
          </table:table-cell>
          <table:table-cell table:style-name="ce5" office:value-type="string" calcext:value-type="string">
            <text:p>RMTra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49^&quot;;&quot;Robotic Automation Studio&quot;)" office:value-type="string" office:string-value="Robotic Automation Studio" calcext:value-type="string">
            <text:p>Robotic Automation Studio</text:p>
          </table:table-cell>
          <table:table-cell table:style-name="ce5" office:value-type="string" calcext:value-type="string">
            <text:p>Pega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10^&quot;;&quot;Rocket Uniface&quot;)" office:value-type="string" office:string-value="Rocket Uniface" calcext:value-type="string">
            <text:p>Rocket Uniface</text:p>
          </table:table-cell>
          <table:table-cell table:style-name="ce5" office:value-type="string" calcext:value-type="string">
            <text:p>Rocket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82^&quot;;&quot;Rotronic Monitoring Solutions (RMS)&quot;)" office:value-type="string" office:string-value="Rotronic Monitoring Solutions (RMS)" calcext:value-type="string">
            <text:p>Rotronic Monitoring Solutions (RMS)</text:p>
          </table:table-cell>
          <table:table-cell table:style-name="ce5" office:value-type="string" calcext:value-type="string">
            <text:p>Rotronic Measurement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56^&quot;;&quot;RStudio&quot;)" office:value-type="string" office:string-value="RStudio" calcext:value-type="string">
            <text:p>RStudio</text:p>
          </table:table-cell>
          <table:table-cell table:style-name="ce5" office:value-type="string" calcext:value-type="string">
            <text:p>Posi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18^&quot;;&quot;RubyMine&quot;)" office:value-type="string" office:string-value="RubyMine" calcext:value-type="string">
            <text:p>RubyMine</text:p>
          </table:table-cell>
          <table:table-cell table:style-name="ce5" office:value-type="string" calcext:value-type="string">
            <text:p>JetBra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14^&quot;;&quot;RxWorks Pro&quot;)" office:value-type="string" office:string-value="RxWorks Pro" calcext:value-type="string">
            <text:p>RxWorks Pro</text:p>
          </table:table-cell>
          <table:table-cell table:style-name="ce5" office:value-type="string" calcext:value-type="string">
            <text:p>ARxIU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93^&quot;;&quot;Safe Patient Handling (SPH) Navigator&quot;)" office:value-type="string" office:string-value="Safe Patient Handling (SPH) Navigator" calcext:value-type="string">
            <text:p>Safe Patient Handling (SPH) Navigator</text:p>
          </table:table-cell>
          <table:table-cell table:style-name="ce5" office:value-type="string" calcext:value-type="string">
            <text:p>Westrock Solutions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45^&quot;;&quot;Salesforce for Outlook&quot;)" office:value-type="string" office:string-value="Salesforce for Outlook" calcext:value-type="string">
            <text:p>Salesforce for Outlook</text:p>
          </table:table-cell>
          <table:table-cell table:style-name="ce5" office:value-type="string" calcext:value-type="string">
            <text:p>Salesfor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35^&quot;;&quot;Sanitas Pharmacy Control System (PCS)&quot;)" office:value-type="string" office:string-value="Sanitas Pharmacy Control System (PCS)" calcext:value-type="string">
            <text:p>Sanitas Pharmacy Control System (PCS)</text:p>
          </table:table-cell>
          <table:table-cell table:style-name="ce5" office:value-type="string" calcext:value-type="string">
            <text:p>McKes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11^&quot;;&quot;SAP BusinessObjects Business Intelligence (BI)&quot;)" office:value-type="string" office:string-value="SAP BusinessObjects Business Intelligence (BI)" calcext:value-type="string">
            <text:p>SAP BusinessObjects Business Intelligence (BI)</text:p>
          </table:table-cell>
          <table:table-cell table:style-name="ce5" office:value-type="string" calcext:value-type="string">
            <text:p>SA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44^&quot;;&quot;SAP PowerDesigner&quot;)" office:value-type="string" office:string-value="SAP PowerDesigner" calcext:value-type="string">
            <text:p>SAP PowerDesigner</text:p>
          </table:table-cell>
          <table:table-cell table:style-name="ce5" office:value-type="string" calcext:value-type="string">
            <text:p>SA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91^&quot;;&quot;Savance Health Patient Tracking and Flow&quot;)" office:value-type="string" office:string-value="Savance Health Patient Tracking and Flow" calcext:value-type="string">
            <text:p>Savance Health Patient Tracking and Flow</text:p>
          </table:table-cell>
          <table:table-cell table:style-name="ce5" office:value-type="string" calcext:value-type="string">
            <text:p>Savance Hea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85^&quot;;&quot;sciNote&quot;)" office:value-type="string" office:string-value="sciNote" calcext:value-type="string">
            <text:p>sciNote</text:p>
          </table:table-cell>
          <table:table-cell table:style-name="ce5" office:value-type="string" calcext:value-type="string">
            <text:p>sciNote LLC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1770^&quot;;&quot;Screening, Brief Intervention, and Referral to Treatment (SBIRT) Wellness Tracker&quot;)" office:value-type="string" office:string-value="Screening, Brief Intervention, and Referral to Treatment (SBIRT) Wellness Tracker" calcext:value-type="string">
            <text:p>Screening, Brief Intervention, and Referral to Treatment (SBIRT) Wellness Tracker</text:p>
          </table:table-cell>
          <table:table-cell table:style-name="ce5" office:value-type="string" calcext:value-type="string">
            <text:p>DataMan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28^&quot;;&quot;ScriptPro (SP) Central Workflow System&quot;)" office:value-type="string" office:string-value="ScriptPro (SP) Central Workflow System" calcext:value-type="string">
            <text:p>ScriptPro (SP) Central Workflow System</text:p>
          </table:table-cell>
          <table:table-cell table:style-name="ce5" office:value-type="string" calcext:value-type="string">
            <text:p>ScriptPro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14^&quot;;&quot;ScriptPro Inventory Management (SIM)&quot;)" office:value-type="string" office:string-value="ScriptPro Inventory Management (SIM)" calcext:value-type="string">
            <text:p>ScriptPro Inventory Management (SIM)</text:p>
          </table:table-cell>
          <table:table-cell table:style-name="ce5" office:value-type="string" calcext:value-type="string">
            <text:p>ScriptPro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61^&quot;;&quot;ScriptRunner for Jira&quot;)" office:value-type="string" office:string-value="ScriptRunner for Jira" calcext:value-type="string">
            <text:p>ScriptRunner for Jira</text:p>
          </table:table-cell>
          <table:table-cell table:style-name="ce5" office:value-type="string" calcext:value-type="string">
            <text:p>ScriptRunn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69^&quot;;&quot;Seahorse Wave Pro&quot;)" office:value-type="string" office:string-value="Seahorse Wave Pro" calcext:value-type="string">
            <text:p>Seahorse Wave Pro</text:p>
          </table:table-cell>
          <table:table-cell table:style-name="ce5" office:value-type="string" calcext:value-type="string">
            <text:p>Agilen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80^&quot;;&quot;SecurTRAK&quot;)" office:value-type="string" office:string-value="SecurTRAK" calcext:value-type="string">
            <text:p>SecurTRAK</text:p>
          </table:table-cell>
          <table:table-cell table:style-name="ce5" office:value-type="string" calcext:value-type="string">
            <text:p>MGM Computer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40^&quot;;&quot;Selenium&quot;)" office:value-type="string" office:string-value="Selenium" calcext:value-type="string">
            <text:p>Selenium</text:p>
          </table:table-cell>
          <table:table-cell table:style-name="ce5" office:value-type="string" calcext:value-type="string">
            <text:p>Selenium.or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90^&quot;;&quot;Semantic Open Source Software (SEMOSS)&quot;)" office:value-type="string" office:string-value="Semantic Open Source Software (SEMOSS)" calcext:value-type="string">
            <text:p>Semantic Open Source Software (SEMOSS)</text:p>
          </table:table-cell>
          <table:table-cell table:style-name="ce5" office:value-type="string" calcext:value-type="string">
            <text:p>SEMO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08^&quot;;&quot;Sensis Vibe&quot;)" office:value-type="string" office:string-value="Sensis Vibe" calcext:value-type="string">
            <text:p>Sensis Vibe</text:p>
          </table:table-cell>
          <table:table-cell table:style-name="ce5" office:value-type="string" calcext:value-type="string">
            <text:p>Sieme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05^&quot;;&quot;Sentinel Cardiology Information Management System&quot;)" office:value-type="string" office:string-value="Sentinel Cardiology Information Management System" calcext:value-type="string">
            <text:p>Sentinel Cardiology Information Management System</text:p>
          </table:table-cell>
          <table:table-cell table:style-name="ce5" office:value-type="string" calcext:value-type="string">
            <text:p>Spacelab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81^&quot;;&quot;SentryConnect&quot;)" office:value-type="string" office:string-value="SentryConnect" calcext:value-type="string">
            <text:p>SentryConnect</text:p>
          </table:table-cell>
          <table:table-cell table:style-name="ce5" office:value-type="string" calcext:value-type="string">
            <text:p>Vyai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56^&quot;;&quot;SentrySuite Software (SeS)&quot;)" office:value-type="string" office:string-value="SentrySuite Software (SeS)" calcext:value-type="string">
            <text:p>SentrySuite Software (SeS)</text:p>
          </table:table-cell>
          <table:table-cell table:style-name="ce5" office:value-type="string" calcext:value-type="string">
            <text:p>Vyai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52^&quot;;&quot;Server Suite Free&quot;)" office:value-type="string" office:string-value="Server Suite Free" calcext:value-type="string">
            <text:p>Server Suite Free</text:p>
          </table:table-cell>
          <table:table-cell table:style-name="ce5" office:value-type="string" calcext:value-type="string">
            <text:p>Deline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73^&quot;;&quot;Service Virtualization&quot;)" office:value-type="string" office:string-value="Service Virtualization" calcext:value-type="string">
            <text:p>Service Virtualization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58^&quot;;&quot;Shiny Server&quot;)" office:value-type="string" office:string-value="Shiny Server" calcext:value-type="string">
            <text:p>Shiny Server</text:p>
          </table:table-cell>
          <table:table-cell table:style-name="ce5" office:value-type="string" calcext:value-type="string">
            <text:p>Posi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56^&quot;;&quot;Short Cut to Field Level Users&quot;)" office:value-type="string" office:string-value="Short Cut to Field Level Users" calcext:value-type="string">
            <text:p>Short Cut to Field Level Users</text:p>
          </table:table-cell>
          <table:table-cell table:style-name="ce5" office:value-type="string" calcext:value-type="string">
            <text:p>Four Points Technology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34^&quot;;&quot;SIDEXIS XG&quot;)" office:value-type="string" office:string-value="SIDEXIS XG" calcext:value-type="string">
            <text:p>SIDEXIS XG</text:p>
          </table:table-cell>
          <table:table-cell table:style-name="ce5" office:value-type="string" calcext:value-type="string">
            <text:p>Sirona Dental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98^&quot;;&quot;Siemens syngo.via&quot;)" office:value-type="string" office:string-value="Siemens syngo.via" calcext:value-type="string">
            <text:p>Siemens syngo.via</text:p>
          </table:table-cell>
          <table:table-cell table:style-name="ce5" office:value-type="string" calcext:value-type="string">
            <text:p>Sieme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81^&quot;;&quot;Sierra Summit&quot;)" office:value-type="string" office:string-value="Sierra Summit" calcext:value-type="string">
            <text:p>Sierra Summit</text:p>
          </table:table-cell>
          <table:table-cell table:style-name="ce5" office:value-type="string" calcext:value-type="string">
            <text:p>Cadwell Indust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64^&quot;;&quot;SigmaPlot&quot;)" office:value-type="string" office:string-value="SigmaPlot" calcext:value-type="string">
            <text:p>SigmaPlot</text:p>
          </table:table-cell>
          <table:table-cell table:style-name="ce5" office:value-type="string" calcext:value-type="string">
            <text:p>SYSTAT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83^&quot;;&quot;Silhouette&quot;)" office:value-type="string" office:string-value="Silhouette" calcext:value-type="string">
            <text:p>Silhouette</text:p>
          </table:table-cell>
          <table:table-cell table:style-name="ce5" office:value-type="string" calcext:value-type="string">
            <text:p>ARANZ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32^&quot;;&quot;SILVERRUN Relational Data Modeler (RDM)&quot;)" office:value-type="string" office:string-value="SILVERRUN Relational Data Modeler (RDM)" calcext:value-type="string">
            <text:p>SILVERRUN Relational Data Modeler (RDM)</text:p>
          </table:table-cell>
          <table:table-cell table:style-name="ce5" office:value-type="string" calcext:value-type="string">
            <text:p>Grandi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13^&quot;;&quot;SimCapture&quot;)" office:value-type="string" office:string-value="SimCapture" calcext:value-type="string">
            <text:p>SimCapture</text:p>
          </table:table-cell>
          <table:table-cell table:style-name="ce5" office:value-type="string" calcext:value-type="string">
            <text:p>Laerd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18^&quot;;&quot;SIMULATIONiQ Enterprise&quot;)" office:value-type="string" office:string-value="SIMULATIONiQ Enterprise" calcext:value-type="string">
            <text:p>SIMULATIONiQ Enterprise</text:p>
          </table:table-cell>
          <table:table-cell table:style-name="ce5" office:value-type="string" calcext:value-type="string">
            <text:p>Education Management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32^&quot;;&quot;Sleepware G3&quot;)" office:value-type="string" office:string-value="Sleepware G3" calcext:value-type="string">
            <text:p>Sleepware G3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73^&quot;;&quot;Softeon Supply Chain Solution Suite&quot;)" office:value-type="string" office:string-value="Softeon Supply Chain Solution Suite" calcext:value-type="string">
            <text:p>Softeon Supply Chain Solution Suite</text:p>
          </table:table-cell>
          <table:table-cell table:style-name="ce5" office:value-type="string" calcext:value-type="string">
            <text:p>Softe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40^&quot;;&quot;SolarWinds Structured Query Language (SQL) Sentry&quot;)" office:value-type="string" office:string-value="SolarWinds Structured Query Language (SQL) Sentry" calcext:value-type="string">
            <text:p>SolarWinds Structured Query Language (SQL) Sentry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01^&quot;;&quot;Solarwinds Virtual Infrastructure Monitor (VIM)&quot;)" office:value-type="string" office:string-value="Solarwinds Virtual Infrastructure Monitor (VIM)" calcext:value-type="string">
            <text:p>Solarwinds Virtual Infrastructure Monitor (VIM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12^&quot;;&quot;Solutions Business Manager (SBM)&quot;)" office:value-type="string" office:string-value="Solutions Business Manager (SBM)" calcext:value-type="string">
            <text:p>Solutions Business Manager (SBM)</text:p>
          </table:table-cell>
          <table:table-cell table:style-name="ce5" office:value-type="string" calcext:value-type="string">
            <text:p>Open 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93^&quot;;&quot;SomnoStar Sleep System&quot;)" office:value-type="string" office:string-value="SomnoStar Sleep System" calcext:value-type="string">
            <text:p>SomnoStar Sleep System</text:p>
          </table:table-cell>
          <table:table-cell table:style-name="ce5" office:value-type="string" calcext:value-type="string">
            <text:p>Vyai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03^&quot;;&quot;SonoSite Synchronicity&quot;)" office:value-type="string" office:string-value="SonoSite Synchronicity" calcext:value-type="string">
            <text:p>SonoSite Synchronicity</text:p>
          </table:table-cell>
          <table:table-cell table:style-name="ce5" office:value-type="string" calcext:value-type="string">
            <text:p>FUJIFILM SonoSite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31^&quot;;&quot;Sorna Vertex Importer&quot;)" office:value-type="string" office:string-value="Sorna Vertex Importer" calcext:value-type="string">
            <text:p>Sorna Vertex Importer</text:p>
          </table:table-cell>
          <table:table-cell table:style-name="ce5" office:value-type="string" calcext:value-type="string">
            <text:p>Sorn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19^&quot;;&quot;SoundWave&quot;)" office:value-type="string" office:string-value="SoundWave" calcext:value-type="string">
            <text:p>SoundWave</text:p>
          </table:table-cell>
          <table:table-cell table:style-name="ce5" office:value-type="string" calcext:value-type="string">
            <text:p>Advanced Bionics A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56^&quot;;&quot;SP Central Server&quot;)" office:value-type="string" office:string-value="SP Central Server" calcext:value-type="string">
            <text:p>SP Central Server</text:p>
          </table:table-cell>
          <table:table-cell table:style-name="ce5" office:value-type="string" calcext:value-type="string">
            <text:p>ScriptPro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44^&quot;;&quot;SpecBuilder&quot;)" office:value-type="string" office:string-value="SpecBuilder" calcext:value-type="string">
            <text:p>SpecBuilder</text:p>
          </table:table-cell>
          <table:table-cell table:style-name="ce5" office:value-type="string" calcext:value-type="string">
            <text:p>Edife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19^&quot;;&quot;SphygmoCor XCEL Software Suite&quot;)" office:value-type="string" office:string-value="SphygmoCor XCEL Software Suite" calcext:value-type="string">
            <text:p>SphygmoCor XCEL Software Suite</text:p>
          </table:table-cell>
          <table:table-cell table:style-name="ce5" office:value-type="string" calcext:value-type="string">
            <text:p>AtCor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73^&quot;;&quot;Spok Care Connect&quot;)" office:value-type="string" office:string-value="Spok Care Connect" calcext:value-type="string">
            <text:p>Spok Care Connect</text:p>
          </table:table-cell>
          <table:table-cell table:style-name="ce5" office:value-type="string" calcext:value-type="string">
            <text:p>SPO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61^&quot;;&quot;Spok Secure Messaging&quot;)" office:value-type="string" office:string-value="Spok Secure Messaging" calcext:value-type="string">
            <text:p>Spok Secure Messaging</text:p>
          </table:table-cell>
          <table:table-cell table:style-name="ce5" office:value-type="string" calcext:value-type="string">
            <text:p>SPO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35^&quot;;&quot;Spotlight on Structured Query Language (SQL) Server Enterprise&quot;)" office:value-type="string" office:string-value="Spotlight on Structured Query Language (SQL) Server Enterprise" calcext:value-type="string">
            <text:p>Spotlight on Structured Query Language (SQL) Server Enterprise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91^&quot;;&quot;Spring Batch&quot;)" office:value-type="string" office:string-value="Spring Batch" calcext:value-type="string">
            <text:p>Spring Batch</text:p>
          </table:table-cell>
          <table:table-cell table:style-name="ce5" office:value-type="string" calcext:value-type="string">
            <text:p>VMware Tanzu Lab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39^&quot;;&quot;SQCpack&quot;)" office:value-type="string" office:string-value="SQCpack" calcext:value-type="string">
            <text:p>SQCpack</text:p>
          </table:table-cell>
          <table:table-cell table:style-name="ce5" office:value-type="string" calcext:value-type="string">
            <text:p>Productivity-Quality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13^&quot;;&quot;SQL Source Control&quot;)" office:value-type="string" office:string-value="SQL Source Control" calcext:value-type="string">
            <text:p>SQL Source Control</text:p>
          </table:table-cell>
          <table:table-cell table:style-name="ce5" office:value-type="string" calcext:value-type="string">
            <text:p>Red 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96^&quot;;&quot;SQLECTRON Graphical User Interface (GUI)&quot;)" office:value-type="string" office:string-value="SQLECTRON Graphical User Interface (GUI)" calcext:value-type="string">
            <text:p>SQLECTRON Graphical User Interface (GUI)</text:p>
          </table:table-cell>
          <table:table-cell table:style-name="ce5" office:value-type="string" calcext:value-type="string">
            <text:p>OpenJS Found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40^&quot;;&quot;SquaredUp for System Center Operations Manager (SCOM)&quot;)" office:value-type="string" office:string-value="SquaredUp for System Center Operations Manager (SCOM)" calcext:value-type="string">
            <text:p>SquaredUp for System Center Operations Manager (SCOM)</text:p>
          </table:table-cell>
          <table:table-cell table:style-name="ce5" office:value-type="string" calcext:value-type="string">
            <text:p>Squared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08^&quot;;&quot;SSIS Tasks for SQL Server&quot;)" office:value-type="string" office:string-value="SSIS Tasks for SQL Server" calcext:value-type="string">
            <text:p>SSIS Tasks for SQL Server</text:p>
          </table:table-cell>
          <table:table-cell table:style-name="ce5" office:value-type="string" calcext:value-type="string">
            <text:p>N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02^&quot;;&quot;STARLIMS&quot;)" office:value-type="string" office:string-value="STARLIMS" calcext:value-type="string">
            <text:p>STARLIMS</text:p>
          </table:table-cell>
          <table:table-cell table:style-name="ce5" office:value-type="string" calcext:value-type="string">
            <text:p>Abbott Informa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95^&quot;;&quot;Statistical Analysis System (SAS) Base&quot;)" office:value-type="string" office:string-value="Statistical Analysis System (SAS) Base" calcext:value-type="string">
            <text:p>Statistical Analysis System (SAS) Base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12^&quot;;&quot;Statistical Analysis System (SAS) Viya&quot;)" office:value-type="string" office:string-value="Statistical Analysis System (SAS) Viya" calcext:value-type="string">
            <text:p>Statistical Analysis System (SAS) Viya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69^&quot;;&quot;Statistical Package for the Social Sciences (SPSS) Modeler&quot;)" office:value-type="string" office:string-value="Statistical Package for the Social Sciences (SPSS) Modeler" calcext:value-type="string">
            <text:p>Statistical Package for the Social Sciences (SPSS) Model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14^&quot;;&quot;Statistical Product and Service Solutions (SPSS) Regression&quot;)" office:value-type="string" office:string-value="Statistical Product and Service Solutions (SPSS) Regression" calcext:value-type="string">
            <text:p>Statistical Product and Service Solutions (SPSS) Regression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30^&quot;;&quot;Statistical Product and Service Solutions (SPSS) Statistics&quot;)" office:value-type="string" office:string-value="Statistical Product and Service Solutions (SPSS) Statistics" calcext:value-type="string">
            <text:p>Statistical Product and Service Solutions (SPSS) Statistics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73^&quot;;&quot;STEMSOFT LAB&quot;)" office:value-type="string" office:string-value="STEMSOFT LAB" calcext:value-type="string">
            <text:p>STEMSOFT LAB</text:p>
          </table:table-cell>
          <table:table-cell table:style-name="ce5" office:value-type="string" calcext:value-type="string">
            <text:p>Stemcell Technologies Inc (Stemsoft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32^&quot;;&quot;Sterile Processing Microsystem (SPM) Instrument Tracking Software&quot;)" office:value-type="string" office:string-value="Sterile Processing Microsystem (SPM) Instrument Tracking Software" calcext:value-type="string">
            <text:p>Sterile Processing Microsystem (SPM) Instrument Tracking Software</text:p>
          </table:table-cell>
          <table:table-cell table:style-name="ce5" office:value-type="string" calcext:value-type="string">
            <text:p>Ste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91^&quot;;&quot;Stimulsoft Reports.Web&quot;)" office:value-type="string" office:string-value="Stimulsoft Reports.Web" calcext:value-type="string">
            <text:p>Stimulsoft Reports.Web</text:p>
          </table:table-cell>
          <table:table-cell table:style-name="ce5" office:value-type="string" calcext:value-type="string">
            <text:p>Stimul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89^&quot;;&quot;StreamConnect&quot;)" office:value-type="string" office:string-value="StreamConnect" calcext:value-type="string">
            <text:p>StreamConnect</text:p>
          </table:table-cell>
          <table:table-cell table:style-name="ce5" office:value-type="string" calcext:value-type="string">
            <text:p>KARL STORZ Endoscop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12^&quot;;&quot;Structured Query Language (SQL) Data Generator&quot;)" office:value-type="string" office:string-value="Structured Query Language (SQL) Data Generator" calcext:value-type="string">
            <text:p>Structured Query Language (SQL) Data Generator</text:p>
          </table:table-cell>
          <table:table-cell table:style-name="ce5" office:value-type="string" calcext:value-type="string">
            <text:p>Red 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00^&quot;;&quot;Structured Query Language (SQL) Dependency Tracker&quot;)" office:value-type="string" office:string-value="Structured Query Language (SQL) Dependency Tracker" calcext:value-type="string">
            <text:p>Structured Query Language (SQL) Dependency Tracker</text:p>
          </table:table-cell>
          <table:table-cell table:style-name="ce5" office:value-type="string" calcext:value-type="string">
            <text:p>Red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10^&quot;;&quot;Structured Query Language (SQL) Monitor&quot;)" office:value-type="string" office:string-value="Structured Query Language (SQL) Monitor" calcext:value-type="string">
            <text:p>Structured Query Language (SQL) Monitor</text:p>
          </table:table-cell>
          <table:table-cell table:style-name="ce5" office:value-type="string" calcext:value-type="string">
            <text:p>Red 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12^&quot;;&quot;Structured Query Language (SQL) Search&quot;)" office:value-type="string" office:string-value="Structured Query Language (SQL) Search" calcext:value-type="string">
            <text:p>Structured Query Language (SQL) Search</text:p>
          </table:table-cell>
          <table:table-cell table:style-name="ce5" office:value-type="string" calcext:value-type="string">
            <text:p>Red 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88^&quot;;&quot;StyleVision&quot;)" office:value-type="string" office:string-value="StyleVision" calcext:value-type="string">
            <text:p>StyleVision</text:p>
          </table:table-cell>
          <table:table-cell table:style-name="ce5" office:value-type="string" calcext:value-type="string">
            <text:p>Alto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25^&quot;;&quot;Sun Nuclear Corporation (SNC) Dosimetry Software&quot;)" office:value-type="string" office:string-value="Sun Nuclear Corporation (SNC) Dosimetry Software" calcext:value-type="string">
            <text:p>Sun Nuclear Corporation (SNC) Dosimetry Software</text:p>
          </table:table-cell>
          <table:table-cell table:style-name="ce5" office:value-type="string" calcext:value-type="string">
            <text:p>Sun Nuclear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83^&quot;;&quot;SunCheck Machine&quot;)" office:value-type="string" office:string-value="SunCheck Machine" calcext:value-type="string">
            <text:p>SunCheck Machine</text:p>
          </table:table-cell>
          <table:table-cell table:style-name="ce5" office:value-type="string" calcext:value-type="string">
            <text:p>Sun Nuclear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75^&quot;;&quot;SunCheck Patient&quot;)" office:value-type="string" office:string-value="SunCheck Patient" calcext:value-type="string">
            <text:p>SunCheck Patient</text:p>
          </table:table-cell>
          <table:table-cell table:style-name="ce5" office:value-type="string" calcext:value-type="string">
            <text:p>Sun Nuclear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14^&quot;;&quot;SunDOSE&quot;)" office:value-type="string" office:string-value="SunDOSE" calcext:value-type="string">
            <text:p>SunDOSE</text:p>
          </table:table-cell>
          <table:table-cell table:style-name="ce5" office:value-type="string" calcext:value-type="string">
            <text:p>Sun Nuclear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31^&quot;;&quot;SureTrend&quot;)" office:value-type="string" office:string-value="SureTrend" calcext:value-type="string">
            <text:p>SureTrend</text:p>
          </table:table-cell>
          <table:table-cell table:style-name="ce5" office:value-type="string" calcext:value-type="string">
            <text:p>Hygien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50^&quot;;&quot;Symedical&quot;)" office:value-type="string" office:string-value="Symedical" calcext:value-type="string">
            <text:p>Symedical</text:p>
          </table:table-cell>
          <table:table-cell table:style-name="ce5" office:value-type="string" calcext:value-type="string">
            <text:p>Clinical Architectu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68^&quot;;&quot;Symfit&quot;)" office:value-type="string" office:string-value="Symfit" calcext:value-type="string">
            <text:p>Symfit</text:p>
          </table:table-cell>
          <table:table-cell table:style-name="ce5" office:value-type="string" calcext:value-type="string">
            <text:p>MED-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34^&quot;;&quot;Synapse Cardiovascular PACS&quot;)" office:value-type="string" office:string-value="Synapse Cardiovascular PACS" calcext:value-type="string">
            <text:p>Synapse Cardiovascular PACS</text:p>
          </table:table-cell>
          <table:table-cell table:style-name="ce5" office:value-type="string" calcext:value-type="string">
            <text:p>Fuji Film US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76^&quot;;&quot;Syngo Dynamics&quot;)" office:value-type="string" office:string-value="Syngo Dynamics" calcext:value-type="string">
            <text:p>Syngo Dynamics</text:p>
          </table:table-cell>
          <table:table-cell table:style-name="ce5" office:value-type="string" calcext:value-type="string">
            <text:p>Siemen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96^&quot;;&quot;Syntrac Integration Tools&quot;)" office:value-type="string" office:string-value="Syntrac Integration Tools" calcext:value-type="string">
            <text:p>Syntrac Integration Tools</text:p>
          </table:table-cell>
          <table:table-cell table:style-name="ce5" office:value-type="string" calcext:value-type="string">
            <text:p>Cardinal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22^&quot;;&quot;Sysmon&quot;)" office:value-type="string" office:string-value="Sysmon" calcext:value-type="string">
            <text:p>Sysmo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20^&quot;;&quot;System Architect&quot;)" office:value-type="string" office:string-value="System Architect" calcext:value-type="string">
            <text:p>System Architect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64^&quot;;&quot;System Architect Xtended Team (XT)&quot;)" office:value-type="string" office:string-value="System Architect Xtended Team (XT)" calcext:value-type="string">
            <text:p>System Architect Xtended Team (XT)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15^&quot;;&quot;System Control Center (SCC) Software&quot;)" office:value-type="string" office:string-value="System Control Center (SCC) Software" calcext:value-type="string">
            <text:p>System Control Center (SCC) Software</text:p>
          </table:table-cell>
          <table:table-cell table:style-name="ce5" office:value-type="string" calcext:value-type="string">
            <text:p>Swisslo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27^&quot;;&quot;Tableau Server&quot;)" office:value-type="string" office:string-value="Tableau Server" calcext:value-type="string">
            <text:p>Tableau Server</text:p>
          </table:table-cell>
          <table:table-cell table:style-name="ce5" office:value-type="string" calcext:value-type="string">
            <text:p>Tableau Softwar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472^&quot;;&quot;Tapit 6 Call Accounting for Small &amp; Medium Businesses (SMB) &amp; Enterprise&quot;)" office:value-type="string" office:string-value="Tapit 6 Call Accounting for Small &amp; Medium Businesses (SMB) &amp; Enterprise" calcext:value-type="string">
            <text:p>Tapit 6 Call Accounting for Small &amp; Medium Businesses (SMB) &amp; Enterprise</text:p>
          </table:table-cell>
          <table:table-cell table:style-name="ce5" office:value-type="string" calcext:value-type="string">
            <text:p>Trisy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36^&quot;;&quot;T-DOC Cycle&quot;)" office:value-type="string" office:string-value="T-DOC Cycle" calcext:value-type="string">
            <text:p>T-DOC Cycle</text:p>
          </table:table-cell>
          <table:table-cell table:style-name="ce5" office:value-type="string" calcext:value-type="string">
            <text:p>Getinge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47^&quot;;&quot;TeamSite&quot;)" office:value-type="string" office:string-value="TeamSite" calcext:value-type="string">
            <text:p>TeamSite</text:p>
          </table:table-cell>
          <table:table-cell table:style-name="ce5" office:value-type="string" calcext:value-type="string">
            <text:p>Open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26^&quot;;&quot;Telcor Quick Multi Link (QML)&quot;)" office:value-type="string" office:string-value="Telcor Quick Multi Link (QML)" calcext:value-type="string">
            <text:p>Telcor Quick Multi Link (QML)</text:p>
          </table:table-cell>
          <table:table-cell table:style-name="ce5" office:value-type="string" calcext:value-type="string">
            <text:p>TELCO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02^&quot;;&quot;TeleCare Record Manager (TRM) Plus&quot;)" office:value-type="string" office:string-value="TeleCare Record Manager (TRM) Plus" calcext:value-type="string">
            <text:p>TeleCare Record Manager (TRM) Plus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38^&quot;;&quot;TempTrak&quot;)" office:value-type="string" office:string-value="TempTrak" calcext:value-type="string">
            <text:p>TempTrak</text:p>
          </table:table-cell>
          <table:table-cell table:style-name="ce5" office:value-type="string" calcext:value-type="string">
            <text:p>Cooper-Atk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40^&quot;;&quot;Test Data Management (TDM)&quot;)" office:value-type="string" office:string-value="Test Data Management (TDM)" calcext:value-type="string">
            <text:p>Test Data Management (TDM)</text:p>
          </table:table-cell>
          <table:table-cell table:style-name="ce5" office:value-type="string" calcext:value-type="string">
            <text:p>Informa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92^&quot;;&quot;TestComplete&quot;)" office:value-type="string" office:string-value="TestComplete" calcext:value-type="string">
            <text:p>TestComplete</text:p>
          </table:table-cell>
          <table:table-cell table:style-name="ce5" office:value-type="string" calcext:value-type="string">
            <text:p>SmartBear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57^&quot;;&quot;Tigr AP&quot;)" office:value-type="string" office:string-value="Tigr AP" calcext:value-type="string">
            <text:p>Tigr AP</text:p>
          </table:table-cell>
          <table:table-cell table:style-name="ce5" office:value-type="string" calcext:value-type="string">
            <text:p>TeleHealth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80^&quot;;&quot;Tool for Oracle Application Developers (TOAD) Data Modeler (TDM)&quot;)" office:value-type="string" office:string-value="Tool for Oracle Application Developers (TOAD) Data Modeler (TDM)" calcext:value-type="string">
            <text:p>Tool for Oracle Application Developers (TOAD) Data Modeler (TDM)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6340^&quot;;&quot;Tool for Oracle Application Developers (TOAD) for Structured Query Language (SQL) Server&quot;)" office:value-type="string" office:string-value="Tool for Oracle Application Developers (TOAD) for Structured Query Language (SQL) Server" calcext:value-type="string">
            <text:p>Tool for Oracle Application Developers (TOAD) for Structured Query Language (SQL) Server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41^&quot;;&quot;Tool for Oracle Application Developers (TOAD) Intelligence Central&quot;)" office:value-type="string" office:string-value="Tool for Oracle Application Developers (TOAD) Intelligence Central" calcext:value-type="string">
            <text:p>Tool for Oracle Application Developers (TOAD) Intelligence Central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09^&quot;;&quot;Trabecular Bone Scan (TBS) iNsight&quot;)" office:value-type="string" office:string-value="Trabecular Bone Scan (TBS) iNsight" calcext:value-type="string">
            <text:p>Trabecular Bone Scan (TBS) iNsight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27^&quot;;&quot;Transaction Management&quot;)" office:value-type="string" office:string-value="Transaction Management" calcext:value-type="string">
            <text:p>Transaction Management</text:p>
          </table:table-cell>
          <table:table-cell table:style-name="ce5" office:value-type="string" calcext:value-type="string">
            <text:p>Edife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66^&quot;;&quot;TransportTracking&quot;)" office:value-type="string" office:string-value="TransportTracking" calcext:value-type="string">
            <text:p>TransportTracking</text:p>
          </table:table-cell>
          <table:table-cell table:style-name="ce5" office:value-type="string" calcext:value-type="string">
            <text:p>TeleTrack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17^&quot;;&quot;TreeAge Pro&quot;)" office:value-type="string" office:string-value="TreeAge Pro" calcext:value-type="string">
            <text:p>TreeAge Pro</text:p>
          </table:table-cell>
          <table:table-cell table:style-name="ce5" office:value-type="string" calcext:value-type="string">
            <text:p>TreeAge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88^&quot;;&quot;TrueFit&quot;)" office:value-type="string" office:string-value="TrueFit" calcext:value-type="string">
            <text:p>TrueFit</text:p>
          </table:table-cell>
          <table:table-cell table:style-name="ce5" office:value-type="string" calcext:value-type="string">
            <text:p>Unitr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50^&quot;;&quot;TRUEmanager PRO&quot;)" office:value-type="string" office:string-value="TRUEmanager PRO" calcext:value-type="string">
            <text:p>TRUEmanager PRO</text:p>
          </table:table-cell>
          <table:table-cell table:style-name="ce5" office:value-type="string" calcext:value-type="string">
            <text:p>Trividia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02^&quot;;&quot;TruthPoint Rounds&quot;)" office:value-type="string" office:string-value="TruthPoint Rounds" calcext:value-type="string">
            <text:p>TruthPoint Rounds</text:p>
          </table:table-cell>
          <table:table-cell table:style-name="ce5" office:value-type="string" calcext:value-type="string">
            <text:p>p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59^&quot;;&quot;Tyler Application Platform (TAP)&quot;)" office:value-type="string" office:string-value="Tyler Application Platform (TAP)" calcext:value-type="string">
            <text:p>Tyler Application Platform (TAP)</text:p>
          </table:table-cell>
          <table:table-cell table:style-name="ce5" office:value-type="string" calcext:value-type="string">
            <text:p>Tyler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22^&quot;;&quot;Unicom Intelligence Author&quot;)" office:value-type="string" office:string-value="Unicom Intelligence Author" calcext:value-type="string">
            <text:p>Unicom Intelligence Author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49^&quot;;&quot;Unicom Intelligence Reporter&quot;)" office:value-type="string" office:string-value="Unicom Intelligence Reporter" calcext:value-type="string">
            <text:p>Unicom Intelligence Reporter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16^&quot;;&quot;Unicom Intelligence Web Interviewer&quot;)" office:value-type="string" office:string-value="Unicom Intelligence Web Interviewer" calcext:value-type="string">
            <text:p>Unicom Intelligence Web Interviewer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60^&quot;;&quot;UNICORN&quot;)" office:value-type="string" office:string-value="UNICORN" calcext:value-type="string">
            <text:p>UNICORN</text:p>
          </table:table-cell>
          <table:table-cell table:style-name="ce5" office:value-type="string" calcext:value-type="string">
            <text:p>Cyti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94^&quot;;&quot;Unifia Environment (UE)&quot;)" office:value-type="string" office:string-value="Unifia Environment (UE)" calcext:value-type="string">
            <text:p>Unifia Environment (UE)</text:p>
          </table:table-cell>
          <table:table-cell table:style-name="ce5" office:value-type="string" calcext:value-type="string">
            <text:p>Olympus Amer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62^&quot;;&quot;Unity Real Time (URT)&quot;)" office:value-type="string" office:string-value="Unity Real Time (URT)" calcext:value-type="string">
            <text:p>Unity Real Time (URT)</text:p>
          </table:table-cell>
          <table:table-cell table:style-name="ce5" office:value-type="string" calcext:value-type="string">
            <text:p>Bio-Rad Laborato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47^&quot;;&quot;Universal Point-of-care (UniPOC) Data Management System&quot;)" office:value-type="string" office:string-value="Universal Point-of-care (UniPOC) Data Management System" calcext:value-type="string">
            <text:p>Universal Point-of-care (UniPOC) Data Management System</text:p>
          </table:table-cell>
          <table:table-cell table:style-name="ce5" office:value-type="string" calcext:value-type="string">
            <text:p>Siemen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74^&quot;;&quot;Utilization Optimization&quot;)" office:value-type="string" office:string-value="Utilization Optimization" calcext:value-type="string">
            <text:p>Utilization Optimization</text:p>
          </table:table-cell>
          <table:table-cell table:style-name="ce5" office:value-type="string" calcext:value-type="string">
            <text:p>Sun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93^&quot;;&quot;VA App Connect (VAAppConnect)&quot;)" office:value-type="string" office:string-value="VA App Connect (VAAppConnect)" calcext:value-type="string">
            <text:p>VA App Connect (VAAppConnect)</text:p>
          </table:table-cell>
          <table:table-cell table:style-name="ce5" office:value-type="string" calcext:value-type="string">
            <text:p>Vertical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96^&quot;;&quot;VascuBase&quot;)" office:value-type="string" office:string-value="VascuBase" calcext:value-type="string">
            <text:p>VascuBase</text:p>
          </table:table-cell>
          <table:table-cell table:style-name="ce5" office:value-type="string" calcext:value-type="string">
            <text:p>Consensus Medical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72^&quot;;&quot;Velocity Oncology Imaging Informatics System&quot;)" office:value-type="string" office:string-value="Velocity Oncology Imaging Informatics System" calcext:value-type="string">
            <text:p>Velocity Oncology Imaging Informatics System</text:p>
          </table:table-cell>
          <table:table-cell table:style-name="ce5" office:value-type="string" calcext:value-type="string">
            <text:p>Varian Medical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40^&quot;;&quot;VersaTrak&quot;)" office:value-type="string" office:string-value="VersaTrak" calcext:value-type="string">
            <text:p>VersaTrak</text:p>
          </table:table-cell>
          <table:table-cell table:style-name="ce5" office:value-type="string" calcext:value-type="string">
            <text:p>Veracity Group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03^&quot;;&quot;victor Application Server&quot;)" office:value-type="string" office:string-value="victor Application Server" calcext:value-type="string">
            <text:p>victor Application Server</text:p>
          </table:table-cell>
          <table:table-cell table:style-name="ce5" office:value-type="string" calcext:value-type="string">
            <text:p>American Dynam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69^&quot;;&quot;Viot Suite Setup&quot;)" office:value-type="string" office:string-value="Viot Suite Setup" calcext:value-type="string">
            <text:p>Viot Suite Setup</text:p>
          </table:table-cell>
          <table:table-cell table:style-name="ce5" office:value-type="string" calcext:value-type="string">
            <text:p>Interacou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47^&quot;;&quot;Visage 7&quot;)" office:value-type="string" office:string-value="Visage 7" calcext:value-type="string">
            <text:p>Visage 7</text:p>
          </table:table-cell>
          <table:table-cell table:style-name="ce5" office:value-type="string" calcext:value-type="string">
            <text:p>Visage Imag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70^&quot;;&quot;Visiun Performance Insight (PI)&quot;)" office:value-type="string" office:string-value="Visiun Performance Insight (PI)" calcext:value-type="string">
            <text:p>Visiun Performance Insight (PI)</text:p>
          </table:table-cell>
          <table:table-cell table:style-name="ce5" office:value-type="string" calcext:value-type="string">
            <text:p>Visiu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08^&quot;;&quot;Visual Paradigm&quot;)" office:value-type="string" office:string-value="Visual Paradigm" calcext:value-type="string">
            <text:p>Visual Paradigm</text:p>
          </table:table-cell>
          <table:table-cell table:style-name="ce5" office:value-type="string" calcext:value-type="string">
            <text:p>Visual Paradigm International Limit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83^&quot;;&quot;Vitrea Core Client&quot;)" office:value-type="string" office:string-value="Vitrea Core Client" calcext:value-type="string">
            <text:p>Vitrea Core Client</text:p>
          </table:table-cell>
          <table:table-cell table:style-name="ce5" office:value-type="string" calcext:value-type="string">
            <text:p>Vital Imag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07^&quot;;&quot;VLTrader&quot;)" office:value-type="string" office:string-value="VLTrader" calcext:value-type="string">
            <text:p>VLTrader</text:p>
          </table:table-cell>
          <table:table-cell table:style-name="ce5" office:value-type="string" calcext:value-type="string">
            <text:p>Cle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05^&quot;;&quot;Voalte Nurse Call&quot;)" office:value-type="string" office:string-value="Voalte Nurse Call" calcext:value-type="string">
            <text:p>Voalte Nurse Call</text:p>
          </table:table-cell>
          <table:table-cell table:style-name="ce5" office:value-type="string" calcext:value-type="string">
            <text:p>Hill-R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91^&quot;;&quot;VoiceGuide&quot;)" office:value-type="string" office:string-value="VoiceGuide" calcext:value-type="string">
            <text:p>VoiceGuide</text:p>
          </table:table-cell>
          <table:table-cell table:style-name="ce5" office:value-type="string" calcext:value-type="string">
            <text:p>Katalina Technologies Pty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58^&quot;;&quot;VoiceOver Pathology Reporting Optimized (PRO)&quot;)" office:value-type="string" office:string-value="VoiceOver Pathology Reporting Optimized (PRO)" calcext:value-type="string">
            <text:p>VoiceOver Pathology Reporting Optimized (PRO)</text:p>
          </table:table-cell>
          <table:table-cell table:style-name="ce5" office:value-type="string" calcext:value-type="string">
            <text:p>Voicebroo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02^&quot;;&quot;Volpara Lung&quot;)" office:value-type="string" office:string-value="Volpara Lung" calcext:value-type="string">
            <text:p>Volpara Lung</text:p>
          </table:table-cell>
          <table:table-cell table:style-name="ce5" office:value-type="string" calcext:value-type="string">
            <text:p>Medical Reporting Software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78^&quot;;&quot;WebLOAD&quot;)" office:value-type="string" office:string-value="WebLOAD" calcext:value-type="string">
            <text:p>WebLOAD</text:p>
          </table:table-cell>
          <table:table-cell table:style-name="ce5" office:value-type="string" calcext:value-type="string">
            <text:p>RadView Software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77^&quot;;&quot;WellSky Biotherapies Lab&quot;)" office:value-type="string" office:string-value="WellSky Biotherapies Lab" calcext:value-type="string">
            <text:p>WellSky Biotherapies Lab</text:p>
          </table:table-cell>
          <table:table-cell table:style-name="ce5" office:value-type="string" calcext:value-type="string">
            <text:p>WellSky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488^&quot;;&quot;WhiteRabbit&quot;)" office:value-type="string" office:string-value="WhiteRabbit" calcext:value-type="string">
            <text:p>WhiteRabbit</text:p>
          </table:table-cell>
          <table:table-cell table:style-name="ce5" office:value-type="string" calcext:value-type="string">
            <text:p>Observational Health Data Sciences &amp; Informatics (OHDS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89^&quot;;&quot;Wiiisdom Ops&quot;)" office:value-type="string" office:string-value="Wiiisdom Ops" calcext:value-type="string">
            <text:p>Wiiisdom Ops</text:p>
          </table:table-cell>
          <table:table-cell table:style-name="ce5" office:value-type="string" calcext:value-type="string">
            <text:p>Wiiisd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57^&quot;;&quot;WinDSX&quot;)" office:value-type="string" office:string-value="WinDSX" calcext:value-type="string">
            <text:p>WinDSX</text:p>
          </table:table-cell>
          <table:table-cell table:style-name="ce5" office:value-type="string" calcext:value-type="string">
            <text:p>DSX Access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37^&quot;;&quot;Winscribe Digital Dictation Software&quot;)" office:value-type="string" office:string-value="Winscribe Digital Dictation Software" calcext:value-type="string">
            <text:p>Winscribe Digital Dictation Software</text:p>
          </table:table-cell>
          <table:table-cell table:style-name="ce5" office:value-type="string" calcext:value-type="string">
            <text:p>Winscri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49^&quot;;&quot;Work Breakdown Structure (WBS) Schedule Pro&quot;)" office:value-type="string" office:string-value="Work Breakdown Structure (WBS) Schedule Pro" calcext:value-type="string">
            <text:p>Work Breakdown Structure (WBS) Schedule Pro</text:p>
          </table:table-cell>
          <table:table-cell table:style-name="ce5" office:value-type="string" calcext:value-type="string">
            <text:p>Critical Tool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23^&quot;;&quot;Workflow Intelligence&quot;)" office:value-type="string" office:string-value="Workflow Intelligence" calcext:value-type="string">
            <text:p>Workflow Intelligence</text:p>
          </table:table-cell>
          <table:table-cell table:style-name="ce5" office:value-type="string" calcext:value-type="string">
            <text:p>Chan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99^&quot;;&quot;WorkflowRx&quot;)" office:value-type="string" office:string-value="WorkflowRx" calcext:value-type="string">
            <text:p>WorkflowRx</text:p>
          </table:table-cell>
          <table:table-cell table:style-name="ce5" office:value-type="string" calcext:value-type="string">
            <text:p>Omnic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34^&quot;;&quot;WorkStudy&quot;)" office:value-type="string" office:string-value="WorkStudy" calcext:value-type="string">
            <text:p>WorkStudy</text:p>
          </table:table-cell>
          <table:table-cell table:style-name="ce5" office:value-type="string" calcext:value-type="string">
            <text:p>Quetech,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80^&quot;;&quot;WoundVision Scout&quot;)" office:value-type="string" office:string-value="WoundVision Scout" calcext:value-type="string">
            <text:p>WoundVision Scout</text:p>
          </table:table-cell>
          <table:table-cell table:style-name="ce5" office:value-type="string" calcext:value-type="string">
            <text:p>WoundVis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97^&quot;;&quot;WR Medical TestWorks&quot;)" office:value-type="string" office:string-value="WR Medical TestWorks" calcext:value-type="string">
            <text:p>WR Medical TestWorks</text:p>
          </table:table-cell>
          <table:table-cell table:style-name="ce5" office:value-type="string" calcext:value-type="string">
            <text:p>WR Medical Electronics Co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84^&quot;;&quot;Xceed Zip for .NET&quot;)" office:value-type="string" office:string-value="Xceed Zip for .NET" calcext:value-type="string">
            <text:p>Xceed Zip for .NET</text:p>
          </table:table-cell>
          <table:table-cell table:style-name="ce5" office:value-type="string" calcext:value-type="string">
            <text:p>Xce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87^&quot;;&quot;Xcelera&quot;)" office:value-type="string" office:string-value="Xcelera" calcext:value-type="string">
            <text:p>Xcelera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15^&quot;;&quot;XEngine Server&quot;)" office:value-type="string" office:string-value="XEngine Server" calcext:value-type="string">
            <text:p>XEngine Server</text:p>
          </table:table-cell>
          <table:table-cell table:style-name="ce5" office:value-type="string" calcext:value-type="string">
            <text:p>Edife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96^&quot;;&quot;Xerox Device Agent (XDA)&quot;)" office:value-type="string" office:string-value="Xerox Device Agent (XDA)" calcext:value-type="string">
            <text:p>Xerox Device Agent (XDA)</text:p>
          </table:table-cell>
          <table:table-cell table:style-name="ce5" office:value-type="string" calcext:value-type="string">
            <text:p>Xer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88^&quot;;&quot;ZebraDesigner&quot;)" office:value-type="string" office:string-value="ZebraDesigner" calcext:value-type="string">
            <text:p>ZebraDesigner</text:p>
          </table:table-cell>
          <table:table-cell table:style-name="ce5" office:value-type="string" calcext:value-type="string">
            <text:p>Zebra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47^&quot;;&quot;Zoll CaseReview&quot;)" office:value-type="string" office:string-value="Zoll CaseReview" calcext:value-type="string">
            <text:p>Zoll CaseReview</text:p>
          </table:table-cell>
          <table:table-cell table:style-name="ce5" office:value-type="string" calcext:value-type="string">
            <text:p>Zo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41^&quot;;&quot;Arc Geographic Information System (ArcGIS) Enterprise&quot;)" office:value-type="string" office:string-value="Arc Geographic Information System (ArcGIS) Enterprise" calcext:value-type="string">
            <text:p>Arc Geographic Information System (ArcGIS) Enterprise</text:p>
          </table:table-cell>
          <table:table-cell table:style-name="ce5" office:value-type="string" calcext:value-type="string">
            <text:p>Esr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02^&quot;;&quot;BCS iConnect&quot;)" office:value-type="string" office:string-value="BCS iConnect" calcext:value-type="string">
            <text:p>BCS iConnect</text:p>
          </table:table-cell>
          <table:table-cell table:style-name="ce5" office:value-type="string" calcext:value-type="string">
            <text:p>BCS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70^&quot;;&quot;Biscom FAXCOM Suite for Windows&quot;)" office:value-type="string" office:string-value="Biscom FAXCOM Suite for Windows" calcext:value-type="string">
            <text:p>Biscom FAXCOM Suite for Windows</text:p>
          </table:table-cell>
          <table:table-cell table:style-name="ce5" office:value-type="string" calcext:value-type="string">
            <text:p>Bis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85^&quot;;&quot;BlackBerry AtHoc&quot;)" office:value-type="string" office:string-value="BlackBerry AtHoc" calcext:value-type="string">
            <text:p>BlackBerry AtHoc</text:p>
          </table:table-cell>
          <table:table-cell table:style-name="ce5" office:value-type="string" calcext:value-type="string">
            <text:p>BlackBer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95^&quot;;&quot;BreezeSuite&quot;)" office:value-type="string" office:string-value="BreezeSuite" calcext:value-type="string">
            <text:p>BreezeSuite</text:p>
          </table:table-cell>
          <table:table-cell table:style-name="ce5" office:value-type="string" calcext:value-type="string">
            <text:p>MGC Diagno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55^&quot;;&quot;Business Information Server (BIS)&quot;)" office:value-type="string" office:string-value="Business Information Server (BIS)" calcext:value-type="string">
            <text:p>Business Information Server (BIS)</text:p>
          </table:table-cell>
          <table:table-cell table:style-name="ce5" office:value-type="string" calcext:value-type="string">
            <text:p>Unisy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82^&quot;;&quot;CAST Application Intelligence Platform (AIP)&quot;)" office:value-type="string" office:string-value="CAST Application Intelligence Platform (AIP)" calcext:value-type="string">
            <text:p>CAST Application Intelligence Platform (AIP)</text:p>
          </table:table-cell>
          <table:table-cell table:style-name="ce5" office:value-type="string" calcext:value-type="string">
            <text:p>CA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60^&quot;;&quot;Change Auditor&quot;)" office:value-type="string" office:string-value="Change Auditor" calcext:value-type="string">
            <text:p>Change Auditor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67^&quot;;&quot;Commvault&quot;)" office:value-type="string" office:string-value="Commvault" calcext:value-type="string">
            <text:p>Commvault</text:p>
          </table:table-cell>
          <table:table-cell table:style-name="ce5" office:value-type="string" calcext:value-type="string">
            <text:p>CommVault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30^&quot;;&quot;DocuShare&quot;)" office:value-type="string" office:string-value="DocuShare" calcext:value-type="string">
            <text:p>DocuShare</text:p>
          </table:table-cell>
          <table:table-cell table:style-name="ce5" office:value-type="string" calcext:value-type="string">
            <text:p>Xer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99^&quot;;&quot;Event Management Systems (EMS) Enterprise&quot;)" office:value-type="string" office:string-value="Event Management Systems (EMS) Enterprise" calcext:value-type="string">
            <text:p>Event Management Systems (EMS) Enterprise</text:p>
          </table:table-cell>
          <table:table-cell table:style-name="ce5" office:value-type="string" calcext:value-type="string">
            <text:p>Accrue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014^&quot;;&quot;Foglight&quot;)" office:value-type="string" office:string-value="Foglight" calcext:value-type="string">
            <text:p>Foglight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38^&quot;;&quot;International Business Machines (IBM) Content Collector&quot;)" office:value-type="string" office:string-value="International Business Machines (IBM) Content Collector" calcext:value-type="string">
            <text:p>International Business Machines (IBM) Content Collecto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75^&quot;;&quot;International Business Machines (IBM) Daeja ViewONE Virtual&quot;)" office:value-type="string" office:string-value="International Business Machines (IBM) Daeja ViewONE Virtual" calcext:value-type="string">
            <text:p>International Business Machines (IBM) Daeja ViewONE Virtual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01^&quot;;&quot;Login Enterprise&quot;)" office:value-type="string" office:string-value="Login Enterprise" calcext:value-type="string">
            <text:p>Login Enterprise</text:p>
          </table:table-cell>
          <table:table-cell table:style-name="ce5" office:value-type="string" calcext:value-type="string">
            <text:p>Login VSI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416^&quot;;&quot;Medicor Imaging Picture Archiving and Communication System (MiPACS) Storage Server&quot;)" office:value-type="string" office:string-value="Medicor Imaging Picture Archiving and Communication System (MiPACS) Storage Server" calcext:value-type="string">
            <text:p>Medicor Imaging Picture Archiving and Communication System (MiPACS) Storage Server</text:p>
          </table:table-cell>
          <table:table-cell table:style-name="ce5" office:value-type="string" calcext:value-type="string">
            <text:p>Medicor Imag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02^&quot;;&quot;Microsoft Connector for Teradata&quot;)" office:value-type="string" office:string-value="Microsoft Connector for Teradata" calcext:value-type="string">
            <text:p>Microsoft Connector for Teradata</text:p>
          </table:table-cell>
          <table:table-cell table:style-name="ce5" office:value-type="string" calcext:value-type="string">
            <text:p>Attun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26^&quot;;&quot;NightWatchman&quot;)" office:value-type="string" office:string-value="NightWatchman" calcext:value-type="string">
            <text:p>NightWatchman</text:p>
          </table:table-cell>
          <table:table-cell table:style-name="ce5"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25^&quot;;&quot;Otosuite&quot;)" office:value-type="string" office:string-value="Otosuite" calcext:value-type="string">
            <text:p>Otosuite</text:p>
          </table:table-cell>
          <table:table-cell table:style-name="ce5" office:value-type="string" calcext:value-type="string">
            <text:p>GN Otometr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21^&quot;;&quot;Pandora Analytics&quot;)" office:value-type="string" office:string-value="Pandora Analytics" calcext:value-type="string">
            <text:p>Pandora Analytics</text:p>
          </table:table-cell>
          <table:table-cell table:style-name="ce5" office:value-type="string" calcext:value-type="string">
            <text:p>Omnic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51^&quot;;&quot;Pexip Infinity&quot;)" office:value-type="string" office:string-value="Pexip Infinity" calcext:value-type="string">
            <text:p>Pexip Infinity</text:p>
          </table:table-cell>
          <table:table-cell table:style-name="ce5" office:value-type="string" calcext:value-type="string">
            <text:p>Pexi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52^&quot;;&quot;Recovery Manager for Exchange&quot;)" office:value-type="string" office:string-value="Recovery Manager for Exchange" calcext:value-type="string">
            <text:p>Recovery Manager for Exchange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70^&quot;;&quot;ShareGate&quot;)" office:value-type="string" office:string-value="ShareGate" calcext:value-type="string">
            <text:p>ShareGate</text:p>
          </table:table-cell>
          <table:table-cell table:style-name="ce5" office:value-type="string" calcext:value-type="string">
            <text:p>Share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46^&quot;;&quot;Splashtop On-Prem&quot;)" office:value-type="string" office:string-value="Splashtop On-Prem" calcext:value-type="string">
            <text:p>Splashtop On-Prem</text:p>
          </table:table-cell>
          <table:table-cell table:style-name="ce5" office:value-type="string" calcext:value-type="string">
            <text:p>Splashtop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54^&quot;;&quot;Telerik Test Studio&quot;)" office:value-type="string" office:string-value="Telerik Test Studio" calcext:value-type="string">
            <text:p>Telerik Test Studio</text:p>
          </table:table-cell>
          <table:table-cell table:style-name="ce5" office:value-type="string" calcext:value-type="string">
            <text:p>Teler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14^&quot;;&quot;Total Access Admin&quot;)" office:value-type="string" office:string-value="Total Access Admin" calcext:value-type="string">
            <text:p>Total Access Admin</text:p>
          </table:table-cell>
          <table:table-cell table:style-name="ce5" office:value-type="string" calcext:value-type="string">
            <text:p>F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10^&quot;;&quot;Total Access Memo&quot;)" office:value-type="string" office:string-value="Total Access Memo" calcext:value-type="string">
            <text:p>Total Access Memo</text:p>
          </table:table-cell>
          <table:table-cell table:style-name="ce5" office:value-type="string" calcext:value-type="string">
            <text:p>F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55^&quot;;&quot;WorkSpace ONE Unified Endpoint Management (UEM)&quot;)" office:value-type="string" office:string-value="WorkSpace ONE Unified Endpoint Management (UEM)" calcext:value-type="string">
            <text:p>WorkSpace ONE Unified Endpoint Management (UEM)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19^&quot;;&quot;Camtasia&quot;)" office:value-type="string" office:string-value="Camtasia" calcext:value-type="string">
            <text:p>Camtasia</text:p>
          </table:table-cell>
          <table:table-cell table:style-name="ce5" office:value-type="string" calcext:value-type="string">
            <text:p>TechSmi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83^&quot;;&quot;Electrical Transient Analyzer Program (ETAP)&quot;)" office:value-type="string" office:string-value="Electrical Transient Analyzer Program (ETAP)" calcext:value-type="string">
            <text:p>Electrical Transient Analyzer Program (ETAP)</text:p>
          </table:table-cell>
          <table:table-cell table:style-name="ce5" office:value-type="string" calcext:value-type="string">
            <text:p>Operation Technology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56^&quot;;&quot;Mendeley Cite&quot;)" office:value-type="string" office:string-value="Mendeley Cite" calcext:value-type="string">
            <text:p>Mendeley Cite</text:p>
          </table:table-cell>
          <table:table-cell table:style-name="ce5" office:value-type="string" calcext:value-type="string">
            <text:p>Mendeley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14^&quot;;&quot;Micro Focus Unified Functional Testing (UFT) Agent&quot;)" office:value-type="string" office:string-value="Micro Focus Unified Functional Testing (UFT) Agent" calcext:value-type="string">
            <text:p>Micro Focus Unified Functional Testing (UFT) Agent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77^&quot;;&quot;MindView&quot;)" office:value-type="string" office:string-value="MindView" calcext:value-type="string">
            <text:p>MindView</text:p>
          </table:table-cell>
          <table:table-cell table:style-name="ce5" office:value-type="string" calcext:value-type="string">
            <text:p>Match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77^&quot;;&quot;NCover&quot;)" office:value-type="string" office:string-value="NCover" calcext:value-type="string">
            <text:p>NCover</text:p>
          </table:table-cell>
          <table:table-cell table:style-name="ce5" office:value-type="string" calcext:value-type="string">
            <text:p>Ncov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22^&quot;;&quot;OL Connect&quot;)" office:value-type="string" office:string-value="OL Connect" calcext:value-type="string">
            <text:p>OL Connect</text:p>
          </table:table-cell>
          <table:table-cell table:style-name="ce5" office:value-type="string" calcext:value-type="string">
            <text:p>Upland Software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24^&quot;;&quot;Vantage Barcode Labeling Software&quot;)" office:value-type="string" office:string-value="Vantage Barcode Labeling Software" calcext:value-type="string">
            <text:p>Vantage Barcode Labeling Software</text:p>
          </table:table-cell>
          <table:table-cell table:style-name="ce5" office:value-type="string" calcext:value-type="string">
            <text:p>Euclid Medical Produc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51^&quot;;&quot;Venus 1500&quot;)" office:value-type="string" office:string-value="Venus 1500" calcext:value-type="string">
            <text:p>Venus 1500</text:p>
          </table:table-cell>
          <table:table-cell table:style-name="ce5" office:value-type="string" calcext:value-type="string">
            <text:p>Daktron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83^&quot;;&quot;XLSTAT&quot;)" office:value-type="string" office:string-value="XLSTAT" calcext:value-type="string">
            <text:p>XLSTAT</text:p>
          </table:table-cell>
          <table:table-cell table:style-name="ce5" office:value-type="string" calcext:value-type="string">
            <text:p>Addin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25^&quot;;&quot;Accessibility Insights&quot;)" office:value-type="string" office:string-value="Accessibility Insights" calcext:value-type="string">
            <text:p>Accessibility Insight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69^&quot;;&quot;Active Server Pages (ASP) .NET Core Blazor&quot;)" office:value-type="string" office:string-value="Active Server Pages (ASP) .NET Core Blazor" calcext:value-type="string">
            <text:p>Active Server Pages (ASP) .NET Core Blazo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10^&quot;;&quot;ADInsight&quot;)" office:value-type="string" office:string-value="ADInsight" calcext:value-type="string">
            <text:p>ADInsigh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30^&quot;;&quot;AutoLaunch for Windows Embedded Compact (CE)&quot;)" office:value-type="string" office:string-value="AutoLaunch for Windows Embedded Compact (CE)" calcext:value-type="string">
            <text:p>AutoLaunch for Windows Embedded Compact (CE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20^&quot;;&quot;Azure Data Factory Self-Hosted Integration Runtime (IR)&quot;)" office:value-type="string" office:string-value="Azure Data Factory Self-Hosted Integration Runtime (IR)" calcext:value-type="string">
            <text:p>Azure Data Factory Self-Hosted Integration Runtime (IR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27^&quot;;&quot;Azure Service Fabric&quot;)" office:value-type="string" office:string-value="Azure Service Fabric" calcext:value-type="string">
            <text:p>Azure Service Fabric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18^&quot;;&quot;CosmosDB Emulator&quot;)" office:value-type="string" office:string-value="CosmosDB Emulator" calcext:value-type="string">
            <text:p>CosmosDB Emulato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89^&quot;;&quot;Datazen Publisher&quot;)" office:value-type="string" office:string-value="Datazen Publisher" calcext:value-type="string">
            <text:p>Datazen Publish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25^&quot;;&quot;DocFX&quot;)" office:value-type="string" office:string-value="DocFX" calcext:value-type="string">
            <text:p>DocFX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808^&quot;;&quot;DocumentFormat.OpenXml (Extensible Markup Language)&quot;)" office:value-type="string" office:string-value="DocumentFormat.OpenXml (Extensible Markup Language)" calcext:value-type="string">
            <text:p>DocumentFormat.OpenXml (Extensible Markup Language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72^&quot;;&quot;Dynamics 365 Configuration Migration Tool (CMT)&quot;)" office:value-type="string" office:string-value="Dynamics 365 Configuration Migration Tool (CMT)" calcext:value-type="string">
            <text:p>Dynamics 365 Configuration Migration Tool (CMT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69^&quot;;&quot;Exchange System Manager&quot;)" office:value-type="string" office:string-value="Exchange System Manager" calcext:value-type="string">
            <text:p>Exchange System Manag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21^&quot;;&quot;Expression Design&quot;)" office:value-type="string" office:string-value="Expression Design" calcext:value-type="string">
            <text:p>Expression Desig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80^&quot;;&quot;Handle&quot;)" office:value-type="string" office:string-value="Handle" calcext:value-type="string">
            <text:p>Handle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45^&quot;;&quot;Hypertext Markup Language (HTML) Help Workshop&quot;)" office:value-type="string" office:string-value="Hypertext Markup Language (HTML) Help Workshop" calcext:value-type="string">
            <text:p>Hypertext Markup Language (HTML) Help Workshop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25^&quot;;&quot;Internet Information Services (IIS) Resource Kit&quot;)" office:value-type="string" office:string-value="Internet Information Services (IIS) Resource Kit" calcext:value-type="string">
            <text:p>Internet Information Services (IIS) Resource Ki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97^&quot;;&quot;Least-Privileged User Account (LUA) Buglight&quot;)" office:value-type="string" office:string-value="Least-Privileged User Account (LUA) Buglight" calcext:value-type="string">
            <text:p>Least-Privileged User Account (LUA) Bugligh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99^&quot;;&quot;Log Off User&quot;)" office:value-type="string" office:string-value="Log Off User" calcext:value-type="string">
            <text:p>Log Off Us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93^&quot;;&quot;Log Parser&quot;)" office:value-type="string" office:string-value="Log Parser" calcext:value-type="string">
            <text:p>Log Pars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55^&quot;;&quot;Log Parser Studio&quot;)" office:value-type="string" office:string-value="Log Parser Studio" calcext:value-type="string">
            <text:p>Log Parser Studio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45^&quot;;&quot;Machine Learning (ML).NET&quot;)" office:value-type="string" office:string-value="Machine Learning (ML).NET" calcext:value-type="string">
            <text:p>Machine Learning (ML).NE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13^&quot;;&quot;Mouse Without Borders&quot;)" office:value-type="string" office:string-value="Mouse Without Borders" calcext:value-type="string">
            <text:p>Mouse Without Border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56^&quot;;&quot;NetMeeting&quot;)" office:value-type="string" office:string-value="NetMeeting" calcext:value-type="string">
            <text:p>NetMeeting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18^&quot;;&quot;Outlook Social Connector Provider for Windows Live Messenger&quot;)" office:value-type="string" office:string-value="Outlook Social Connector Provider for Windows Live Messenger" calcext:value-type="string">
            <text:p>Outlook Social Connector Provider for Windows Live Messeng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95^&quot;;&quot;Package Deployer&quot;)" office:value-type="string" office:string-value="Package Deployer" calcext:value-type="string">
            <text:p>Package Deploy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62^&quot;;&quot;PolicyMaker Registry Extension&quot;)" office:value-type="string" office:string-value="PolicyMaker Registry Extension" calcext:value-type="string">
            <text:p>PolicyMaker Registry Extensio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914^&quot;;&quot;Power Business Intelligence (BI) Portable Document Format (PDF) viewer visualization&quot;)" office:value-type="string" office:string-value="Power Business Intelligence (BI) Portable Document Format (PDF) viewer visualization" calcext:value-type="string">
            <text:p>Power Business Intelligence (BI) Portable Document Format (PDF) viewer visualization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75^&quot;;&quot;Power Business Intelligence (BI) Publisher for Excel&quot;)" office:value-type="string" office:string-value="Power Business Intelligence (BI) Publisher for Excel" calcext:value-type="string">
            <text:p>Power Business Intelligence (BI) Publisher for Exce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13^&quot;;&quot;ProcDump&quot;)" office:value-type="string" office:string-value="ProcDump" calcext:value-type="string">
            <text:p>ProcDump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25^&quot;;&quot;Process Monitor&quot;)" office:value-type="string" office:string-value="Process Monitor" calcext:value-type="string">
            <text:p>Process Monito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83^&quot;;&quot;Random Sorter for Excel&quot;)" office:value-type="string" office:string-value="Random Sorter for Excel" calcext:value-type="string">
            <text:p>Random Sorter for Exce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22^&quot;;&quot;Scriptomatic&quot;)" office:value-type="string" office:string-value="Scriptomatic" calcext:value-type="string">
            <text:p>Scriptomatic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76^&quot;;&quot;SharePoint Color Palette Tool&quot;)" office:value-type="string" office:string-value="SharePoint Color Palette Tool" calcext:value-type="string">
            <text:p>SharePoint Color Palette Too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38^&quot;;&quot;SharePoint Color Pallet Tool&quot;)" office:value-type="string" office:string-value="SharePoint Color Pallet Tool" calcext:value-type="string">
            <text:p>SharePoint Color Pallet Too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90^&quot;;&quot;SharePoint Migration Tool (SPMT)&quot;)" office:value-type="string" office:string-value="SharePoint Migration Tool (SPMT)" calcext:value-type="string">
            <text:p>SharePoint Migration Tool (SPMT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764^&quot;;&quot;SharePoint Online Client Components Software Development Kit (SDK)&quot;)" office:value-type="string" office:string-value="SharePoint Online Client Components Software Development Kit (SDK)" calcext:value-type="string">
            <text:p>SharePoint Online Client Components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08^&quot;;&quot;SharePoint Online Management Shell&quot;)" office:value-type="string" office:string-value="SharePoint Online Management Shell" calcext:value-type="string">
            <text:p>SharePoint Online Management Shel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16^&quot;;&quot;Shellrunas&quot;)" office:value-type="string" office:string-value="Shellrunas" calcext:value-type="string">
            <text:p>Shellruna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83^&quot;;&quot;TypeScript&quot;)" office:value-type="string" office:string-value="TypeScript" calcext:value-type="string">
            <text:p>TypeScrip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06^&quot;;&quot;Utility Spotlight Screenrecorder&quot;)" office:value-type="string" office:string-value="Utility Spotlight Screenrecorder" calcext:value-type="string">
            <text:p>Utility Spotlight Screenrecord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7856^&quot;;&quot;Visual Basic .NET (VB.NET)&quot;)" office:value-type="string" office:string-value="Visual Basic .NET (VB.NET)" calcext:value-type="string">
            <text:p>Visual Basic .NET (VB.NET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88^&quot;;&quot;Visual Studio Software Development Kit (SDK)&quot;)" office:value-type="string" office:string-value="Visual Studio Software Development Kit (SDK)" calcext:value-type="string">
            <text:p>Visual Studio Software Development Kit (SDK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33^&quot;;&quot;WinAppDriver&quot;)" office:value-type="string" office:string-value="WinAppDriver" calcext:value-type="string">
            <text:p>WinAppDriver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68^&quot;;&quot;Windows Communication Foundation (WCF) Data Services&quot;)" office:value-type="string" office:string-value="Windows Communication Foundation (WCF) Data Services" calcext:value-type="string">
            <text:p>Windows Communication Foundation (WCF) Data Services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34^&quot;;&quot;Windows Imaging Component (WIC)&quot;)" office:value-type="string" office:string-value="Windows Imaging Component (WIC)" calcext:value-type="string">
            <text:p>Windows Imaging Component (WIC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69^&quot;;&quot;Windows Live Sign-in Assistant&quot;)" office:value-type="string" office:string-value="Windows Live Sign-in Assistant" calcext:value-type="string">
            <text:p>Windows Live Sign-in Assistan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99^&quot;;&quot;Windows Local Administrator Password Solution (LAPS)&quot;)" office:value-type="string" office:string-value="Windows Local Administrator Password Solution (LAPS)" calcext:value-type="string">
            <text:p>Windows Local Administrator Password Solution (LAPS)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18^&quot;;&quot;Windows Terminal&quot;)" office:value-type="string" office:string-value="Windows Terminal" calcext:value-type="string">
            <text:p>Windows Terminal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26^&quot;;&quot;ZoomIt&quot;)" office:value-type="string" office:string-value="ZoomIt" calcext:value-type="string">
            <text:p>ZoomIt</text:p>
          </table:table-cell>
          <table:table-cell table:style-name="ce5" office:value-type="string" calcext:value-type="string">
            <text:p>Micr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16^&quot;;&quot;AxonSoft&quot;)" office:value-type="string" office:string-value="AxonSoft" calcext:value-type="string">
            <text:p>AxonSoft</text:p>
          </table:table-cell>
          <table:table-cell table:style-name="ce5" office:value-type="string" calcext:value-type="string">
            <text:p>Ottobo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13^&quot;;&quot;eGain Analytics&quot;)" office:value-type="string" office:string-value="eGain Analytics" calcext:value-type="string">
            <text:p>eGain Analytics</text:p>
          </table:table-cell>
          <table:table-cell table:style-name="ce5" office:value-type="string" calcext:value-type="string">
            <text:p>eGai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45^&quot;;&quot;ElbowSoft&quot;)" office:value-type="string" office:string-value="ElbowSoft" calcext:value-type="string">
            <text:p>ElbowSoft</text:p>
          </table:table-cell>
          <table:table-cell table:style-name="ce5" office:value-type="string" calcext:value-type="string">
            <text:p>Ottobo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26^&quot;;&quot;Hitachi Replication Manager&quot;)" office:value-type="string" office:string-value="Hitachi Replication Manager" calcext:value-type="string">
            <text:p>Hitachi Replication Manager</text:p>
          </table:table-cell>
          <table:table-cell table:style-name="ce5" office:value-type="string" calcext:value-type="string">
            <text:p>Hitach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25^&quot;;&quot;Hitachi Tiered Storage Manager&quot;)" office:value-type="string" office:string-value="Hitachi Tiered Storage Manager" calcext:value-type="string">
            <text:p>Hitachi Tiered Storage Manager</text:p>
          </table:table-cell>
          <table:table-cell table:style-name="ce5" office:value-type="string" calcext:value-type="string">
            <text:p>Hitach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45^&quot;;&quot;Informatica PowerExchange&quot;)" office:value-type="string" office:string-value="Informatica PowerExchange" calcext:value-type="string">
            <text:p>Informatica PowerExchange</text:p>
          </table:table-cell>
          <table:table-cell table:style-name="ce5" office:value-type="string" calcext:value-type="string">
            <text:p>Informa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60^&quot;;&quot;NICE Workforce Engagement Management (WEM)&quot;)" office:value-type="string" office:string-value="NICE Workforce Engagement Management (WEM)" calcext:value-type="string">
            <text:p>NICE Workforce Engagement Management (WEM)</text:p>
          </table:table-cell>
          <table:table-cell table:style-name="ce5" office:value-type="string" calcext:value-type="string">
            <text:p>NIC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71^&quot;;&quot;OneTab&quot;)" office:value-type="string" office:string-value="OneTab" calcext:value-type="string">
            <text:p>OneTab</text:p>
          </table:table-cell>
          <table:table-cell table:style-name="ce5" office:value-type="string" calcext:value-type="string">
            <text:p>OneTa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65^&quot;;&quot;Stancil&quot;)" office:value-type="string" office:string-value="Stancil" calcext:value-type="string">
            <text:p>Stancil</text:p>
          </table:table-cell>
          <table:table-cell table:style-name="ce5" office:value-type="string" calcext:value-type="string">
            <text:p>Stancil Cor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67^&quot;;&quot;VI (VideoInsight) MonitorPlus&quot;)" office:value-type="string" office:string-value="VI (VideoInsight) MonitorPlus" calcext:value-type="string">
            <text:p>VI (VideoInsight) MonitorPlus</text:p>
          </table:table-cell>
          <table:table-cell table:style-name="ce5" office:value-type="string" calcext:value-type="string">
            <text:p>i-PRO Americ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45^&quot;;&quot;XL-Connector 365&quot;)" office:value-type="string" office:string-value="XL-Connector 365" calcext:value-type="string">
            <text:p>XL-Connector 365</text:p>
          </table:table-cell>
          <table:table-cell table:style-name="ce5" office:value-type="string" calcext:value-type="string">
            <text:p>Xappe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01^&quot;;&quot;@RISK&quot;)" office:value-type="string" office:string-value="@RISK" calcext:value-type="string">
            <text:p>@RISK</text:p>
          </table:table-cell>
          <table:table-cell table:style-name="ce5" office:value-type="string" calcext:value-type="string">
            <text:p>Palisa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74^&quot;;&quot;7Edit&quot;)" office:value-type="string" office:string-value="7Edit" calcext:value-type="string">
            <text:p>7Edit</text:p>
          </table:table-cell>
          <table:table-cell table:style-name="ce5" office:value-type="string" calcext:value-type="string">
            <text:p>Real Sev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99^&quot;;&quot;ABCpdf.NET&quot;)" office:value-type="string" office:string-value="ABCpdf.NET" calcext:value-type="string">
            <text:p>ABCpdf.NET</text:p>
          </table:table-cell>
          <table:table-cell table:style-name="ce5" office:value-type="string" calcext:value-type="string">
            <text:p>webSupergo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32^&quot;;&quot;Access Structured Query Language (SQL) Editor&quot;)" office:value-type="string" office:string-value="Access Structured Query Language (SQL) Editor" calcext:value-type="string">
            <text:p>Access Structured Query Language (SQL) Editor</text:p>
          </table:table-cell>
          <table:table-cell table:style-name="ce5" office:value-type="string" calcext:value-type="string">
            <text:p>Field Eff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53^&quot;;&quot;ActiveRoles Management Shell for Active Directory&quot;)" office:value-type="string" office:string-value="ActiveRoles Management Shell for Active Directory" calcext:value-type="string">
            <text:p>ActiveRoles Management Shell for Active Directory</text:p>
          </table:table-cell>
          <table:table-cell table:style-name="ce5" office:value-type="string" calcext:value-type="string">
            <text:p>One Ident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69^&quot;;&quot;Activiti&quot;)" office:value-type="string" office:string-value="Activiti" calcext:value-type="string">
            <text:p>Activiti</text:p>
          </table:table-cell>
          <table:table-cell table:style-name="ce5" office:value-type="string" calcext:value-type="string">
            <text:p>Alfres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15^&quot;;&quot;Actual Multiple Monitors&quot;)" office:value-type="string" office:string-value="Actual Multiple Monitors" calcext:value-type="string">
            <text:p>Actual Multiple Monitors</text:p>
          </table:table-cell>
          <table:table-cell table:style-name="ce5" office:value-type="string" calcext:value-type="string">
            <text:p>Actual To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45^&quot;;&quot;Add-in Express Advanced Find and Replace for Excel&quot;)" office:value-type="string" office:string-value="Add-in Express Advanced Find and Replace for Excel" calcext:value-type="string">
            <text:p>Add-in Express Advanced Find and Replace for Excel</text:p>
          </table:table-cell>
          <table:table-cell table:style-name="ce5" office:value-type="string" calcext:value-type="string">
            <text:p>Add-in Exp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11^&quot;;&quot;Add-in Express for Internet Explorer and .Net&quot;)" office:value-type="string" office:string-value="Add-in Express for Internet Explorer and .Net" calcext:value-type="string">
            <text:p>Add-in Express for Internet Explorer and .Net</text:p>
          </table:table-cell>
          <table:table-cell table:style-name="ce5" office:value-type="string" calcext:value-type="string">
            <text:p>Add-in Exp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93^&quot;;&quot;Adobe Flash Player Plug-in&quot;)" office:value-type="string" office:string-value="Adobe Flash Player Plug-in" calcext:value-type="string">
            <text:p>Adobe Flash Player Plug-in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34^&quot;;&quot;Adobe Presenter&quot;)" office:value-type="string" office:string-value="Adobe Presenter" calcext:value-type="string">
            <text:p>Adobe Presenter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06^&quot;;&quot;AgilePoint NX&quot;)" office:value-type="string" office:string-value="AgilePoint NX" calcext:value-type="string">
            <text:p>AgilePoint NX</text:p>
          </table:table-cell>
          <table:table-cell table:style-name="ce5" office:value-type="string" calcext:value-type="string">
            <text:p>AgilePoi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55^&quot;;&quot;Alfresco Community Edition&quot;)" office:value-type="string" office:string-value="Alfresco Community Edition" calcext:value-type="string">
            <text:p>Alfresco Community Edition</text:p>
          </table:table-cell>
          <table:table-cell table:style-name="ce5" office:value-type="string" calcext:value-type="string">
            <text:p>Alfres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92^&quot;;&quot;Alfresco One&quot;)" office:value-type="string" office:string-value="Alfresco One" calcext:value-type="string">
            <text:p>Alfresco One</text:p>
          </table:table-cell>
          <table:table-cell table:style-name="ce5" office:value-type="string" calcext:value-type="string">
            <text:p>Alfres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44^&quot;;&quot;Alloy Discovery&quot;)" office:value-type="string" office:string-value="Alloy Discovery" calcext:value-type="string">
            <text:p>Alloy Discovery</text:p>
          </table:table-cell>
          <table:table-cell table:style-name="ce5" office:value-type="string" calcext:value-type="string">
            <text:p>Alloy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00^&quot;;&quot;Analyse-It&quot;)" office:value-type="string" office:string-value="Analyse-It" calcext:value-type="string">
            <text:p>Analyse-It</text:p>
          </table:table-cell>
          <table:table-cell table:style-name="ce5" office:value-type="string" calcext:value-type="string">
            <text:p>Analyse-I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65^&quot;;&quot;Analyser Data Manager (ADM)&quot;)" office:value-type="string" office:string-value="Analyser Data Manager (ADM)" calcext:value-type="string">
            <text:p>Analyser Data Manager (ADM)</text:p>
          </table:table-cell>
          <table:table-cell table:style-name="ce5" office:value-type="string" calcext:value-type="string">
            <text:p>Geo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38^&quot;;&quot;ANSIllary SDK&quot;)" office:value-type="string" office:string-value="ANSIllary SDK" calcext:value-type="string">
            <text:p>ANSIllary SDK</text:p>
          </table:table-cell>
          <table:table-cell table:style-name="ce5" office:value-type="string" calcext:value-type="string">
            <text:p>Alpha I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45^&quot;;&quot;Ant-Contrib Tasks&quot;)" office:value-type="string" office:string-value="Ant-Contrib Tasks" calcext:value-type="string">
            <text:p>Ant-Contrib Tasks</text:p>
          </table:table-cell>
          <table:table-cell table:style-name="ce5" office:value-type="string" calcext:value-type="string">
            <text:p>Ant-Contrib Proj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49^&quot;;&quot;Antigen Plus&quot;)" office:value-type="string" office:string-value="Antigen Plus" calcext:value-type="string">
            <text:p>Antigen Plus</text:p>
          </table:table-cell>
          <table:table-cell table:style-name="ce5" office:value-type="string" calcext:value-type="string">
            <text:p>Antigen Pl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51^&quot;;&quot;ApexSQL Source Control&quot;)" office:value-type="string" office:string-value="ApexSQL Source Control" calcext:value-type="string">
            <text:p>ApexSQL Source Control</text:p>
          </table:table-cell>
          <table:table-cell table:style-name="ce5" office:value-type="string" calcext:value-type="string">
            <text:p>ApexSQL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17^&quot;;&quot;APHont&quot;)" office:value-type="string" office:string-value="APHont" calcext:value-type="string">
            <text:p>APHont</text:p>
          </table:table-cell>
          <table:table-cell table:style-name="ce5" office:value-type="string" calcext:value-type="string">
            <text:p>American Printing House for the Blind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18^&quot;;&quot;Apple Boot Camp&quot;)" office:value-type="string" office:string-value="Apple Boot Camp" calcext:value-type="string">
            <text:p>Apple Boot Camp</text:p>
          </table:table-cell>
          <table:table-cell table:style-name="ce5"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54^&quot;;&quot;ArcGIS Maps for Office&quot;)" office:value-type="string" office:string-value="ArcGIS Maps for Office" calcext:value-type="string">
            <text:p>ArcGIS Maps for Office</text:p>
          </table:table-cell>
          <table:table-cell table:style-name="ce5" office:value-type="string" calcext:value-type="string">
            <text:p>Esr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30^&quot;;&quot;Arena Simulation&quot;)" office:value-type="string" office:string-value="Arena Simulation" calcext:value-type="string">
            <text:p>Arena Simulation</text:p>
          </table:table-cell>
          <table:table-cell table:style-name="ce5" office:value-type="string" calcext:value-type="string">
            <text:p>Rockwell Autom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02^&quot;;&quot;ASAP (As Soon As Possible) Utilities for Excel&quot;)" office:value-type="string" office:string-value="ASAP (As Soon As Possible) Utilities for Excel" calcext:value-type="string">
            <text:p>ASAP (As Soon As Possible) Utilities for Excel</text:p>
          </table:table-cell>
          <table:table-cell table:style-name="ce5" office:value-type="string" calcext:value-type="string">
            <text:p>A Must in Every Office BV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69^&quot;;&quot;Ascom Report Manager&quot;)" office:value-type="string" office:string-value="Ascom Report Manager" calcext:value-type="string">
            <text:p>Ascom Report Manager</text:p>
          </table:table-cell>
          <table:table-cell table:style-name="ce5" office:value-type="string" calcext:value-type="string">
            <text:p>As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20^&quot;;&quot;Aspose.Cells for Java&quot;)" office:value-type="string" office:string-value="Aspose.Cells for Java" calcext:value-type="string">
            <text:p>Aspose.Cells for Java</text:p>
          </table:table-cell>
          <table:table-cell table:style-name="ce5" office:value-type="string" calcext:value-type="string">
            <text:p>Aspo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40^&quot;;&quot;Aspose.Portable Document Format (Aspose.PDF) for .NET&quot;)" office:value-type="string" office:string-value="Aspose.Portable Document Format (Aspose.PDF) for .NET" calcext:value-type="string">
            <text:p>Aspose.Portable Document Format (Aspose.PDF) for .NET</text:p>
          </table:table-cell>
          <table:table-cell table:style-name="ce5" office:value-type="string" calcext:value-type="string">
            <text:p>Aspo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30^&quot;;&quot;Assign Sequencing Based Typing (SBT)&quot;)" office:value-type="string" office:string-value="Assign Sequencing Based Typing (SBT)" calcext:value-type="string">
            <text:p>Assign Sequencing Based Typing (SBT)</text:p>
          </table:table-cell>
          <table:table-cell table:style-name="ce5" office:value-type="string" calcext:value-type="string">
            <text:p>CareDx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26^&quot;;&quot;Asure ID 7 Photo ID Card Software&quot;)" office:value-type="string" office:string-value="Asure ID 7 Photo ID Card Software" calcext:value-type="string">
            <text:p>Asure ID 7 Photo ID Card Software</text:p>
          </table:table-cell>
          <table:table-cell table:style-name="ce5" office:value-type="string" calcext:value-type="string">
            <text:p>ColorID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65^&quot;;&quot;ATMOS Diagnostic World&quot;)" office:value-type="string" office:string-value="ATMOS Diagnostic World" calcext:value-type="string">
            <text:p>ATMOS Diagnostic World</text:p>
          </table:table-cell>
          <table:table-cell table:style-name="ce5" office:value-type="string" calcext:value-type="string">
            <text:p>ATMOS MedizinTechnik GmbH &amp; Co. K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41^&quot;;&quot;Attachment Save&quot;)" office:value-type="string" office:string-value="Attachment Save" calcext:value-type="string">
            <text:p>Attachment Save</text:p>
          </table:table-cell>
          <table:table-cell table:style-name="ce5" office:value-type="string" calcext:value-type="string">
            <text:p>Sperry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16^&quot;;&quot;Audia Dichotic Testing Software&quot;)" office:value-type="string" office:string-value="Audia Dichotic Testing Software" calcext:value-type="string">
            <text:p>Audia Dichotic Testing Software</text:p>
          </table:table-cell>
          <table:table-cell table:style-name="ce5" office:value-type="string" calcext:value-type="string">
            <text:p>Dichotic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27^&quot;;&quot;Auto Internet Explorer (IE) Refresher&quot;)" office:value-type="string" office:string-value="Auto Internet Explorer (IE) Refresher" calcext:value-type="string">
            <text:p>Auto Internet Explorer (IE) Refresher</text:p>
          </table:table-cell>
          <table:table-cell table:style-name="ce5" office:value-type="string" calcext:value-type="string">
            <text:p>Y Soft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31^&quot;;&quot;Autodesk Access&quot;)" office:value-type="string" office:string-value="Autodesk Access" calcext:value-type="string">
            <text:p>Autodesk Access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75^&quot;;&quot;Autofac&quot;)" office:value-type="string" office:string-value="Autofac" calcext:value-type="string">
            <text:p>Autofac</text:p>
          </table:table-cell>
          <table:table-cell table:style-name="ce5" office:value-type="string" calcext:value-type="string">
            <text:p>Autofac Contributo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35^&quot;;&quot;Avaya Interaction Data Server&quot;)" office:value-type="string" office:string-value="Avaya Interaction Data Server" calcext:value-type="string">
            <text:p>Avaya Interaction Data Server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09^&quot;;&quot;Ax Python-enhanced Molecular graphics tool (AxPyMOL)&quot;)" office:value-type="string" office:string-value="Ax Python-enhanced Molecular graphics tool (AxPyMOL)" calcext:value-type="string">
            <text:p>Ax Python-enhanced Molecular graphics tool (AxPyMOL)</text:p>
          </table:table-cell>
          <table:table-cell table:style-name="ce5" office:value-type="string" calcext:value-type="string">
            <text:p>Schrodinger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71^&quot;;&quot;Axis Image Management Software&quot;)" office:value-type="string" office:string-value="Axis Image Management Software" calcext:value-type="string">
            <text:p>Axis Image Management Software</text:p>
          </table:table-cell>
          <table:table-cell table:style-name="ce5" office:value-type="string" calcext:value-type="string">
            <text:p>Sonomed Escal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64^&quot;;&quot;Barcode Maker&quot;)" office:value-type="string" office:string-value="Barcode Maker" calcext:value-type="string">
            <text:p>Barcode Maker</text:p>
          </table:table-cell>
          <table:table-cell table:style-name="ce5" office:value-type="string" calcext:value-type="string">
            <text:p>Wasp Barcode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16^&quot;;&quot;BCC Bulk Mailer Business&quot;)" office:value-type="string" office:string-value="BCC Bulk Mailer Business" calcext:value-type="string">
            <text:p>BCC Bulk Mailer Business</text:p>
          </table:table-cell>
          <table:table-cell table:style-name="ce5" office:value-type="string" calcext:value-type="string">
            <text:p>BCC Softwar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1558^&quot;;&quot;Benjamin Rose Institute on Aging (BRI) Care Consultation Information System (CCIS)&quot;)" office:value-type="string" office:string-value="Benjamin Rose Institute on Aging (BRI) Care Consultation Information System (CCIS)" calcext:value-type="string">
            <text:p>Benjamin Rose Institute on Aging (BRI) Care Consultation Information System (CCIS)</text:p>
          </table:table-cell>
          <table:table-cell table:style-name="ce5" office:value-type="string" calcext:value-type="string">
            <text:p>Benjamin Rose Institute on Aging (BR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35^&quot;;&quot;BinMaker Pro&quot;)" office:value-type="string" office:string-value="BinMaker Pro" calcext:value-type="string">
            <text:p>BinMaker Pro</text:p>
          </table:table-cell>
          <table:table-cell table:style-name="ce5" office:value-type="string" calcext:value-type="string">
            <text:p>Gas Technology Institute (gt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02^&quot;;&quot;BioGraph Infiniti Software&quot;)" office:value-type="string" office:string-value="BioGraph Infiniti Software" calcext:value-type="string">
            <text:p>BioGraph Infiniti Software</text:p>
          </table:table-cell>
          <table:table-cell table:style-name="ce5" office:value-type="string" calcext:value-type="string">
            <text:p>Thought Technology 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48^&quot;;&quot;BioNumerics&quot;)" office:value-type="string" office:string-value="BioNumerics" calcext:value-type="string">
            <text:p>BioNumerics</text:p>
          </table:table-cell>
          <table:table-cell table:style-name="ce5" office:value-type="string" calcext:value-type="string">
            <text:p>Applied Math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81^&quot;;&quot;Biopoint Treatment Scheduler&quot;)" office:value-type="string" office:string-value="Biopoint Treatment Scheduler" calcext:value-type="string">
            <text:p>Biopoint Treatment Scheduler</text:p>
          </table:table-cell>
          <table:table-cell table:style-name="ce5" office:value-type="string" calcext:value-type="string">
            <text:p>Bio-Optron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30^&quot;;&quot;Blueforce Command Center&quot;)" office:value-type="string" office:string-value="Blueforce Command Center" calcext:value-type="string">
            <text:p>Blueforce Command Center</text:p>
          </table:table-cell>
          <table:table-cell table:style-name="ce5" office:value-type="string" calcext:value-type="string">
            <text:p>Blueforce Developme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47^&quot;;&quot;BlueJeans Browser Extension&quot;)" office:value-type="string" office:string-value="BlueJeans Browser Extension" calcext:value-type="string">
            <text:p>BlueJeans Browser Extension</text:p>
          </table:table-cell>
          <table:table-cell table:style-name="ce5" office:value-type="string" calcext:value-type="string">
            <text:p>Blue Jeans Networ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10^&quot;;&quot;Bodystudio Automated Total Body Mapping (ATBM) System&quot;)" office:value-type="string" office:string-value="Bodystudio Automated Total Body Mapping (ATBM) System" calcext:value-type="string">
            <text:p>Bodystudio Automated Total Body Mapping (ATBM) System</text:p>
          </table:table-cell>
          <table:table-cell table:style-name="ce5" office:value-type="string" calcext:value-type="string">
            <text:p>FotoFinder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53^&quot;;&quot;Bonita Business Process Modeling (BPM)&quot;)" office:value-type="string" office:string-value="Bonita Business Process Modeling (BPM)" calcext:value-type="string">
            <text:p>Bonita Business Process Modeling (BPM)</text:p>
          </table:table-cell>
          <table:table-cell table:style-name="ce5" office:value-type="string" calcext:value-type="string">
            <text:p>Bonita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27^&quot;;&quot;Borland Database Engine&quot;)" office:value-type="string" office:string-value="Borland Database Engine" calcext:value-type="string">
            <text:p>Borland Database Engine</text:p>
          </table:table-cell>
          <table:table-cell table:style-name="ce5" office:value-type="string" calcext:value-type="string">
            <text:p>Embarcadero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50^&quot;;&quot;Box Operator&quot;)" office:value-type="string" office:string-value="Box Operator" calcext:value-type="string">
            <text:p>Box Operator</text:p>
          </table:table-cell>
          <table:table-cell table:style-name="ce5" office:value-type="string" calcext:value-type="string">
            <text:p>Kinoka Minolt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71^&quot;;&quot;Brava Enterprise&quot;)" office:value-type="string" office:string-value="Brava Enterprise" calcext:value-type="string">
            <text:p>Brava Enterprise</text:p>
          </table:table-cell>
          <table:table-cell table:style-name="ce5" office:value-type="string" calcext:value-type="string">
            <text:p>Open 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82^&quot;;&quot;Bulk Mailer&quot;)" office:value-type="string" office:string-value="Bulk Mailer" calcext:value-type="string">
            <text:p>Bulk Mailer</text:p>
          </table:table-cell>
          <table:table-cell table:style-name="ce5" office:value-type="string" calcext:value-type="string">
            <text:p>Email-Unlimit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86^&quot;;&quot;Bullzip Portable Document Format (PDF) Printer&quot;)" office:value-type="string" office:string-value="Bullzip Portable Document Format (PDF) Printer" calcext:value-type="string">
            <text:p>Bullzip Portable Document Format (PDF) Printer</text:p>
          </table:table-cell>
          <table:table-cell table:style-name="ce5" office:value-type="string" calcext:value-type="string">
            <text:p>Bullzi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87^&quot;;&quot;Cache Zen&quot;)" office:value-type="string" office:string-value="Cache Zen" calcext:value-type="string">
            <text:p>Cache Zen</text:p>
          </table:table-cell>
          <table:table-cell table:style-name="ce5" office:value-type="string" calcext:value-type="string">
            <text:p>Inter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16^&quot;;&quot;CancerGene&quot;)" office:value-type="string" office:string-value="CancerGene" calcext:value-type="string">
            <text:p>CancerGene</text:p>
          </table:table-cell>
          <table:table-cell table:style-name="ce5" office:value-type="string" calcext:value-type="string">
            <text:p>U.T. Southwestern Medical Cen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16^&quot;;&quot;Capsule Medical Device Information System (MDIS)&quot;)" office:value-type="string" office:string-value="Capsule Medical Device Information System (MDIS)" calcext:value-type="string">
            <text:p>Capsule Medical Device Information System (MDIS)</text:p>
          </table:table-cell>
          <table:table-cell table:style-name="ce5" office:value-type="string" calcext:value-type="string">
            <text:p>QUALCOM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92^&quot;;&quot;CardioPerfect WorkStation&quot;)" office:value-type="string" office:string-value="CardioPerfect WorkStation" calcext:value-type="string">
            <text:p>CardioPerfect WorkStation</text:p>
          </table:table-cell>
          <table:table-cell table:style-name="ce5" office:value-type="string" calcext:value-type="string">
            <text:p>Welch Ally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19^&quot;;&quot;CARE Analytics&quot;)" office:value-type="string" office:string-value="CARE Analytics" calcext:value-type="string">
            <text:p>CARE Analytics</text:p>
          </table:table-cell>
          <table:table-cell table:style-name="ce5" office:value-type="string" calcext:value-type="string">
            <text:p>Siemen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20^&quot;;&quot;CareCenter MD&quot;)" office:value-type="string" office:string-value="CareCenter MD" calcext:value-type="string">
            <text:p>CareCenter MD</text:p>
          </table:table-cell>
          <table:table-cell table:style-name="ce5" office:value-type="string" calcext:value-type="string">
            <text:p>Hill-R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91^&quot;;&quot;CartWatch Remote Management System (RMS)&quot;)" office:value-type="string" office:string-value="CartWatch Remote Management System (RMS)" calcext:value-type="string">
            <text:p>CartWatch Remote Management System (RMS)</text:p>
          </table:table-cell>
          <table:table-cell table:style-name="ce5" office:value-type="string" calcext:value-type="string">
            <text:p>Capsa Solutions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49^&quot;;&quot;Centricity Radiology Information System (RIS)-IC&quot;)" office:value-type="string" office:string-value="Centricity Radiology Information System (RIS)-IC" calcext:value-type="string">
            <text:p>Centricity Radiology Information System (RIS)-IC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36^&quot;;&quot;ChartID&quot;)" office:value-type="string" office:string-value="ChartID" calcext:value-type="string">
            <text:p>ChartID</text:p>
          </table:table-cell>
          <table:table-cell table:style-name="ce5" office:value-type="string" calcext:value-type="string">
            <text:p>3M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676^&quot;;&quot;ChartReview&quot;)" office:value-type="string" office:string-value="ChartReview" calcext:value-type="string">
            <text:p>ChartReview</text:p>
          </table:table-cell>
          <table:table-cell table:style-name="ce5" office:value-type="string" calcext:value-type="string">
            <text:p>Department of Veterans Affairs, OIT Enterprise Program Management Offi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38^&quot;;&quot;ChartScript Platform&quot;)" office:value-type="string" office:string-value="ChartScript Platform" calcext:value-type="string">
            <text:p>ChartScript Platform</text:p>
          </table:table-cell>
          <table:table-cell table:style-name="ce5" office:value-type="string" calcext:value-type="string">
            <text:p>3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66^&quot;;&quot;Cisco Call Handler Data Dump&quot;)" office:value-type="string" office:string-value="Cisco Call Handler Data Dump" calcext:value-type="string">
            <text:p>Cisco Call Handler Data Dump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88^&quot;;&quot;Classic Menu&quot;)" office:value-type="string" office:string-value="Classic Menu" calcext:value-type="string">
            <text:p>Classic Menu</text:p>
          </table:table-cell>
          <table:table-cell table:style-name="ce5" office:value-type="string" calcext:value-type="string">
            <text:p>AAM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13^&quot;;&quot;Clean-Trace Data Trending Software&quot;)" office:value-type="string" office:string-value="Clean-Trace Data Trending Software" calcext:value-type="string">
            <text:p>Clean-Trace Data Trending Software</text:p>
          </table:table-cell>
          <table:table-cell table:style-name="ce5" office:value-type="string" calcext:value-type="string">
            <text:p>Neogen Corporation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1771^&quot;;&quot;Clinical Outcomes Research Initiative (CORI) Endoscopic Reporting Software&quot;)" office:value-type="string" office:string-value="Clinical Outcomes Research Initiative (CORI) Endoscopic Reporting Software" calcext:value-type="string">
            <text:p>Clinical Outcomes Research Initiative (CORI) Endoscopic Reporting Software</text:p>
          </table:table-cell>
          <table:table-cell table:style-name="ce5" office:value-type="string" calcext:value-type="string">
            <text:p>Clinical Outcomes Reporting Informa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26^&quot;;&quot;Clintrak Imaging&quot;)" office:value-type="string" office:string-value="Clintrak Imaging" calcext:value-type="string">
            <text:p>Clintrak Imaging</text:p>
          </table:table-cell>
          <table:table-cell table:style-name="ce5" office:value-type="string" calcext:value-type="string">
            <text:p>Medpa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73^&quot;;&quot;Closed Extensible Markup Language (ClosedXML) Nuget Package&quot;)" office:value-type="string" office:string-value="Closed Extensible Markup Language (ClosedXML) Nuget Package" calcext:value-type="string">
            <text:p>Closed Extensible Markup Language (ClosedXML) Nuget Package</text:p>
          </table:table-cell>
          <table:table-cell table:style-name="ce5" office:value-type="string" calcext:value-type="string">
            <text:p>Igitur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1774^&quot;;&quot;Closed Extensible Markup Language (XML).Extensions. Model View Controller (MVC) Nuget Package&quot;)" office:value-type="string" office:string-value="Closed Extensible Markup Language (XML).Extensions. Model View Controller (MVC) Nuget Package" calcext:value-type="string">
            <text:p>Closed Extensible Markup Language (XML).Extensions. Model View Controller (MVC) Nuget Package</text:p>
          </table:table-cell>
          <table:table-cell table:style-name="ce5" office:value-type="string" calcext:value-type="string">
            <text:p>Igitu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58^&quot;;&quot;ClosedXML.Extensions.AspNet Nuget Package&quot;)" office:value-type="string" office:string-value="ClosedXML.Extensions.AspNet Nuget Package" calcext:value-type="string">
            <text:p>ClosedXML.Extensions.AspNet Nuget Package</text:p>
          </table:table-cell>
          <table:table-cell table:style-name="ce5" office:value-type="string" calcext:value-type="string">
            <text:p>Igitu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24^&quot;;&quot;COATSsql (Structured Query Language) Staffing Software&quot;)" office:value-type="string" office:string-value="COATSsql (Structured Query Language) Staffing Software" calcext:value-type="string">
            <text:p>COATSsql (Structured Query Language) Staffing Software</text:p>
          </table:table-cell>
          <table:table-cell table:style-name="ce5" office:value-type="string" calcext:value-type="string">
            <text:p>Sarach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50^&quot;;&quot;Cobas Blood Gas and Electrolyte (BGE) Link&quot;)" office:value-type="string" office:string-value="Cobas Blood Gas and Electrolyte (BGE) Link" calcext:value-type="string">
            <text:p>Cobas Blood Gas and Electrolyte (BGE) Link</text:p>
          </table:table-cell>
          <table:table-cell table:style-name="ce5" office:value-type="string" calcext:value-type="string">
            <text:p>Roche Diagno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82^&quot;;&quot;Cobas IT 1000&quot;)" office:value-type="string" office:string-value="Cobas IT 1000" calcext:value-type="string">
            <text:p>Cobas IT 1000</text:p>
          </table:table-cell>
          <table:table-cell table:style-name="ce5" office:value-type="string" calcext:value-type="string">
            <text:p>Roche Diagno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40^&quot;;&quot;CodeRush&quot;)" office:value-type="string" office:string-value="CodeRush" calcext:value-type="string">
            <text:p>CodeRush</text:p>
          </table:table-cell>
          <table:table-cell table:style-name="ce5" office:value-type="string" calcext:value-type="string">
            <text:p>DevExpres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7525^&quot;;&quot;Coding Pro&quot;)" office:value-type="string" office:string-value="Coding Pro" calcext:value-type="string">
            <text:p>Coding Pro</text:p>
          </table:table-cell>
          <table:table-cell table:style-name="ce5" office:value-type="string" calcext:value-type="string">
            <text:p>The American Orthotic &amp; Prosthetic Associ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40^&quot;;&quot;Colectica Designer&quot;)" office:value-type="string" office:string-value="Colectica Designer" calcext:value-type="string">
            <text:p>Colectica Designer</text:p>
          </table:table-cell>
          <table:table-cell table:style-name="ce5" office:value-type="string" calcext:value-type="string">
            <text:p>Colec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41^&quot;;&quot;Colectica Portal&quot;)" office:value-type="string" office:string-value="Colectica Portal" calcext:value-type="string">
            <text:p>Colectica Portal</text:p>
          </table:table-cell>
          <table:table-cell table:style-name="ce5" office:value-type="string" calcext:value-type="string">
            <text:p>Colec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42^&quot;;&quot;Colectica Repository&quot;)" office:value-type="string" office:string-value="Colectica Repository" calcext:value-type="string">
            <text:p>Colectica Repository</text:p>
          </table:table-cell>
          <table:table-cell table:style-name="ce5" office:value-type="string" calcext:value-type="string">
            <text:p>Colec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42^&quot;;&quot;Collection Commander&quot;)" office:value-type="string" office:string-value="Collection Commander" calcext:value-type="string">
            <text:p>Collection Commander</text:p>
          </table:table-cell>
          <table:table-cell table:style-name="ce5" office:value-type="string" calcext:value-type="string">
            <text:p>Roger Zand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40^&quot;;&quot;Com4j&quot;)" office:value-type="string" office:string-value="Com4j" calcext:value-type="string">
            <text:p>Com4j</text:p>
          </table:table-cell>
          <table:table-cell table:style-name="ce5" office:value-type="string" calcext:value-type="string">
            <text:p>Kohsuke Kawaguch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69^&quot;;&quot;Common Business Oriented Language (COBOL) Server&quot;)" office:value-type="string" office:string-value="Common Business Oriented Language (COBOL) Server" calcext:value-type="string">
            <text:p>Common Business Oriented Language (COBOL) Server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37^&quot;;&quot;Community Referral Network (CRN)&quot;)" office:value-type="string" office:string-value="Community Referral Network (CRN)" calcext:value-type="string">
            <text:p>Community Referral Network (CRN)</text:p>
          </table:table-cell>
          <table:table-cell table:style-name="ce5" office:value-type="string" calcext:value-type="string">
            <text:p>Brilogy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86^&quot;;&quot;Compare It&quot;)" office:value-type="string" office:string-value="Compare It" calcext:value-type="string">
            <text:p>Compare It</text:p>
          </table:table-cell>
          <table:table-cell table:style-name="ce5" office:value-type="string" calcext:value-type="string">
            <text:p>Grig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29^&quot;;&quot;CompileSass&quot;)" office:value-type="string" office:string-value="CompileSass" calcext:value-type="string">
            <text:p>CompileSass</text:p>
          </table:table-cell>
          <table:table-cell table:style-name="ce5" office:value-type="string" calcext:value-type="string">
            <text:p>Sam Rueb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93^&quot;;&quot;ComponentSoftware Diff (CSDiff)&quot;)" office:value-type="string" office:string-value="ComponentSoftware Diff (CSDiff)" calcext:value-type="string">
            <text:p>ComponentSoftware Diff (CSDiff)</text:p>
          </table:table-cell>
          <table:table-cell table:style-name="ce5" office:value-type="string" calcext:value-type="string">
            <text:p>CS-RCS Gmb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13^&quot;;&quot;Computer Assisted Credentials Tracking and Update System (CACTUS)&quot;)" office:value-type="string" office:string-value="Computer Assisted Credentials Tracking and Update System (CACTUS)" calcext:value-type="string">
            <text:p>Computer Assisted Credentials Tracking and Update System (CACTUS)</text:p>
          </table:table-cell>
          <table:table-cell table:style-name="ce5" office:value-type="string" calcext:value-type="string">
            <text:p>sympl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25^&quot;;&quot;Computerized Test of Information Processing (CTIP)&quot;)" office:value-type="string" office:string-value="Computerized Test of Information Processing (CTIP)" calcext:value-type="string">
            <text:p>Computerized Test of Information Processing (CTIP)</text:p>
          </table:table-cell>
          <table:table-cell table:style-name="ce5" office:value-type="string" calcext:value-type="string">
            <text:p>Multi-Health System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60^&quot;;&quot;Configuration Transform&quot;)" office:value-type="string" office:string-value="Configuration Transform" calcext:value-type="string">
            <text:p>Configuration Transform</text:p>
          </table:table-cell>
          <table:table-cell table:style-name="ce5" office:value-type="string" calcext:value-type="string">
            <text:p>Githu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20^&quot;;&quot;CONFORMat&quot;)" office:value-type="string" office:string-value="CONFORMat" calcext:value-type="string">
            <text:p>CONFORMat</text:p>
          </table:table-cell>
          <table:table-cell table:style-name="ce5" office:value-type="string" calcext:value-type="string">
            <text:p>Teksc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17^&quot;;&quot;Couchbase Server Enterprise Edition&quot;)" office:value-type="string" office:string-value="Couchbase Server Enterprise Edition" calcext:value-type="string">
            <text:p>Couchbase Server Enterprise Edition</text:p>
          </table:table-cell>
          <table:table-cell table:style-name="ce5" office:value-type="string" calcext:value-type="string">
            <text:p>Couchba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91^&quot;;&quot;Curry Acquisition&quot;)" office:value-type="string" office:string-value="Curry Acquisition" calcext:value-type="string">
            <text:p>Curry Acquisition</text:p>
          </table:table-cell>
          <table:table-cell table:style-name="ce5" office:value-type="string" calcext:value-type="string">
            <text:p>Compumedics Neurosc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18^&quot;;&quot;Curry Advanced Source&quot;)" office:value-type="string" office:string-value="Curry Advanced Source" calcext:value-type="string">
            <text:p>Curry Advanced Source</text:p>
          </table:table-cell>
          <table:table-cell table:style-name="ce5" office:value-type="string" calcext:value-type="string">
            <text:p>Compumedics Neurosc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03^&quot;;&quot;Curry Source Analysis&quot;)" office:value-type="string" office:string-value="Curry Source Analysis" calcext:value-type="string">
            <text:p>Curry Source Analysis</text:p>
          </table:table-cell>
          <table:table-cell table:style-name="ce5" office:value-type="string" calcext:value-type="string">
            <text:p>Compumedics Neurosc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92^&quot;;&quot;CyberCare Interactive Voice Response (IVR)&quot;)" office:value-type="string" office:string-value="CyberCare Interactive Voice Response (IVR)" calcext:value-type="string">
            <text:p>CyberCare Interactive Voice Response (IVR)</text:p>
          </table:table-cell>
          <table:table-cell table:style-name="ce5" office:value-type="string" calcext:value-type="string">
            <text:p>CyberCare Health Network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51^&quot;;&quot;Cyberduck&quot;)" office:value-type="string" office:string-value="Cyberduck" calcext:value-type="string">
            <text:p>Cyberduck</text:p>
          </table:table-cell>
          <table:table-cell table:style-name="ce5" office:value-type="string" calcext:value-type="string">
            <text:p>Iterate Gmb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47^&quot;;&quot;Cygwin&quot;)" office:value-type="string" office:string-value="Cygwin" calcext:value-type="string">
            <text:p>Cygwin</text:p>
          </table:table-cell>
          <table:table-cell table:style-name="ce5" office:value-type="string" calcext:value-type="string">
            <text:p>Red Ha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00^&quot;;&quot;DameWare Mini Remote Control (DMRC)&quot;)" office:value-type="string" office:string-value="DameWare Mini Remote Control (DMRC)" calcext:value-type="string">
            <text:p>DameWare Mini Remote Control (DMRC)</text:p>
          </table:table-cell>
          <table:table-cell table:style-name="ce5" office:value-type="string" calcext:value-type="string">
            <text:p>DameWare (part of SolarWind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99^&quot;;&quot;Data Access&quot;)" office:value-type="string" office:string-value="Data Access" calcext:value-type="string">
            <text:p>Data Access</text:p>
          </table:table-cell>
          <table:table-cell table:style-name="ce5" office:value-type="string" calcext:value-type="string">
            <text:p>Teler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50^&quot;;&quot;Data Collection Survey Reporter Server&quot;)" office:value-type="string" office:string-value="Data Collection Survey Reporter Server" calcext:value-type="string">
            <text:p>Data Collection Survey Reporter Server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35^&quot;;&quot;Data Envelopment Analysis (DEA)-Solver Pro&quot;)" office:value-type="string" office:string-value="Data Envelopment Analysis (DEA)-Solver Pro" calcext:value-type="string">
            <text:p>Data Envelopment Analysis (DEA)-Solver Pro</text:p>
          </table:table-cell>
          <table:table-cell table:style-name="ce5" office:value-type="string" calcext:value-type="string">
            <text:p>SAITECH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3751^&quot;;&quot;Data Extractor and Decision Support System (DSS) Enabled Reporting System (DexDERS)&quot;)" office:value-type="string" office:string-value="Data Extractor and Decision Support System (DSS) Enabled Reporting System (DexDERS)" calcext:value-type="string">
            <text:p>Data Extractor and Decision Support System (DSS) Enabled Reporting System (DexDERS)</text:p>
          </table:table-cell>
          <table:table-cell table:style-name="ce5" office:value-type="string" calcext:value-type="string">
            <text:p>Health Services Research and Development Service (HSR&amp;D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34^&quot;;&quot;Data Privacy Management (DPM)&quot;)" office:value-type="string" office:string-value="Data Privacy Management (DPM)" calcext:value-type="string">
            <text:p>Data Privacy Management (DPM)</text:p>
          </table:table-cell>
          <table:table-cell table:style-name="ce5" office:value-type="string" calcext:value-type="string">
            <text:p>Informat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37^&quot;;&quot;Database Management System (DBMS)/Copy&quot;)" office:value-type="string" office:string-value="Database Management System (DBMS)/Copy" calcext:value-type="string">
            <text:p>Database Management System (DBMS)/Copy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03^&quot;;&quot;DataRobot&quot;)" office:value-type="string" office:string-value="DataRobot" calcext:value-type="string">
            <text:p>DataRobot</text:p>
          </table:table-cell>
          <table:table-cell table:style-name="ce5" office:value-type="string" calcext:value-type="string">
            <text:p>DataRobo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57^&quot;;&quot;DBeaver Community&quot;)" office:value-type="string" office:string-value="DBeaver Community" calcext:value-type="string">
            <text:p>DBeaver Community</text:p>
          </table:table-cell>
          <table:table-cell table:style-name="ce5" office:value-type="string" calcext:value-type="string">
            <text:p>DBeav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56^&quot;;&quot;Delis Kaplan Executive Function System (D-KEFS)&quot;)" office:value-type="string" office:string-value="Delis Kaplan Executive Function System (D-KEFS)" calcext:value-type="string">
            <text:p>Delis Kaplan Executive Function System (D-KEFS)</text:p>
          </table:table-cell>
          <table:table-cell table:style-name="ce5" office:value-type="string" calcext:value-type="string">
            <text:p>Pear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15^&quot;;&quot;Dell Operating System (OS) Recovery Tool&quot;)" office:value-type="string" office:string-value="Dell Operating System (OS) Recovery Tool" calcext:value-type="string">
            <text:p>Dell Operating System (OS) Recovery Tool</text:p>
          </table:table-cell>
          <table:table-cell table:style-name="ce5" office:value-type="string" calcext:value-type="string">
            <text:p>D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39^&quot;;&quot;DensiCHEK Communication Bridge&quot;)" office:value-type="string" office:string-value="DensiCHEK Communication Bridge" calcext:value-type="string">
            <text:p>DensiCHEK Communication Bridge</text:p>
          </table:table-cell>
          <table:table-cell table:style-name="ce5" office:value-type="string" calcext:value-type="string">
            <text:p>bioMerieu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64^&quot;;&quot;Dia Diagram Editor&#9;&quot;)" office:value-type="string" office:string-value="Dia Diagram Editor&#9;" calcext:value-type="string">
            <text:p>Dia Diagram Editor<text:tab/></text:p>
          </table:table-cell>
          <table:table-cell table:style-name="ce5" office:value-type="string" calcext:value-type="string">
            <text:p>The GNOME Proj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45^&quot;;&quot;DicomWorks&quot;)" office:value-type="string" office:string-value="DicomWorks" calcext:value-type="string">
            <text:p>DicomWorks</text:p>
          </table:table-cell>
          <table:table-cell table:style-name="ce5" office:value-type="string" calcext:value-type="string">
            <text:p>Philippe PU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04^&quot;;&quot;Dictaphone Enterprise Speech System (DESS)&quot;)" office:value-type="string" office:string-value="Dictaphone Enterprise Speech System (DESS)" calcext:value-type="string">
            <text:p>Dictaphone Enterprise Speech System (DESS)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17^&quot;;&quot;Discover Access for SharePoint Farm Solution&quot;)" office:value-type="string" office:string-value="Discover Access for SharePoint Farm Solution" calcext:value-type="string">
            <text:p>Discover Access for SharePoint Farm Solution</text:p>
          </table:table-cell>
          <table:table-cell table:style-name="ce5" office:value-type="string" calcext:value-type="string">
            <text:p>Discover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24^&quot;;&quot;DiskView&quot;)" office:value-type="string" office:string-value="DiskView" calcext:value-type="string">
            <text:p>DiskView</text:p>
          </table:table-cell>
          <table:table-cell table:style-name="ce5" office:value-type="string" calcext:value-type="string">
            <text:p>Sysinternals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70^&quot;;&quot;DisplayIt! Xpress&quot;)" office:value-type="string" office:string-value="DisplayIt! Xpress" calcext:value-type="string">
            <text:p>DisplayIt! Xpress</text:p>
          </table:table-cell>
          <table:table-cell table:style-name="ce5" office:value-type="string" calcext:value-type="string">
            <text:p>Best Wa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49^&quot;;&quot;Distributed Terminology System (DTS)&quot;)" office:value-type="string" office:string-value="Distributed Terminology System (DTS)" calcext:value-type="string">
            <text:p>Distributed Terminology System (DTS)</text:p>
          </table:table-cell>
          <table:table-cell table:style-name="ce5" office:value-type="string" calcext:value-type="string">
            <text:p>Apel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87^&quot;;&quot;Docassemble&quot;)" office:value-type="string" office:string-value="Docassemble" calcext:value-type="string">
            <text:p>Docassemble</text:p>
          </table:table-cell>
          <table:table-cell table:style-name="ce5" office:value-type="string" calcext:value-type="string">
            <text:p>Docassemb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17^&quot;;&quot;Docker Machine&quot;)" office:value-type="string" office:string-value="Docker Machine" calcext:value-type="string">
            <text:p>Docker Machine</text:p>
          </table:table-cell>
          <table:table-cell table:style-name="ce5" office:value-type="string" calcext:value-type="string">
            <text:p>Docker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03^&quot;;&quot;Document Storage System (DSS) Encoder Product Suite (EPS)&quot;)" office:value-type="string" office:string-value="Document Storage System (DSS) Encoder Product Suite (EPS)" calcext:value-type="string">
            <text:p>Document Storage System (DSS) Encoder Product Suite (EPS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54^&quot;;&quot;DocumentsCorePack&quot;)" office:value-type="string" office:string-value="DocumentsCorePack" calcext:value-type="string">
            <text:p>DocumentsCorePack</text:p>
          </table:table-cell>
          <table:table-cell table:style-name="ce5" office:value-type="string" calcext:value-type="string">
            <text:p>MSCRM-Add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66^&quot;;&quot;DocuPrinter&quot;)" office:value-type="string" office:string-value="DocuPrinter" calcext:value-type="string">
            <text:p>DocuPrinter</text:p>
          </table:table-cell>
          <table:table-cell table:style-name="ce5" office:value-type="string" calcext:value-type="string">
            <text:p>Neevia Techn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47^&quot;;&quot;DocuSign Signature Appliance (SA) Client&quot;)" office:value-type="string" office:string-value="DocuSign Signature Appliance (SA) Client" calcext:value-type="string">
            <text:p>DocuSign Signature Appliance (SA) Client</text:p>
          </table:table-cell>
          <table:table-cell table:style-name="ce5" office:value-type="string" calcext:value-type="string">
            <text:p>DocuSig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88^&quot;;&quot;DOMA Imaging Application (DIA)&quot;)" office:value-type="string" office:string-value="DOMA Imaging Application (DIA)" calcext:value-type="string">
            <text:p>DOMA Imaging Application (DIA)</text:p>
          </table:table-cell>
          <table:table-cell table:style-name="ce5" office:value-type="string" calcext:value-type="string">
            <text:p>Health Net Federal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56^&quot;;&quot;DSS Radiation Oncology&quot;)" office:value-type="string" office:string-value="DSS Radiation Oncology" calcext:value-type="string">
            <text:p>DSS Radiation Oncology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74^&quot;;&quot;DXC Procurement Solution&quot;)" office:value-type="string" office:string-value="DXC Procurement Solution" calcext:value-type="string">
            <text:p>DXC Procurement Solution</text:p>
          </table:table-cell>
          <table:table-cell table:style-name="ce5" office:value-type="string" calcext:value-type="string">
            <text:p>DXC Techn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62^&quot;;&quot;Easy Auto Refresh Browser Extension&quot;)" office:value-type="string" office:string-value="Easy Auto Refresh Browser Extension" calcext:value-type="string">
            <text:p>Easy Auto Refresh Browser Extension</text:p>
          </table:table-cell>
          <table:table-cell table:style-name="ce5" office:value-type="string" calcext:value-type="string">
            <text:p>k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79^&quot;;&quot;ED PulseCheck&quot;)" office:value-type="string" office:string-value="ED PulseCheck" calcext:value-type="string">
            <text:p>ED PulseCheck</text:p>
          </table:table-cell>
          <table:table-cell table:style-name="ce5" office:value-type="string" calcext:value-type="string">
            <text:p>Harris Compu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07^&quot;;&quot;ediFabric&quot;)" office:value-type="string" office:string-value="ediFabric" calcext:value-type="string">
            <text:p>ediFabric</text:p>
          </table:table-cell>
          <table:table-cell table:style-name="ce5" office:value-type="string" calcext:value-type="string">
            <text:p>ediFabr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43^&quot;;&quot;eHealthVitals&quot;)" office:value-type="string" office:string-value="eHealthVitals" calcext:value-type="string">
            <text:p>eHealthVitals</text:p>
          </table:table-cell>
          <table:table-cell table:style-name="ce5" office:value-type="string" calcext:value-type="string">
            <text:p>eHealthVita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58^&quot;;&quot;Embarcadero All-Access&quot;)" office:value-type="string" office:string-value="Embarcadero All-Access" calcext:value-type="string">
            <text:p>Embarcadero All-Access</text:p>
          </table:table-cell>
          <table:table-cell table:style-name="ce5" office:value-type="string" calcext:value-type="string">
            <text:p>Embarcadero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51^&quot;;&quot;Embrava Connect&quot;)" office:value-type="string" office:string-value="Embrava Connect" calcext:value-type="string">
            <text:p>Embrava Connect</text:p>
          </table:table-cell>
          <table:table-cell table:style-name="ce5" office:value-type="string" calcext:value-type="string">
            <text:p>Embra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06^&quot;;&quot;EMC Centera&quot;)" office:value-type="string" office:string-value="EMC Centera" calcext:value-type="string">
            <text:p>EMC Centera</text:p>
          </table:table-cell>
          <table:table-cell table:style-name="ce5" office:value-type="string" calcext:value-type="string">
            <text:p>EM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38^&quot;;&quot;EMCO Medium Scale Integration (MSI) Package Builder&quot;)" office:value-type="string" office:string-value="EMCO Medium Scale Integration (MSI) Package Builder" calcext:value-type="string">
            <text:p>EMCO Medium Scale Integration (MSI) Package Builder</text:p>
          </table:table-cell>
          <table:table-cell table:style-name="ce5" office:value-type="string" calcext:value-type="string">
            <text:p>EMCO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21^&quot;;&quot;EndNote Click&quot;)" office:value-type="string" office:string-value="EndNote Click" calcext:value-type="string">
            <text:p>EndNote Click</text:p>
          </table:table-cell>
          <table:table-cell table:style-name="ce5" office:value-type="string" calcext:value-type="string">
            <text:p>Clarivate Analy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32^&quot;;&quot;EndoPAT (Peripheral Arterial Tone) 2000&quot;)" office:value-type="string" office:string-value="EndoPAT (Peripheral Arterial Tone) 2000" calcext:value-type="string">
            <text:p>EndoPAT (Peripheral Arterial Tone) 2000</text:p>
          </table:table-cell>
          <table:table-cell table:style-name="ce5" office:value-type="string" calcext:value-type="string">
            <text:p>Itamar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28^&quot;;&quot;endoPortal&quot;)" office:value-type="string" office:string-value="endoPortal" calcext:value-type="string">
            <text:p>endoPortal</text:p>
          </table:table-cell>
          <table:table-cell table:style-name="ce5" office:value-type="string" calcext:value-type="string">
            <text:p>PENTAX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97^&quot;;&quot;Enesys RS Data Extension&quot;)" office:value-type="string" office:string-value="Enesys RS Data Extension" calcext:value-type="string">
            <text:p>Enesys RS Data Extension</text:p>
          </table:table-cell>
          <table:table-cell table:style-name="ce5" office:value-type="string" calcext:value-type="string">
            <text:p>Enesy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50^&quot;;&quot;E-Net&quot;)" office:value-type="string" office:string-value="E-Net" calcext:value-type="string">
            <text:p>E-Net</text:p>
          </table:table-cell>
          <table:table-cell table:style-name="ce5" office:value-type="string" calcext:value-type="string">
            <text:p>Analytic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64^&quot;;&quot;Enterprise JAVA Beans Certificate Authority (EJBCA)&quot;)" office:value-type="string" office:string-value="Enterprise JAVA Beans Certificate Authority (EJBCA)" calcext:value-type="string">
            <text:p>Enterprise JAVA Beans Certificate Authority (EJBCA)</text:p>
          </table:table-cell>
          <table:table-cell table:style-name="ce5" office:value-type="string" calcext:value-type="string">
            <text:p>Keyfacto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76^&quot;;&quot;Epic Cadence Enterprise Scheduling Software&quot;)" office:value-type="string" office:string-value="Epic Cadence Enterprise Scheduling Software" calcext:value-type="string">
            <text:p>Epic Cadence Enterprise Scheduling Software</text:p>
          </table:table-cell>
          <table:table-cell table:style-name="ce5" office:value-type="string" calcext:value-type="string">
            <text:p>Epic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23^&quot;;&quot;epoc Enterprise Data Manager (EDM)&quot;)" office:value-type="string" office:string-value="epoc Enterprise Data Manager (EDM)" calcext:value-type="string">
            <text:p>epoc Enterprise Data Manager (EDM)</text:p>
          </table:table-cell>
          <table:table-cell table:style-name="ce5" office:value-type="string" calcext:value-type="string">
            <text:p>Siemen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86^&quot;;&quot;Error Logging Modules and Handlers (ELMAH)&quot;)" office:value-type="string" office:string-value="Error Logging Modules and Handlers (ELMAH)" calcext:value-type="string">
            <text:p>Error Logging Modules and Handlers (ELMAH)</text:p>
          </table:table-cell>
          <table:table-cell table:style-name="ce5" office:value-type="string" calcext:value-type="string">
            <text:p>Atif Aziz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42^&quot;;&quot;e-Sign Desktop&quot;)" office:value-type="string" office:string-value="e-Sign Desktop" calcext:value-type="string">
            <text:p>e-Sign Desktop</text:p>
          </table:table-cell>
          <table:table-cell table:style-name="ce5" office:value-type="string" calcext:value-type="string">
            <text:p>VAS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07^&quot;;&quot;EV for Physicians&quot;)" office:value-type="string" office:string-value="EV for Physicians" calcext:value-type="string">
            <text:p>EV for Physicians</text:p>
          </table:table-cell>
          <table:table-cell table:style-name="ce5" office:value-type="string" calcext:value-type="string">
            <text:p>T Syste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02^&quot;;&quot;Evolver&quot;)" office:value-type="string" office:string-value="Evolver" calcext:value-type="string">
            <text:p>Evolver</text:p>
          </table:table-cell>
          <table:table-cell table:style-name="ce5" office:value-type="string" calcext:value-type="string">
            <text:p>Palisa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10^&quot;;&quot;ExpanDrive Server&quot;)" office:value-type="string" office:string-value="ExpanDrive Server" calcext:value-type="string">
            <text:p>ExpanDrive Server</text:p>
          </table:table-cell>
          <table:table-cell table:style-name="ce5" office:value-type="string" calcext:value-type="string">
            <text:p>ExpanDriv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66^&quot;;&quot;FaceReader&quot;)" office:value-type="string" office:string-value="FaceReader" calcext:value-type="string">
            <text:p>FaceReader</text:p>
          </table:table-cell>
          <table:table-cell table:style-name="ce5" office:value-type="string" calcext:value-type="string">
            <text:p>Nold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78^&quot;;&quot;Facility Management System (FMS) Reports Application&quot;)" office:value-type="string" office:string-value="Facility Management System (FMS) Reports Application" calcext:value-type="string">
            <text:p>Facility Management System (FMS) Reports Application</text:p>
          </table:table-cell>
          <table:table-cell table:style-name="ce5" office:value-type="string" calcext:value-type="string">
            <text:p>Apex Custom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64^&quot;;&quot;Fast Software Audit&quot;)" office:value-type="string" office:string-value="Fast Software Audit" calcext:value-type="string">
            <text:p>Fast Software Audit</text:p>
          </table:table-cell>
          <table:table-cell table:style-name="ce5" office:value-type="string" calcext:value-type="string">
            <text:p>Cjwdev Limited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581^&quot;;&quot;Fellow Oak (FO) Digital Imaging and Communications in Medicine (DICOM)&quot;)" office:value-type="string" office:string-value="Fellow Oak (FO) Digital Imaging and Communications in Medicine (DICOM)" calcext:value-type="string">
            <text:p>Fellow Oak (FO) Digital Imaging and Communications in Medicine (DICOM)</text:p>
          </table:table-cell>
          <table:table-cell table:style-name="ce5" office:value-type="string" calcext:value-type="string">
            <text:p>fo-dicom contributo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41^&quot;;&quot;FishEye&quot;)" office:value-type="string" office:string-value="FishEye" calcext:value-type="string">
            <text:p>FishEye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45^&quot;;&quot;Fluency Dispatch Server&quot;)" office:value-type="string" office:string-value="Fluency Dispatch Server" calcext:value-type="string">
            <text:p>Fluency Dispatch Server</text:p>
          </table:table-cell>
          <table:table-cell table:style-name="ce5" office:value-type="string" calcext:value-type="string">
            <text:p>MModal IP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21^&quot;;&quot;ForeSite Seating System (SS)&quot;)" office:value-type="string" office:string-value="ForeSite Seating System (SS)" calcext:value-type="string">
            <text:p>ForeSite Seating System (SS)</text:p>
          </table:table-cell>
          <table:table-cell table:style-name="ce5" office:value-type="string" calcext:value-type="string">
            <text:p>XSENSOR Techn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60^&quot;;&quot;FormBridge for InfoPath and SharePoint&quot;)" office:value-type="string" office:string-value="FormBridge for InfoPath and SharePoint" calcext:value-type="string">
            <text:p>FormBridge for InfoPath and SharePoint</text:p>
          </table:table-cell>
          <table:table-cell table:style-name="ce5" office:value-type="string" calcext:value-type="string">
            <text:p>Texcel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17^&quot;;&quot;Full Monte&quot;)" office:value-type="string" office:string-value="Full Monte" calcext:value-type="string">
            <text:p>Full Monte</text:p>
          </table:table-cell>
          <table:table-cell table:style-name="ce5" office:value-type="string" calcext:value-type="string">
            <text:p>Barbecan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05^&quot;;&quot;GanttProject&quot;)" office:value-type="string" office:string-value="GanttProject" calcext:value-type="string">
            <text:p>GanttProject</text:p>
          </table:table-cell>
          <table:table-cell table:style-name="ce5" office:value-type="string" calcext:value-type="string">
            <text:p>Bardsoftwar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7049^&quot;;&quot;Generic Exchangeable-edits, Data-dictionary, and Information Translation Standard (GenEDITS) Plus&quot;)" office:value-type="string" office:string-value="Generic Exchangeable-edits, Data-dictionary, and Information Translation Standard (GenEDITS) Plus" calcext:value-type="string">
            <text:p>Generic Exchangeable-edits, Data-dictionary, and Information Translation Standard (GenEDITS) Plus</text:p>
          </table:table-cell>
          <table:table-cell table:style-name="ce5" office:value-type="string" calcext:value-type="string">
            <text:p>CD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74^&quot;;&quot;Genie Backup Manager&quot;)" office:value-type="string" office:string-value="Genie Backup Manager" calcext:value-type="string">
            <text:p>Genie Backup Manager</text:p>
          </table:table-cell>
          <table:table-cell table:style-name="ce5" office:value-type="string" calcext:value-type="string">
            <text:p>Zoolz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50^&quot;;&quot;GeoServer&quot;)" office:value-type="string" office:string-value="GeoServer" calcext:value-type="string">
            <text:p>GeoServer</text:p>
          </table:table-cell>
          <table:table-cell table:style-name="ce5" office:value-type="string" calcext:value-type="string">
            <text:p>GeoServ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67^&quot;;&quot;gGastro&quot;)" office:value-type="string" office:string-value="gGastro" calcext:value-type="string">
            <text:p>gGastro</text:p>
          </table:table-cell>
          <table:table-cell table:style-name="ce5" office:value-type="string" calcext:value-type="string">
            <text:p>gM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89^&quot;;&quot;Git Extensions&quot;)" office:value-type="string" office:string-value="Git Extensions" calcext:value-type="string">
            <text:p>Git Extensions</text:p>
          </table:table-cell>
          <table:table-cell table:style-name="ce5" office:value-type="string" calcext:value-type="string">
            <text:p>Git Extens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99^&quot;;&quot;Goliath Performance Monitor&quot;)" office:value-type="string" office:string-value="Goliath Performance Monitor" calcext:value-type="string">
            <text:p>Goliath Performance Monitor</text:p>
          </table:table-cell>
          <table:table-cell table:style-name="ce5" office:value-type="string" calcext:value-type="string">
            <text:p>Goliath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66^&quot;;&quot;Grammarly for Windows&quot;)" office:value-type="string" office:string-value="Grammarly for Windows" calcext:value-type="string">
            <text:p>Grammarly for Windows</text:p>
          </table:table-cell>
          <table:table-cell table:style-name="ce5" office:value-type="string" calcext:value-type="string">
            <text:p>Grammarl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50^&quot;;&quot;Graph Database (GraphDB)&quot;)" office:value-type="string" office:string-value="Graph Database (GraphDB)" calcext:value-type="string">
            <text:p>Graph Database (GraphDB)</text:p>
          </table:table-cell>
          <table:table-cell table:style-name="ce5" office:value-type="string" calcext:value-type="string">
            <text:p>Onto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08^&quot;;&quot;Group Policy Automation Engine&quot;)" office:value-type="string" office:string-value="Group Policy Automation Engine" calcext:value-type="string">
            <text:p>Group Policy Automation Engine</text:p>
          </table:table-cell>
          <table:table-cell table:style-name="ce5" office:value-type="string" calcext:value-type="string">
            <text:p>SDM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19^&quot;;&quot;Group Policy Object (GPO) Compare&quot;)" office:value-type="string" office:string-value="Group Policy Object (GPO) Compare" calcext:value-type="string">
            <text:p>Group Policy Object (GPO) Compare</text:p>
          </table:table-cell>
          <table:table-cell table:style-name="ce5" office:value-type="string" calcext:value-type="string">
            <text:p>SDM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07^&quot;;&quot;Group Policy Object (GPO) Exporter&quot;)" office:value-type="string" office:string-value="Group Policy Object (GPO) Exporter" calcext:value-type="string">
            <text:p>Group Policy Object (GPO) Exporter</text:p>
          </table:table-cell>
          <table:table-cell table:style-name="ce5" office:value-type="string" calcext:value-type="string">
            <text:p>SDM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63^&quot;;&quot;HarePoint Workflow Scheduler&quot;)" office:value-type="string" office:string-value="HarePoint Workflow Scheduler" calcext:value-type="string">
            <text:p>HarePoint Workflow Scheduler</text:p>
          </table:table-cell>
          <table:table-cell table:style-name="ce5" office:value-type="string" calcext:value-type="string">
            <text:p>HarePoint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12^&quot;;&quot;Health Harmony&quot;)" office:value-type="string" office:string-value="Health Harmony" calcext:value-type="string">
            <text:p>Health Harmony</text:p>
          </table:table-cell>
          <table:table-cell table:style-name="ce5" office:value-type="string" calcext:value-type="string">
            <text:p>Care Innovations, LL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48^&quot;;&quot;HeartStart Event Review Pro&quot;)" office:value-type="string" office:string-value="HeartStart Event Review Pro" calcext:value-type="string">
            <text:p>HeartStart Event Review Pro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03^&quot;;&quot;HeidiSQL&quot;)" office:value-type="string" office:string-value="HeidiSQL" calcext:value-type="string">
            <text:p>HeidiSQL</text:p>
          </table:table-cell>
          <table:table-cell table:style-name="ce5" office:value-type="string" calcext:value-type="string">
            <text:p>Ansgar Beck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49^&quot;;&quot;HemaTrax-Cellular Therapy (CT)&quot;)" office:value-type="string" office:string-value="HemaTrax-Cellular Therapy (CT)" calcext:value-type="string">
            <text:p>HemaTrax-Cellular Therapy (CT)</text:p>
          </table:table-cell>
          <table:table-cell table:style-name="ce5" office:value-type="string" calcext:value-type="string">
            <text:p>Digi-Trax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70^&quot;;&quot;Hewlett Packard Common Internet File System (CIFS) Server&quot;)" office:value-type="string" office:string-value="Hewlett Packard Common Internet File System (CIFS) Server" calcext:value-type="string">
            <text:p>Hewlett Packard Common Internet File System (CIFS) Server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^&quot;;&quot;Hibernate Object/Relational Mapping (ORM)&quot;)" office:value-type="string" office:string-value="Hibernate Object/Relational Mapping (ORM)" calcext:value-type="string">
            <text:p>Hibernate Object/Relational Mapping (ORM)</text:p>
          </table:table-cell>
          <table:table-cell table:style-name="ce5" office:value-type="string" calcext:value-type="string">
            <text:p>Hibern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88^&quot;;&quot;Hidex Automatic Gamma Counter (AMG) Software&quot;)" office:value-type="string" office:string-value="Hidex Automatic Gamma Counter (AMG) Software" calcext:value-type="string">
            <text:p>Hidex Automatic Gamma Counter (AMG) Software</text:p>
          </table:table-cell>
          <table:table-cell table:style-name="ce5" office:value-type="string" calcext:value-type="string">
            <text:p>LabLogic Systems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89^&quot;;&quot;HI-IQ Classic Software&quot;)" office:value-type="string" office:string-value="HI-IQ Classic Software" calcext:value-type="string">
            <text:p>HI-IQ Classic Software</text:p>
          </table:table-cell>
          <table:table-cell table:style-name="ce5" office:value-type="string" calcext:value-type="string">
            <text:p>ConexSy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73^&quot;;&quot;HPE Enterprise SQL Optimizer (ESO)&quot;)" office:value-type="string" office:string-value="HPE Enterprise SQL Optimizer (ESO)" calcext:value-type="string">
            <text:p>HPE Enterprise SQL Optimizer (ESO)</text:p>
          </table:table-cell>
          <table:table-cell table:style-name="ce5" office:value-type="string" calcext:value-type="string">
            <text:p>H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62^&quot;;&quot;HPE StoreVirtual VSA Software&quot;)" office:value-type="string" office:string-value="HPE StoreVirtual VSA Software" calcext:value-type="string">
            <text:p>HPE StoreVirtual VSA Software</text:p>
          </table:table-cell>
          <table:table-cell table:style-name="ce5" office:value-type="string" calcext:value-type="string">
            <text:p>H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37^&quot;;&quot;Idera Structured Query Language (SQL) Admin Toolset&quot;)" office:value-type="string" office:string-value="Idera Structured Query Language (SQL) Admin Toolset" calcext:value-type="string">
            <text:p>Idera Structured Query Language (SQL) Admin Toolset</text:p>
          </table:table-cell>
          <table:table-cell table:style-name="ce5" office:value-type="string" calcext:value-type="string">
            <text:p>Ide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17^&quot;;&quot;IKVM.NET&quot;)" office:value-type="string" office:string-value="IKVM.NET" calcext:value-type="string">
            <text:p>IKVM.NET</text:p>
          </table:table-cell>
          <table:table-cell table:style-name="ce5" office:value-type="string" calcext:value-type="string">
            <text:p>Jerome Halt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94^&quot;;&quot;I-List&quot;)" office:value-type="string" office:string-value="I-List" calcext:value-type="string">
            <text:p>I-List</text:p>
          </table:table-cell>
          <table:table-cell table:style-name="ce5" office:value-type="string" calcext:value-type="string">
            <text:p>Labori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20^&quot;;&quot;Import Wizard&quot;)" office:value-type="string" office:string-value="Import Wizard" calcext:value-type="string">
            <text:p>Import Wizard</text:p>
          </table:table-cell>
          <table:table-cell table:style-name="ce5" office:value-type="string" calcext:value-type="string">
            <text:p>Beside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27^&quot;;&quot;I-neb Insight&quot;)" office:value-type="string" office:string-value="I-neb Insight" calcext:value-type="string">
            <text:p>I-neb Insight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68^&quot;;&quot;InFlow&quot;)" office:value-type="string" office:string-value="InFlow" calcext:value-type="string">
            <text:p>InFlow</text:p>
          </table:table-cell>
          <table:table-cell table:style-name="ce5" office:value-type="string" calcext:value-type="string">
            <text:p>Medica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97^&quot;;&quot;InfoCenter Suite Advanced&quot;)" office:value-type="string" office:string-value="InfoCenter Suite Advanced" calcext:value-type="string">
            <text:p>InfoCenter Suite Advanced</text:p>
          </table:table-cell>
          <table:table-cell table:style-name="ce5" office:value-type="string" calcext:value-type="string">
            <text:p>Siemen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7081^&quot;;&quot;Informatics for Integrating Biology and the Bedside (i2b2)&quot;)" office:value-type="string" office:string-value="Informatics for Integrating Biology and the Bedside (i2b2)" calcext:value-type="string">
            <text:p>Informatics for Integrating Biology and the Bedside (i2b2)</text:p>
          </table:table-cell>
          <table:table-cell table:style-name="ce5" office:value-type="string" calcext:value-type="string">
            <text:p>Informatics for Integrating Biology and the Bedsi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31^&quot;;&quot;Infusion Barcode Medication Administration (BCMA)&quot;)" office:value-type="string" office:string-value="Infusion Barcode Medication Administration (BCMA)" calcext:value-type="string">
            <text:p>Infusion Barcode Medication Administration (BCMA)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64^&quot;;&quot;inSSIDer&quot;)" office:value-type="string" office:string-value="inSSIDer" calcext:value-type="string">
            <text:p>inSSIDer</text:p>
          </table:table-cell>
          <table:table-cell table:style-name="ce5" office:value-type="string" calcext:value-type="string">
            <text:p>MetaGeek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800^&quot;;&quot;InstallAnywhere&quot;)" office:value-type="string" office:string-value="InstallAnywhere" calcext:value-type="string">
            <text:p>InstallAnywhere</text:p>
          </table:table-cell>
          <table:table-cell table:style-name="ce5" office:value-type="string" calcext:value-type="string">
            <text:p>Flexera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58^&quot;;&quot;InstEd&quot;)" office:value-type="string" office:string-value="InstEd" calcext:value-type="string">
            <text:p>InstEd</text:p>
          </table:table-cell>
          <table:table-cell table:style-name="ce5" office:value-type="string" calcext:value-type="string">
            <text:p>Inst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71^&quot;;&quot;IntelliVue Clinical Information Portfolio (ICIP)&quot;)" office:value-type="string" office:string-value="IntelliVue Clinical Information Portfolio (ICIP)" calcext:value-type="string">
            <text:p>IntelliVue Clinical Information Portfolio (ICIP)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62^&quot;;&quot;iPlanet Web Server&quot;)" office:value-type="string" office:string-value="iPlanet Web Server" calcext:value-type="string">
            <text:p>iPlanet Web Server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90^&quot;;&quot;IRISNotes Air 3&quot;)" office:value-type="string" office:string-value="IRISNotes Air 3" calcext:value-type="string">
            <text:p>IRISNotes Air 3</text:p>
          </table:table-cell>
          <table:table-cell table:style-name="ce5" office:value-type="string" calcext:value-type="string">
            <text:p>IRIS S.A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11^&quot;;&quot;Iron Bow Vivify Pathways Portal&quot;)" office:value-type="string" office:string-value="Iron Bow Vivify Pathways Portal" calcext:value-type="string">
            <text:p>Iron Bow Vivify Pathways Portal</text:p>
          </table:table-cell>
          <table:table-cell table:style-name="ce5" office:value-type="string" calcext:value-type="string">
            <text:p>Vivify Health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63^&quot;;&quot;Isensix Guardian&quot;)" office:value-type="string" office:string-value="Isensix Guardian" calcext:value-type="string">
            <text:p>Isensix Guardian</text:p>
          </table:table-cell>
          <table:table-cell table:style-name="ce5" office:value-type="string" calcext:value-type="string">
            <text:p>Isens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12^&quot;;&quot;Item Response Theory for Patient-Reported Outcomes (IRTPRO)&quot;)" office:value-type="string" office:string-value="Item Response Theory for Patient-Reported Outcomes (IRTPRO)" calcext:value-type="string">
            <text:p>Item Response Theory for Patient-Reported Outcomes (IRTPRO)</text:p>
          </table:table-cell>
          <table:table-cell table:style-name="ce5" office:value-type="string" calcext:value-type="string">
            <text:p>Vector Psychometric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15^&quot;;&quot;Ivanti Patch&quot;)" office:value-type="string" office:string-value="Ivanti Patch" calcext:value-type="string">
            <text:p>Ivanti Patch</text:p>
          </table:table-cell>
          <table:table-cell table:style-name="ce5" office:value-type="string" calcext:value-type="string">
            <text:p>Ivant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14^&quot;;&quot;Java Open Single Sign-On (JOSSO)&quot;)" office:value-type="string" office:string-value="Java Open Single Sign-On (JOSSO)" calcext:value-type="string">
            <text:p>Java Open Single Sign-On (JOSSO)</text:p>
          </table:table-cell>
          <table:table-cell table:style-name="ce5" office:value-type="string" calcext:value-type="string">
            <text:p>Atrico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81^&quot;;&quot;JAX Colony Management System (JCMS)&quot;)" office:value-type="string" office:string-value="JAX Colony Management System (JCMS)" calcext:value-type="string">
            <text:p>JAX Colony Management System (JCMS)</text:p>
          </table:table-cell>
          <table:table-cell table:style-name="ce5" office:value-type="string" calcext:value-type="string">
            <text:p>Jackson Laborato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87^&quot;;&quot;JetBrains dotPeek&quot;)" office:value-type="string" office:string-value="JetBrains dotPeek" calcext:value-type="string">
            <text:p>JetBrains dotPeek</text:p>
          </table:table-cell>
          <table:table-cell table:style-name="ce5" office:value-type="string" calcext:value-type="string">
            <text:p>JetBra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42^&quot;;&quot;JIRA Agile&quot;)" office:value-type="string" office:string-value="JIRA Agile" calcext:value-type="string">
            <text:p>JIRA Agile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59^&quot;;&quot;JResultNet&quot;)" office:value-type="string" office:string-value="JResultNet" calcext:value-type="string">
            <text:p>JResultNet</text:p>
          </table:table-cell>
          <table:table-cell table:style-name="ce5" office:value-type="string" calcext:value-type="string">
            <text:p>Data Innovations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49^&quot;;&quot;Keypoint Interactive&quot;)" office:value-type="string" office:string-value="Keypoint Interactive" calcext:value-type="string">
            <text:p>Keypoint Interactive</text:p>
          </table:table-cell>
          <table:table-cell table:style-name="ce5" office:value-type="string" calcext:value-type="string">
            <text:p>Innovision Incorporat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24^&quot;;&quot;KeyPro III Key Control Software&quot;)" office:value-type="string" office:string-value="KeyPro III Key Control Software" calcext:value-type="string">
            <text:p>KeyPro III Key Control Software</text:p>
          </table:table-cell>
          <table:table-cell table:style-name="ce5" office:value-type="string" calcext:value-type="string">
            <text:p>Morse Watchma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05^&quot;;&quot;KWizCom Calendar Plus Web Part&quot;)" office:value-type="string" office:string-value="KWizCom Calendar Plus Web Part" calcext:value-type="string">
            <text:p>KWizCom Calendar Plus Web Part</text:p>
          </table:table-cell>
          <table:table-cell table:style-name="ce5" office:value-type="string" calcext:value-type="string">
            <text:p>KWiz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23^&quot;;&quot;Label Maker Pro&quot;)" office:value-type="string" office:string-value="Label Maker Pro" calcext:value-type="string">
            <text:p>Label Maker Pro</text:p>
          </table:table-cell>
          <table:table-cell table:style-name="ce5" office:value-type="string" calcext:value-type="string">
            <text:p>Belltech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49^&quot;;&quot;LabelMark&quot;)" office:value-type="string" office:string-value="LabelMark" calcext:value-type="string">
            <text:p>LabelMark</text:p>
          </table:table-cell>
          <table:table-cell table:style-name="ce5" office:value-type="string" calcext:value-type="string">
            <text:p>Brady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73^&quot;;&quot;LABTrack Electronic Lab Notebook (ELN)&quot;)" office:value-type="string" office:string-value="LABTrack Electronic Lab Notebook (ELN)" calcext:value-type="string">
            <text:p>LABTrack Electronic Lab Notebook (ELN)</text:p>
          </table:table-cell>
          <table:table-cell table:style-name="ce5" office:value-type="string" calcext:value-type="string">
            <text:p>LABTrack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25^&quot;;&quot;LEADTOOLS ePrint Professional&quot;)" office:value-type="string" office:string-value="LEADTOOLS ePrint Professional" calcext:value-type="string">
            <text:p>LEADTOOLS ePrint Professional</text:p>
          </table:table-cell>
          <table:table-cell table:style-name="ce5" office:value-type="string" calcext:value-type="string">
            <text:p>LEAD Technologie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616^&quot;;&quot;Life Table Analysis System (LTAS)&quot;)" office:value-type="string" office:string-value="Life Table Analysis System (LTAS)" calcext:value-type="string">
            <text:p>Life Table Analysis System (LTAS)</text:p>
          </table:table-cell>
          <table:table-cell table:style-name="ce5" office:value-type="string" calcext:value-type="string">
            <text:p>National Institute for Occupational Safety and Health (NIOSH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88^&quot;;&quot;LINKMED Interface Engine (IE)&quot;)" office:value-type="string" office:string-value="LINKMED Interface Engine (IE)" calcext:value-type="string">
            <text:p>LINKMED Interface Engine (IE)</text:p>
          </table:table-cell>
          <table:table-cell table:style-name="ce5" office:value-type="string" calcext:value-type="string">
            <text:p>LINKM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14^&quot;;&quot;LiquidFiles&quot;)" office:value-type="string" office:string-value="LiquidFiles" calcext:value-type="string">
            <text:p>LiquidFiles</text:p>
          </table:table-cell>
          <table:table-cell table:style-name="ce5" office:value-type="string" calcext:value-type="string">
            <text:p>LiquidFil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15^&quot;;&quot;ListBooster&quot;)" office:value-type="string" office:string-value="ListBooster" calcext:value-type="string">
            <text:p>ListBooster</text:p>
          </table:table-cell>
          <table:table-cell table:style-name="ce5" office:value-type="string" calcext:value-type="string">
            <text:p>Sharepointali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76^&quot;;&quot;LiveWeb&quot;)" office:value-type="string" office:string-value="LiveWeb" calcext:value-type="string">
            <text:p>LiveWeb</text:p>
          </table:table-cell>
          <table:table-cell table:style-name="ce5" office:value-type="string" calcext:value-type="string">
            <text:p>Shyam Pilla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44^&quot;;&quot;LungView&quot;)" office:value-type="string" office:string-value="LungView" calcext:value-type="string">
            <text:p>LungView</text:p>
          </table:table-cell>
          <table:table-cell table:style-name="ce5" office:value-type="string" calcext:value-type="string">
            <text:p>Lunar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75^&quot;;&quot;M Data Extractor (MDE)&quot;)" office:value-type="string" office:string-value="M Data Extractor (MDE)" calcext:value-type="string">
            <text:p>M Data Extractor (MDE)</text:p>
          </table:table-cell>
          <table:table-cell table:style-name="ce5" office:value-type="string" calcext:value-type="string">
            <text:p>Strategic Reporting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77^&quot;;&quot;Magic xpa Application Platform&quot;)" office:value-type="string" office:string-value="Magic xpa Application Platform" calcext:value-type="string">
            <text:p>Magic xpa Application Platform</text:p>
          </table:table-cell>
          <table:table-cell table:style-name="ce5" office:value-type="string" calcext:value-type="string">
            <text:p>Magic Software Enterpris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22^&quot;;&quot;ManoView Anorectal (AR) Analysis Software&quot;)" office:value-type="string" office:string-value="ManoView Anorectal (AR) Analysis Software" calcext:value-type="string">
            <text:p>ManoView Anorectal (AR) Analysis Software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77^&quot;;&quot;Mantis Bug Tracker (BT)&quot;)" office:value-type="string" office:string-value="Mantis Bug Tracker (BT)" calcext:value-type="string">
            <text:p>Mantis Bug Tracker (BT)</text:p>
          </table:table-cell>
          <table:table-cell table:style-name="ce5" office:value-type="string" calcext:value-type="string">
            <text:p>Victor Bocto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88^&quot;;&quot;MassLynx Mass Spectrometry (MS) Software&quot;)" office:value-type="string" office:string-value="MassLynx Mass Spectrometry (MS) Software" calcext:value-type="string">
            <text:p>MassLynx Mass Spectrometry (MS) Software</text:p>
          </table:table-cell>
          <table:table-cell table:style-name="ce5" office:value-type="string" calcext:value-type="string">
            <text:p>Wat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61^&quot;;&quot;MathPlayer&quot;)" office:value-type="string" office:string-value="MathPlayer" calcext:value-type="string">
            <text:p>MathPlayer</text:p>
          </table:table-cell>
          <table:table-cell table:style-name="ce5" office:value-type="string" calcext:value-type="string">
            <text:p>Design Scie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21^&quot;;&quot;MaxPro Log Software&quot;)" office:value-type="string" office:string-value="MaxPro Log Software" calcext:value-type="string">
            <text:p>MaxPro Log Software</text:p>
          </table:table-cell>
          <table:table-cell table:style-name="ce5" office:value-type="string" calcext:value-type="string">
            <text:p>Honeywell Analytic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44^&quot;;&quot;Med Display&quot;)" office:value-type="string" office:string-value="Med Display" calcext:value-type="string">
            <text:p>Med Display</text:p>
          </table:table-cell>
          <table:table-cell table:style-name="ce5" office:value-type="string" calcext:value-type="string">
            <text:p>Howard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50^&quot;;&quot;MedProx&quot;)" office:value-type="string" office:string-value="MedProx" calcext:value-type="string">
            <text:p>MedProx</text:p>
          </table:table-cell>
          <table:table-cell table:style-name="ce5" office:value-type="string" calcext:value-type="string">
            <text:p>Elliott Data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10^&quot;;&quot;Mendeley&quot;)" office:value-type="string" office:string-value="Mendeley" calcext:value-type="string">
            <text:p>Mendeley</text:p>
          </table:table-cell>
          <table:table-cell table:style-name="ce5" office:value-type="string" calcext:value-type="string">
            <text:p>Elsevi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81^&quot;;&quot;Merge Eye Station&quot;)" office:value-type="string" office:string-value="Merge Eye Station" calcext:value-type="string">
            <text:p>Merge Eye Station</text:p>
          </table:table-cell>
          <table:table-cell table:style-name="ce5" office:value-type="string" calcext:value-type="string">
            <text:p>IBM Watson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81^&quot;;&quot;Merge Hemo Client&quot;)" office:value-type="string" office:string-value="Merge Hemo Client" calcext:value-type="string">
            <text:p>Merge Hemo Client</text:p>
          </table:table-cell>
          <table:table-cell table:style-name="ce5" office:value-type="string" calcext:value-type="string">
            <text:p>IBM Watson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73^&quot;;&quot;Midmark IQmanager&quot;)" office:value-type="string" office:string-value="Midmark IQmanager" calcext:value-type="string">
            <text:p>Midmark IQmanager</text:p>
          </table:table-cell>
          <table:table-cell table:style-name="ce5" office:value-type="string" calcext:value-type="string">
            <text:p>Midmar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80^&quot;;&quot;Migration Manager for SharePoint&quot;)" office:value-type="string" office:string-value="Migration Manager for SharePoint" calcext:value-type="string">
            <text:p>Migration Manager for SharePoint</text:p>
          </table:table-cell>
          <table:table-cell table:style-name="ce5" office:value-type="string" calcext:value-type="string">
            <text:p>D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60^&quot;;&quot;MikTex&quot;)" office:value-type="string" office:string-value="MikTex" calcext:value-type="string">
            <text:p>MikTex</text:p>
          </table:table-cell>
          <table:table-cell table:style-name="ce5" office:value-type="string" calcext:value-type="string">
            <text:p>MikTe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50^&quot;;&quot;MIM Maestro&quot;)" office:value-type="string" office:string-value="MIM Maestro" calcext:value-type="string">
            <text:p>MIM Maestro</text:p>
          </table:table-cell>
          <table:table-cell table:style-name="ce5" office:value-type="string" calcext:value-type="string">
            <text:p>MIM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29^&quot;;&quot;Mirah&quot;)" office:value-type="string" office:string-value="Mirah" calcext:value-type="string">
            <text:p>Mirah</text:p>
          </table:table-cell>
          <table:table-cell table:style-name="ce5" office:value-type="string" calcext:value-type="string">
            <text:p>Mira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97^&quot;;&quot;MIS Enterprise&quot;)" office:value-type="string" office:string-value="MIS Enterprise" calcext:value-type="string">
            <text:p>MIS Enterprise</text:p>
          </table:table-cell>
          <table:table-cell table:style-name="ce5" office:value-type="string" calcext:value-type="string">
            <text:p>Batesville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62^&quot;;&quot;Modula Warehouse Management System (WMS)&quot;)" office:value-type="string" office:string-value="Modula Warehouse Management System (WMS)" calcext:value-type="string">
            <text:p>Modula Warehouse Management System (WMS)</text:p>
          </table:table-cell>
          <table:table-cell table:style-name="ce5" office:value-type="string" calcext:value-type="string">
            <text:p>Modul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32^&quot;;&quot;Momentum Scheduler&quot;)" office:value-type="string" office:string-value="Momentum Scheduler" calcext:value-type="string">
            <text:p>Momentum Scheduler</text:p>
          </table:table-cell>
          <table:table-cell table:style-name="ce5" office:value-type="string" calcext:value-type="string">
            <text:p>Bio-Optron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62^&quot;;&quot;Moq&quot;)" office:value-type="string" office:string-value="Moq" calcext:value-type="string">
            <text:p>Moq</text:p>
          </table:table-cell>
          <table:table-cell table:style-name="ce5" office:value-type="string" calcext:value-type="string">
            <text:p>Kaleb Peder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84^&quot;;&quot;Morpheus Urodynamics&quot;)" office:value-type="string" office:string-value="Morpheus Urodynamics" calcext:value-type="string">
            <text:p>Morpheus Urodynamics</text:p>
          </table:table-cell>
          <table:table-cell table:style-name="ce5" office:value-type="string" calcext:value-type="string">
            <text:p>The Prometheus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01^&quot;;&quot;Motion Software&quot;)" office:value-type="string" office:string-value="Motion Software" calcext:value-type="string">
            <text:p>Motion Software</text:p>
          </table:table-cell>
          <table:table-cell table:style-name="ce5" office:value-type="string" calcext:value-type="string">
            <text:p>Motion Worksho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28^&quot;;&quot;MouseJ&quot;)" office:value-type="string" office:string-value="MouseJ" calcext:value-type="string">
            <text:p>MouseJ</text:p>
          </table:table-cell>
          <table:table-cell table:style-name="ce5" office:value-type="string" calcext:value-type="string">
            <text:p>MouseJ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29^&quot;;&quot;NanoDrop 1000 Software&quot;)" office:value-type="string" office:string-value="NanoDrop 1000 Software" calcext:value-type="string">
            <text:p>NanoDrop 1000 Software</text:p>
          </table:table-cell>
          <table:table-cell table:style-name="ce5" office:value-type="string" calcext:value-type="string">
            <text:p>Thermo Fisher Scientif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28^&quot;;&quot;Nanodrop 2000/2000c software&quot;)" office:value-type="string" office:string-value="Nanodrop 2000/2000c software" calcext:value-type="string">
            <text:p>Nanodrop 2000/2000c software</text:p>
          </table:table-cell>
          <table:table-cell table:style-name="ce5" office:value-type="string" calcext:value-type="string">
            <text:p>Thermo Fisher Scientif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80^&quot;;&quot;Natural&quot;)" office:value-type="string" office:string-value="Natural" calcext:value-type="string">
            <text:p>Natural</text:p>
          </table:table-cell>
          <table:table-cell table:style-name="ce5" office:value-type="string" calcext:value-type="string">
            <text:p>Software A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35^&quot;;&quot;NaturalReader&quot;)" office:value-type="string" office:string-value="NaturalReader" calcext:value-type="string">
            <text:p>NaturalReader</text:p>
          </table:table-cell>
          <table:table-cell table:style-name="ce5" office:value-type="string" calcext:value-type="string">
            <text:p>NaturalSoft 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27^&quot;;&quot;Nelson Email Organizer (NEO) Pro&quot;)" office:value-type="string" office:string-value="Nelson Email Organizer (NEO) Pro" calcext:value-type="string">
            <text:p>Nelson Email Organizer (NEO) Pro</text:p>
          </table:table-cell>
          <table:table-cell table:style-name="ce5" office:value-type="string" calcext:value-type="string">
            <text:p>Caelo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79^&quot;;&quot;Network Topology Mapper (NTM)&quot;)" office:value-type="string" office:string-value="Network Topology Mapper (NTM)" calcext:value-type="string">
            <text:p>Network Topology Mapper (NTM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80^&quot;;&quot;NeuLog Software&quot;)" office:value-type="string" office:string-value="NeuLog Software" calcext:value-type="string">
            <text:p>NeuLog Software</text:p>
          </table:table-cell>
          <table:table-cell table:style-name="ce5" office:value-type="string" calcext:value-type="string">
            <text:p>NeuLo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03^&quot;;&quot;NeuralTools&quot;)" office:value-type="string" office:string-value="NeuralTools" calcext:value-type="string">
            <text:p>NeuralTools</text:p>
          </table:table-cell>
          <table:table-cell table:style-name="ce5" office:value-type="string" calcext:value-type="string">
            <text:p>Palisa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08^&quot;;&quot;NeuroFit&quot;)" office:value-type="string" office:string-value="NeuroFit" calcext:value-type="string">
            <text:p>NeuroFit</text:p>
          </table:table-cell>
          <table:table-cell table:style-name="ce5" office:value-type="string" calcext:value-type="string">
            <text:p>Neuromon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14^&quot;;&quot;Nicolet NicVue Connect&quot;)" office:value-type="string" office:string-value="Nicolet NicVue Connect" calcext:value-type="string">
            <text:p>Nicolet NicVue Connect</text:p>
          </table:table-cell>
          <table:table-cell table:style-name="ce5" office:value-type="string" calcext:value-type="string">
            <text:p>Natus Medic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15^&quot;;&quot;Nicolet NicVue Software&quot;)" office:value-type="string" office:string-value="Nicolet NicVue Software" calcext:value-type="string">
            <text:p>Nicolet NicVue Software</text:p>
          </table:table-cell>
          <table:table-cell table:style-name="ce5" office:value-type="string" calcext:value-type="string">
            <text:p>Natus Medic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36^&quot;;&quot;Nintex Robotic Process Automation (RPA)&quot;)" office:value-type="string" office:string-value="Nintex Robotic Process Automation (RPA)" calcext:value-type="string">
            <text:p>Nintex Robotic Process Automation (RPA)</text:p>
          </table:table-cell>
          <table:table-cell table:style-name="ce5" office:value-type="string" calcext:value-type="string">
            <text:p>Ninte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23^&quot;;&quot;NIOX Panel&quot;)" office:value-type="string" office:string-value="NIOX Panel" calcext:value-type="string">
            <text:p>NIOX Panel</text:p>
          </table:table-cell>
          <table:table-cell table:style-name="ce5" office:value-type="string" calcext:value-type="string">
            <text:p>Circassia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78^&quot;;&quot;Nitro Pro&quot;)" office:value-type="string" office:string-value="Nitro Pro" calcext:value-type="string">
            <text:p>Nitro Pro</text:p>
          </table:table-cell>
          <table:table-cell table:style-name="ce5" office:value-type="string" calcext:value-type="string">
            <text:p>Nitr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20^&quot;;&quot;NOAH Journal Module&quot;)" office:value-type="string" office:string-value="NOAH Journal Module" calcext:value-type="string">
            <text:p>NOAH Journal Module</text:p>
          </table:table-cell>
          <table:table-cell table:style-name="ce5" office:value-type="string" calcext:value-type="string">
            <text:p>HIMS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56^&quot;;&quot;Node-mssql&quot;)" office:value-type="string" office:string-value="Node-mssql" calcext:value-type="string">
            <text:p>Node-mssql</text:p>
          </table:table-cell>
          <table:table-cell table:style-name="ce5" office:value-type="string" calcext:value-type="string">
            <text:p>Tediousj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42^&quot;;&quot;Non Parametric (NPC) Tools&quot;)" office:value-type="string" office:string-value="Non Parametric (NPC) Tools" calcext:value-type="string">
            <text:p>Non Parametric (NPC) Tools</text:p>
          </table:table-cell>
          <table:table-cell table:style-name="ce5" office:value-type="string" calcext:value-type="string">
            <text:p>Six Sigma Products Group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36^&quot;;&quot;NUnit&quot;)" office:value-type="string" office:string-value="NUnit" calcext:value-type="string">
            <text:p>NUnit</text:p>
          </table:table-cell>
          <table:table-cell table:style-name="ce5" office:value-type="string" calcext:value-type="string">
            <text:p>NUnit.or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24^&quot;;&quot;Nutritionist Pro Diet Analysis&quot;)" office:value-type="string" office:string-value="Nutritionist Pro Diet Analysis" calcext:value-type="string">
            <text:p>Nutritionist Pro Diet Analysis</text:p>
          </table:table-cell>
          <table:table-cell table:style-name="ce5" office:value-type="string" calcext:value-type="string">
            <text:p>Axxya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51^&quot;;&quot;OAT Foundation Suite&quot;)" office:value-type="string" office:string-value="OAT Foundation Suite" calcext:value-type="string">
            <text:p>OAT Foundation Suite</text:p>
          </table:table-cell>
          <table:table-cell table:style-name="ce5" office:value-type="string" calcext:value-type="string">
            <text:p>Checkpoint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13^&quot;;&quot;ODBC Driver for MySQL&quot;)" office:value-type="string" office:string-value="ODBC Driver for MySQL" calcext:value-type="string">
            <text:p>ODBC Driver for MySQL</text:p>
          </table:table-cell>
          <table:table-cell table:style-name="ce5" office:value-type="string" calcext:value-type="string">
            <text:p>Devar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34^&quot;;&quot;OLEtools&quot;)" office:value-type="string" office:string-value="OLEtools" calcext:value-type="string">
            <text:p>OLEtools</text:p>
          </table:table-cell>
          <table:table-cell table:style-name="ce5" office:value-type="string" calcext:value-type="string">
            <text:p>decalage2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96^&quot;;&quot;OneSight&quot;)" office:value-type="string" office:string-value="OneSight" calcext:value-type="string">
            <text:p>OneSight</text:p>
          </table:table-cell>
          <table:table-cell table:style-name="ce5" office:value-type="string" calcext:value-type="string">
            <text:p>Hammer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42^&quot;;&quot;OneSite&quot;)" office:value-type="string" office:string-value="OneSite" calcext:value-type="string">
            <text:p>OneSite</text:p>
          </table:table-cell>
          <table:table-cell table:style-name="ce5" office:value-type="string" calcext:value-type="string">
            <text:p>Adapti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07^&quot;;&quot;OneTouch Zoom Pro&quot;)" office:value-type="string" office:string-value="OneTouch Zoom Pro" calcext:value-type="string">
            <text:p>OneTouch Zoom Pro</text:p>
          </table:table-cell>
          <table:table-cell table:style-name="ce5" office:value-type="string" calcext:value-type="string">
            <text:p>LifeScan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61^&quot;;&quot;Open Migrator/LM&quot;)" office:value-type="string" office:string-value="Open Migrator/LM" calcext:value-type="string">
            <text:p>Open Migrator/LM</text:p>
          </table:table-cell>
          <table:table-cell table:style-name="ce5" office:value-type="string" calcext:value-type="string">
            <text:p>Dell EMC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662^&quot;;&quot;open-Source Media Interpretation by Large feature-space Extraction (openSMILE)&quot;)" office:value-type="string" office:string-value="open-Source Media Interpretation by Large feature-space Extraction (openSMILE)" calcext:value-type="string">
            <text:p>open-Source Media Interpretation by Large feature-space Extraction (openSMILE)</text:p>
          </table:table-cell>
          <table:table-cell table:style-name="ce5" office:value-type="string" calcext:value-type="string">
            <text:p>audEERING Gmb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09^&quot;;&quot;Opsi Foot Scanner Software&quot;)" office:value-type="string" office:string-value="Opsi Foot Scanner Software" calcext:value-type="string">
            <text:p>Opsi Foot Scanner Software</text:p>
          </table:table-cell>
          <table:table-cell table:style-name="ce5" office:value-type="string" calcext:value-type="string">
            <text:p>Arch Fitt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46^&quot;;&quot;Optility&quot;)" office:value-type="string" office:string-value="Optility" calcext:value-type="string">
            <text:p>Optility</text:p>
          </table:table-cell>
          <table:table-cell table:style-name="ce5" office:value-type="string" calcext:value-type="string">
            <text:p>Mirion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51^&quot;;&quot;OptionPower&quot;)" office:value-type="string" office:string-value="OptionPower" calcext:value-type="string">
            <text:p>OptionPower</text:p>
          </table:table-cell>
          <table:table-cell table:style-name="ce5" office:value-type="string" calcext:value-type="string">
            <text:p>Option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68^&quot;;&quot;OQ-Analyst&quot;)" office:value-type="string" office:string-value="OQ-Analyst" calcext:value-type="string">
            <text:p>OQ-Analyst</text:p>
          </table:table-cell>
          <table:table-cell table:style-name="ce5" office:value-type="string" calcext:value-type="string">
            <text:p>OQ Measur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47^&quot;;&quot;Oracle Business Intelligence Enterprise Edition (OBIEE)&quot;)" office:value-type="string" office:string-value="Oracle Business Intelligence Enterprise Edition (OBIEE)" calcext:value-type="string">
            <text:p>Oracle Business Intelligence Enterprise Edition (OBIEE)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13^&quot;;&quot;Oracle Hyperion Planning&quot;)" office:value-type="string" office:string-value="Oracle Hyperion Planning" calcext:value-type="string">
            <text:p>Oracle Hyperion Planning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517^&quot;;&quot;Orchestrator Integration Pack for Computer Associates (CA) Service Desk&quot;)" office:value-type="string" office:string-value="Orchestrator Integration Pack for Computer Associates (CA) Service Desk" calcext:value-type="string">
            <text:p>Orchestrator Integration Pack for Computer Associates (CA) Service Desk</text:p>
          </table:table-cell>
          <table:table-cell table:style-name="ce5" office:value-type="string" calcext:value-type="string">
            <text:p>Kelver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74^&quot;;&quot;OrgChart for Visio&quot;)" office:value-type="string" office:string-value="OrgChart for Visio" calcext:value-type="string">
            <text:p>OrgChart for Visio</text:p>
          </table:table-cell>
          <table:table-cell table:style-name="ce5" office:value-type="string" calcext:value-type="string">
            <text:p>OfficeWork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17^&quot;;&quot;PainCAS (Clinical Assessment System)&quot;)" office:value-type="string" office:string-value="PainCAS (Clinical Assessment System)" calcext:value-type="string">
            <text:p>PainCAS (Clinical Assessment System)</text:p>
          </table:table-cell>
          <table:table-cell table:style-name="ce5" office:value-type="string" calcext:value-type="string">
            <text:p>Allscrip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04^&quot;;&quot;Palisade DecisionTools&quot;)" office:value-type="string" office:string-value="Palisade DecisionTools" calcext:value-type="string">
            <text:p>Palisade DecisionTools</text:p>
          </table:table-cell>
          <table:table-cell table:style-name="ce5" office:value-type="string" calcext:value-type="string">
            <text:p>Palisa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97^&quot;;&quot;Panasonic FP Connect&quot;)" office:value-type="string" office:string-value="Panasonic FP Connect" calcext:value-type="string">
            <text:p>Panasonic FP Connect</text:p>
          </table:table-cell>
          <table:table-cell table:style-name="ce5" office:value-type="string" calcext:value-type="string">
            <text:p>Panas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60^&quot;;&quot;Pandoc&quot;)" office:value-type="string" office:string-value="Pandoc" calcext:value-type="string">
            <text:p>Pandoc</text:p>
          </table:table-cell>
          <table:table-cell table:style-name="ce5" office:value-type="string" calcext:value-type="string">
            <text:p>Pando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18^&quot;;&quot;Password Management Toolkit&quot;)" office:value-type="string" office:string-value="Password Management Toolkit" calcext:value-type="string">
            <text:p>Password Management Toolkit</text:p>
          </table:table-cell>
          <table:table-cell table:style-name="ce5" office:value-type="string" calcext:value-type="string">
            <text:p>Bamboo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75^&quot;;&quot;PDF (Portable Document Format) Writer&quot;)" office:value-type="string" office:string-value="PDF (Portable Document Format) Writer" calcext:value-type="string">
            <text:p>PDF (Portable Document Format) Writer</text:p>
          </table:table-cell>
          <table:table-cell table:style-name="ce5" office:value-type="string" calcext:value-type="string">
            <text:p>bioPDF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11^&quot;;&quot;PDF Share Forms Enterprise&quot;)" office:value-type="string" office:string-value="PDF Share Forms Enterprise" calcext:value-type="string">
            <text:p>PDF Share Forms Enterprise</text:p>
          </table:table-cell>
          <table:table-cell table:style-name="ce5" office:value-type="string" calcext:value-type="string">
            <text:p>PDF Share Forms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51^&quot;;&quot;PeaZip&quot;)" office:value-type="string" office:string-value="PeaZip" calcext:value-type="string">
            <text:p>PeaZip</text:p>
          </table:table-cell>
          <table:table-cell table:style-name="ce5" office:value-type="string" calcext:value-type="string">
            <text:p>PeaZi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26^&quot;;&quot;Perceptive Reach Integrated Reach Database System (IRDS)&quot;)" office:value-type="string" office:string-value="Perceptive Reach Integrated Reach Database System (IRDS)" calcext:value-type="string">
            <text:p>Perceptive Reach Integrated Reach Database System (IRDS)</text:p>
          </table:table-cell>
          <table:table-cell table:style-name="ce5" office:value-type="string" calcext:value-type="string">
            <text:p>VHA Innova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81^&quot;;&quot;Phoenix SQL Lite Fuel Management Software&quot;)" office:value-type="string" office:string-value="Phoenix SQL Lite Fuel Management Software" calcext:value-type="string">
            <text:p>Phoenix SQL Lite Fuel Management Software</text:p>
          </table:table-cell>
          <table:table-cell table:style-name="ce5" office:value-type="string" calcext:value-type="string">
            <text:p>OPW Fuel Management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07^&quot;;&quot;Physical Work Performance Evaluation (PWPE)&quot;)" office:value-type="string" office:string-value="Physical Work Performance Evaluation (PWPE)" calcext:value-type="string">
            <text:p>Physical Work Performance Evaluation (PWPE)</text:p>
          </table:table-cell>
          <table:table-cell table:style-name="ce5" office:value-type="string" calcext:value-type="string">
            <text:p>Ergo Scie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91^&quot;;&quot;Picis Perioperative Solutions&quot;)" office:value-type="string" office:string-value="Picis Perioperative Solutions" calcext:value-type="string">
            <text:p>Picis Perioperative Solutions</text:p>
          </table:table-cell>
          <table:table-cell table:style-name="ce5" office:value-type="string" calcext:value-type="string">
            <text:p>Picis Clinical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27^&quot;;&quot;PictZar Pro&quot;)" office:value-type="string" office:string-value="PictZar Pro" calcext:value-type="string">
            <text:p>PictZar Pro</text:p>
          </table:table-cell>
          <table:table-cell table:style-name="ce5" office:value-type="string" calcext:value-type="string">
            <text:p>Dr. Martin E. Wendelk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86^&quot;;&quot;Plexis Quantum Choice&quot;)" office:value-type="string" office:string-value="Plexis Quantum Choice" calcext:value-type="string">
            <text:p>Plexis Quantum Choice</text:p>
          </table:table-cell>
          <table:table-cell table:style-name="ce5" office:value-type="string" calcext:value-type="string">
            <text:p>Plexis Healthc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79^&quot;;&quot;Poll Everywhere Enterprise for Windows&quot;)" office:value-type="string" office:string-value="Poll Everywhere Enterprise for Windows" calcext:value-type="string">
            <text:p>Poll Everywhere Enterprise for Windows</text:p>
          </table:table-cell>
          <table:table-cell table:style-name="ce5" office:value-type="string" calcext:value-type="string">
            <text:p>Poll Everywhe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37^&quot;;&quot;Ponemah&quot;)" office:value-type="string" office:string-value="Ponemah" calcext:value-type="string">
            <text:p>Ponemah</text:p>
          </table:table-cell>
          <table:table-cell table:style-name="ce5" office:value-type="string" calcext:value-type="string">
            <text:p>Data Science International (DS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84^&quot;;&quot;Portable Document Format (PDF) Complete&quot;)" office:value-type="string" office:string-value="Portable Document Format (PDF) Complete" calcext:value-type="string">
            <text:p>Portable Document Format (PDF) Complete</text:p>
          </table:table-cell>
          <table:table-cell table:style-name="ce5" office:value-type="string" calcext:value-type="string">
            <text:p>PDF Comple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47^&quot;;&quot;Power BI Reports Scheduler (PBRS)&quot;)" office:value-type="string" office:string-value="Power BI Reports Scheduler (PBRS)" calcext:value-type="string">
            <text:p>Power BI Reports Scheduler (PBRS)</text:p>
          </table:table-cell>
          <table:table-cell table:style-name="ce5" office:value-type="string" calcext:value-type="string">
            <text:p>ChristianSteven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52^&quot;;&quot;PowerMockup&quot;)" office:value-type="string" office:string-value="PowerMockup" calcext:value-type="string">
            <text:p>PowerMockup</text:p>
          </table:table-cell>
          <table:table-cell table:style-name="ce5" office:value-type="string" calcext:value-type="string">
            <text:p>Wulf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43^&quot;;&quot;PowerPoint vote (ppvote)&quot;)" office:value-type="string" office:string-value="PowerPoint vote (ppvote)" calcext:value-type="string">
            <text:p>PowerPoint vote (ppvote)</text:p>
          </table:table-cell>
          <table:table-cell table:style-name="ce5" office:value-type="string" calcext:value-type="string">
            <text:p>Clikapa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05^&quot;;&quot;PrecisionTree&quot;)" office:value-type="string" office:string-value="PrecisionTree" calcext:value-type="string">
            <text:p>PrecisionTree</text:p>
          </table:table-cell>
          <table:table-cell table:style-name="ce5" office:value-type="string" calcext:value-type="string">
            <text:p>Lumiver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59^&quot;;&quot;PresentationPoint PlanPoint&quot;)" office:value-type="string" office:string-value="PresentationPoint PlanPoint" calcext:value-type="string">
            <text:p>PresentationPoint PlanPoint</text:p>
          </table:table-cell>
          <table:table-cell table:style-name="ce5" office:value-type="string" calcext:value-type="string">
            <text:p>PresentationPoi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26^&quot;;&quot;Pro File Transfer Protocol Daemon (ProFTPD)&quot;)" office:value-type="string" office:string-value="Pro File Transfer Protocol Daemon (ProFTPD)" calcext:value-type="string">
            <text:p>Pro File Transfer Protocol Daemon (ProFTPD)</text:p>
          </table:table-cell>
          <table:table-cell table:style-name="ce5" office:value-type="string" calcext:value-type="string">
            <text:p>ProFT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55^&quot;;&quot;ProFuse&quot;)" office:value-type="string" office:string-value="ProFuse" calcext:value-type="string">
            <text:p>ProFuse</text:p>
          </table:table-cell>
          <table:table-cell table:style-name="ce5" office:value-type="string" calcext:value-type="string">
            <text:p>Eig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96^&quot;;&quot;Project Management (PM) Central&quot;)" office:value-type="string" office:string-value="Project Management (PM) Central" calcext:value-type="string">
            <text:p>Project Management (PM) Central</text:p>
          </table:table-cell>
          <table:table-cell table:style-name="ce5" office:value-type="string" calcext:value-type="string">
            <text:p>Bamboo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05^&quot;;&quot;Psychopathy Checklist-Revised (PCL-R) 2nd Edition&quot;)" office:value-type="string" office:string-value="Psychopathy Checklist-Revised (PCL-R) 2nd Edition" calcext:value-type="string">
            <text:p>Psychopathy Checklist-Revised (PCL-R) 2nd Edition</text:p>
          </table:table-cell>
          <table:table-cell table:style-name="ce5" office:value-type="string" calcext:value-type="string">
            <text:p>Multi-Health System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28^&quot;;&quot;PureApplication&quot;)" office:value-type="string" office:string-value="PureApplication" calcext:value-type="string">
            <text:p>PureApplication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62^&quot;;&quot;Pyxis Medication Administration Verification&quot;)" office:value-type="string" office:string-value="Pyxis Medication Administration Verification" calcext:value-type="string">
            <text:p>Pyxis Medication Administration Verification</text:p>
          </table:table-cell>
          <table:table-cell table:style-name="ce5" office:value-type="string" calcext:value-type="string">
            <text:p>B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63^&quot;;&quot;Pyxis Nursing Data Collection&quot;)" office:value-type="string" office:string-value="Pyxis Nursing Data Collection" calcext:value-type="string">
            <text:p>Pyxis Nursing Data Collection</text:p>
          </table:table-cell>
          <table:table-cell table:style-name="ce5" office:value-type="string" calcext:value-type="string">
            <text:p>B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64^&quot;;&quot;Pyxis Specimen Collection Verification&quot;)" office:value-type="string" office:string-value="Pyxis Specimen Collection Verification" calcext:value-type="string">
            <text:p>Pyxis Specimen Collection Verification</text:p>
          </table:table-cell>
          <table:table-cell table:style-name="ce5" office:value-type="string" calcext:value-type="string">
            <text:p>B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65^&quot;;&quot;Pyxis Transfusion Verification&quot;)" office:value-type="string" office:string-value="Pyxis Transfusion Verification" calcext:value-type="string">
            <text:p>Pyxis Transfusion Verification</text:p>
          </table:table-cell>
          <table:table-cell table:style-name="ce5" office:value-type="string" calcext:value-type="string">
            <text:p>B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66^&quot;;&quot;Qclick Audience Response System (ARS)&quot;)" office:value-type="string" office:string-value="Qclick Audience Response System (ARS)" calcext:value-type="string">
            <text:p>Qclick Audience Response System (ARS)</text:p>
          </table:table-cell>
          <table:table-cell table:style-name="ce5" office:value-type="string" calcext:value-type="string">
            <text:p>QOMO Presenting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67^&quot;;&quot;Qpath&quot;)" office:value-type="string" office:string-value="Qpath" calcext:value-type="string">
            <text:p>Qpath</text:p>
          </table:table-cell>
          <table:table-cell table:style-name="ce5" office:value-type="string" calcext:value-type="string">
            <text:p>Telex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06^&quot;;&quot;qRules&quot;)" office:value-type="string" office:string-value="qRules" calcext:value-type="string">
            <text:p>qRules</text:p>
          </table:table-cell>
          <table:table-cell table:style-name="ce5" office:value-type="string" calcext:value-type="string">
            <text:p>Qdabra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53^&quot;;&quot;Q-Station&quot;)" office:value-type="string" office:string-value="Q-Station" calcext:value-type="string">
            <text:p>Q-Station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37^&quot;;&quot;QtracVR Virtual Queuing System&quot;)" office:value-type="string" office:string-value="QtracVR Virtual Queuing System" calcext:value-type="string">
            <text:p>QtracVR Virtual Queuing System</text:p>
          </table:table-cell>
          <table:table-cell table:style-name="ce5" office:value-type="string" calcext:value-type="string">
            <text:p>Lavi Indust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40^&quot;;&quot;Quality Indicators (QI) Windows&quot;)" office:value-type="string" office:string-value="Quality Indicators (QI) Windows" calcext:value-type="string">
            <text:p>Quality Indicators (QI) Windows</text:p>
          </table:table-cell>
          <table:table-cell table:style-name="ce5" office:value-type="string" calcext:value-type="string">
            <text:p>Agency for Healthcare Research and Qual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000^&quot;;&quot;Quartz Job Scheduler&quot;)" office:value-type="string" office:string-value="Quartz Job Scheduler" calcext:value-type="string">
            <text:p>Quartz Job Scheduler</text:p>
          </table:table-cell>
          <table:table-cell table:style-name="ce5" office:value-type="string" calcext:value-type="string">
            <text:p>Terracott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40^&quot;;&quot;QuerySurge&quot;)" office:value-type="string" office:string-value="QuerySurge" calcext:value-type="string">
            <text:p>QuerySurge</text:p>
          </table:table-cell>
          <table:table-cell table:style-name="ce5" office:value-type="string" calcext:value-type="string">
            <text:p>RT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35^&quot;;&quot;QueueExplorer&quot;)" office:value-type="string" office:string-value="QueueExplorer" calcext:value-type="string">
            <text:p>QueueExplorer</text:p>
          </table:table-cell>
          <table:table-cell table:style-name="ce5" office:value-type="string" calcext:value-type="string">
            <text:p>Cogi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34^&quot;;&quot;QuickMAR&quot;)" office:value-type="string" office:string-value="QuickMAR" calcext:value-type="string">
            <text:p>QuickMAR</text:p>
          </table:table-cell>
          <table:table-cell table:style-name="ce5" office:value-type="string" calcext:value-type="string">
            <text:p>QuickM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70^&quot;;&quot;Radiance&quot;)" office:value-type="string" office:string-value="Radiance" calcext:value-type="string">
            <text:p>Radiance</text:p>
          </table:table-cell>
          <table:table-cell table:style-name="ce5" office:value-type="string" calcext:value-type="string">
            <text:p>Radi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36^&quot;;&quot;RealView Visual Workflow Management Software&quot;)" office:value-type="string" office:string-value="RealView Visual Workflow Management Software" calcext:value-type="string">
            <text:p>RealView Visual Workflow Management Software</text:p>
          </table:table-cell>
          <table:table-cell table:style-name="ce5" office:value-type="string" calcext:value-type="string">
            <text:p>Ste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69^&quot;;&quot;Recover My Email&quot;)" office:value-type="string" office:string-value="Recover My Email" calcext:value-type="string">
            <text:p>Recover My Email</text:p>
          </table:table-cell>
          <table:table-cell table:style-name="ce5" office:value-type="string" calcext:value-type="string">
            <text:p>getdat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65^&quot;;&quot;Redmine&quot;)" office:value-type="string" office:string-value="Redmine" calcext:value-type="string">
            <text:p>Redmine</text:p>
          </table:table-cell>
          <table:table-cell table:style-name="ce5" office:value-type="string" calcext:value-type="string">
            <text:p>Redmi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32^&quot;;&quot;Remote Desktop Manager&quot;)" office:value-type="string" office:string-value="Remote Desktop Manager" calcext:value-type="string">
            <text:p>Remote Desktop Manager</text:p>
          </table:table-cell>
          <table:table-cell table:style-name="ce5" office:value-type="string" calcext:value-type="string">
            <text:p>Dev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70^&quot;;&quot;Responder 5000&quot;)" office:value-type="string" office:string-value="Responder 5000" calcext:value-type="string">
            <text:p>Responder 5000</text:p>
          </table:table-cell>
          <table:table-cell table:style-name="ce5" office:value-type="string" calcext:value-type="string">
            <text:p>Raulan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28^&quot;;&quot;Rider&quot;)" office:value-type="string" office:string-value="Rider" calcext:value-type="string">
            <text:p>Rider</text:p>
          </table:table-cell>
          <table:table-cell table:style-name="ce5" office:value-type="string" calcext:value-type="string">
            <text:p>JetBra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42^&quot;;&quot;Roter Interaction Analysis System (RIAS) Software&quot;)" office:value-type="string" office:string-value="Roter Interaction Analysis System (RIAS) Software" calcext:value-type="string">
            <text:p>Roter Interaction Analysis System (RIAS) Software</text:p>
          </table:table-cell>
          <table:table-cell table:style-name="ce5" office:value-type="string" calcext:value-type="string">
            <text:p>A Must in Every Office BV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39^&quot;;&quot;RouteMatch Transportation Solution (TS)&quot;)" office:value-type="string" office:string-value="RouteMatch Transportation Solution (TS)" calcext:value-type="string">
            <text:p>RouteMatch Transportation Solution (TS)</text:p>
          </table:table-cell>
          <table:table-cell table:style-name="ce5" office:value-type="string" calcext:value-type="string">
            <text:p>RouteMatch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23^&quot;;&quot;Rtools&quot;)" office:value-type="string" office:string-value="Rtools" calcext:value-type="string">
            <text:p>Rtools</text:p>
          </table:table-cell>
          <table:table-cell table:style-name="ce5" office:value-type="string" calcext:value-type="string">
            <text:p>Jeroen Oo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05^&quot;;&quot;RZDCX Development Package&quot;)" office:value-type="string" office:string-value="RZDCX Development Package" calcext:value-type="string">
            <text:p>RZDCX Development Package</text:p>
          </table:table-cell>
          <table:table-cell table:style-name="ce5" office:value-type="string" calcext:value-type="string">
            <text:p>H.R.Z. Software Services 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87^&quot;;&quot;Safe-Temp2&quot;)" office:value-type="string" office:string-value="Safe-Temp2" calcext:value-type="string">
            <text:p>Safe-Temp2</text:p>
          </table:table-cell>
          <table:table-cell table:style-name="ce5" office:value-type="string" calcext:value-type="string">
            <text:p>Aladdin Temp-Ri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20^&quot;;&quot;SAS Visual Analytics&quot;)" office:value-type="string" office:string-value="SAS Visual Analytics" calcext:value-type="string">
            <text:p>SAS Visual Analytics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30^&quot;;&quot;ScheduleAnywhere&quot;)" office:value-type="string" office:string-value="ScheduleAnywhere" calcext:value-type="string">
            <text:p>ScheduleAnywhere</text:p>
          </table:table-cell>
          <table:table-cell table:style-name="ce5" office:value-type="string" calcext:value-type="string">
            <text:p>Atlas Business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30^&quot;;&quot;ScriptAbility Pharmacy Application&quot;)" office:value-type="string" office:string-value="ScriptAbility Pharmacy Application" calcext:value-type="string">
            <text:p>ScriptAbility Pharmacy Application</text:p>
          </table:table-cell>
          <table:table-cell table:style-name="ce5" office:value-type="string" calcext:value-type="string">
            <text:p>En-Vision Amer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60^&quot;;&quot;Selenium-Standalone&quot;)" office:value-type="string" office:string-value="Selenium-Standalone" calcext:value-type="string">
            <text:p>Selenium-Standalone</text:p>
          </table:table-cell>
          <table:table-cell table:style-name="ce5" office:value-type="string" calcext:value-type="string">
            <text:p>Vincent Voy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52^&quot;;&quot;Send to Kindle&quot;)" office:value-type="string" office:string-value="Send to Kindle" calcext:value-type="string">
            <text:p>Send to Kindle</text:p>
          </table:table-cell>
          <table:table-cell table:style-name="ce5" office:value-type="string" calcext:value-type="string">
            <text:p>Amaz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27^&quot;;&quot;Sentinel Visualizer&quot;)" office:value-type="string" office:string-value="Sentinel Visualizer" calcext:value-type="string">
            <text:p>Sentinel Visualizer</text:p>
          </table:table-cell>
          <table:table-cell table:style-name="ce5" office:value-type="string" calcext:value-type="string">
            <text:p>F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00^&quot;;&quot;Serengeti 3770 C LINK Client&quot;)" office:value-type="string" office:string-value="Serengeti 3770 C LINK Client" calcext:value-type="string">
            <text:p>Serengeti 3770 C LINK Client</text:p>
          </table:table-cell>
          <table:table-cell table:style-name="ce5" office:value-type="string" calcext:value-type="string">
            <text:p>Serengeti System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20^&quot;;&quot;Shavlik&quot;)" office:value-type="string" office:string-value="Shavlik" calcext:value-type="string">
            <text:p>Shavlik</text:p>
          </table:table-cell>
          <table:table-cell table:style-name="ce5" office:value-type="string" calcext:value-type="string">
            <text:p>Ivant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63^&quot;;&quot;Shouldly&quot;)" office:value-type="string" office:string-value="Shouldly" calcext:value-type="string">
            <text:p>Shouldly</text:p>
          </table:table-cell>
          <table:table-cell table:style-name="ce5" office:value-type="string" calcext:value-type="string">
            <text:p>Shouldl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74^&quot;;&quot;Siemens Teamplay&quot;)" office:value-type="string" office:string-value="Siemens Teamplay" calcext:value-type="string">
            <text:p>Siemens Teamplay</text:p>
          </table:table-cell>
          <table:table-cell table:style-name="ce5" office:value-type="string" calcext:value-type="string">
            <text:p>Siemen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99^&quot;;&quot;Signage Manager&quot;)" office:value-type="string" office:string-value="Signage Manager" calcext:value-type="string">
            <text:p>Signage Manager</text:p>
          </table:table-cell>
          <table:table-cell table:style-name="ce5" office:value-type="string" calcext:value-type="string">
            <text:p>ViewS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00^&quot;;&quot;Silk Test&quot;)" office:value-type="string" office:string-value="Silk Test" calcext:value-type="string">
            <text:p>Silk Test</text:p>
          </table:table-cell>
          <table:table-cell table:style-name="ce5" office:value-type="string" calcext:value-type="string">
            <text:p>Open 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67^&quot;;&quot;Simple Network Management Protocol (SNMP) Master Agent&quot;)" office:value-type="string" office:string-value="Simple Network Management Protocol (SNMP) Master Agent" calcext:value-type="string">
            <text:p>Simple Network Management Protocol (SNMP) Master Agent</text:p>
          </table:table-cell>
          <table:table-cell table:style-name="ce5" office:value-type="string" calcext:value-type="string">
            <text:p>MG-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03^&quot;;&quot;Sisense&quot;)" office:value-type="string" office:string-value="Sisense" calcext:value-type="string">
            <text:p>Sisense</text:p>
          </table:table-cell>
          <table:table-cell table:style-name="ce5" office:value-type="string" calcext:value-type="string">
            <text:p>Sisense Inc.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1533^&quot;;&quot;Situational Awareness for Everyone (SAFE) Operating Room (OR) Safety Alert Monitor&quot;)" office:value-type="string" office:string-value="Situational Awareness for Everyone (SAFE) Operating Room (OR) Safety Alert Monitor" calcext:value-type="string">
            <text:p>Situational Awareness for Everyone (SAFE) Operating Room (OR) Safety Alert Monitor</text:p>
          </table:table-cell>
          <table:table-cell table:style-name="ce5" office:value-type="string" calcext:value-type="string">
            <text:p>Ste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83^&quot;;&quot;Skillpipe Reader&quot;)" office:value-type="string" office:string-value="Skillpipe Reader" calcext:value-type="string">
            <text:p>Skillpipe Reader</text:p>
          </table:table-cell>
          <table:table-cell table:style-name="ce5" office:value-type="string" calcext:value-type="string">
            <text:p>Arvat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38^&quot;;&quot;SmartDraw&quot;)" office:value-type="string" office:string-value="SmartDraw" calcext:value-type="string">
            <text:p>SmartDraw</text:p>
          </table:table-cell>
          <table:table-cell table:style-name="ce5" office:value-type="string" calcext:value-type="string">
            <text:p>SmartDraw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06^&quot;;&quot;SourceGear Vault&quot;)" office:value-type="string" office:string-value="SourceGear Vault" calcext:value-type="string">
            <text:p>SourceGear Vault</text:p>
          </table:table-cell>
          <table:table-cell table:style-name="ce5" office:value-type="string" calcext:value-type="string">
            <text:p>SourceGe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07^&quot;;&quot;Spirometry 360 Feedback Agent&quot;)" office:value-type="string" office:string-value="Spirometry 360 Feedback Agent" calcext:value-type="string">
            <text:p>Spirometry 360 Feedback Agent</text:p>
          </table:table-cell>
          <table:table-cell table:style-name="ce5" office:value-type="string" calcext:value-type="string">
            <text:p>University of Washingt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16^&quot;;&quot;Spreadsheet Assistant&quot;)" office:value-type="string" office:string-value="Spreadsheet Assistant" calcext:value-type="string">
            <text:p>Spreadsheet Assistant</text:p>
          </table:table-cell>
          <table:table-cell table:style-name="ce5" office:value-type="string" calcext:value-type="string">
            <text:p>Add-Ins.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70^&quot;;&quot;SQL Compliance Manager&quot;)" office:value-type="string" office:string-value="SQL Compliance Manager" calcext:value-type="string">
            <text:p>SQL Compliance Manager</text:p>
          </table:table-cell>
          <table:table-cell table:style-name="ce5" office:value-type="string" calcext:value-type="string">
            <text:p>Idera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514^&quot;;&quot;Statistical Package for the Social Sciences (SPSS) Text Analytics for Surveys&quot;)" office:value-type="string" office:string-value="Statistical Package for the Social Sciences (SPSS) Text Analytics for Surveys" calcext:value-type="string">
            <text:p>Statistical Package for the Social Sciences (SPSS) Text Analytics for Surveys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5729^&quot;;&quot;Statistical Product and Service Solutions (SPSS) Analysis of Moment Structures (AMOS)&quot;)" office:value-type="string" office:string-value="Statistical Product and Service Solutions (SPSS) Analysis of Moment Structures (AMOS)" calcext:value-type="string">
            <text:p>Statistical Product and Service Solutions (SPSS) Analysis of Moment Structures (AMOS)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06^&quot;;&quot;StatTools&quot;)" office:value-type="string" office:string-value="StatTools" calcext:value-type="string">
            <text:p>StatTools</text:p>
          </table:table-cell>
          <table:table-cell table:style-name="ce5" office:value-type="string" calcext:value-type="string">
            <text:p>Palisa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38^&quot;;&quot;SteelCentral Unified Communications Expert (UCExpert)&quot;)" office:value-type="string" office:string-value="SteelCentral Unified Communications Expert (UCExpert)" calcext:value-type="string">
            <text:p>SteelCentral Unified Communications Expert (UCExpert)</text:p>
          </table:table-cell>
          <table:table-cell table:style-name="ce5" office:value-type="string" calcext:value-type="string">
            <text:p>Riverb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08^&quot;;&quot;Structured Query Language (SQL) Backup Pro&quot;)" office:value-type="string" office:string-value="Structured Query Language (SQL) Backup Pro" calcext:value-type="string">
            <text:p>Structured Query Language (SQL) Backup Pro</text:p>
          </table:table-cell>
          <table:table-cell table:style-name="ce5" office:value-type="string" calcext:value-type="string">
            <text:p>Red Gat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396^&quot;;&quot;Structured Query Language (SQL) Server Integration Services (SSIS) Integration Toolkit for Salesforce&quot;)" office:value-type="string" office:string-value="Structured Query Language (SQL) Server Integration Services (SSIS) Integration Toolkit for Salesforce" calcext:value-type="string">
            <text:p>Structured Query Language (SQL) Server Integration Services (SSIS) Integration Toolkit for Salesforce</text:p>
          </table:table-cell>
          <table:table-cell table:style-name="ce5" office:value-type="string" calcext:value-type="string">
            <text:p>Kingsway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54^&quot;;&quot;Structured Solutions Inc (SSI) Tools Presentation Professional&quot;)" office:value-type="string" office:string-value="Structured Solutions Inc (SSI) Tools Presentation Professional" calcext:value-type="string">
            <text:p>Structured Solutions Inc (SSI) Tools Presentation Professional</text:p>
          </table:table-cell>
          <table:table-cell table:style-name="ce5" office:value-type="string" calcext:value-type="string">
            <text:p>Structured Solution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78^&quot;;&quot;StructureMap&quot;)" office:value-type="string" office:string-value="StructureMap" calcext:value-type="string">
            <text:p>StructureMap</text:p>
          </table:table-cell>
          <table:table-cell table:style-name="ce5" office:value-type="string" calcext:value-type="string">
            <text:p>StructureMa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31^&quot;;&quot;StudyTRAX&quot;)" office:value-type="string" office:string-value="StudyTRAX" calcext:value-type="string">
            <text:p>StudyTRAX</text:p>
          </table:table-cell>
          <table:table-cell table:style-name="ce5" office:value-type="string" calcext:value-type="string">
            <text:p>StudyTRAX LL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23^&quot;;&quot;Sumatra PDF&quot;)" office:value-type="string" office:string-value="Sumatra PDF" calcext:value-type="string">
            <text:p>Sumatra PDF</text:p>
          </table:table-cell>
          <table:table-cell table:style-name="ce5" office:value-type="string" calcext:value-type="string">
            <text:p>Krzysztof Kowalczy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84^&quot;;&quot;SuperOrca&quot;)" office:value-type="string" office:string-value="SuperOrca" calcext:value-type="string">
            <text:p>SuperOrca</text:p>
          </table:table-cell>
          <table:table-cell table:style-name="ce5" office:value-type="string" calcext:value-type="string">
            <text:p>Pantaray Resear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90^&quot;;&quot;Symphony Integrated Library System (ILS)&quot;)" office:value-type="string" office:string-value="Symphony Integrated Library System (ILS)" calcext:value-type="string">
            <text:p>Symphony Integrated Library System (ILS)</text:p>
          </table:table-cell>
          <table:table-cell table:style-name="ce5" office:value-type="string" calcext:value-type="string">
            <text:p>SirsiDyn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65^&quot;;&quot;Synapse Link&quot;)" office:value-type="string" office:string-value="Synapse Link" calcext:value-type="string">
            <text:p>Synapse Link</text:p>
          </table:table-cell>
          <table:table-cell table:style-name="ce5" office:value-type="string" calcext:value-type="string">
            <text:p>Werf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53^&quot;;&quot;Synergy Document Management&quot;)" office:value-type="string" office:string-value="Synergy Document Management" calcext:value-type="string">
            <text:p>Synergy Document Management</text:p>
          </table:table-cell>
          <table:table-cell table:style-name="ce5" office:value-type="string" calcext:value-type="string">
            <text:p>Jack Henry &amp; Associat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52^&quot;;&quot;Synergy Ophthalmic Data Management (ODM) System&quot;)" office:value-type="string" office:string-value="Synergy Ophthalmic Data Management (ODM) System" calcext:value-type="string">
            <text:p>Synergy Ophthalmic Data Management (ODM) System</text:p>
          </table:table-cell>
          <table:table-cell table:style-name="ce5" office:value-type="string" calcext:value-type="string">
            <text:p>TOPC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98^&quot;;&quot;TeamCity&quot;)" office:value-type="string" office:string-value="TeamCity" calcext:value-type="string">
            <text:p>TeamCity</text:p>
          </table:table-cell>
          <table:table-cell table:style-name="ce5" office:value-type="string" calcext:value-type="string">
            <text:p>JetBra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07^&quot;;&quot;TempTrend&quot;)" office:value-type="string" office:string-value="TempTrend" calcext:value-type="string">
            <text:p>TempTrend</text:p>
          </table:table-cell>
          <table:table-cell table:style-name="ce5" office:value-type="string" calcext:value-type="string">
            <text:p>ZOLL Data Manageme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96^&quot;;&quot;TermWorks&quot;)" office:value-type="string" office:string-value="TermWorks" calcext:value-type="string">
            <text:p>TermWorks</text:p>
          </table:table-cell>
          <table:table-cell table:style-name="ce5" office:value-type="string" calcext:value-type="string">
            <text:p>Apel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03^&quot;;&quot;Thrive Electronic Health Record (EHR)&quot;)" office:value-type="string" office:string-value="Thrive Electronic Health Record (EHR)" calcext:value-type="string">
            <text:p>Thrive Electronic Health Record (EHR)</text:p>
          </table:table-cell>
          <table:table-cell table:style-name="ce5" office:value-type="string" calcext:value-type="string">
            <text:p>CPS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33^&quot;;&quot;ThumbsPlus&quot;)" office:value-type="string" office:string-value="ThumbsPlus" calcext:value-type="string">
            <text:p>ThumbsPlus</text:p>
          </table:table-cell>
          <table:table-cell table:style-name="ce5" office:value-type="string" calcext:value-type="string">
            <text:p>Cerious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77^&quot;;&quot;Titan Suite&quot;)" office:value-type="string" office:string-value="Titan Suite" calcext:value-type="string">
            <text:p>Titan Suite</text:p>
          </table:table-cell>
          <table:table-cell table:style-name="ce5" office:value-type="string" calcext:value-type="string">
            <text:p>Interacou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76^&quot;;&quot;TITUS Message Classification for Outlook&quot;)" office:value-type="string" office:string-value="TITUS Message Classification for Outlook" calcext:value-type="string">
            <text:p>TITUS Message Classification for Outlook</text:p>
          </table:table-cell>
          <table:table-cell table:style-name="ce5" office:value-type="string" calcext:value-type="string">
            <text:p>TITU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92^&quot;;&quot;Topcon Harmony&quot;)" office:value-type="string" office:string-value="Topcon Harmony" calcext:value-type="string">
            <text:p>Topcon Harmony</text:p>
          </table:table-cell>
          <table:table-cell table:style-name="ce5" office:value-type="string" calcext:value-type="string">
            <text:p>TOPC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78^&quot;;&quot;Tortoise Subversion (SVN)&quot;)" office:value-type="string" office:string-value="Tortoise Subversion (SVN)" calcext:value-type="string">
            <text:p>Tortoise Subversion (SVN)</text:p>
          </table:table-cell>
          <table:table-cell table:style-name="ce5" office:value-type="string" calcext:value-type="string">
            <text:p>Stefan Ku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15^&quot;;&quot;Total Access Detective&quot;)" office:value-type="string" office:string-value="Total Access Detective" calcext:value-type="string">
            <text:p>Total Access Detective</text:p>
          </table:table-cell>
          <table:table-cell table:style-name="ce5" office:value-type="string" calcext:value-type="string">
            <text:p>F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65^&quot;;&quot;Total Access Statistics&quot;)" office:value-type="string" office:string-value="Total Access Statistics" calcext:value-type="string">
            <text:p>Total Access Statistics</text:p>
          </table:table-cell>
          <table:table-cell table:style-name="ce5" office:value-type="string" calcext:value-type="string">
            <text:p>F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58^&quot;;&quot;Tracker&quot;)" office:value-type="string" office:string-value="Tracker" calcext:value-type="string">
            <text:p>Tracker</text:p>
          </table:table-cell>
          <table:table-cell table:style-name="ce5" office:value-type="string" calcext:value-type="string">
            <text:p>JTech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01^&quot;;&quot;Travis Continuous Integration (CI) Enterprise&quot;)" office:value-type="string" office:string-value="Travis Continuous Integration (CI) Enterprise" calcext:value-type="string">
            <text:p>Travis Continuous Integration (CI) Enterprise</text:p>
          </table:table-cell>
          <table:table-cell table:style-name="ce5" office:value-type="string" calcext:value-type="string">
            <text:p>Travis CI, Gmb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31^&quot;;&quot;Trellix Endpoint Detection and Response (EDR)&quot;)" office:value-type="string" office:string-value="Trellix Endpoint Detection and Response (EDR)" calcext:value-type="string">
            <text:p>Trellix Endpoint Detection and Response (EDR)</text:p>
          </table:table-cell>
          <table:table-cell table:style-name="ce5" office:value-type="string" calcext:value-type="string">
            <text:p>Trell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52^&quot;;&quot;Trellix File and Removable Media Protection (FRP)&quot;)" office:value-type="string" office:string-value="Trellix File and Removable Media Protection (FRP)" calcext:value-type="string">
            <text:p>Trellix File and Removable Media Protection (FRP)</text:p>
          </table:table-cell>
          <table:table-cell table:style-name="ce5" office:value-type="string" calcext:value-type="string">
            <text:p>Trell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64^&quot;;&quot;TriNetX Live&quot;)" office:value-type="string" office:string-value="TriNetX Live" calcext:value-type="string">
            <text:p>TriNetX Live</text:p>
          </table:table-cell>
          <table:table-cell table:style-name="ce5" office:value-type="string" calcext:value-type="string">
            <text:p>TriNet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00^&quot;;&quot;TSI Quest Detection Management Software (DMS)&quot;)" office:value-type="string" office:string-value="TSI Quest Detection Management Software (DMS)" calcext:value-type="string">
            <text:p>TSI Quest Detection Management Software (DMS)</text:p>
          </table:table-cell>
          <table:table-cell table:style-name="ce5" office:value-type="string" calcext:value-type="string">
            <text:p>TSI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64^&quot;;&quot;Turbo Client&quot;)" office:value-type="string" office:string-value="Turbo Client" calcext:value-type="string">
            <text:p>Turbo Client</text:p>
          </table:table-cell>
          <table:table-cell table:style-name="ce5" office:value-type="string" calcext:value-type="string">
            <text:p>turbo.n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50^&quot;;&quot;TurboServer&quot;)" office:value-type="string" office:string-value="TurboServer" calcext:value-type="string">
            <text:p>TurboServer</text:p>
          </table:table-cell>
          <table:table-cell table:style-name="ce5" office:value-type="string" calcext:value-type="string">
            <text:p>turbo.n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01^&quot;;&quot;TWin Polysomnography (PSG)&quot;)" office:value-type="string" office:string-value="TWin Polysomnography (PSG)" calcext:value-type="string">
            <text:p>TWin Polysomnography (PSG)</text:p>
          </table:table-cell>
          <table:table-cell table:style-name="ce5" office:value-type="string" calcext:value-type="string">
            <text:p>Natus Medic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07^&quot;;&quot;uBlock Origin Browser Extension&quot;)" office:value-type="string" office:string-value="uBlock Origin Browser Extension" calcext:value-type="string">
            <text:p>uBlock Origin Browser Extension</text:p>
          </table:table-cell>
          <table:table-cell table:style-name="ce5" office:value-type="string" calcext:value-type="string">
            <text:p>Raymond Hi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27^&quot;;&quot;Unicom Intelligence Data Entry&quot;)" office:value-type="string" office:string-value="Unicom Intelligence Data Entry" calcext:value-type="string">
            <text:p>Unicom Intelligence Data Entry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24^&quot;;&quot;Unicom Intelligence Professional&quot;)" office:value-type="string" office:string-value="Unicom Intelligence Professional" calcext:value-type="string">
            <text:p>Unicom Intelligence Professional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43^&quot;;&quot;Unify, OpenScape Desktop Client&quot;)" office:value-type="string" office:string-value="Unify, OpenScape Desktop Client" calcext:value-type="string">
            <text:p>Unify, OpenScape Desktop Client</text:p>
          </table:table-cell>
          <table:table-cell table:style-name="ce5" office:value-type="string" calcext:value-type="string">
            <text:p>Unif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57^&quot;;&quot;Unitrends Enterprise Backup (UEB)&quot;)" office:value-type="string" office:string-value="Unitrends Enterprise Backup (UEB)" calcext:value-type="string">
            <text:p>Unitrends Enterprise Backup (UEB)</text:p>
          </table:table-cell>
          <table:table-cell table:style-name="ce5" office:value-type="string" calcext:value-type="string">
            <text:p>Unitre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67^&quot;;&quot;UnityConnect&quot;)" office:value-type="string" office:string-value="UnityConnect" calcext:value-type="string">
            <text:p>UnityConnect</text:p>
          </table:table-cell>
          <table:table-cell table:style-name="ce5" office:value-type="string" calcext:value-type="string">
            <text:p>Bio-Rad Laborato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65^&quot;;&quot;Univago HE&quot;)" office:value-type="string" office:string-value="Univago HE" calcext:value-type="string">
            <text:p>Univago HE</text:p>
          </table:table-cell>
          <table:table-cell table:style-name="ce5" office:value-type="string" calcext:value-type="string">
            <text:p>Yorkt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31^&quot;;&quot;UVProbe&quot;)" office:value-type="string" office:string-value="UVProbe" calcext:value-type="string">
            <text:p>UVProbe</text:p>
          </table:table-cell>
          <table:table-cell table:style-name="ce5" office:value-type="string" calcext:value-type="string">
            <text:p>Shimadzu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29^&quot;;&quot;V2 Vantage Pro&quot;)" office:value-type="string" office:string-value="V2 Vantage Pro" calcext:value-type="string">
            <text:p>V2 Vantage Pro</text:p>
          </table:table-cell>
          <table:table-cell table:style-name="ce5" office:value-type="string" calcext:value-type="string">
            <text:p>Opto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54^&quot;;&quot;VANTAGE Workflow Solution&quot;)" office:value-type="string" office:string-value="VANTAGE Workflow Solution" calcext:value-type="string">
            <text:p>VANTAGE Workflow Solution</text:p>
          </table:table-cell>
          <table:table-cell table:style-name="ce5" office:value-type="string" calcext:value-type="string">
            <text:p>Ventana Medical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24^&quot;;&quot;Varnish Cache&quot;)" office:value-type="string" office:string-value="Varnish Cache" calcext:value-type="string">
            <text:p>Varnish Cache</text:p>
          </table:table-cell>
          <table:table-cell table:style-name="ce5" office:value-type="string" calcext:value-type="string">
            <text:p>Varnish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38^&quot;;&quot;V-Direct&quot;)" office:value-type="string" office:string-value="V-Direct" calcext:value-type="string">
            <text:p>V-Direct</text:p>
          </table:table-cell>
          <table:table-cell table:style-name="ce5" office:value-type="string" calcext:value-type="string">
            <text:p>Versus Technology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39^&quot;;&quot;VENUS&quot;)" office:value-type="string" office:string-value="VENUS" calcext:value-type="string">
            <text:p>VENUS</text:p>
          </table:table-cell>
          <table:table-cell table:style-name="ce5" office:value-type="string" calcext:value-type="string">
            <text:p>Hamilton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47^&quot;;&quot;VersionOne LifeCycle&quot;)" office:value-type="string" office:string-value="VersionOne LifeCycle" calcext:value-type="string">
            <text:p>VersionOne LifeCycle</text:p>
          </table:table-cell>
          <table:table-cell table:style-name="ce5" office:value-type="string" calcext:value-type="string">
            <text:p>Version O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68^&quot;;&quot;Veterans Health Gateway (VHG)&quot;)" office:value-type="string" office:string-value="Veterans Health Gateway (VHG)" calcext:value-type="string">
            <text:p>Veterans Health Gateway (VHG)</text:p>
          </table:table-cell>
          <table:table-cell table:style-name="ce5" office:value-type="string" calcext:value-type="string">
            <text:p>DSHI System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335^&quot;;&quot;Virtual Infrastructure Extension (VIX) Application Programming Interface (API)&quot;)" office:value-type="string" office:string-value="Virtual Infrastructure Extension (VIX) Application Programming Interface (API)" calcext:value-type="string">
            <text:p>Virtual Infrastructure Extension (VIX) Application Programming Interface (API)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37^&quot;;&quot;VirtuaWin&quot;)" office:value-type="string" office:string-value="VirtuaWin" calcext:value-type="string">
            <text:p>VirtuaWin</text:p>
          </table:table-cell>
          <table:table-cell table:style-name="ce5" office:value-type="string" calcext:value-type="string">
            <text:p>VirtuaWi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44^&quot;;&quot;Visual Health Information (VHI) Personal Computer (PC)-Kits&quot;)" office:value-type="string" office:string-value="Visual Health Information (VHI) Personal Computer (PC)-Kits" calcext:value-type="string">
            <text:p>Visual Health Information (VHI) Personal Computer (PC)-Kits</text:p>
          </table:table-cell>
          <table:table-cell table:style-name="ce5" office:value-type="string" calcext:value-type="string">
            <text:p>Visual Health Inform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13^&quot;;&quot;Visustin&quot;)" office:value-type="string" office:string-value="Visustin" calcext:value-type="string">
            <text:p>Visustin</text:p>
          </table:table-cell>
          <table:table-cell table:style-name="ce5" office:value-type="string" calcext:value-type="string">
            <text:p>Aivosto O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31^&quot;;&quot;Voiceye Maker for MS-Word&quot;)" office:value-type="string" office:string-value="Voiceye Maker for MS-Word" calcext:value-type="string">
            <text:p>Voiceye Maker for MS-Word</text:p>
          </table:table-cell>
          <table:table-cell table:style-name="ce5" office:value-type="string" calcext:value-type="string">
            <text:p>Voicey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80^&quot;;&quot;VSee Messenger&quot;)" office:value-type="string" office:string-value="VSee Messenger" calcext:value-type="string">
            <text:p>VSee Messenger</text:p>
          </table:table-cell>
          <table:table-cell table:style-name="ce5" office:value-type="string" calcext:value-type="string">
            <text:p>VSe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171^&quot;;&quot;Vulnerable Veteran – Innovative PACT (VIP)&quot;)" office:value-type="string" office:string-value="Vulnerable Veteran – Innovative PACT (VIP)" calcext:value-type="string">
            <text:p>Vulnerable Veteran – Innovative PACT (VIP)</text:p>
          </table:table-cell>
          <table:table-cell table:style-name="ce5" office:value-type="string" calcext:value-type="string">
            <text:p>University of Utah, Department of Epidemi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22^&quot;;&quot;WaspLabeler +2D&quot;)" office:value-type="string" office:string-value="WaspLabeler +2D" calcext:value-type="string">
            <text:p>WaspLabeler +2D</text:p>
          </table:table-cell>
          <table:table-cell table:style-name="ce5" office:value-type="string" calcext:value-type="string">
            <text:p>Wasp Barcode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08^&quot;;&quot;WebClientPrint Processor (WCPP)&quot;)" office:value-type="string" office:string-value="WebClientPrint Processor (WCPP)" calcext:value-type="string">
            <text:p>WebClientPrint Processor (WCPP)</text:p>
          </table:table-cell>
          <table:table-cell table:style-name="ce5" office:value-type="string" calcext:value-type="string">
            <text:p>Neodynamic SR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81^&quot;;&quot;WebIssues&quot;)" office:value-type="string" office:string-value="WebIssues" calcext:value-type="string">
            <text:p>WebIssues</text:p>
          </table:table-cell>
          <table:table-cell table:style-name="ce5" office:value-type="string" calcext:value-type="string">
            <text:p>WebIssues Tea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^&quot;;&quot;WebLogic Portal&quot;)" office:value-type="string" office:string-value="WebLogic Portal" calcext:value-type="string">
            <text:p>WebLogic Portal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39^&quot;;&quot;WebRTC Plugins&quot;)" office:value-type="string" office:string-value="WebRTC Plugins" calcext:value-type="string">
            <text:p>WebRTC Plugins</text:p>
          </table:table-cell>
          <table:table-cell table:style-name="ce5" office:value-type="string" calcext:value-type="string">
            <text:p>Temasy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80^&quot;;&quot;WebWatchBot&quot;)" office:value-type="string" office:string-value="WebWatchBot" calcext:value-type="string">
            <text:p>WebWatchBot</text:p>
          </table:table-cell>
          <table:table-cell table:style-name="ce5" office:value-type="string" calcext:value-type="string">
            <text:p>Exclamation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81^&quot;;&quot;Wechsler Adult Intelligence Scale, Fourth Edition (WAIS-IV)&quot;)" office:value-type="string" office:string-value="Wechsler Adult Intelligence Scale, Fourth Edition (WAIS-IV)" calcext:value-type="string">
            <text:p>Wechsler Adult Intelligence Scale, Fourth Edition (WAIS-IV)</text:p>
          </table:table-cell>
          <table:table-cell table:style-name="ce5" office:value-type="string" calcext:value-type="string">
            <text:p>Pear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84^&quot;;&quot;Wechsler Memory Scale, Fourth Edition (WMS-IV)&quot;)" office:value-type="string" office:string-value="Wechsler Memory Scale, Fourth Edition (WMS-IV)" calcext:value-type="string">
            <text:p>Wechsler Memory Scale, Fourth Edition (WMS-IV)</text:p>
          </table:table-cell>
          <table:table-cell table:style-name="ce5" office:value-type="string" calcext:value-type="string">
            <text:p>Pear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44^&quot;;&quot;Weka&quot;)" office:value-type="string" office:string-value="Weka" calcext:value-type="string">
            <text:p>Weka</text:p>
          </table:table-cell>
          <table:table-cell table:style-name="ce5" office:value-type="string" calcext:value-type="string">
            <text:p>Waikato Univers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03^&quot;;&quot;Window-Eyes&quot;)" office:value-type="string" office:string-value="Window-Eyes" calcext:value-type="string">
            <text:p>Window-Eyes</text:p>
          </table:table-cell>
          <table:table-cell table:style-name="ce5" office:value-type="string" calcext:value-type="string">
            <text:p>Ai Squar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78^&quot;;&quot;WinDVD&quot;)" office:value-type="string" office:string-value="WinDVD" calcext:value-type="string">
            <text:p>WinDVD</text:p>
          </table:table-cell>
          <table:table-cell table:style-name="ce5" office:value-type="string" calcext:value-type="string">
            <text:p>Cor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73^&quot;;&quot;WinEdt&quot;)" office:value-type="string" office:string-value="WinEdt" calcext:value-type="string">
            <text:p>WinEdt</text:p>
          </table:table-cell>
          <table:table-cell table:style-name="ce5" office:value-type="string" calcext:value-type="string">
            <text:p>WinEd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16^&quot;;&quot;WinZip Courier&quot;)" office:value-type="string" office:string-value="WinZip Courier" calcext:value-type="string">
            <text:p>WinZip Courier</text:p>
          </table:table-cell>
          <table:table-cell table:style-name="ce5" office:value-type="string" calcext:value-type="string">
            <text:p>Cor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40^&quot;;&quot;Word 2007/2010 Redaction Tool&quot;)" office:value-type="string" office:string-value="Word 2007/2010 Redaction Tool" calcext:value-type="string">
            <text:p>Word 2007/2010 Redaction Tool</text:p>
          </table:table-cell>
          <table:table-cell table:style-name="ce5" office:value-type="string" calcext:value-type="string">
            <text:p>CodePle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84^&quot;;&quot;Word Barcode Add-In&quot;)" office:value-type="string" office:string-value="Word Barcode Add-In" calcext:value-type="string">
            <text:p>Word Barcode Add-In</text:p>
          </table:table-cell>
          <table:table-cell table:style-name="ce5" office:value-type="string" calcext:value-type="string">
            <text:p>OnBarco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34^&quot;;&quot;Word Reader&quot;)" office:value-type="string" office:string-value="Word Reader" calcext:value-type="string">
            <text:p>Word Reader</text:p>
          </table:table-cell>
          <table:table-cell table:style-name="ce5" office:value-type="string" calcext:value-type="string">
            <text:p>Abdio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01^&quot;;&quot;Wound Zoom Analysis Software&quot;)" office:value-type="string" office:string-value="Wound Zoom Analysis Software" calcext:value-type="string">
            <text:p>Wound Zoom Analysis Software</text:p>
          </table:table-cell>
          <table:table-cell table:style-name="ce5" office:value-type="string" calcext:value-type="string">
            <text:p>Wound Zo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88^&quot;;&quot;Xming&quot;)" office:value-type="string" office:string-value="Xming" calcext:value-type="string">
            <text:p>Xming</text:p>
          </table:table-cell>
          <table:table-cell table:style-name="ce5" office:value-type="string" calcext:value-type="string">
            <text:p>Colin Harri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63^&quot;;&quot;ZAP Business Intelligence (BI)&quot;)" office:value-type="string" office:string-value="ZAP Business Intelligence (BI)" calcext:value-type="string">
            <text:p>ZAP Business Intelligence (BI)</text:p>
          </table:table-cell>
          <table:table-cell table:style-name="ce5" office:value-type="string" calcext:value-type="string">
            <text:p>Zap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26^&quot;;&quot;Zebra Scanner Software Developer Kit (SDK)&quot;)" office:value-type="string" office:string-value="Zebra Scanner Software Developer Kit (SDK)" calcext:value-type="string">
            <text:p>Zebra Scanner Software Developer Kit (SDK)</text:p>
          </table:table-cell>
          <table:table-cell table:style-name="ce5" office:value-type="string" calcext:value-type="string">
            <text:p>Zebra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66^&quot;;&quot;Zenaware Monitor&quot;)" office:value-type="string" office:string-value="Zenaware Monitor" calcext:value-type="string">
            <text:p>Zenaware Monitor</text:p>
          </table:table-cell>
          <table:table-cell table:style-name="ce5" office:value-type="string" calcext:value-type="string">
            <text:p>Zenalux Bio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20^&quot;;&quot;ZIP&quot;)" office:value-type="string" office:string-value="ZIP" calcext:value-type="string">
            <text:p>ZIP</text:p>
          </table:table-cell>
          <table:table-cell table:style-name="ce5" office:value-type="string" calcext:value-type="string">
            <text:p>Information Build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44^&quot;;&quot;Actian Zen Embedded Database&quot;)" office:value-type="string" office:string-value="Actian Zen Embedded Database" calcext:value-type="string">
            <text:p>Actian Zen Embedded Database</text:p>
          </table:table-cell>
          <table:table-cell table:style-name="ce5" office:value-type="string" calcext:value-type="string">
            <text:p>Acti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71^&quot;;&quot;APL+Win&quot;)" office:value-type="string" office:string-value="APL+Win" calcext:value-type="string">
            <text:p>APL+Win</text:p>
          </table:table-cell>
          <table:table-cell table:style-name="ce5" office:value-type="string" calcext:value-type="string">
            <text:p>APLNo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89^&quot;;&quot;AppClarity&quot;)" office:value-type="string" office:string-value="AppClarity" calcext:value-type="string">
            <text:p>AppClarity</text:p>
          </table:table-cell>
          <table:table-cell table:style-name="ce5"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42^&quot;;&quot;Aspose.Imaging for .NET&quot;)" office:value-type="string" office:string-value="Aspose.Imaging for .NET" calcext:value-type="string">
            <text:p>Aspose.Imaging for .NET</text:p>
          </table:table-cell>
          <table:table-cell table:style-name="ce5" office:value-type="string" calcext:value-type="string">
            <text:p>Aspo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52^&quot;;&quot;AuthentXware&quot;)" office:value-type="string" office:string-value="AuthentXware" calcext:value-type="string">
            <text:p>AuthentXware</text:p>
          </table:table-cell>
          <table:table-cell table:style-name="ce5" office:value-type="string" calcext:value-type="string">
            <text:p>XT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86^&quot;;&quot;Automated Cost Estimating Integrated Tools (ACEIT)&quot;)" office:value-type="string" office:string-value="Automated Cost Estimating Integrated Tools (ACEIT)" calcext:value-type="string">
            <text:p>Automated Cost Estimating Integrated Tools (ACEIT)</text:p>
          </table:table-cell>
          <table:table-cell table:style-name="ce5" office:value-type="string" calcext:value-type="string">
            <text:p>Tecolote Research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93^&quot;;&quot;Avaya one-X Communicator&quot;)" office:value-type="string" office:string-value="Avaya one-X Communicator" calcext:value-type="string">
            <text:p>Avaya one-X Communicator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85^&quot;;&quot;Boardmaker&quot;)" office:value-type="string" office:string-value="Boardmaker" calcext:value-type="string">
            <text:p>Boardmaker</text:p>
          </table:table-cell>
          <table:table-cell table:style-name="ce5" office:value-type="string" calcext:value-type="string">
            <text:p>Tobii Dynavox AB (Publ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09^&quot;;&quot;Desigo CC&quot;)" office:value-type="string" office:string-value="Desigo CC" calcext:value-type="string">
            <text:p>Desigo CC</text:p>
          </table:table-cell>
          <table:table-cell table:style-name="ce5" office:value-type="string" calcext:value-type="string">
            <text:p>Sieme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36^&quot;;&quot;Digital Monitoring Products (DMP) Remote Link&quot;)" office:value-type="string" office:string-value="Digital Monitoring Products (DMP) Remote Link" calcext:value-type="string">
            <text:p>Digital Monitoring Products (DMP) Remote Link</text:p>
          </table:table-cell>
          <table:table-cell table:style-name="ce5" office:value-type="string" calcext:value-type="string">
            <text:p>Digital Monitoring Products (DMP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79^&quot;;&quot;DymaxIO&quot;)" office:value-type="string" office:string-value="DymaxIO" calcext:value-type="string">
            <text:p>DymaxIO</text:p>
          </table:table-cell>
          <table:table-cell table:style-name="ce5" office:value-type="string" calcext:value-type="string">
            <text:p>Condusiv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56^&quot;;&quot;Edge Technologies AppBoard&quot;)" office:value-type="string" office:string-value="Edge Technologies AppBoard" calcext:value-type="string">
            <text:p>Edge Technologies AppBoard</text:p>
          </table:table-cell>
          <table:table-cell table:style-name="ce5" office:value-type="string" calcext:value-type="string">
            <text:p>Edge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64^&quot;;&quot;Financial Edge NXT&quot;)" office:value-type="string" office:string-value="Financial Edge NXT" calcext:value-type="string">
            <text:p>Financial Edge NXT</text:p>
          </table:table-cell>
          <table:table-cell table:style-name="ce5" office:value-type="string" calcext:value-type="string">
            <text:p>Blackbaud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59^&quot;;&quot;FlashGrid Cluster&quot;)" office:value-type="string" office:string-value="FlashGrid Cluster" calcext:value-type="string">
            <text:p>FlashGrid Cluster</text:p>
          </table:table-cell>
          <table:table-cell table:style-name="ce5" office:value-type="string" calcext:value-type="string">
            <text:p>FlashGri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23^&quot;;&quot;GNU Privacy Guard for Windows (Gpg4win)&quot;)" office:value-type="string" office:string-value="GNU Privacy Guard for Windows (Gpg4win)" calcext:value-type="string">
            <text:p>GNU Privacy Guard for Windows (Gpg4win)</text:p>
          </table:table-cell>
          <table:table-cell table:style-name="ce5" office:value-type="string" calcext:value-type="string">
            <text:p>Gpg4win.or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26^&quot;;&quot;Infragistics ASP.Net&quot;)" office:value-type="string" office:string-value="Infragistics ASP.Net" calcext:value-type="string">
            <text:p>Infragistics ASP.Net</text:p>
          </table:table-cell>
          <table:table-cell table:style-name="ce5" office:value-type="string" calcext:value-type="string">
            <text:p>Infragi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72^&quot;;&quot;International Business Machines (IBM) Netezza Performance Server&quot;)" office:value-type="string" office:string-value="International Business Machines (IBM) Netezza Performance Server" calcext:value-type="string">
            <text:p>International Business Machines (IBM) Netezza Performance Server</text:p>
          </table:table-cell>
          <table:table-cell table:style-name="ce5" office:value-type="string" calcext:value-type="string">
            <text:p>IB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77^&quot;;&quot;Knowledge Based_Structured Query Language (KB_SQL)&quot;)" office:value-type="string" office:string-value="Knowledge Based_Structured Query Language (KB_SQL)" calcext:value-type="string">
            <text:p>Knowledge Based_Structured Query Language (KB_SQL)</text:p>
          </table:table-cell>
          <table:table-cell table:style-name="ce5" office:value-type="string" calcext:value-type="string">
            <text:p>Knowledge Based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58^&quot;;&quot;LibreOffice&quot;)" office:value-type="string" office:string-value="LibreOffice" calcext:value-type="string">
            <text:p>LibreOffice</text:p>
          </table:table-cell>
          <table:table-cell table:style-name="ce5" office:value-type="string" calcext:value-type="string">
            <text:p>The Document Found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00^&quot;;&quot;NDI Tools (Windows)&quot;)" office:value-type="string" office:string-value="NDI Tools (Windows)" calcext:value-type="string">
            <text:p>NDI Tools (Windows)</text:p>
          </table:table-cell>
          <table:table-cell table:style-name="ce5" office:value-type="string" calcext:value-type="string">
            <text:p>NewTek ND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93^&quot;;&quot;novaPDF Software Development Kit (SDK)&quot;)" office:value-type="string" office:string-value="novaPDF Software Development Kit (SDK)" calcext:value-type="string">
            <text:p>novaPDF Software Development Kit (SDK)</text:p>
          </table:table-cell>
          <table:table-cell table:style-name="ce5" office:value-type="string" calcext:value-type="string">
            <text:p>Softlan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40^&quot;;&quot;Office Tab&quot;)" office:value-type="string" office:string-value="Office Tab" calcext:value-type="string">
            <text:p>Office Tab</text:p>
          </table:table-cell>
          <table:table-cell table:style-name="ce5" office:value-type="string" calcext:value-type="string">
            <text:p>ExtendOffi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22^&quot;;&quot;Open Object Rexx (ooRexx)&quot;)" office:value-type="string" office:string-value="Open Object Rexx (ooRexx)" calcext:value-type="string">
            <text:p>Open Object Rexx (ooRexx)</text:p>
          </table:table-cell>
          <table:table-cell table:style-name="ce5" office:value-type="string" calcext:value-type="string">
            <text:p>The Rexx Language Associ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87^&quot;;&quot;OpenText LiquidOffice&quot;)" office:value-type="string" office:string-value="OpenText LiquidOffice" calcext:value-type="string">
            <text:p>OpenText LiquidOffice</text:p>
          </table:table-cell>
          <table:table-cell table:style-name="ce5" office:value-type="string" calcext:value-type="string">
            <text:p>Open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15^&quot;;&quot;Oracle Integration Adapters&quot;)" office:value-type="string" office:string-value="Oracle Integration Adapters" calcext:value-type="string">
            <text:p>Oracle Integration Adapters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08^&quot;;&quot;OSForensics&quot;)" office:value-type="string" office:string-value="OSForensics" calcext:value-type="string">
            <text:p>OSForensics</text:p>
          </table:table-cell>
          <table:table-cell table:style-name="ce5" office:value-type="string" calcext:value-type="string">
            <text:p>PassMar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95^&quot;;&quot;PC-Duo&quot;)" office:value-type="string" office:string-value="PC-Duo" calcext:value-type="string">
            <text:p>PC-Duo</text:p>
          </table:table-cell>
          <table:table-cell table:style-name="ce5" office:value-type="string" calcext:value-type="string">
            <text:p>Vector Net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41^&quot;;&quot;Portable Document Format (PDF) Architect&quot;)" office:value-type="string" office:string-value="Portable Document Format (PDF) Architect" calcext:value-type="string">
            <text:p>Portable Document Format (PDF) Architect</text:p>
          </table:table-cell>
          <table:table-cell table:style-name="ce5" office:value-type="string" calcext:value-type="string">
            <text:p>pdfforg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34^&quot;;&quot;SAPIEN Document Explorer&quot;)" office:value-type="string" office:string-value="SAPIEN Document Explorer" calcext:value-type="string">
            <text:p>SAPIEN Document Explorer</text:p>
          </table:table-cell>
          <table:table-cell table:style-name="ce5" office:value-type="string" calcext:value-type="string">
            <text:p>Sapien Technologie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87^&quot;;&quot;Security Event Manager (SEM)&quot;)" office:value-type="string" office:string-value="Security Event Manager (SEM)" calcext:value-type="string">
            <text:p>Security Event Manager (SEM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03^&quot;;&quot;SSL Network Extender&quot;)" office:value-type="string" office:string-value="SSL Network Extender" calcext:value-type="string">
            <text:p>SSL Network Extender</text:p>
          </table:table-cell>
          <table:table-cell table:style-name="ce5" office:value-type="string" calcext:value-type="string">
            <text:p>Checkpoint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78^&quot;;&quot;Systems Insight Manager&quot;)" office:value-type="string" office:string-value="Systems Insight Manager" calcext:value-type="string">
            <text:p>Systems Insight Manager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73^&quot;;&quot;Virtual Network Computing (VNC) Connect&quot;)" office:value-type="string" office:string-value="Virtual Network Computing (VNC) Connect" calcext:value-type="string">
            <text:p>Virtual Network Computing (VNC) Connect</text:p>
          </table:table-cell>
          <table:table-cell table:style-name="ce5" office:value-type="string" calcext:value-type="string">
            <text:p>RealV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18^&quot;;&quot;VisionStar Laboratory Management System (LMS)&quot;)" office:value-type="string" office:string-value="VisionStar Laboratory Management System (LMS)" calcext:value-type="string">
            <text:p>VisionStar Laboratory Management System (LMS)</text:p>
          </table:table-cell>
          <table:table-cell table:style-name="ce5" office:value-type="string" calcext:value-type="string">
            <text:p>VisionStar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72^&quot;;&quot;Vitalcast&quot;)" office:value-type="string" office:string-value="Vitalcast" calcext:value-type="string">
            <text:p>Vitalcast</text:p>
          </table:table-cell>
          <table:table-cell table:style-name="ce5" office:value-type="string" calcext:value-type="string">
            <text:p>NC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85^&quot;;&quot;Wireshark&quot;)" office:value-type="string" office:string-value="Wireshark" calcext:value-type="string">
            <text:p>Wireshark</text:p>
          </table:table-cell>
          <table:table-cell table:style-name="ce5" office:value-type="string" calcext:value-type="string">
            <text:p>Wireshark.or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54^&quot;;&quot;XenApp Software Development Kit (SDK)&quot;)" office:value-type="string" office:string-value="XenApp Software Development Kit (SDK)" calcext:value-type="string">
            <text:p>XenApp Software Development Kit (SDK)</text:p>
          </table:table-cell>
          <table:table-cell table:style-name="ce5" office:value-type="string" calcext:value-type="string">
            <text:p>Citr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82^&quot;;&quot;389 Directory Server&quot;)" office:value-type="string" office:string-value="389 Directory Server" calcext:value-type="string">
            <text:p>389 Directory Server</text:p>
          </table:table-cell>
          <table:table-cell table:style-name="ce5" office:value-type="string" calcext:value-type="string">
            <text:p>Fedora Proj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24^&quot;;&quot;7 Sticky Notes&quot;)" office:value-type="string" office:string-value="7 Sticky Notes" calcext:value-type="string">
            <text:p>7 Sticky Notes</text:p>
          </table:table-cell>
          <table:table-cell table:style-name="ce5" office:value-type="string" calcext:value-type="string">
            <text:p>Fabio Marti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94^&quot;;&quot;Active Strategy Enterprise (ASE)&quot;)" office:value-type="string" office:string-value="Active Strategy Enterprise (ASE)" calcext:value-type="string">
            <text:p>Active Strategy Enterprise (ASE)</text:p>
          </table:table-cell>
          <table:table-cell table:style-name="ce5" office:value-type="string" calcext:value-type="string">
            <text:p>Advisory Boar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45^&quot;;&quot;Advanced Clinical Solutions (ACS)&quot;)" office:value-type="string" office:string-value="Advanced Clinical Solutions (ACS)" calcext:value-type="string">
            <text:p>Advanced Clinical Solutions (ACS)</text:p>
          </table:table-cell>
          <table:table-cell table:style-name="ce5" office:value-type="string" calcext:value-type="string">
            <text:p>Pear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59^&quot;;&quot;Basic Unit-Transposable Text Experimentation Resource (BUTTER)&quot;)" office:value-type="string" office:string-value="Basic Unit-Transposable Text Experimentation Resource (BUTTER)" calcext:value-type="string">
            <text:p>Basic Unit-Transposable Text Experimentation Resource (BUTTER)</text:p>
          </table:table-cell>
          <table:table-cell table:style-name="ce5" office:value-type="string" calcext:value-type="string">
            <text:p>Ryan Boy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88^&quot;;&quot;Billing Analysis Tool&quot;)" office:value-type="string" office:string-value="Billing Analysis Tool" calcext:value-type="string">
            <text:p>Billing Analysis Tool</text:p>
          </table:table-cell>
          <table:table-cell table:style-name="ce5" office:value-type="string" calcext:value-type="string">
            <text:p>U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42^&quot;;&quot;Blackberry Workspaces&quot;)" office:value-type="string" office:string-value="Blackberry Workspaces" calcext:value-type="string">
            <text:p>Blackberry Workspaces</text:p>
          </table:table-cell>
          <table:table-cell table:style-name="ce5" office:value-type="string" calcext:value-type="string">
            <text:p>BlackBer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27^&quot;;&quot;Blackboard Collaborate Launcher&quot;)" office:value-type="string" office:string-value="Blackboard Collaborate Launcher" calcext:value-type="string">
            <text:p>Blackboard Collaborate Launcher</text:p>
          </table:table-cell>
          <table:table-cell table:style-name="ce5" office:value-type="string" calcext:value-type="string">
            <text:p>Blackboard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41^&quot;;&quot;Box for Office Integrations&quot;)" office:value-type="string" office:string-value="Box for Office Integrations" calcext:value-type="string">
            <text:p>Box for Office Integrations</text:p>
          </table:table-cell>
          <table:table-cell table:style-name="ce5" office:value-type="string" calcext:value-type="string">
            <text:p>B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12^&quot;;&quot;BoxCryptor&quot;)" office:value-type="string" office:string-value="BoxCryptor" calcext:value-type="string">
            <text:p>BoxCryptor</text:p>
          </table:table-cell>
          <table:table-cell table:style-name="ce5" office:value-type="string" calcext:value-type="string">
            <text:p>B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07^&quot;;&quot;Brother Barcode Utility&quot;)" office:value-type="string" office:string-value="Brother Barcode Utility" calcext:value-type="string">
            <text:p>Brother Barcode Utility</text:p>
          </table:table-cell>
          <table:table-cell table:style-name="ce5" office:value-type="string" calcext:value-type="string">
            <text:p>Brother Internation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6312^&quot;;&quot;C# Programming Language&quot;)" office:value-type="string" office:string-value="C# Programming Language" calcext:value-type="string">
            <text:p>C# Programming Language</text:p>
          </table:table-cell>
          <table:table-cell table:style-name="ce5" office:value-type="string" calcext:value-type="string">
            <text:p>EC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83^&quot;;&quot;CA Datacom/DB&quot;)" office:value-type="string" office:string-value="CA Datacom/DB" calcext:value-type="string">
            <text:p>CA Datacom/DB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33^&quot;;&quot;Calendly for Outlook&quot;)" office:value-type="string" office:string-value="Calendly for Outlook" calcext:value-type="string">
            <text:p>Calendly for Outlook</text:p>
          </table:table-cell>
          <table:table-cell table:style-name="ce5" office:value-type="string" calcext:value-type="string">
            <text:p>Calendl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28^&quot;;&quot;Carta Cartographer&quot;)" office:value-type="string" office:string-value="Carta Cartographer" calcext:value-type="string">
            <text:p>Carta Cartographer</text:p>
          </table:table-cell>
          <table:table-cell table:style-name="ce5" office:value-type="string" calcext:value-type="string">
            <text:p>Carta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91^&quot;;&quot;Cisco Unified Communications Manager IM and Presence Service&quot;)" office:value-type="string" office:string-value="Cisco Unified Communications Manager IM and Presence Service" calcext:value-type="string">
            <text:p>Cisco Unified Communications Manager IM and Presence Service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76^&quot;;&quot;Concurrent&quot;)" office:value-type="string" office:string-value="Concurrent" calcext:value-type="string">
            <text:p>Concurrent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27^&quot;;&quot;Conditional Random Field Suite (CRFsuite)&quot;)" office:value-type="string" office:string-value="Conditional Random Field Suite (CRFsuite)" calcext:value-type="string">
            <text:p>Conditional Random Field Suite (CRFsuite)</text:p>
          </table:table-cell>
          <table:table-cell table:style-name="ce5" office:value-type="string" calcext:value-type="string">
            <text:p>Naoaki Okazak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46^&quot;;&quot;Content Governance for SharePoint&quot;)" office:value-type="string" office:string-value="Content Governance for SharePoint" calcext:value-type="string">
            <text:p>Content Governance for SharePoint</text:p>
          </table:table-cell>
          <table:table-cell table:style-name="ce5" office:value-type="string" calcext:value-type="string">
            <text:p>Gimm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52^&quot;;&quot;Dapper.FluentMap&quot;)" office:value-type="string" office:string-value="Dapper.FluentMap" calcext:value-type="string">
            <text:p>Dapper.FluentMap</text:p>
          </table:table-cell>
          <table:table-cell table:style-name="ce5" office:value-type="string" calcext:value-type="string">
            <text:p>Henk Molle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63^&quot;;&quot;Database Lifecycle Management (DLM) Dashboard&quot;)" office:value-type="string" office:string-value="Database Lifecycle Management (DLM) Dashboard" calcext:value-type="string">
            <text:p>Database Lifecycle Management (DLM) Dashboard</text:p>
          </table:table-cell>
          <table:table-cell table:style-name="ce5" office:value-type="string" calcext:value-type="string">
            <text:p>Red 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89^&quot;;&quot;Database Oasis&quot;)" office:value-type="string" office:string-value="Database Oasis" calcext:value-type="string">
            <text:p>Database Oasis</text:p>
          </table:table-cell>
          <table:table-cell table:style-name="ce5" office:value-type="string" calcext:value-type="string">
            <text:p>MKF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08^&quot;;&quot;Datacom/AD&quot;)" office:value-type="string" office:string-value="Datacom/AD" calcext:value-type="string">
            <text:p>Datacom/AD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86^&quot;;&quot;dbForge Structured Query Language (SQL) Complete&quot;)" office:value-type="string" office:string-value="dbForge Structured Query Language (SQL) Complete" calcext:value-type="string">
            <text:p>dbForge Structured Query Language (SQL) Complete</text:p>
          </table:table-cell>
          <table:table-cell table:style-name="ce5" office:value-type="string" calcext:value-type="string">
            <text:p>Devar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47^&quot;;&quot;Driver Support&quot;)" office:value-type="string" office:string-value="Driver Support" calcext:value-type="string">
            <text:p>Driver Support</text:p>
          </table:table-cell>
          <table:table-cell table:style-name="ce5" office:value-type="string" calcext:value-type="string">
            <text:p>DriverSuppor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55^&quot;;&quot;DRIVERAGENT&quot;)" office:value-type="string" office:string-value="DRIVERAGENT" calcext:value-type="string">
            <text:p>DRIVERAGENT</text:p>
          </table:table-cell>
          <table:table-cell table:style-name="ce5" office:value-type="string" calcext:value-type="string">
            <text:p>DriverAgent.com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37^&quot;;&quot;DriverMax&quot;)" office:value-type="string" office:string-value="DriverMax" calcext:value-type="string">
            <text:p>DriverMax</text:p>
          </table:table-cell>
          <table:table-cell table:style-name="ce5" office:value-type="string" calcext:value-type="string">
            <text:p>Inova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63^&quot;;&quot;DriverToolkit&quot;)" office:value-type="string" office:string-value="DriverToolkit" calcext:value-type="string">
            <text:p>DriverToolkit</text:p>
          </table:table-cell>
          <table:table-cell table:style-name="ce5" office:value-type="string" calcext:value-type="string">
            <text:p>Megaif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48^&quot;;&quot;DropBox&quot;)" office:value-type="string" office:string-value="DropBox" calcext:value-type="string">
            <text:p>DropBox</text:p>
          </table:table-cell>
          <table:table-cell table:style-name="ce5" office:value-type="string" calcext:value-type="string">
            <text:p>Dropb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45^&quot;;&quot;Elasticsearch.js&quot;)" office:value-type="string" office:string-value="Elasticsearch.js" calcext:value-type="string">
            <text:p>Elasticsearch.js</text:p>
          </table:table-cell>
          <table:table-cell table:style-name="ce5" office:value-type="string" calcext:value-type="string">
            <text:p>Elast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01^&quot;;&quot;eM Client&quot;)" office:value-type="string" office:string-value="eM Client" calcext:value-type="string">
            <text:p>eM Client</text:p>
          </table:table-cell>
          <table:table-cell table:style-name="ce5" office:value-type="string" calcext:value-type="string">
            <text:p>eM Clien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732^&quot;;&quot;Environmental Management Systems (EMS) Chemical Inventory Management&quot;)" office:value-type="string" office:string-value="Environmental Management Systems (EMS) Chemical Inventory Management" calcext:value-type="string">
            <text:p>Environmental Management Systems (EMS) Chemical Inventory Management</text:p>
          </table:table-cell>
          <table:table-cell table:style-name="ce5" office:value-type="string" calcext:value-type="string">
            <text:p>Chemical Safe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55^&quot;;&quot;EpsonNet Print&quot;)" office:value-type="string" office:string-value="EpsonNet Print" calcext:value-type="string">
            <text:p>EpsonNet Print</text:p>
          </table:table-cell>
          <table:table-cell table:style-name="ce5" office:value-type="string" calcext:value-type="string">
            <text:p>Ep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32^&quot;;&quot;eVue Laundry System&quot;)" office:value-type="string" office:string-value="eVue Laundry System" calcext:value-type="string">
            <text:p>eVue Laundry System</text:p>
          </table:table-cell>
          <table:table-cell table:style-name="ce5" office:value-type="string" calcext:value-type="string">
            <text:p>E-Tech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19^&quot;;&quot;Facebook Messenger for Windows&quot;)" office:value-type="string" office:string-value="Facebook Messenger for Windows" calcext:value-type="string">
            <text:p>Facebook Messenger for Windows</text:p>
          </table:table-cell>
          <table:table-cell table:style-name="ce5" office:value-type="string" calcext:value-type="string">
            <text:p>Faceboo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59^&quot;;&quot;Fiber Array Storage Technology Management Suite Java (FAStT MSJ)&quot;)" office:value-type="string" office:string-value="Fiber Array Storage Technology Management Suite Java (FAStT MSJ)" calcext:value-type="string">
            <text:p>Fiber Array Storage Technology Management Suite Java (FAStT MSJ)</text:p>
          </table:table-cell>
          <table:table-cell table:style-name="ce5" office:value-type="string" calcext:value-type="string">
            <text:p>IB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70^&quot;;&quot;FileTrail&quot;)" office:value-type="string" office:string-value="FileTrail" calcext:value-type="string">
            <text:p>FileTrail</text:p>
          </table:table-cell>
          <table:table-cell table:style-name="ce5" office:value-type="string" calcext:value-type="string">
            <text:p>FileTrai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79^&quot;;&quot;Fitbit Application&quot;)" office:value-type="string" office:string-value="Fitbit Application" calcext:value-type="string">
            <text:p>Fitbit Application</text:p>
          </table:table-cell>
          <table:table-cell table:style-name="ce5" office:value-type="string" calcext:value-type="string">
            <text:p>Fitbit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99^&quot;;&quot;Fyrite User Software&quot;)" office:value-type="string" office:string-value="Fyrite User Software" calcext:value-type="string">
            <text:p>Fyrite User Software</text:p>
          </table:table-cell>
          <table:table-cell table:style-name="ce5" office:value-type="string" calcext:value-type="string">
            <text:p>Bachara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56^&quot;;&quot;Gameroom&quot;)" office:value-type="string" office:string-value="Gameroom" calcext:value-type="string">
            <text:p>Gameroom</text:p>
          </table:table-cell>
          <table:table-cell table:style-name="ce5" office:value-type="string" calcext:value-type="string">
            <text:p>Faceboo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82^&quot;;&quot;Honeywell Command Line Scanner Management Utility Tool&quot;)" office:value-type="string" office:string-value="Honeywell Command Line Scanner Management Utility Tool" calcext:value-type="string">
            <text:p>Honeywell Command Line Scanner Management Utility Tool</text:p>
          </table:table-cell>
          <table:table-cell table:style-name="ce5" office:value-type="string" calcext:value-type="string">
            <text:p>Honeyw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56^&quot;;&quot;Hyper Structured Query Language (HyperSQL) Database&quot;)" office:value-type="string" office:string-value="Hyper Structured Query Language (HyperSQL) Database" calcext:value-type="string">
            <text:p>Hyper Structured Query Language (HyperSQL) Database</text:p>
          </table:table-cell>
          <table:table-cell table:style-name="ce5" office:value-type="string" calcext:value-type="string">
            <text:p>HSQL Development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45^&quot;;&quot;Ingres Database&quot;)" office:value-type="string" office:string-value="Ingres Database" calcext:value-type="string">
            <text:p>Ingres Database</text:p>
          </table:table-cell>
          <table:table-cell table:style-name="ce5" office:value-type="string" calcext:value-type="string">
            <text:p>Acti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09^&quot;;&quot;InterDriver&quot;)" office:value-type="string" office:string-value="InterDriver" calcext:value-type="string">
            <text:p>InterDriver</text:p>
          </table:table-cell>
          <table:table-cell table:style-name="ce5" office:value-type="string" calcext:value-type="string">
            <text:p>Honeyw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95^&quot;;&quot;i-STAT Data Exchange (DE)&quot;)" office:value-type="string" office:string-value="i-STAT Data Exchange (DE)" calcext:value-type="string">
            <text:p>i-STAT Data Exchange (DE)</text:p>
          </table:table-cell>
          <table:table-cell table:style-name="ce5" office:value-type="string" calcext:value-type="string">
            <text:p>Abbot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46^&quot;;&quot;Juice UI (User Interface)&quot;)" office:value-type="string" office:string-value="Juice UI (User Interface)" calcext:value-type="string">
            <text:p>Juice UI (User Interface)</text:p>
          </table:table-cell>
          <table:table-cell table:style-name="ce5" office:value-type="string" calcext:value-type="string">
            <text:p>AppendT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59^&quot;;&quot;Kuando Busylight&quot;)" office:value-type="string" office:string-value="Kuando Busylight" calcext:value-type="string">
            <text:p>Kuando Busylight</text:p>
          </table:table-cell>
          <table:table-cell table:style-name="ce5" office:value-type="string" calcext:value-type="string">
            <text:p>Plen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79^&quot;;&quot;KWedge&quot;)" office:value-type="string" office:string-value="KWedge" calcext:value-type="string">
            <text:p>KWedge</text:p>
          </table:table-cell>
          <table:table-cell table:style-name="ce5" office:value-type="string" calcext:value-type="string">
            <text:p>MSS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94^&quot;;&quot;LifePRO Digital Suite (LDS)&quot;)" office:value-type="string" office:string-value="LifePRO Digital Suite (LDS)" calcext:value-type="string">
            <text:p>LifePRO Digital Suite (LDS)</text:p>
          </table:table-cell>
          <table:table-cell table:style-name="ce5" office:value-type="string" calcext:value-type="string">
            <text:p>EX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76^&quot;;&quot;LinFu Framework&quot;)" office:value-type="string" office:string-value="LinFu Framework" calcext:value-type="string">
            <text:p>LinFu Framework</text:p>
          </table:table-cell>
          <table:table-cell table:style-name="ce5" office:value-type="string" calcext:value-type="string">
            <text:p>Philip Laurean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97^&quot;;&quot;Maria Database (MariaDB) Server&quot;)" office:value-type="string" office:string-value="Maria Database (MariaDB) Server" calcext:value-type="string">
            <text:p>Maria Database (MariaDB) Server</text:p>
          </table:table-cell>
          <table:table-cell table:style-name="ce5" office:value-type="string" calcext:value-type="string">
            <text:p>MariaD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93^&quot;;&quot;Mimer Structured Query Language (SQL)&quot;)" office:value-type="string" office:string-value="Mimer Structured Query Language (SQL)" calcext:value-type="string">
            <text:p>Mimer Structured Query Language (SQL)</text:p>
          </table:table-cell>
          <table:table-cell table:style-name="ce5" office:value-type="string" calcext:value-type="string">
            <text:p>Mim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55^&quot;;&quot;MonetDB&quot;)" office:value-type="string" office:string-value="MonetDB" calcext:value-type="string">
            <text:p>MonetDB</text:p>
          </table:table-cell>
          <table:table-cell table:style-name="ce5" office:value-type="string" calcext:value-type="string">
            <text:p>MonetD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07^&quot;;&quot;MvcSiteMapProvider&quot;)" office:value-type="string" office:string-value="MvcSiteMapProvider" calcext:value-type="string">
            <text:p>MvcSiteMapProvider</text:p>
          </table:table-cell>
          <table:table-cell table:style-name="ce5" office:value-type="string" calcext:value-type="string">
            <text:p>Maarten Balliau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17^&quot;;&quot;NamePrint Graphics&quot;)" office:value-type="string" office:string-value="NamePrint Graphics" calcext:value-type="string">
            <text:p>NamePrint Graphics</text:p>
          </table:table-cell>
          <table:table-cell table:style-name="ce5" office:value-type="string" calcext:value-type="string">
            <text:p>Imprint Pl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85^&quot;;&quot;Numbers&quot;)" office:value-type="string" office:string-value="Numbers" calcext:value-type="string">
            <text:p>Numbers</text:p>
          </table:table-cell>
          <table:table-cell table:style-name="ce5"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98^&quot;;&quot;NVivo Add-In for OneNote&quot;)" office:value-type="string" office:string-value="NVivo Add-In for OneNote" calcext:value-type="string">
            <text:p>NVivo Add-In for OneNote</text:p>
          </table:table-cell>
          <table:table-cell table:style-name="ce5" office:value-type="string" calcext:value-type="string">
            <text:p>QSR INTERNATION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8252^&quot;;&quot;OAuth&quot;)" office:value-type="string" office:string-value="OAuth" calcext:value-type="string">
            <text:p>OAuth</text:p>
          </table:table-cell>
          <table:table-cell table:style-name="ce5" office:value-type="string" calcext:value-type="string">
            <text:p>3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78^&quot;;&quot;Ollama system&quot;)" office:value-type="string" office:string-value="Ollama system" calcext:value-type="string">
            <text:p>Ollama system</text:p>
          </table:table-cell>
          <table:table-cell table:style-name="ce5" office:value-type="string" calcext:value-type="string">
            <text:p>Olla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21^&quot;;&quot;OneStream XF&quot;)" office:value-type="string" office:string-value="OneStream XF" calcext:value-type="string">
            <text:p>OneStream XF</text:p>
          </table:table-cell>
          <table:table-cell table:style-name="ce5" office:value-type="string" calcext:value-type="string">
            <text:p>OneStrea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04^&quot;;&quot;OtoAccess Database&quot;)" office:value-type="string" office:string-value="OtoAccess Database" calcext:value-type="string">
            <text:p>OtoAccess Database</text:p>
          </table:table-cell>
          <table:table-cell table:style-name="ce5" office:value-type="string" calcext:value-type="string">
            <text:p>Interacou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68^&quot;;&quot;Oyedata&quot;)" office:value-type="string" office:string-value="Oyedata" calcext:value-type="string">
            <text:p>Oyedata</text:p>
          </table:table-cell>
          <table:table-cell table:style-name="ce5" office:value-type="string" calcext:value-type="string">
            <text:p>McAfee Foundsto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29^&quot;;&quot;PowerShow&quot;)" office:value-type="string" office:string-value="PowerShow" calcext:value-type="string">
            <text:p>PowerShow</text:p>
          </table:table-cell>
          <table:table-cell table:style-name="ce5" office:value-type="string" calcext:value-type="string">
            <text:p>OfficeO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90^&quot;;&quot;Proofpoint Mail Routing Agent (MRA)&quot;)" office:value-type="string" office:string-value="Proofpoint Mail Routing Agent (MRA)" calcext:value-type="string">
            <text:p>Proofpoint Mail Routing Agent (MRA)</text:p>
          </table:table-cell>
          <table:table-cell table:style-name="ce5" office:value-type="string" calcext:value-type="string">
            <text:p>Proofpoi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32^&quot;;&quot;Quattro Pro&quot;)" office:value-type="string" office:string-value="Quattro Pro" calcext:value-type="string">
            <text:p>Quattro Pro</text:p>
          </table:table-cell>
          <table:table-cell table:style-name="ce5" office:value-type="string" calcext:value-type="string">
            <text:p>Cor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56^&quot;;&quot;RaySafe i2&quot;)" office:value-type="string" office:string-value="RaySafe i2" calcext:value-type="string">
            <text:p>RaySafe i2</text:p>
          </table:table-cell>
          <table:table-cell table:style-name="ce5" office:value-type="string" calcext:value-type="string">
            <text:p>RaySaf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602^&quot;;&quot;Remote Education, Augmented Communication, Training and Supervision (REACTS)&quot;)" office:value-type="string" office:string-value="Remote Education, Augmented Communication, Training and Supervision (REACTS)" calcext:value-type="string">
            <text:p>Remote Education, Augmented Communication, Training and Supervision (REACTS)</text:p>
          </table:table-cell>
          <table:table-cell table:style-name="ce5" office:value-type="string" calcext:value-type="string">
            <text:p>Innovative Imaging Technologies (IIT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09^&quot;;&quot;RestSharp&quot;)" office:value-type="string" office:string-value="RestSharp" calcext:value-type="string">
            <text:p>RestSharp</text:p>
          </table:table-cell>
          <table:table-cell table:style-name="ce5" office:value-type="string" calcext:value-type="string">
            <text:p>RestSharp Commun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22^&quot;;&quot;RocketDock&quot;)" office:value-type="string" office:string-value="RocketDock" calcext:value-type="string">
            <text:p>RocketDock</text:p>
          </table:table-cell>
          <table:table-cell table:style-name="ce5" office:value-type="string" calcext:value-type="string">
            <text:p>Punk Lab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16^&quot;;&quot;RSLogix 500&quot;)" office:value-type="string" office:string-value="RSLogix 500" calcext:value-type="string">
            <text:p>RSLogix 500</text:p>
          </table:table-cell>
          <table:table-cell table:style-name="ce5" office:value-type="string" calcext:value-type="string">
            <text:p>Rockwell Autom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49^&quot;;&quot;ScreenCast-O-Matic software&quot;)" office:value-type="string" office:string-value="ScreenCast-O-Matic software" calcext:value-type="string">
            <text:p>ScreenCast-O-Matic software</text:p>
          </table:table-cell>
          <table:table-cell table:style-name="ce5" office:value-type="string" calcext:value-type="string">
            <text:p>Big Nerd Software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02^&quot;;&quot;SharpCloud Server/Services&quot;)" office:value-type="string" office:string-value="SharpCloud Server/Services" calcext:value-type="string">
            <text:p>SharpCloud Server/Services</text:p>
          </table:table-cell>
          <table:table-cell table:style-name="ce5" office:value-type="string" calcext:value-type="string">
            <text:p>SharpClou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51^&quot;;&quot;SingleStore Database (DB)&quot;)" office:value-type="string" office:string-value="SingleStore Database (DB)" calcext:value-type="string">
            <text:p>SingleStore Database (DB)</text:p>
          </table:table-cell>
          <table:table-cell table:style-name="ce5" office:value-type="string" calcext:value-type="string">
            <text:p>SingleSto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72^&quot;;&quot;SoftPaq Download Manager&quot;)" office:value-type="string" office:string-value="SoftPaq Download Manager" calcext:value-type="string">
            <text:p>SoftPaq Download Manager</text:p>
          </table:table-cell>
          <table:table-cell table:style-name="ce5" office:value-type="string" calcext:value-type="string">
            <text:p>H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45^&quot;;&quot;Speckie&quot;)" office:value-type="string" office:string-value="Speckie" calcext:value-type="string">
            <text:p>Speckie</text:p>
          </table:table-cell>
          <table:table-cell table:style-name="ce5" office:value-type="string" calcext:value-type="string">
            <text:p>Verso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37^&quot;;&quot;SprinkCAD Revit&quot;)" office:value-type="string" office:string-value="SprinkCAD Revit" calcext:value-type="string">
            <text:p>SprinkCAD Revit</text:p>
          </table:table-cell>
          <table:table-cell table:style-name="ce5" office:value-type="string" calcext:value-type="string">
            <text:p>Johnson Contr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32^&quot;;&quot;SQL Anywhere&quot;)" office:value-type="string" office:string-value="SQL Anywhere" calcext:value-type="string">
            <text:p>SQL Anywhere</text:p>
          </table:table-cell>
          <table:table-cell table:style-name="ce5" office:value-type="string" calcext:value-type="string">
            <text:p>SA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57^&quot;;&quot;Statistical Analysis System (SAS) Enterprise Guide&quot;)" office:value-type="string" office:string-value="Statistical Analysis System (SAS) Enterprise Guide" calcext:value-type="string">
            <text:p>Statistical Analysis System (SAS) Enterprise Guide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24^&quot;;&quot;Steam Gaming Platform&quot;)" office:value-type="string" office:string-value="Steam Gaming Platform" calcext:value-type="string">
            <text:p>Steam Gaming Platform</text:p>
          </table:table-cell>
          <table:table-cell table:style-name="ce5" office:value-type="string" calcext:value-type="string">
            <text:p>Valve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17^&quot;;&quot;Stereo3D Toolbox&quot;)" office:value-type="string" office:string-value="Stereo3D Toolbox" calcext:value-type="string">
            <text:p>Stereo3D Toolbox</text:p>
          </table:table-cell>
          <table:table-cell table:style-name="ce5" office:value-type="string" calcext:value-type="string">
            <text:p>fxfacto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19^&quot;;&quot;StyleCop.Analyzers&quot;)" office:value-type="string" office:string-value="StyleCop.Analyzers" calcext:value-type="string">
            <text:p>StyleCop.Analyzers</text:p>
          </table:table-cell>
          <table:table-cell table:style-name="ce5" office:value-type="string" calcext:value-type="string">
            <text:p>DotNet Found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5434^&quot;;&quot;Teredo&quot;)" office:value-type="string" office:string-value="Teredo" calcext:value-type="string">
            <text:p>Teredo</text:p>
          </table:table-cell>
          <table:table-cell table:style-name="ce5" office:value-type="string" calcext:value-type="string">
            <text:p>Internet Engineering Task Force (IETF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98^&quot;;&quot;Tzunami Deployer&quot;)" office:value-type="string" office:string-value="Tzunami Deployer" calcext:value-type="string">
            <text:p>Tzunami Deployer</text:p>
          </table:table-cell>
          <table:table-cell table:style-name="ce5" office:value-type="string" calcext:value-type="string">
            <text:p>Tzunami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40^&quot;;&quot;UCINET&quot;)" office:value-type="string" office:string-value="UCINET" calcext:value-type="string">
            <text:p>UCINET</text:p>
          </table:table-cell>
          <table:table-cell table:style-name="ce5" office:value-type="string" calcext:value-type="string">
            <text:p>Analytic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64^&quot;;&quot;UltraCompare&quot;)" office:value-type="string" office:string-value="UltraCompare" calcext:value-type="string">
            <text:p>UltraCompare</text:p>
          </table:table-cell>
          <table:table-cell table:style-name="ce5" office:value-type="string" calcext:value-type="string">
            <text:p>IDM Computer Solution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91^&quot;;&quot;Ultranalysis Suite (UAS)&quot;)" office:value-type="string" office:string-value="Ultranalysis Suite (UAS)" calcext:value-type="string">
            <text:p>Ultranalysis Suite (UAS)</text:p>
          </table:table-cell>
          <table:table-cell table:style-name="ce5" office:value-type="string" calcext:value-type="string">
            <text:p>SDT Ultrasound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75^&quot;;&quot;Unified Attendant Console&quot;)" office:value-type="string" office:string-value="Unified Attendant Console" calcext:value-type="string">
            <text:p>Unified Attendant Console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31^&quot;;&quot;User State Migration Tool GUI&quot;)" office:value-type="string" office:string-value="User State Migration Tool GUI" calcext:value-type="string">
            <text:p>User State Migration Tool GUI</text:p>
          </table:table-cell>
          <table:table-cell table:style-name="ce5" office:value-type="string" calcext:value-type="string">
            <text:p>Ehler 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88^&quot;;&quot;Vector NTI Express&quot;)" office:value-type="string" office:string-value="Vector NTI Express" calcext:value-type="string">
            <text:p>Vector NTI Express</text:p>
          </table:table-cell>
          <table:table-cell table:style-name="ce5" office:value-type="string" calcext:value-type="string">
            <text:p>Thermo Fisher Scientif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02^&quot;;&quot;Video Downloader&quot;)" office:value-type="string" office:string-value="Video Downloader" calcext:value-type="string">
            <text:p>Video Downloader</text:p>
          </table:table-cell>
          <table:table-cell table:style-name="ce5" office:value-type="string" calcext:value-type="string">
            <text:p>FreeMak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00^&quot;;&quot;Voiceitt software&quot;)" office:value-type="string" office:string-value="Voiceitt software" calcext:value-type="string">
            <text:p>Voiceitt software</text:p>
          </table:table-cell>
          <table:table-cell table:style-name="ce5" office:value-type="string" calcext:value-type="string">
            <text:p>Voiceit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84^&quot;;&quot;WIDCOMM Bluetooth&quot;)" office:value-type="string" office:string-value="WIDCOMM Bluetooth" calcext:value-type="string">
            <text:p>WIDCOMM Bluetooth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33^&quot;;&quot;WordPerfect&quot;)" office:value-type="string" office:string-value="WordPerfect" calcext:value-type="string">
            <text:p>WordPerfect</text:p>
          </table:table-cell>
          <table:table-cell table:style-name="ce5" office:value-type="string" calcext:value-type="string">
            <text:p>Cor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23^&quot;;&quot;X1 Search&quot;)" office:value-type="string" office:string-value="X1 Search" calcext:value-type="string">
            <text:p>X1 Search</text:p>
          </table:table-cell>
          <table:table-cell table:style-name="ce5" office:value-type="string" calcext:value-type="string">
            <text:p>X1 Discovery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24^&quot;;&quot;Xyplorer&quot;)" office:value-type="string" office:string-value="Xyplorer" calcext:value-type="string">
            <text:p>Xyplorer</text:p>
          </table:table-cell>
          <table:table-cell table:style-name="ce5" office:value-type="string" calcext:value-type="string">
            <text:p>XYplor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31^&quot;;&quot;ZOLL Defibrillator Dashboard&quot;)" office:value-type="string" office:string-value="ZOLL Defibrillator Dashboard" calcext:value-type="string">
            <text:p>ZOLL Defibrillator Dashboard</text:p>
          </table:table-cell>
          <table:table-cell table:style-name="ce5" office:value-type="string" calcext:value-type="string">
            <text:p>Zo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04^&quot;;&quot;22Miles&quot;)" office:value-type="string" office:string-value="22Miles" calcext:value-type="string">
            <text:p>22Miles</text:p>
          </table:table-cell>
          <table:table-cell table:style-name="ce5" office:value-type="string" calcext:value-type="string">
            <text:p>22Mil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68^&quot;;&quot;3D Sprint&quot;)" office:value-type="string" office:string-value="3D Sprint" calcext:value-type="string">
            <text:p>3D Sprint</text:p>
          </table:table-cell>
          <table:table-cell table:style-name="ce5" office:value-type="string" calcext:value-type="string">
            <text:p>3D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36^&quot;;&quot;3M Core Grouping Software (CGS)&quot;)" office:value-type="string" office:string-value="3M Core Grouping Software (CGS)" calcext:value-type="string">
            <text:p>3M Core Grouping Software (CGS)</text:p>
          </table:table-cell>
          <table:table-cell table:style-name="ce5" office:value-type="string" calcext:value-type="string">
            <text:p>Solventu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25^&quot;;&quot;4Racer TBA Swift [SERVER]&quot;)" office:value-type="string" office:string-value="4Racer TBA Swift [SERVER]" calcext:value-type="string">
            <text:p>4Racer TBA Swift [SERVER]</text:p>
          </table:table-cell>
          <table:table-cell table:style-name="ce5" office:value-type="string" calcext:value-type="string">
            <text:p>MEI System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84^&quot;;&quot;7500 Real-time Polymerase Chain Reaction (PCR) Software&quot;)" office:value-type="string" office:string-value="7500 Real-time Polymerase Chain Reaction (PCR) Software" calcext:value-type="string">
            <text:p>7500 Real-time Polymerase Chain Reaction (PCR) Software</text:p>
          </table:table-cell>
          <table:table-cell table:style-name="ce5" office:value-type="string" calcext:value-type="string">
            <text:p>Thermo Fisher Scientif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27^&quot;;&quot;7-Zip&quot;)" office:value-type="string" office:string-value="7-Zip" calcext:value-type="string">
            <text:p>7-Zip</text:p>
          </table:table-cell>
          <table:table-cell table:style-name="ce5" office:value-type="string" calcext:value-type="string">
            <text:p>Igor Pavlov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28^&quot;;&quot;ABBYY FineReader&quot;)" office:value-type="string" office:string-value="ABBYY FineReader" calcext:value-type="string">
            <text:p>ABBYY FineReader</text:p>
          </table:table-cell>
          <table:table-cell table:style-name="ce5" office:value-type="string" calcext:value-type="string">
            <text:p>ABBY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90^&quot;;&quot;ABBYY FineReader Engine&quot;)" office:value-type="string" office:string-value="ABBYY FineReader Engine" calcext:value-type="string">
            <text:p>ABBYY FineReader Engine</text:p>
          </table:table-cell>
          <table:table-cell table:style-name="ce5" office:value-type="string" calcext:value-type="string">
            <text:p>ABBY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58^&quot;;&quot;Abbyy Flexicapture&quot;)" office:value-type="string" office:string-value="Abbyy Flexicapture" calcext:value-type="string">
            <text:p>Abbyy Flexicapture</text:p>
          </table:table-cell>
          <table:table-cell table:style-name="ce5" office:value-type="string" calcext:value-type="string">
            <text:p>ABBY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50^&quot;;&quot;ABG Systems (ABGSYS) One&quot;)" office:value-type="string" office:string-value="ABG Systems (ABGSYS) One" calcext:value-type="string">
            <text:p>ABG Systems (ABGSYS) One</text:p>
          </table:table-cell>
          <table:table-cell table:style-name="ce5" office:value-type="string" calcext:value-type="string">
            <text:p>RW Martin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21^&quot;;&quot;Absolute Platform&quot;)" office:value-type="string" office:string-value="Absolute Platform" calcext:value-type="string">
            <text:p>Absolute Platform</text:p>
          </table:table-cell>
          <table:table-cell table:style-name="ce5" office:value-type="string" calcext:value-type="string">
            <text:p>Absolute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54^&quot;;&quot;Access 3000 Message Server&quot;)" office:value-type="string" office:string-value="Access 3000 Message Server" calcext:value-type="string">
            <text:p>Access 3000 Message Server</text:p>
          </table:table-cell>
          <table:table-cell table:style-name="ce5" office:value-type="string" calcext:value-type="string">
            <text:p>Multito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86^&quot;;&quot;Access Bot&quot;)" office:value-type="string" office:string-value="Access Bot" calcext:value-type="string">
            <text:p>Access Bot</text:p>
          </table:table-cell>
          <table:table-cell table:style-name="ce5" office:value-type="string" calcext:value-type="string">
            <text:p>Valsatech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67^&quot;;&quot;Access Control Manager (ACM)&quot;)" office:value-type="string" office:string-value="Access Control Manager (ACM)" calcext:value-type="string">
            <text:p>Access Control Manager (ACM)</text:p>
          </table:table-cell>
          <table:table-cell table:style-name="ce5" office:value-type="string" calcext:value-type="string">
            <text:p>Avigil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76^&quot;;&quot;Access IT! Universal.NET&quot;)" office:value-type="string" office:string-value="Access IT! Universal.NET" calcext:value-type="string">
            <text:p>Access IT! Universal.NET</text:p>
          </table:table-cell>
          <table:table-cell table:style-name="ce5" office:value-type="string" calcext:value-type="string">
            <text:p>RS2 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98^&quot;;&quot;Access Rights Manager (ARM)&quot;)" office:value-type="string" office:string-value="Access Rights Manager (ARM)" calcext:value-type="string">
            <text:p>Access Rights Manager (ARM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83^&quot;;&quot;Accessibility Checker Extension&quot;)" office:value-type="string" office:string-value="Accessibility Checker Extension" calcext:value-type="string">
            <text:p>Accessibility Checker Extension</text:p>
          </table:table-cell>
          <table:table-cell table:style-name="ce5" office:value-type="string" calcext:value-type="string">
            <text:p>Siteimpro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41^&quot;;&quot;Accessibility Management Platform (AMP)&quot;)" office:value-type="string" office:string-value="Accessibility Management Platform (AMP)" calcext:value-type="string">
            <text:p>Accessibility Management Platform (AMP)</text:p>
          </table:table-cell>
          <table:table-cell table:style-name="ce5" office:value-type="string" calcext:value-type="string">
            <text:p>Level Acc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15^&quot;;&quot;AccuView Reflux Software&quot;)" office:value-type="string" office:string-value="AccuView Reflux Software" calcext:value-type="string">
            <text:p>AccuView Reflux Software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57^&quot;;&quot;aCOLyte 3&quot;)" office:value-type="string" office:string-value="aCOLyte 3" calcext:value-type="string">
            <text:p>aCOLyte 3</text:p>
          </table:table-cell>
          <table:table-cell table:style-name="ce5" office:value-type="string" calcext:value-type="string">
            <text:p>Synbios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63^&quot;;&quot;Acqueon iAssist for Cisco Unified Customer Voice Portal (CVP)&quot;)" office:value-type="string" office:string-value="Acqueon iAssist for Cisco Unified Customer Voice Portal (CVP)" calcext:value-type="string">
            <text:p>Acqueon iAssist for Cisco Unified Customer Voice Portal (CVP)</text:p>
          </table:table-cell>
          <table:table-cell table:style-name="ce5" office:value-type="string" calcext:value-type="string">
            <text:p>Acqueon Technologie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61^&quot;;&quot;Acqueon List and Campaign Manager (LCM)&quot;)" office:value-type="string" office:string-value="Acqueon List and Campaign Manager (LCM)" calcext:value-type="string">
            <text:p>Acqueon List and Campaign Manager (LCM)</text:p>
          </table:table-cell>
          <table:table-cell table:style-name="ce5" office:value-type="string" calcext:value-type="string">
            <text:p>Acqueon Technologie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61^&quot;;&quot;Acronis Cyber Backup&quot;)" office:value-type="string" office:string-value="Acronis Cyber Backup" calcext:value-type="string">
            <text:p>Acronis Cyber Backup</text:p>
          </table:table-cell>
          <table:table-cell table:style-name="ce5" office:value-type="string" calcext:value-type="string">
            <text:p>Acron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91^&quot;;&quot;Acronis Cyber Protect Home Office&quot;)" office:value-type="string" office:string-value="Acronis Cyber Protect Home Office" calcext:value-type="string">
            <text:p>Acronis Cyber Protect Home Office</text:p>
          </table:table-cell>
          <table:table-cell table:style-name="ce5" office:value-type="string" calcext:value-type="string">
            <text:p>Acron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14^&quot;;&quot;Acropolis Hypervisor (AHV)&quot;)" office:value-type="string" office:string-value="Acropolis Hypervisor (AHV)" calcext:value-type="string">
            <text:p>Acropolis Hypervisor (AHV)</text:p>
          </table:table-cell>
          <table:table-cell table:style-name="ce5" office:value-type="string" calcext:value-type="string">
            <text:p>Nutan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74^&quot;;&quot;Active Cheque Processing&quot;)" office:value-type="string" office:string-value="Active Cheque Processing" calcext:value-type="string">
            <text:p>Active Cheque Processing</text:p>
          </table:table-cell>
          <table:table-cell table:style-name="ce5" office:value-type="string" calcext:value-type="string">
            <text:p>Aperta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85^&quot;;&quot;Active IQ Config Advisor&quot;)" office:value-type="string" office:string-value="Active IQ Config Advisor" calcext:value-type="string">
            <text:p>Active IQ Config Advisor</text:p>
          </table:table-cell>
          <table:table-cell table:style-name="ce5" office:value-type="string" calcext:value-type="string">
            <text:p>NetAp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77^&quot;;&quot;ActivePDF Server&quot;)" office:value-type="string" office:string-value="ActivePDF Server" calcext:value-type="string">
            <text:p>ActivePDF Server</text:p>
          </table:table-cell>
          <table:table-cell table:style-name="ce5" office:value-type="string" calcext:value-type="string">
            <text:p>PDFTron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55^&quot;;&quot;ActiveReports&quot;)" office:value-type="string" office:string-value="ActiveReports" calcext:value-type="string">
            <text:p>ActiveReports</text:p>
          </table:table-cell>
          <table:table-cell table:style-name="ce5" office:value-type="string" calcext:value-type="string">
            <text:p>MESCIU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42^&quot;;&quot;Adaptive Security Device Manager (ASDM)&quot;)" office:value-type="string" office:string-value="Adaptive Security Device Manager (ASDM)" calcext:value-type="string">
            <text:p>Adaptive Security Device Manager (ASDM)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21^&quot;;&quot;ADManager Plus&quot;)" office:value-type="string" office:string-value="ADManager Plus" calcext:value-type="string">
            <text:p>ADManager Plus</text:p>
          </table:table-cell>
          <table:table-cell table:style-name="ce5" office:value-type="string" calcext:value-type="string">
            <text:p>ManageEngi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88^&quot;;&quot;AdminLTE&quot;)" office:value-type="string" office:string-value="AdminLTE" calcext:value-type="string">
            <text:p>AdminLTE</text:p>
          </table:table-cell>
          <table:table-cell table:style-name="ce5" office:value-type="string" calcext:value-type="string">
            <text:p>Colorli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56^&quot;;&quot;Adobe Acrobat Sign&quot;)" office:value-type="string" office:string-value="Adobe Acrobat Sign" calcext:value-type="string">
            <text:p>Adobe Acrobat Sign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00^&quot;;&quot;Adobe Bridge&quot;)" office:value-type="string" office:string-value="Adobe Bridge" calcext:value-type="string">
            <text:p>Adobe Bridge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35^&quot;;&quot;Adobe Captivate&quot;)" office:value-type="string" office:string-value="Adobe Captivate" calcext:value-type="string">
            <text:p>Adobe Captivate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07^&quot;;&quot;Adobe ColdFusion&quot;)" office:value-type="string" office:string-value="Adobe ColdFusion" calcext:value-type="string">
            <text:p>Adobe ColdFusion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36^&quot;;&quot;Adobe Connect&quot;)" office:value-type="string" office:string-value="Adobe Connect" calcext:value-type="string">
            <text:p>Adobe Connect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11^&quot;;&quot;Adobe Dimension Creative Cloud (CC)&quot;)" office:value-type="string" office:string-value="Adobe Dimension Creative Cloud (CC)" calcext:value-type="string">
            <text:p>Adobe Dimension Creative Cloud (CC)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42^&quot;;&quot;Adobe Experience Manager Forms Designer&quot;)" office:value-type="string" office:string-value="Adobe Experience Manager Forms Designer" calcext:value-type="string">
            <text:p>Adobe Experience Manager Forms Designer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16^&quot;;&quot;Adobe FrameMaker&quot;)" office:value-type="string" office:string-value="Adobe FrameMaker" calcext:value-type="string">
            <text:p>Adobe FrameMaker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03^&quot;;&quot;Adobe Illustrator Creative Cloud (CC)&quot;)" office:value-type="string" office:string-value="Adobe Illustrator Creative Cloud (CC)" calcext:value-type="string">
            <text:p>Adobe Illustrator Creative Cloud (CC)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40^&quot;;&quot;Adobe InCopy&quot;)" office:value-type="string" office:string-value="Adobe InCopy" calcext:value-type="string">
            <text:p>Adobe InCopy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54^&quot;;&quot;Adobe Learning Manager&quot;)" office:value-type="string" office:string-value="Adobe Learning Manager" calcext:value-type="string">
            <text:p>Adobe Learning Manager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05^&quot;;&quot;Adobe Photoshop Creative Cloud (CC)&quot;)" office:value-type="string" office:string-value="Adobe Photoshop Creative Cloud (CC)" calcext:value-type="string">
            <text:p>Adobe Photoshop Creative Cloud (CC)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76^&quot;;&quot;Advanced Visualization Workspace&quot;)" office:value-type="string" office:string-value="Advanced Visualization Workspace" calcext:value-type="string">
            <text:p>Advanced Visualization Workspace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77^&quot;;&quot;AGFA iPlan&quot;)" office:value-type="string" office:string-value="AGFA iPlan" calcext:value-type="string">
            <text:p>AGFA iPlan</text:p>
          </table:table-cell>
          <table:table-cell table:style-name="ce5" office:value-type="string" calcext:value-type="string">
            <text:p>AGFA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94^&quot;;&quot;Agilquest Workplace Management Software&quot;)" office:value-type="string" office:string-value="Agilquest Workplace Management Software" calcext:value-type="string">
            <text:p>Agilquest Workplace Management Software</text:p>
          </table:table-cell>
          <table:table-cell table:style-name="ce5" office:value-type="string" calcext:value-type="string">
            <text:p>Tang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59^&quot;;&quot;AirMedia Client Application&quot;)" office:value-type="string" office:string-value="AirMedia Client Application" calcext:value-type="string">
            <text:p>AirMedia Client Application</text:p>
          </table:table-cell>
          <table:table-cell table:style-name="ce5" office:value-type="string" calcext:value-type="string">
            <text:p>Crestr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80^&quot;;&quot;AirWatch Secure Email Gateway (SEG)&quot;)" office:value-type="string" office:string-value="AirWatch Secure Email Gateway (SEG)" calcext:value-type="string">
            <text:p>AirWatch Secure Email Gateway (SEG)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68^&quot;;&quot;Aladdin&quot;)" office:value-type="string" office:string-value="Aladdin" calcext:value-type="string">
            <text:p>Aladdin</text:p>
          </table:table-cell>
          <table:table-cell table:style-name="ce5" office:value-type="string" calcext:value-type="string">
            <text:p>Datalog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26^&quot;;&quot;AlinIQ Analyzer Management System (AMS)&quot;)" office:value-type="string" office:string-value="AlinIQ Analyzer Management System (AMS)" calcext:value-type="string">
            <text:p>AlinIQ Analyzer Management System (AMS)</text:p>
          </table:table-cell>
          <table:table-cell table:style-name="ce5" office:value-type="string" calcext:value-type="string">
            <text:p>Abbot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07^&quot;;&quot;AlloSeq Hematopoietic Cell Transplantation (HCT)&quot;)" office:value-type="string" office:string-value="AlloSeq Hematopoietic Cell Transplantation (HCT)" calcext:value-type="string">
            <text:p>AlloSeq Hematopoietic Cell Transplantation (HCT)</text:p>
          </table:table-cell>
          <table:table-cell table:style-name="ce5" office:value-type="string" calcext:value-type="string">
            <text:p>CareDx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09^&quot;;&quot;Altair Monarch Server&quot;)" office:value-type="string" office:string-value="Altair Monarch Server" calcext:value-type="string">
            <text:p>Altair Monarch Server</text:p>
          </table:table-cell>
          <table:table-cell table:style-name="ce5" office:value-type="string" calcext:value-type="string">
            <text:p>Altai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79^&quot;;&quot;Altamont Connectivity Platform&quot;)" office:value-type="string" office:string-value="Altamont Connectivity Platform" calcext:value-type="string">
            <text:p>Altamont Connectivity Platform</text:p>
          </table:table-cell>
          <table:table-cell table:style-name="ce5" office:value-type="string" calcext:value-type="string">
            <text:p>Altamont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54^&quot;;&quot;Altium Designer&quot;)" office:value-type="string" office:string-value="Altium Designer" calcext:value-type="string">
            <text:p>Altium Designer</text:p>
          </table:table-cell>
          <table:table-cell table:style-name="ce5" office:value-type="string" calcext:value-type="string">
            <text:p>Altiu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04^&quot;;&quot;Amazon Chime&quot;)" office:value-type="string" office:string-value="Amazon Chime" calcext:value-type="string">
            <text:p>Amazon Chime</text:p>
          </table:table-cell>
          <table:table-cell table:style-name="ce5" office:value-type="string" calcext:value-type="string">
            <text:p>Amaz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17^&quot;;&quot;Amazon Cloudwatch&quot;)" office:value-type="string" office:string-value="Amazon Cloudwatch" calcext:value-type="string">
            <text:p>Amazon Cloudwatch</text:p>
          </table:table-cell>
          <table:table-cell table:style-name="ce5" office:value-type="string" calcext:value-type="string">
            <text:p>Amazon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565^&quot;;&quot;Amazon Web Services (AWS) Software Development Kit (SDK) for JavaScript&quot;)" office:value-type="string" office:string-value="Amazon Web Services (AWS) Software Development Kit (SDK) for JavaScript" calcext:value-type="string">
            <text:p>Amazon Web Services (AWS) Software Development Kit (SDK) for JavaScript</text:p>
          </table:table-cell>
          <table:table-cell table:style-name="ce5" office:value-type="string" calcext:value-type="string">
            <text:p>Amazon Web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11^&quot;;&quot;Antibody Check&quot;)" office:value-type="string" office:string-value="Antibody Check" calcext:value-type="string">
            <text:p>Antibody Check</text:p>
          </table:table-cell>
          <table:table-cell table:style-name="ce5" office:value-type="string" calcext:value-type="string">
            <text:p>Antibody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18^&quot;;&quot;ANTS Performance Profiler&quot;)" office:value-type="string" office:string-value="ANTS Performance Profiler" calcext:value-type="string">
            <text:p>ANTS Performance Profiler</text:p>
          </table:table-cell>
          <table:table-cell table:style-name="ce5" office:value-type="string" calcext:value-type="string">
            <text:p>RedG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78^&quot;;&quot;Apache Airflow&quot;)" office:value-type="string" office:string-value="Apache Airflow" calcext:value-type="string">
            <text:p>Apache Airflow</text:p>
          </table:table-cell>
          <table:table-cell table:style-name="ce5" office:value-type="string" calcext:value-type="string">
            <text:p>Apache Software Foundation (ASF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56^&quot;;&quot;Apache James (Java Apache Mail Enterprise Server)&quot;)" office:value-type="string" office:string-value="Apache James (Java Apache Mail Enterprise Server)" calcext:value-type="string">
            <text:p>Apache James (Java Apache Mail Enterprise Server)</text:p>
          </table:table-cell>
          <table:table-cell table:style-name="ce5" office:value-type="string" calcext:value-type="string">
            <text:p>Apache Software Foundation (ASF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02^&quot;;&quot;Apache Kafka Cluster Visualization (AKHQ)&quot;)" office:value-type="string" office:string-value="Apache Kafka Cluster Visualization (AKHQ)" calcext:value-type="string">
            <text:p>Apache Kafka Cluster Visualization (AKHQ)</text:p>
          </table:table-cell>
          <table:table-cell table:style-name="ce5" office:value-type="string" calcext:value-type="string">
            <text:p>Apache Software Foundation (ASF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67^&quot;;&quot;Apache Nifi&quot;)" office:value-type="string" office:string-value="Apache Nifi" calcext:value-type="string">
            <text:p>Apache Nifi</text:p>
          </table:table-cell>
          <table:table-cell table:style-name="ce5" office:value-type="string" calcext:value-type="string">
            <text:p>Apache Software Foundation (ASF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73^&quot;;&quot;Apache Spark&quot;)" office:value-type="string" office:string-value="Apache Spark" calcext:value-type="string">
            <text:p>Apache Spark</text:p>
          </table:table-cell>
          <table:table-cell table:style-name="ce5" office:value-type="string" calcext:value-type="string">
            <text:p>Apache Software Foundation (ASF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87^&quot;;&quot;AppCompatCacheParser&quot;)" office:value-type="string" office:string-value="AppCompatCacheParser" calcext:value-type="string">
            <text:p>AppCompatCacheParser</text:p>
          </table:table-cell>
          <table:table-cell table:style-name="ce5" office:value-type="string" calcext:value-type="string">
            <text:p>Eric Zimmerm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86^&quot;;&quot;AppDynamics&quot;)" office:value-type="string" office:string-value="AppDynamics" calcext:value-type="string">
            <text:p>AppDynamics</text:p>
          </table:table-cell>
          <table:table-cell table:style-name="ce5" office:value-type="string" calcext:value-type="string">
            <text:p>AppDynamic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65^&quot;;&quot;Appian Business Process Management Suite (BPMS)&quot;)" office:value-type="string" office:string-value="Appian Business Process Management Suite (BPMS)" calcext:value-type="string">
            <text:p>Appian Business Process Management Suite (BPMS)</text:p>
          </table:table-cell>
          <table:table-cell table:style-name="ce5" office:value-type="string" calcext:value-type="string">
            <text:p>Appi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14^&quot;;&quot;Apple iTunes&quot;)" office:value-type="string" office:string-value="Apple iTunes" calcext:value-type="string">
            <text:p>Apple iTunes</text:p>
          </table:table-cell>
          <table:table-cell table:style-name="ce5"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37^&quot;;&quot;Application Lifecycle Management (ALM)&quot;)" office:value-type="string" office:string-value="Application Lifecycle Management (ALM)" calcext:value-type="string">
            <text:p>Application Lifecycle Management (ALM)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80^&quot;;&quot;AppSpace&quot;)" office:value-type="string" office:string-value="AppSpace" calcext:value-type="string">
            <text:p>AppSpace</text:p>
          </table:table-cell>
          <table:table-cell table:style-name="ce5" office:value-type="string" calcext:value-type="string">
            <text:p>Appspa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00^&quot;;&quot;AppWave Enterprise License Center (ELC)&quot;)" office:value-type="string" office:string-value="AppWave Enterprise License Center (ELC)" calcext:value-type="string">
            <text:p>AppWave Enterprise License Center (ELC)</text:p>
          </table:table-cell>
          <table:table-cell table:style-name="ce5" office:value-type="string" calcext:value-type="string">
            <text:p>Embarcadero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89^&quot;;&quot;APX Customer Programming Software (CPS) Radio Management&quot;)" office:value-type="string" office:string-value="APX Customer Programming Software (CPS) Radio Management" calcext:value-type="string">
            <text:p>APX Customer Programming Software (CPS) Radio Management</text:p>
          </table:table-cell>
          <table:table-cell table:style-name="ce5" office:value-type="string" calcext:value-type="string">
            <text:p>Motorola Solution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66^&quot;;&quot;Arc Geographic Information System (ArcGIS) Indoors&quot;)" office:value-type="string" office:string-value="Arc Geographic Information System (ArcGIS) Indoors" calcext:value-type="string">
            <text:p>Arc Geographic Information System (ArcGIS) Indoors</text:p>
          </table:table-cell>
          <table:table-cell table:style-name="ce5" office:value-type="string" calcext:value-type="string">
            <text:p>Esr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71^&quot;;&quot;Arc Geographic Information System (ArcGIS) Production Mapping&quot;)" office:value-type="string" office:string-value="Arc Geographic Information System (ArcGIS) Production Mapping" calcext:value-type="string">
            <text:p>Arc Geographic Information System (ArcGIS) Production Mapping</text:p>
          </table:table-cell>
          <table:table-cell table:style-name="ce5" office:value-type="string" calcext:value-type="string">
            <text:p>Esr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14^&quot;;&quot;Arc Geographic Information System (ArcGIS) Survey 123 Connect&quot;)" office:value-type="string" office:string-value="Arc Geographic Information System (ArcGIS) Survey 123 Connect" calcext:value-type="string">
            <text:p>Arc Geographic Information System (ArcGIS) Survey 123 Connect</text:p>
          </table:table-cell>
          <table:table-cell table:style-name="ce5" office:value-type="string" calcext:value-type="string">
            <text:p>Esr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03^&quot;;&quot;Arc Geographical Information System (ArcGIS) Monitor&quot;)" office:value-type="string" office:string-value="Arc Geographical Information System (ArcGIS) Monitor" calcext:value-type="string">
            <text:p>Arc Geographical Information System (ArcGIS) Monitor</text:p>
          </table:table-cell>
          <table:table-cell table:style-name="ce5" office:value-type="string" calcext:value-type="string">
            <text:p>Esr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36^&quot;;&quot;ArcGIS Maps for Adobe Creative Cloud&quot;)" office:value-type="string" office:string-value="ArcGIS Maps for Adobe Creative Cloud" calcext:value-type="string">
            <text:p>ArcGIS Maps for Adobe Creative Cloud</text:p>
          </table:table-cell>
          <table:table-cell table:style-name="ce5" office:value-type="string" calcext:value-type="string">
            <text:p>Esr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66^&quot;;&quot;Archi&quot;)" office:value-type="string" office:string-value="Archi" calcext:value-type="string">
            <text:p>Archi</text:p>
          </table:table-cell>
          <table:table-cell table:style-name="ce5" office:value-type="string" calcext:value-type="string">
            <text:p>Archimate Too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56^&quot;;&quot;Arcserve Backup&quot;)" office:value-type="string" office:string-value="Arcserve Backup" calcext:value-type="string">
            <text:p>Arcserve Backup</text:p>
          </table:table-cell>
          <table:table-cell table:style-name="ce5" office:value-type="string" calcext:value-type="string">
            <text:p>Arcser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73^&quot;;&quot;Arcserve Replication and High Availability (RHA)&quot;)" office:value-type="string" office:string-value="Arcserve Replication and High Availability (RHA)" calcext:value-type="string">
            <text:p>Arcserve Replication and High Availability (RHA)</text:p>
          </table:table-cell>
          <table:table-cell table:style-name="ce5" office:value-type="string" calcext:value-type="string">
            <text:p>Arcser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14^&quot;;&quot;Arial&quot;)" office:value-type="string" office:string-value="Arial" calcext:value-type="string">
            <text:p>Arial</text:p>
          </table:table-cell>
          <table:table-cell table:style-name="ce5" office:value-type="string" calcext:value-type="string">
            <text:p>Stanley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59^&quot;;&quot;Artel Pipette Calibration System (PCS)&quot;)" office:value-type="string" office:string-value="Artel Pipette Calibration System (PCS)" calcext:value-type="string">
            <text:p>Artel Pipette Calibration System (PCS)</text:p>
          </table:table-cell>
          <table:table-cell table:style-name="ce5" office:value-type="string" calcext:value-type="string">
            <text:p>Art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58^&quot;;&quot;Articulate 360&quot;)" office:value-type="string" office:string-value="Articulate 360" calcext:value-type="string">
            <text:p>Articulate 360</text:p>
          </table:table-cell>
          <table:table-cell table:style-name="ce5" office:value-type="string" calcext:value-type="string">
            <text:p>Articulate Global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34^&quot;;&quot;Articulate Storyline 3&quot;)" office:value-type="string" office:string-value="Articulate Storyline 3" calcext:value-type="string">
            <text:p>Articulate Storyline 3</text:p>
          </table:table-cell>
          <table:table-cell table:style-name="ce5" office:value-type="string" calcext:value-type="string">
            <text:p>Articulate Global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57^&quot;;&quot;ASC Neo&quot;)" office:value-type="string" office:string-value="ASC Neo" calcext:value-type="string">
            <text:p>ASC Neo</text:p>
          </table:table-cell>
          <table:table-cell table:style-name="ce5" office:value-type="string" calcext:value-type="string">
            <text:p>ASC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24^&quot;;&quot;Ascent Compass&quot;)" office:value-type="string" office:string-value="Ascent Compass" calcext:value-type="string">
            <text:p>Ascent Compass</text:p>
          </table:table-cell>
          <table:table-cell table:style-name="ce5" office:value-type="string" calcext:value-type="string">
            <text:p>Honeyw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13^&quot;;&quot;Ascom Unite Administration Server&quot;)" office:value-type="string" office:string-value="Ascom Unite Administration Server" calcext:value-type="string">
            <text:p>Ascom Unite Administration Server</text:p>
          </table:table-cell>
          <table:table-cell table:style-name="ce5" office:value-type="string" calcext:value-type="string">
            <text:p>As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16^&quot;;&quot;Ascom Unite Analyze Reporting&quot;)" office:value-type="string" office:string-value="Ascom Unite Analyze Reporting" calcext:value-type="string">
            <text:p>Ascom Unite Analyze Reporting</text:p>
          </table:table-cell>
          <table:table-cell table:style-name="ce5" office:value-type="string" calcext:value-type="string">
            <text:p>As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68^&quot;;&quot;Asigra Cloud Backup&quot;)" office:value-type="string" office:string-value="Asigra Cloud Backup" calcext:value-type="string">
            <text:p>Asigra Cloud Backup</text:p>
          </table:table-cell>
          <table:table-cell table:style-name="ce5" office:value-type="string" calcext:value-type="string">
            <text:p>Asig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82^&quot;;&quot;Aspera Connect Browser Plugin&quot;)" office:value-type="string" office:string-value="Aspera Connect Browser Plugin" calcext:value-type="string">
            <text:p>Aspera Connect Browser Plugin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89^&quot;;&quot;Aspera High-Speed Transfer Server&quot;)" office:value-type="string" office:string-value="Aspera High-Speed Transfer Server" calcext:value-type="string">
            <text:p>Aspera High-Speed Transfer Serv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74^&quot;;&quot;Asutype&quot;)" office:value-type="string" office:string-value="Asutype" calcext:value-type="string">
            <text:p>Asutype</text:p>
          </table:table-cell>
          <table:table-cell table:style-name="ce5" office:value-type="string" calcext:value-type="string">
            <text:p>Fanix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35^&quot;;&quot;Atellica Data Manager&quot;)" office:value-type="string" office:string-value="Atellica Data Manager" calcext:value-type="string">
            <text:p>Atellica Data Manager</text:p>
          </table:table-cell>
          <table:table-cell table:style-name="ce5" office:value-type="string" calcext:value-type="string">
            <text:p>Simens Healthine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03^&quot;;&quot;Atellica Inventory Manager (Atellica IN)&quot;)" office:value-type="string" office:string-value="Atellica Inventory Manager (Atellica IN)" calcext:value-type="string">
            <text:p>Atellica Inventory Manager (Atellica IN)</text:p>
          </table:table-cell>
          <table:table-cell table:style-name="ce5" office:value-type="string" calcext:value-type="string">
            <text:p>Siemens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19^&quot;;&quot;Aternity Activity Designer&quot;)" office:value-type="string" office:string-value="Aternity Activity Designer" calcext:value-type="string">
            <text:p>Aternity Activity Designer</text:p>
          </table:table-cell>
          <table:table-cell table:style-name="ce5" office:value-type="string" calcext:value-type="string">
            <text:p>Riverb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44^&quot;;&quot;Aternity Agent&quot;)" office:value-type="string" office:string-value="Aternity Agent" calcext:value-type="string">
            <text:p>Aternity Agent</text:p>
          </table:table-cell>
          <table:table-cell table:style-name="ce5" office:value-type="string" calcext:value-type="string">
            <text:p>Riverb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35^&quot;;&quot;ATLANTIS ISUS Viewer&quot;)" office:value-type="string" office:string-value="ATLANTIS ISUS Viewer" calcext:value-type="string">
            <text:p>ATLANTIS ISUS Viewer</text:p>
          </table:table-cell>
          <table:table-cell table:style-name="ce5" office:value-type="string" calcext:value-type="string">
            <text:p>Dentsply Implan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82^&quot;;&quot;Atlantis Three-Dimensional (3D) Editor&quot;)" office:value-type="string" office:string-value="Atlantis Three-Dimensional (3D) Editor" calcext:value-type="string">
            <text:p>Atlantis Three-Dimensional (3D) Editor</text:p>
          </table:table-cell>
          <table:table-cell table:style-name="ce5" office:value-type="string" calcext:value-type="string">
            <text:p>Dentsply Implant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1658^&quot;;&quot;ATLAS.ti&quot;)" office:value-type="string" office:string-value="ATLAS.ti" calcext:value-type="string">
            <text:p>ATLAS.ti</text:p>
          </table:table-cell>
          <table:table-cell table:style-name="ce5" office:value-type="string" calcext:value-type="string">
            <text:p>ATLAS.ti Scientific Software Development Gmb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95^&quot;;&quot;AudBase&quot;)" office:value-type="string" office:string-value="AudBase" calcext:value-type="string">
            <text:p>AudBase</text:p>
          </table:table-cell>
          <table:table-cell table:style-name="ce5" office:value-type="string" calcext:value-type="string">
            <text:p>AudSoft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06^&quot;;&quot;Audiate&quot;)" office:value-type="string" office:string-value="Audiate" calcext:value-type="string">
            <text:p>Audiate</text:p>
          </table:table-cell>
          <table:table-cell table:style-name="ce5" office:value-type="string" calcext:value-type="string">
            <text:p>TechSmi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30^&quot;;&quot;Audioscan NOAH Module&quot;)" office:value-type="string" office:string-value="Audioscan NOAH Module" calcext:value-type="string">
            <text:p>Audioscan NOAH Module</text:p>
          </table:table-cell>
          <table:table-cell table:style-name="ce5" office:value-type="string" calcext:value-type="string">
            <text:p>Audiosc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81^&quot;;&quot;Audit Command Language (ACL) Analytics&quot;)" office:value-type="string" office:string-value="Audit Command Language (ACL) Analytics" calcext:value-type="string">
            <text:p>Audit Command Language (ACL) Analytics</text:p>
          </table:table-cell>
          <table:table-cell table:style-name="ce5" office:value-type="string" calcext:value-type="string">
            <text:p>ACL Services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94^&quot;;&quot;Aura Experience Portal (AAEP/AEP)&quot;)" office:value-type="string" office:string-value="Aura Experience Portal (AAEP/AEP)" calcext:value-type="string">
            <text:p>Aura Experience Portal (AAEP/AEP)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11^&quot;;&quot;AutoCAD Map 3D&quot;)" office:value-type="string" office:string-value="AutoCAD Map 3D" calcext:value-type="string">
            <text:p>AutoCAD Map 3D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54^&quot;;&quot;AutoDesk 3ds Max&quot;)" office:value-type="string" office:string-value="AutoDesk 3ds Max" calcext:value-type="string">
            <text:p>AutoDesk 3ds Max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73^&quot;;&quot;Autodesk Inventor&quot;)" office:value-type="string" office:string-value="Autodesk Inventor" calcext:value-type="string">
            <text:p>Autodesk Inventor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01^&quot;;&quot;Autodesk Navisworks Exporters&quot;)" office:value-type="string" office:string-value="Autodesk Navisworks Exporters" calcext:value-type="string">
            <text:p>Autodesk Navisworks Exporters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37^&quot;;&quot;Autodesk Navisworks Manage&quot;)" office:value-type="string" office:string-value="Autodesk Navisworks Manage" calcext:value-type="string">
            <text:p>Autodesk Navisworks Manage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46^&quot;;&quot;Autodesk Recap Pro&quot;)" office:value-type="string" office:string-value="Autodesk Recap Pro" calcext:value-type="string">
            <text:p>Autodesk Recap Pro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74^&quot;;&quot;Autodesk Revit&quot;)" office:value-type="string" office:string-value="Autodesk Revit" calcext:value-type="string">
            <text:p>Autodesk Revit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48^&quot;;&quot;Autodesk Vault&quot;)" office:value-type="string" office:string-value="Autodesk Vault" calcext:value-type="string">
            <text:p>Autodesk Vault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17^&quot;;&quot;AutoMailMerge&quot;)" office:value-type="string" office:string-value="AutoMailMerge" calcext:value-type="string">
            <text:p>AutoMailMerge</text:p>
          </table:table-cell>
          <table:table-cell table:style-name="ce5" office:value-type="string" calcext:value-type="string">
            <text:p>Everma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28^&quot;;&quot;AutoMapper&quot;)" office:value-type="string" office:string-value="AutoMapper" calcext:value-type="string">
            <text:p>AutoMapper</text:p>
          </table:table-cell>
          <table:table-cell table:style-name="ce5" office:value-type="string" calcext:value-type="string">
            <text:p>Automapp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41^&quot;;&quot;Automated Acquisition Management Solution (AAMS)&quot;)" office:value-type="string" office:string-value="Automated Acquisition Management Solution (AAMS)" calcext:value-type="string">
            <text:p>Automated Acquisition Management Solution (AAMS)</text:p>
          </table:table-cell>
          <table:table-cell table:style-name="ce5" office:value-type="string" calcext:value-type="string">
            <text:p>Distributed Solution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93^&quot;;&quot;Automic Workload Automation&quot;)" office:value-type="string" office:string-value="Automic Workload Automation" calcext:value-type="string">
            <text:p>Automic Workload Automation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22^&quot;;&quot;AutoPass License Server (APLS)&quot;)" office:value-type="string" office:string-value="AutoPass License Server (APLS)" calcext:value-type="string">
            <text:p>AutoPass License Server (APLS)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72^&quot;;&quot;AutoStore&quot;)" office:value-type="string" office:string-value="AutoStore" calcext:value-type="string">
            <text:p>AutoStore</text:p>
          </table:table-cell>
          <table:table-cell table:style-name="ce5" office:value-type="string" calcext:value-type="string">
            <text:p>Kofax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00^&quot;;&quot;AvaSure Telesitter&quot;)" office:value-type="string" office:string-value="AvaSure Telesitter" calcext:value-type="string">
            <text:p>AvaSure Telesitter</text:p>
          </table:table-cell>
          <table:table-cell table:style-name="ce5" office:value-type="string" calcext:value-type="string">
            <text:p>AvaSure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71^&quot;;&quot;Avaya Aura Agent Desktop (AAAD)&quot;)" office:value-type="string" office:string-value="Avaya Aura Agent Desktop (AAAD)" calcext:value-type="string">
            <text:p>Avaya Aura Agent Desktop (AAAD)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92^&quot;;&quot;Avaya Aura Call Center Elite Multi Channel&quot;)" office:value-type="string" office:string-value="Avaya Aura Call Center Elite Multi Channel" calcext:value-type="string">
            <text:p>Avaya Aura Call Center Elite Multi Channel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79^&quot;;&quot;Avaya Aura Communication Manager&quot;)" office:value-type="string" office:string-value="Avaya Aura Communication Manager" calcext:value-type="string">
            <text:p>Avaya Aura Communication Manager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66^&quot;;&quot;Avaya Callback Assist (CBA)&quot;)" office:value-type="string" office:string-value="Avaya Callback Assist (CBA)" calcext:value-type="string">
            <text:p>Avaya Callback Assist (CBA)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91^&quot;;&quot;Avaya CallPilot&quot;)" office:value-type="string" office:string-value="Avaya CallPilot" calcext:value-type="string">
            <text:p>Avaya CallPilot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99^&quot;;&quot;Avaya Diagnostic Server&quot;)" office:value-type="string" office:string-value="Avaya Diagnostic Server" calcext:value-type="string">
            <text:p>Avaya Diagnostic Server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49^&quot;;&quot;Avaya one-X Agent&quot;)" office:value-type="string" office:string-value="Avaya one-X Agent" calcext:value-type="string">
            <text:p>Avaya one-X Agent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33^&quot;;&quot;Avaya Workforce Engagement&quot;)" office:value-type="string" office:string-value="Avaya Workforce Engagement" calcext:value-type="string">
            <text:p>Avaya Workforce Engagement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44^&quot;;&quot;Avaya Workplace Client&quot;)" office:value-type="string" office:string-value="Avaya Workplace Client" calcext:value-type="string">
            <text:p>Avaya Workplace Client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77^&quot;;&quot;Avery Design and Print&quot;)" office:value-type="string" office:string-value="Avery Design and Print" calcext:value-type="string">
            <text:p>Avery Design and Print</text:p>
          </table:table-cell>
          <table:table-cell table:style-name="ce5" office:value-type="string" calcext:value-type="string">
            <text:p>Ave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49^&quot;;&quot;Avigilon Camera Configuration Tool (CCT)&quot;)" office:value-type="string" office:string-value="Avigilon Camera Configuration Tool (CCT)" calcext:value-type="string">
            <text:p>Avigilon Camera Configuration Tool (CCT)</text:p>
          </table:table-cell>
          <table:table-cell table:style-name="ce5" office:value-type="string" calcext:value-type="string">
            <text:p>Motorola Solution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23^&quot;;&quot;AVI-SPL Symphony&quot;)" office:value-type="string" office:string-value="AVI-SPL Symphony" calcext:value-type="string">
            <text:p>AVI-SPL Symphony</text:p>
          </table:table-cell>
          <table:table-cell table:style-name="ce5" office:value-type="string" calcext:value-type="string">
            <text:p>AVI-SP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26^&quot;;&quot;Axe DevTools Browser Extension&quot;)" office:value-type="string" office:string-value="Axe DevTools Browser Extension" calcext:value-type="string">
            <text:p>Axe DevTools Browser Extension</text:p>
          </table:table-cell>
          <table:table-cell table:style-name="ce5" office:value-type="string" calcext:value-type="string">
            <text:p>Dequ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26^&quot;;&quot;Axe Monitor&quot;)" office:value-type="string" office:string-value="Axe Monitor" calcext:value-type="string">
            <text:p>Axe Monitor</text:p>
          </table:table-cell>
          <table:table-cell table:style-name="ce5" office:value-type="string" calcext:value-type="string">
            <text:p>Dequ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18^&quot;;&quot;aXe-core&quot;)" office:value-type="string" office:string-value="aXe-core" calcext:value-type="string">
            <text:p>aXe-core</text:p>
          </table:table-cell>
          <table:table-cell table:style-name="ce5" office:value-type="string" calcext:value-type="string">
            <text:p>Dequ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17^&quot;;&quot;Axon Evidence Upload XT&quot;)" office:value-type="string" office:string-value="Axon Evidence Upload XT" calcext:value-type="string">
            <text:p>Axon Evidence Upload XT</text:p>
          </table:table-cell>
          <table:table-cell table:style-name="ce5" office:value-type="string" calcext:value-type="string">
            <text:p>Ax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15^&quot;;&quot;AXON Fleet Dashboard&quot;)" office:value-type="string" office:string-value="AXON Fleet Dashboard" calcext:value-type="string">
            <text:p>AXON Fleet Dashboard</text:p>
          </table:table-cell>
          <table:table-cell table:style-name="ce5" office:value-type="string" calcext:value-type="string">
            <text:p>Ax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18^&quot;;&quot;Axon View XL Standalone Mode&quot;)" office:value-type="string" office:string-value="Axon View XL Standalone Mode" calcext:value-type="string">
            <text:p>Axon View XL Standalone Mode</text:p>
          </table:table-cell>
          <table:table-cell table:style-name="ce5" office:value-type="string" calcext:value-type="string">
            <text:p>Ax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99^&quot;;&quot;Backup Exec&quot;)" office:value-type="string" office:string-value="Backup Exec" calcext:value-type="string">
            <text:p>Backup Exec</text:p>
          </table:table-cell>
          <table:table-cell table:style-name="ce5" office:value-type="string" calcext:value-type="string">
            <text:p>Verit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95^&quot;;&quot;Badboy&quot;)" office:value-type="string" office:string-value="Badboy" calcext:value-type="string">
            <text:p>Badboy</text:p>
          </table:table-cell>
          <table:table-cell table:style-name="ce5" office:value-type="string" calcext:value-type="string">
            <text:p>Badboy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23^&quot;;&quot;Balance Tracking Systems (BTrackS) Assess Balance&quot;)" office:value-type="string" office:string-value="Balance Tracking Systems (BTrackS) Assess Balance" calcext:value-type="string">
            <text:p>Balance Tracking Systems (BTrackS) Assess Balance</text:p>
          </table:table-cell>
          <table:table-cell table:style-name="ce5" office:value-type="string" calcext:value-type="string">
            <text:p>Balance Tracking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49^&quot;;&quot;Balsamiq Mockups&quot;)" office:value-type="string" office:string-value="Balsamiq Mockups" calcext:value-type="string">
            <text:p>Balsamiq Mockups</text:p>
          </table:table-cell>
          <table:table-cell table:style-name="ce5" office:value-type="string" calcext:value-type="string">
            <text:p>Balsamiq Studios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46^&quot;;&quot;BarTender&quot;)" office:value-type="string" office:string-value="BarTender" calcext:value-type="string">
            <text:p>BarTender</text:p>
          </table:table-cell>
          <table:table-cell table:style-name="ce5" office:value-type="string" calcext:value-type="string">
            <text:p>Seagull Scientif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73^&quot;;&quot;BCC Architect&quot;)" office:value-type="string" office:string-value="BCC Architect" calcext:value-type="string">
            <text:p>BCC Architect</text:p>
          </table:table-cell>
          <table:table-cell table:style-name="ce5" office:value-type="string" calcext:value-type="string">
            <text:p>BC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21^&quot;;&quot;BCC Mail Manager&quot;)" office:value-type="string" office:string-value="BCC Mail Manager" calcext:value-type="string">
            <text:p>BCC Mail Manager</text:p>
          </table:table-cell>
          <table:table-cell table:style-name="ce5" office:value-type="string" calcext:value-type="string">
            <text:p>BC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69^&quot;;&quot;B-Coder&quot;)" office:value-type="string" office:string-value="B-Coder" calcext:value-type="string">
            <text:p>B-Coder</text:p>
          </table:table-cell>
          <table:table-cell table:style-name="ce5" office:value-type="string" calcext:value-type="string">
            <text:p>TAL Techn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04^&quot;;&quot;BCS Advanced Capture&quot;)" office:value-type="string" office:string-value="BCS Advanced Capture" calcext:value-type="string">
            <text:p>BCS Advanced Capture</text:p>
          </table:table-cell>
          <table:table-cell table:style-name="ce5" office:value-type="string" calcext:value-type="string">
            <text:p>BCS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04^&quot;;&quot;BD Assurity Linc&quot;)" office:value-type="string" office:string-value="BD Assurity Linc" calcext:value-type="string">
            <text:p>BD Assurity Linc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16^&quot;;&quot;BEAM&quot;)" office:value-type="string" office:string-value="BEAM" calcext:value-type="string">
            <text:p>BEAM</text:p>
          </table:table-cell>
          <table:table-cell table:style-name="ce5" office:value-type="string" calcext:value-type="string">
            <text:p>OneMedNe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7152^&quot;;&quot;Behavior Rating Inventory of Executive Function - Adult Version (BRIEF-A)&quot;)" office:value-type="string" office:string-value="Behavior Rating Inventory of Executive Function - Adult Version (BRIEF-A)" calcext:value-type="string">
            <text:p>Behavior Rating Inventory of Executive Function - Adult Version (BRIEF-A)</text:p>
          </table:table-cell>
          <table:table-cell table:style-name="ce5" office:value-type="string" calcext:value-type="string">
            <text:p>PAR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37^&quot;;&quot;BeyondTrust Remote Support&quot;)" office:value-type="string" office:string-value="BeyondTrust Remote Support" calcext:value-type="string">
            <text:p>BeyondTrust Remote Support</text:p>
          </table:table-cell>
          <table:table-cell table:style-name="ce5" office:value-type="string" calcext:value-type="string">
            <text:p>BeyondTrust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60^&quot;;&quot;BigFix Remote Control&quot;)" office:value-type="string" office:string-value="BigFix Remote Control" calcext:value-type="string">
            <text:p>BigFix Remote Control</text:p>
          </table:table-cell>
          <table:table-cell table:style-name="ce5" office:value-type="string" calcext:value-type="string">
            <text:p>HCL Technologies, Limit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58^&quot;;&quot;BioAdaptor&quot;)" office:value-type="string" office:string-value="BioAdaptor" calcext:value-type="string">
            <text:p>BioAdaptor</text:p>
          </table:table-cell>
          <table:table-cell table:style-name="ce5" office:value-type="string" calcext:value-type="string">
            <text:p>Cyber Arm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57^&quot;;&quot;Biscom Secure File Transfer (SFT)&quot;)" office:value-type="string" office:string-value="Biscom Secure File Transfer (SFT)" calcext:value-type="string">
            <text:p>Biscom Secure File Transfer (SFT)</text:p>
          </table:table-cell>
          <table:table-cell table:style-name="ce5" office:value-type="string" calcext:value-type="string">
            <text:p>Bis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56^&quot;;&quot;Blackbaud Grantmaking (GIFTS)&quot;)" office:value-type="string" office:string-value="Blackbaud Grantmaking (GIFTS)" calcext:value-type="string">
            <text:p>Blackbaud Grantmaking (GIFTS)</text:p>
          </table:table-cell>
          <table:table-cell table:style-name="ce5" office:value-type="string" calcext:value-type="string">
            <text:p>Blackbaud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20^&quot;;&quot;Blaise&quot;)" office:value-type="string" office:string-value="Blaise" calcext:value-type="string">
            <text:p>Blaise</text:p>
          </table:table-cell>
          <table:table-cell table:style-name="ce5" office:value-type="string" calcext:value-type="string">
            <text:p>Statistics Netherla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93^&quot;;&quot;Blue Prism Enterprise&quot;)" office:value-type="string" office:string-value="Blue Prism Enterprise" calcext:value-type="string">
            <text:p>Blue Prism Enterprise</text:p>
          </table:table-cell>
          <table:table-cell table:style-name="ce5" office:value-type="string" calcext:value-type="string">
            <text:p>Blue Pris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50^&quot;;&quot;Blue Prism Hub&quot;)" office:value-type="string" office:string-value="Blue Prism Hub" calcext:value-type="string">
            <text:p>Blue Prism Hub</text:p>
          </table:table-cell>
          <table:table-cell table:style-name="ce5" office:value-type="string" calcext:value-type="string">
            <text:p>SS&amp;C Technologie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23^&quot;;&quot;BMC Action Request (AR) System&quot;)" office:value-type="string" office:string-value="BMC Action Request (AR) System" calcext:value-type="string">
            <text:p>BMC Action Request (AR) System</text:p>
          </table:table-cell>
          <table:table-cell table:style-name="ce5" office:value-type="string" calcext:value-type="string">
            <text:p>BMC Softwar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406^&quot;;&quot;BMC AMI DevX Abend-AID for Customer Information Control System (CICS)&quot;)" office:value-type="string" office:string-value="BMC AMI DevX Abend-AID for Customer Information Control System (CICS)" calcext:value-type="string">
            <text:p>BMC AMI DevX Abend-AID for Customer Information Control System (CICS)</text:p>
          </table:table-cell>
          <table:table-cell table:style-name="ce5" office:value-type="string" calcext:value-type="string">
            <text:p>BM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87^&quot;;&quot;BMC AMI DevX Workbench for Eclipse&quot;)" office:value-type="string" office:string-value="BMC AMI DevX Workbench for Eclipse" calcext:value-type="string">
            <text:p>BMC AMI DevX Workbench for Eclipse</text:p>
          </table:table-cell>
          <table:table-cell table:style-name="ce5" office:value-type="string" calcext:value-type="string">
            <text:p>BM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75^&quot;;&quot;BMC AMI Storage UPSTREAM for z/OS Server&quot;)" office:value-type="string" office:string-value="BMC AMI Storage UPSTREAM for z/OS Server" calcext:value-type="string">
            <text:p>BMC AMI Storage UPSTREAM for z/OS Server</text:p>
          </table:table-cell>
          <table:table-cell table:style-name="ce5" office:value-type="string" calcext:value-type="string">
            <text:p>BM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60^&quot;;&quot;BMC Helix Continuous Optimization&quot;)" office:value-type="string" office:string-value="BMC Helix Continuous Optimization" calcext:value-type="string">
            <text:p>BMC Helix Continuous Optimization</text:p>
          </table:table-cell>
          <table:table-cell table:style-name="ce5" office:value-type="string" calcext:value-type="string">
            <text:p>BM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21^&quot;;&quot;Bodyswaps&quot;)" office:value-type="string" office:string-value="Bodyswaps" calcext:value-type="string">
            <text:p>Bodyswaps</text:p>
          </table:table-cell>
          <table:table-cell table:style-name="ce5" office:value-type="string" calcext:value-type="string">
            <text:p>Bodyswa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38^&quot;;&quot;Bosch Video Management Systems (BVMS)&quot;)" office:value-type="string" office:string-value="Bosch Video Management Systems (BVMS)" calcext:value-type="string">
            <text:p>Bosch Video Management Systems (BVMS)</text:p>
          </table:table-cell>
          <table:table-cell table:style-name="ce5" office:value-type="string" calcext:value-type="string">
            <text:p>Bos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98^&quot;;&quot;Brackets&quot;)" office:value-type="string" office:string-value="Brackets" calcext:value-type="string">
            <text:p>Brackets</text:p>
          </table:table-cell>
          <table:table-cell table:style-name="ce5" office:value-type="string" calcext:value-type="string">
            <text:p>Ado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14^&quot;;&quot;Brainlab Elements&quot;)" office:value-type="string" office:string-value="Brainlab Elements" calcext:value-type="string">
            <text:p>Brainlab Elements</text:p>
          </table:table-cell>
          <table:table-cell table:style-name="ce5" office:value-type="string" calcext:value-type="string">
            <text:p>BrainLa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68^&quot;;&quot;Broadcom Development Test (DevTest) Solutions&quot;)" office:value-type="string" office:string-value="Broadcom Development Test (DevTest) Solutions" calcext:value-type="string">
            <text:p>Broadcom Development Test (DevTest) Solutions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20^&quot;;&quot;BroadView Software Traffic System&quot;)" office:value-type="string" office:string-value="BroadView Software Traffic System" calcext:value-type="string">
            <text:p>BroadView Software Traffic System</text:p>
          </table:table-cell>
          <table:table-cell table:style-name="ce5" office:value-type="string" calcext:value-type="string">
            <text:p>BroadView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03^&quot;;&quot;Bucher + Suter (B + S) Connects for Salesforce&quot;)" office:value-type="string" office:string-value="Bucher + Suter (B + S) Connects for Salesforce" calcext:value-type="string">
            <text:p>Bucher + Suter (B + S) Connects for Salesforce</text:p>
          </table:table-cell>
          <table:table-cell table:style-name="ce5" office:value-type="string" calcext:value-type="string">
            <text:p>B + 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83^&quot;;&quot;Business Service Management (BSM)&quot;)" office:value-type="string" office:string-value="Business Service Management (BSM)" calcext:value-type="string">
            <text:p>Business Service Management (BSM)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31^&quot;;&quot;BWAnalysis&quot;)" office:value-type="string" office:string-value="BWAnalysis" calcext:value-type="string">
            <text:p>BWAnalysis</text:p>
          </table:table-cell>
          <table:table-cell table:style-name="ce5" office:value-type="string" calcext:value-type="string">
            <text:p>Neurovirtu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32^&quot;;&quot;CA Configuration Automation&quot;)" office:value-type="string" office:string-value="CA Configuration Automation" calcext:value-type="string">
            <text:p>CA Configuration Automation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76^&quot;;&quot;CA Service Desk Manager (SDM)&quot;)" office:value-type="string" office:string-value="CA Service Desk Manager (SDM)" calcext:value-type="string">
            <text:p>CA Service Desk Manager (SDM)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02^&quot;;&quot;CA SOLVE:Access Session Management&quot;)" office:value-type="string" office:string-value="CA SOLVE:Access Session Management" calcext:value-type="string">
            <text:p>CA SOLVE:Access Session Management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04^&quot;;&quot;CA Workload Automation (WA) Restart Option for z/OS Schedulers&quot;)" office:value-type="string" office:string-value="CA Workload Automation (WA) Restart Option for z/OS Schedulers" calcext:value-type="string">
            <text:p>CA Workload Automation (WA) Restart Option for z/OS Schedulers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86^&quot;;&quot;Cache Server Pages (CSP)&quot;)" office:value-type="string" office:string-value="Cache Server Pages (CSP)" calcext:value-type="string">
            <text:p>Cache Server Pages (CSP)</text:p>
          </table:table-cell>
          <table:table-cell table:style-name="ce5" office:value-type="string" calcext:value-type="string">
            <text:p>Inter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03^&quot;;&quot;Calabrio One&quot;)" office:value-type="string" office:string-value="Calabrio One" calcext:value-type="string">
            <text:p>Calabrio One</text:p>
          </table:table-cell>
          <table:table-cell table:style-name="ce5" office:value-type="string" calcext:value-type="string">
            <text:p>Calabrio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34^&quot;;&quot;Calero VeraSMART Call Accounting Software&quot;)" office:value-type="string" office:string-value="Calero VeraSMART Call Accounting Software" calcext:value-type="string">
            <text:p>Calero VeraSMART Call Accounting Software</text:p>
          </table:table-cell>
          <table:table-cell table:style-name="ce5" office:value-type="string" calcext:value-type="string">
            <text:p>Carous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75^&quot;;&quot;Call Center Operator Console&quot;)" office:value-type="string" office:string-value="Call Center Operator Console" calcext:value-type="string">
            <text:p>Call Center Operator Console</text:p>
          </table:table-cell>
          <table:table-cell table:style-name="ce5" office:value-type="string" calcext:value-type="string">
            <text:p>SPO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92^&quot;;&quot;Canva for Desktop&quot;)" office:value-type="string" office:string-value="Canva for Desktop" calcext:value-type="string">
            <text:p>Canva for Desktop</text:p>
          </table:table-cell>
          <table:table-cell table:style-name="ce5" office:value-type="string" calcext:value-type="string">
            <text:p>Can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41^&quot;;&quot;Canvas Learning Management System (LMS)&quot;)" office:value-type="string" office:string-value="Canvas Learning Management System (LMS)" calcext:value-type="string">
            <text:p>Canvas Learning Management System (LMS)</text:p>
          </table:table-cell>
          <table:table-cell table:style-name="ce5" office:value-type="string" calcext:value-type="string">
            <text:p>Instructu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80^&quot;;&quot;Canvas X for Windows&quot;)" office:value-type="string" office:string-value="Canvas X for Windows" calcext:value-type="string">
            <text:p>Canvas X for Windows</text:p>
          </table:table-cell>
          <table:table-cell table:style-name="ce5" office:value-type="string" calcext:value-type="string">
            <text:p>Canvas GF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82^&quot;;&quot;CaptureTech Web Manager&quot;)" office:value-type="string" office:string-value="CaptureTech Web Manager" calcext:value-type="string">
            <text:p>CaptureTech Web Manager</text:p>
          </table:table-cell>
          <table:table-cell table:style-name="ce5" office:value-type="string" calcext:value-type="string">
            <text:p>Capture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67^&quot;;&quot;Carbon Black Application Control&quot;)" office:value-type="string" office:string-value="Carbon Black Application Control" calcext:value-type="string">
            <text:p>Carbon Black Application Control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15^&quot;;&quot;CardExchange Producer&quot;)" office:value-type="string" office:string-value="CardExchange Producer" calcext:value-type="string">
            <text:p>CardExchange Producer</text:p>
          </table:table-cell>
          <table:table-cell table:style-name="ce5" office:value-type="string" calcext:value-type="string">
            <text:p>CardExchange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88^&quot;;&quot;CardImaging Software&quot;)" office:value-type="string" office:string-value="CardImaging Software" calcext:value-type="string">
            <text:p>CardImaging Software</text:p>
          </table:table-cell>
          <table:table-cell table:style-name="ce5" office:value-type="string" calcext:value-type="string">
            <text:p>CardImag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08^&quot;;&quot;Cardinal Key&quot;)" office:value-type="string" office:string-value="Cardinal Key" calcext:value-type="string">
            <text:p>Cardinal Key</text:p>
          </table:table-cell>
          <table:table-cell table:style-name="ce5" office:value-type="string" calcext:value-type="string">
            <text:p>Stanford Univers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98^&quot;;&quot;CardioDay Holter Electrocardiogram (ECG)&quot;)" office:value-type="string" office:string-value="CardioDay Holter Electrocardiogram (ECG)" calcext:value-type="string">
            <text:p>CardioDay Holter Electrocardiogram (ECG)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47^&quot;;&quot;CardioSoft Diagnostic System&quot;)" office:value-type="string" office:string-value="CardioSoft Diagnostic System" calcext:value-type="string">
            <text:p>CardioSoft Diagnostic System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38^&quot;;&quot;Cardiovascular Orientation Program (CVOP)&quot;)" office:value-type="string" office:string-value="Cardiovascular Orientation Program (CVOP)" calcext:value-type="string">
            <text:p>Cardiovascular Orientation Program (CVOP)</text:p>
          </table:table-cell>
          <table:table-cell table:style-name="ce5" office:value-type="string" calcext:value-type="string">
            <text:p>Wes Tod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60^&quot;;&quot;cardPresso&quot;)" office:value-type="string" office:string-value="cardPresso" calcext:value-type="string">
            <text:p>cardPresso</text:p>
          </table:table-cell>
          <table:table-cell table:style-name="ce5" office:value-type="string" calcext:value-type="string">
            <text:p>cardPress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05^&quot;;&quot;Care Transitions Portal&quot;)" office:value-type="string" office:string-value="Care Transitions Portal" calcext:value-type="string">
            <text:p>Care Transitions Portal</text:p>
          </table:table-cell>
          <table:table-cell table:style-name="ce5" office:value-type="string" calcext:value-type="string">
            <text:p>Engineered C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06^&quot;;&quot;Caregility Policy Server&quot;)" office:value-type="string" office:string-value="Caregility Policy Server" calcext:value-type="string">
            <text:p>Caregility Policy Server</text:p>
          </table:table-cell>
          <table:table-cell table:style-name="ce5" office:value-type="string" calcext:value-type="string">
            <text:p>Caregil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90^&quot;;&quot;CareLink iPro Therapy Management Software&quot;)" office:value-type="string" office:string-value="CareLink iPro Therapy Management Software" calcext:value-type="string">
            <text:p>CareLink iPro Therapy Management Software</text:p>
          </table:table-cell>
          <table:table-cell table:style-name="ce5" office:value-type="string" calcext:value-type="string">
            <text:p>Medtronic MiniM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52^&quot;;&quot;CareLink Pro&quot;)" office:value-type="string" office:string-value="CareLink Pro" calcext:value-type="string">
            <text:p>CareLink Pro</text:p>
          </table:table-cell>
          <table:table-cell table:style-name="ce5" office:value-type="string" calcext:value-type="string">
            <text:p>Medtronic MiniM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87^&quot;;&quot;CareLink Uploader&quot;)" office:value-type="string" office:string-value="CareLink Uploader" calcext:value-type="string">
            <text:p>CareLink Uploader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21^&quot;;&quot;CAREpoint&quot;)" office:value-type="string" office:string-value="CAREpoint" calcext:value-type="string">
            <text:p>CAREpoint</text:p>
          </table:table-cell>
          <table:table-cell table:style-name="ce5" office:value-type="string" calcext:value-type="string">
            <text:p>General De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78^&quot;;&quot;CASTViz&quot;)" office:value-type="string" office:string-value="CASTViz" calcext:value-type="string">
            <text:p>CASTViz</text:p>
          </table:table-cell>
          <table:table-cell table:style-name="ce5" office:value-type="string" calcext:value-type="string">
            <text:p>US Department of Justi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315^&quot;;&quot;Catalyst Control Center&quot;)" office:value-type="string" office:string-value="Catalyst Control Center" calcext:value-type="string">
            <text:p>Catalyst Control Center</text:p>
          </table:table-cell>
          <table:table-cell table:style-name="ce5" office:value-type="string" calcext:value-type="string">
            <text:p>AM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02^&quot;;&quot;CData Open Database Connectivity (ODBC) Driver for SharePoint&quot;)" office:value-type="string" office:string-value="CData Open Database Connectivity (ODBC) Driver for SharePoint" calcext:value-type="string">
            <text:p>CData Open Database Connectivity (ODBC) Driver for SharePoint</text:p>
          </table:table-cell>
          <table:table-cell table:style-name="ce5" office:value-type="string" calcext:value-type="string">
            <text:p>CData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54^&quot;;&quot;Cellavision Transfer Tool&quot;)" office:value-type="string" office:string-value="Cellavision Transfer Tool" calcext:value-type="string">
            <text:p>Cellavision Transfer Tool</text:p>
          </table:table-cell>
          <table:table-cell table:style-name="ce5" office:value-type="string" calcext:value-type="string">
            <text:p>Cellavis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49^&quot;;&quot;Celonis Agent&quot;)" office:value-type="string" office:string-value="Celonis Agent" calcext:value-type="string">
            <text:p>Celonis Agent</text:p>
          </table:table-cell>
          <table:table-cell table:style-name="ce5" office:value-type="string" calcext:value-type="string">
            <text:p>Celon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32^&quot;;&quot;CenTrak Prism&quot;)" office:value-type="string" office:string-value="CenTrak Prism" calcext:value-type="string">
            <text:p>CenTrak Prism</text:p>
          </table:table-cell>
          <table:table-cell table:style-name="ce5" office:value-type="string" calcext:value-type="string">
            <text:p>CenTra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90^&quot;;&quot;Central Nervous System Vital Signs (CNSVS)&quot;)" office:value-type="string" office:string-value="Central Nervous System Vital Signs (CNSVS)" calcext:value-type="string">
            <text:p>Central Nervous System Vital Signs (CNSVS)</text:p>
          </table:table-cell>
          <table:table-cell table:style-name="ce5" office:value-type="string" calcext:value-type="string">
            <text:p>CNS Vital Signs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77^&quot;;&quot;CentreWare Web&quot;)" office:value-type="string" office:string-value="CentreWare Web" calcext:value-type="string">
            <text:p>CentreWare Web</text:p>
          </table:table-cell>
          <table:table-cell table:style-name="ce5" office:value-type="string" calcext:value-type="string">
            <text:p>Xer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31^&quot;;&quot;Ceribell Electroencephalography (EEG)&quot;)" office:value-type="string" office:string-value="Ceribell Electroencephalography (EEG)" calcext:value-type="string">
            <text:p>Ceribell Electroencephalography (EEG)</text:p>
          </table:table-cell>
          <table:table-cell table:style-name="ce5" office:value-type="string" calcext:value-type="string">
            <text:p>Cerib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76^&quot;;&quot;Cerner 724Access Downtime Viewer&quot;)" office:value-type="string" office:string-value="Cerner 724Access Downtime Viewer" calcext:value-type="string">
            <text:p>Cerner 724Access Downtime Viewer</text:p>
          </table:table-cell>
          <table:table-cell table:style-name="ce5" office:value-type="string" calcext:value-type="string">
            <text:p>Cerner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61^&quot;;&quot;CFEngine Community&quot;)" office:value-type="string" office:string-value="CFEngine Community" calcext:value-type="string">
            <text:p>CFEngine Community</text:p>
          </table:table-cell>
          <table:table-cell table:style-name="ce5" office:value-type="string" calcext:value-type="string">
            <text:p>CFEngi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88^&quot;;&quot;Change Healthcare Radiology Solution&quot;)" office:value-type="string" office:string-value="Change Healthcare Radiology Solution" calcext:value-type="string">
            <text:p>Change Healthcare Radiology Solution</text:p>
          </table:table-cell>
          <table:table-cell table:style-name="ce5" office:value-type="string" calcext:value-type="string">
            <text:p>Chan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87^&quot;;&quot;ChangeGear&quot;)" office:value-type="string" office:string-value="ChangeGear" calcext:value-type="string">
            <text:p>ChangeGear</text:p>
          </table:table-cell>
          <table:table-cell table:style-name="ce5" office:value-type="string" calcext:value-type="string">
            <text:p>SunView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91^&quot;;&quot;Cisco Finesse&quot;)" office:value-type="string" office:string-value="Cisco Finesse" calcext:value-type="string">
            <text:p>Cisco Finesse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67^&quot;;&quot;Cisco Modeling Labs (CML) for Enterprise&quot;)" office:value-type="string" office:string-value="Cisco Modeling Labs (CML) for Enterprise" calcext:value-type="string">
            <text:p>Cisco Modeling Labs (CML) for Enterprise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75^&quot;;&quot;Cisco Nexus Dashboard Fabric Controller&quot;)" office:value-type="string" office:string-value="Cisco Nexus Dashboard Fabric Controller" calcext:value-type="string">
            <text:p>Cisco Nexus Dashboard Fabric Controller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27^&quot;;&quot;Cisco Unified Computing System (UCS) Central&quot;)" office:value-type="string" office:string-value="Cisco Unified Computing System (UCS) Central" calcext:value-type="string">
            <text:p>Cisco Unified Computing System (UCS) Central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29^&quot;;&quot;Cisco Unified Contact Center Express (UCCX)&quot;)" office:value-type="string" office:string-value="Cisco Unified Contact Center Express (UCCX)" calcext:value-type="string">
            <text:p>Cisco Unified Contact Center Express (UCCX)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92^&quot;;&quot;Cisco Unity Connection&quot;)" office:value-type="string" office:string-value="Cisco Unity Connection" calcext:value-type="string">
            <text:p>Cisco Unity Connection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23^&quot;;&quot;Citrix Application Delivery Management (ADM)&quot;)" office:value-type="string" office:string-value="Citrix Application Delivery Management (ADM)" calcext:value-type="string">
            <text:p>Citrix Application Delivery Management (ADM)</text:p>
          </table:table-cell>
          <table:table-cell table:style-name="ce5" office:value-type="string" calcext:value-type="string">
            <text:p>Citr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42^&quot;;&quot;Citrix Gateway&quot;)" office:value-type="string" office:string-value="Citrix Gateway" calcext:value-type="string">
            <text:p>Citrix Gateway</text:p>
          </table:table-cell>
          <table:table-cell table:style-name="ce5" office:value-type="string" calcext:value-type="string">
            <text:p>Citr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07^&quot;;&quot;Citrix Provisioning&quot;)" office:value-type="string" office:string-value="Citrix Provisioning" calcext:value-type="string">
            <text:p>Citrix Provisioning</text:p>
          </table:table-cell>
          <table:table-cell table:style-name="ce5" office:value-type="string" calcext:value-type="string">
            <text:p>Citr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90^&quot;;&quot;Citrix Workspace&quot;)" office:value-type="string" office:string-value="Citrix Workspace" calcext:value-type="string">
            <text:p>Citrix Workspace</text:p>
          </table:table-cell>
          <table:table-cell table:style-name="ce5" office:value-type="string" calcext:value-type="string">
            <text:p>Citrix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111^&quot;;&quot;CLAMP (Clinical Language Annotation, Modeling, and Processing) Toolkit&quot;)" office:value-type="string" office:string-value="CLAMP (Clinical Language Annotation, Modeling, and Processing) Toolkit" calcext:value-type="string">
            <text:p>CLAMP (Clinical Language Annotation, Modeling, and Processing) Toolkit</text:p>
          </table:table-cell>
          <table:table-cell table:style-name="ce5" office:value-type="string" calcext:value-type="string">
            <text:p>University of Texas Health Science Cen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97^&quot;;&quot;Clearbox Enterprise RADIUS Server&quot;)" office:value-type="string" office:string-value="Clearbox Enterprise RADIUS Server" calcext:value-type="string">
            <text:p>Clearbox Enterprise RADIUS Server</text:p>
          </table:table-cell>
          <table:table-cell table:style-name="ce5" office:value-type="string" calcext:value-type="string">
            <text:p>XPerience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24^&quot;;&quot;ClearPass OnGuard&quot;)" office:value-type="string" office:string-value="ClearPass OnGuard" calcext:value-type="string">
            <text:p>ClearPass OnGuard</text:p>
          </table:table-cell>
          <table:table-cell table:style-name="ce5" office:value-type="string" calcext:value-type="string">
            <text:p>Aruba Networ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59^&quot;;&quot;ClearRead CT&quot;)" office:value-type="string" office:string-value="ClearRead CT" calcext:value-type="string">
            <text:p>ClearRead CT</text:p>
          </table:table-cell>
          <table:table-cell table:style-name="ce5" office:value-type="string" calcext:value-type="string">
            <text:p>Riverain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79^&quot;;&quot;Cleo Harmony&quot;)" office:value-type="string" office:string-value="Cleo Harmony" calcext:value-type="string">
            <text:p>Cleo Harmony</text:p>
          </table:table-cell>
          <table:table-cell table:style-name="ce5" office:value-type="string" calcext:value-type="string">
            <text:p>Cle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11^&quot;;&quot;ClickLearn&quot;)" office:value-type="string" office:string-value="ClickLearn" calcext:value-type="string">
            <text:p>ClickLearn</text:p>
          </table:table-cell>
          <table:table-cell table:style-name="ce5" office:value-type="string" calcext:value-type="string">
            <text:p>ClickLear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21^&quot;;&quot;ClickShare Extension Pack&quot;)" office:value-type="string" office:string-value="ClickShare Extension Pack" calcext:value-type="string">
            <text:p>ClickShare Extension Pack</text:p>
          </table:table-cell>
          <table:table-cell table:style-name="ce5" office:value-type="string" calcext:value-type="string">
            <text:p>Bar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64^&quot;;&quot;CliniComp&quot;)" office:value-type="string" office:string-value="CliniComp" calcext:value-type="string">
            <text:p>CliniComp</text:p>
          </table:table-cell>
          <table:table-cell table:style-name="ce5" office:value-type="string" calcext:value-type="string">
            <text:p>CliniComp Internation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67^&quot;;&quot;CLIPS Full Terminal&quot;)" office:value-type="string" office:string-value="CLIPS Full Terminal" calcext:value-type="string">
            <text:p>CLIPS Full Terminal</text:p>
          </table:table-cell>
          <table:table-cell table:style-name="ce5" office:value-type="string" calcext:value-type="string">
            <text:p>CommSy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88^&quot;;&quot;CLIQ Connect&quot;)" office:value-type="string" office:string-value="CLIQ Connect" calcext:value-type="string">
            <text:p>CLIQ Connect</text:p>
          </table:table-cell>
          <table:table-cell table:style-name="ce5" office:value-type="string" calcext:value-type="string">
            <text:p>Assa Ablo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14^&quot;;&quot;CLIQ Web Manager&quot;)" office:value-type="string" office:string-value="CLIQ Web Manager" calcext:value-type="string">
            <text:p>CLIQ Web Manager</text:p>
          </table:table-cell>
          <table:table-cell table:style-name="ce5" office:value-type="string" calcext:value-type="string">
            <text:p>Assa Ablo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73^&quot;;&quot;Clockspring&quot;)" office:value-type="string" office:string-value="Clockspring" calcext:value-type="string">
            <text:p>Clockspring</text:p>
          </table:table-cell>
          <table:table-cell table:style-name="ce5" office:value-type="string" calcext:value-type="string">
            <text:p>ClockSpr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69^&quot;;&quot;Cloud Maker Enterprise Server Solution&quot;)" office:value-type="string" office:string-value="Cloud Maker Enterprise Server Solution" calcext:value-type="string">
            <text:p>Cloud Maker Enterprise Server Solution</text:p>
          </table:table-cell>
          <table:table-cell table:style-name="ce5" office:value-type="string" calcext:value-type="string">
            <text:p>Cloud Mak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20^&quot;;&quot;CloudBees Core&quot;)" office:value-type="string" office:string-value="CloudBees Core" calcext:value-type="string">
            <text:p>CloudBees Core</text:p>
          </table:table-cell>
          <table:table-cell table:style-name="ce5" office:value-type="string" calcext:value-type="string">
            <text:p>Cloudbe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28^&quot;;&quot;Cloudflare Turnstile&quot;)" office:value-type="string" office:string-value="Cloudflare Turnstile" calcext:value-type="string">
            <text:p>Cloudflare Turnstile</text:p>
          </table:table-cell>
          <table:table-cell table:style-name="ce5" office:value-type="string" calcext:value-type="string">
            <text:p>Cloudfl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78^&quot;;&quot;Cloudockit&quot;)" office:value-type="string" office:string-value="Cloudockit" calcext:value-type="string">
            <text:p>Cloudockit</text:p>
          </table:table-cell>
          <table:table-cell table:style-name="ce5" office:value-type="string" calcext:value-type="string">
            <text:p>Lansweep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70^&quot;;&quot;cobas infinity Point of Care (POC) solution&quot;)" office:value-type="string" office:string-value="cobas infinity Point of Care (POC) solution" calcext:value-type="string">
            <text:p>cobas infinity Point of Care (POC) solution</text:p>
          </table:table-cell>
          <table:table-cell table:style-name="ce5" office:value-type="string" calcext:value-type="string">
            <text:p>Roche Diagno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68^&quot;;&quot;Cockpit&quot;)" office:value-type="string" office:string-value="Cockpit" calcext:value-type="string">
            <text:p>Cockpit</text:p>
          </table:table-cell>
          <table:table-cell table:style-name="ce5" office:value-type="string" calcext:value-type="string">
            <text:p>Cockpi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37^&quot;;&quot;Code On Time&quot;)" office:value-type="string" office:string-value="Code On Time" calcext:value-type="string">
            <text:p>Code On Time</text:p>
          </table:table-cell>
          <table:table-cell table:style-name="ce5" office:value-type="string" calcext:value-type="string">
            <text:p>Code On Tim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35^&quot;;&quot;CodeIgniter&quot;)" office:value-type="string" office:string-value="CodeIgniter" calcext:value-type="string">
            <text:p>CodeIgniter</text:p>
          </table:table-cell>
          <table:table-cell table:style-name="ce5" office:value-type="string" calcext:value-type="string">
            <text:p>CodeIgni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45^&quot;;&quot;Codename: The Bridge&quot;)" office:value-type="string" office:string-value="Codename: The Bridge" calcext:value-type="string">
            <text:p>Codename: The Bridge</text:p>
          </table:table-cell>
          <table:table-cell table:style-name="ce5" office:value-type="string" calcext:value-type="string">
            <text:p>MI7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41^&quot;;&quot;CodeSource&quot;)" office:value-type="string" office:string-value="CodeSource" calcext:value-type="string">
            <text:p>CodeSource</text:p>
          </table:table-cell>
          <table:table-cell table:style-name="ce5" office:value-type="string" calcext:value-type="string">
            <text:p>HPC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78^&quot;;&quot;Coding and Reimbursement System Plus (CRS+)&quot;)" office:value-type="string" office:string-value="Coding and Reimbursement System Plus (CRS+)" calcext:value-type="string">
            <text:p>Coding and Reimbursement System Plus (CRS+)</text:p>
          </table:table-cell>
          <table:table-cell table:style-name="ce5" office:value-type="string" calcext:value-type="string">
            <text:p>3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23^&quot;;&quot;Cogito Companion&quot;)" office:value-type="string" office:string-value="Cogito Companion" calcext:value-type="string">
            <text:p>Cogito Companion</text:p>
          </table:table-cell>
          <table:table-cell table:style-name="ce5" office:value-type="string" calcext:value-type="string">
            <text:p>Cogito Corp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05^&quot;;&quot;Cohesity Helios&quot;)" office:value-type="string" office:string-value="Cohesity Helios" calcext:value-type="string">
            <text:p>Cohesity Helios</text:p>
          </table:table-cell>
          <table:table-cell table:style-name="ce5" office:value-type="string" calcext:value-type="string">
            <text:p>Cohesity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653^&quot;;&quot;Collaborative Health Outcomes Information Registry (CHOIR)&quot;)" office:value-type="string" office:string-value="Collaborative Health Outcomes Information Registry (CHOIR)" calcext:value-type="string">
            <text:p>Collaborative Health Outcomes Information Registry (CHOIR)</text:p>
          </table:table-cell>
          <table:table-cell table:style-name="ce5" office:value-type="string" calcext:value-type="string">
            <text:p>Stanford Medicine, Systems Neuroscience and Pain Lab (SNAPL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05^&quot;;&quot;Collibra Data Lineage&quot;)" office:value-type="string" office:string-value="Collibra Data Lineage" calcext:value-type="string">
            <text:p>Collibra Data Lineage</text:p>
          </table:table-cell>
          <table:table-cell table:style-name="ce5" office:value-type="string" calcext:value-type="string">
            <text:p>Collib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50^&quot;;&quot;Collibra Data Quality&quot;)" office:value-type="string" office:string-value="Collibra Data Quality" calcext:value-type="string">
            <text:p>Collibra Data Quality</text:p>
          </table:table-cell>
          <table:table-cell table:style-name="ce5" office:value-type="string" calcext:value-type="string">
            <text:p>Collib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51^&quot;;&quot;Collibra Edge&quot;)" office:value-type="string" office:string-value="Collibra Edge" calcext:value-type="string">
            <text:p>Collibra Edge</text:p>
          </table:table-cell>
          <table:table-cell table:style-name="ce5" office:value-type="string" calcext:value-type="string">
            <text:p>Collib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59^&quot;;&quot;Command 360&quot;)" office:value-type="string" office:string-value="Command 360" calcext:value-type="string">
            <text:p>Command 360</text:p>
          </table:table-cell>
          <table:table-cell table:style-name="ce5" office:value-type="string" calcext:value-type="string">
            <text:p>Haivis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85^&quot;;&quot;CommandBox&quot;)" office:value-type="string" office:string-value="CommandBox" calcext:value-type="string">
            <text:p>CommandBox</text:p>
          </table:table-cell>
          <table:table-cell table:style-name="ce5" office:value-type="string" calcext:value-type="string">
            <text:p>Ortus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17^&quot;;&quot;CommCell Console&quot;)" office:value-type="string" office:string-value="CommCell Console" calcext:value-type="string">
            <text:p>CommCell Console</text:p>
          </table:table-cell>
          <table:table-cell table:style-name="ce5" office:value-type="string" calcext:value-type="string">
            <text:p>CommVault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31^&quot;;&quot;CommonLook Clarity&quot;)" office:value-type="string" office:string-value="CommonLook Clarity" calcext:value-type="string">
            <text:p>CommonLook Clarity</text:p>
          </table:table-cell>
          <table:table-cell table:style-name="ce5" office:value-type="string" calcext:value-type="string">
            <text:p>Allya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98^&quot;;&quot;Communicator EXT&quot;)" office:value-type="string" office:string-value="Communicator EXT" calcext:value-type="string">
            <text:p>Communicator EXT</text:p>
          </table:table-cell>
          <table:table-cell table:style-name="ce5" office:value-type="string" calcext:value-type="string">
            <text:p>Electro Industries/ Gauge 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80^&quot;;&quot;Commvault ContentStore&quot;)" office:value-type="string" office:string-value="Commvault ContentStore" calcext:value-type="string">
            <text:p>Commvault ContentStore</text:p>
          </table:table-cell>
          <table:table-cell table:style-name="ce5" office:value-type="string" calcext:value-type="string">
            <text:p>CommVault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48^&quot;;&quot;Commvault Windows File System iDataAgent&quot;)" office:value-type="string" office:string-value="Commvault Windows File System iDataAgent" calcext:value-type="string">
            <text:p>Commvault Windows File System iDataAgent</text:p>
          </table:table-cell>
          <table:table-cell table:style-name="ce5" office:value-type="string" calcext:value-type="string">
            <text:p>CommVault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35^&quot;;&quot;Comprehensive Financial Investigative Solution (CFIS)&quot;)" office:value-type="string" office:string-value="Comprehensive Financial Investigative Solution (CFIS)" calcext:value-type="string">
            <text:p>Comprehensive Financial Investigative Solution (CFIS)</text:p>
          </table:table-cell>
          <table:table-cell table:style-name="ce5" office:value-type="string" calcext:value-type="string">
            <text:p>Actionable Intelligence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42^&quot;;&quot;Comprehensive Knowledge Archive Network (CKAN)&quot;)" office:value-type="string" office:string-value="Comprehensive Knowledge Archive Network (CKAN)" calcext:value-type="string">
            <text:p>Comprehensive Knowledge Archive Network (CKAN)</text:p>
          </table:table-cell>
          <table:table-cell table:style-name="ce5" office:value-type="string" calcext:value-type="string">
            <text:p>CKAN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560^&quot;;&quot;Computer Associates (CA) Integrated Database Management System (IDMS) Application Development System (ADS)&quot;)" office:value-type="string" office:string-value="Computer Associates (CA) Integrated Database Management System (IDMS) Application Development System (ADS)" calcext:value-type="string">
            <text:p>Computer Associates (CA) Integrated Database Management System (IDMS) Application Development System (ADS)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60^&quot;;&quot;Computer Associates (CA) Technologies Workload Automation iDASH&quot;)" office:value-type="string" office:string-value="Computer Associates (CA) Technologies Workload Automation iDASH" calcext:value-type="string">
            <text:p>Computer Associates (CA) Technologies Workload Automation iDASH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60^&quot;;&quot;Computer Associates (CA) Unified Infrastructure Management (UIM)&quot;)" office:value-type="string" office:string-value="Computer Associates (CA) Unified Infrastructure Management (UIM)" calcext:value-type="string">
            <text:p>Computer Associates (CA) Unified Infrastructure Management (UIM)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833^&quot;;&quot;Computer-Aided Management of Emergency Operations (CAMEO) Chemicals&quot;)" office:value-type="string" office:string-value="Computer-Aided Management of Emergency Operations (CAMEO) Chemicals" calcext:value-type="string">
            <text:p>Computer-Aided Management of Emergency Operations (CAMEO) Chemicals</text:p>
          </table:table-cell>
          <table:table-cell table:style-name="ce5" office:value-type="string" calcext:value-type="string">
            <text:p>National Oceanic and Atmospheric Administration (NOAA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14^&quot;;&quot;Confluence&quot;)" office:value-type="string" office:string-value="Confluence" calcext:value-type="string">
            <text:p>Confluence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05^&quot;;&quot;ConnectAssure Technology&quot;)" office:value-type="string" office:string-value="ConnectAssure Technology" calcext:value-type="string">
            <text:p>ConnectAssure Technology</text:p>
          </table:table-cell>
          <table:table-cell table:style-name="ce5" office:value-type="string" calcext:value-type="string">
            <text:p>Ste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87^&quot;;&quot;Connectome Workbench&quot;)" office:value-type="string" office:string-value="Connectome Workbench" calcext:value-type="string">
            <text:p>Connectome Workbench</text:p>
          </table:table-cell>
          <table:table-cell table:style-name="ce5" office:value-type="string" calcext:value-type="string">
            <text:p>Washington University School of Medici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23^&quot;;&quot;Connexx&quot;)" office:value-type="string" office:string-value="Connexx" calcext:value-type="string">
            <text:p>Connexx</text:p>
          </table:table-cell>
          <table:table-cell table:style-name="ce5" office:value-type="string" calcext:value-type="string">
            <text:p>Signia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92^&quot;;&quot;ConsoleWorks Server&quot;)" office:value-type="string" office:string-value="ConsoleWorks Server" calcext:value-type="string">
            <text:p>ConsoleWorks Server</text:p>
          </table:table-cell>
          <table:table-cell table:style-name="ce5" office:value-type="string" calcext:value-type="string">
            <text:p>TDi Technologie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638^&quot;;&quot;Controlled Substance Ordering System (CSOS) Order Management Client&quot;)" office:value-type="string" office:string-value="Controlled Substance Ordering System (CSOS) Order Management Client" calcext:value-type="string">
            <text:p>Controlled Substance Ordering System (CSOS) Order Management Client</text:p>
          </table:table-cell>
          <table:table-cell table:style-name="ce5" office:value-type="string" calcext:value-type="string">
            <text:p>McKes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83^&quot;;&quot;ControlUp&quot;)" office:value-type="string" office:string-value="ControlUp" calcext:value-type="string">
            <text:p>ControlUp</text:p>
          </table:table-cell>
          <table:table-cell table:style-name="ce5" office:value-type="string" calcext:value-type="string">
            <text:p>ControlUp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92^&quot;;&quot;Convey&quot;)" office:value-type="string" office:string-value="Convey" calcext:value-type="string">
            <text:p>Convey</text:p>
          </table:table-cell>
          <table:table-cell table:style-name="ce5" office:value-type="string" calcext:value-type="string">
            <text:p>dominKno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29^&quot;;&quot;CopTrax Command and Control Dashboard&quot;)" office:value-type="string" office:string-value="CopTrax Command and Control Dashboard" calcext:value-type="string">
            <text:p>CopTrax Command and Control Dashboard</text:p>
          </table:table-cell>
          <table:table-cell table:style-name="ce5" office:value-type="string" calcext:value-type="string">
            <text:p>Stalker Rad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31^&quot;;&quot;CopyStorm&quot;)" office:value-type="string" office:string-value="CopyStorm" calcext:value-type="string">
            <text:p>CopyStorm</text:p>
          </table:table-cell>
          <table:table-cell table:style-name="ce5" office:value-type="string" calcext:value-type="string">
            <text:p>Capstor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47^&quot;;&quot;Corel AfterShot&quot;)" office:value-type="string" office:string-value="Corel AfterShot" calcext:value-type="string">
            <text:p>Corel AfterShot</text:p>
          </table:table-cell>
          <table:table-cell table:style-name="ce5" office:value-type="string" calcext:value-type="string">
            <text:p>Cor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99^&quot;;&quot;Cornerstone Managed File Transfer (MFT) Server&quot;)" office:value-type="string" office:string-value="Cornerstone Managed File Transfer (MFT) Server" calcext:value-type="string">
            <text:p>Cornerstone Managed File Transfer (MFT) Server</text:p>
          </table:table-cell>
          <table:table-cell table:style-name="ce5" office:value-type="string" calcext:value-type="string">
            <text:p>South River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62^&quot;;&quot;COZYROC&quot;)" office:value-type="string" office:string-value="COZYROC" calcext:value-type="string">
            <text:p>COZYROC</text:p>
          </table:table-cell>
          <table:table-cell table:style-name="ce5" office:value-type="string" calcext:value-type="string">
            <text:p>COZYRO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82^&quot;;&quot;Crestron Fusion&quot;)" office:value-type="string" office:string-value="Crestron Fusion" calcext:value-type="string">
            <text:p>Crestron Fusion</text:p>
          </table:table-cell>
          <table:table-cell table:style-name="ce5" office:value-type="string" calcext:value-type="string">
            <text:p>Crestr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45^&quot;;&quot;Cribl Stream&quot;)" office:value-type="string" office:string-value="Cribl Stream" calcext:value-type="string">
            <text:p>Cribl Stream</text:p>
          </table:table-cell>
          <table:table-cell table:style-name="ce5" office:value-type="string" calcext:value-type="string">
            <text:p>Crib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35^&quot;;&quot;Critical Power Management System&quot;)" office:value-type="string" office:string-value="Critical Power Management System" calcext:value-type="string">
            <text:p>Critical Power Management System</text:p>
          </table:table-cell>
          <table:table-cell table:style-name="ce5" office:value-type="string" calcext:value-type="string">
            <text:p>Schneider Electr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16^&quot;;&quot;Crowdstrike Falcon Sensor&quot;)" office:value-type="string" office:string-value="Crowdstrike Falcon Sensor" calcext:value-type="string">
            <text:p>Crowdstrike Falcon Sensor</text:p>
          </table:table-cell>
          <table:table-cell table:style-name="ce5" office:value-type="string" calcext:value-type="string">
            <text:p>CrowdStrik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40^&quot;;&quot;Crucible&quot;)" office:value-type="string" office:string-value="Crucible" calcext:value-type="string">
            <text:p>Crucible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94^&quot;;&quot;CS Imaging&quot;)" office:value-type="string" office:string-value="CS Imaging" calcext:value-type="string">
            <text:p>CS Imaging</text:p>
          </table:table-cell>
          <table:table-cell table:style-name="ce5" office:value-type="string" calcext:value-type="string">
            <text:p>Carestream Medical and Dent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34^&quot;;&quot;Customer Experience Management (CXM) Media&quot;)" office:value-type="string" office:string-value="Customer Experience Management (CXM) Media" calcext:value-type="string">
            <text:p>Customer Experience Management (CXM) Media</text:p>
          </table:table-cell>
          <table:table-cell table:style-name="ce5" office:value-type="string" calcext:value-type="string">
            <text:p>TeleCom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44^&quot;;&quot;CXone&quot;)" office:value-type="string" office:string-value="CXone" calcext:value-type="string">
            <text:p>CXone</text:p>
          </table:table-cell>
          <table:table-cell table:style-name="ce5" office:value-type="string" calcext:value-type="string">
            <text:p>NIC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71^&quot;;&quot;CyberArk Privileged Session Manager (PSM) Client&quot;)" office:value-type="string" office:string-value="CyberArk Privileged Session Manager (PSM) Client" calcext:value-type="string">
            <text:p>CyberArk Privileged Session Manager (PSM) Client</text:p>
          </table:table-cell>
          <table:table-cell table:style-name="ce5" office:value-type="string" calcext:value-type="string">
            <text:p>CYBERAR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58^&quot;;&quot;CyberArk xRay Agent&quot;)" office:value-type="string" office:string-value="CyberArk xRay Agent" calcext:value-type="string">
            <text:p>CyberArk xRay Agent</text:p>
          </table:table-cell>
          <table:table-cell table:style-name="ce5" office:value-type="string" calcext:value-type="string">
            <text:p>CYBERAR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98^&quot;;&quot;CyberLink YouCam&quot;)" office:value-type="string" office:string-value="CyberLink YouCam" calcext:value-type="string">
            <text:p>CyberLink YouCam</text:p>
          </table:table-cell>
          <table:table-cell table:style-name="ce5" office:value-type="string" calcext:value-type="string">
            <text:p>CyberLin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24^&quot;;&quot;Dalet Galaxy Five&quot;)" office:value-type="string" office:string-value="Dalet Galaxy Five" calcext:value-type="string">
            <text:p>Dalet Galaxy Five</text:p>
          </table:table-cell>
          <table:table-cell table:style-name="ce5" office:value-type="string" calcext:value-type="string">
            <text:p>Dal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41^&quot;;&quot;Dapper&quot;)" office:value-type="string" office:string-value="Dapper" calcext:value-type="string">
            <text:p>Dapper</text:p>
          </table:table-cell>
          <table:table-cell table:style-name="ce5" office:value-type="string" calcext:value-type="string">
            <text:p>Dapperli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05^&quot;;&quot;Data Center Infrastructure Management (DCIM) Software Suite&quot;)" office:value-type="string" office:string-value="Data Center Infrastructure Management (DCIM) Software Suite" calcext:value-type="string">
            <text:p>Data Center Infrastructure Management (DCIM) Software Suite</text:p>
          </table:table-cell>
          <table:table-cell table:style-name="ce5" office:value-type="string" calcext:value-type="string">
            <text:p>CommSco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52^&quot;;&quot;DatabaseSpy&quot;)" office:value-type="string" office:string-value="DatabaseSpy" calcext:value-type="string">
            <text:p>DatabaseSpy</text:p>
          </table:table-cell>
          <table:table-cell table:style-name="ce5" office:value-type="string" calcext:value-type="string">
            <text:p>Alto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21^&quot;;&quot;Datadog Agent&quot;)" office:value-type="string" office:string-value="Datadog Agent" calcext:value-type="string">
            <text:p>Datadog Agent</text:p>
          </table:table-cell>
          <table:table-cell table:style-name="ce5" office:value-type="string" calcext:value-type="string">
            <text:p>Datadog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22^&quot;;&quot;Datadog Private Locations&quot;)" office:value-type="string" office:string-value="Datadog Private Locations" calcext:value-type="string">
            <text:p>Datadog Private Locations</text:p>
          </table:table-cell>
          <table:table-cell table:style-name="ce5" office:value-type="string" calcext:value-type="string">
            <text:p>Datadog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54^&quot;;&quot;DataGrip&quot;)" office:value-type="string" office:string-value="DataGrip" calcext:value-type="string">
            <text:p>DataGrip</text:p>
          </table:table-cell>
          <table:table-cell table:style-name="ce5" office:value-type="string" calcext:value-type="string">
            <text:p>JetBra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76^&quot;;&quot;DataPaq&quot;)" office:value-type="string" office:string-value="DataPaq" calcext:value-type="string">
            <text:p>DataPaq</text:p>
          </table:table-cell>
          <table:table-cell table:style-name="ce5" office:value-type="string" calcext:value-type="string">
            <text:p>Zia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77^&quot;;&quot;DataPower Gateway&quot;)" office:value-type="string" office:string-value="DataPower Gateway" calcext:value-type="string">
            <text:p>DataPower Gateway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70^&quot;;&quot;DataRay Photo MedBand&quot;)" office:value-type="string" office:string-value="DataRay Photo MedBand" calcext:value-type="string">
            <text:p>DataRay Photo MedBand</text:p>
          </table:table-cell>
          <table:table-cell table:style-name="ce5" office:value-type="string" calcext:value-type="string">
            <text:p>DataRay Incorporat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55^&quot;;&quot;DatStat Illume Next&quot;)" office:value-type="string" office:string-value="DatStat Illume Next" calcext:value-type="string">
            <text:p>DatStat Illume Next</text:p>
          </table:table-cell>
          <table:table-cell table:style-name="ce5" office:value-type="string" calcext:value-type="string">
            <text:p>DatSta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623^&quot;;&quot;Decision Precision+&quot;)" office:value-type="string" office:string-value="Decision Precision+" calcext:value-type="string">
            <text:p>Decision Precision+</text:p>
          </table:table-cell>
          <table:table-cell table:style-name="ce5" office:value-type="string" calcext:value-type="string">
            <text:p>University of Utah, Department of Biomedical Informa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74^&quot;;&quot;Deep Learning Toolbox&quot;)" office:value-type="string" office:string-value="Deep Learning Toolbox" calcext:value-type="string">
            <text:p>Deep Learning Toolbox</text:p>
          </table:table-cell>
          <table:table-cell table:style-name="ce5" office:value-type="string" calcext:value-type="string">
            <text:p>Math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32^&quot;;&quot;DefendX Control&quot;)" office:value-type="string" office:string-value="DefendX Control" calcext:value-type="string">
            <text:p>DefendX Control</text:p>
          </table:table-cell>
          <table:table-cell table:style-name="ce5" office:value-type="string" calcext:value-type="string">
            <text:p>DefendX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04^&quot;;&quot;Defense Medical Logistics Standard Support (DMLSS) Client&quot;)" office:value-type="string" office:string-value="Defense Medical Logistics Standard Support (DMLSS) Client" calcext:value-type="string">
            <text:p>Defense Medical Logistics Standard Support (DMLSS) Client</text:p>
          </table:table-cell>
          <table:table-cell table:style-name="ce5" office:value-type="string" calcext:value-type="string">
            <text:p>Military Health Syste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72^&quot;;&quot;Deister Electronics Commander&quot;)" office:value-type="string" office:string-value="Deister Electronics Commander" calcext:value-type="string">
            <text:p>Deister Electronics Commander</text:p>
          </table:table-cell>
          <table:table-cell table:style-name="ce5" office:value-type="string" calcext:value-type="string">
            <text:p>Deister Electronics USA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42^&quot;;&quot;Dell Adaptivity Platform&quot;)" office:value-type="string" office:string-value="Dell Adaptivity Platform" calcext:value-type="string">
            <text:p>Dell Adaptivity Platform</text:p>
          </table:table-cell>
          <table:table-cell table:style-name="ce5" office:value-type="string" calcext:value-type="string">
            <text:p>Dell EM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45^&quot;;&quot;Dell EMC Grab for ESXi&quot;)" office:value-type="string" office:string-value="Dell EMC Grab for ESXi" calcext:value-type="string">
            <text:p>Dell EMC Grab for ESXi</text:p>
          </table:table-cell>
          <table:table-cell table:style-name="ce5" office:value-type="string" calcext:value-type="string">
            <text:p>Dell EM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86^&quot;;&quot;Dell Storage Manager&quot;)" office:value-type="string" office:string-value="Dell Storage Manager" calcext:value-type="string">
            <text:p>Dell Storage Manager</text:p>
          </table:table-cell>
          <table:table-cell table:style-name="ce5" office:value-type="string" calcext:value-type="string">
            <text:p>D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79^&quot;;&quot;Dell SupportAssist&quot;)" office:value-type="string" office:string-value="Dell SupportAssist" calcext:value-type="string">
            <text:p>Dell SupportAssist</text:p>
          </table:table-cell>
          <table:table-cell table:style-name="ce5" office:value-type="string" calcext:value-type="string">
            <text:p>D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24^&quot;;&quot;Dell Wyse Management Suite (WMS)&quot;)" office:value-type="string" office:string-value="Dell Wyse Management Suite (WMS)" calcext:value-type="string">
            <text:p>Dell Wyse Management Suite (WMS)</text:p>
          </table:table-cell>
          <table:table-cell table:style-name="ce5" office:value-type="string" calcext:value-type="string">
            <text:p>D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21^&quot;;&quot;Dementia Rating Scale-2 (DRS-2)&quot;)" office:value-type="string" office:string-value="Dementia Rating Scale-2 (DRS-2)" calcext:value-type="string">
            <text:p>Dementia Rating Scale-2 (DRS-2)</text:p>
          </table:table-cell>
          <table:table-cell table:style-name="ce5" office:value-type="string" calcext:value-type="string">
            <text:p>PAR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96^&quot;;&quot;Denodo Platform&quot;)" office:value-type="string" office:string-value="Denodo Platform" calcext:value-type="string">
            <text:p>Denodo Platform</text:p>
          </table:table-cell>
          <table:table-cell table:style-name="ce5" office:value-type="string" calcext:value-type="string">
            <text:p>Denodo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83^&quot;;&quot;DermoSight Software&quot;)" office:value-type="string" office:string-value="DermoSight Software" calcext:value-type="string">
            <text:p>DermoSight Software</text:p>
          </table:table-cell>
          <table:table-cell table:style-name="ce5" office:value-type="string" calcext:value-type="string">
            <text:p>Balter Medical 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37^&quot;;&quot;DesignPro Tools&quot;)" office:value-type="string" office:string-value="DesignPro Tools" calcext:value-type="string">
            <text:p>DesignPro Tools</text:p>
          </table:table-cell>
          <table:table-cell table:style-name="ce5" office:value-type="string" calcext:value-type="string">
            <text:p>Xer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53^&quot;;&quot;Dexcom Clarity&quot;)" office:value-type="string" office:string-value="Dexcom Clarity" calcext:value-type="string">
            <text:p>Dexcom Clarity</text:p>
          </table:table-cell>
          <table:table-cell table:style-name="ce5" office:value-type="string" calcext:value-type="string">
            <text:p>Dex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23^&quot;;&quot;Dexcom Web Uploader Agent&quot;)" office:value-type="string" office:string-value="Dexcom Web Uploader Agent" calcext:value-type="string">
            <text:p>Dexcom Web Uploader Agent</text:p>
          </table:table-cell>
          <table:table-cell table:style-name="ce5" office:value-type="string" calcext:value-type="string">
            <text:p>Dex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53^&quot;;&quot;DFDiscover&quot;)" office:value-type="string" office:string-value="DFDiscover" calcext:value-type="string">
            <text:p>DFDiscover</text:p>
          </table:table-cell>
          <table:table-cell table:style-name="ce5" office:value-type="string" calcext:value-type="string">
            <text:p>DF/Net Research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38^&quot;;&quot;DIApedia Patient Information Capture (PIC)&quot;)" office:value-type="string" office:string-value="DIApedia Patient Information Capture (PIC)" calcext:value-type="string">
            <text:p>DIApedia Patient Information Capture (PIC)</text:p>
          </table:table-cell>
          <table:table-cell table:style-name="ce5" office:value-type="string" calcext:value-type="string">
            <text:p>Anody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95^&quot;;&quot;DicksonWare&quot;)" office:value-type="string" office:string-value="DicksonWare" calcext:value-type="string">
            <text:p>DicksonWare</text:p>
          </table:table-cell>
          <table:table-cell table:style-name="ce5" office:value-type="string" calcext:value-type="string">
            <text:p>Dick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33^&quot;;&quot;Diet*Calc&quot;)" office:value-type="string" office:string-value="Diet*Calc" calcext:value-type="string">
            <text:p>Diet*Calc</text:p>
          </table:table-cell>
          <table:table-cell table:style-name="ce5" office:value-type="string" calcext:value-type="string">
            <text:p>National Cancer Institute (NCI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49^&quot;;&quot;Digital Imaging and Communications in Medicine (DICOM DMC - EZ)&quot;)" office:value-type="string" office:string-value="Digital Imaging and Communications in Medicine (DICOM DMC - EZ)" calcext:value-type="string">
            <text:p>Digital Imaging and Communications in Medicine (DICOM DMC - EZ)</text:p>
          </table:table-cell>
          <table:table-cell table:style-name="ce5" office:value-type="string" calcext:value-type="string">
            <text:p>SST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26^&quot;;&quot;Digital Intern&quot;)" office:value-type="string" office:string-value="Digital Intern" calcext:value-type="string">
            <text:p>Digital Intern</text:p>
          </table:table-cell>
          <table:table-cell table:style-name="ce5" office:value-type="string" calcext:value-type="string">
            <text:p>Integrated Vital Medical Dynamics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46^&quot;;&quot;DirectControl&quot;)" office:value-type="string" office:string-value="DirectControl" calcext:value-type="string">
            <text:p>DirectControl</text:p>
          </table:table-cell>
          <table:table-cell table:style-name="ce5" office:value-type="string" calcext:value-type="string">
            <text:p>Delinea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16^&quot;;&quot;Discharge 1-2-3 Composer Edition Software&quot;)" office:value-type="string" office:string-value="Discharge 1-2-3 Composer Edition Software" calcext:value-type="string">
            <text:p>Discharge 1-2-3 Composer Edition Software</text:p>
          </table:table-cell>
          <table:table-cell table:style-name="ce5" office:value-type="string" calcext:value-type="string">
            <text:p>Discharge 1-2-3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95^&quot;;&quot;Disco Process Mining&quot;)" office:value-type="string" office:string-value="Disco Process Mining" calcext:value-type="string">
            <text:p>Disco Process Mining</text:p>
          </table:table-cell>
          <table:table-cell table:style-name="ce5" office:value-type="string" calcext:value-type="string">
            <text:p>Fluxicon BV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77^&quot;;&quot;Dispen-SI-Matic Picking Director Software&quot;)" office:value-type="string" office:string-value="Dispen-SI-Matic Picking Director Software" calcext:value-type="string">
            <text:p>Dispen-SI-Matic Picking Director Software</text:p>
          </table:table-cell>
          <table:table-cell table:style-name="ce5" office:value-type="string" calcext:value-type="string">
            <text:p>SI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57^&quot;;&quot;Distributed Network Architecture (DNA) Fusion&quot;)" office:value-type="string" office:string-value="Distributed Network Architecture (DNA) Fusion" calcext:value-type="string">
            <text:p>Distributed Network Architecture (DNA) Fusion</text:p>
          </table:table-cell>
          <table:table-cell table:style-name="ce5" office:value-type="string" calcext:value-type="string">
            <text:p>Open Op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25^&quot;;&quot;Document Storage System (DSS) Above PAR (APAR)&quot;)" office:value-type="string" office:string-value="Document Storage System (DSS) Above PAR (APAR)" calcext:value-type="string">
            <text:p>Document Storage System (DSS) Above PAR (APAR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02^&quot;;&quot;Document Storage Systems (DSS) Clinical Note Templates (CNT) Plus&quot;)" office:value-type="string" office:string-value="Document Storage Systems (DSS) Clinical Note Templates (CNT) Plus" calcext:value-type="string">
            <text:p>Document Storage Systems (DSS) Clinical Note Templates (CNT) Plus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62^&quot;;&quot;Document Storage Systems (DSS) Diasyst&quot;)" office:value-type="string" office:string-value="Document Storage Systems (DSS) Diasyst" calcext:value-type="string">
            <text:p>Document Storage Systems (DSS) Diasyst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96^&quot;;&quot;Document Storage Systems (DSS) Face2Face Manager&quot;)" office:value-type="string" office:string-value="Document Storage Systems (DSS) Face2Face Manager" calcext:value-type="string">
            <text:p>Document Storage Systems (DSS) Face2Face Manager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50^&quot;;&quot;Document Storage Systems (DSS) Integration Framework&quot;)" office:value-type="string" office:string-value="Document Storage Systems (DSS) Integration Framework" calcext:value-type="string">
            <text:p>Document Storage Systems (DSS) Integration Framework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70^&quot;;&quot;Document Storage Systems, Inc (DSS) RxTracker&quot;)" office:value-type="string" office:string-value="Document Storage Systems, Inc (DSS) RxTracker" calcext:value-type="string">
            <text:p>Document Storage Systems, Inc (DSS) RxTracker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79^&quot;;&quot;DocuSign Public Key Infrastructure (PKI)&quot;)" office:value-type="string" office:string-value="DocuSign Public Key Infrastructure (PKI)" calcext:value-type="string">
            <text:p>DocuSign Public Key Infrastructure (PKI)</text:p>
          </table:table-cell>
          <table:table-cell table:style-name="ce5" office:value-type="string" calcext:value-type="string">
            <text:p>DocuSig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24^&quot;;&quot;DocuSign Retrieve&quot;)" office:value-type="string" office:string-value="DocuSign Retrieve" calcext:value-type="string">
            <text:p>DocuSign Retrieve</text:p>
          </table:table-cell>
          <table:table-cell table:style-name="ce5" office:value-type="string" calcext:value-type="string">
            <text:p>DocuSig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13^&quot;;&quot;dominKnow Learning Content Management System (LCMS)&quot;)" office:value-type="string" office:string-value="dominKnow Learning Content Management System (LCMS)" calcext:value-type="string">
            <text:p>dominKnow Learning Content Management System (LCMS)</text:p>
          </table:table-cell>
          <table:table-cell table:style-name="ce5" office:value-type="string" calcext:value-type="string">
            <text:p>dominKno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29^&quot;;&quot;Domo Workbench&quot;)" office:value-type="string" office:string-value="Domo Workbench" calcext:value-type="string">
            <text:p>Domo Workbench</text:p>
          </table:table-cell>
          <table:table-cell table:style-name="ce5" office:value-type="string" calcext:value-type="string">
            <text:p>Domo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41^&quot;;&quot;Dose IQ&quot;)" office:value-type="string" office:string-value="Dose IQ" calcext:value-type="string">
            <text:p>Dose IQ</text:p>
          </table:table-cell>
          <table:table-cell table:style-name="ce5" office:value-type="string" calcext:value-type="string">
            <text:p>Bax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05^&quot;;&quot;Dragon Legal&quot;)" office:value-type="string" office:string-value="Dragon Legal" calcext:value-type="string">
            <text:p>Dragon Legal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52^&quot;;&quot;Dragon Professional Individual&quot;)" office:value-type="string" office:string-value="Dragon Professional Individual" calcext:value-type="string">
            <text:p>Dragon Professional Individual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05^&quot;;&quot;Dragon Web Extension&quot;)" office:value-type="string" office:string-value="Dragon Web Extension" calcext:value-type="string">
            <text:p>Dragon Web Extension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31^&quot;;&quot;Drupal&quot;)" office:value-type="string" office:string-value="Drupal" calcext:value-type="string">
            <text:p>Drupal</text:p>
          </table:table-cell>
          <table:table-cell table:style-name="ce5" office:value-type="string" calcext:value-type="string">
            <text:p>Drup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09^&quot;;&quot;Druva inSync Client&quot;)" office:value-type="string" office:string-value="Druva inSync Client" calcext:value-type="string">
            <text:p>Druva inSync Client</text:p>
          </table:table-cell>
          <table:table-cell table:style-name="ce5" office:value-type="string" calcext:value-type="string">
            <text:p>Dru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29^&quot;;&quot;D-Scope Server&quot;)" office:value-type="string" office:string-value="D-Scope Server" calcext:value-type="string">
            <text:p>D-Scope Server</text:p>
          </table:table-cell>
          <table:table-cell table:style-name="ce5" office:value-type="string" calcext:value-type="string">
            <text:p>D-Scop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78^&quot;;&quot;DSS Consult Tracking Manager (CTM)&quot;)" office:value-type="string" office:string-value="DSS Consult Tracking Manager (CTM)" calcext:value-type="string">
            <text:p>DSS Consult Tracking Manager (CTM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54^&quot;;&quot;DSS VistA Chemotherapy Manager (VCM) Order Status Fix It Tool&quot;)" office:value-type="string" office:string-value="DSS VistA Chemotherapy Manager (VCM) Order Status Fix It Tool" calcext:value-type="string">
            <text:p>DSS VistA Chemotherapy Manager (VCM) Order Status Fix It Tool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46^&quot;;&quot;Dun &amp; Bradstreet (D&amp;B) Integration Manager (IM)&quot;)" office:value-type="string" office:string-value="Dun &amp; Bradstreet (D&amp;B) Integration Manager (IM)" calcext:value-type="string">
            <text:p>Dun &amp; Bradstreet (D&amp;B) Integration Manager (IM)</text:p>
          </table:table-cell>
          <table:table-cell table:style-name="ce5" office:value-type="string" calcext:value-type="string">
            <text:p>Dun &amp; Bradstre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454^&quot;;&quot;DX Application Performance Management (APM)&quot;)" office:value-type="string" office:string-value="DX Application Performance Management (APM)" calcext:value-type="string">
            <text:p>DX Application Performance Management (APM)</text:p>
          </table:table-cell>
          <table:table-cell table:style-name="ce5" office:value-type="string" calcext:value-type="string">
            <text:p>CA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97^&quot;;&quot;Dynamic Web TWAIN (DWT)&quot;)" office:value-type="string" office:string-value="Dynamic Web TWAIN (DWT)" calcext:value-type="string">
            <text:p>Dynamic Web TWAIN (DWT)</text:p>
          </table:table-cell>
          <table:table-cell table:style-name="ce5" office:value-type="string" calcext:value-type="string">
            <text:p>Dynam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99^&quot;;&quot;Dynamo&quot;)" office:value-type="string" office:string-value="Dynamo" calcext:value-type="string">
            <text:p>Dynamo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56^&quot;;&quot;Dynatrace Managed&quot;)" office:value-type="string" office:string-value="Dynatrace Managed" calcext:value-type="string">
            <text:p>Dynatrace Managed</text:p>
          </table:table-cell>
          <table:table-cell table:style-name="ce5" office:value-type="string" calcext:value-type="string">
            <text:p>DynaTra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77^&quot;;&quot;E Job Entry Subsystem ((E)JES)&quot;)" office:value-type="string" office:string-value="E Job Entry Subsystem ((E)JES)" calcext:value-type="string">
            <text:p>E Job Entry Subsystem ((E)JES)</text:p>
          </table:table-cell>
          <table:table-cell table:style-name="ce5" office:value-type="string" calcext:value-type="string">
            <text:p>Phoenix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23^&quot;;&quot;East Base&quot;)" office:value-type="string" office:string-value="East Base" calcext:value-type="string">
            <text:p>East Base</text:p>
          </table:table-cell>
          <table:table-cell table:style-name="ce5" office:value-type="string" calcext:value-type="string">
            <text:p>Cyt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10^&quot;;&quot;Easy III&quot;)" office:value-type="string" office:string-value="Easy III" calcext:value-type="string">
            <text:p>Easy III</text:p>
          </table:table-cell>
          <table:table-cell table:style-name="ce5" office:value-type="string" calcext:value-type="string">
            <text:p>Cadwell Indust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68^&quot;;&quot;EasyLobby Secure Visitor Management (SVM)&quot;)" office:value-type="string" office:string-value="EasyLobby Secure Visitor Management (SVM)" calcext:value-type="string">
            <text:p>EasyLobby Secure Visitor Management (SVM)</text:p>
          </table:table-cell>
          <table:table-cell table:style-name="ce5" office:value-type="string" calcext:value-type="string">
            <text:p>HID Glob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73^&quot;;&quot;EasyLog 21CFR (Title 21 of the Code of Federal Regulations)&quot;)" office:value-type="string" office:string-value="EasyLog 21CFR (Title 21 of the Code of Federal Regulations)" calcext:value-type="string">
            <text:p>EasyLog 21CFR (Title 21 of the Code of Federal Regulations)</text:p>
          </table:table-cell>
          <table:table-cell table:style-name="ce5" office:value-type="string" calcext:value-type="string">
            <text:p>LASC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37^&quot;;&quot;EasyLog Universal Serial Bus (USB)&quot;)" office:value-type="string" office:string-value="EasyLog Universal Serial Bus (USB)" calcext:value-type="string">
            <text:p>EasyLog Universal Serial Bus (USB)</text:p>
          </table:table-cell>
          <table:table-cell table:style-name="ce5" office:value-type="string" calcext:value-type="string">
            <text:p>LASC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07^&quot;;&quot;EasyWare&quot;)" office:value-type="string" office:string-value="EasyWare" calcext:value-type="string">
            <text:p>EasyWare</text:p>
          </table:table-cell>
          <table:table-cell table:style-name="ce5" office:value-type="string" calcext:value-type="string">
            <text:p>ndd Medical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74^&quot;;&quot;ECFax Conductor&quot;)" office:value-type="string" office:string-value="ECFax Conductor" calcext:value-type="string">
            <text:p>ECFax Conductor</text:p>
          </table:table-cell>
          <table:table-cell table:style-name="ce5" office:value-type="string" calcext:value-type="string">
            <text:p>Cognosan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13^&quot;;&quot;EcoStruxure Power Monitoring Expert&quot;)" office:value-type="string" office:string-value="EcoStruxure Power Monitoring Expert" calcext:value-type="string">
            <text:p>EcoStruxure Power Monitoring Expert</text:p>
          </table:table-cell>
          <table:table-cell table:style-name="ce5" office:value-type="string" calcext:value-type="string">
            <text:p>Schneider Electr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96^&quot;;&quot;edgeCore&quot;)" office:value-type="string" office:string-value="edgeCore" calcext:value-type="string">
            <text:p>edgeCore</text:p>
          </table:table-cell>
          <table:table-cell table:style-name="ce5" office:value-type="string" calcext:value-type="string">
            <text:p>Edge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06^&quot;;&quot;Eggplant Functional&quot;)" office:value-type="string" office:string-value="Eggplant Functional" calcext:value-type="string">
            <text:p>Eggplant Functional</text:p>
          </table:table-cell>
          <table:table-cell table:style-name="ce5" office:value-type="string" calcext:value-type="string">
            <text:p>Keysigh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08^&quot;;&quot;Eggplant Manager&quot;)" office:value-type="string" office:string-value="Eggplant Manager" calcext:value-type="string">
            <text:p>Eggplant Manager</text:p>
          </table:table-cell>
          <table:table-cell table:style-name="ce5" office:value-type="string" calcext:value-type="string">
            <text:p>Eggpla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07^&quot;;&quot;Eggplant Performance&quot;)" office:value-type="string" office:string-value="Eggplant Performance" calcext:value-type="string">
            <text:p>Eggplant Performance</text:p>
          </table:table-cell>
          <table:table-cell table:style-name="ce5" office:value-type="string" calcext:value-type="string">
            <text:p>Keysigh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07^&quot;;&quot;ElbowSoft TMR&quot;)" office:value-type="string" office:string-value="ElbowSoft TMR" calcext:value-type="string">
            <text:p>ElbowSoft TMR</text:p>
          </table:table-cell>
          <table:table-cell table:style-name="ce5" office:value-type="string" calcext:value-type="string">
            <text:p>Ottobo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73^&quot;;&quot;Electron Reader&quot;)" office:value-type="string" office:string-value="Electron Reader" calcext:value-type="string">
            <text:p>Electron Reader</text:p>
          </table:table-cell>
          <table:table-cell table:style-name="ce5" office:value-type="string" calcext:value-type="string">
            <text:p>Aardex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545^&quot;;&quot;Elementi&quot;)" office:value-type="string" office:string-value="Elementi" calcext:value-type="string">
            <text:p>Elementi</text:p>
          </table:table-cell>
          <table:table-cell table:style-name="ce5" office:value-type="string" calcext:value-type="string">
            <text:p>Spinetix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472^&quot;;&quot;EmailArchitect SendMail (EASendMail) Simple Mail Transfer Protocol (SMTP) Component&quot;)" office:value-type="string" office:string-value="EmailArchitect SendMail (EASendMail) Simple Mail Transfer Protocol (SMTP) Component" calcext:value-type="string">
            <text:p>EmailArchitect SendMail (EASendMail) Simple Mail Transfer Protocol (SMTP) Component</text:p>
          </table:table-cell>
          <table:table-cell table:style-name="ce5" office:value-type="string" calcext:value-type="string">
            <text:p>EmailArchit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13^&quot;;&quot;Embedded JavaScript Templating (EJS)&quot;)" office:value-type="string" office:string-value="Embedded JavaScript Templating (EJS)" calcext:value-type="string">
            <text:p>Embedded JavaScript Templating (EJS)</text:p>
          </table:table-cell>
          <table:table-cell table:style-name="ce5" office:value-type="string" calcext:value-type="string">
            <text:p>Matthew Eernis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30^&quot;;&quot;EMC Data Domain Boost Filesystem (BoostFS)&quot;)" office:value-type="string" office:string-value="EMC Data Domain Boost Filesystem (BoostFS)" calcext:value-type="string">
            <text:p>EMC Data Domain Boost Filesystem (BoostFS)</text:p>
          </table:table-cell>
          <table:table-cell table:style-name="ce5" office:value-type="string" calcext:value-type="string">
            <text:p>EM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804^&quot;;&quot;EMC Grab for Windows&quot;)" office:value-type="string" office:string-value="EMC Grab for Windows" calcext:value-type="string">
            <text:p>EMC Grab for Windows</text:p>
          </table:table-cell>
          <table:table-cell table:style-name="ce5" office:value-type="string" calcext:value-type="string">
            <text:p>Dell EM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16^&quot;;&quot;EnCase Endpoint Investigator&quot;)" office:value-type="string" office:string-value="EnCase Endpoint Investigator" calcext:value-type="string">
            <text:p>EnCase Endpoint Investigator</text:p>
          </table:table-cell>
          <table:table-cell table:style-name="ce5" office:value-type="string" calcext:value-type="string">
            <text:p>Open 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41^&quot;;&quot;Encore Enterprise Workforce Optimization&quot;)" office:value-type="string" office:string-value="Encore Enterprise Workforce Optimization" calcext:value-type="string">
            <text:p>Encore Enterprise Workforce Optimization</text:p>
          </table:table-cell>
          <table:table-cell table:style-name="ce5" office:value-type="string" calcext:value-type="string">
            <text:p>dvsAnaly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70^&quot;;&quot;Endicia Shipper&quot;)" office:value-type="string" office:string-value="Endicia Shipper" calcext:value-type="string">
            <text:p>Endicia Shipper</text:p>
          </table:table-cell>
          <table:table-cell table:style-name="ce5" office:value-type="string" calcext:value-type="string">
            <text:p>Endici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66^&quot;;&quot;EndNote&quot;)" office:value-type="string" office:string-value="EndNote" calcext:value-type="string">
            <text:p>EndNote</text:p>
          </table:table-cell>
          <table:table-cell table:style-name="ce5" office:value-type="string" calcext:value-type="string">
            <text:p>Clarivate Analy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56^&quot;;&quot;EndoPATx&quot;)" office:value-type="string" office:string-value="EndoPATx" calcext:value-type="string">
            <text:p>EndoPATx</text:p>
          </table:table-cell>
          <table:table-cell table:style-name="ce5" office:value-type="string" calcext:value-type="string">
            <text:p>Zoll Itam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84^&quot;;&quot;Endpoint Product Removal Tool (EPR)&quot;)" office:value-type="string" office:string-value="Endpoint Product Removal Tool (EPR)" calcext:value-type="string">
            <text:p>Endpoint Product Removal Tool (EPR)</text:p>
          </table:table-cell>
          <table:table-cell table:style-name="ce5" office:value-type="string" calcext:value-type="string">
            <text:p>Trell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44^&quot;;&quot;Endpoint Security Client&quot;)" office:value-type="string" office:string-value="Endpoint Security Client" calcext:value-type="string">
            <text:p>Endpoint Security Client</text:p>
          </table:table-cell>
          <table:table-cell table:style-name="ce5" office:value-type="string" calcext:value-type="string">
            <text:p>Ivant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17^&quot;;&quot;EngageOne Designer&quot;)" office:value-type="string" office:string-value="EngageOne Designer" calcext:value-type="string">
            <text:p>EngageOne Designer</text:p>
          </table:table-cell>
          <table:table-cell table:style-name="ce5" office:value-type="string" calcext:value-type="string">
            <text:p>Precisel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96^&quot;;&quot;Enhanced Mailing and Shipping (EMS)&quot;)" office:value-type="string" office:string-value="Enhanced Mailing and Shipping (EMS)" calcext:value-type="string">
            <text:p>Enhanced Mailing and Shipping (EMS)</text:p>
          </table:table-cell>
          <table:table-cell table:style-name="ce5" office:value-type="string" calcext:value-type="string">
            <text:p>Quadie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68^&quot;;&quot;Enterprise Access&quot;)" office:value-type="string" office:string-value="Enterprise Access" calcext:value-type="string">
            <text:p>Enterprise Access</text:p>
          </table:table-cell>
          <table:table-cell table:style-name="ce5" office:value-type="string" calcext:value-type="string">
            <text:p>Acti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26^&quot;;&quot;Enterprise Health&quot;)" office:value-type="string" office:string-value="Enterprise Health" calcext:value-type="string">
            <text:p>Enterprise Health</text:p>
          </table:table-cell>
          <table:table-cell table:style-name="ce5" office:value-type="string" calcext:value-type="string">
            <text:p>Enterprise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51^&quot;;&quot;Enterprise Secure Chat&quot;)" office:value-type="string" office:string-value="Enterprise Secure Chat" calcext:value-type="string">
            <text:p>Enterprise Secure Chat</text:p>
          </table:table-cell>
          <table:table-cell table:style-name="ce5" office:value-type="string" calcext:value-type="string">
            <text:p>ESCha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02^&quot;;&quot;EntryPoint&quot;)" office:value-type="string" office:string-value="EntryPoint" calcext:value-type="string">
            <text:p>EntryPoint</text:p>
          </table:table-cell>
          <table:table-cell table:style-name="ce5" office:value-type="string" calcext:value-type="string">
            <text:p>Technology Indust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06^&quot;;&quot;Environmental Health and Safety Assistant (EH&amp;S Assistant)&quot;)" office:value-type="string" office:string-value="Environmental Health and Safety Assistant (EH&amp;S Assistant)" calcext:value-type="string">
            <text:p>Environmental Health and Safety Assistant (EH&amp;S Assistant)</text:p>
          </table:table-cell>
          <table:table-cell table:style-name="ce5" office:value-type="string" calcext:value-type="string">
            <text:p>On Site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87^&quot;;&quot;EP Calipers&quot;)" office:value-type="string" office:string-value="EP Calipers" calcext:value-type="string">
            <text:p>EP Calipers</text:p>
          </table:table-cell>
          <table:table-cell table:style-name="ce5" office:value-type="string" calcext:value-type="string">
            <text:p>EP Studi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05^&quot;;&quot;Ephesoft Transact&quot;)" office:value-type="string" office:string-value="Ephesoft Transact" calcext:value-type="string">
            <text:p>Ephesoft Transact</text:p>
          </table:table-cell>
          <table:table-cell table:style-name="ce5" office:value-type="string" calcext:value-type="string">
            <text:p>Ephe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65^&quot;;&quot;ePROHealth Platform&quot;)" office:value-type="string" office:string-value="ePROHealth Platform" calcext:value-type="string">
            <text:p>ePROHealth Platform</text:p>
          </table:table-cell>
          <table:table-cell table:style-name="ce5" office:value-type="string" calcext:value-type="string">
            <text:p>Interactive Performance Technologies (IPT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20^&quot;;&quot;Equature&quot;)" office:value-type="string" office:string-value="Equature" calcext:value-type="string">
            <text:p>Equature</text:p>
          </table:table-cell>
          <table:table-cell table:style-name="ce5" office:value-type="string" calcext:value-type="string">
            <text:p>Equatu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73^&quot;;&quot;eRAD PACS viewer&quot;)" office:value-type="string" office:string-value="eRAD PACS viewer" calcext:value-type="string">
            <text:p>eRAD PACS viewer</text:p>
          </table:table-cell>
          <table:table-cell table:style-name="ce5" office:value-type="string" calcext:value-type="string">
            <text:p>eRA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10^&quot;;&quot;ESView&quot;)" office:value-type="string" office:string-value="ESView" calcext:value-type="string">
            <text:p>ESView</text:p>
          </table:table-cell>
          <table:table-cell table:style-name="ce5" office:value-type="string" calcext:value-type="string">
            <text:p>AnX Robo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90^&quot;;&quot;Evagene&quot;)" office:value-type="string" office:string-value="Evagene" calcext:value-type="string">
            <text:p>Evagene</text:p>
          </table:table-cell>
          <table:table-cell table:style-name="ce5" office:value-type="string" calcext:value-type="string">
            <text:p>Xiasma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33^&quot;;&quot;eVideon Interactive Patient Care Television System&quot;)" office:value-type="string" office:string-value="eVideon Interactive Patient Care Television System" calcext:value-type="string">
            <text:p>eVideon Interactive Patient Care Television System</text:p>
          </table:table-cell>
          <table:table-cell table:style-name="ce5" office:value-type="string" calcext:value-type="string">
            <text:p>Optimal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89^&quot;;&quot;Evoq Engage&quot;)" office:value-type="string" office:string-value="Evoq Engage" calcext:value-type="string">
            <text:p>Evoq Engage</text:p>
          </table:table-cell>
          <table:table-cell table:style-name="ce5" office:value-type="string" calcext:value-type="string">
            <text:p>DotNetNuke Corp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99^&quot;;&quot;exacqVision Client&quot;)" office:value-type="string" office:string-value="exacqVision Client" calcext:value-type="string">
            <text:p>exacqVision Client</text:p>
          </table:table-cell>
          <table:table-cell table:style-name="ce5" office:value-type="string" calcext:value-type="string">
            <text:p>Exacq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04^&quot;;&quot;ExamShield&quot;)" office:value-type="string" office:string-value="ExamShield" calcext:value-type="string">
            <text:p>ExamShield</text:p>
          </table:table-cell>
          <table:table-cell table:style-name="ce5" office:value-type="string" calcext:value-type="string">
            <text:p>PeopleCer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47^&quot;;&quot;ExcelerPlan&quot;)" office:value-type="string" office:string-value="ExcelerPlan" calcext:value-type="string">
            <text:p>ExcelerPlan</text:p>
          </table:table-cell>
          <table:table-cell table:style-name="ce5" office:value-type="string" calcext:value-type="string">
            <text:p>Level 4 Ventur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84^&quot;;&quot;ExtraView&quot;)" office:value-type="string" office:string-value="ExtraView" calcext:value-type="string">
            <text:p>ExtraView</text:p>
          </table:table-cell>
          <table:table-cell table:style-name="ce5" office:value-type="string" calcext:value-type="string">
            <text:p>ExtraView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15^&quot;;&quot;EyeSuite Software&quot;)" office:value-type="string" office:string-value="EyeSuite Software" calcext:value-type="string">
            <text:p>EyeSuite Software</text:p>
          </table:table-cell>
          <table:table-cell table:style-name="ce5" office:value-type="string" calcext:value-type="string">
            <text:p>Haag-Streit Diagnos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80^&quot;;&quot;EzConfig&quot;)" office:value-type="string" office:string-value="EzConfig" calcext:value-type="string">
            <text:p>EzConfig</text:p>
          </table:table-cell>
          <table:table-cell table:style-name="ce5" office:value-type="string" calcext:value-type="string">
            <text:p>Honeyw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47^&quot;;&quot;EZ-Vote Connect&quot;)" office:value-type="string" office:string-value="EZ-Vote Connect" calcext:value-type="string">
            <text:p>EZ-Vote Connect</text:p>
          </table:table-cell>
          <table:table-cell table:style-name="ce5" office:value-type="string" calcext:value-type="string">
            <text:p>Meridiaa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99^&quot;;&quot;F5 BIG-Internet Protocol (IP) Domain Name System (DNS)&quot;)" office:value-type="string" office:string-value="F5 BIG-Internet Protocol (IP) Domain Name System (DNS)" calcext:value-type="string">
            <text:p>F5 BIG-Internet Protocol (IP) Domain Name System (DNS)</text:p>
          </table:table-cell>
          <table:table-cell table:style-name="ce5" office:value-type="string" calcext:value-type="string">
            <text:p>F5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85^&quot;;&quot;Faros Manager Software&quot;)" office:value-type="string" office:string-value="Faros Manager Software" calcext:value-type="string">
            <text:p>Faros Manager Software</text:p>
          </table:table-cell>
          <table:table-cell table:style-name="ce5" office:value-type="string" calcext:value-type="string">
            <text:p>Bittiu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53^&quot;;&quot;FastReport Visual Component Library (VCL)&quot;)" office:value-type="string" office:string-value="FastReport Visual Component Library (VCL)" calcext:value-type="string">
            <text:p>FastReport Visual Component Library (VCL)</text:p>
          </table:table-cell>
          <table:table-cell table:style-name="ce5" office:value-type="string" calcext:value-type="string">
            <text:p>Fast Report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14^&quot;;&quot;FDA eSubmitter&quot;)" office:value-type="string" office:string-value="FDA eSubmitter" calcext:value-type="string">
            <text:p>FDA eSubmitter</text:p>
          </table:table-cell>
          <table:table-cell table:style-name="ce5" office:value-type="string" calcext:value-type="string">
            <text:p>FD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11^&quot;;&quot;FDR/Upstream Director&quot;)" office:value-type="string" office:string-value="FDR/Upstream Director" calcext:value-type="string">
            <text:p>FDR/Upstream Director</text:p>
          </table:table-cell>
          <table:table-cell table:style-name="ce5" office:value-type="string" calcext:value-type="string">
            <text:p>BM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65^&quot;;&quot;FedEx Ship Manager&quot;)" office:value-type="string" office:string-value="FedEx Ship Manager" calcext:value-type="string">
            <text:p>FedEx Ship Manager</text:p>
          </table:table-cell>
          <table:table-cell table:style-name="ce5" office:value-type="string" calcext:value-type="string">
            <text:p>FedEx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45^&quot;;&quot;Feith COLD&quot;)" office:value-type="string" office:string-value="Feith COLD" calcext:value-type="string">
            <text:p>Feith COLD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79^&quot;;&quot;Feith Control Panel&quot;)" office:value-type="string" office:string-value="Feith Control Panel" calcext:value-type="string">
            <text:p>Feith Control Panel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80^&quot;;&quot;Feith Dashboard iQ Designer&quot;)" office:value-type="string" office:string-value="Feith Dashboard iQ Designer" calcext:value-type="string">
            <text:p>Feith Dashboard iQ Designer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07^&quot;;&quot;Feith Document Viewer&quot;)" office:value-type="string" office:string-value="Feith Document Viewer" calcext:value-type="string">
            <text:p>Feith Document Viewer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10^&quot;;&quot;Feith Forms iQ Designer&quot;)" office:value-type="string" office:string-value="Feith Forms iQ Designer" calcext:value-type="string">
            <text:p>Feith Forms iQ Designer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76^&quot;;&quot;Feith Harrier&quot;)" office:value-type="string" office:string-value="Feith Harrier" calcext:value-type="string">
            <text:p>Feith Harrier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35^&quot;;&quot;Feith Quick Integrator (QI)&quot;)" office:value-type="string" office:string-value="Feith Quick Integrator (QI)" calcext:value-type="string">
            <text:p>Feith Quick Integrator (QI)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19^&quot;;&quot;Feith Raptor&quot;)" office:value-type="string" office:string-value="Feith Raptor" calcext:value-type="string">
            <text:p>Feith Raptor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14^&quot;;&quot;Feith Reports iQ Service&quot;)" office:value-type="string" office:string-value="Feith Reports iQ Service" calcext:value-type="string">
            <text:p>Feith Reports iQ Service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73^&quot;;&quot;Feith Rules Engine (REX)&quot;)" office:value-type="string" office:string-value="Feith Rules Engine (REX)" calcext:value-type="string">
            <text:p>Feith Rules Engine (REX)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77^&quot;;&quot;Feith Universal Text Recognition (UTR)&quot;)" office:value-type="string" office:string-value="Feith Universal Text Recognition (UTR)" calcext:value-type="string">
            <text:p>Feith Universal Text Recognition (UTR)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79^&quot;;&quot;Feith Vortex&quot;)" office:value-type="string" office:string-value="Feith Vortex" calcext:value-type="string">
            <text:p>Feith Vortex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80^&quot;;&quot;Feith WebFDD (Web Feith Document Database)&quot;)" office:value-type="string" office:string-value="Feith WebFDD (Web Feith Document Database)" calcext:value-type="string">
            <text:p>Feith WebFDD (Web Feith Document Database)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16^&quot;;&quot;Feith Workflow iQ Manager&quot;)" office:value-type="string" office:string-value="Feith Workflow iQ Manager" calcext:value-type="string">
            <text:p>Feith Workflow iQ Manager</text:p>
          </table:table-cell>
          <table:table-cell table:style-name="ce5" office:value-type="string" calcext:value-type="string">
            <text:p>Feith Systems and Softw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59^&quot;;&quot;Fiddler&quot;)" office:value-type="string" office:string-value="Fiddler" calcext:value-type="string">
            <text:p>Fiddler</text:p>
          </table:table-cell>
          <table:table-cell table:style-name="ce5" office:value-type="string" calcext:value-type="string">
            <text:p>Teler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83^&quot;;&quot;FileHold&quot;)" office:value-type="string" office:string-value="FileHold" calcext:value-type="string">
            <text:p>FileHold</text:p>
          </table:table-cell>
          <table:table-cell table:style-name="ce5" office:value-type="string" calcext:value-type="string">
            <text:p>Filehold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15^&quot;;&quot;FileMaker Pro&quot;)" office:value-type="string" office:string-value="FileMaker Pro" calcext:value-type="string">
            <text:p>FileMaker Pro</text:p>
          </table:table-cell>
          <table:table-cell table:style-name="ce5" office:value-type="string" calcext:value-type="string">
            <text:p>Cla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99^&quot;;&quot;FireDaemon Pro&quot;)" office:value-type="string" office:string-value="FireDaemon Pro" calcext:value-type="string">
            <text:p>FireDaemon Pro</text:p>
          </table:table-cell>
          <table:table-cell table:style-name="ce5" office:value-type="string" calcext:value-type="string">
            <text:p>FireDaem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60^&quot;;&quot;FireflyPro Viewing Software&quot;)" office:value-type="string" office:string-value="FireflyPro Viewing Software" calcext:value-type="string">
            <text:p>FireflyPro Viewing Software</text:p>
          </table:table-cell>
          <table:table-cell table:style-name="ce5" office:value-type="string" calcext:value-type="string">
            <text:p>Firefly Glob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70^&quot;;&quot;FireWorks&quot;)" office:value-type="string" office:string-value="FireWorks" calcext:value-type="string">
            <text:p>FireWorks</text:p>
          </table:table-cell>
          <table:table-cell table:style-name="ce5" office:value-type="string" calcext:value-type="string">
            <text:p>Edwards Fire Safe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71^&quot;;&quot;FISERV CheckFree FUND Xpedite Frontier&quot;)" office:value-type="string" office:string-value="FISERV CheckFree FUND Xpedite Frontier" calcext:value-type="string">
            <text:p>FISERV CheckFree FUND Xpedite Frontier</text:p>
          </table:table-cell>
          <table:table-cell table:style-name="ce5" office:value-type="string" calcext:value-type="string">
            <text:p>Trin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14^&quot;;&quot;Fitbit Connect&quot;)" office:value-type="string" office:string-value="Fitbit Connect" calcext:value-type="string">
            <text:p>Fitbit Connect</text:p>
          </table:table-cell>
          <table:table-cell table:style-name="ce5" office:value-type="string" calcext:value-type="string">
            <text:p>Fitbit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16^&quot;;&quot;Flask&quot;)" office:value-type="string" office:string-value="Flask" calcext:value-type="string">
            <text:p>Flask</text:p>
          </table:table-cell>
          <table:table-cell table:style-name="ce5" office:value-type="string" calcext:value-type="string">
            <text:p>The Pallets Projec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41^&quot;;&quot;FlexiDESIGNER VeraSTUDIO Edition&quot;)" office:value-type="string" office:string-value="FlexiDESIGNER VeraSTUDIO Edition" calcext:value-type="string">
            <text:p>FlexiDESIGNER VeraSTUDIO Edition</text:p>
          </table:table-cell>
          <table:table-cell table:style-name="ce5" office:value-type="string" calcext:value-type="string">
            <text:p>Roland DGA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03^&quot;;&quot;FlexNet Publisher&quot;)" office:value-type="string" office:string-value="FlexNet Publisher" calcext:value-type="string">
            <text:p>FlexNet Publisher</text:p>
          </table:table-cell>
          <table:table-cell table:style-name="ce5" office:value-type="string" calcext:value-type="string">
            <text:p>Revenera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296^&quot;;&quot;Florida Cancer Data System (FCDS) - Internet Data Editing &amp; Abstracting (IDEA)&quot;)" office:value-type="string" office:string-value="Florida Cancer Data System (FCDS) - Internet Data Editing &amp; Abstracting (IDEA)" calcext:value-type="string">
            <text:p>Florida Cancer Data System (FCDS) - Internet Data Editing &amp; Abstracting (IDEA)</text:p>
          </table:table-cell>
          <table:table-cell table:style-name="ce5" office:value-type="string" calcext:value-type="string">
            <text:p>FC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15^&quot;;&quot;Fluke SmartView Classic&quot;)" office:value-type="string" office:string-value="Fluke SmartView Classic" calcext:value-type="string">
            <text:p>Fluke SmartView Classic</text:p>
          </table:table-cell>
          <table:table-cell table:style-name="ce5" office:value-type="string" calcext:value-type="string">
            <text:p>Fluk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97^&quot;;&quot;FM:Interact&quot;)" office:value-type="string" office:string-value="FM:Interact" calcext:value-type="string">
            <text:p>FM:Interact</text:p>
          </table:table-cell>
          <table:table-cell table:style-name="ce5" office:value-type="string" calcext:value-type="string">
            <text:p>FM: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74^&quot;;&quot;FmPro Migrator&quot;)" office:value-type="string" office:string-value="FmPro Migrator" calcext:value-type="string">
            <text:p>FmPro Migrator</text:p>
          </table:table-cell>
          <table:table-cell table:style-name="ce5" office:value-type="string" calcext:value-type="string">
            <text:p>.com Solution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73^&quot;;&quot;FolderSizes&quot;)" office:value-type="string" office:string-value="FolderSizes" calcext:value-type="string">
            <text:p>FolderSizes</text:p>
          </table:table-cell>
          <table:table-cell table:style-name="ce5" office:value-type="string" calcext:value-type="string">
            <text:p>Key Metric Software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89^&quot;;&quot;Foresight EDISIM&quot;)" office:value-type="string" office:string-value="Foresight EDISIM" calcext:value-type="string">
            <text:p>Foresight EDISIM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49^&quot;;&quot;Formlabs PreForm&quot;)" office:value-type="string" office:string-value="Formlabs PreForm" calcext:value-type="string">
            <text:p>Formlabs PreForm</text:p>
          </table:table-cell>
          <table:table-cell table:style-name="ce5" office:value-type="string" calcext:value-type="string">
            <text:p>Formlab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41^&quot;;&quot;Frame.io&quot;)" office:value-type="string" office:string-value="Frame.io" calcext:value-type="string">
            <text:p>Frame.io</text:p>
          </table:table-cell>
          <table:table-cell table:style-name="ce5" office:value-type="string" calcext:value-type="string">
            <text:p>Framon Manufacturing Company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70^&quot;;&quot;Free Video Editor&quot;)" office:value-type="string" office:string-value="Free Video Editor" calcext:value-type="string">
            <text:p>Free Video Editor</text:p>
          </table:table-cell>
          <table:table-cell table:style-name="ce5" office:value-type="string" calcext:value-type="string">
            <text:p>VSD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14^&quot;;&quot;FreeStyle Libre&quot;)" office:value-type="string" office:string-value="FreeStyle Libre" calcext:value-type="string">
            <text:p>FreeStyle Libre</text:p>
          </table:table-cell>
          <table:table-cell table:style-name="ce5" office:value-type="string" calcext:value-type="string">
            <text:p>Abbott Diabetes 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11^&quot;;&quot;Fusion Cloud&quot;)" office:value-type="string" office:string-value="Fusion Cloud" calcext:value-type="string">
            <text:p>Fusion Cloud</text:p>
          </table:table-cell>
          <table:table-cell table:style-name="ce5" office:value-type="string" calcext:value-type="string">
            <text:p>Crestr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42^&quot;;&quot;Fusion Voice Player&quot;)" office:value-type="string" office:string-value="Fusion Voice Player" calcext:value-type="string">
            <text:p>Fusion Voice Player</text:p>
          </table:table-cell>
          <table:table-cell table:style-name="ce5" office:value-type="string" calcext:value-type="string">
            <text:p>Dolbe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08^&quot;;&quot;FusionCharts&quot;)" office:value-type="string" office:string-value="FusionCharts" calcext:value-type="string">
            <text:p>FusionCharts</text:p>
          </table:table-cell>
          <table:table-cell table:style-name="ce5" office:value-type="string" calcext:value-type="string">
            <text:p>InfoSoft Global Private Limited, FusionChar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75^&quot;;&quot;GENEActiv&quot;)" office:value-type="string" office:string-value="GENEActiv" calcext:value-type="string">
            <text:p>GENEActiv</text:p>
          </table:table-cell>
          <table:table-cell table:style-name="ce5" office:value-type="string" calcext:value-type="string">
            <text:p>ActivInsigh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74^&quot;;&quot;General Electric (GE) Advanced Workstation (AW) Server Client&quot;)" office:value-type="string" office:string-value="General Electric (GE) Advanced Workstation (AW) Server Client" calcext:value-type="string">
            <text:p>General Electric (GE) Advanced Workstation (AW) Server Client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35^&quot;;&quot;Genesys Cloud Background Assistant&quot;)" office:value-type="string" office:string-value="Genesys Cloud Background Assistant" calcext:value-type="string">
            <text:p>Genesys Cloud Background Assistant</text:p>
          </table:table-cell>
          <table:table-cell table:style-name="ce5" office:value-type="string" calcext:value-type="string">
            <text:p>Genesy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26^&quot;;&quot;Genesys Cloud Desktop Application&quot;)" office:value-type="string" office:string-value="Genesys Cloud Desktop Application" calcext:value-type="string">
            <text:p>Genesys Cloud Desktop Application</text:p>
          </table:table-cell>
          <table:table-cell table:style-name="ce5" office:value-type="string" calcext:value-type="string">
            <text:p>Genesy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02^&quot;;&quot;Genetec Sipelia&quot;)" office:value-type="string" office:string-value="Genetec Sipelia" calcext:value-type="string">
            <text:p>Genetec Sipelia</text:p>
          </table:table-cell>
          <table:table-cell table:style-name="ce5" office:value-type="string" calcext:value-type="string">
            <text:p>gene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10^&quot;;&quot;GenoPro&quot;)" office:value-type="string" office:string-value="GenoPro" calcext:value-type="string">
            <text:p>GenoPro</text:p>
          </table:table-cell>
          <table:table-cell table:style-name="ce5" office:value-type="string" calcext:value-type="string">
            <text:p>GenoPr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91^&quot;;&quot;Georgia SoftWorks Universal Terminal Server (UTS)&quot;)" office:value-type="string" office:string-value="Georgia SoftWorks Universal Terminal Server (UTS)" calcext:value-type="string">
            <text:p>Georgia SoftWorks Universal Terminal Server (UTS)</text:p>
          </table:table-cell>
          <table:table-cell table:style-name="ce5" office:value-type="string" calcext:value-type="string">
            <text:p>Georgia Soft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58^&quot;;&quot;GetClean&quot;)" office:value-type="string" office:string-value="GetClean" calcext:value-type="string">
            <text:p>GetClean</text:p>
          </table:table-cell>
          <table:table-cell table:style-name="ce5" office:value-type="string" calcext:value-type="string">
            <text:p>Trell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51^&quot;;&quot;Gibson Ridge (GR) 2 Analyst Weather Radar Analytics&quot;)" office:value-type="string" office:string-value="Gibson Ridge (GR) 2 Analyst Weather Radar Analytics" calcext:value-type="string">
            <text:p>Gibson Ridge (GR) 2 Analyst Weather Radar Analytics</text:p>
          </table:table-cell>
          <table:table-cell table:style-name="ce5" office:value-type="string" calcext:value-type="string">
            <text:p>Gibson Ridge Software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63^&quot;;&quot;Gilian Connect&quot;)" office:value-type="string" office:string-value="Gilian Connect" calcext:value-type="string">
            <text:p>Gilian Connect</text:p>
          </table:table-cell>
          <table:table-cell table:style-name="ce5" office:value-type="string" calcext:value-type="string">
            <text:p>All Safe Indust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90^&quot;;&quot;Gimmal Physical&quot;)" office:value-type="string" office:string-value="Gimmal Physical" calcext:value-type="string">
            <text:p>Gimmal Physical</text:p>
          </table:table-cell>
          <table:table-cell table:style-name="ce5" office:value-type="string" calcext:value-type="string">
            <text:p>Sanford Feder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86^&quot;;&quot;GitKraken&quot;)" office:value-type="string" office:string-value="GitKraken" calcext:value-type="string">
            <text:p>GitKraken</text:p>
          </table:table-cell>
          <table:table-cell table:style-name="ce5" office:value-type="string" calcext:value-type="string">
            <text:p>Axo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63^&quot;;&quot;GitLab Enterprise Edition (EE)&quot;)" office:value-type="string" office:string-value="GitLab Enterprise Edition (EE)" calcext:value-type="string">
            <text:p>GitLab Enterprise Edition (EE)</text:p>
          </table:table-cell>
          <table:table-cell table:style-name="ce5" office:value-type="string" calcext:value-type="string">
            <text:p>GitLab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44^&quot;;&quot;Glink&quot;)" office:value-type="string" office:string-value="Glink" calcext:value-type="string">
            <text:p>Glink</text:p>
          </table:table-cell>
          <table:table-cell table:style-name="ce5" office:value-type="string" calcext:value-type="string">
            <text:p>Gallagher &amp; Robertson (G&amp;R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57^&quot;;&quot;Global Unique Identifier Tool (GUID)&quot;)" office:value-type="string" office:string-value="Global Unique Identifier Tool (GUID)" calcext:value-type="string">
            <text:p>Global Unique Identifier Tool (GUID)</text:p>
          </table:table-cell>
          <table:table-cell table:style-name="ce5" office:value-type="string" calcext:value-type="string">
            <text:p>NI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85^&quot;;&quot;GlobalMed ClearSteth&quot;)" office:value-type="string" office:string-value="GlobalMed ClearSteth" calcext:value-type="string">
            <text:p>GlobalMed ClearSteth</text:p>
          </table:table-cell>
          <table:table-cell table:style-name="ce5" office:value-type="string" calcext:value-type="string">
            <text:p>Global M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24^&quot;;&quot;Globalscape EFT&quot;)" office:value-type="string" office:string-value="Globalscape EFT" calcext:value-type="string">
            <text:p>Globalscape EFT</text:p>
          </table:table-cell>
          <table:table-cell table:style-name="ce5" office:value-type="string" calcext:value-type="string">
            <text:p>Optum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20^&quot;;&quot;Google Earth&quot;)" office:value-type="string" office:string-value="Google Earth" calcext:value-type="string">
            <text:p>Google Earth</text:p>
          </table:table-cell>
          <table:table-cell table:style-name="ce5" office:value-type="string" calcext:value-type="string">
            <text:p>Goog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88^&quot;;&quot;Government Retirement and Benefits (GRB) Assist&quot;)" office:value-type="string" office:string-value="Government Retirement and Benefits (GRB) Assist" calcext:value-type="string">
            <text:p>Government Retirement and Benefits (GRB) Assist</text:p>
          </table:table-cell>
          <table:table-cell table:style-name="ce5" office:value-type="string" calcext:value-type="string">
            <text:p>GR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27^&quot;;&quot;Government Time and Attendance (GovTA)&quot;)" office:value-type="string" office:string-value="Government Time and Attendance (GovTA)" calcext:value-type="string">
            <text:p>Government Time and Attendance (GovTA)</text:p>
          </table:table-cell>
          <table:table-cell table:style-name="ce5" office:value-type="string" calcext:value-type="string">
            <text:p>UK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80^&quot;;&quot;GrabCAD Print&quot;)" office:value-type="string" office:string-value="GrabCAD Print" calcext:value-type="string">
            <text:p>GrabCAD Print</text:p>
          </table:table-cell>
          <table:table-cell table:style-name="ce5" office:value-type="string" calcext:value-type="string">
            <text:p>Stratasy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26^&quot;;&quot;Grafana&quot;)" office:value-type="string" office:string-value="Grafana" calcext:value-type="string">
            <text:p>Grafana</text:p>
          </table:table-cell>
          <table:table-cell table:style-name="ce5" office:value-type="string" calcext:value-type="string">
            <text:p>Grafan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488^&quot;;&quot;Grep for Windows&quot;)" office:value-type="string" office:string-value="Grep for Windows" calcext:value-type="string">
            <text:p>Grep for Windows</text:p>
          </table:table-cell>
          <table:table-cell table:style-name="ce5" office:value-type="string" calcext:value-type="string">
            <text:p>GNU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68^&quot;;&quot;Guldmann Service and Information Console&quot;)" office:value-type="string" office:string-value="Guldmann Service and Information Console" calcext:value-type="string">
            <text:p>Guldmann Service and Information Console</text:p>
          </table:table-cell>
          <table:table-cell table:style-name="ce5" office:value-type="string" calcext:value-type="string">
            <text:p>Guldmann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05^&quot;;&quot;HAIVision Helper&quot;)" office:value-type="string" office:string-value="HAIVision Helper" calcext:value-type="string">
            <text:p>HAIVision Helper</text:p>
          </table:table-cell>
          <table:table-cell table:style-name="ce5" office:value-type="string" calcext:value-type="string">
            <text:p>Haivis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50^&quot;;&quot;HALO Image Analysis Platform&quot;)" office:value-type="string" office:string-value="HALO Image Analysis Platform" calcext:value-type="string">
            <text:p>HALO Image Analysis Platform</text:p>
          </table:table-cell>
          <table:table-cell table:style-name="ce5" office:value-type="string" calcext:value-type="string">
            <text:p>Indica Lab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43^&quot;;&quot;Ham Radio Deluxe (HRD)&quot;)" office:value-type="string" office:string-value="Ham Radio Deluxe (HRD)" calcext:value-type="string">
            <text:p>Ham Radio Deluxe (HRD)</text:p>
          </table:table-cell>
          <table:table-cell table:style-name="ce5" office:value-type="string" calcext:value-type="string">
            <text:p>Ham Radio Deluxe (HRD) Software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83^&quot;;&quot;Handheld Laser Particle Counter (LPC) Utility Software&quot;)" office:value-type="string" office:string-value="Handheld Laser Particle Counter (LPC) Utility Software" calcext:value-type="string">
            <text:p>Handheld Laser Particle Counter (LPC) Utility Software</text:p>
          </table:table-cell>
          <table:table-cell table:style-name="ce5" office:value-type="string" calcext:value-type="string">
            <text:p>Kanomax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17^&quot;;&quot;Hasher (EZ Tools)&quot;)" office:value-type="string" office:string-value="Hasher (EZ Tools)" calcext:value-type="string">
            <text:p>Hasher (EZ Tools)</text:p>
          </table:table-cell>
          <table:table-cell table:style-name="ce5" office:value-type="string" calcext:value-type="string">
            <text:p>Eric Zimmerm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92^&quot;;&quot;HCL BigFix&quot;)" office:value-type="string" office:string-value="HCL BigFix" calcext:value-type="string">
            <text:p>HCL BigFix</text:p>
          </table:table-cell>
          <table:table-cell table:style-name="ce5" office:value-type="string" calcext:value-type="string">
            <text:p>HCL Technologies, Limit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76^&quot;;&quot;HCL Connections&quot;)" office:value-type="string" office:string-value="HCL Connections" calcext:value-type="string">
            <text:p>HCL Connections</text:p>
          </table:table-cell>
          <table:table-cell table:style-name="ce5" office:value-type="string" calcext:value-type="string">
            <text:p>HCL Technologies, Limit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62^&quot;;&quot;Healenium&quot;)" office:value-type="string" office:string-value="Healenium" calcext:value-type="string">
            <text:p>Healenium</text:p>
          </table:table-cell>
          <table:table-cell table:style-name="ce5" office:value-type="string" calcext:value-type="string">
            <text:p>Healenium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0515^&quot;;&quot;Health Financial Systems (HFS) End Stage Renal Disease (ESRD) Medicare Cost Report (MCR) Software&quot;)" office:value-type="string" office:string-value="Health Financial Systems (HFS) End Stage Renal Disease (ESRD) Medicare Cost Report (MCR) Software" calcext:value-type="string">
            <text:p>Health Financial Systems (HFS) End Stage Renal Disease (ESRD) Medicare Cost Report (MCR) Software</text:p>
          </table:table-cell>
          <table:table-cell table:style-name="ce5" office:value-type="string" calcext:value-type="string">
            <text:p>Health Financial System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686^&quot;;&quot;HealthShare&quot;)" office:value-type="string" office:string-value="HealthShare" calcext:value-type="string">
            <text:p>HealthShare</text:p>
          </table:table-cell>
          <table:table-cell table:style-name="ce5" office:value-type="string" calcext:value-type="string">
            <text:p>InterSystem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597^&quot;;&quot;Heating, Ventilation and Air Conditioning (HVAC) Solution - Professional with Revit Connection&quot;)" office:value-type="string" office:string-value="Heating, Ventilation and Air Conditioning (HVAC) Solution - Professional with Revit Connection" calcext:value-type="string">
            <text:p>Heating, Ventilation and Air Conditioning (HVAC) Solution - Professional with Revit Connection</text:p>
          </table:table-cell>
          <table:table-cell table:style-name="ce5" office:value-type="string" calcext:value-type="string">
            <text:p>HVAC Solu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23^&quot;;&quot;Hewlett Packard (HP) Access Control (HPAC) Print&quot;)" office:value-type="string" office:string-value="Hewlett Packard (HP) Access Control (HPAC) Print" calcext:value-type="string">
            <text:p>Hewlett Packard (HP) Access Control (HPAC) Print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24^&quot;;&quot;Hewlett Packard (HP) Access Control (HPAC) Scan&quot;)" office:value-type="string" office:string-value="Hewlett Packard (HP) Access Control (HPAC) Scan" calcext:value-type="string">
            <text:p>Hewlett Packard (HP) Access Control (HPAC) Scan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57^&quot;;&quot;Hewlett Packard Capture and Route (HPCR)&quot;)" office:value-type="string" office:string-value="Hewlett Packard Capture and Route (HPCR)" calcext:value-type="string">
            <text:p>Hewlett Packard Capture and Route (HPCR)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06^&quot;;&quot;Hewlett Packard Enterprise (HPE) Smart Storage Administrator&quot;)" office:value-type="string" office:string-value="Hewlett Packard Enterprise (HPE) Smart Storage Administrator" calcext:value-type="string">
            <text:p>Hewlett Packard Enterprise (HPE) Smart Storage Administrator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16^&quot;;&quot;HID ActivID Credential Management System&quot;)" office:value-type="string" office:string-value="HID ActivID Credential Management System" calcext:value-type="string">
            <text:p>HID ActivID Credential Management System</text:p>
          </table:table-cell>
          <table:table-cell table:style-name="ce5" office:value-type="string" calcext:value-type="string">
            <text:p>HID Glob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61^&quot;;&quot;Hierarchical Linear and Nonlinear Modeling (HLM)&quot;)" office:value-type="string" office:string-value="Hierarchical Linear and Nonlinear Modeling (HLM)" calcext:value-type="string">
            <text:p>Hierarchical Linear and Nonlinear Modeling (HLM)</text:p>
          </table:table-cell>
          <table:table-cell table:style-name="ce5" office:value-type="string" calcext:value-type="string">
            <text:p>Scientific Software International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35^&quot;;&quot;Highcharts&quot;)" office:value-type="string" office:string-value="Highcharts" calcext:value-type="string">
            <text:p>Highcharts</text:p>
          </table:table-cell>
          <table:table-cell table:style-name="ce5" office:value-type="string" calcext:value-type="string">
            <text:p>High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95^&quot;;&quot;HistoView&quot;)" office:value-type="string" office:string-value="HistoView" calcext:value-type="string">
            <text:p>HistoView</text:p>
          </table:table-cell>
          <table:table-cell table:style-name="ce5" office:value-type="string" calcext:value-type="string">
            <text:p>Meyer Instrumen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61^&quot;;&quot;Hitachi Device Manager&quot;)" office:value-type="string" office:string-value="Hitachi Device Manager" calcext:value-type="string">
            <text:p>Hitachi Device Manager</text:p>
          </table:table-cell>
          <table:table-cell table:style-name="ce5" office:value-type="string" calcext:value-type="string">
            <text:p>Hitach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99^&quot;;&quot;Hitachi Tuning Manager&quot;)" office:value-type="string" office:string-value="Hitachi Tuning Manager" calcext:value-type="string">
            <text:p>Hitachi Tuning Manager</text:p>
          </table:table-cell>
          <table:table-cell table:style-name="ce5" office:value-type="string" calcext:value-type="string">
            <text:p>Hitach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77^&quot;;&quot;HOBOware&quot;)" office:value-type="string" office:string-value="HOBOware" calcext:value-type="string">
            <text:p>HOBOware</text:p>
          </table:table-cell>
          <table:table-cell table:style-name="ce5" office:value-type="string" calcext:value-type="string">
            <text:p>Ons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75^&quot;;&quot;Honeywell Software Download Manager&quot;)" office:value-type="string" office:string-value="Honeywell Software Download Manager" calcext:value-type="string">
            <text:p>Honeywell Software Download Manager</text:p>
          </table:table-cell>
          <table:table-cell table:style-name="ce5" office:value-type="string" calcext:value-type="string">
            <text:p>Honeyw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32^&quot;;&quot;HotDocs Advance&quot;)" office:value-type="string" office:string-value="HotDocs Advance" calcext:value-type="string">
            <text:p>HotDocs Advance</text:p>
          </table:table-cell>
          <table:table-cell table:style-name="ce5" office:value-type="string" calcext:value-type="string">
            <text:p>Car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90^&quot;;&quot;HotDocs Player&quot;)" office:value-type="string" office:string-value="HotDocs Player" calcext:value-type="string">
            <text:p>HotDocs Player</text:p>
          </table:table-cell>
          <table:table-cell table:style-name="ce5" office:value-type="string" calcext:value-type="string">
            <text:p>Abacusn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71^&quot;;&quot;Houdini&quot;)" office:value-type="string" office:string-value="Houdini" calcext:value-type="string">
            <text:p>Houdini</text:p>
          </table:table-cell>
          <table:table-cell table:style-name="ce5" office:value-type="string" calcext:value-type="string">
            <text:p>SideF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12^&quot;;&quot;Hourly Analysis Program (HAP)&quot;)" office:value-type="string" office:string-value="Hourly Analysis Program (HAP)" calcext:value-type="string">
            <text:p>Hourly Analysis Program (HAP)</text:p>
          </table:table-cell>
          <table:table-cell table:style-name="ce5" office:value-type="string" calcext:value-type="string">
            <text:p>Carrier United Techn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28^&quot;;&quot;HP Device Connect (HP DC)&quot;)" office:value-type="string" office:string-value="HP Device Connect (HP DC)" calcext:value-type="string">
            <text:p>HP Device Connect (HP DC)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46^&quot;;&quot;HP LaserJet Pro M479fdw/M479fnw Printer Full Software Solution&quot;)" office:value-type="string" office:string-value="HP LaserJet Pro M479fdw/M479fnw Printer Full Software Solution" calcext:value-type="string">
            <text:p>HP LaserJet Pro M479fdw/M479fnw Printer Full Software Solution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32^&quot;;&quot;HP Support Assistant&quot;)" office:value-type="string" office:string-value="HP Support Assistant" calcext:value-type="string">
            <text:p>HP Support Assistant</text:p>
          </table:table-cell>
          <table:table-cell table:style-name="ce5" office:value-type="string" calcext:value-type="string">
            <text:p>H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46^&quot;;&quot;HP Web Jetadmin&quot;)" office:value-type="string" office:string-value="HP Web Jetadmin" calcext:value-type="string">
            <text:p>HP Web Jetadmin</text:p>
          </table:table-cell>
          <table:table-cell table:style-name="ce5" office:value-type="string" calcext:value-type="string">
            <text:p>H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18^&quot;;&quot;HPE Lights-Out Console (HPLOCONS)&quot;)" office:value-type="string" office:string-value="HPE Lights-Out Console (HPLOCONS)" calcext:value-type="string">
            <text:p>HPE Lights-Out Console (HPLOCONS)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49^&quot;;&quot;Hunchly&quot;)" office:value-type="string" office:string-value="Hunchly" calcext:value-type="string">
            <text:p>Hunchly</text:p>
          </table:table-cell>
          <table:table-cell table:style-name="ce5" office:value-type="string" calcext:value-type="string">
            <text:p>Hunch.l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07^&quot;;&quot;HyperSnap&quot;)" office:value-type="string" office:string-value="HyperSnap" calcext:value-type="string">
            <text:p>HyperSnap</text:p>
          </table:table-cell>
          <table:table-cell table:style-name="ce5" office:value-type="string" calcext:value-type="string">
            <text:p>Hyperion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88^&quot;;&quot;i2 Analyst&amp;#39;s Notebook Premium&quot;)" office:value-type="string" office:string-value="i2 Analyst&amp;#39;s Notebook Premium" calcext:value-type="string">
            <text:p>i2 Analyst&amp;#39;s Notebook Premium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58^&quot;;&quot;IBM Data Virtualization Manager&quot;)" office:value-type="string" office:string-value="IBM Data Virtualization Manager" calcext:value-type="string">
            <text:p>IBM Data Virtualization Manager</text:p>
          </table:table-cell>
          <table:table-cell table:style-name="ce5" office:value-type="string" calcext:value-type="string">
            <text:p>IB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69^&quot;;&quot;IBM Maximo Asset Management&quot;)" office:value-type="string" office:string-value="IBM Maximo Asset Management" calcext:value-type="string">
            <text:p>IBM Maximo Asset Management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69^&quot;;&quot;IBM Z Software Asset Management&quot;)" office:value-type="string" office:string-value="IBM Z Software Asset Management" calcext:value-type="string">
            <text:p>IBM Z Software Asset Management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20^&quot;;&quot;IBM zMulti-Factor Authentication (zMFA)&quot;)" office:value-type="string" office:string-value="IBM zMulti-Factor Authentication (zMFA)" calcext:value-type="string">
            <text:p>IBM zMulti-Factor Authentication (zMFA)</text:p>
          </table:table-cell>
          <table:table-cell table:style-name="ce5" office:value-type="string" calcext:value-type="string">
            <text:p>IB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76^&quot;;&quot;iBright Analysis Software Desktop&quot;)" office:value-type="string" office:string-value="iBright Analysis Software Desktop" calcext:value-type="string">
            <text:p>iBright Analysis Software Desktop</text:p>
          </table:table-cell>
          <table:table-cell table:style-name="ce5" office:value-type="string" calcext:value-type="string">
            <text:p>Thermo Fisher Scientif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57^&quot;;&quot;iCONECT&quot;)" office:value-type="string" office:string-value="iCONECT" calcext:value-type="string">
            <text:p>iCONECT</text:p>
          </table:table-cell>
          <table:table-cell table:style-name="ce5" office:value-type="string" calcext:value-type="string">
            <text:p>iCON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92^&quot;;&quot;Idera Structured Query Language (SQL) Inventory Manager&quot;)" office:value-type="string" office:string-value="Idera Structured Query Language (SQL) Inventory Manager" calcext:value-type="string">
            <text:p>Idera Structured Query Language (SQL) Inventory Manager</text:p>
          </table:table-cell>
          <table:table-cell table:style-name="ce5" office:value-type="string" calcext:value-type="string">
            <text:p>Ide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01^&quot;;&quot;IGEL Universal Management Suite (UMS)&quot;)" office:value-type="string" office:string-value="IGEL Universal Management Suite (UMS)" calcext:value-type="string">
            <text:p>IGEL Universal Management Suite (UMS)</text:p>
          </table:table-cell>
          <table:table-cell table:style-name="ce5" office:value-type="string" calcext:value-type="string">
            <text:p>IGE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40^&quot;;&quot;Ignition Supervisory Control and Data Acquisition (SCADA)&quot;)" office:value-type="string" office:string-value="Ignition Supervisory Control and Data Acquisition (SCADA)" calcext:value-type="string">
            <text:p>Ignition Supervisory Control and Data Acquisition (SCADA)</text:p>
          </table:table-cell>
          <table:table-cell table:style-name="ce5" office:value-type="string" calcext:value-type="string">
            <text:p>Inductive Automation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57^&quot;;&quot;Image Capture Plus&quot;)" office:value-type="string" office:string-value="Image Capture Plus" calcext:value-type="string">
            <text:p>Image Capture Plus</text:p>
          </table:table-cell>
          <table:table-cell table:style-name="ce5" office:value-type="string" calcext:value-type="string">
            <text:p>Panas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405^&quot;;&quot;Image Lab Software&quot;)" office:value-type="string" office:string-value="Image Lab Software" calcext:value-type="string">
            <text:p>Image Lab Software</text:p>
          </table:table-cell>
          <table:table-cell table:style-name="ce5" office:value-type="string" calcext:value-type="string">
            <text:p>Bio-Rad Laborato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131^&quot;;&quot;ImageGear Software Development Kit (SDK)&quot;)" office:value-type="string" office:string-value="ImageGear Software Development Kit (SDK)" calcext:value-type="string">
            <text:p>ImageGear Software Development Kit (SDK)</text:p>
          </table:table-cell>
          <table:table-cell table:style-name="ce5" office:value-type="string" calcext:value-type="string">
            <text:p>Accu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810^&quot;;&quot;Image-Pro&quot;)" office:value-type="string" office:string-value="Image-Pro" calcext:value-type="string">
            <text:p>Image-Pro</text:p>
          </table:table-cell>
          <table:table-cell table:style-name="ce5" office:value-type="string" calcext:value-type="string">
            <text:p>MediaCyberne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25^&quot;;&quot;imageWARE Enterprise Management Console (EMC)&quot;)" office:value-type="string" office:string-value="imageWARE Enterprise Management Console (EMC)" calcext:value-type="string">
            <text:p>imageWARE Enterprise Management Console (EMC)</text:p>
          </table:table-cell>
          <table:table-cell table:style-name="ce5" office:value-type="string" calcext:value-type="string">
            <text:p>Can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65^&quot;;&quot;Imaging Development Systems (IDS) Software Suite&quot;)" office:value-type="string" office:string-value="Imaging Development Systems (IDS) Software Suite" calcext:value-type="string">
            <text:p>Imaging Development Systems (IDS) Software Suite</text:p>
          </table:table-cell>
          <table:table-cell table:style-name="ce5" office:value-type="string" calcext:value-type="string">
            <text:p>IDS Imaging Development Systems Gmb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61^&quot;;&quot;Imaging Edge Desktop&quot;)" office:value-type="string" office:string-value="Imaging Edge Desktop" calcext:value-type="string">
            <text:p>Imaging Edge Desktop</text:p>
          </table:table-cell>
          <table:table-cell table:style-name="ce5" office:value-type="string" calcext:value-type="string">
            <text:p>Sony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25^&quot;;&quot;IMAGINiT Utilities for Revit&quot;)" office:value-type="string" office:string-value="IMAGINiT Utilities for Revit" calcext:value-type="string">
            <text:p>IMAGINiT Utilities for Revit</text:p>
          </table:table-cell>
          <table:table-cell table:style-name="ce5" office:value-type="string" calcext:value-type="string">
            <text:p>IMAGINi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03^&quot;;&quot;iMedConsent Web (ICW)&quot;)" office:value-type="string" office:string-value="iMedConsent Web (ICW)" calcext:value-type="string">
            <text:p>iMedConsent Web (ICW)</text:p>
          </table:table-cell>
          <table:table-cell table:style-name="ce5" office:value-type="string" calcext:value-type="string">
            <text:p>Taylor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38^&quot;;&quot;Impact 360 Call Recording&quot;)" office:value-type="string" office:string-value="Impact 360 Call Recording" calcext:value-type="string">
            <text:p>Impact 360 Call Recording</text:p>
          </table:table-cell>
          <table:table-cell table:style-name="ce5" office:value-type="string" calcext:value-type="string">
            <text:p>Veri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39^&quot;;&quot;ImportExcel PowerShell Module&quot;)" office:value-type="string" office:string-value="ImportExcel PowerShell Module" calcext:value-type="string">
            <text:p>ImportExcel PowerShell Module</text:p>
          </table:table-cell>
          <table:table-cell table:style-name="ce5" office:value-type="string" calcext:value-type="string">
            <text:p>Doug Fink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78^&quot;;&quot;Incident Resource Inventory System (IRIS)&quot;)" office:value-type="string" office:string-value="Incident Resource Inventory System (IRIS)" calcext:value-type="string">
            <text:p>Incident Resource Inventory System (IRIS)</text:p>
          </table:table-cell>
          <table:table-cell table:style-name="ce5" office:value-type="string" calcext:value-type="string">
            <text:p>FE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25^&quot;;&quot;Inform.NET&quot;)" office:value-type="string" office:string-value="Inform.NET" calcext:value-type="string">
            <text:p>Inform.NET</text:p>
          </table:table-cell>
          <table:table-cell table:style-name="ce5" office:value-type="string" calcext:value-type="string">
            <text:p>Titan Cloud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32^&quot;;&quot;Infortel Select&quot;)" office:value-type="string" office:string-value="Infortel Select" calcext:value-type="string">
            <text:p>Infortel Select</text:p>
          </table:table-cell>
          <table:table-cell table:style-name="ce5" office:value-type="string" calcext:value-type="string">
            <text:p>ISI Telemanagement Solution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09^&quot;;&quot;Insight Diagnostics&quot;)" office:value-type="string" office:string-value="Insight Diagnostics" calcext:value-type="string">
            <text:p>Insight Diagnostics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24^&quot;;&quot;Inspiration 11&quot;)" office:value-type="string" office:string-value="Inspiration 11" calcext:value-type="string">
            <text:p>Inspiration 11</text:p>
          </table:table-cell>
          <table:table-cell table:style-name="ce5" office:value-type="string" calcext:value-type="string">
            <text:p>TechEd Marketing 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83^&quot;;&quot;Inspirstar Profile Editor&quot;)" office:value-type="string" office:string-value="Inspirstar Profile Editor" calcext:value-type="string">
            <text:p>Inspirstar Profile Editor</text:p>
          </table:table-cell>
          <table:table-cell table:style-name="ce5" office:value-type="string" calcext:value-type="string">
            <text:p>MEND Technology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11^&quot;;&quot;Instrument Manager (IM)&quot;)" office:value-type="string" office:string-value="Instrument Manager (IM)" calcext:value-type="string">
            <text:p>Instrument Manager (IM)</text:p>
          </table:table-cell>
          <table:table-cell table:style-name="ce5" office:value-type="string" calcext:value-type="string">
            <text:p>Data Innovations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06^&quot;;&quot;integrated Dell Remote Access Controller (iDRAC)&quot;)" office:value-type="string" office:string-value="integrated Dell Remote Access Controller (iDRAC)" calcext:value-type="string">
            <text:p>integrated Dell Remote Access Controller (iDRAC)</text:p>
          </table:table-cell>
          <table:table-cell table:style-name="ce5" office:value-type="string" calcext:value-type="string">
            <text:p>D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80^&quot;;&quot;Integrated Research (IR) Prognosis&quot;)" office:value-type="string" office:string-value="Integrated Research (IR) Prognosis" calcext:value-type="string">
            <text:p>Integrated Research (IR) Prognosis</text:p>
          </table:table-cell>
          <table:table-cell table:style-name="ce5" office:value-type="string" calcext:value-type="string">
            <text:p>Integrated Research (IR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91^&quot;;&quot;Intelicode Physicians At Teaching Hospitals (P.A.T.H.)&quot;)" office:value-type="string" office:string-value="Intelicode Physicians At Teaching Hospitals (P.A.T.H.)" calcext:value-type="string">
            <text:p>Intelicode Physicians At Teaching Hospitals (P.A.T.H.)</text:p>
          </table:table-cell>
          <table:table-cell table:style-name="ce5" office:value-type="string" calcext:value-type="string">
            <text:p>Intelico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01^&quot;;&quot;IntelliSys&quot;)" office:value-type="string" office:string-value="IntelliSys" calcext:value-type="string">
            <text:p>IntelliSys</text:p>
          </table:table-cell>
          <table:table-cell table:style-name="ce5" office:value-type="string" calcext:value-type="string">
            <text:p>Becton, Dickinson and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04^&quot;;&quot;IntelliTRIAL&quot;)" office:value-type="string" office:string-value="IntelliTRIAL" calcext:value-type="string">
            <text:p>IntelliTRIAL</text:p>
          </table:table-cell>
          <table:table-cell table:style-name="ce5" office:value-type="string" calcext:value-type="string">
            <text:p>The Macro Group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98^&quot;;&quot;IntelliVue Monitor Support Tool&quot;)" office:value-type="string" office:string-value="IntelliVue Monitor Support Tool" calcext:value-type="string">
            <text:p>IntelliVue Monitor Support Tool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32^&quot;;&quot;InterBase&quot;)" office:value-type="string" office:string-value="InterBase" calcext:value-type="string">
            <text:p>InterBase</text:p>
          </table:table-cell>
          <table:table-cell table:style-name="ce5" office:value-type="string" calcext:value-type="string">
            <text:p>Embarcadero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96^&quot;;&quot;Intergrated Security Tool (IST)&quot;)" office:value-type="string" office:string-value="Intergrated Security Tool (IST)" calcext:value-type="string">
            <text:p>Intergrated Security Tool (IST)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48^&quot;;&quot;International Business Machine (IBM) Sterling Connect:Direct&quot;)" office:value-type="string" office:string-value="International Business Machine (IBM) Sterling Connect:Direct" calcext:value-type="string">
            <text:p>International Business Machine (IBM) Sterling Connect:Direct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074^&quot;;&quot;International Business Machines (IBM) InfoSphere Data Architect&quot;)" office:value-type="string" office:string-value="International Business Machines (IBM) InfoSphere Data Architect" calcext:value-type="string">
            <text:p>International Business Machines (IBM) InfoSphere Data Architect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95^&quot;;&quot;International Business Machines (IBM) Installation Manager&quot;)" office:value-type="string" office:string-value="International Business Machines (IBM) Installation Manager" calcext:value-type="string">
            <text:p>International Business Machines (IBM) Installation Manag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02^&quot;;&quot;International Business Machines (IBM) Security Directory Server&quot;)" office:value-type="string" office:string-value="International Business Machines (IBM) Security Directory Server" calcext:value-type="string">
            <text:p>International Business Machines (IBM) Security Directory Serv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5852^&quot;;&quot;International Business Machines (IBM) Security Verify Access Management&quot;)" office:value-type="string" office:string-value="International Business Machines (IBM) Security Verify Access Management" calcext:value-type="string">
            <text:p>International Business Machines (IBM) Security Verify Access Management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9849^&quot;;&quot;International Business Machines (IBM) Spectrum Load Sharing Facility (LSF)&quot;)" office:value-type="string" office:string-value="International Business Machines (IBM) Spectrum Load Sharing Facility (LSF)" calcext:value-type="string">
            <text:p>International Business Machines (IBM) Spectrum Load Sharing Facility (LSF)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601^&quot;;&quot;International Business Machines (IBM) Sterling Control Center&quot;)" office:value-type="string" office:string-value="International Business Machines (IBM) Sterling Control Center" calcext:value-type="string">
            <text:p>International Business Machines (IBM) Sterling Control Cent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597^&quot;;&quot;International Business Machines (IBM) Transformation Extender Advanced (ITXA)&quot;)" office:value-type="string" office:string-value="International Business Machines (IBM) Transformation Extender Advanced (ITXA)" calcext:value-type="string">
            <text:p>International Business Machines (IBM) Transformation Extender Advanced (ITXA)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76^&quot;;&quot;International Business Machines (IBM) TRIRIGA&quot;)" office:value-type="string" office:string-value="International Business Machines (IBM) TRIRIGA" calcext:value-type="string">
            <text:p>International Business Machines (IBM) TRIRIGA</text:p>
          </table:table-cell>
          <table:table-cell table:style-name="ce5" office:value-type="string" calcext:value-type="string">
            <text:p>IB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94^&quot;;&quot;Internet Information Services (IIS) Crypto&quot;)" office:value-type="string" office:string-value="Internet Information Services (IIS) Crypto" calcext:value-type="string">
            <text:p>Internet Information Services (IIS) Crypto</text:p>
          </table:table-cell>
          <table:table-cell table:style-name="ce5" office:value-type="string" calcext:value-type="string">
            <text:p>Narta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73^&quot;;&quot;Internet Protocol (IP) Subnet Calculator&quot;)" office:value-type="string" office:string-value="Internet Protocol (IP) Subnet Calculator" calcext:value-type="string">
            <text:p>Internet Protocol (IP) Subnet Calculator</text:p>
          </table:table-cell>
          <table:table-cell table:style-name="ce5" office:value-type="string" calcext:value-type="string">
            <text:p>Bo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81^&quot;;&quot;Internet Protocol Address Manager (IPAM)&quot;)" office:value-type="string" office:string-value="Internet Protocol Address Manager (IPAM)" calcext:value-type="string">
            <text:p>Internet Protocol Address Manager (IPAM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02^&quot;;&quot;Invistics Drug Diversion Detection (Flowlytics)&quot;)" office:value-type="string" office:string-value="Invistics Drug Diversion Detection (Flowlytics)" calcext:value-type="string">
            <text:p>Invistics Drug Diversion Detection (Flowlytics)</text:p>
          </table:table-cell>
          <table:table-cell table:style-name="ce5" office:value-type="string" calcext:value-type="string">
            <text:p>Wolters Kluwer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78^&quot;;&quot;Invivo Lung Cancer Screening (LCS)&quot;)" office:value-type="string" office:string-value="Invivo Lung Cancer Screening (LCS)" calcext:value-type="string">
            <text:p>Invivo Lung Cancer Screening (LCS)</text:p>
          </table:table-cell>
          <table:table-cell table:style-name="ce5" office:value-type="string" calcext:value-type="string">
            <text:p>Inviv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85^&quot;;&quot;iObserver Patient Observation Software&quot;)" office:value-type="string" office:string-value="iObserver Patient Observation Software" calcext:value-type="string">
            <text:p>iObserver Patient Observation Software</text:p>
          </table:table-cell>
          <table:table-cell table:style-name="ce5" office:value-type="string" calcext:value-type="string">
            <text:p>Caregil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45^&quot;;&quot;iParc Professional&quot;)" office:value-type="string" office:string-value="iParc Professional" calcext:value-type="string">
            <text:p>iParc Professional</text:p>
          </table:table-cell>
          <table:table-cell table:style-name="ce5" office:value-type="string" calcext:value-type="string">
            <text:p>Amano McGan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45^&quot;;&quot;iperf for Windows&quot;)" office:value-type="string" office:string-value="iperf for Windows" calcext:value-type="string">
            <text:p>iperf for Windows</text:p>
          </table:table-cell>
          <table:table-cell table:style-name="ce5" office:value-type="string" calcext:value-type="string">
            <text:p>iperf.f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02^&quot;;&quot;IPV Curator&quot;)" office:value-type="string" office:string-value="IPV Curator" calcext:value-type="string">
            <text:p>IPV Curator</text:p>
          </table:table-cell>
          <table:table-cell table:style-name="ce5" office:value-type="string" calcext:value-type="string">
            <text:p>IPV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64^&quot;;&quot;IronKey Enterprise Management Service (EMS)&quot;)" office:value-type="string" office:string-value="IronKey Enterprise Management Service (EMS)" calcext:value-type="string">
            <text:p>IronKey Enterprise Management Service (EMS)</text:p>
          </table:table-cell>
          <table:table-cell table:style-name="ce5" office:value-type="string" calcext:value-type="string">
            <text:p>DataLock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50^&quot;;&quot;iRound for Patient Experience&quot;)" office:value-type="string" office:string-value="iRound for Patient Experience" calcext:value-type="string">
            <text:p>iRound for Patient Experience</text:p>
          </table:table-cell>
          <table:table-cell table:style-name="ce5" office:value-type="string" calcext:value-type="string">
            <text:p>iRound for Patient Experie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65^&quot;;&quot;ISGUS Zeus X&quot;)" office:value-type="string" office:string-value="ISGUS Zeus X" calcext:value-type="string">
            <text:p>ISGUS Zeus X</text:p>
          </table:table-cell>
          <table:table-cell table:style-name="ce5" office:value-type="string" calcext:value-type="string">
            <text:p>ISG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47^&quot;;&quot;iSpring&quot;)" office:value-type="string" office:string-value="iSpring" calcext:value-type="string">
            <text:p>iSpring</text:p>
          </table:table-cell>
          <table:table-cell table:style-name="ce5" office:value-type="string" calcext:value-type="string">
            <text:p>iSpr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53^&quot;;&quot;Ivanti Avalanche&quot;)" office:value-type="string" office:string-value="Ivanti Avalanche" calcext:value-type="string">
            <text:p>Ivanti Avalanche</text:p>
          </table:table-cell>
          <table:table-cell table:style-name="ce5" office:value-type="string" calcext:value-type="string">
            <text:p>Ivant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11^&quot;;&quot;Ivanti Security Controls&quot;)" office:value-type="string" office:string-value="Ivanti Security Controls" calcext:value-type="string">
            <text:p>Ivanti Security Controls</text:p>
          </table:table-cell>
          <table:table-cell table:style-name="ce5" office:value-type="string" calcext:value-type="string">
            <text:p>Ivant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39^&quot;;&quot;ivShopScanner&quot;)" office:value-type="string" office:string-value="ivShopScanner" calcext:value-type="string">
            <text:p>ivShopScanner</text:p>
          </table:table-cell>
          <table:table-cell table:style-name="ce5" office:value-type="string" calcext:value-type="string">
            <text:p>Ivoclar Vivad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74^&quot;;&quot;IX Support Tool&quot;)" office:value-type="string" office:string-value="IX Support Tool" calcext:value-type="string">
            <text:p>IX Support Tool</text:p>
          </table:table-cell>
          <table:table-cell table:style-name="ce5" office:value-type="string" calcext:value-type="string">
            <text:p>AiPho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62^&quot;;&quot;Jasmine&quot;)" office:value-type="string" office:string-value="Jasmine" calcext:value-type="string">
            <text:p>Jasmine</text:p>
          </table:table-cell>
          <table:table-cell table:style-name="ce5" office:value-type="string" calcext:value-type="string">
            <text:p>Pivotal Lab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48^&quot;;&quot;Java Enterprise Edition SDK (Software Development Kit)&quot;)" office:value-type="string" office:string-value="Java Enterprise Edition SDK (Software Development Kit)" calcext:value-type="string">
            <text:p>Java Enterprise Edition SDK (Software Development Kit)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18^&quot;;&quot;JavaScript Object Notation (JSON).NET&quot;)" office:value-type="string" office:string-value="JavaScript Object Notation (JSON).NET" calcext:value-type="string">
            <text:p>JavaScript Object Notation (JSON).NET</text:p>
          </table:table-cell>
          <table:table-cell table:style-name="ce5" office:value-type="string" calcext:value-type="string">
            <text:p>Newton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97^&quot;;&quot;Jenkins Continuous Integration Server&quot;)" office:value-type="string" office:string-value="Jenkins Continuous Integration Server" calcext:value-type="string">
            <text:p>Jenkins Continuous Integration Server</text:p>
          </table:table-cell>
          <table:table-cell table:style-name="ce5" office:value-type="string" calcext:value-type="string">
            <text:p>Jenk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69^&quot;;&quot;Jira Align&quot;)" office:value-type="string" office:string-value="Jira Align" calcext:value-type="string">
            <text:p>Jira Align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7867^&quot;;&quot;Job Access and Management System (JAMS) Enterprise Job Scheduling&quot;)" office:value-type="string" office:string-value="Job Access and Management System (JAMS) Enterprise Job Scheduling" calcext:value-type="string">
            <text:p>Job Access and Management System (JAMS) Enterprise Job Scheduling</text:p>
          </table:table-cell>
          <table:table-cell table:style-name="ce5" office:value-type="string" calcext:value-type="string">
            <text:p>FORT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28^&quot;;&quot;Johnson Controls Metasys Graphics Generation Tool (GGT)&quot;)" office:value-type="string" office:string-value="Johnson Controls Metasys Graphics Generation Tool (GGT)" calcext:value-type="string">
            <text:p>Johnson Controls Metasys Graphics Generation Tool (GGT)</text:p>
          </table:table-cell>
          <table:table-cell table:style-name="ce5" office:value-type="string" calcext:value-type="string">
            <text:p>Johnson Contr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26^&quot;;&quot;Johnson, Roberts and Associates (JRA) Test Scoring System&quot;)" office:value-type="string" office:string-value="Johnson, Roberts and Associates (JRA) Test Scoring System" calcext:value-type="string">
            <text:p>Johnson, Roberts and Associates (JRA) Test Scoring System</text:p>
          </table:table-cell>
          <table:table-cell table:style-name="ce5" office:value-type="string" calcext:value-type="string">
            <text:p>Johnson, Roberts and Associates, Inc. (JRA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15^&quot;;&quot;Joinpoint&quot;)" office:value-type="string" office:string-value="Joinpoint" calcext:value-type="string">
            <text:p>Joinpoint</text:p>
          </table:table-cell>
          <table:table-cell table:style-name="ce5" office:value-type="string" calcext:value-type="string">
            <text:p>NC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95^&quot;;&quot;J-Say&quot;)" office:value-type="string" office:string-value="J-Say" calcext:value-type="string">
            <text:p>J-Say</text:p>
          </table:table-cell>
          <table:table-cell table:style-name="ce5" office:value-type="string" calcext:value-type="string">
            <text:p>Hartgen Consultanc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54^&quot;;&quot;Jscape Managed File Transfer (MFT) Server&quot;)" office:value-type="string" office:string-value="Jscape Managed File Transfer (MFT) Server" calcext:value-type="string">
            <text:p>Jscape Managed File Transfer (MFT) Server</text:p>
          </table:table-cell>
          <table:table-cell table:style-name="ce5" office:value-type="string" calcext:value-type="string">
            <text:p>Jsca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90^&quot;;&quot;JsDiff&quot;)" office:value-type="string" office:string-value="JsDiff" calcext:value-type="string">
            <text:p>JsDiff</text:p>
          </table:table-cell>
          <table:table-cell table:style-name="ce5" office:value-type="string" calcext:value-type="string">
            <text:p>Kevin Deck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50^&quot;;&quot;Judi by AG Mednet&quot;)" office:value-type="string" office:string-value="Judi by AG Mednet" calcext:value-type="string">
            <text:p>Judi by AG Mednet</text:p>
          </table:table-cell>
          <table:table-cell table:style-name="ce5" office:value-type="string" calcext:value-type="string">
            <text:p>AG Mednet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26^&quot;;&quot;JumpMind SymmetricDS&quot;)" office:value-type="string" office:string-value="JumpMind SymmetricDS" calcext:value-type="string">
            <text:p>JumpMind SymmetricDS</text:p>
          </table:table-cell>
          <table:table-cell table:style-name="ce5" office:value-type="string" calcext:value-type="string">
            <text:p>JumpMin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18^&quot;;&quot;Kahua&quot;)" office:value-type="string" office:string-value="Kahua" calcext:value-type="string">
            <text:p>Kahua</text:p>
          </table:table-cell>
          <table:table-cell table:style-name="ce5" office:value-type="string" calcext:value-type="string">
            <text:p>Kahu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81^&quot;;&quot;Kardex Power Pick Global&quot;)" office:value-type="string" office:string-value="Kardex Power Pick Global" calcext:value-type="string">
            <text:p>Kardex Power Pick Global</text:p>
          </table:table-cell>
          <table:table-cell table:style-name="ce5" office:value-type="string" calcext:value-type="string">
            <text:p>Kardex Remst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82^&quot;;&quot;Karma&quot;)" office:value-type="string" office:string-value="Karma" calcext:value-type="string">
            <text:p>Karma</text:p>
          </table:table-cell>
          <table:table-cell table:style-name="ce5" office:value-type="string" calcext:value-type="string">
            <text:p>Kar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83^&quot;;&quot;Karma-Chrome-Launcher&quot;)" office:value-type="string" office:string-value="Karma-Chrome-Launcher" calcext:value-type="string">
            <text:p>Karma-Chrome-Launcher</text:p>
          </table:table-cell>
          <table:table-cell table:style-name="ce5" office:value-type="string" calcext:value-type="string">
            <text:p>Karm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07^&quot;;&quot;Katalon Studio&quot;)" office:value-type="string" office:string-value="Katalon Studio" calcext:value-type="string">
            <text:p>Katalon Studio</text:p>
          </table:table-cell>
          <table:table-cell table:style-name="ce5" office:value-type="string" calcext:value-type="string">
            <text:p>KMS Techn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35^&quot;;&quot;Kendo User Interface (UI)&quot;)" office:value-type="string" office:string-value="Kendo User Interface (UI)" calcext:value-type="string">
            <text:p>Kendo User Interface (UI)</text:p>
          </table:table-cell>
          <table:table-cell table:style-name="ce5" office:value-type="string" calcext:value-type="string">
            <text:p>Teler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10^&quot;;&quot;Keysight Tool Ix Automated Network Validation LIbrary (ANVL)&quot;)" office:value-type="string" office:string-value="Keysight Tool Ix Automated Network Validation LIbrary (ANVL)" calcext:value-type="string">
            <text:p>Keysight Tool Ix Automated Network Validation LIbrary (ANVL)</text:p>
          </table:table-cell>
          <table:table-cell table:style-name="ce5" office:value-type="string" calcext:value-type="string">
            <text:p>Keysigh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11^&quot;;&quot;Keysight Tool Ixload&quot;)" office:value-type="string" office:string-value="Keysight Tool Ixload" calcext:value-type="string">
            <text:p>Keysight Tool Ixload</text:p>
          </table:table-cell>
          <table:table-cell table:style-name="ce5" office:value-type="string" calcext:value-type="string">
            <text:p>Keysigh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15^&quot;;&quot;Keysight Tool IxNetwork&quot;)" office:value-type="string" office:string-value="Keysight Tool IxNetwork" calcext:value-type="string">
            <text:p>Keysight Tool IxNetwork</text:p>
          </table:table-cell>
          <table:table-cell table:style-name="ce5" office:value-type="string" calcext:value-type="string">
            <text:p>Keysigh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18^&quot;;&quot;Keysight Tool IxVeriWave&quot;)" office:value-type="string" office:string-value="Keysight Tool IxVeriWave" calcext:value-type="string">
            <text:p>Keysight Tool IxVeriWave</text:p>
          </table:table-cell>
          <table:table-cell table:style-name="ce5" office:value-type="string" calcext:value-type="string">
            <text:p>Keysight Technologie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6022^&quot;;&quot;Keystone Web&quot;)" office:value-type="string" office:string-value="Keystone Web" calcext:value-type="string">
            <text:p>Keystone Web</text:p>
          </table:table-cell>
          <table:table-cell table:style-name="ce5" office:value-type="string" calcext:value-type="string">
            <text:p>Best Access Systems (Stanley Security Solution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73^&quot;;&quot;Kinovea&quot;)" office:value-type="string" office:string-value="Kinovea" calcext:value-type="string">
            <text:p>Kinovea</text:p>
          </table:table-cell>
          <table:table-cell table:style-name="ce5" office:value-type="string" calcext:value-type="string">
            <text:p>Kinove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89^&quot;;&quot;Kiwi Systems Log (Syslog) Server&quot;)" office:value-type="string" office:string-value="Kiwi Systems Log (Syslog) Server" calcext:value-type="string">
            <text:p>Kiwi Systems Log (Syslog) Serve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56^&quot;;&quot;KiwiVision Video Analytics&quot;)" office:value-type="string" office:string-value="KiwiVision Video Analytics" calcext:value-type="string">
            <text:p>KiwiVision Video Analytics</text:p>
          </table:table-cell>
          <table:table-cell table:style-name="ce5" office:value-type="string" calcext:value-type="string">
            <text:p>Genet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62^&quot;;&quot;Kodak Alaris Capture Pro Software&quot;)" office:value-type="string" office:string-value="Kodak Alaris Capture Pro Software" calcext:value-type="string">
            <text:p>Kodak Alaris Capture Pro Software</text:p>
          </table:table-cell>
          <table:table-cell table:style-name="ce5" office:value-type="string" calcext:value-type="string">
            <text:p>Kodak Ala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76^&quot;;&quot;Kodak Smart Touch Export Tool&quot;)" office:value-type="string" office:string-value="Kodak Smart Touch Export Tool" calcext:value-type="string">
            <text:p>Kodak Smart Touch Export Tool</text:p>
          </table:table-cell>
          <table:table-cell table:style-name="ce5" office:value-type="string" calcext:value-type="string">
            <text:p>Kodak Ala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15^&quot;;&quot;Konga&quot;)" office:value-type="string" office:string-value="Konga" calcext:value-type="string">
            <text:p>Konga</text:p>
          </table:table-cell>
          <table:table-cell table:style-name="ce5" office:value-type="string" calcext:value-type="string">
            <text:p>Kong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25^&quot;;&quot;Korbyt Anywhere&quot;)" office:value-type="string" office:string-value="Korbyt Anywhere" calcext:value-type="string">
            <text:p>Korbyt Anywhere</text:p>
          </table:table-cell>
          <table:table-cell table:style-name="ce5" office:value-type="string" calcext:value-type="string">
            <text:p>Korby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20^&quot;;&quot;KuandoHub&quot;)" office:value-type="string" office:string-value="KuandoHub" calcext:value-type="string">
            <text:p>KuandoHub</text:p>
          </table:table-cell>
          <table:table-cell table:style-name="ce5" office:value-type="string" calcext:value-type="string">
            <text:p>Plen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00^&quot;;&quot;LabChart&quot;)" office:value-type="string" office:string-value="LabChart" calcext:value-type="string">
            <text:p>LabChart</text:p>
          </table:table-cell>
          <table:table-cell table:style-name="ce5" office:value-type="string" calcext:value-type="string">
            <text:p>ADInstrument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92^&quot;;&quot;Laboratory Response Network (LRN) Results Messenger (RM)&quot;)" office:value-type="string" office:string-value="Laboratory Response Network (LRN) Results Messenger (RM)" calcext:value-type="string">
            <text:p>Laboratory Response Network (LRN) Results Messenger (RM)</text:p>
          </table:table-cell>
          <table:table-cell table:style-name="ce5" office:value-type="string" calcext:value-type="string">
            <text:p>Centers for Disease Control and Preven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08^&quot;;&quot;LabSystem Pro Electrophysiology (EP) Review Workstation&quot;)" office:value-type="string" office:string-value="LabSystem Pro Electrophysiology (EP) Review Workstation" calcext:value-type="string">
            <text:p>LabSystem Pro Electrophysiology (EP) Review Workstation</text:p>
          </table:table-cell>
          <table:table-cell table:style-name="ce5" office:value-type="string" calcext:value-type="string">
            <text:p>Boston Scientif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04^&quot;;&quot;Language Line&quot;)" office:value-type="string" office:string-value="Language Line" calcext:value-type="string">
            <text:p>Language Line</text:p>
          </table:table-cell>
          <table:table-cell table:style-name="ce5" office:value-type="string" calcext:value-type="string">
            <text:p>Language Line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85^&quot;;&quot;Lantronix Device Installer&quot;)" office:value-type="string" office:string-value="Lantronix Device Installer" calcext:value-type="string">
            <text:p>Lantronix Device Installer</text:p>
          </table:table-cell>
          <table:table-cell table:style-name="ce5" office:value-type="string" calcext:value-type="string">
            <text:p>Lantron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26^&quot;;&quot;Laurel Bridge Compass&quot;)" office:value-type="string" office:string-value="Laurel Bridge Compass" calcext:value-type="string">
            <text:p>Laurel Bridge Compass</text:p>
          </table:table-cell>
          <table:table-cell table:style-name="ce5" office:value-type="string" calcext:value-type="string">
            <text:p>Laurel Bridge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65^&quot;;&quot;Laurel Bridge Navigator&quot;)" office:value-type="string" office:string-value="Laurel Bridge Navigator" calcext:value-type="string">
            <text:p>Laurel Bridge Navigator</text:p>
          </table:table-cell>
          <table:table-cell table:style-name="ce5" office:value-type="string" calcext:value-type="string">
            <text:p>Laurel Bridge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96^&quot;;&quot;Leapwork&quot;)" office:value-type="string" office:string-value="Leapwork" calcext:value-type="string">
            <text:p>Leapwork</text:p>
          </table:table-cell>
          <table:table-cell table:style-name="ce5" office:value-type="string" calcext:value-type="string">
            <text:p>Leapwor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10^&quot;;&quot;Lee Silverman Voice Treatment (LSVT) Coach&quot;)" office:value-type="string" office:string-value="Lee Silverman Voice Treatment (LSVT) Coach" calcext:value-type="string">
            <text:p>Lee Silverman Voice Treatment (LSVT) Coach</text:p>
          </table:table-cell>
          <table:table-cell table:style-name="ce5" office:value-type="string" calcext:value-type="string">
            <text:p>LSVT Global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57^&quot;;&quot;Leica Application Suite (LAS)&quot;)" office:value-type="string" office:string-value="Leica Application Suite (LAS)" calcext:value-type="string">
            <text:p>Leica Application Suite (LAS)</text:p>
          </table:table-cell>
          <table:table-cell table:style-name="ce5" office:value-type="string" calcext:value-type="string">
            <text:p>Leica Micro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86^&quot;;&quot;Lexis Search Advantage (LSA)&quot;)" office:value-type="string" office:string-value="Lexis Search Advantage (LSA)" calcext:value-type="string">
            <text:p>Lexis Search Advantage (LSA)</text:p>
          </table:table-cell>
          <table:table-cell table:style-name="ce5" office:value-type="string" calcext:value-type="string">
            <text:p>LexisNex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41^&quot;;&quot;LexisNexis Automated Veterans Benefits Forms&quot;)" office:value-type="string" office:string-value="LexisNexis Automated Veterans Benefits Forms" calcext:value-type="string">
            <text:p>LexisNexis Automated Veterans Benefits Forms</text:p>
          </table:table-cell>
          <table:table-cell table:style-name="ce5" office:value-type="string" calcext:value-type="string">
            <text:p>LexisNex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27^&quot;;&quot;LexisNexis Compact Disc (CD) on Folio 4&quot;)" office:value-type="string" office:string-value="LexisNexis Compact Disc (CD) on Folio 4" calcext:value-type="string">
            <text:p>LexisNexis Compact Disc (CD) on Folio 4</text:p>
          </table:table-cell>
          <table:table-cell table:style-name="ce5" office:value-type="string" calcext:value-type="string">
            <text:p>LexisNex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83^&quot;;&quot;Lexmark Data Collection Manager&quot;)" office:value-type="string" office:string-value="Lexmark Data Collection Manager" calcext:value-type="string">
            <text:p>Lexmark Data Collection Manager</text:p>
          </table:table-cell>
          <table:table-cell table:style-name="ce5" office:value-type="string" calcext:value-type="string">
            <text:p>Lexmar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79^&quot;;&quot;Lexmark Document Distributor (LDD)&quot;)" office:value-type="string" office:string-value="Lexmark Document Distributor (LDD)" calcext:value-type="string">
            <text:p>Lexmark Document Distributor (LDD)</text:p>
          </table:table-cell>
          <table:table-cell table:style-name="ce5" office:value-type="string" calcext:value-type="string">
            <text:p>Lexmar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74^&quot;;&quot;Lexmark Markvision Enterprise&quot;)" office:value-type="string" office:string-value="Lexmark Markvision Enterprise" calcext:value-type="string">
            <text:p>Lexmark Markvision Enterprise</text:p>
          </table:table-cell>
          <table:table-cell table:style-name="ce5" office:value-type="string" calcext:value-type="string">
            <text:p>Lexmar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66^&quot;;&quot;LG Monitoring View (LGMV)&quot;)" office:value-type="string" office:string-value="LG Monitoring View (LGMV)" calcext:value-type="string">
            <text:p>LG Monitoring View (LGMV)</text:p>
          </table:table-cell>
          <table:table-cell table:style-name="ce5" office:value-type="string" calcext:value-type="string">
            <text:p>L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96^&quot;;&quot;LibKey Nomad&quot;)" office:value-type="string" office:string-value="LibKey Nomad" calcext:value-type="string">
            <text:p>LibKey Nomad</text:p>
          </table:table-cell>
          <table:table-cell table:style-name="ce5" office:value-type="string" calcext:value-type="string">
            <text:p>Third Ir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64^&quot;;&quot;License Manager Client (LMC)&quot;)" office:value-type="string" office:string-value="License Manager Client (LMC)" calcext:value-type="string">
            <text:p>License Manager Client (LMC)</text:p>
          </table:table-cell>
          <table:table-cell table:style-name="ce5" office:value-type="string" calcext:value-type="string">
            <text:p>N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05^&quot;;&quot;Liferay Portal&quot;)" office:value-type="string" office:string-value="Liferay Portal" calcext:value-type="string">
            <text:p>Liferay Portal</text:p>
          </table:table-cell>
          <table:table-cell table:style-name="ce5" office:value-type="string" calcext:value-type="string">
            <text:p>Lifera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03^&quot;;&quot;Lighthouse Studio&quot;)" office:value-type="string" office:string-value="Lighthouse Studio" calcext:value-type="string">
            <text:p>Lighthouse Studio</text:p>
          </table:table-cell>
          <table:table-cell table:style-name="ce5" office:value-type="string" calcext:value-type="string">
            <text:p>Sawtooth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154^&quot;;&quot;LimeSurvey&quot;)" office:value-type="string" office:string-value="LimeSurvey" calcext:value-type="string">
            <text:p>LimeSurvey</text:p>
          </table:table-cell>
          <table:table-cell table:style-name="ce5" office:value-type="string" calcext:value-type="string">
            <text:p>The LimeSurvey Proj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45^&quot;;&quot;Link Cascading Style Sheets (CSS) - Drupal Module&quot;)" office:value-type="string" office:string-value="Link Cascading Style Sheets (CSS) - Drupal Module" calcext:value-type="string">
            <text:p>Link Cascading Style Sheets (CSS) - Drupal Module</text:p>
          </table:table-cell>
          <table:table-cell table:style-name="ce5" office:value-type="string" calcext:value-type="string">
            <text:p>Graham Bates (gigabate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95^&quot;;&quot;Link Plus&quot;)" office:value-type="string" office:string-value="Link Plus" calcext:value-type="string">
            <text:p>Link Plus</text:p>
          </table:table-cell>
          <table:table-cell table:style-name="ce5" office:value-type="string" calcext:value-type="string">
            <text:p>CD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98^&quot;;&quot;LinkWare Personal Computer (PC) Cable Test Management&quot;)" office:value-type="string" office:string-value="LinkWare Personal Computer (PC) Cable Test Management" calcext:value-type="string">
            <text:p>LinkWare Personal Computer (PC) Cable Test Management</text:p>
          </table:table-cell>
          <table:table-cell table:style-name="ce5" office:value-type="string" calcext:value-type="string">
            <text:p>Fluke Net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62^&quot;;&quot;LiveNX&quot;)" office:value-type="string" office:string-value="LiveNX" calcext:value-type="string">
            <text:p>LiveNX</text:p>
          </table:table-cell>
          <table:table-cell table:style-name="ce5" office:value-type="string" calcext:value-type="string">
            <text:p>LiveAc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86^&quot;;&quot;Livescan Management Software (LSMS)&quot;)" office:value-type="string" office:string-value="Livescan Management Software (LSMS)" calcext:value-type="string">
            <text:p>Livescan Management Software (LSMS)</text:p>
          </table:table-cell>
          <table:table-cell table:style-name="ce5" office:value-type="string" calcext:value-type="string">
            <text:p>Crossmatch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17^&quot;;&quot;LiveScribe+ Desktop&quot;)" office:value-type="string" office:string-value="LiveScribe+ Desktop" calcext:value-type="string">
            <text:p>LiveScribe+ Desktop</text:p>
          </table:table-cell>
          <table:table-cell table:style-name="ce5" office:value-type="string" calcext:value-type="string">
            <text:p>LiveScrib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24^&quot;;&quot;LiveStream Portal&quot;)" office:value-type="string" office:string-value="LiveStream Portal" calcext:value-type="string">
            <text:p>LiveStream Portal</text:p>
          </table:table-cell>
          <table:table-cell table:style-name="ce5" office:value-type="string" calcext:value-type="string">
            <text:p>Olymp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77^&quot;;&quot;LoadRunner Enterprise&quot;)" office:value-type="string" office:string-value="LoadRunner Enterprise" calcext:value-type="string">
            <text:p>LoadRunner Enterprise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82^&quot;;&quot;LogTag Analyzer&quot;)" office:value-type="string" office:string-value="LogTag Analyzer" calcext:value-type="string">
            <text:p>LogTag Analyzer</text:p>
          </table:table-cell>
          <table:table-cell table:style-name="ce5" office:value-type="string" calcext:value-type="string">
            <text:p>LogTag Record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14^&quot;;&quot;Long Path Tool&quot;)" office:value-type="string" office:string-value="Long Path Tool" calcext:value-type="string">
            <text:p>Long Path Tool</text:p>
          </table:table-cell>
          <table:table-cell table:style-name="ce5" office:value-type="string" calcext:value-type="string">
            <text:p>DxSoft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98^&quot;;&quot;LVS (Label Vision System)-9510 Desktop Barcode Verifier&quot;)" office:value-type="string" office:string-value="LVS (Label Vision System)-9510 Desktop Barcode Verifier" calcext:value-type="string">
            <text:p>LVS (Label Vision System)-9510 Desktop Barcode Verifier</text:p>
          </table:table-cell>
          <table:table-cell table:style-name="ce5" office:value-type="string" calcext:value-type="string">
            <text:p>Omr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21^&quot;;&quot;Lynx Photo Management&quot;)" office:value-type="string" office:string-value="Lynx Photo Management" calcext:value-type="string">
            <text:p>Lynx Photo Management</text:p>
          </table:table-cell>
          <table:table-cell table:style-name="ce5" office:value-type="string" calcext:value-type="string">
            <text:p>LYNXPM, L.L.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63^&quot;;&quot;LynxGuide Server&quot;)" office:value-type="string" office:string-value="LynxGuide Server" calcext:value-type="string">
            <text:p>LynxGuide Server</text:p>
          </table:table-cell>
          <table:table-cell table:style-name="ce5" office:value-type="string" calcext:value-type="string">
            <text:p>Micro Technology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45^&quot;;&quot;Mach7 eUnity Enterprise Viewer&quot;)" office:value-type="string" office:string-value="Mach7 eUnity Enterprise Viewer" calcext:value-type="string">
            <text:p>Mach7 eUnity Enterprise Viewer</text:p>
          </table:table-cell>
          <table:table-cell table:style-name="ce5" office:value-type="string" calcext:value-type="string">
            <text:p>Mach7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19^&quot;;&quot;macOS&quot;)" office:value-type="string" office:string-value="macOS" calcext:value-type="string">
            <text:p>macOS</text:p>
          </table:table-cell>
          <table:table-cell table:style-name="ce5"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78^&quot;;&quot;MagicINFO&quot;)" office:value-type="string" office:string-value="MagicINFO" calcext:value-type="string">
            <text:p>MagicINFO</text:p>
          </table:table-cell>
          <table:table-cell table:style-name="ce5" office:value-type="string" calcext:value-type="string">
            <text:p>Samsu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667^&quot;;&quot;Maine Crash Reporting System (MCRS)&quot;)" office:value-type="string" office:string-value="Maine Crash Reporting System (MCRS)" calcext:value-type="string">
            <text:p>Maine Crash Reporting System (MCRS)</text:p>
          </table:table-cell>
          <table:table-cell table:style-name="ce5" office:value-type="string" calcext:value-type="string">
            <text:p>Equifa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93^&quot;;&quot;MakerBot Print&quot;)" office:value-type="string" office:string-value="MakerBot Print" calcext:value-type="string">
            <text:p>MakerBot Print</text:p>
          </table:table-cell>
          <table:table-cell table:style-name="ce5" office:value-type="string" calcext:value-type="string">
            <text:p>Makerbo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98^&quot;;&quot;ManageExpress Virtual Office (MEVO)&quot;)" office:value-type="string" office:string-value="ManageExpress Virtual Office (MEVO)" calcext:value-type="string">
            <text:p>ManageExpress Virtual Office (MEVO)</text:p>
          </table:table-cell>
          <table:table-cell table:style-name="ce5" office:value-type="string" calcext:value-type="string">
            <text:p>ArcanaNetwo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49^&quot;;&quot;ManagerPlus Desktop&quot;)" office:value-type="string" office:string-value="ManagerPlus Desktop" calcext:value-type="string">
            <text:p>ManagerPlus Desktop</text:p>
          </table:table-cell>
          <table:table-cell table:style-name="ce5" office:value-type="string" calcext:value-type="string">
            <text:p>ManagerPl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05^&quot;;&quot;Mandarin Library Automation&quot;)" office:value-type="string" office:string-value="Mandarin Library Automation" calcext:value-type="string">
            <text:p>Mandarin Library Automation</text:p>
          </table:table-cell>
          <table:table-cell table:style-name="ce5" office:value-type="string" calcext:value-type="string">
            <text:p>Mandarin Library Automation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682^&quot;;&quot;Maptitude&quot;)" office:value-type="string" office:string-value="Maptitude" calcext:value-type="string">
            <text:p>Maptitude</text:p>
          </table:table-cell>
          <table:table-cell table:style-name="ce5" office:value-type="string" calcext:value-type="string">
            <text:p>Calip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11^&quot;;&quot;MARS Ambulatory electrocardiogram (ECG) Software&quot;)" office:value-type="string" office:string-value="MARS Ambulatory electrocardiogram (ECG) Software" calcext:value-type="string">
            <text:p>MARS Ambulatory electrocardiogram (ECG) Software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696^&quot;;&quot;Materialise Interactive Medical Image Control System (MIMICS) Suite&quot;)" office:value-type="string" office:string-value="Materialise Interactive Medical Image Control System (MIMICS) Suite" calcext:value-type="string">
            <text:p>Materialise Interactive Medical Image Control System (MIMICS) Suite</text:p>
          </table:table-cell>
          <table:table-cell table:style-name="ce5" office:value-type="string" calcext:value-type="string">
            <text:p>Material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71^&quot;;&quot;Materialise Mimics Inprint&quot;)" office:value-type="string" office:string-value="Materialise Mimics Inprint" calcext:value-type="string">
            <text:p>Materialise Mimics Inprint</text:p>
          </table:table-cell>
          <table:table-cell table:style-name="ce5" office:value-type="string" calcext:value-type="string">
            <text:p>Material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16^&quot;;&quot;Mathematica&quot;)" office:value-type="string" office:string-value="Mathematica" calcext:value-type="string">
            <text:p>Mathematica</text:p>
          </table:table-cell>
          <table:table-cell table:style-name="ce5" office:value-type="string" calcext:value-type="string">
            <text:p>Wolfram Resear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75^&quot;;&quot;MathType&quot;)" office:value-type="string" office:string-value="MathType" calcext:value-type="string">
            <text:p>MathType</text:p>
          </table:table-cell>
          <table:table-cell table:style-name="ce5" office:value-type="string" calcext:value-type="string">
            <text:p>Wir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62^&quot;;&quot;Maximo Anywhere&quot;)" office:value-type="string" office:string-value="Maximo Anywhere" calcext:value-type="string">
            <text:p>Maximo Anywhere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11^&quot;;&quot;MedCalc&quot;)" office:value-type="string" office:string-value="MedCalc" calcext:value-type="string">
            <text:p>MedCalc</text:p>
          </table:table-cell>
          <table:table-cell table:style-name="ce5" office:value-type="string" calcext:value-type="string">
            <text:p>MedCal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21^&quot;;&quot;MedCodr&quot;)" office:value-type="string" office:string-value="MedCodr" calcext:value-type="string">
            <text:p>MedCodr</text:p>
          </table:table-cell>
          <table:table-cell table:style-name="ce5" office:value-type="string" calcext:value-type="string">
            <text:p>Prudentia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25^&quot;;&quot;Medeco XT Web Manager&quot;)" office:value-type="string" office:string-value="Medeco XT Web Manager" calcext:value-type="string">
            <text:p>Medeco XT Web Manager</text:p>
          </table:table-cell>
          <table:table-cell table:style-name="ce5" office:value-type="string" calcext:value-type="string">
            <text:p>Mede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43^&quot;;&quot;Media - Drupal Module&quot;)" office:value-type="string" office:string-value="Media - Drupal Module" calcext:value-type="string">
            <text:p>Media - Drupal Module</text:p>
          </table:table-cell>
          <table:table-cell table:style-name="ce5" office:value-type="string" calcext:value-type="string">
            <text:p>Drup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75^&quot;;&quot;Media YouTube - Drupal Module&quot;)" office:value-type="string" office:string-value="Media YouTube - Drupal Module" calcext:value-type="string">
            <text:p>Media YouTube - Drupal Module</text:p>
          </table:table-cell>
          <table:table-cell table:style-name="ce5" office:value-type="string" calcext:value-type="string">
            <text:p>Drup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25^&quot;;&quot;MediaStar Media Manager&quot;)" office:value-type="string" office:string-value="MediaStar Media Manager" calcext:value-type="string">
            <text:p>MediaStar Media Manager</text:p>
          </table:table-cell>
          <table:table-cell table:style-name="ce5" office:value-type="string" calcext:value-type="string">
            <text:p>Cable Time (MediaStar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113^&quot;;&quot;MediaWiki&quot;)" office:value-type="string" office:string-value="MediaWiki" calcext:value-type="string">
            <text:p>MediaWiki</text:p>
          </table:table-cell>
          <table:table-cell table:style-name="ce5" office:value-type="string" calcext:value-type="string">
            <text:p>Wikimedia Found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12^&quot;;&quot;Medical Internal Radiation Dose (MIRDcalc)&quot;)" office:value-type="string" office:string-value="Medical Internal Radiation Dose (MIRDcalc)" calcext:value-type="string">
            <text:p>Medical Internal Radiation Dose (MIRDcalc)</text:p>
          </table:table-cell>
          <table:table-cell table:style-name="ce5" office:value-type="string" calcext:value-type="string">
            <text:p>Mird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73^&quot;;&quot;MediCal QAWeb Agent&quot;)" office:value-type="string" office:string-value="MediCal QAWeb Agent" calcext:value-type="string">
            <text:p>MediCal QAWeb Agent</text:p>
          </table:table-cell>
          <table:table-cell table:style-name="ce5" office:value-type="string" calcext:value-type="string">
            <text:p>Bar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72^&quot;;&quot;MediCal QAWeb Relay&quot;)" office:value-type="string" office:string-value="MediCal QAWeb Relay" calcext:value-type="string">
            <text:p>MediCal QAWeb Relay</text:p>
          </table:table-cell>
          <table:table-cell table:style-name="ce5" office:value-type="string" calcext:value-type="string">
            <text:p>Bar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39^&quot;;&quot;Medicity Connect&quot;)" office:value-type="string" office:string-value="Medicity Connect" calcext:value-type="string">
            <text:p>Medicity Connect</text:p>
          </table:table-cell>
          <table:table-cell table:style-name="ce5" office:value-type="string" calcext:value-type="string">
            <text:p>Medic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05^&quot;;&quot;MedVantage Configure and Edit&quot;)" office:value-type="string" office:string-value="MedVantage Configure and Edit" calcext:value-type="string">
            <text:p>MedVantage Configure and Edit</text:p>
          </table:table-cell>
          <table:table-cell table:style-name="ce5" office:value-type="string" calcext:value-type="string">
            <text:p>MedVantag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47^&quot;;&quot;MedX&quot;)" office:value-type="string" office:string-value="MedX" calcext:value-type="string">
            <text:p>MedX</text:p>
          </table:table-cell>
          <table:table-cell table:style-name="ce5" office:value-type="string" calcext:value-type="string">
            <text:p>3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891^&quot;;&quot;MestReNova (Mnova)&quot;)" office:value-type="string" office:string-value="MestReNova (Mnova)" calcext:value-type="string">
            <text:p>MestReNova (Mnova)</text:p>
          </table:table-cell>
          <table:table-cell table:style-name="ce5" office:value-type="string" calcext:value-type="string">
            <text:p>Mestrelab Resear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12^&quot;;&quot;Metasys Controller Configuration Tool (CCT)&quot;)" office:value-type="string" office:string-value="Metasys Controller Configuration Tool (CCT)" calcext:value-type="string">
            <text:p>Metasys Controller Configuration Tool (CCT)</text:p>
          </table:table-cell>
          <table:table-cell table:style-name="ce5" office:value-type="string" calcext:value-type="string">
            <text:p>Johnson Contr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14^&quot;;&quot;Metasys System Configuration Tool (SCT)&quot;)" office:value-type="string" office:string-value="Metasys System Configuration Tool (SCT)" calcext:value-type="string">
            <text:p>Metasys System Configuration Tool (SCT)</text:p>
          </table:table-cell>
          <table:table-cell table:style-name="ce5" office:value-type="string" calcext:value-type="string">
            <text:p>Johnson Contr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94^&quot;;&quot;Micro Focus Content Manager&quot;)" office:value-type="string" office:string-value="Micro Focus Content Manager" calcext:value-type="string">
            <text:p>Micro Focus Content Manager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18^&quot;;&quot;Micro Focus Enterprise Analyzer&quot;)" office:value-type="string" office:string-value="Micro Focus Enterprise Analyzer" calcext:value-type="string">
            <text:p>Micro Focus Enterprise Analyzer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11^&quot;;&quot;MicroStrategy ONE&quot;)" office:value-type="string" office:string-value="MicroStrategy ONE" calcext:value-type="string">
            <text:p>MicroStrategy ONE</text:p>
          </table:table-cell>
          <table:table-cell table:style-name="ce5" office:value-type="string" calcext:value-type="string">
            <text:p>MicroStrate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18^&quot;;&quot;MII&quot;)" office:value-type="string" office:string-value="MII" calcext:value-type="string">
            <text:p>MII</text:p>
          </table:table-cell>
          <table:table-cell table:style-name="ce5" office:value-type="string" calcext:value-type="string">
            <text:p>US Army Corps of Engine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73^&quot;;&quot;MikroWin 300 SL&quot;)" office:value-type="string" office:string-value="MikroWin 300 SL" calcext:value-type="string">
            <text:p>MikroWin 300 SL</text:p>
          </table:table-cell>
          <table:table-cell table:style-name="ce5" office:value-type="string" calcext:value-type="string">
            <text:p>LabLogic Systems Ltd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81^&quot;;&quot;Milestones Professional&quot;)" office:value-type="string" office:string-value="Milestones Professional" calcext:value-type="string">
            <text:p>Milestones Professional</text:p>
          </table:table-cell>
          <table:table-cell table:style-name="ce5" office:value-type="string" calcext:value-type="string">
            <text:p>Kidasa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56^&quot;;&quot;MIM Symphony Dx&quot;)" office:value-type="string" office:string-value="MIM Symphony Dx" calcext:value-type="string">
            <text:p>MIM Symphony Dx</text:p>
          </table:table-cell>
          <table:table-cell table:style-name="ce5" office:value-type="string" calcext:value-type="string">
            <text:p>MIM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79^&quot;;&quot;MIMviewer&quot;)" office:value-type="string" office:string-value="MIMviewer" calcext:value-type="string">
            <text:p>MIMviewer</text:p>
          </table:table-cell>
          <table:table-cell table:style-name="ce5" office:value-type="string" calcext:value-type="string">
            <text:p>MIM Softwar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66^&quot;;&quot;MindWare Heart Rate Variability (HRV) Analysis&quot;)" office:value-type="string" office:string-value="MindWare Heart Rate Variability (HRV) Analysis" calcext:value-type="string">
            <text:p>MindWare Heart Rate Variability (HRV) Analysis</text:p>
          </table:table-cell>
          <table:table-cell table:style-name="ce5" office:value-type="string" calcext:value-type="string">
            <text:p>Mindware Technologies 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84^&quot;;&quot;MindWare Study Compiler&quot;)" office:value-type="string" office:string-value="MindWare Study Compiler" calcext:value-type="string">
            <text:p>MindWare Study Compiler</text:p>
          </table:table-cell>
          <table:table-cell table:style-name="ce5" office:value-type="string" calcext:value-type="string">
            <text:p>Mindware Technologies 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105^&quot;;&quot;Minitab License Manager&quot;)" office:value-type="string" office:string-value="Minitab License Manager" calcext:value-type="string">
            <text:p>Minitab License Manager</text:p>
          </table:table-cell>
          <table:table-cell table:style-name="ce5" office:value-type="string" calcext:value-type="string">
            <text:p>Minitab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87^&quot;;&quot;Minitab Workspace&quot;)" office:value-type="string" office:string-value="Minitab Workspace" calcext:value-type="string">
            <text:p>Minitab Workspace</text:p>
          </table:table-cell>
          <table:table-cell table:style-name="ce5" office:value-type="string" calcext:value-type="string">
            <text:p>Minitab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470^&quot;;&quot;Mirth Connect&quot;)" office:value-type="string" office:string-value="Mirth Connect" calcext:value-type="string">
            <text:p>Mirth Connect</text:p>
          </table:table-cell>
          <table:table-cell table:style-name="ce5" office:value-type="string" calcext:value-type="string">
            <text:p>NextG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99^&quot;;&quot;Mitel MiVoice Connect&quot;)" office:value-type="string" office:string-value="Mitel MiVoice Connect" calcext:value-type="string">
            <text:p>Mitel MiVoice Connect</text:p>
          </table:table-cell>
          <table:table-cell table:style-name="ce5" office:value-type="string" calcext:value-type="string">
            <text:p>Mitel Networks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67^&quot;;&quot;MobileFirst Platform Server&quot;)" office:value-type="string" office:string-value="MobileFirst Platform Server" calcext:value-type="string">
            <text:p>MobileFirst Platform Server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00^&quot;;&quot;Modal Fluency for Transcription&quot;)" office:value-type="string" office:string-value="Modal Fluency for Transcription" calcext:value-type="string">
            <text:p>Modal Fluency for Transcription</text:p>
          </table:table-cell>
          <table:table-cell table:style-name="ce5" office:value-type="string" calcext:value-type="string">
            <text:p>3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20^&quot;;&quot;ModelTalker&quot;)" office:value-type="string" office:string-value="ModelTalker" calcext:value-type="string">
            <text:p>ModelTalker</text:p>
          </table:table-cell>
          <table:table-cell table:style-name="ce5" office:value-type="string" calcext:value-type="string">
            <text:p>Nemours Speech Research Laborato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94^&quot;;&quot;Modular Object-Oriented Dynamic Learning Environment (Moodle)&quot;)" office:value-type="string" office:string-value="Modular Object-Oriented Dynamic Learning Environment (Moodle)" calcext:value-type="string">
            <text:p>Modular Object-Oriented Dynamic Learning Environment (Moodle)</text:p>
          </table:table-cell>
          <table:table-cell table:style-name="ce5" office:value-type="string" calcext:value-type="string">
            <text:p>Moodle Pty 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26^&quot;;&quot;Momentum&quot;)" office:value-type="string" office:string-value="Momentum" calcext:value-type="string">
            <text:p>Momentum</text:p>
          </table:table-cell>
          <table:table-cell table:style-name="ce5" office:value-type="string" calcext:value-type="string">
            <text:p>CG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02^&quot;;&quot;Mongo Database (MongoDB) .Net/C# Driver&quot;)" office:value-type="string" office:string-value="Mongo Database (MongoDB) .Net/C# Driver" calcext:value-type="string">
            <text:p>Mongo Database (MongoDB) .Net/C# Driver</text:p>
          </table:table-cell>
          <table:table-cell table:style-name="ce5" office:value-type="string" calcext:value-type="string">
            <text:p>MongoDB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22^&quot;;&quot;Monthly Income Plan (MIP) Fund Accounting&quot;)" office:value-type="string" office:string-value="Monthly Income Plan (MIP) Fund Accounting" calcext:value-type="string">
            <text:p>Monthly Income Plan (MIP) Fund Accounting</text:p>
          </table:table-cell>
          <table:table-cell table:style-name="ce5" office:value-type="string" calcext:value-type="string">
            <text:p>Community Bra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52^&quot;;&quot;Moveo Explorer&quot;)" office:value-type="string" office:string-value="Moveo Explorer" calcext:value-type="string">
            <text:p>Moveo Explorer</text:p>
          </table:table-cell>
          <table:table-cell table:style-name="ce5" office:value-type="string" calcext:value-type="string">
            <text:p>APDM Wearable Technologie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924^&quot;;&quot;Msoft&quot;)" office:value-type="string" office:string-value="Msoft" calcext:value-type="string">
            <text:p>Msoft</text:p>
          </table:table-cell>
          <table:table-cell table:style-name="ce5" office:value-type="string" calcext:value-type="string">
            <text:p>TechMed3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15^&quot;;&quot;M-Soft&quot;)" office:value-type="string" office:string-value="M-Soft" calcext:value-type="string">
            <text:p>M-Soft</text:p>
          </table:table-cell>
          <table:table-cell table:style-name="ce5" office:value-type="string" calcext:value-type="string">
            <text:p>Ottobo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44^&quot;;&quot;My Image Garden&quot;)" office:value-type="string" office:string-value="My Image Garden" calcext:value-type="string">
            <text:p>My Image Garden</text:p>
          </table:table-cell>
          <table:table-cell table:style-name="ce5" office:value-type="string" calcext:value-type="string">
            <text:p>Canon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374^&quot;;&quot;My Structured Query Language (MySQL) Database - Commercial Editions&quot;)" office:value-type="string" office:string-value="My Structured Query Language (MySQL) Database - Commercial Editions" calcext:value-type="string">
            <text:p>My Structured Query Language (MySQL) Database - Commercial Editions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71^&quot;;&quot;MyAvatar&quot;)" office:value-type="string" office:string-value="MyAvatar" calcext:value-type="string">
            <text:p>MyAvatar</text:p>
          </table:table-cell>
          <table:table-cell table:style-name="ce5" office:value-type="string" calcext:value-type="string">
            <text:p>Netsmar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82^&quot;;&quot;myCare iMedicWare&quot;)" office:value-type="string" office:string-value="myCare iMedicWare" calcext:value-type="string">
            <text:p>myCare iMedicWare</text:p>
          </table:table-cell>
          <table:table-cell table:style-name="ce5" office:value-type="string" calcext:value-type="string">
            <text:p>Eye Care Leader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63^&quot;;&quot;MyID&quot;)" office:value-type="string" office:string-value="MyID" calcext:value-type="string">
            <text:p>MyID</text:p>
          </table:table-cell>
          <table:table-cell table:style-name="ce5" office:value-type="string" calcext:value-type="string">
            <text:p>Interce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82^&quot;;&quot;MySQL Open Database Connectivity (ODBC) Driver&quot;)" office:value-type="string" office:string-value="MySQL Open Database Connectivity (ODBC) Driver" calcext:value-type="string">
            <text:p>MySQL Open Database Connectivity (ODBC) Driver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95^&quot;;&quot;MyViewBoard Whiteboard&quot;)" office:value-type="string" office:string-value="MyViewBoard Whiteboard" calcext:value-type="string">
            <text:p>MyViewBoard Whiteboard</text:p>
          </table:table-cell>
          <table:table-cell table:style-name="ce5" office:value-type="string" calcext:value-type="string">
            <text:p>ViewS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29^&quot;;&quot;Nagios Core&quot;)" office:value-type="string" office:string-value="Nagios Core" calcext:value-type="string">
            <text:p>Nagios Core</text:p>
          </table:table-cell>
          <table:table-cell table:style-name="ce5" office:value-type="string" calcext:value-type="string">
            <text:p>Nagios Enterpris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13^&quot;;&quot;Navisworks Simulate&quot;)" office:value-type="string" office:string-value="Navisworks Simulate" calcext:value-type="string">
            <text:p>Navisworks Simulate</text:p>
          </table:table-cell>
          <table:table-cell table:style-name="ce5" office:value-type="string" calcext:value-type="string">
            <text:p>Autodesk, Inc.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475^&quot;;&quot;NEC CallCenterWorX Automated Call Distributor (ACD) for Business and Enterprise (B&amp;E) Server&quot;)" office:value-type="string" office:string-value="NEC CallCenterWorX Automated Call Distributor (ACD) for Business and Enterprise (B&amp;E) Server" calcext:value-type="string">
            <text:p>NEC CallCenterWorX Automated Call Distributor (ACD) for Business and Enterprise (B&amp;E) Server</text:p>
          </table:table-cell>
          <table:table-cell table:style-name="ce5" office:value-type="string" calcext:value-type="string">
            <text:p>NEC</text:p>
          </table:table-cell>
          <table:table-cell table:number-columns-repeated="2"/>
        </table:table-row>
        <table:table-row table:style-name="ro3">
          <table:table-cell table:style-name="ce2" table:formula="of:=HYPERLINK(&quot;https://www.oit.va.gov/Services/TRM/ToolPage.aspx?tid=15476^&quot;;&quot;NEC CallCenterWorX Enterprise: Transmission Control Protocol/Internet Protocol (TCP/IP) Maintenance Administration Terminal (MAT)&quot;)" office:value-type="string" office:string-value="NEC CallCenterWorX Enterprise: Transmission Control Protocol/Internet Protocol (TCP/IP) Maintenance Administration Terminal (MAT)" calcext:value-type="string">
            <text:p>NEC CallCenterWorX Enterprise: Transmission Control Protocol/Internet Protocol (TCP/IP) Maintenance Administration Terminal (MAT)</text:p>
          </table:table-cell>
          <table:table-cell table:style-name="ce5" office:value-type="string" calcext:value-type="string">
            <text:p>N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59^&quot;;&quot;NEC CallCenterWorX Internal Automated Call Distributor (IACD)&quot;)" office:value-type="string" office:string-value="NEC CallCenterWorX Internal Automated Call Distributor (IACD)" calcext:value-type="string">
            <text:p>NEC CallCenterWorX Internal Automated Call Distributor (IACD)</text:p>
          </table:table-cell>
          <table:table-cell table:style-name="ce5" office:value-type="string" calcext:value-type="string">
            <text:p>N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39^&quot;;&quot;NEC UC (Unified Communications) Attendant&quot;)" office:value-type="string" office:string-value="NEC UC (Unified Communications) Attendant" calcext:value-type="string">
            <text:p>NEC UC (Unified Communications) Attendant</text:p>
          </table:table-cell>
          <table:table-cell table:style-name="ce5" office:value-type="string" calcext:value-type="string">
            <text:p>N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49^&quot;;&quot;NEC Unified Messaging&quot;)" office:value-type="string" office:string-value="NEC Unified Messaging" calcext:value-type="string">
            <text:p>NEC Unified Messaging</text:p>
          </table:table-cell>
          <table:table-cell table:style-name="ce5" office:value-type="string" calcext:value-type="string">
            <text:p>N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42^&quot;;&quot;Neo4j Bloom&quot;)" office:value-type="string" office:string-value="Neo4j Bloom" calcext:value-type="string">
            <text:p>Neo4j Bloom</text:p>
          </table:table-cell>
          <table:table-cell table:style-name="ce5" office:value-type="string" calcext:value-type="string">
            <text:p>Neo Techn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54^&quot;;&quot;NET Electronic Payment (NETePay)&quot;)" office:value-type="string" office:string-value="NET Electronic Payment (NETePay)" calcext:value-type="string">
            <text:p>NET Electronic Payment (NETePay)</text:p>
          </table:table-cell>
          <table:table-cell table:style-name="ce5" office:value-type="string" calcext:value-type="string">
            <text:p>Datacap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70^&quot;;&quot;NetApp OnCommand Insight&quot;)" office:value-type="string" office:string-value="NetApp OnCommand Insight" calcext:value-type="string">
            <text:p>NetApp OnCommand Insight</text:p>
          </table:table-cell>
          <table:table-cell table:style-name="ce5" office:value-type="string" calcext:value-type="string">
            <text:p>NetAp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13^&quot;;&quot;NetApp StorageGRID&quot;)" office:value-type="string" office:string-value="NetApp StorageGRID" calcext:value-type="string">
            <text:p>NetApp StorageGRID</text:p>
          </table:table-cell>
          <table:table-cell table:style-name="ce5" office:value-type="string" calcext:value-type="string">
            <text:p>NetAp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04^&quot;;&quot;NetBrain&quot;)" office:value-type="string" office:string-value="NetBrain" calcext:value-type="string">
            <text:p>NetBrain</text:p>
          </table:table-cell>
          <table:table-cell table:style-name="ce5" office:value-type="string" calcext:value-type="string">
            <text:p>NetBrai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54^&quot;;&quot;Netskope Client&quot;)" office:value-type="string" office:string-value="Netskope Client" calcext:value-type="string">
            <text:p>Netskope Client</text:p>
          </table:table-cell>
          <table:table-cell table:style-name="ce5" office:value-type="string" calcext:value-type="string">
            <text:p>Netsko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62^&quot;;&quot;Netwrix Auditor&quot;)" office:value-type="string" office:string-value="Netwrix Auditor" calcext:value-type="string">
            <text:p>Netwrix Auditor</text:p>
          </table:table-cell>
          <table:table-cell table:style-name="ce5" office:value-type="string" calcext:value-type="string">
            <text:p>Netwr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79^&quot;;&quot;NeuroTrax Desktop&quot;)" office:value-type="string" office:string-value="NeuroTrax Desktop" calcext:value-type="string">
            <text:p>NeuroTrax Desktop</text:p>
          </table:table-cell>
          <table:table-cell table:style-name="ce5" office:value-type="string" calcext:value-type="string">
            <text:p>NeuroTra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12^&quot;;&quot;Nexlog DX-Series Recording Solution&quot;)" office:value-type="string" office:string-value="Nexlog DX-Series Recording Solution" calcext:value-type="string">
            <text:p>Nexlog DX-Series Recording Solution</text:p>
          </table:table-cell>
          <table:table-cell table:style-name="ce5" office:value-type="string" calcext:value-type="string">
            <text:p>Eventi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80^&quot;;&quot;Nexus IQ Server&quot;)" office:value-type="string" office:string-value="Nexus IQ Server" calcext:value-type="string">
            <text:p>Nexus IQ Server</text:p>
          </table:table-cell>
          <table:table-cell table:style-name="ce5" office:value-type="string" calcext:value-type="string">
            <text:p>SonaTy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65^&quot;;&quot;Niagara 4&quot;)" office:value-type="string" office:string-value="Niagara 4" calcext:value-type="string">
            <text:p>Niagara 4</text:p>
          </table:table-cell>
          <table:table-cell table:style-name="ce5" office:value-type="string" calcext:value-type="string">
            <text:p>Tridiu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41^&quot;;&quot;Niagara Supervisor&quot;)" office:value-type="string" office:string-value="Niagara Supervisor" calcext:value-type="string">
            <text:p>Niagara Supervisor</text:p>
          </table:table-cell>
          <table:table-cell table:style-name="ce5" office:value-type="string" calcext:value-type="string">
            <text:p>Tridiu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86^&quot;;&quot;NICE CXOne Screen Agent&quot;)" office:value-type="string" office:string-value="NICE CXOne Screen Agent" calcext:value-type="string">
            <text:p>NICE CXOne Screen Agent</text:p>
          </table:table-cell>
          <table:table-cell table:style-name="ce5" office:value-type="string" calcext:value-type="string">
            <text:p>NIC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75^&quot;;&quot;NICE Desktop Cloud Visualization (DCV)&quot;)" office:value-type="string" office:string-value="NICE Desktop Cloud Visualization (DCV)" calcext:value-type="string">
            <text:p>NICE Desktop Cloud Visualization (DCV)</text:p>
          </table:table-cell>
          <table:table-cell table:style-name="ce5" office:value-type="string" calcext:value-type="string">
            <text:p>Amazon Web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77^&quot;;&quot;NICE Desktop Cloud Visualization (DCV) Server&quot;)" office:value-type="string" office:string-value="NICE Desktop Cloud Visualization (DCV) Server" calcext:value-type="string">
            <text:p>NICE Desktop Cloud Visualization (DCV) Server</text:p>
          </table:table-cell>
          <table:table-cell table:style-name="ce5" office:value-type="string" calcext:value-type="string">
            <text:p>Amaz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80^&quot;;&quot;NICE Inform&quot;)" office:value-type="string" office:string-value="NICE Inform" calcext:value-type="string">
            <text:p>NICE Inform</text:p>
          </table:table-cell>
          <table:table-cell table:style-name="ce5" office:value-type="string" calcext:value-type="string">
            <text:p>NIC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81^&quot;;&quot;NICE Inform Recorder&quot;)" office:value-type="string" office:string-value="NICE Inform Recorder" calcext:value-type="string">
            <text:p>NICE Inform Recorder</text:p>
          </table:table-cell>
          <table:table-cell table:style-name="ce5" office:value-type="string" calcext:value-type="string">
            <text:p>NIC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01^&quot;;&quot;NICE Workforce Management (WFM)&quot;)" office:value-type="string" office:string-value="NICE Workforce Management (WFM)" calcext:value-type="string">
            <text:p>NICE Workforce Management (WFM)</text:p>
          </table:table-cell>
          <table:table-cell table:style-name="ce5" office:value-type="string" calcext:value-type="string">
            <text:p>NIC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15^&quot;;&quot;NiceLabel&quot;)" office:value-type="string" office:string-value="NiceLabel" calcext:value-type="string">
            <text:p>NiceLabel</text:p>
          </table:table-cell>
          <table:table-cell table:style-name="ce5" office:value-type="string" calcext:value-type="string">
            <text:p>L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42^&quot;;&quot;NilRead Viewer&quot;)" office:value-type="string" office:string-value="NilRead Viewer" calcext:value-type="string">
            <text:p>NilRead Viewer</text:p>
          </table:table-cell>
          <table:table-cell table:style-name="ce5" office:value-type="string" calcext:value-type="string">
            <text:p>Hyland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86^&quot;;&quot;Ninject&quot;)" office:value-type="string" office:string-value="Ninject" calcext:value-type="string">
            <text:p>Ninject</text:p>
          </table:table-cell>
          <table:table-cell table:style-name="ce5" office:value-type="string" calcext:value-type="string">
            <text:p>Enkari, Lt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35^&quot;;&quot;NLog&quot;)" office:value-type="string" office:string-value="NLog" calcext:value-type="string">
            <text:p>NLog</text:p>
          </table:table-cell>
          <table:table-cell table:style-name="ce5" office:value-type="string" calcext:value-type="string">
            <text:p>NLo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87^&quot;;&quot;Nlyte Asset Optimizer (NAO)&quot;)" office:value-type="string" office:string-value="Nlyte Asset Optimizer (NAO)" calcext:value-type="string">
            <text:p>Nlyte Asset Optimizer (NAO)</text:p>
          </table:table-cell>
          <table:table-cell table:style-name="ce5" office:value-type="string" calcext:value-type="string">
            <text:p>Nly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58^&quot;;&quot;Nlyte Energy Optimizer (NEO)&quot;)" office:value-type="string" office:string-value="Nlyte Energy Optimizer (NEO)" calcext:value-type="string">
            <text:p>Nlyte Energy Optimizer (NEO)</text:p>
          </table:table-cell>
          <table:table-cell table:style-name="ce5" office:value-type="string" calcext:value-type="string">
            <text:p>Nly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02^&quot;;&quot;nordicAktiva&quot;)" office:value-type="string" office:string-value="nordicAktiva" calcext:value-type="string">
            <text:p>nordicAktiva</text:p>
          </table:table-cell>
          <table:table-cell table:style-name="ce5" office:value-type="string" calcext:value-type="string">
            <text:p>Nordic Neuro La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10^&quot;;&quot;Northcon&quot;)" office:value-type="string" office:string-value="Northcon" calcext:value-type="string">
            <text:p>Northcon</text:p>
          </table:table-cell>
          <table:table-cell table:style-name="ce5" office:value-type="string" calcext:value-type="string">
            <text:p>CD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51^&quot;;&quot;novaLINK&quot;)" office:value-type="string" office:string-value="novaLINK" calcext:value-type="string">
            <text:p>novaLINK</text:p>
          </table:table-cell>
          <table:table-cell table:style-name="ce5" office:value-type="string" calcext:value-type="string">
            <text:p>Charm Scienc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48^&quot;;&quot;NovaNet Desktop Device Management Software&quot;)" office:value-type="string" office:string-value="NovaNet Desktop Device Management Software" calcext:value-type="string">
            <text:p>NovaNet Desktop Device Management Software</text:p>
          </table:table-cell>
          <table:table-cell table:style-name="ce5" office:value-type="string" calcext:value-type="string">
            <text:p>Nova Bio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17^&quot;;&quot;nQuery&quot;)" office:value-type="string" office:string-value="nQuery" calcext:value-type="string">
            <text:p>nQuery</text:p>
          </table:table-cell>
          <table:table-cell table:style-name="ce5" office:value-type="string" calcext:value-type="string">
            <text:p>Stats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84^&quot;;&quot;Nuance PowerConnect Communicator&quot;)" office:value-type="string" office:string-value="Nuance PowerConnect Communicator" calcext:value-type="string">
            <text:p>Nuance PowerConnect Communicator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90^&quot;;&quot;Nutrition Care Management (NCM)&quot;)" office:value-type="string" office:string-value="Nutrition Care Management (NCM)" calcext:value-type="string">
            <text:p>Nutrition Care Management (NCM)</text:p>
          </table:table-cell>
          <table:table-cell table:style-name="ce5" office:value-type="string" calcext:value-type="string">
            <text:p>Computri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85^&quot;;&quot;NVivo&quot;)" office:value-type="string" office:string-value="NVivo" calcext:value-type="string">
            <text:p>NVivo</text:p>
          </table:table-cell>
          <table:table-cell table:style-name="ce5" office:value-type="string" calcext:value-type="string">
            <text:p>Lumiver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47^&quot;;&quot;NVivo Collaboration Server&quot;)" office:value-type="string" office:string-value="NVivo Collaboration Server" calcext:value-type="string">
            <text:p>NVivo Collaboration Server</text:p>
          </table:table-cell>
          <table:table-cell table:style-name="ce5" office:value-type="string" calcext:value-type="string">
            <text:p>QSR INTERNATION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83^&quot;;&quot;Obsidian Notes&quot;)" office:value-type="string" office:string-value="Obsidian Notes" calcext:value-type="string">
            <text:p>Obsidian Notes</text:p>
          </table:table-cell>
          <table:table-cell table:style-name="ce5" office:value-type="string" calcext:value-type="string">
            <text:p>Obsidian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84^&quot;;&quot;Ocean Next&quot;)" office:value-type="string" office:string-value="Ocean Next" calcext:value-type="string">
            <text:p>Ocean Next</text:p>
          </table:table-cell>
          <table:table-cell table:style-name="ce5" office:value-type="string" calcext:value-type="string">
            <text:p>RTI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04^&quot;;&quot;OceaView&quot;)" office:value-type="string" office:string-value="OceaView" calcext:value-type="string">
            <text:p>OceaView</text:p>
          </table:table-cell>
          <table:table-cell table:style-name="ce5" office:value-type="string" calcext:value-type="string">
            <text:p>Dicks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84^&quot;;&quot;Octopus Deploy&quot;)" office:value-type="string" office:string-value="Octopus Deploy" calcext:value-type="string">
            <text:p>Octopus Deploy</text:p>
          </table:table-cell>
          <table:table-cell table:style-name="ce5" office:value-type="string" calcext:value-type="string">
            <text:p>Octopus Deplo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10^&quot;;&quot;Ocularis Video Management Software (VMS)&quot;)" office:value-type="string" office:string-value="Ocularis Video Management Software (VMS)" calcext:value-type="string">
            <text:p>Ocularis Video Management Software (VMS)</text:p>
          </table:table-cell>
          <table:table-cell table:style-name="ce5" office:value-type="string" calcext:value-type="string">
            <text:p>Qognif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73^&quot;;&quot;Odyssey Case Manager&quot;)" office:value-type="string" office:string-value="Odyssey Case Manager" calcext:value-type="string">
            <text:p>Odyssey Case Manager</text:p>
          </table:table-cell>
          <table:table-cell table:style-name="ce5" office:value-type="string" calcext:value-type="string">
            <text:p>Tyler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98^&quot;;&quot;Okta Browser Plugin&quot;)" office:value-type="string" office:string-value="Okta Browser Plugin" calcext:value-type="string">
            <text:p>Okta Browser Plugin</text:p>
          </table:table-cell>
          <table:table-cell table:style-name="ce5" office:value-type="string" calcext:value-type="string">
            <text:p>Okt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68^&quot;;&quot;Olympus Workspace&quot;)" office:value-type="string" office:string-value="Olympus Workspace" calcext:value-type="string">
            <text:p>Olympus Workspace</text:p>
          </table:table-cell>
          <table:table-cell table:style-name="ce5" office:value-type="string" calcext:value-type="string">
            <text:p>Olympus Amer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23^&quot;;&quot;Omni-Assistant&quot;)" office:value-type="string" office:string-value="Omni-Assistant" calcext:value-type="string">
            <text:p>Omni-Assistant</text:p>
          </table:table-cell>
          <table:table-cell table:style-name="ce5" office:value-type="string" calcext:value-type="string">
            <text:p>Data Innovations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75^&quot;;&quot;Omnigo Incident Reporting&quot;)" office:value-type="string" office:string-value="Omnigo Incident Reporting" calcext:value-type="string">
            <text:p>Omnigo Incident Reporting</text:p>
          </table:table-cell>
          <table:table-cell table:style-name="ce5" office:value-type="string" calcext:value-type="string">
            <text:p>Omnig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03^&quot;;&quot;OmniLab Direct&quot;)" office:value-type="string" office:string-value="OmniLab Direct" calcext:value-type="string">
            <text:p>OmniLab Direct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81^&quot;;&quot;OmniPage&quot;)" office:value-type="string" office:string-value="OmniPage" calcext:value-type="string">
            <text:p>OmniPage</text:p>
          </table:table-cell>
          <table:table-cell table:style-name="ce5" office:value-type="string" calcext:value-type="string">
            <text:p>Kofax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77^&quot;;&quot;OmniPage Capture Software Development Kit (CSDK)&quot;)" office:value-type="string" office:string-value="OmniPage Capture Software Development Kit (CSDK)" calcext:value-type="string">
            <text:p>OmniPage Capture Software Development Kit (CSDK)</text:p>
          </table:table-cell>
          <table:table-cell table:style-name="ce5" office:value-type="string" calcext:value-type="string">
            <text:p>Tungsten Autom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67^&quot;;&quot;Omnivisor Pro&quot;)" office:value-type="string" office:string-value="Omnivisor Pro" calcext:value-type="string">
            <text:p>Omnivisor Pro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87^&quot;;&quot;Opal&quot;)" office:value-type="string" office:string-value="Opal" calcext:value-type="string">
            <text:p>Opal</text:p>
          </table:table-cell>
          <table:table-cell table:style-name="ce5" office:value-type="string" calcext:value-type="string">
            <text:p>Obib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29^&quot;;&quot;OpenClinica&quot;)" office:value-type="string" office:string-value="OpenClinica" calcext:value-type="string">
            <text:p>OpenClinica</text:p>
          </table:table-cell>
          <table:table-cell table:style-name="ce5" office:value-type="string" calcext:value-type="string">
            <text:p>OpenClinic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14^&quot;;&quot;OpenScape Xpressions&quot;)" office:value-type="string" office:string-value="OpenScape Xpressions" calcext:value-type="string">
            <text:p>OpenScape Xpressions</text:p>
          </table:table-cell>
          <table:table-cell table:style-name="ce5" office:value-type="string" calcext:value-type="string">
            <text:p>Unif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83^&quot;;&quot;OpenText RightFax&quot;)" office:value-type="string" office:string-value="OpenText RightFax" calcext:value-type="string">
            <text:p>OpenText RightFax</text:p>
          </table:table-cell>
          <table:table-cell table:style-name="ce5" office:value-type="string" calcext:value-type="string">
            <text:p>Open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50^&quot;;&quot;OPN-2001 Companion Application Download Utility&quot;)" office:value-type="string" office:string-value="OPN-2001 Companion Application Download Utility" calcext:value-type="string">
            <text:p>OPN-2001 Companion Application Download Utility</text:p>
          </table:table-cell>
          <table:table-cell table:style-name="ce5" office:value-type="string" calcext:value-type="string">
            <text:p>Opticon US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026^&quot;;&quot;Optical Character Recognition (OCR) Module&quot;)" office:value-type="string" office:string-value="Optical Character Recognition (OCR) Module" calcext:value-type="string">
            <text:p>Optical Character Recognition (OCR) Module</text:p>
          </table:table-cell>
          <table:table-cell table:style-name="ce5" office:value-type="string" calcext:value-type="string">
            <text:p>LEAD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03^&quot;;&quot;Oqton Freeform&quot;)" office:value-type="string" office:string-value="Oqton Freeform" calcext:value-type="string">
            <text:p>Oqton Freeform</text:p>
          </table:table-cell>
          <table:table-cell table:style-name="ce5" office:value-type="string" calcext:value-type="string">
            <text:p>Oqt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58^&quot;;&quot;Oracle Application Express (APEX)&quot;)" office:value-type="string" office:string-value="Oracle Application Express (APEX)" calcext:value-type="string">
            <text:p>Oracle Application Express (APEX)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13^&quot;;&quot;Oracle Crystal Ball&quot;)" office:value-type="string" office:string-value="Oracle Crystal Ball" calcext:value-type="string">
            <text:p>Oracle Crystal Ball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33^&quot;;&quot;Oracle GoldenGate&quot;)" office:value-type="string" office:string-value="Oracle GoldenGate" calcext:value-type="string">
            <text:p>Oracle GoldenGate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64^&quot;;&quot;Oracle GoldenGate Veridata&quot;)" office:value-type="string" office:string-value="Oracle GoldenGate Veridata" calcext:value-type="string">
            <text:p>Oracle GoldenGate Veridata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69^&quot;;&quot;Oracle Hyperion Financial Management&quot;)" office:value-type="string" office:string-value="Oracle Hyperion Financial Management" calcext:value-type="string">
            <text:p>Oracle Hyperion Financial Management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03^&quot;;&quot;Oracle Hypertext Transfer Protocol (HTTP) Server&quot;)" office:value-type="string" office:string-value="Oracle Hypertext Transfer Protocol (HTTP) Server" calcext:value-type="string">
            <text:p>Oracle Hypertext Transfer Protocol (HTTP) Server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86^&quot;;&quot;Oracle Load Testing (OLT)&quot;)" office:value-type="string" office:string-value="Oracle Load Testing (OLT)" calcext:value-type="string">
            <text:p>Oracle Load Testing (OLT)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08^&quot;;&quot;Oracle Retail Merchandising System&quot;)" office:value-type="string" office:string-value="Oracle Retail Merchandising System" calcext:value-type="string">
            <text:p>Oracle Retail Merchandising System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34^&quot;;&quot;Oracle Retail Price Management&quot;)" office:value-type="string" office:string-value="Oracle Retail Price Management" calcext:value-type="string">
            <text:p>Oracle Retail Price Management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75^&quot;;&quot;Oracle Retail Sales Audit&quot;)" office:value-type="string" office:string-value="Oracle Retail Sales Audit" calcext:value-type="string">
            <text:p>Oracle Retail Sales Audit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38^&quot;;&quot;Oracle Unified Directory (OUD)&quot;)" office:value-type="string" office:string-value="Oracle Unified Directory (OUD)" calcext:value-type="string">
            <text:p>Oracle Unified Directory (OUD)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21^&quot;;&quot;Orbacus&quot;)" office:value-type="string" office:string-value="Orbacus" calcext:value-type="string">
            <text:p>Orbacus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87^&quot;;&quot;Order Tracking Management (OTM) - Radiology Module&quot;)" office:value-type="string" office:string-value="Order Tracking Management (OTM) - Radiology Module" calcext:value-type="string">
            <text:p>Order Tracking Management (OTM) - Radiology Module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872^&quot;;&quot;OrthoView&quot;)" office:value-type="string" office:string-value="OrthoView" calcext:value-type="string">
            <text:p>OrthoView</text:p>
          </table:table-cell>
          <table:table-cell table:style-name="ce5" office:value-type="string" calcext:value-type="string">
            <text:p>Material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73^&quot;;&quot;Output Manager&quot;)" office:value-type="string" office:string-value="Output Manager" calcext:value-type="string">
            <text:p>Output Manager</text:p>
          </table:table-cell>
          <table:table-cell table:style-name="ce5" office:value-type="string" calcext:value-type="string">
            <text:p>Tungsten Autom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37^&quot;;&quot;Over-the-Counter Channel Local Bridge (OTCnet OLB)&quot;)" office:value-type="string" office:string-value="Over-the-Counter Channel Local Bridge (OTCnet OLB)" calcext:value-type="string">
            <text:p>Over-the-Counter Channel Local Bridge (OTCnet OLB)</text:p>
          </table:table-cell>
          <table:table-cell table:style-name="ce5" office:value-type="string" calcext:value-type="string">
            <text:p>Bureau of the Fiscal Servi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59^&quot;;&quot;Paessler Router Traffic Grapher (PRTG )&quot;)" office:value-type="string" office:string-value="Paessler Router Traffic Grapher (PRTG )" calcext:value-type="string">
            <text:p>Paessler Router Traffic Grapher (PRTG )</text:p>
          </table:table-cell>
          <table:table-cell table:style-name="ce5" office:value-type="string" calcext:value-type="string">
            <text:p>Paessler A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48^&quot;;&quot;Paessler Router Traffic Grapher (PRTG) Desktop&quot;)" office:value-type="string" office:string-value="Paessler Router Traffic Grapher (PRTG) Desktop" calcext:value-type="string">
            <text:p>Paessler Router Traffic Grapher (PRTG) Desktop</text:p>
          </table:table-cell>
          <table:table-cell table:style-name="ce5" office:value-type="string" calcext:value-type="string">
            <text:p>Paessler A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67^&quot;;&quot;Paessler Router Traffic Grapher (PRTG) Network Monitor&quot;)" office:value-type="string" office:string-value="Paessler Router Traffic Grapher (PRTG) Network Monitor" calcext:value-type="string">
            <text:p>Paessler Router Traffic Grapher (PRTG) Network Monitor</text:p>
          </table:table-cell>
          <table:table-cell table:style-name="ce5" office:value-type="string" calcext:value-type="string">
            <text:p>Paessler A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30^&quot;;&quot;PageGate&quot;)" office:value-type="string" office:string-value="PageGate" calcext:value-type="string">
            <text:p>PageGate</text:p>
          </table:table-cell>
          <table:table-cell table:style-name="ce5" office:value-type="string" calcext:value-type="string">
            <text:p>NotePag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77^&quot;;&quot;PAM-PKCS11 Linux Module&quot;)" office:value-type="string" office:string-value="PAM-PKCS11 Linux Module" calcext:value-type="string">
            <text:p>PAM-PKCS11 Linux Module</text:p>
          </table:table-cell>
          <table:table-cell table:style-name="ce5" office:value-type="string" calcext:value-type="string">
            <text:p>OpenSC (Smart Card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85^&quot;;&quot;PaperPort&quot;)" office:value-type="string" office:string-value="PaperPort" calcext:value-type="string">
            <text:p>PaperPort</text:p>
          </table:table-cell>
          <table:table-cell table:style-name="ce5" office:value-type="string" calcext:value-type="string">
            <text:p>Kofax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60^&quot;;&quot;Parable Post-Acute-Inpatient&quot;)" office:value-type="string" office:string-value="Parable Post-Acute-Inpatient" calcext:value-type="string">
            <text:p>Parable Post-Acute-Inpatient</text:p>
          </table:table-cell>
          <table:table-cell table:style-name="ce5" office:value-type="string" calcext:value-type="string">
            <text:p>Parable Health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48^&quot;;&quot;Parametric Technology Corporation (PTC) Mathcad Prime&quot;)" office:value-type="string" office:string-value="Parametric Technology Corporation (PTC) Mathcad Prime" calcext:value-type="string">
            <text:p>Parametric Technology Corporation (PTC) Mathcad Prime</text:p>
          </table:table-cell>
          <table:table-cell table:style-name="ce5" office:value-type="string" calcext:value-type="string">
            <text:p>PT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42^&quot;;&quot;Parlay&quot;)" office:value-type="string" office:string-value="Parlay" calcext:value-type="string">
            <text:p>Parlay</text:p>
          </table:table-cell>
          <table:table-cell table:style-name="ce5" office:value-type="string" calcext:value-type="string">
            <text:p>ReportA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49^&quot;;&quot;Patient Appointment Check-in Expansion (PACE)&quot;)" office:value-type="string" office:string-value="Patient Appointment Check-in Expansion (PACE)" calcext:value-type="string">
            <text:p>Patient Appointment Check-in Expansion (PACE)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269^&quot;;&quot;Pavement-Transportation Computer Assisted Structural Engineering (PCASE)&quot;)" office:value-type="string" office:string-value="Pavement-Transportation Computer Assisted Structural Engineering (PCASE)" calcext:value-type="string">
            <text:p>Pavement-Transportation Computer Assisted Structural Engineering (PCASE)</text:p>
          </table:table-cell>
          <table:table-cell table:style-name="ce5" office:value-type="string" calcext:value-type="string">
            <text:p>US Army Corps of Engineer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701^&quot;;&quot;PCXMC&quot;)" office:value-type="string" office:string-value="PCXMC" calcext:value-type="string">
            <text:p>PCXMC</text:p>
          </table:table-cell>
          <table:table-cell table:style-name="ce5" office:value-type="string" calcext:value-type="string">
            <text:p>Radiation and Nuclear Safety Authority of Finland (STUK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65^&quot;;&quot;PDQ Deploy&quot;)" office:value-type="string" office:string-value="PDQ Deploy" calcext:value-type="string">
            <text:p>PDQ Deploy</text:p>
          </table:table-cell>
          <table:table-cell table:style-name="ce5" office:value-type="string" calcext:value-type="string">
            <text:p>PDQ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20^&quot;;&quot;PECmd&quot;)" office:value-type="string" office:string-value="PECmd" calcext:value-type="string">
            <text:p>PECmd</text:p>
          </table:table-cell>
          <table:table-cell table:style-name="ce5" office:value-type="string" calcext:value-type="string">
            <text:p>Eric Zimmerm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99^&quot;;&quot;Pega Government Platform&quot;)" office:value-type="string" office:string-value="Pega Government Platform" calcext:value-type="string">
            <text:p>Pega Government Platform</text:p>
          </table:table-cell>
          <table:table-cell table:style-name="ce5" office:value-type="string" calcext:value-type="string">
            <text:p>Pega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26^&quot;;&quot;Pelco VideoXpert&quot;)" office:value-type="string" office:string-value="Pelco VideoXpert" calcext:value-type="string">
            <text:p>Pelco VideoXpert</text:p>
          </table:table-cell>
          <table:table-cell table:style-name="ce5" office:value-type="string" calcext:value-type="string">
            <text:p>Pel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34^&quot;;&quot;PERRLA&quot;)" office:value-type="string" office:string-value="PERRLA" calcext:value-type="string">
            <text:p>PERRLA</text:p>
          </table:table-cell>
          <table:table-cell table:style-name="ce5" office:value-type="string" calcext:value-type="string">
            <text:p>PERRLA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74^&quot;;&quot;Persona Campus Online&quot;)" office:value-type="string" office:string-value="Persona Campus Online" calcext:value-type="string">
            <text:p>Persona Campus Online</text:p>
          </table:table-cell>
          <table:table-cell table:style-name="ce5" office:value-type="string" calcext:value-type="string">
            <text:p>Assa Ablo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25^&quot;;&quot;Personal Computer (PC) Meter Connect&quot;)" office:value-type="string" office:string-value="Personal Computer (PC) Meter Connect" calcext:value-type="string">
            <text:p>Personal Computer (PC) Meter Connect</text:p>
          </table:table-cell>
          <table:table-cell table:style-name="ce5" office:value-type="string" calcext:value-type="string">
            <text:p>Pitney Bow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23^&quot;;&quot;Personal Home Page (PHP) Hypertext Preprocessor&quot;)" office:value-type="string" office:string-value="Personal Home Page (PHP) Hypertext Preprocessor" calcext:value-type="string">
            <text:p>Personal Home Page (PHP) Hypertext Preprocessor</text:p>
          </table:table-cell>
          <table:table-cell table:style-name="ce5" office:value-type="string" calcext:value-type="string">
            <text:p>PHP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94^&quot;;&quot;Persyst Mobile Service&quot;)" office:value-type="string" office:string-value="Persyst Mobile Service" calcext:value-type="string">
            <text:p>Persyst Mobile Service</text:p>
          </table:table-cell>
          <table:table-cell table:style-name="ce5" office:value-type="string" calcext:value-type="string">
            <text:p>Persyst Development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63^&quot;;&quot;Pevco Atlas&quot;)" office:value-type="string" office:string-value="Pevco Atlas" calcext:value-type="string">
            <text:p>Pevco Atlas</text:p>
          </table:table-cell>
          <table:table-cell table:style-name="ce5" office:value-type="string" calcext:value-type="string">
            <text:p>Pev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01^&quot;;&quot;PGP Encryption Desktop&quot;)" office:value-type="string" office:string-value="PGP Encryption Desktop" calcext:value-type="string">
            <text:p>PGP Encryption Desktop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74^&quot;;&quot;Pharmguard Toolbox 2&quot;)" office:value-type="string" office:string-value="Pharmguard Toolbox 2" calcext:value-type="string">
            <text:p>Pharmguard Toolbox 2</text:p>
          </table:table-cell>
          <table:table-cell table:style-name="ce5" office:value-type="string" calcext:value-type="string">
            <text:p>Smiths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73^&quot;;&quot;Philips QLAB&quot;)" office:value-type="string" office:string-value="Philips QLAB" calcext:value-type="string">
            <text:p>Philips QLAB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05^&quot;;&quot;Philips Vue PACS&quot;)" office:value-type="string" office:string-value="Philips Vue PACS" calcext:value-type="string">
            <text:p>Philips Vue PACS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08^&quot;;&quot;PhotoDirector 365&quot;)" office:value-type="string" office:string-value="PhotoDirector 365" calcext:value-type="string">
            <text:p>PhotoDirector 365</text:p>
          </table:table-cell>
          <table:table-cell table:style-name="ce5" office:value-type="string" calcext:value-type="string">
            <text:p>CyberLin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60^&quot;;&quot;PhotoPad&quot;)" office:value-type="string" office:string-value="PhotoPad" calcext:value-type="string">
            <text:p>PhotoPad</text:p>
          </table:table-cell>
          <table:table-cell table:style-name="ce5" office:value-type="string" calcext:value-type="string">
            <text:p>NCH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42^&quot;;&quot;PhpStorm&quot;)" office:value-type="string" office:string-value="PhpStorm" calcext:value-type="string">
            <text:p>PhpStorm</text:p>
          </table:table-cell>
          <table:table-cell table:style-name="ce5" office:value-type="string" calcext:value-type="string">
            <text:p>JetBrai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34^&quot;;&quot;Phrase Express&quot;)" office:value-type="string" office:string-value="Phrase Express" calcext:value-type="string">
            <text:p>Phrase Express</text:p>
          </table:table-cell>
          <table:table-cell table:style-name="ce5" office:value-type="string" calcext:value-type="string">
            <text:p>Bartels Media Gmb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60^&quot;;&quot;Picis OR Manager&quot;)" office:value-type="string" office:string-value="Picis OR Manager" calcext:value-type="string">
            <text:p>Picis OR Manager</text:p>
          </table:table-cell>
          <table:table-cell table:style-name="ce5" office:value-type="string" calcext:value-type="string">
            <text:p>Picis Clinical Solu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65^&quot;;&quot;Picture Archiving And Communication System gear (PACSgear)&quot;)" office:value-type="string" office:string-value="Picture Archiving And Communication System gear (PACSgear)" calcext:value-type="string">
            <text:p>Picture Archiving And Communication System gear (PACSgear)</text:p>
          </table:table-cell>
          <table:table-cell table:style-name="ce5" office:value-type="string" calcext:value-type="string">
            <text:p>Hyland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46^&quot;;&quot;PingID Desktop App&quot;)" office:value-type="string" office:string-value="PingID Desktop App" calcext:value-type="string">
            <text:p>PingID Desktop App</text:p>
          </table:table-cell>
          <table:table-cell table:style-name="ce5" office:value-type="string" calcext:value-type="string">
            <text:p>Aardex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48^&quot;;&quot;Pinnacle Access Control Platform&quot;)" office:value-type="string" office:string-value="Pinnacle Access Control Platform" calcext:value-type="string">
            <text:p>Pinnacle Access Control Platform</text:p>
          </table:table-cell>
          <table:table-cell table:style-name="ce5" office:value-type="string" calcext:value-type="string">
            <text:p>Sielox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47^&quot;;&quot;PIPE-FLO Professional&quot;)" office:value-type="string" office:string-value="PIPE-FLO Professional" calcext:value-type="string">
            <text:p>PIPE-FLO Professional</text:p>
          </table:table-cell>
          <table:table-cell table:style-name="ce5" office:value-type="string" calcext:value-type="string">
            <text:p>PIPE-FLO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32^&quot;;&quot;PIPSpro&quot;)" office:value-type="string" office:string-value="PIPSpro" calcext:value-type="string">
            <text:p>PIPSpro</text:p>
          </table:table-cell>
          <table:table-cell table:style-name="ce5" office:value-type="string" calcext:value-type="string">
            <text:p>Standard Imaging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44^&quot;;&quot;Planning.decimal (p.d)&quot;)" office:value-type="string" office:string-value="Planning.decimal (p.d)" calcext:value-type="string">
            <text:p>Planning.decimal (p.d)</text:p>
          </table:table-cell>
          <table:table-cell table:style-name="ce5" office:value-type="string" calcext:value-type="string">
            <text:p>.decimal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42^&quot;;&quot;Planview Viz&quot;)" office:value-type="string" office:string-value="Planview Viz" calcext:value-type="string">
            <text:p>Planview Viz</text:p>
          </table:table-cell>
          <table:table-cell table:style-name="ce5" office:value-type="string" calcext:value-type="string">
            <text:p>Tasktop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32^&quot;;&quot;Plover&quot;)" office:value-type="string" office:string-value="Plover" calcext:value-type="string">
            <text:p>Plover</text:p>
          </table:table-cell>
          <table:table-cell table:style-name="ce5" office:value-type="string" calcext:value-type="string">
            <text:p>Open Steno Proj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08^&quot;;&quot;Poly Lens Desktop App&quot;)" office:value-type="string" office:string-value="Poly Lens Desktop App" calcext:value-type="string">
            <text:p>Poly Lens Desktop App</text:p>
          </table:table-cell>
          <table:table-cell table:style-name="ce5" office:value-type="string" calcext:value-type="string">
            <text:p>Pol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22^&quot;;&quot;PolyAnalyst&quot;)" office:value-type="string" office:string-value="PolyAnalyst" calcext:value-type="string">
            <text:p>PolyAnalyst</text:p>
          </table:table-cell>
          <table:table-cell table:style-name="ce5" office:value-type="string" calcext:value-type="string">
            <text:p>Megapu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76^&quot;;&quot;Portable Document Format Split and Merge (PDFsam) Enhanced&quot;)" office:value-type="string" office:string-value="Portable Document Format Split and Merge (PDFsam) Enhanced" calcext:value-type="string">
            <text:p>Portable Document Format Split and Merge (PDFsam) Enhanced</text:p>
          </table:table-cell>
          <table:table-cell table:style-name="ce5" office:value-type="string" calcext:value-type="string">
            <text:p>PDFsa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74^&quot;;&quot;Portfolio&quot;)" office:value-type="string" office:string-value="Portfolio" calcext:value-type="string">
            <text:p>Portfolio</text:p>
          </table:table-cell>
          <table:table-cell table:style-name="ce5" office:value-type="string" calcext:value-type="string">
            <text:p>Extens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30^&quot;;&quot;Power BI (Business Intelligence) Connector&quot;)" office:value-type="string" office:string-value="Power BI (Business Intelligence) Connector" calcext:value-type="string">
            <text:p>Power BI (Business Intelligence) Connector</text:p>
          </table:table-cell>
          <table:table-cell table:style-name="ce5" office:value-type="string" calcext:value-type="string">
            <text:p>BI Connecto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45^&quot;;&quot;Power BI (Business Intelligence) Model Documenter&quot;)" office:value-type="string" office:string-value="Power BI (Business Intelligence) Model Documenter" calcext:value-type="string">
            <text:p>Power BI (Business Intelligence) Model Documenter</text:p>
          </table:table-cell>
          <table:table-cell table:style-name="ce5" office:value-type="string" calcext:value-type="string">
            <text:p>Data-Mar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71^&quot;;&quot;Power BI Explorer&quot;)" office:value-type="string" office:string-value="Power BI Explorer" calcext:value-type="string">
            <text:p>Power BI Explorer</text:p>
          </table:table-cell>
          <table:table-cell table:style-name="ce5" office:value-type="string" calcext:value-type="string">
            <text:p>Tabular Tool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36^&quot;;&quot;Power Film Application Software&quot;)" office:value-type="string" office:string-value="Power Film Application Software" calcext:value-type="string">
            <text:p>Power Film Application Software</text:p>
          </table:table-cell>
          <table:table-cell table:style-name="ce5" office:value-type="string" calcext:value-type="string">
            <text:p>IMS Imag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01^&quot;;&quot;Power Manager&quot;)" office:value-type="string" office:string-value="Power Manager" calcext:value-type="string">
            <text:p>Power Manager</text:p>
          </table:table-cell>
          <table:table-cell table:style-name="ce5" office:value-type="string" calcext:value-type="string">
            <text:p>Howard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88^&quot;;&quot;Power Transmission Control Protocol (TCP) Sockets for .NET&quot;)" office:value-type="string" office:string-value="Power Transmission Control Protocol (TCP) Sockets for .NET" calcext:value-type="string">
            <text:p>Power Transmission Control Protocol (TCP) Sockets for .NET</text:p>
          </table:table-cell>
          <table:table-cell table:style-name="ce5" office:value-type="string" calcext:value-type="string">
            <text:p>DAR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26^&quot;;&quot;PowerAlert Element Manager (PAEM)&quot;)" office:value-type="string" office:string-value="PowerAlert Element Manager (PAEM)" calcext:value-type="string">
            <text:p>PowerAlert Element Manager (PAEM)</text:p>
          </table:table-cell>
          <table:table-cell table:style-name="ce5" office:value-type="string" calcext:value-type="string">
            <text:p>Tripp Li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93^&quot;;&quot;PowerChute Serial Shutdown&quot;)" office:value-type="string" office:string-value="PowerChute Serial Shutdown" calcext:value-type="string">
            <text:p>PowerChute Serial Shutdown</text:p>
          </table:table-cell>
          <table:table-cell table:style-name="ce5" office:value-type="string" calcext:value-type="string">
            <text:p>AP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78^&quot;;&quot;PowerDirector 365&quot;)" office:value-type="string" office:string-value="PowerDirector 365" calcext:value-type="string">
            <text:p>PowerDirector 365</text:p>
          </table:table-cell>
          <table:table-cell table:style-name="ce5" office:value-type="string" calcext:value-type="string">
            <text:p>CyberLin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78^&quot;;&quot;PowerPanel Business&quot;)" office:value-type="string" office:string-value="PowerPanel Business" calcext:value-type="string">
            <text:p>PowerPanel Business</text:p>
          </table:table-cell>
          <table:table-cell table:style-name="ce5" office:value-type="string" calcext:value-type="string">
            <text:p>Cyber Power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70^&quot;;&quot;PowerScribe One&quot;)" office:value-type="string" office:string-value="PowerScribe One" calcext:value-type="string">
            <text:p>PowerScribe One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00^&quot;;&quot;PowerShell Studio&quot;)" office:value-type="string" office:string-value="PowerShell Studio" calcext:value-type="string">
            <text:p>PowerShell Studio</text:p>
          </table:table-cell>
          <table:table-cell table:style-name="ce5" office:value-type="string" calcext:value-type="string">
            <text:p>Sapien Technologie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57^&quot;;&quot;Precession&quot;)" office:value-type="string" office:string-value="Precession" calcext:value-type="string">
            <text:p>Precession</text:p>
          </table:table-cell>
          <table:table-cell table:style-name="ce5" office:value-type="string" calcext:value-type="string">
            <text:p>InteleRa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188^&quot;;&quot;PREFcards&quot;)" office:value-type="string" office:string-value="PREFcards" calcext:value-type="string">
            <text:p>PREFcards</text:p>
          </table:table-cell>
          <table:table-cell table:style-name="ce5" office:value-type="string" calcext:value-type="string">
            <text:p>Document Storage Systems, Inc (DS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091^&quot;;&quot;Preview Treatment Planning Software&quot;)" office:value-type="string" office:string-value="Preview Treatment Planning Software" calcext:value-type="string">
            <text:p>Preview Treatment Planning Software</text:p>
          </table:table-cell>
          <table:table-cell table:style-name="ce5" office:value-type="string" calcext:value-type="string">
            <text:p>Astute Imaging,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89^&quot;;&quot;PrinterLogic&quot;)" office:value-type="string" office:string-value="PrinterLogic" calcext:value-type="string">
            <text:p>PrinterLogic</text:p>
          </table:table-cell>
          <table:table-cell table:style-name="ce5" office:value-type="string" calcext:value-type="string">
            <text:p>PrinterLog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27^&quot;;&quot;PrizmDoc Viewer&quot;)" office:value-type="string" office:string-value="PrizmDoc Viewer" calcext:value-type="string">
            <text:p>PrizmDoc Viewer</text:p>
          </table:table-cell>
          <table:table-cell table:style-name="ce5" office:value-type="string" calcext:value-type="string">
            <text:p>Accu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89^&quot;;&quot;Proactive Outreach Manager (POM)&quot;)" office:value-type="string" office:string-value="Proactive Outreach Manager (POM)" calcext:value-type="string">
            <text:p>Proactive Outreach Manager (POM)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09^&quot;;&quot;Process Improvement Visuals Pack&quot;)" office:value-type="string" office:string-value="Process Improvement Visuals Pack" calcext:value-type="string">
            <text:p>Process Improvement Visuals Pack</text:p>
          </table:table-cell>
          <table:table-cell table:style-name="ce5" office:value-type="string" calcext:value-type="string">
            <text:p>Advantiv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70^&quot;;&quot;Procore Extract&quot;)" office:value-type="string" office:string-value="Procore Extract" calcext:value-type="string">
            <text:p>Procore Extract</text:p>
          </table:table-cell>
          <table:table-cell table:style-name="ce5" office:value-type="string" calcext:value-type="string">
            <text:p>Procore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64^&quot;;&quot;Proficio&quot;)" office:value-type="string" office:string-value="Proficio" calcext:value-type="string">
            <text:p>Proficio</text:p>
          </table:table-cell>
          <table:table-cell table:style-name="ce5" office:value-type="string" calcext:value-type="string">
            <text:p>Re:Discovery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23^&quot;;&quot;Programmable System on Chip (PSoC) Creator&quot;)" office:value-type="string" office:string-value="Programmable System on Chip (PSoC) Creator" calcext:value-type="string">
            <text:p>Programmable System on Chip (PSoC) Creator</text:p>
          </table:table-cell>
          <table:table-cell table:style-name="ce5" office:value-type="string" calcext:value-type="string">
            <text:p>Cypress Semiconductor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41^&quot;;&quot;Provar Chrome Tooling&quot;)" office:value-type="string" office:string-value="Provar Chrome Tooling" calcext:value-type="string">
            <text:p>Provar Chrome Tooling</text:p>
          </table:table-cell>
          <table:table-cell table:style-name="ce5" office:value-type="string" calcext:value-type="string">
            <text:p>Prov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12^&quot;;&quot;ProVation Doctor of Medicine (MD)&quot;)" office:value-type="string" office:string-value="ProVation Doctor of Medicine (MD)" calcext:value-type="string">
            <text:p>ProVation Doctor of Medicine (MD)</text:p>
          </table:table-cell>
          <table:table-cell table:style-name="ce5" office:value-type="string" calcext:value-type="string">
            <text:p>Provation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18^&quot;;&quot;Pro-Watch Integrated Security Suite&quot;)" office:value-type="string" office:string-value="Pro-Watch Integrated Security Suite" calcext:value-type="string">
            <text:p>Pro-Watch Integrated Security Suite</text:p>
          </table:table-cell>
          <table:table-cell table:style-name="ce5" office:value-type="string" calcext:value-type="string">
            <text:p>Honeywel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46^&quot;;&quot;PsyCalc&quot;)" office:value-type="string" office:string-value="PsyCalc" calcext:value-type="string">
            <text:p>PsyCalc</text:p>
          </table:table-cell>
          <table:table-cell table:style-name="ce5" office:value-type="string" calcext:value-type="string">
            <text:p>Linric Compan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50^&quot;;&quot;Pushy Enterprise&quot;)" office:value-type="string" office:string-value="Pushy Enterprise" calcext:value-type="string">
            <text:p>Pushy Enterprise</text:p>
          </table:table-cell>
          <table:table-cell table:style-name="ce5" office:value-type="string" calcext:value-type="string">
            <text:p>Medtron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52^&quot;;&quot;Pyramid Analytics&quot;)" office:value-type="string" office:string-value="Pyramid Analytics" calcext:value-type="string">
            <text:p>Pyramid Analytics</text:p>
          </table:table-cell>
          <table:table-cell table:style-name="ce5" office:value-type="string" calcext:value-type="string">
            <text:p>Pyramid Analy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20^&quot;;&quot;Pyramid TimeTrax Sync&quot;)" office:value-type="string" office:string-value="Pyramid TimeTrax Sync" calcext:value-type="string">
            <text:p>Pyramid TimeTrax Sync</text:p>
          </table:table-cell>
          <table:table-cell table:style-name="ce5" office:value-type="string" calcext:value-type="string">
            <text:p>Pyramid Tim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599^&quot;;&quot;Q-Flow&quot;)" office:value-type="string" office:string-value="Q-Flow" calcext:value-type="string">
            <text:p>Q-Flow</text:p>
          </table:table-cell>
          <table:table-cell table:style-name="ce5" office:value-type="string" calcext:value-type="string">
            <text:p>ACF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59^&quot;;&quot;Qlik Replicate&quot;)" office:value-type="string" office:string-value="Qlik Replicate" calcext:value-type="string">
            <text:p>Qlik Replicate</text:p>
          </table:table-cell>
          <table:table-cell table:style-name="ce5" office:value-type="string" calcext:value-type="string">
            <text:p>Ql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71^&quot;;&quot;Q-Pulse Quality Management Software (QMS)&quot;)" office:value-type="string" office:string-value="Q-Pulse Quality Management Software (QMS)" calcext:value-type="string">
            <text:p>Q-Pulse Quality Management Software (QMS)</text:p>
          </table:table-cell>
          <table:table-cell table:style-name="ce5" office:value-type="string" calcext:value-type="string">
            <text:p>Ideage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03^&quot;;&quot;Q-SYS Designer Software&quot;)" office:value-type="string" office:string-value="Q-SYS Designer Software" calcext:value-type="string">
            <text:p>Q-SYS Designer Software</text:p>
          </table:table-cell>
          <table:table-cell table:style-name="ce5" office:value-type="string" calcext:value-type="string">
            <text:p>QS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24^&quot;;&quot;Quadient Impress&quot;)" office:value-type="string" office:string-value="Quadient Impress" calcext:value-type="string">
            <text:p>Quadient Impress</text:p>
          </table:table-cell>
          <table:table-cell table:style-name="ce5" office:value-type="string" calcext:value-type="string">
            <text:p>Quadie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23^&quot;;&quot;QualityMetric PRO CoRE&quot;)" office:value-type="string" office:string-value="QualityMetric PRO CoRE" calcext:value-type="string">
            <text:p>QualityMetric PRO CoRE</text:p>
          </table:table-cell>
          <table:table-cell table:style-name="ce5" office:value-type="string" calcext:value-type="string">
            <text:p>QualityMetr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43^&quot;;&quot;Quantum Geographic Information System (QGIS)&quot;)" office:value-type="string" office:string-value="Quantum Geographic Information System (QGIS)" calcext:value-type="string">
            <text:p>Quantum Geographic Information System (QGIS)</text:p>
          </table:table-cell>
          <table:table-cell table:style-name="ce5" office:value-type="string" calcext:value-type="string">
            <text:p>QGIS User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87^&quot;;&quot;Quantum GX Viewer Pack&quot;)" office:value-type="string" office:string-value="Quantum GX Viewer Pack" calcext:value-type="string">
            <text:p>Quantum GX Viewer Pack</text:p>
          </table:table-cell>
          <table:table-cell table:style-name="ce5" office:value-type="string" calcext:value-type="string">
            <text:p>Revv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29^&quot;;&quot;Quantum Plus Software&quot;)" office:value-type="string" office:string-value="Quantum Plus Software" calcext:value-type="string">
            <text:p>Quantum Plus Software</text:p>
          </table:table-cell>
          <table:table-cell table:style-name="ce5" office:value-type="string" calcext:value-type="string">
            <text:p>Intellike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792^&quot;;&quot;Quantum Vue&quot;)" office:value-type="string" office:string-value="Quantum Vue" calcext:value-type="string">
            <text:p>Quantum Vue</text:p>
          </table:table-cell>
          <table:table-cell table:style-name="ce5" office:value-type="string" calcext:value-type="string">
            <text:p>Lutron Electronics Co.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06^&quot;;&quot;Quantum XL&quot;)" office:value-type="string" office:string-value="Quantum XL" calcext:value-type="string">
            <text:p>Quantum XL</text:p>
          </table:table-cell>
          <table:table-cell table:style-name="ce5" office:value-type="string" calcext:value-type="string">
            <text:p>SigmaZo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40^&quot;;&quot;Quest Enterprise Reporter&quot;)" office:value-type="string" office:string-value="Quest Enterprise Reporter" calcext:value-type="string">
            <text:p>Quest Enterprise Reporter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88^&quot;;&quot;Quest Recovery Manager for Active Directory&quot;)" office:value-type="string" office:string-value="Quest Recovery Manager for Active Directory" calcext:value-type="string">
            <text:p>Quest Recovery Manager for Active Directory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47^&quot;;&quot;Quest Toad Data Modeler&quot;)" office:value-type="string" office:string-value="Quest Toad Data Modeler" calcext:value-type="string">
            <text:p>Quest Toad Data Modeler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45^&quot;;&quot;QuickPrint for ScanPoint Image Management Technology&quot;)" office:value-type="string" office:string-value="QuickPrint for ScanPoint Image Management Technology" calcext:value-type="string">
            <text:p>QuickPrint for ScanPoint Image Management Technology</text:p>
          </table:table-cell>
          <table:table-cell table:style-name="ce5" office:value-type="string" calcext:value-type="string">
            <text:p>Verath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65^&quot;;&quot;QuickScan Touch Plus&quot;)" office:value-type="string" office:string-value="QuickScan Touch Plus" calcext:value-type="string">
            <text:p>QuickScan Touch Plus</text:p>
          </table:table-cell>
          <table:table-cell table:style-name="ce5" office:value-type="string" calcext:value-type="string">
            <text:p>Helena Laborator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81^&quot;;&quot;QUICKSURFACE for SOLIDWORKS&quot;)" office:value-type="string" office:string-value="QUICKSURFACE for SOLIDWORKS" calcext:value-type="string">
            <text:p>QUICKSURFACE for SOLIDWORKS</text:p>
          </table:table-cell>
          <table:table-cell table:style-name="ce5" office:value-type="string" calcext:value-type="string">
            <text:p>mesh2surfa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71^&quot;;&quot;RadFormation AutoContour&quot;)" office:value-type="string" office:string-value="RadFormation AutoContour" calcext:value-type="string">
            <text:p>RadFormation AutoContour</text:p>
          </table:table-cell>
          <table:table-cell table:style-name="ce5" office:value-type="string" calcext:value-type="string">
            <text:p>Radform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70^&quot;;&quot;Rancher&quot;)" office:value-type="string" office:string-value="Rancher" calcext:value-type="string">
            <text:p>Rancher</text:p>
          </table:table-cell>
          <table:table-cell table:style-name="ce5" office:value-type="string" calcext:value-type="string">
            <text:p>SU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05^&quot;;&quot;Re-Act Broset Violence Checklist (BVC)&quot;)" office:value-type="string" office:string-value="Re-Act Broset Violence Checklist (BVC)" calcext:value-type="string">
            <text:p>Re-Act Broset Violence Checklist (BVC)</text:p>
          </table:table-cell>
          <table:table-cell table:style-name="ce5" office:value-type="string" calcext:value-type="string">
            <text:p>frenz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51^&quot;;&quot;React Developer Tools&quot;)" office:value-type="string" office:string-value="React Developer Tools" calcext:value-type="string">
            <text:p>React Developer Tools</text:p>
          </table:table-cell>
          <table:table-cell table:style-name="ce5" office:value-type="string" calcext:value-type="string">
            <text:p>Met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42^&quot;;&quot;Reactive Extensions for JavaScript (RxJS)&quot;)" office:value-type="string" office:string-value="Reactive Extensions for JavaScript (RxJS)" calcext:value-type="string">
            <text:p>Reactive Extensions for JavaScript (RxJS)</text:p>
          </table:table-cell>
          <table:table-cell table:style-name="ce5" office:value-type="string" calcext:value-type="string">
            <text:p>Reactive Extens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83^&quot;;&quot;Real Time Quality Control (RTQC) DATA CONVERTER&quot;)" office:value-type="string" office:string-value="Real Time Quality Control (RTQC) DATA CONVERTER" calcext:value-type="string">
            <text:p>Real Time Quality Control (RTQC) DATA CONVERTER</text:p>
          </table:table-cell>
          <table:table-cell table:style-name="ce5" office:value-type="string" calcext:value-type="string">
            <text:p>Siemens Medical Solutions US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75^&quot;;&quot;Red Hat 3scale Application Programming Interface (API) Management&quot;)" office:value-type="string" office:string-value="Red Hat 3scale Application Programming Interface (API) Management" calcext:value-type="string">
            <text:p>Red Hat 3scale Application Programming Interface (API) Management</text:p>
          </table:table-cell>
          <table:table-cell table:style-name="ce5" office:value-type="string" calcext:value-type="string">
            <text:p>Red Ha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19^&quot;;&quot;Red Hat Directory Server&quot;)" office:value-type="string" office:string-value="Red Hat Directory Server" calcext:value-type="string">
            <text:p>Red Hat Directory Server</text:p>
          </table:table-cell>
          <table:table-cell table:style-name="ce5" office:value-type="string" calcext:value-type="string">
            <text:p>Red Ha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39^&quot;;&quot;Red Hat Fuse&quot;)" office:value-type="string" office:string-value="Red Hat Fuse" calcext:value-type="string">
            <text:p>Red Hat Fuse</text:p>
          </table:table-cell>
          <table:table-cell table:style-name="ce5" office:value-type="string" calcext:value-type="string">
            <text:p>Red Ha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58^&quot;;&quot;Red Hat OpenShift Data Science (RHODS)&quot;)" office:value-type="string" office:string-value="Red Hat OpenShift Data Science (RHODS)" calcext:value-type="string">
            <text:p>Red Hat OpenShift Data Science (RHODS)</text:p>
          </table:table-cell>
          <table:table-cell table:style-name="ce5" office:value-type="string" calcext:value-type="string">
            <text:p>Red Ha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77^&quot;;&quot;Reflection X Advantage (RXA)&quot;)" office:value-type="string" office:string-value="Reflection X Advantage (RXA)" calcext:value-type="string">
            <text:p>Reflection X Advantage (RXA)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570^&quot;;&quot;Remark Office Optical Mark Recognition Software&quot;)" office:value-type="string" office:string-value="Remark Office Optical Mark Recognition Software" calcext:value-type="string">
            <text:p>Remark Office Optical Mark Recognition Software</text:p>
          </table:table-cell>
          <table:table-cell table:style-name="ce5" office:value-type="string" calcext:value-type="string">
            <text:p>Gravi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94^&quot;;&quot;Remark Web Survey&quot;)" office:value-type="string" office:string-value="Remark Web Survey" calcext:value-type="string">
            <text:p>Remark Web Survey</text:p>
          </table:table-cell>
          <table:table-cell table:style-name="ce5" office:value-type="string" calcext:value-type="string">
            <text:p>Gravic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10^&quot;;&quot;Remedy&quot;)" office:value-type="string" office:string-value="Remedy" calcext:value-type="string">
            <text:p>Remedy</text:p>
          </table:table-cell>
          <table:table-cell table:style-name="ce5" office:value-type="string" calcext:value-type="string">
            <text:p>BM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35^&quot;;&quot;Reprise License Manager&quot;)" office:value-type="string" office:string-value="Reprise License Manager" calcext:value-type="string">
            <text:p>Reprise License Manager</text:p>
          </table:table-cell>
          <table:table-cell table:style-name="ce5" office:value-type="string" calcext:value-type="string">
            <text:p>Re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53^&quot;;&quot;Research Electronic Data Capture (REDCap)&quot;)" office:value-type="string" office:string-value="Research Electronic Data Capture (REDCap)" calcext:value-type="string">
            <text:p>Research Electronic Data Capture (REDCap)</text:p>
          </table:table-cell>
          <table:table-cell table:style-name="ce5" office:value-type="string" calcext:value-type="string">
            <text:p>Vanderbilt Univers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53^&quot;;&quot;Resmed Cloud Connect&quot;)" office:value-type="string" office:string-value="Resmed Cloud Connect" calcext:value-type="string">
            <text:p>Resmed Cloud Connect</text:p>
          </table:table-cell>
          <table:table-cell table:style-name="ce5" office:value-type="string" calcext:value-type="string">
            <text:p>ResM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05^&quot;;&quot;ResolutionMD&quot;)" office:value-type="string" office:string-value="ResolutionMD" calcext:value-type="string">
            <text:p>ResolutionMD</text:p>
          </table:table-cell>
          <table:table-cell table:style-name="ce5" office:value-type="string" calcext:value-type="string">
            <text:p>PureWe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65^&quot;;&quot;Respondus LockDown Browser&quot;)" office:value-type="string" office:string-value="Respondus LockDown Browser" calcext:value-type="string">
            <text:p>Respondus LockDown Browser</text:p>
          </table:table-cell>
          <table:table-cell table:style-name="ce5" office:value-type="string" calcext:value-type="string">
            <text:p>Respondu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19^&quot;;&quot;Revenue Operations (RO) Payer Compliance Tool&quot;)" office:value-type="string" office:string-value="Revenue Operations (RO) Payer Compliance Tool" calcext:value-type="string">
            <text:p>Revenue Operations (RO) Payer Compliance Tool</text:p>
          </table:table-cell>
          <table:table-cell table:style-name="ce5" office:value-type="string" calcext:value-type="string">
            <text:p>MD Clarity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4667^&quot;;&quot;RF Code Centerscape Radio Frequency Identification (RFID) Management Software&quot;)" office:value-type="string" office:string-value="RF Code Centerscape Radio Frequency Identification (RFID) Management Software" calcext:value-type="string">
            <text:p>RF Code Centerscape Radio Frequency Identification (RFID) Management Software</text:p>
          </table:table-cell>
          <table:table-cell table:style-name="ce5" office:value-type="string" calcext:value-type="string">
            <text:p>RFCo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19^&quot;;&quot;RFTrack&quot;)" office:value-type="string" office:string-value="RFTrack" calcext:value-type="string">
            <text:p>RFTrack</text:p>
          </table:table-cell>
          <table:table-cell table:style-name="ce5" office:value-type="string" calcext:value-type="string">
            <text:p>InLog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29^&quot;;&quot;RGraph&quot;)" office:value-type="string" office:string-value="RGraph" calcext:value-type="string">
            <text:p>RGraph</text:p>
          </table:table-cell>
          <table:table-cell table:style-name="ce5" office:value-type="string" calcext:value-type="string">
            <text:p>Richard Hey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13^&quot;;&quot;Rhapsody&quot;)" office:value-type="string" office:string-value="Rhapsody" calcext:value-type="string">
            <text:p>Rhapsody</text:p>
          </table:table-cell>
          <table:table-cell table:style-name="ce5" office:value-type="string" calcext:value-type="string">
            <text:p>Orion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68^&quot;;&quot;Rhino&quot;)" office:value-type="string" office:string-value="Rhino" calcext:value-type="string">
            <text:p>Rhino</text:p>
          </table:table-cell>
          <table:table-cell table:style-name="ce5" office:value-type="string" calcext:value-type="string">
            <text:p>Creation Engi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55^&quot;;&quot;Ricoh ProcessDirector&quot;)" office:value-type="string" office:string-value="Ricoh ProcessDirector" calcext:value-type="string">
            <text:p>Ricoh ProcessDirector</text:p>
          </table:table-cell>
          <table:table-cell table:style-name="ce5" office:value-type="string" calcext:value-type="string">
            <text:p>RICO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43^&quot;;&quot;Ricoh ProcessDirector Plug-In for Adobe Acrobat&quot;)" office:value-type="string" office:string-value="Ricoh ProcessDirector Plug-In for Adobe Acrobat" calcext:value-type="string">
            <text:p>Ricoh ProcessDirector Plug-In for Adobe Acrobat</text:p>
          </table:table-cell>
          <table:table-cell table:style-name="ce5" office:value-type="string" calcext:value-type="string">
            <text:p>RICO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67^&quot;;&quot;RICOH Streamline NX&quot;)" office:value-type="string" office:string-value="RICOH Streamline NX" calcext:value-type="string">
            <text:p>RICOH Streamline NX</text:p>
          </table:table-cell>
          <table:table-cell table:style-name="ce5" office:value-type="string" calcext:value-type="string">
            <text:p>RICO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53^&quot;;&quot;RightITnow Event Correlation Manager (ECM)&quot;)" office:value-type="string" office:string-value="RightITnow Event Correlation Manager (ECM)" calcext:value-type="string">
            <text:p>RightITnow Event Correlation Manager (ECM)</text:p>
          </table:table-cell>
          <table:table-cell table:style-name="ce5" office:value-type="string" calcext:value-type="string">
            <text:p>RightITnow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64^&quot;;&quot;RISVA&quot;)" office:value-type="string" office:string-value="RISVA" calcext:value-type="string">
            <text:p>RISVA</text:p>
          </table:table-cell>
          <table:table-cell table:style-name="ce5" office:value-type="string" calcext:value-type="string">
            <text:p>VOSPV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81^&quot;;&quot;Riverbed Modeler&quot;)" office:value-type="string" office:string-value="Riverbed Modeler" calcext:value-type="string">
            <text:p>Riverbed Modeler</text:p>
          </table:table-cell>
          <table:table-cell table:style-name="ce5" office:value-type="string" calcext:value-type="string">
            <text:p>Riverb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79^&quot;;&quot;RocheDiabetes Care Platform Device Link&quot;)" office:value-type="string" office:string-value="RocheDiabetes Care Platform Device Link" calcext:value-type="string">
            <text:p>RocheDiabetes Care Platform Device Link</text:p>
          </table:table-cell>
          <table:table-cell table:style-name="ce5" office:value-type="string" calcext:value-type="string">
            <text:p>Roch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24^&quot;;&quot;Rockwell Automation FactoryTalk View Site Edition (Client)&quot;)" office:value-type="string" office:string-value="Rockwell Automation FactoryTalk View Site Edition (Client)" calcext:value-type="string">
            <text:p>Rockwell Automation FactoryTalk View Site Edition (Client)</text:p>
          </table:table-cell>
          <table:table-cell table:style-name="ce5" office:value-type="string" calcext:value-type="string">
            <text:p>Universal Log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25^&quot;;&quot;Rockwell Automation FactoryTalk View Site Edition (Server)&quot;)" office:value-type="string" office:string-value="Rockwell Automation FactoryTalk View Site Edition (Server)" calcext:value-type="string">
            <text:p>Rockwell Automation FactoryTalk View Site Edition (Server)</text:p>
          </table:table-cell>
          <table:table-cell table:style-name="ce5" office:value-type="string" calcext:value-type="string">
            <text:p>Universal Log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58^&quot;;&quot;Rocky Mountain Cancer Data Systems (RMCDS)&quot;)" office:value-type="string" office:string-value="Rocky Mountain Cancer Data Systems (RMCDS)" calcext:value-type="string">
            <text:p>Rocky Mountain Cancer Data Systems (RMCDS)</text:p>
          </table:table-cell>
          <table:table-cell table:style-name="ce5" office:value-type="string" calcext:value-type="string">
            <text:p>Rocky Mountain Cancer Data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68^&quot;;&quot;Roland BN2 Utility&quot;)" office:value-type="string" office:string-value="Roland BN2 Utility" calcext:value-type="string">
            <text:p>Roland BN2 Utility</text:p>
          </table:table-cell>
          <table:table-cell table:style-name="ce5" office:value-type="string" calcext:value-type="string">
            <text:p>Roland DGA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67^&quot;;&quot;Roland DG Connect&quot;)" office:value-type="string" office:string-value="Roland DG Connect" calcext:value-type="string">
            <text:p>Roland DG Connect</text:p>
          </table:table-cell>
          <table:table-cell table:style-name="ce5" office:value-type="string" calcext:value-type="string">
            <text:p>Roland DGA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41^&quot;;&quot;Rosetta Stone&quot;)" office:value-type="string" office:string-value="Rosetta Stone" calcext:value-type="string">
            <text:p>Rosetta Stone</text:p>
          </table:table-cell>
          <table:table-cell table:style-name="ce5" office:value-type="string" calcext:value-type="string">
            <text:p>Rosetta Stone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64^&quot;;&quot;Rx Universe&quot;)" office:value-type="string" office:string-value="Rx Universe" calcext:value-type="string">
            <text:p>Rx Universe</text:p>
          </table:table-cell>
          <table:table-cell table:style-name="ce5" office:value-type="string" calcext:value-type="string">
            <text:p>Optical Lab Software Solution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61^&quot;;&quot;SafeNet Authentication Client (SAC)&quot;)" office:value-type="string" office:string-value="SafeNet Authentication Client (SAC)" calcext:value-type="string">
            <text:p>SafeNet Authentication Client (SAC)</text:p>
          </table:table-cell>
          <table:table-cell table:style-name="ce5" office:value-type="string" calcext:value-type="string">
            <text:p>Thales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55^&quot;;&quot;Salesforce Data Loader&quot;)" office:value-type="string" office:string-value="Salesforce Data Loader" calcext:value-type="string">
            <text:p>Salesforce Data Loader</text:p>
          </table:table-cell>
          <table:table-cell table:style-name="ce5" office:value-type="string" calcext:value-type="string">
            <text:p>Salesfor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99^&quot;;&quot;Salient Systems CompleteView&quot;)" office:value-type="string" office:string-value="Salient Systems CompleteView" calcext:value-type="string">
            <text:p>Salient Systems CompleteView</text:p>
          </table:table-cell>
          <table:table-cell table:style-name="ce5" office:value-type="string" calcext:value-type="string">
            <text:p>Salient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73^&quot;;&quot;Samsung Easy Printer Manager&quot;)" office:value-type="string" office:string-value="Samsung Easy Printer Manager" calcext:value-type="string">
            <text:p>Samsung Easy Printer Manager</text:p>
          </table:table-cell>
          <table:table-cell table:style-name="ce5" office:value-type="string" calcext:value-type="string">
            <text:p>Samsu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58^&quot;;&quot;Sandcastle Help File Builder (SHFB)&quot;)" office:value-type="string" office:string-value="Sandcastle Help File Builder (SHFB)" calcext:value-type="string">
            <text:p>Sandcastle Help File Builder (SHFB)</text:p>
          </table:table-cell>
          <table:table-cell table:style-name="ce5" office:value-type="string" calcext:value-type="string">
            <text:p>Eric Woodruff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75^&quot;;&quot;SANtricity Storage Manager&quot;)" office:value-type="string" office:string-value="SANtricity Storage Manager" calcext:value-type="string">
            <text:p>SANtricity Storage Manager</text:p>
          </table:table-cell>
          <table:table-cell table:style-name="ce5" office:value-type="string" calcext:value-type="string">
            <text:p>NetAp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59^&quot;;&quot;Sapphire Drug Library Editor&quot;)" office:value-type="string" office:string-value="Sapphire Drug Library Editor" calcext:value-type="string">
            <text:p>Sapphire Drug Library Editor</text:p>
          </table:table-cell>
          <table:table-cell table:style-name="ce5" office:value-type="string" calcext:value-type="string">
            <text:p>Eitan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23^&quot;;&quot;SAS Statistical Analysis (SAS/STAT)&quot;)" office:value-type="string" office:string-value="SAS Statistical Analysis (SAS/STAT)" calcext:value-type="string">
            <text:p>SAS Statistical Analysis (SAS/STAT)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01^&quot;;&quot;ScheduALL&quot;)" office:value-type="string" office:string-value="ScheduALL" calcext:value-type="string">
            <text:p>ScheduALL</text:p>
          </table:table-cell>
          <table:table-cell table:style-name="ce5" office:value-type="string" calcext:value-type="string">
            <text:p>Xy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23^&quot;;&quot;ScienceLogic SL1&quot;)" office:value-type="string" office:string-value="ScienceLogic SL1" calcext:value-type="string">
            <text:p>ScienceLogic SL1</text:p>
          </table:table-cell>
          <table:table-cell table:style-name="ce5" office:value-type="string" calcext:value-type="string">
            <text:p>ScienceLog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08^&quot;;&quot;SD Elements&quot;)" office:value-type="string" office:string-value="SD Elements" calcext:value-type="string">
            <text:p>SD Elements</text:p>
          </table:table-cell>
          <table:table-cell table:style-name="ce5" office:value-type="string" calcext:value-type="string">
            <text:p>Security Compa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17^&quot;;&quot;Secure Computer Remote Terminal (CRT)&quot;)" office:value-type="string" office:string-value="Secure Computer Remote Terminal (CRT)" calcext:value-type="string">
            <text:p>Secure Computer Remote Terminal (CRT)</text:p>
          </table:table-cell>
          <table:table-cell table:style-name="ce5" office:value-type="string" calcext:value-type="string">
            <text:p>VanDyke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32^&quot;;&quot;Selenium WebDriver PhantomJS cross platform&quot;)" office:value-type="string" office:string-value="Selenium WebDriver PhantomJS cross platform" calcext:value-type="string">
            <text:p>Selenium WebDriver PhantomJS cross platform</text:p>
          </table:table-cell>
          <table:table-cell table:style-name="ce5" office:value-type="string" calcext:value-type="string">
            <text:p>Eberhard Beilharz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99^&quot;;&quot;Sendsuite Tracking&quot;)" office:value-type="string" office:string-value="Sendsuite Tracking" calcext:value-type="string">
            <text:p>Sendsuite Tracking</text:p>
          </table:table-cell>
          <table:table-cell table:style-name="ce5" office:value-type="string" calcext:value-type="string">
            <text:p>Pitney Bow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68^&quot;;&quot;SendSuite Tracking Assistant (TA Plus)&quot;)" office:value-type="string" office:string-value="SendSuite Tracking Assistant (TA Plus)" calcext:value-type="string">
            <text:p>SendSuite Tracking Assistant (TA Plus)</text:p>
          </table:table-cell>
          <table:table-cell table:style-name="ce5" office:value-type="string" calcext:value-type="string">
            <text:p>Pitney Bow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70^&quot;;&quot;Sentinel Rights Management System (RMS)&quot;)" office:value-type="string" office:string-value="Sentinel Rights Management System (RMS)" calcext:value-type="string">
            <text:p>Sentinel Rights Management System (RMS)</text:p>
          </table:table-cell>
          <table:table-cell table:style-name="ce5" office:value-type="string" calcext:value-type="string">
            <text:p>Thales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49^&quot;;&quot;Serial Data Communication (SEDACOM)&quot;)" office:value-type="string" office:string-value="Serial Data Communication (SEDACOM)" calcext:value-type="string">
            <text:p>Serial Data Communication (SEDACOM)</text:p>
          </table:table-cell>
          <table:table-cell table:style-name="ce5" office:value-type="string" calcext:value-type="string">
            <text:p>Biose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72^&quot;;&quot;Server Express&quot;)" office:value-type="string" office:string-value="Server Express" calcext:value-type="string">
            <text:p>Server Express</text:p>
          </table:table-cell>
          <table:table-cell table:style-name="ce5" office:value-type="string" calcext:value-type="string">
            <text:p>Micro Foc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615^&quot;;&quot;ServiceConnect&quot;)" office:value-type="string" office:string-value="ServiceConnect" calcext:value-type="string">
            <text:p>ServiceConnect</text:p>
          </table:table-cell>
          <table:table-cell table:style-name="ce5" office:value-type="string" calcext:value-type="string">
            <text:p>Draeger Medical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980^&quot;;&quot;ShowCase&quot;)" office:value-type="string" office:string-value="ShowCase" calcext:value-type="string">
            <text:p>ShowCase</text:p>
          </table:table-cell>
          <table:table-cell table:style-name="ce5" office:value-type="string" calcext:value-type="string">
            <text:p>Trillium Technology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741^&quot;;&quot;Sidexis 4&quot;)" office:value-type="string" office:string-value="Sidexis 4" calcext:value-type="string">
            <text:p>Sidexis 4</text:p>
          </table:table-cell>
          <table:table-cell table:style-name="ce5" office:value-type="string" calcext:value-type="string">
            <text:p>Dentsply Siron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78^&quot;;&quot;SigmaStat&quot;)" office:value-type="string" office:string-value="SigmaStat" calcext:value-type="string">
            <text:p>SigmaStat</text:p>
          </table:table-cell>
          <table:table-cell table:style-name="ce5" office:value-type="string" calcext:value-type="string">
            <text:p>Inpix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35^&quot;;&quot;SigPlus&quot;)" office:value-type="string" office:string-value="SigPlus" calcext:value-type="string">
            <text:p>SigPlus</text:p>
          </table:table-cell>
          <table:table-cell table:style-name="ce5" office:value-type="string" calcext:value-type="string">
            <text:p>Topaz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57^&quot;;&quot;SigWeb&quot;)" office:value-type="string" office:string-value="SigWeb" calcext:value-type="string">
            <text:p>SigWeb</text:p>
          </table:table-cell>
          <table:table-cell table:style-name="ce5" office:value-type="string" calcext:value-type="string">
            <text:p>Topaz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89^&quot;;&quot;SimpleNeuro-linguistic Programming (SimpleNLP)&quot;)" office:value-type="string" office:string-value="SimpleNeuro-linguistic Programming (SimpleNLP)" calcext:value-type="string">
            <text:p>SimpleNeuro-linguistic Programming (SimpleNLP)</text:p>
          </table:table-cell>
          <table:table-cell table:style-name="ce5" office:value-type="string" calcext:value-type="string">
            <text:p>SimpleNL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062^&quot;;&quot;Simplenote&quot;)" office:value-type="string" office:string-value="Simplenote" calcext:value-type="string">
            <text:p>Simplenote</text:p>
          </table:table-cell>
          <table:table-cell table:style-name="ce5" office:value-type="string" calcext:value-type="string">
            <text:p>Automattic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89^&quot;;&quot;Singlewire InformaCast Advanced Notification&quot;)" office:value-type="string" office:string-value="Singlewire InformaCast Advanced Notification" calcext:value-type="string">
            <text:p>Singlewire InformaCast Advanced Notification</text:p>
          </table:table-cell>
          <table:table-cell table:style-name="ce5" office:value-type="string" calcext:value-type="string">
            <text:p>Singlewire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51^&quot;;&quot;SiteScan Services&quot;)" office:value-type="string" office:string-value="SiteScan Services" calcext:value-type="string">
            <text:p>SiteScan Services</text:p>
          </table:table-cell>
          <table:table-cell table:style-name="ce5" office:value-type="string" calcext:value-type="string">
            <text:p>Liebert/Vertiv SiteScan Servic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86^&quot;;&quot;SketchUp&quot;)" office:value-type="string" office:string-value="SketchUp" calcext:value-type="string">
            <text:p>SketchUp</text:p>
          </table:table-cell>
          <table:table-cell table:style-name="ce5" office:value-type="string" calcext:value-type="string">
            <text:p>Trimb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24^&quot;;&quot;Skull Anatomy&quot;)" office:value-type="string" office:string-value="Skull Anatomy" calcext:value-type="string">
            <text:p>Skull Anatomy</text:p>
          </table:table-cell>
          <table:table-cell table:style-name="ce5" office:value-type="string" calcext:value-type="string">
            <text:p>REMS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31^&quot;;&quot;Skull Computed Tomography (Skull-CT)&quot;)" office:value-type="string" office:string-value="Skull Computed Tomography (Skull-CT)" calcext:value-type="string">
            <text:p>Skull Computed Tomography (Skull-CT)</text:p>
          </table:table-cell>
          <table:table-cell table:style-name="ce5" office:value-type="string" calcext:value-type="string">
            <text:p>REMS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658^&quot;;&quot;Skyhigh Secure Web Gateway&quot;)" office:value-type="string" office:string-value="Skyhigh Secure Web Gateway" calcext:value-type="string">
            <text:p>Skyhigh Secure Web Gateway</text:p>
          </table:table-cell>
          <table:table-cell table:style-name="ce5" office:value-type="string" calcext:value-type="string">
            <text:p>Skyhigh Secur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23^&quot;;&quot;Slack Desktop Client&quot;)" office:value-type="string" office:string-value="Slack Desktop Client" calcext:value-type="string">
            <text:p>Slack Desktop Client</text:p>
          </table:table-cell>
          <table:table-cell table:style-name="ce5" office:value-type="string" calcext:value-type="string">
            <text:p>Slack Technologie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99^&quot;;&quot;Slate&quot;)" office:value-type="string" office:string-value="Slate" calcext:value-type="string">
            <text:p>Slate</text:p>
          </table:table-cell>
          <table:table-cell table:style-name="ce5" office:value-type="string" calcext:value-type="string">
            <text:p>Sla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68^&quot;;&quot;Slido for PowerPoint&quot;)" office:value-type="string" office:string-value="Slido for PowerPoint" calcext:value-type="string">
            <text:p>Slido for PowerPoint</text:p>
          </table:table-cell>
          <table:table-cell table:style-name="ce5" office:value-type="string" calcext:value-type="string">
            <text:p>Slid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576^&quot;;&quot;Smart Fit&quot;)" office:value-type="string" office:string-value="Smart Fit" calcext:value-type="string">
            <text:p>Smart Fit</text:p>
          </table:table-cell>
          <table:table-cell table:style-name="ce5" office:value-type="string" calcext:value-type="string">
            <text:p>GN Resoun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89^&quot;;&quot;Smart IC Realtime Surveillance System (ICRSS) Remote Client&quot;)" office:value-type="string" office:string-value="Smart IC Realtime Surveillance System (ICRSS) Remote Client" calcext:value-type="string">
            <text:p>Smart IC Realtime Surveillance System (ICRSS) Remote Client</text:p>
          </table:table-cell>
          <table:table-cell table:style-name="ce5" office:value-type="string" calcext:value-type="string">
            <text:p>IC Realtime, LL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42^&quot;;&quot;SMART Ink&quot;)" office:value-type="string" office:string-value="SMART Ink" calcext:value-type="string">
            <text:p>SMART Ink</text:p>
          </table:table-cell>
          <table:table-cell table:style-name="ce5" office:value-type="string" calcext:value-type="string">
            <text:p>SMAR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22^&quot;;&quot;Smart Light Emitting Diode (LED) Manager Pro&quot;)" office:value-type="string" office:string-value="Smart Light Emitting Diode (LED) Manager Pro" calcext:value-type="string">
            <text:p>Smart Light Emitting Diode (LED) Manager Pro</text:p>
          </table:table-cell>
          <table:table-cell table:style-name="ce5" office:value-type="string" calcext:value-type="string">
            <text:p>ThinkSign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39^&quot;;&quot;SMART Meeting Pro&quot;)" office:value-type="string" office:string-value="SMART Meeting Pro" calcext:value-type="string">
            <text:p>SMART Meeting Pro</text:p>
          </table:table-cell>
          <table:table-cell table:style-name="ce5" office:value-type="string" calcext:value-type="string">
            <text:p>SMAR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37^&quot;;&quot;SMART Notebook&quot;)" office:value-type="string" office:string-value="SMART Notebook" calcext:value-type="string">
            <text:p>SMART Notebook</text:p>
          </table:table-cell>
          <table:table-cell table:style-name="ce5" office:value-type="string" calcext:value-type="string">
            <text:p>SMART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06^&quot;;&quot;SmartCOMM&quot;)" office:value-type="string" office:string-value="SmartCOMM" calcext:value-type="string">
            <text:p>SmartCOMM</text:p>
          </table:table-cell>
          <table:table-cell table:style-name="ce5" office:value-type="string" calcext:value-type="string">
            <text:p>Smart Communica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58^&quot;;&quot;SmartSync Pro&quot;)" office:value-type="string" office:string-value="SmartSync Pro" calcext:value-type="string">
            <text:p>SmartSync Pro</text:p>
          </table:table-cell>
          <table:table-cell table:style-name="ce5" office:value-type="string" calcext:value-type="string">
            <text:p>SmartSync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71^&quot;;&quot;Smile Health Data Fabric (Smile HDF)&quot;)" office:value-type="string" office:string-value="Smile Health Data Fabric (Smile HDF)" calcext:value-type="string">
            <text:p>Smile Health Data Fabric (Smile HDF)</text:p>
          </table:table-cell>
          <table:table-cell table:style-name="ce5" office:value-type="string" calcext:value-type="string">
            <text:p>Smile Digital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05^&quot;;&quot;SNAP XMP Desktop&quot;)" office:value-type="string" office:string-value="SNAP XMP Desktop" calcext:value-type="string">
            <text:p>SNAP XMP Desktop</text:p>
          </table:table-cell>
          <table:table-cell table:style-name="ce5" office:value-type="string" calcext:value-type="string">
            <text:p>Snap Survey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97^&quot;;&quot;SnapComms&quot;)" office:value-type="string" office:string-value="SnapComms" calcext:value-type="string">
            <text:p>SnapComms</text:p>
          </table:table-cell>
          <table:table-cell table:style-name="ce5" office:value-type="string" calcext:value-type="string">
            <text:p>SnapCom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76^&quot;;&quot;Snare Agent&quot;)" office:value-type="string" office:string-value="Snare Agent" calcext:value-type="string">
            <text:p>Snare Agent</text:p>
          </table:table-cell>
          <table:table-cell table:style-name="ce5" office:value-type="string" calcext:value-type="string">
            <text:p>InterSect Alli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60^&quot;;&quot;Snipe-IT&quot;)" office:value-type="string" office:string-value="Snipe-IT" calcext:value-type="string">
            <text:p>Snipe-IT</text:p>
          </table:table-cell>
          <table:table-cell table:style-name="ce5" office:value-type="string" calcext:value-type="string">
            <text:p>Grokabil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44^&quot;;&quot;Softtech Health Document Management System (DMS)&quot;)" office:value-type="string" office:string-value="Softtech Health Document Management System (DMS)" calcext:value-type="string">
            <text:p>Softtech Health Document Management System (DMS)</text:p>
          </table:table-cell>
          <table:table-cell table:style-name="ce5" office:value-type="string" calcext:value-type="string">
            <text:p>SoftTech Heal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97^&quot;;&quot;Solar Technology Command Center&quot;)" office:value-type="string" office:string-value="Solar Technology Command Center" calcext:value-type="string">
            <text:p>Solar Technology Command Center</text:p>
          </table:table-cell>
          <table:table-cell table:style-name="ce5" office:value-type="string" calcext:value-type="string">
            <text:p>Solar 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76^&quot;;&quot;SolarWinds Database Performance Analyzer&quot;)" office:value-type="string" office:string-value="SolarWinds Database Performance Analyzer" calcext:value-type="string">
            <text:p>SolarWinds Database Performance Analyze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83^&quot;;&quot;SolarWinds Engineers Toolset (ETS)&quot;)" office:value-type="string" office:string-value="SolarWinds Engineers Toolset (ETS)" calcext:value-type="string">
            <text:p>SolarWinds Engineers Toolset (ETS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19^&quot;;&quot;Solarwinds Enterprise Operation Console (EOC)&quot;)" office:value-type="string" office:string-value="Solarwinds Enterprise Operation Console (EOC)" calcext:value-type="string">
            <text:p>Solarwinds Enterprise Operation Console (EOC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55^&quot;;&quot;Solarwinds Internet Protocol (IP) Monitor&quot;)" office:value-type="string" office:string-value="Solarwinds Internet Protocol (IP) Monitor" calcext:value-type="string">
            <text:p>Solarwinds Internet Protocol (IP) Monito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82^&quot;;&quot;SolarWinds IP Address Tracker&quot;)" office:value-type="string" office:string-value="SolarWinds IP Address Tracker" calcext:value-type="string">
            <text:p>SolarWinds IP Address Tracke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91^&quot;;&quot;SolarWinds License Manager&quot;)" office:value-type="string" office:string-value="SolarWinds License Manager" calcext:value-type="string">
            <text:p>SolarWinds License Manage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95^&quot;;&quot;SolarWinds NetFlow Traffic Analyzer (NTA)&quot;)" office:value-type="string" office:string-value="SolarWinds NetFlow Traffic Analyzer (NTA)" calcext:value-type="string">
            <text:p>SolarWinds NetFlow Traffic Analyzer (NTA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91^&quot;;&quot;SolarWinds Network Configuration Manager&quot;)" office:value-type="string" office:string-value="SolarWinds Network Configuration Manager" calcext:value-type="string">
            <text:p>SolarWinds Network Configuration Manage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84^&quot;;&quot;Solarwinds Network Performance Monitor&quot;)" office:value-type="string" office:string-value="Solarwinds Network Performance Monitor" calcext:value-type="string">
            <text:p>Solarwinds Network Performance Monito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72^&quot;;&quot;SolarWinds Patch Manager&quot;)" office:value-type="string" office:string-value="SolarWinds Patch Manager" calcext:value-type="string">
            <text:p>SolarWinds Patch Manage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52^&quot;;&quot;SolarWinds Recommendations&quot;)" office:value-type="string" office:string-value="SolarWinds Recommendations" calcext:value-type="string">
            <text:p>SolarWinds Recommendations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195^&quot;;&quot;SolarWinds Server and Application Monitor (SAM)&quot;)" office:value-type="string" office:string-value="SolarWinds Server and Application Monitor (SAM)" calcext:value-type="string">
            <text:p>SolarWinds Server and Application Monitor (SAM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6139^&quot;;&quot;SolarWinds Simple Network Management Protocol (SNMP) Enabler for Windows&quot;)" office:value-type="string" office:string-value="SolarWinds Simple Network Management Protocol (SNMP) Enabler for Windows" calcext:value-type="string">
            <text:p>SolarWinds Simple Network Management Protocol (SNMP) Enabler for Windows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91^&quot;;&quot;SolarWinds Storage Resource Monitor (SRM)&quot;)" office:value-type="string" office:string-value="SolarWinds Storage Resource Monitor (SRM)" calcext:value-type="string">
            <text:p>SolarWinds Storage Resource Monitor (SRM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88^&quot;;&quot;SolarWinds User Device Tracker (UDT)&quot;)" office:value-type="string" office:string-value="SolarWinds User Device Tracker (UDT)" calcext:value-type="string">
            <text:p>SolarWinds User Device Tracker (UDT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396^&quot;;&quot;SolarWinds Voice over Internet Protocol (VoIP) and Network Quality Manager&quot;)" office:value-type="string" office:string-value="SolarWinds Voice over Internet Protocol (VoIP) and Network Quality Manager" calcext:value-type="string">
            <text:p>SolarWinds Voice over Internet Protocol (VoIP) and Network Quality Manage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53^&quot;;&quot;SolarWinds Web Help Desk (WHD)&quot;)" office:value-type="string" office:string-value="SolarWinds Web Help Desk (WHD)" calcext:value-type="string">
            <text:p>SolarWinds Web Help Desk (WHD)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69^&quot;;&quot;SolarWinds Web Performance Monitor&quot;)" office:value-type="string" office:string-value="SolarWinds Web Performance Monitor" calcext:value-type="string">
            <text:p>SolarWinds Web Performance Monitor</text:p>
          </table:table-cell>
          <table:table-cell table:style-name="ce5" office:value-type="string" calcext:value-type="string">
            <text:p>SolarWind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73^&quot;;&quot;SolidWorks File Utilities&quot;)" office:value-type="string" office:string-value="SolidWorks File Utilities" calcext:value-type="string">
            <text:p>SolidWorks File Utilities</text:p>
          </table:table-cell>
          <table:table-cell table:style-name="ce5" office:value-type="string" calcext:value-type="string">
            <text:p>Dassault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40^&quot;;&quot;SolidWorks Three-Dimensional (3D) Computer-Aided Design (CAD)&quot;)" office:value-type="string" office:string-value="SolidWorks Three-Dimensional (3D) Computer-Aided Design (CAD)" calcext:value-type="string">
            <text:p>SolidWorks Three-Dimensional (3D) Computer-Aided Design (CAD)</text:p>
          </table:table-cell>
          <table:table-cell table:style-name="ce5" office:value-type="string" calcext:value-type="string">
            <text:p>Dassault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80^&quot;;&quot;Solstice&quot;)" office:value-type="string" office:string-value="Solstice" calcext:value-type="string">
            <text:p>Solstice</text:p>
          </table:table-cell>
          <table:table-cell table:style-name="ce5" office:value-type="string" calcext:value-type="string">
            <text:p>Mersive Technologie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61^&quot;;&quot;Somnoware&quot;)" office:value-type="string" office:string-value="Somnoware" calcext:value-type="string">
            <text:p>Somnoware</text:p>
          </table:table-cell>
          <table:table-cell table:style-name="ce5" office:value-type="string" calcext:value-type="string">
            <text:p>Somno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38^&quot;;&quot;Somnoware Device Interface (SDI)&quot;)" office:value-type="string" office:string-value="Somnoware Device Interface (SDI)" calcext:value-type="string">
            <text:p>Somnoware Device Interface (SDI)</text:p>
          </table:table-cell>
          <table:table-cell table:style-name="ce5" office:value-type="string" calcext:value-type="string">
            <text:p>Crystal Clear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11^&quot;;&quot;Sonatype Nexus Repository&quot;)" office:value-type="string" office:string-value="Sonatype Nexus Repository" calcext:value-type="string">
            <text:p>Sonatype Nexus Repository</text:p>
          </table:table-cell>
          <table:table-cell table:style-name="ce5" office:value-type="string" calcext:value-type="string">
            <text:p>SonaTy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07^&quot;;&quot;SonoSim Ultrasound Training Solution&quot;)" office:value-type="string" office:string-value="SonoSim Ultrasound Training Solution" calcext:value-type="string">
            <text:p>SonoSim Ultrasound Training Solution</text:p>
          </table:table-cell>
          <table:table-cell table:style-name="ce5" office:value-type="string" calcext:value-type="string">
            <text:p>SonoSi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26^&quot;;&quot;Sorenson ntouch Desktop&quot;)" office:value-type="string" office:string-value="Sorenson ntouch Desktop" calcext:value-type="string">
            <text:p>Sorenson ntouch Desktop</text:p>
          </table:table-cell>
          <table:table-cell table:style-name="ce5" office:value-type="string" calcext:value-type="string">
            <text:p>Sorenson Communication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17^&quot;;&quot;SortSite&quot;)" office:value-type="string" office:string-value="SortSite" calcext:value-type="string">
            <text:p>SortSite</text:p>
          </table:table-cell>
          <table:table-cell table:style-name="ce5" office:value-type="string" calcext:value-type="string">
            <text:p>PowerMapp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64^&quot;;&quot;SOTI MobiControl&quot;)" office:value-type="string" office:string-value="SOTI MobiControl" calcext:value-type="string">
            <text:p>SOTI MobiControl</text:p>
          </table:table-cell>
          <table:table-cell table:style-name="ce5" office:value-type="string" calcext:value-type="string">
            <text:p>SOT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24^&quot;;&quot;Sparx Systems Enterprise Architect&quot;)" office:value-type="string" office:string-value="Sparx Systems Enterprise Architect" calcext:value-type="string">
            <text:p>Sparx Systems Enterprise Architect</text:p>
          </table:table-cell>
          <table:table-cell table:style-name="ce5" office:value-type="string" calcext:value-type="string">
            <text:p>Sparx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20^&quot;;&quot;SpeechExec Pro&quot;)" office:value-type="string" office:string-value="SpeechExec Pro" calcext:value-type="string">
            <text:p>SpeechExec Pro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28^&quot;;&quot;Spee-Dee Ship&quot;)" office:value-type="string" office:string-value="Spee-Dee Ship" calcext:value-type="string">
            <text:p>Spee-Dee Ship</text:p>
          </table:table-cell>
          <table:table-cell table:style-name="ce5" office:value-type="string" calcext:value-type="string">
            <text:p>Spee-Dee Delive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52^&quot;;&quot;Splunk Enterprise Security&quot;)" office:value-type="string" office:string-value="Splunk Enterprise Security" calcext:value-type="string">
            <text:p>Splunk Enterprise Security</text:p>
          </table:table-cell>
          <table:table-cell table:style-name="ce5" office:value-type="string" calcext:value-type="string">
            <text:p>Splun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18^&quot;;&quot;Splunk Information Technology Service Intelligence (ITSI)&quot;)" office:value-type="string" office:string-value="Splunk Information Technology Service Intelligence (ITSI)" calcext:value-type="string">
            <text:p>Splunk Information Technology Service Intelligence (ITSI)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86^&quot;;&quot;Splunk Universal Forwarder&quot;)" office:value-type="string" office:string-value="Splunk Universal Forwarder" calcext:value-type="string">
            <text:p>Splunk Universal Forwarder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08^&quot;;&quot;Spring Boot&quot;)" office:value-type="string" office:string-value="Spring Boot" calcext:value-type="string">
            <text:p>Spring Boot</text:p>
          </table:table-cell>
          <table:table-cell table:style-name="ce5" office:value-type="string" calcext:value-type="string">
            <text:p>VMware Tanzu Lab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06^&quot;;&quot;SQLite&quot;)" office:value-type="string" office:string-value="SQLite" calcext:value-type="string">
            <text:p>SQLite</text:p>
          </table:table-cell>
          <table:table-cell table:style-name="ce5" office:value-type="string" calcext:value-type="string">
            <text:p>SQLit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84^&quot;;&quot;St. George`s Respiratory Questionnaire (SGRQ)&quot;)" office:value-type="string" office:string-value="St. George`s Respiratory Questionnaire (SGRQ)" calcext:value-type="string">
            <text:p>St. George`s Respiratory Questionnaire (SGRQ)</text:p>
          </table:table-cell>
          <table:table-cell table:style-name="ce5" office:value-type="string" calcext:value-type="string">
            <text:p>SGRQ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984^&quot;;&quot;Stamps.com&quot;)" office:value-type="string" office:string-value="Stamps.com" calcext:value-type="string">
            <text:p>Stamps.com</text:p>
          </table:table-cell>
          <table:table-cell table:style-name="ce5" office:value-type="string" calcext:value-type="string">
            <text:p>Stamps.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29^&quot;;&quot;Statistical Analysis System (SAS) Cost and Profitability Management&quot;)" office:value-type="string" office:string-value="Statistical Analysis System (SAS) Cost and Profitability Management" calcext:value-type="string">
            <text:p>Statistical Analysis System (SAS) Cost and Profitability Management</text:p>
          </table:table-cell>
          <table:table-cell table:style-name="ce5" office:value-type="string" calcext:value-type="string">
            <text:p>S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39^&quot;;&quot;SteelCentral Net Infrastructure Management (NetIM)&quot;)" office:value-type="string" office:string-value="SteelCentral Net Infrastructure Management (NetIM)" calcext:value-type="string">
            <text:p>SteelCentral Net Infrastructure Management (NetIM)</text:p>
          </table:table-cell>
          <table:table-cell table:style-name="ce5" office:value-type="string" calcext:value-type="string">
            <text:p>Riverb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63^&quot;;&quot;SteelCentral NetPlanner&quot;)" office:value-type="string" office:string-value="SteelCentral NetPlanner" calcext:value-type="string">
            <text:p>SteelCentral NetPlanner</text:p>
          </table:table-cell>
          <table:table-cell table:style-name="ce5" office:value-type="string" calcext:value-type="string">
            <text:p>Riverbe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85^&quot;;&quot;Stellar Repair for Outlook&quot;)" office:value-type="string" office:string-value="Stellar Repair for Outlook" calcext:value-type="string">
            <text:p>Stellar Repair for Outlook</text:p>
          </table:table-cell>
          <table:table-cell table:style-name="ce5" office:value-type="string" calcext:value-type="string">
            <text:p>Stella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49^&quot;;&quot;Streem&quot;)" office:value-type="string" office:string-value="Streem" calcext:value-type="string">
            <text:p>Streem</text:p>
          </table:table-cell>
          <table:table-cell table:style-name="ce5" office:value-type="string" calcext:value-type="string">
            <text:p>Cle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21^&quot;;&quot;Streem Print&quot;)" office:value-type="string" office:string-value="Streem Print" calcext:value-type="string">
            <text:p>Streem Print</text:p>
          </table:table-cell>
          <table:table-cell table:style-name="ce5" office:value-type="string" calcext:value-type="string">
            <text:p>Cle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69^&quot;;&quot;Strength Deployment Inventory (SDI) Platform&quot;)" office:value-type="string" office:string-value="Strength Deployment Inventory (SDI) Platform" calcext:value-type="string">
            <text:p>Strength Deployment Inventory (SDI) Platform</text:p>
          </table:table-cell>
          <table:table-cell table:style-name="ce5" office:value-type="string" calcext:value-type="string">
            <text:p>Crucial Learn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40^&quot;;&quot;Structured Query Language (SQL) Diagnostic Manager&quot;)" office:value-type="string" office:string-value="Structured Query Language (SQL) Diagnostic Manager" calcext:value-type="string">
            <text:p>Structured Query Language (SQL) Diagnostic Manager</text:p>
          </table:table-cell>
          <table:table-cell table:style-name="ce5" office:value-type="string" calcext:value-type="string">
            <text:p>Ide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37^&quot;;&quot;Structured Query Language (SQL) Doctor&quot;)" office:value-type="string" office:string-value="Structured Query Language (SQL) Doctor" calcext:value-type="string">
            <text:p>Structured Query Language (SQL) Doctor</text:p>
          </table:table-cell>
          <table:table-cell table:style-name="ce5" office:value-type="string" calcext:value-type="string">
            <text:p>Ide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33^&quot;;&quot;Structured Query Language (SQL) Optimizer for Oracle&quot;)" office:value-type="string" office:string-value="Structured Query Language (SQL) Optimizer for Oracle" calcext:value-type="string">
            <text:p>Structured Query Language (SQL) Optimizer for Oracle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365^&quot;;&quot;Structured Query Language (SQL) Server Integration Services (SSIS) Projects 2022&quot;)" office:value-type="string" office:string-value="Structured Query Language (SQL) Server Integration Services (SSIS) Projects 2022" calcext:value-type="string">
            <text:p>Structured Query Language (SQL) Server Integration Services (SSIS) Projects 2022</text:p>
          </table:table-cell>
          <table:table-cell table:style-name="ce5" office:value-type="string" calcext:value-type="string">
            <text:p>Visual Studi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20^&quot;;&quot;Structured Query Language (SQL) Server Powershell Module&quot;)" office:value-type="string" office:string-value="Structured Query Language (SQL) Server Powershell Module" calcext:value-type="string">
            <text:p>Structured Query Language (SQL) Server Powershell Module</text:p>
          </table:table-cell>
          <table:table-cell table:style-name="ce5" office:value-type="string" calcext:value-type="string">
            <text:p>PowerShell Galler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91^&quot;;&quot;SuitePoint! Point-of-Sale&quot;)" office:value-type="string" office:string-value="SuitePoint! Point-of-Sale" calcext:value-type="string">
            <text:p>SuitePoint! Point-of-Sale</text:p>
          </table:table-cell>
          <table:table-cell table:style-name="ce5" office:value-type="string" calcext:value-type="string">
            <text:p>Computri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715^&quot;;&quot;Sun Nuclear Corporation (SNC) Patient Software&quot;)" office:value-type="string" office:string-value="Sun Nuclear Corporation (SNC) Patient Software" calcext:value-type="string">
            <text:p>Sun Nuclear Corporation (SNC) Patient Software</text:p>
          </table:table-cell>
          <table:table-cell table:style-name="ce5" office:value-type="string" calcext:value-type="string">
            <text:p>Sun Nuclear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77^&quot;;&quot;SuperSign Content Management Software (CMS)&quot;)" office:value-type="string" office:string-value="SuperSign Content Management Software (CMS)" calcext:value-type="string">
            <text:p>SuperSign Content Management Software (CMS)</text:p>
          </table:table-cell>
          <table:table-cell table:style-name="ce5" office:value-type="string" calcext:value-type="string">
            <text:p>L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99^&quot;;&quot;Surveillance, Epidemiology, and End Results (SEER) Stat&quot;)" office:value-type="string" office:string-value="Surveillance, Epidemiology, and End Results (SEER) Stat" calcext:value-type="string">
            <text:p>Surveillance, Epidemiology, and End Results (SEER) Stat</text:p>
          </table:table-cell>
          <table:table-cell table:style-name="ce5" office:value-type="string" calcext:value-type="string">
            <text:p>NC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46^&quot;;&quot;Survey of Pain Attitudes (SOPA)&quot;)" office:value-type="string" office:string-value="Survey of Pain Attitudes (SOPA)" calcext:value-type="string">
            <text:p>Survey of Pain Attitudes (SOPA)</text:p>
          </table:table-cell>
          <table:table-cell table:style-name="ce5" office:value-type="string" calcext:value-type="string">
            <text:p>PAR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94^&quot;;&quot;Sustainable Planner&quot;)" office:value-type="string" office:string-value="Sustainable Planner" calcext:value-type="string">
            <text:p>Sustainable Planner</text:p>
          </table:table-cell>
          <table:table-cell table:style-name="ce5" office:value-type="string" calcext:value-type="string">
            <text:p>Infiniteblu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49^&quot;;&quot;Swagger Editor&quot;)" office:value-type="string" office:string-value="Swagger Editor" calcext:value-type="string">
            <text:p>Swagger Editor</text:p>
          </table:table-cell>
          <table:table-cell table:style-name="ce5" office:value-type="string" calcext:value-type="string">
            <text:p>SmartBear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50^&quot;;&quot;Switch Sound File Converter&quot;)" office:value-type="string" office:string-value="Switch Sound File Converter" calcext:value-type="string">
            <text:p>Switch Sound File Converter</text:p>
          </table:table-cell>
          <table:table-cell table:style-name="ce5" office:value-type="string" calcext:value-type="string">
            <text:p>NCH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80^&quot;;&quot;Symplr Provider (sProvider) On Premise&quot;)" office:value-type="string" office:string-value="Symplr Provider (sProvider) On Premise" calcext:value-type="string">
            <text:p>Symplr Provider (sProvider) On Premise</text:p>
          </table:table-cell>
          <table:table-cell table:style-name="ce5" office:value-type="string" calcext:value-type="string">
            <text:p>sympl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492^&quot;;&quot;SyncBackSE&quot;)" office:value-type="string" office:string-value="SyncBackSE" calcext:value-type="string">
            <text:p>SyncBackSE</text:p>
          </table:table-cell>
          <table:table-cell table:style-name="ce5" office:value-type="string" calcext:value-type="string">
            <text:p>2BrightSpark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98^&quot;;&quot;Synkronizer&quot;)" office:value-type="string" office:string-value="Synkronizer" calcext:value-type="string">
            <text:p>Synkronizer</text:p>
          </table:table-cell>
          <table:table-cell table:style-name="ce5" office:value-type="string" calcext:value-type="string">
            <text:p>XL Consulting Gmb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90^&quot;;&quot;Syntelate XA&quot;)" office:value-type="string" office:string-value="Syntelate XA" calcext:value-type="string">
            <text:p>Syntelate XA</text:p>
          </table:table-cell>
          <table:table-cell table:style-name="ce5" office:value-type="string" calcext:value-type="string">
            <text:p>Inisof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88^&quot;;&quot;Syslog Viewer (Monkey)&quot;)" office:value-type="string" office:string-value="Syslog Viewer (Monkey)" calcext:value-type="string">
            <text:p>Syslog Viewer (Monkey)</text:p>
          </table:table-cell>
          <table:table-cell table:style-name="ce5" office:value-type="string" calcext:value-type="string">
            <text:p>AudioCod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09^&quot;;&quot;System Galaxy&quot;)" office:value-type="string" office:string-value="System Galaxy" calcext:value-type="string">
            <text:p>System Galaxy</text:p>
          </table:table-cell>
          <table:table-cell table:style-name="ce5" office:value-type="string" calcext:value-type="string">
            <text:p>Galaxy Control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044^&quot;;&quot;t:connect Uploader&quot;)" office:value-type="string" office:string-value="t:connect Uploader" calcext:value-type="string">
            <text:p>t:connect Uploader</text:p>
          </table:table-cell>
          <table:table-cell table:style-name="ce5" office:value-type="string" calcext:value-type="string">
            <text:p>Tandem Diabetes Ca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36^&quot;;&quot;Tableau Desktop&quot;)" office:value-type="string" office:string-value="Tableau Desktop" calcext:value-type="string">
            <text:p>Tableau Desktop</text:p>
          </table:table-cell>
          <table:table-cell table:style-name="ce5" office:value-type="string" calcext:value-type="string">
            <text:p>Tableau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46^&quot;;&quot;Tabular Editor&quot;)" office:value-type="string" office:string-value="Tabular Editor" calcext:value-type="string">
            <text:p>Tabular Editor</text:p>
          </table:table-cell>
          <table:table-cell table:style-name="ce5" office:value-type="string" calcext:value-type="string">
            <text:p>Kapacity Business Analyt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305^&quot;;&quot;Tachyon&quot;)" office:value-type="string" office:string-value="Tachyon" calcext:value-type="string">
            <text:p>Tachyon</text:p>
          </table:table-cell>
          <table:table-cell table:style-name="ce5" office:value-type="string" calcext:value-type="string">
            <text:p>1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29^&quot;;&quot;Talend Data Catalog (TDC)&quot;)" office:value-type="string" office:string-value="Talend Data Catalog (TDC)" calcext:value-type="string">
            <text:p>Talend Data Catalog (TDC)</text:p>
          </table:table-cell>
          <table:table-cell table:style-name="ce5" office:value-type="string" calcext:value-type="string">
            <text:p>Ql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66^&quot;;&quot;Talend Data Fabric&quot;)" office:value-type="string" office:string-value="Talend Data Fabric" calcext:value-type="string">
            <text:p>Talend Data Fabric</text:p>
          </table:table-cell>
          <table:table-cell table:style-name="ce5" office:value-type="string" calcext:value-type="string">
            <text:p>QlikTec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802^&quot;;&quot;Talend Data Management Platform&quot;)" office:value-type="string" office:string-value="Talend Data Management Platform" calcext:value-type="string">
            <text:p>Talend Data Management Platform</text:p>
          </table:table-cell>
          <table:table-cell table:style-name="ce5" office:value-type="string" calcext:value-type="string">
            <text:p>Talen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53^&quot;;&quot;Talend Open Studio for Big Data&quot;)" office:value-type="string" office:string-value="Talend Open Studio for Big Data" calcext:value-type="string">
            <text:p>Talend Open Studio for Big Data</text:p>
          </table:table-cell>
          <table:table-cell table:style-name="ce5" office:value-type="string" calcext:value-type="string">
            <text:p>Talend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02^&quot;;&quot;Talon Desktop Client&quot;)" office:value-type="string" office:string-value="Talon Desktop Client" calcext:value-type="string">
            <text:p>Talon Desktop Client</text:p>
          </table:table-cell>
          <table:table-cell table:style-name="ce5" office:value-type="string" calcext:value-type="string">
            <text:p>Core Securit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99^&quot;;&quot;Tango Reserve Data Management Utility (DMU)&quot;)" office:value-type="string" office:string-value="Tango Reserve Data Management Utility (DMU)" calcext:value-type="string">
            <text:p>Tango Reserve Data Management Utility (DMU)</text:p>
          </table:table-cell>
          <table:table-cell table:style-name="ce5" office:value-type="string" calcext:value-type="string">
            <text:p>Tang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75^&quot;;&quot;Taylor Signature Capture Application (SCA)&quot;)" office:value-type="string" office:string-value="Taylor Signature Capture Application (SCA)" calcext:value-type="string">
            <text:p>Taylor Signature Capture Application (SCA)</text:p>
          </table:table-cell>
          <table:table-cell table:style-name="ce5" office:value-type="string" calcext:value-type="string">
            <text:p>Taylor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59^&quot;;&quot;TeamMate Analytics&quot;)" office:value-type="string" office:string-value="TeamMate Analytics" calcext:value-type="string">
            <text:p>TeamMate Analytics</text:p>
          </table:table-cell>
          <table:table-cell table:style-name="ce5" office:value-type="string" calcext:value-type="string">
            <text:p>Wolters Kluwer Financial Servic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88^&quot;;&quot;TeamMate Audit Management System&quot;)" office:value-type="string" office:string-value="TeamMate Audit Management System" calcext:value-type="string">
            <text:p>TeamMate Audit Management System</text:p>
          </table:table-cell>
          <table:table-cell table:style-name="ce5" office:value-type="string" calcext:value-type="string">
            <text:p>Wolters Kluwer Financial Servic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06^&quot;;&quot;TEG Manager&quot;)" office:value-type="string" office:string-value="TEG Manager" calcext:value-type="string">
            <text:p>TEG Manager</text:p>
          </table:table-cell>
          <table:table-cell table:style-name="ce5" office:value-type="string" calcext:value-type="string">
            <text:p>Haemonetics Corpor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54^&quot;;&quot;TeleForm&quot;)" office:value-type="string" office:string-value="TeleForm" calcext:value-type="string">
            <text:p>TeleForm</text:p>
          </table:table-cell>
          <table:table-cell table:style-name="ce5" office:value-type="string" calcext:value-type="string">
            <text:p>OpenTex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05^&quot;;&quot;Telemate Predictive Unified Communications (UC) Analytics&quot;)" office:value-type="string" office:string-value="Telemate Predictive Unified Communications (UC) Analytics" calcext:value-type="string">
            <text:p>Telemate Predictive Unified Communications (UC) Analytics</text:p>
          </table:table-cell>
          <table:table-cell table:style-name="ce5" office:value-type="string" calcext:value-type="string">
            <text:p>TeleMate.Net Software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5713^&quot;;&quot;Telerik User Interface (UI) for Active Server Page (ASP).NET Model-View-Controller (MVC)&quot;)" office:value-type="string" office:string-value="Telerik User Interface (UI) for Active Server Page (ASP).NET Model-View-Controller (MVC)" calcext:value-type="string">
            <text:p>Telerik User Interface (UI) for Active Server Page (ASP).NET Model-View-Controller (MVC)</text:p>
          </table:table-cell>
          <table:table-cell table:style-name="ce5" office:value-type="string" calcext:value-type="string">
            <text:p>Telerik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8040^&quot;;&quot;Telerik User Interface (UI) for Active Server Pages (ASP) .NET Asynchronous JavaScript and Extensible Markup Language (AJAX)&quot;)" office:value-type="string" office:string-value="Telerik User Interface (UI) for Active Server Pages (ASP) .NET Asynchronous JavaScript and Extensible Markup Language (AJAX)" calcext:value-type="string">
            <text:p>Telerik User Interface (UI) for Active Server Pages (ASP) .NET Asynchronous JavaScript and Extensible Markup Language (AJAX)</text:p>
          </table:table-cell>
          <table:table-cell table:style-name="ce5" office:value-type="string" calcext:value-type="string">
            <text:p>Teleri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25^&quot;;&quot;Telestream Aurora&quot;)" office:value-type="string" office:string-value="Telestream Aurora" calcext:value-type="string">
            <text:p>Telestream Aurora</text:p>
          </table:table-cell>
          <table:table-cell table:style-name="ce5" office:value-type="string" calcext:value-type="string">
            <text:p>Telestrea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54^&quot;;&quot;TensorFlow&quot;)" office:value-type="string" office:string-value="TensorFlow" calcext:value-type="string">
            <text:p>TensorFlow</text:p>
          </table:table-cell>
          <table:table-cell table:style-name="ce5" office:value-type="string" calcext:value-type="string">
            <text:p>Goog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55^&quot;;&quot;TextExpander&quot;)" office:value-type="string" office:string-value="TextExpander" calcext:value-type="string">
            <text:p>TextExpander</text:p>
          </table:table-cell>
          <table:table-cell table:style-name="ce5" office:value-type="string" calcext:value-type="string">
            <text:p>SmileOnMyMac, LLC dba TextExpand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08^&quot;;&quot;Thermo Fisher Oncomine Reporter (OKR)&quot;)" office:value-type="string" office:string-value="Thermo Fisher Oncomine Reporter (OKR)" calcext:value-type="string">
            <text:p>Thermo Fisher Oncomine Reporter (OKR)</text:p>
          </table:table-cell>
          <table:table-cell table:style-name="ce5" office:value-type="string" calcext:value-type="string">
            <text:p>Thermo Fisher Scientif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38^&quot;;&quot;TIBCO Data Science Operations&quot;)" office:value-type="string" office:string-value="TIBCO Data Science Operations" calcext:value-type="string">
            <text:p>TIBCO Data Science Operations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17^&quot;;&quot;TIBCO Omni-Gen Data Quality (DQ)&quot;)" office:value-type="string" office:string-value="TIBCO Omni-Gen Data Quality (DQ)" calcext:value-type="string">
            <text:p>TIBCO Omni-Gen Data Quality (DQ)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24^&quot;;&quot;TIBCO Omni-HealthData&quot;)" office:value-type="string" office:string-value="TIBCO Omni-HealthData" calcext:value-type="string">
            <text:p>TIBCO Omni-HealthData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40^&quot;;&quot;TIBCO Omni-HealthData Business Release&quot;)" office:value-type="string" office:string-value="TIBCO Omni-HealthData Business Release" calcext:value-type="string">
            <text:p>TIBCO Omni-HealthData Business Release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41^&quot;;&quot;TIBCO Spotfire Advanced Data Services&quot;)" office:value-type="string" office:string-value="TIBCO Spotfire Advanced Data Services" calcext:value-type="string">
            <text:p>TIBCO Spotfire Advanced Data Services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42^&quot;;&quot;TIBCO Spotfire Server&quot;)" office:value-type="string" office:string-value="TIBCO Spotfire Server" calcext:value-type="string">
            <text:p>TIBCO Spotfire Server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99^&quot;;&quot;TIBCO Statistica&quot;)" office:value-type="string" office:string-value="TIBCO Statistica" calcext:value-type="string">
            <text:p>TIBCO Statistica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94^&quot;;&quot;TIBCO Team Studio&quot;)" office:value-type="string" office:string-value="TIBCO Team Studio" calcext:value-type="string">
            <text:p>TIBCO Team Studio</text:p>
          </table:table-cell>
          <table:table-cell table:style-name="ce5" office:value-type="string" calcext:value-type="string">
            <text:p>TIB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715^&quot;;&quot;Tick@Lab&quot;)" office:value-type="string" office:string-value="Tick@Lab" calcext:value-type="string">
            <text:p>Tick@Lab</text:p>
          </table:table-cell>
          <table:table-cell table:style-name="ce5" office:value-type="string" calcext:value-type="string">
            <text:p>a-tune software A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26^&quot;;&quot;TiddlyWiki&quot;)" office:value-type="string" office:string-value="TiddlyWiki" calcext:value-type="string">
            <text:p>TiddlyWiki</text:p>
          </table:table-cell>
          <table:table-cell table:style-name="ce5" office:value-type="string" calcext:value-type="string">
            <text:p>TiddlyWik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24^&quot;;&quot;Tiger Software Suite 8&quot;)" office:value-type="string" office:string-value="Tiger Software Suite 8" calcext:value-type="string">
            <text:p>Tiger Software Suite 8</text:p>
          </table:table-cell>
          <table:table-cell table:style-name="ce5" office:value-type="string" calcext:value-type="string">
            <text:p>ViewPlu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561^&quot;;&quot;TigerConnect&quot;)" office:value-type="string" office:string-value="TigerConnect" calcext:value-type="string">
            <text:p>TigerConnect</text:p>
          </table:table-cell>
          <table:table-cell table:style-name="ce5" office:value-type="string" calcext:value-type="string">
            <text:p>Tiger Connec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15^&quot;;&quot;TimeClock Plus Web Edition&quot;)" office:value-type="string" office:string-value="TimeClock Plus Web Edition" calcext:value-type="string">
            <text:p>TimeClock Plus Web Edition</text:p>
          </table:table-cell>
          <table:table-cell table:style-name="ce5" office:value-type="string" calcext:value-type="string">
            <text:p>TCP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30^&quot;;&quot;Timeline Explorer (EZ Tools)&quot;)" office:value-type="string" office:string-value="Timeline Explorer (EZ Tools)" calcext:value-type="string">
            <text:p>Timeline Explorer (EZ Tools)</text:p>
          </table:table-cell>
          <table:table-cell table:style-name="ce5" office:value-type="string" calcext:value-type="string">
            <text:p>Eric Zimmerman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6553^&quot;;&quot;Titan Secure File Transfer Protocol (SFTP) Server - High Availability (HA)&quot;)" office:value-type="string" office:string-value="Titan Secure File Transfer Protocol (SFTP) Server - High Availability (HA)" calcext:value-type="string">
            <text:p>Titan Secure File Transfer Protocol (SFTP) Server - High Availability (HA)</text:p>
          </table:table-cell>
          <table:table-cell table:style-name="ce5" office:value-type="string" calcext:value-type="string">
            <text:p>South River Technologie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10^&quot;;&quot;Tivoli Monitoring&quot;)" office:value-type="string" office:string-value="Tivoli Monitoring" calcext:value-type="string">
            <text:p>Tivoli Monitoring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57^&quot;;&quot;TMSComm&quot;)" office:value-type="string" office:string-value="TMSComm" calcext:value-type="string">
            <text:p>TMSComm</text:p>
          </table:table-cell>
          <table:table-cell table:style-name="ce5" office:value-type="string" calcext:value-type="string">
            <text:p>Pneumercator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22^&quot;;&quot;Toad Edge&quot;)" office:value-type="string" office:string-value="Toad Edge" calcext:value-type="string">
            <text:p>Toad Edge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24^&quot;;&quot;TomTom API&quot;)" office:value-type="string" office:string-value="TomTom API" calcext:value-type="string">
            <text:p>TomTom API</text:p>
          </table:table-cell>
          <table:table-cell table:style-name="ce5" office:value-type="string" calcext:value-type="string">
            <text:p>TomT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382^&quot;;&quot;Tool for Oracle Application Developers (TOAD) for Oracle&quot;)" office:value-type="string" office:string-value="Tool for Oracle Application Developers (TOAD) for Oracle" calcext:value-type="string">
            <text:p>Tool for Oracle Application Developers (TOAD) for Oracle</text:p>
          </table:table-cell>
          <table:table-cell table:style-name="ce5" office:value-type="string" calcext:value-type="string">
            <text:p>Ques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334^&quot;;&quot;Total Recall Records Management&quot;)" office:value-type="string" office:string-value="Total Recall Records Management" calcext:value-type="string">
            <text:p>Total Recall Records Management</text:p>
          </table:table-cell>
          <table:table-cell table:style-name="ce5" office:value-type="string" calcext:value-type="string">
            <text:p>DHS Worldwi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93^&quot;;&quot;TouchGraph Navigator&quot;)" office:value-type="string" office:string-value="TouchGraph Navigator" calcext:value-type="string">
            <text:p>TouchGraph Navigator</text:p>
          </table:table-cell>
          <table:table-cell table:style-name="ce5" office:value-type="string" calcext:value-type="string">
            <text:p>TouchGrap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62^&quot;;&quot;Tracer Summit&quot;)" office:value-type="string" office:string-value="Tracer Summit" calcext:value-type="string">
            <text:p>Tracer Summit</text:p>
          </table:table-cell>
          <table:table-cell table:style-name="ce5" office:value-type="string" calcext:value-type="string">
            <text:p>Tra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00^&quot;;&quot;TrackCore Operating Room&quot;)" office:value-type="string" office:string-value="TrackCore Operating Room" calcext:value-type="string">
            <text:p>TrackCore Operating Room</text:p>
          </table:table-cell>
          <table:table-cell table:style-name="ce5" office:value-type="string" calcext:value-type="string">
            <text:p>TrackCore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732^&quot;;&quot;TrakaWEB&quot;)" office:value-type="string" office:string-value="TrakaWEB" calcext:value-type="string">
            <text:p>TrakaWEB</text:p>
          </table:table-cell>
          <table:table-cell table:style-name="ce5" office:value-type="string" calcext:value-type="string">
            <text:p>Trak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57^&quot;;&quot;TRANE TRACE 3-Dimension (3D) Plus&quot;)" office:value-type="string" office:string-value="TRANE TRACE 3-Dimension (3D) Plus" calcext:value-type="string">
            <text:p>TRANE TRACE 3-Dimension (3D) Plus</text:p>
          </table:table-cell>
          <table:table-cell table:style-name="ce5" office:value-type="string" calcext:value-type="string">
            <text:p>Tra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81^&quot;;&quot;Transmission of Imaging and Data (TRIAD)&quot;)" office:value-type="string" office:string-value="Transmission of Imaging and Data (TRIAD)" calcext:value-type="string">
            <text:p>Transmission of Imaging and Data (TRIAD)</text:p>
          </table:table-cell>
          <table:table-cell table:style-name="ce5" office:value-type="string" calcext:value-type="string">
            <text:p>American College of Radiolog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05^&quot;;&quot;TraumaCad Server&quot;)" office:value-type="string" office:string-value="TraumaCad Server" calcext:value-type="string">
            <text:p>TraumaCad Server</text:p>
          </table:table-cell>
          <table:table-cell table:style-name="ce5" office:value-type="string" calcext:value-type="string">
            <text:p>BrainLab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355^&quot;;&quot;Trellix Electronic Policy Orchestrator (ePO)&quot;)" office:value-type="string" office:string-value="Trellix Electronic Policy Orchestrator (ePO)" calcext:value-type="string">
            <text:p>Trellix Electronic Policy Orchestrator (ePO)</text:p>
          </table:table-cell>
          <table:table-cell table:style-name="ce5" office:value-type="string" calcext:value-type="string">
            <text:p>Trell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85^&quot;;&quot;Trellix Health Watch Tool&quot;)" office:value-type="string" office:string-value="Trellix Health Watch Tool" calcext:value-type="string">
            <text:p>Trellix Health Watch Tool</text:p>
          </table:table-cell>
          <table:table-cell table:style-name="ce5" office:value-type="string" calcext:value-type="string">
            <text:p>Trell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47^&quot;;&quot;Trellix Intrusion Prevention System&quot;)" office:value-type="string" office:string-value="Trellix Intrusion Prevention System" calcext:value-type="string">
            <text:p>Trellix Intrusion Prevention System</text:p>
          </table:table-cell>
          <table:table-cell table:style-name="ce5" office:value-type="string" calcext:value-type="string">
            <text:p>Trelli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50^&quot;;&quot;Trello&quot;)" office:value-type="string" office:string-value="Trello" calcext:value-type="string">
            <text:p>Trello</text:p>
          </table:table-cell>
          <table:table-cell table:style-name="ce5" office:value-type="string" calcext:value-type="string">
            <text:p>Atlassian Software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79^&quot;;&quot;T-REX&quot;)" office:value-type="string" office:string-value="T-REX" calcext:value-type="string">
            <text:p>T-REX</text:p>
          </table:table-cell>
          <table:table-cell table:style-name="ce5" office:value-type="string" calcext:value-type="string">
            <text:p>DINO-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60^&quot;;&quot;Tricentis Test Automation (TTA) Pro&quot;)" office:value-type="string" office:string-value="Tricentis Test Automation (TTA) Pro" calcext:value-type="string">
            <text:p>Tricentis Test Automation (TTA) Pro</text:p>
          </table:table-cell>
          <table:table-cell table:style-name="ce5" office:value-type="string" calcext:value-type="string">
            <text:p>Tricent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64^&quot;;&quot;Tricentis Tosca&quot;)" office:value-type="string" office:string-value="Tricentis Tosca" calcext:value-type="string">
            <text:p>Tricentis Tosca</text:p>
          </table:table-cell>
          <table:table-cell table:style-name="ce5" office:value-type="string" calcext:value-type="string">
            <text:p>Tricent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05^&quot;;&quot;TruNarc Admin Application&quot;)" office:value-type="string" office:string-value="TruNarc Admin Application" calcext:value-type="string">
            <text:p>TruNarc Admin Application</text:p>
          </table:table-cell>
          <table:table-cell table:style-name="ce5" office:value-type="string" calcext:value-type="string">
            <text:p>Thermo Fisher Scientific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46^&quot;;&quot;Trusteer Rapport&quot;)" office:value-type="string" office:string-value="Trusteer Rapport" calcext:value-type="string">
            <text:p>Trusteer Rapport</text:p>
          </table:table-cell>
          <table:table-cell table:style-name="ce5" office:value-type="string" calcext:value-type="string">
            <text:p>International Business Machines (IBM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679^&quot;;&quot;Tungsten Automation Power PDF&quot;)" office:value-type="string" office:string-value="Tungsten Automation Power PDF" calcext:value-type="string">
            <text:p>Tungsten Automation Power PDF</text:p>
          </table:table-cell>
          <table:table-cell table:style-name="ce5" office:value-type="string" calcext:value-type="string">
            <text:p>Tungsten Automati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132^&quot;;&quot;Turbonomic&quot;)" office:value-type="string" office:string-value="Turbonomic" calcext:value-type="string">
            <text:p>Turbonomic</text:p>
          </table:table-cell>
          <table:table-cell table:style-name="ce5" office:value-type="string" calcext:value-type="string">
            <text:p>IB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792^&quot;;&quot;Turbot Guardrails&quot;)" office:value-type="string" office:string-value="Turbot Guardrails" calcext:value-type="string">
            <text:p>Turbot Guardrails</text:p>
          </table:table-cell>
          <table:table-cell table:style-name="ce5" office:value-type="string" calcext:value-type="string">
            <text:p>Turbo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329^&quot;;&quot;TwinCat 3&quot;)" office:value-type="string" office:string-value="TwinCat 3" calcext:value-type="string">
            <text:p>TwinCat 3</text:p>
          </table:table-cell>
          <table:table-cell table:style-name="ce5" office:value-type="string" calcext:value-type="string">
            <text:p>Beckhoff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511^&quot;;&quot;UC for Enterprise (UCE) Interactive Voice Response (IVR)&quot;)" office:value-type="string" office:string-value="UC for Enterprise (UCE) Interactive Voice Response (IVR)" calcext:value-type="string">
            <text:p>UC for Enterprise (UCE) Interactive Voice Response (IVR)</text:p>
          </table:table-cell>
          <table:table-cell table:style-name="ce5" office:value-type="string" calcext:value-type="string">
            <text:p>N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25^&quot;;&quot;UiPATH&quot;)" office:value-type="string" office:string-value="UiPATH" calcext:value-type="string">
            <text:p>UiPATH</text:p>
          </table:table-cell>
          <table:table-cell table:style-name="ce5" office:value-type="string" calcext:value-type="string">
            <text:p>UiPA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89^&quot;;&quot;UiPath Automation Platform&quot;)" office:value-type="string" office:string-value="UiPath Automation Platform" calcext:value-type="string">
            <text:p>UiPath Automation Platform</text:p>
          </table:table-cell>
          <table:table-cell table:style-name="ce5" office:value-type="string" calcext:value-type="string">
            <text:p>UiPATH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18^&quot;;&quot;UModel&quot;)" office:value-type="string" office:string-value="UModel" calcext:value-type="string">
            <text:p>UModel</text:p>
          </table:table-cell>
          <table:table-cell table:style-name="ce5" office:value-type="string" calcext:value-type="string">
            <text:p>Alto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724^&quot;;&quot;UNICOM Focal Point&quot;)" office:value-type="string" office:string-value="UNICOM Focal Point" calcext:value-type="string">
            <text:p>UNICOM Focal Point</text:p>
          </table:table-cell>
          <table:table-cell table:style-name="ce5" office:value-type="string" calcext:value-type="string">
            <text:p>UNICOM Systems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940^&quot;;&quot;Unified Communications (UC) Manager&quot;)" office:value-type="string" office:string-value="Unified Communications (UC) Manager" calcext:value-type="string">
            <text:p>Unified Communications (UC) Manager</text:p>
          </table:table-cell>
          <table:table-cell table:style-name="ce5" office:value-type="string" calcext:value-type="string">
            <text:p>N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448^&quot;;&quot;Unified Communications Emergency On-Site Notification (UC E-OSN)&quot;)" office:value-type="string" office:string-value="Unified Communications Emergency On-Site Notification (UC E-OSN)" calcext:value-type="string">
            <text:p>Unified Communications Emergency On-Site Notification (UC E-OSN)</text:p>
          </table:table-cell>
          <table:table-cell table:style-name="ce5" office:value-type="string" calcext:value-type="string">
            <text:p>NE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71^&quot;;&quot;uniFLOW&quot;)" office:value-type="string" office:string-value="uniFLOW" calcext:value-type="string">
            <text:p>uniFLOW</text:p>
          </table:table-cell>
          <table:table-cell table:style-name="ce5" office:value-type="string" calcext:value-type="string">
            <text:p>Can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082^&quot;;&quot;Unique Device Identification (UDI) Tracker&quot;)" office:value-type="string" office:string-value="Unique Device Identification (UDI) Tracker" calcext:value-type="string">
            <text:p>Unique Device Identification (UDI) Tracker</text:p>
          </table:table-cell>
          <table:table-cell table:style-name="ce5" office:value-type="string" calcext:value-type="string">
            <text:p>InVita Healthcare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506^&quot;;&quot;Unisphere for PowerMax&quot;)" office:value-type="string" office:string-value="Unisphere for PowerMax" calcext:value-type="string">
            <text:p>Unisphere for PowerMax</text:p>
          </table:table-cell>
          <table:table-cell table:style-name="ce5" office:value-type="string" calcext:value-type="string">
            <text:p>Dell EM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66^&quot;;&quot;United Parcel Service (UPS) CrossWare&quot;)" office:value-type="string" office:string-value="United Parcel Service (UPS) CrossWare" calcext:value-type="string">
            <text:p>United Parcel Service (UPS) CrossWare</text:p>
          </table:table-cell>
          <table:table-cell table:style-name="ce5" office:value-type="string" calcext:value-type="string">
            <text:p>U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28^&quot;;&quot;United Parcel Service (UPS) Thermal Printing&quot;)" office:value-type="string" office:string-value="United Parcel Service (UPS) Thermal Printing" calcext:value-type="string">
            <text:p>United Parcel Service (UPS) Thermal Printing</text:p>
          </table:table-cell>
          <table:table-cell table:style-name="ce5" office:value-type="string" calcext:value-type="string">
            <text:p>U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743^&quot;;&quot;United Parcel Service (UPS) WorldShip&quot;)" office:value-type="string" office:string-value="United Parcel Service (UPS) WorldShip" calcext:value-type="string">
            <text:p>United Parcel Service (UPS) WorldShip</text:p>
          </table:table-cell>
          <table:table-cell table:style-name="ce5" office:value-type="string" calcext:value-type="string">
            <text:p>U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18^&quot;;&quot;Unity&quot;)" office:value-type="string" office:string-value="Unity" calcext:value-type="string">
            <text:p>Unity</text:p>
          </table:table-cell>
          <table:table-cell table:style-name="ce5" office:value-type="string" calcext:value-type="string">
            <text:p>Unity Contain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07^&quot;;&quot;Unity Engine&quot;)" office:value-type="string" office:string-value="Unity Engine" calcext:value-type="string">
            <text:p>Unity Engine</text:p>
          </table:table-cell>
          <table:table-cell table:style-name="ce5" office:value-type="string" calcext:value-type="string">
            <text:p>Unity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948^&quot;;&quot;Universal Type Server / Universal Type Client&quot;)" office:value-type="string" office:string-value="Universal Type Server / Universal Type Client" calcext:value-type="string">
            <text:p>Universal Type Server / Universal Type Client</text:p>
          </table:table-cell>
          <table:table-cell table:style-name="ce5" office:value-type="string" calcext:value-type="string">
            <text:p>Extensi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2887^&quot;;&quot;Useful Field of View (UFOV)&quot;)" office:value-type="string" office:string-value="Useful Field of View (UFOV)" calcext:value-type="string">
            <text:p>Useful Field of View (UFOV)</text:p>
          </table:table-cell>
          <table:table-cell table:style-name="ce5" office:value-type="string" calcext:value-type="string">
            <text:p>Visual Awareness Research Group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292^&quot;;&quot;Value Package Introduction (VPI) Empower&quot;)" office:value-type="string" office:string-value="Value Package Introduction (VPI) Empower" calcext:value-type="string">
            <text:p>Value Package Introduction (VPI) Empower</text:p>
          </table:table-cell>
          <table:table-cell table:style-name="ce5" office:value-type="string" calcext:value-type="string">
            <text:p>Avay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53^&quot;;&quot;Vantage Point&quot;)" office:value-type="string" office:string-value="Vantage Point" calcext:value-type="string">
            <text:p>Vantage Point</text:p>
          </table:table-cell>
          <table:table-cell table:style-name="ce5" office:value-type="string" calcext:value-type="string">
            <text:p>Pipkins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438^&quot;;&quot;Variphy Insight Enterprise Edition&quot;)" office:value-type="string" office:string-value="Variphy Insight Enterprise Edition" calcext:value-type="string">
            <text:p>Variphy Insight Enterprise Edition</text:p>
          </table:table-cell>
          <table:table-cell table:style-name="ce5" office:value-type="string" calcext:value-type="string">
            <text:p>Variphy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71^&quot;;&quot;Vascular Imager High-Definition (HD)&quot;)" office:value-type="string" office:string-value="Vascular Imager High-Definition (HD)" calcext:value-type="string">
            <text:p>Vascular Imager High-Definition (HD)</text:p>
          </table:table-cell>
          <table:table-cell table:style-name="ce5" office:value-type="string" calcext:value-type="string">
            <text:p>Medical Imaging Applications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97^&quot;;&quot;Vascular Research Tools 6 Brachial Analyzer for Research&quot;)" office:value-type="string" office:string-value="Vascular Research Tools 6 Brachial Analyzer for Research" calcext:value-type="string">
            <text:p>Vascular Research Tools 6 Brachial Analyzer for Research</text:p>
          </table:table-cell>
          <table:table-cell table:style-name="ce5" office:value-type="string" calcext:value-type="string">
            <text:p>Medical Imaging Applications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76^&quot;;&quot;VascuPro&quot;)" office:value-type="string" office:string-value="VascuPro" calcext:value-type="string">
            <text:p>VascuPro</text:p>
          </table:table-cell>
          <table:table-cell table:style-name="ce5" office:value-type="string" calcext:value-type="string">
            <text:p>Consensus Medical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69^&quot;;&quot;Vecna VA Patient Self Service Solution&quot;)" office:value-type="string" office:string-value="Vecna VA Patient Self Service Solution" calcext:value-type="string">
            <text:p>Vecna VA Patient Self Service Solution</text:p>
          </table:table-cell>
          <table:table-cell table:style-name="ce5" office:value-type="string" calcext:value-type="string">
            <text:p>Vecna Technologie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92^&quot;;&quot;Vector&quot;)" office:value-type="string" office:string-value="Vector" calcext:value-type="string">
            <text:p>Vector</text:p>
          </table:table-cell>
          <table:table-cell table:style-name="ce5" office:value-type="string" calcext:value-type="string">
            <text:p>Datadog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621^&quot;;&quot;Veeam Backup &amp; Replication&quot;)" office:value-type="string" office:string-value="Veeam Backup &amp; Replication" calcext:value-type="string">
            <text:p>Veeam Backup &amp; Replication</text:p>
          </table:table-cell>
          <table:table-cell table:style-name="ce5" office:value-type="string" calcext:value-type="string">
            <text:p>Veeam Soft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93^&quot;;&quot;Velocity&quot;)" office:value-type="string" office:string-value="Velocity" calcext:value-type="string">
            <text:p>Velocity</text:p>
          </table:table-cell>
          <table:table-cell table:style-name="ce5" office:value-type="string" calcext:value-type="string">
            <text:p>Identiv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18^&quot;;&quot;VenturiOne&quot;)" office:value-type="string" office:string-value="VenturiOne" calcext:value-type="string">
            <text:p>VenturiOne</text:p>
          </table:table-cell>
          <table:table-cell table:style-name="ce5" office:value-type="string" calcext:value-type="string">
            <text:p>Sysme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46^&quot;;&quot;Venus Control Suite&quot;)" office:value-type="string" office:string-value="Venus Control Suite" calcext:value-type="string">
            <text:p>Venus Control Suite</text:p>
          </table:table-cell>
          <table:table-cell table:style-name="ce5" office:value-type="string" calcext:value-type="string">
            <text:p>Daktron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72^&quot;;&quot;Verdaccio&quot;)" office:value-type="string" office:string-value="Verdaccio" calcext:value-type="string">
            <text:p>Verdaccio</text:p>
          </table:table-cell>
          <table:table-cell table:style-name="ce5" office:value-type="string" calcext:value-type="string">
            <text:p>V5 System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63^&quot;;&quot;Verifone Unified Drivers&quot;)" office:value-type="string" office:string-value="Verifone Unified Drivers" calcext:value-type="string">
            <text:p>Verifone Unified Drivers</text:p>
          </table:table-cell>
          <table:table-cell table:style-name="ce5" office:value-type="string" calcext:value-type="string">
            <text:p>VeriFone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844^&quot;;&quot;Verint Enterprise Feedback Management (EFM)&quot;)" office:value-type="string" office:string-value="Verint Enterprise Feedback Management (EFM)" calcext:value-type="string">
            <text:p>Verint Enterprise Feedback Management (EFM)</text:p>
          </table:table-cell>
          <table:table-cell table:style-name="ce5" office:value-type="string" calcext:value-type="string">
            <text:p>Veri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080^&quot;;&quot;Veritas Information Studio&quot;)" office:value-type="string" office:string-value="Veritas Information Studio" calcext:value-type="string">
            <text:p>Veritas Information Studio</text:p>
          </table:table-cell>
          <table:table-cell table:style-name="ce5" office:value-type="string" calcext:value-type="string">
            <text:p>Verit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449^&quot;;&quot;Veritas InfoScale Storage&quot;)" office:value-type="string" office:string-value="Veritas InfoScale Storage" calcext:value-type="string">
            <text:p>Veritas InfoScale Storage</text:p>
          </table:table-cell>
          <table:table-cell table:style-name="ce5" office:value-type="string" calcext:value-type="string">
            <text:p>Verit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35^&quot;;&quot;Veritas NetBackup OpsCenter&quot;)" office:value-type="string" office:string-value="Veritas NetBackup OpsCenter" calcext:value-type="string">
            <text:p>Veritas NetBackup OpsCenter</text:p>
          </table:table-cell>
          <table:table-cell table:style-name="ce5" office:value-type="string" calcext:value-type="string">
            <text:p>Verita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04^&quot;;&quot;Vertiv Power Insight&quot;)" office:value-type="string" office:string-value="Vertiv Power Insight" calcext:value-type="string">
            <text:p>Vertiv Power Insight</text:p>
          </table:table-cell>
          <table:table-cell table:style-name="ce5" office:value-type="string" calcext:value-type="string">
            <text:p>Vertiv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819^&quot;;&quot;Vicon Nexus&quot;)" office:value-type="string" office:string-value="Vicon Nexus" calcext:value-type="string">
            <text:p>Vicon Nexus</text:p>
          </table:table-cell>
          <table:table-cell table:style-name="ce5" office:value-type="string" calcext:value-type="string">
            <text:p>Vic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304^&quot;;&quot;victor Unified Client&quot;)" office:value-type="string" office:string-value="victor Unified Client" calcext:value-type="string">
            <text:p>victor Unified Client</text:p>
          </table:table-cell>
          <table:table-cell table:style-name="ce5" office:value-type="string" calcext:value-type="string">
            <text:p>American Dynam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77^&quot;;&quot;VictoriaMetrics&quot;)" office:value-type="string" office:string-value="VictoriaMetrics" calcext:value-type="string">
            <text:p>VictoriaMetrics</text:p>
          </table:table-cell>
          <table:table-cell table:style-name="ce5" office:value-type="string" calcext:value-type="string">
            <text:p>VictoriaMetric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13^&quot;;&quot;VidyoWeb&quot;)" office:value-type="string" office:string-value="VidyoWeb" calcext:value-type="string">
            <text:p>VidyoWeb</text:p>
          </table:table-cell>
          <table:table-cell table:style-name="ce5" office:value-type="string" calcext:value-type="string">
            <text:p>vidy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34^&quot;;&quot;viewLinc Enterprise Server&quot;)" office:value-type="string" office:string-value="viewLinc Enterprise Server" calcext:value-type="string">
            <text:p>viewLinc Enterprise Server</text:p>
          </table:table-cell>
          <table:table-cell table:style-name="ce5" office:value-type="string" calcext:value-type="string">
            <text:p>Vaisal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22^&quot;;&quot;ViewNX-i&quot;)" office:value-type="string" office:string-value="ViewNX-i" calcext:value-type="string">
            <text:p>ViewNX-i</text:p>
          </table:table-cell>
          <table:table-cell table:style-name="ce5" office:value-type="string" calcext:value-type="string">
            <text:p>Nik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27^&quot;;&quot;Visioneer Acuity&quot;)" office:value-type="string" office:string-value="Visioneer Acuity" calcext:value-type="string">
            <text:p>Visioneer Acuity</text:p>
          </table:table-cell>
          <table:table-cell table:style-name="ce5" office:value-type="string" calcext:value-type="string">
            <text:p>Visione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23^&quot;;&quot;Visioneer Network Scan Service&quot;)" office:value-type="string" office:string-value="Visioneer Network Scan Service" calcext:value-type="string">
            <text:p>Visioneer Network Scan Service</text:p>
          </table:table-cell>
          <table:table-cell table:style-name="ce5" office:value-type="string" calcext:value-type="string">
            <text:p>Visione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32^&quot;;&quot;VistA Integration Reporting and Revenue (VIRR)&quot;)" office:value-type="string" office:string-value="VistA Integration Reporting and Revenue (VIRR)" calcext:value-type="string">
            <text:p>VistA Integration Reporting and Revenue (VIRR)</text:p>
          </table:table-cell>
          <table:table-cell table:style-name="ce5" office:value-type="string" calcext:value-type="string">
            <text:p>D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173^&quot;;&quot;Visual Lighting&quot;)" office:value-type="string" office:string-value="Visual Lighting" calcext:value-type="string">
            <text:p>Visual Lighting</text:p>
          </table:table-cell>
          <table:table-cell table:style-name="ce5" office:value-type="string" calcext:value-type="string">
            <text:p>Acuity Brands Lighting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07^&quot;;&quot;VISUSCOUT 100 SYNC&quot;)" office:value-type="string" office:string-value="VISUSCOUT 100 SYNC" calcext:value-type="string">
            <text:p>VISUSCOUT 100 SYNC</text:p>
          </table:table-cell>
          <table:table-cell table:style-name="ce5" office:value-type="string" calcext:value-type="string">
            <text:p>Zei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514^&quot;;&quot;ViTel Net Cloud Imaging&quot;)" office:value-type="string" office:string-value="ViTel Net Cloud Imaging" calcext:value-type="string">
            <text:p>ViTel Net Cloud Imaging</text:p>
          </table:table-cell>
          <table:table-cell table:style-name="ce5" office:value-type="string" calcext:value-type="string">
            <text:p>ViTel N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012^&quot;;&quot;VLogic Facility Management (VLogicFM)&quot;)" office:value-type="string" office:string-value="VLogic Facility Management (VLogicFM)" calcext:value-type="string">
            <text:p>VLogic Facility Management (VLogicFM)</text:p>
          </table:table-cell>
          <table:table-cell table:style-name="ce5" office:value-type="string" calcext:value-type="string">
            <text:p>VLog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77^&quot;;&quot;VMware Aria Operations&quot;)" office:value-type="string" office:string-value="VMware Aria Operations" calcext:value-type="string">
            <text:p>VMware Aria Operations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266^&quot;;&quot;VMWare Horizon Client&quot;)" office:value-type="string" office:string-value="VMWare Horizon Client" calcext:value-type="string">
            <text:p>VMWare Horizon Client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482^&quot;;&quot;VMware Site Recovery Manager (SRM)&quot;)" office:value-type="string" office:string-value="VMware Site Recovery Manager (SRM)" calcext:value-type="string">
            <text:p>VMware Site Recovery Manager (SRM)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59^&quot;;&quot;VMware WorkSpace ONE Access&quot;)" office:value-type="string" office:string-value="VMware WorkSpace ONE Access" calcext:value-type="string">
            <text:p>VMware WorkSpace ONE Access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83^&quot;;&quot;Voalte Platform&quot;)" office:value-type="string" office:string-value="Voalte Platform" calcext:value-type="string">
            <text:p>Voalte Platform</text:p>
          </table:table-cell>
          <table:table-cell table:style-name="ce5" office:value-type="string" calcext:value-type="string">
            <text:p>Baxt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79^&quot;;&quot;Vocera Messaging Platform (VMP)&quot;)" office:value-type="string" office:string-value="Vocera Messaging Platform (VMP)" calcext:value-type="string">
            <text:p>Vocera Messaging Platform (VMP)</text:p>
          </table:table-cell>
          <table:table-cell table:style-name="ce5" office:value-type="string" calcext:value-type="string">
            <text:p>Stryke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133^&quot;;&quot;VoiceComputer&quot;)" office:value-type="string" office:string-value="VoiceComputer" calcext:value-type="string">
            <text:p>VoiceComputer</text:p>
          </table:table-cell>
          <table:table-cell table:style-name="ce5" office:value-type="string" calcext:value-type="string">
            <text:p>VoiceTeach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314^&quot;;&quot;VoiceOver Enterprise.&quot;)" office:value-type="string" office:string-value="VoiceOver Enterprise." calcext:value-type="string">
            <text:p>VoiceOver Enterprise.</text:p>
          </table:table-cell>
          <table:table-cell table:style-name="ce5" office:value-type="string" calcext:value-type="string">
            <text:p>Voicebroo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52^&quot;;&quot;Volk Pictor Prestige Studio&quot;)" office:value-type="string" office:string-value="Volk Pictor Prestige Studio" calcext:value-type="string">
            <text:p>Volk Pictor Prestige Studio</text:p>
          </table:table-cell>
          <table:table-cell table:style-name="ce5" office:value-type="string" calcext:value-type="string">
            <text:p>Volk Opt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92^&quot;;&quot;Vonage Desktop Application&quot;)" office:value-type="string" office:string-value="Vonage Desktop Application" calcext:value-type="string">
            <text:p>Vonage Desktop Application</text:p>
          </table:table-cell>
          <table:table-cell table:style-name="ce5" office:value-type="string" calcext:value-type="string">
            <text:p>Vonag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31^&quot;;&quot;VPSX Enterprise&quot;)" office:value-type="string" office:string-value="VPSX Enterprise" calcext:value-type="string">
            <text:p>VPSX Enterprise</text:p>
          </table:table-cell>
          <table:table-cell table:style-name="ce5" office:value-type="string" calcext:value-type="string">
            <text:p>Levi, Ray &amp; Shoup, Inc. (LRS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55^&quot;;&quot;Vue Devtools&quot;)" office:value-type="string" office:string-value="Vue Devtools" calcext:value-type="string">
            <text:p>Vue Devtools</text:p>
          </table:table-cell>
          <table:table-cell table:style-name="ce5"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930^&quot;;&quot;Vyopta vAnalytics&quot;)" office:value-type="string" office:string-value="Vyopta vAnalytics" calcext:value-type="string">
            <text:p>Vyopta vAnalytics</text:p>
          </table:table-cell>
          <table:table-cell table:style-name="ce5" office:value-type="string" calcext:value-type="string">
            <text:p>Vyopt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446^&quot;;&quot;Web Accessibility Toolbar&quot;)" office:value-type="string" office:string-value="Web Accessibility Toolbar" calcext:value-type="string">
            <text:p>Web Accessibility Toolbar</text:p>
          </table:table-cell>
          <table:table-cell table:style-name="ce5" office:value-type="string" calcext:value-type="string">
            <text:p>The Paciello Grou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20^&quot;;&quot;Web Emergency Operations Center (WebEOC)&quot;)" office:value-type="string" office:string-value="Web Emergency Operations Center (WebEOC)" calcext:value-type="string">
            <text:p>Web Emergency Operations Center (WebEOC)</text:p>
          </table:table-cell>
          <table:table-cell table:style-name="ce5" office:value-type="string" calcext:value-type="string">
            <text:p>Juv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9214^&quot;;&quot;WebCtrl&quot;)" office:value-type="string" office:string-value="WebCtrl" calcext:value-type="string">
            <text:p>WebCtrl</text:p>
          </table:table-cell>
          <table:table-cell table:style-name="ce5" office:value-type="string" calcext:value-type="string">
            <text:p>Automated Logi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5906^&quot;;&quot;Webex Meetings, Events and Training Client&quot;)" office:value-type="string" office:string-value="Webex Meetings, Events and Training Client" calcext:value-type="string">
            <text:p>Webex Meetings, Events and Training Client</text:p>
          </table:table-cell>
          <table:table-cell table:style-name="ce5" office:value-type="string" calcext:value-type="string">
            <text:p>Cisco Systems,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^&quot;;&quot;WebLogic Server&quot;)" office:value-type="string" office:string-value="WebLogic Server" calcext:value-type="string">
            <text:p>WebLogic Server</text:p>
          </table:table-cell>
          <table:table-cell table:style-name="ce5" office:value-type="string" calcext:value-type="string">
            <text:p>Orac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23^&quot;;&quot;Webpack&quot;)" office:value-type="string" office:string-value="Webpack" calcext:value-type="string">
            <text:p>Webpack</text:p>
          </table:table-cell>
          <table:table-cell table:style-name="ce5" office:value-type="string" calcext:value-type="string">
            <text:p>Webpa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260^&quot;;&quot;webTA (Time and Attendance)&quot;)" office:value-type="string" office:string-value="webTA (Time and Attendance)" calcext:value-type="string">
            <text:p>webTA (Time and Attendance)</text:p>
          </table:table-cell>
          <table:table-cell table:style-name="ce5" office:value-type="string" calcext:value-type="string">
            <text:p>UK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76^&quot;;&quot;Wellbase&quot;)" office:value-type="string" office:string-value="Wellbase" calcext:value-type="string">
            <text:p>Wellbase</text:p>
          </table:table-cell>
          <table:table-cell table:style-name="ce5" office:value-type="string" calcext:value-type="string">
            <text:p>Ready Computin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290^&quot;;&quot;Wellspring for Technology Transfer&quot;)" office:value-type="string" office:string-value="Wellspring for Technology Transfer" calcext:value-type="string">
            <text:p>Wellspring for Technology Transfer</text:p>
          </table:table-cell>
          <table:table-cell table:style-name="ce5" office:value-type="string" calcext:value-type="string">
            <text:p>Wellspring Worldwid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778^&quot;;&quot;WesVar&quot;)" office:value-type="string" office:string-value="WesVar" calcext:value-type="string">
            <text:p>WesVar</text:p>
          </table:table-cell>
          <table:table-cell table:style-name="ce5" office:value-type="string" calcext:value-type="string">
            <text:p>Westa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022^&quot;;&quot;WhatsUp Gold&quot;)" office:value-type="string" office:string-value="WhatsUp Gold" calcext:value-type="string">
            <text:p>WhatsUp Gold</text:p>
          </table:table-cell>
          <table:table-cell table:style-name="ce5" office:value-type="string" calcext:value-type="string">
            <text:p>Progres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65^&quot;;&quot;Wild Divine&quot;)" office:value-type="string" office:string-value="Wild Divine" calcext:value-type="string">
            <text:p>Wild Divine</text:p>
          </table:table-cell>
          <table:table-cell table:style-name="ce5" office:value-type="string" calcext:value-type="string">
            <text:p>Wild Divin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048^&quot;;&quot;Win-911&quot;)" office:value-type="string" office:string-value="Win-911" calcext:value-type="string">
            <text:p>Win-911</text:p>
          </table:table-cell>
          <table:table-cell table:style-name="ce5" office:value-type="string" calcext:value-type="string">
            <text:p>Win-911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977^&quot;;&quot;Windows 10 Timeline database parser (WxTCmd) (EZ Tools)&quot;)" office:value-type="string" office:string-value="Windows 10 Timeline database parser (WxTCmd) (EZ Tools)" calcext:value-type="string">
            <text:p>Windows 10 Timeline database parser (WxTCmd) (EZ Tools)</text:p>
          </table:table-cell>
          <table:table-cell table:style-name="ce5" office:value-type="string" calcext:value-type="string">
            <text:p>Eric Zimmerma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619^&quot;;&quot;WinEst&quot;)" office:value-type="string" office:string-value="WinEst" calcext:value-type="string">
            <text:p>WinEst</text:p>
          </table:table-cell>
          <table:table-cell table:style-name="ce5" office:value-type="string" calcext:value-type="string">
            <text:p>Trimbl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536^&quot;;&quot;Wisconsin Card Sorting Test (WCST)&quot;)" office:value-type="string" office:string-value="Wisconsin Card Sorting Test (WCST)" calcext:value-type="string">
            <text:p>Wisconsin Card Sorting Test (WCST)</text:p>
          </table:table-cell>
          <table:table-cell table:style-name="ce5" office:value-type="string" calcext:value-type="string">
            <text:p>PAR, Inc.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04^&quot;;&quot;Workflow Orchestrator&quot;)" office:value-type="string" office:string-value="Workflow Orchestrator" calcext:value-type="string">
            <text:p>Workflow Orchestrator</text:p>
          </table:table-cell>
          <table:table-cell table:style-name="ce5" office:value-type="string" calcext:value-type="string">
            <text:p>Nuanc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025^&quot;;&quot;Workload Automation System Agent (WASA)&quot;)" office:value-type="string" office:string-value="Workload Automation System Agent (WASA)" calcext:value-type="string">
            <text:p>Workload Automation System Agent (WASA)</text:p>
          </table:table-cell>
          <table:table-cell table:style-name="ce5" office:value-type="string" calcext:value-type="string">
            <text:p>Broadcom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36^&quot;;&quot;Workplace Applications Audiometric Surveillance Software Module&quot;)" office:value-type="string" office:string-value="Workplace Applications Audiometric Surveillance Software Module" calcext:value-type="string">
            <text:p>Workplace Applications Audiometric Surveillance Software Module</text:p>
          </table:table-cell>
          <table:table-cell table:style-name="ce5" office:value-type="string" calcext:value-type="string">
            <text:p>Workplace Integ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11^&quot;;&quot;Workspace One Assist&quot;)" office:value-type="string" office:string-value="Workspace One Assist" calcext:value-type="string">
            <text:p>Workspace One Assist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454^&quot;;&quot;WorkSpace ONE Intelligent Hub&quot;)" office:value-type="string" office:string-value="WorkSpace ONE Intelligent Hub" calcext:value-type="string">
            <text:p>WorkSpace ONE Intelligent Hub</text:p>
          </table:table-cell>
          <table:table-cell table:style-name="ce5" office:value-type="string" calcext:value-type="string">
            <text:p>VMw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29^&quot;;&quot;World Health Organization (WHONET)&quot;)" office:value-type="string" office:string-value="World Health Organization (WHONET)" calcext:value-type="string">
            <text:p>World Health Organization (WHONET)</text:p>
          </table:table-cell>
          <table:table-cell table:style-name="ce5" office:value-type="string" calcext:value-type="string">
            <text:p>WH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8480^&quot;;&quot;Wowza Streaming Engine&quot;)" office:value-type="string" office:string-value="Wowza Streaming Engine" calcext:value-type="string">
            <text:p>Wowza Streaming Engine</text:p>
          </table:table-cell>
          <table:table-cell table:style-name="ce5" office:value-type="string" calcext:value-type="string">
            <text:p>Wowza Media Systems, LL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880^&quot;;&quot;Xeleris&quot;)" office:value-type="string" office:string-value="Xeleris" calcext:value-type="string">
            <text:p>Xeleris</text:p>
          </table:table-cell>
          <table:table-cell table:style-name="ce5" office:value-type="string" calcext:value-type="string">
            <text:p>GE Healthcar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452^&quot;;&quot;Xenu`s Link Sleuth&quot;)" office:value-type="string" office:string-value="Xenu`s Link Sleuth" calcext:value-type="string">
            <text:p>Xenu`s Link Sleuth</text:p>
          </table:table-cell>
          <table:table-cell table:style-name="ce5" office:value-type="string" calcext:value-type="string">
            <text:p>Tilman Hausherr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153^&quot;;&quot;Xerox Device Manager&quot;)" office:value-type="string" office:string-value="Xerox Device Manager" calcext:value-type="string">
            <text:p>Xerox Device Manager</text:p>
          </table:table-cell>
          <table:table-cell table:style-name="ce5" office:value-type="string" calcext:value-type="string">
            <text:p>Xer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72^&quot;;&quot;Xerox FreeFlow Core&quot;)" office:value-type="string" office:string-value="Xerox FreeFlow Core" calcext:value-type="string">
            <text:p>Xerox FreeFlow Core</text:p>
          </table:table-cell>
          <table:table-cell table:style-name="ce5" office:value-type="string" calcext:value-type="string">
            <text:p>Xer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335^&quot;;&quot;Xerox FreeFlow MakeReady&quot;)" office:value-type="string" office:string-value="Xerox FreeFlow MakeReady" calcext:value-type="string">
            <text:p>Xerox FreeFlow MakeReady</text:p>
          </table:table-cell>
          <table:table-cell table:style-name="ce5" office:value-type="string" calcext:value-type="string">
            <text:p>Xerox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968^&quot;;&quot;XNAT&quot;)" office:value-type="string" office:string-value="XNAT" calcext:value-type="string">
            <text:p>XNAT</text:p>
          </table:table-cell>
          <table:table-cell table:style-name="ce5" office:value-type="string" calcext:value-type="string">
            <text:p>Neuroinformatics Research Group (NRG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126^&quot;;&quot;XPanel&quot;)" office:value-type="string" office:string-value="XPanel" calcext:value-type="string">
            <text:p>XPanel</text:p>
          </table:table-cell>
          <table:table-cell table:style-name="ce5" office:value-type="string" calcext:value-type="string">
            <text:p>Crestro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934^&quot;;&quot;Xper Information Management&quot;)" office:value-type="string" office:string-value="Xper Information Management" calcext:value-type="string">
            <text:p>Xper Information Management</text:p>
          </table:table-cell>
          <table:table-cell table:style-name="ce5" office:value-type="string" calcext:value-type="string">
            <text:p>Philip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6190^&quot;;&quot;XpoLog Center&quot;)" office:value-type="string" office:string-value="XpoLog Center" calcext:value-type="string">
            <text:p>XpoLog Center</text:p>
          </table:table-cell>
          <table:table-cell table:style-name="ce5" office:value-type="string" calcext:value-type="string">
            <text:p>XPLG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0337^&quot;;&quot;X-Soft&quot;)" office:value-type="string" office:string-value="X-Soft" calcext:value-type="string">
            <text:p>X-Soft</text:p>
          </table:table-cell>
          <table:table-cell table:style-name="ce5" office:value-type="string" calcext:value-type="string">
            <text:p>Ottoboc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248^&quot;;&quot;Xtraction&quot;)" office:value-type="string" office:string-value="Xtraction" calcext:value-type="string">
            <text:p>Xtraction</text:p>
          </table:table-cell>
          <table:table-cell table:style-name="ce5" office:value-type="string" calcext:value-type="string">
            <text:p>Ivanti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877^&quot;;&quot;Yarn&quot;)" office:value-type="string" office:string-value="Yarn" calcext:value-type="string">
            <text:p>Yarn</text:p>
          </table:table-cell>
          <table:table-cell table:style-name="ce5" office:value-type="string" calcext:value-type="string">
            <text:p>Yar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686^&quot;;&quot;Yet Another Forum (YAF)&quot;)" office:value-type="string" office:string-value="Yet Another Forum (YAF)" calcext:value-type="string">
            <text:p>Yet Another Forum (YAF)</text:p>
          </table:table-cell>
          <table:table-cell table:style-name="ce5" office:value-type="string" calcext:value-type="string">
            <text:p>YAF.NE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293^&quot;;&quot;Zebra Browser Print&quot;)" office:value-type="string" office:string-value="Zebra Browser Print" calcext:value-type="string">
            <text:p>Zebra Browser Print</text:p>
          </table:table-cell>
          <table:table-cell table:style-name="ce5" office:value-type="string" calcext:value-type="string">
            <text:p>Zebra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82^&quot;;&quot;Zebra MotionWorks&quot;)" office:value-type="string" office:string-value="Zebra MotionWorks" calcext:value-type="string">
            <text:p>Zebra MotionWorks</text:p>
          </table:table-cell>
          <table:table-cell table:style-name="ce5" office:value-type="string" calcext:value-type="string">
            <text:p>Zebra Technologies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219^&quot;;&quot;ZebraDesigner for Developers&quot;)" office:value-type="string" office:string-value="ZebraDesigner for Developers" calcext:value-type="string">
            <text:p>ZebraDesigner for Developers</text:p>
          </table:table-cell>
          <table:table-cell table:style-name="ce5" office:value-type="string" calcext:value-type="string">
            <text:p>Zebr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92^&quot;;&quot;Zeto Hybrid Solution&quot;)" office:value-type="string" office:string-value="Zeto Hybrid Solution" calcext:value-type="string">
            <text:p>Zeto Hybrid Solution</text:p>
          </table:table-cell>
          <table:table-cell table:style-name="ce5" office:value-type="string" calcext:value-type="string">
            <text:p>ZETO Inc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694^&quot;;&quot;ZKBioAccess&quot;)" office:value-type="string" office:string-value="ZKBioAccess" calcext:value-type="string">
            <text:p>ZKBioAccess</text:p>
          </table:table-cell>
          <table:table-cell table:style-name="ce5" office:value-type="string" calcext:value-type="string">
            <text:p>ZKTeco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542^&quot;;&quot;Zotero&quot;)" office:value-type="string" office:string-value="Zotero" calcext:value-type="string">
            <text:p>Zotero</text:p>
          </table:table-cell>
          <table:table-cell table:style-name="ce5" office:value-type="string" calcext:value-type="string">
            <text:p>Corporation for Digital Scholarship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3273^&quot;;&quot;ZXing.NET&quot;)" office:value-type="string" office:string-value="ZXing.NET" calcext:value-type="string">
            <text:p>ZXing.NET</text:p>
          </table:table-cell>
          <table:table-cell table:style-name="ce5" office:value-type="string" calcext:value-type="string">
            <text:p>Micjahn- Michael Jahn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7776^&quot;;&quot;zzzPAT&quot;)" office:value-type="string" office:string-value="zzzPAT" calcext:value-type="string">
            <text:p>zzzPAT</text:p>
          </table:table-cell>
          <table:table-cell table:style-name="ce5" office:value-type="string" calcext:value-type="string">
            <text:p>Itamar Medical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807^&quot;;&quot;AutoRabit CodeScan for Visual Studio (VS) Code Plugin&quot;)" office:value-type="string" office:string-value="AutoRabit CodeScan for Visual Studio (VS) Code Plugin" calcext:value-type="string">
            <text:p>AutoRabit CodeScan for Visual Studio (VS) Code Plugin</text:p>
          </table:table-cell>
          <table:table-cell table:style-name="ce5" office:value-type="string" calcext:value-type="string">
            <text:p>AutoRabit</text:p>
          </table:table-cell>
          <table:table-cell table:number-columns-repeated="2"/>
        </table:table-row>
        <table:table-row table:style-name="ro2">
          <table:table-cell table:style-name="ce2" table:formula="of:=HYPERLINK(&quot;https://www.oit.va.gov/Services/TRM/ToolPage.aspx?tid=11664^&quot;;&quot;Insight Management Web-based Enterprise Management (WBEM) Providers&quot;)" office:value-type="string" office:string-value="Insight Management Web-based Enterprise Management (WBEM) Providers" calcext:value-type="string">
            <text:p>Insight Management Web-based Enterprise Management (WBEM) Providers</text:p>
          </table:table-cell>
          <table:table-cell table:style-name="ce5" office:value-type="string" calcext:value-type="string">
            <text:p>HP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VAStandardPage.aspx?tid=8928^&quot;;&quot;VA .NET Programming Standard&quot;)" office:value-type="string" office:string-value="VA .NET Programming Standard" calcext:value-type="string">
            <text:p>VA .NET Programming Standard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743^&quot;;&quot;AutoSPRINK Revit (RVT)&quot;)" office:value-type="string" office:string-value="AutoSPRINK Revit (RVT)" calcext:value-type="string">
            <text:p>AutoSPRINK Revit (RVT)</text:p>
          </table:table-cell>
          <table:table-cell table:style-name="ce5" office:value-type="string" calcext:value-type="string">
            <text:p>AutoSPRINK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1665^&quot;;&quot;Evoluent Mouse Manager&quot;)" office:value-type="string" office:string-value="Evoluent Mouse Manager" calcext:value-type="string">
            <text:p>Evoluent Mouse Manager</text:p>
          </table:table-cell>
          <table:table-cell table:style-name="ce5" office:value-type="string" calcext:value-type="string">
            <text:p>Evoluent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447^&quot;;&quot;Hewlett Packard (HP) Cloud Recovery Tool&quot;)" office:value-type="string" office:string-value="Hewlett Packard (HP) Cloud Recovery Tool" calcext:value-type="string">
            <text:p>Hewlett Packard (HP) Cloud Recovery Tool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5551^&quot;;&quot;Hewlett Packard (HP) Smart&quot;)" office:value-type="string" office:string-value="Hewlett Packard (HP) Smart" calcext:value-type="string">
            <text:p>Hewlett Packard (HP) Smart</text:p>
          </table:table-cell>
          <table:table-cell table:style-name="ce5" office:value-type="string" calcext:value-type="string">
            <text:p>Hewlett Packard Enterprise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6214^&quot;;&quot;ImageQuant TL&quot;)" office:value-type="string" office:string-value="ImageQuant TL" calcext:value-type="string">
            <text:p>ImageQuant TL</text:p>
          </table:table-cell>
          <table:table-cell table:style-name="ce5" office:value-type="string" calcext:value-type="string">
            <text:p>Cytiva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StandardPage.aspx?tid=6449^&quot;;&quot;Kerberos Network Authentication Service&quot;)" office:value-type="string" office:string-value="Kerberos Network Authentication Service" calcext:value-type="string">
            <text:p>Kerberos Network Authentication Service</text:p>
          </table:table-cell>
          <table:table-cell table:style-name="ce5" office:value-type="string" calcext:value-type="string">
            <text:p>MIT (Mass. Inst. Tech.)</text:p>
          </table:table-cell>
          <table:table-cell table:number-columns-repeated="2"/>
        </table:table-row>
        <table:table-row table:style-name="ro1">
          <table:table-cell table:style-name="ce2" table:formula="of:=HYPERLINK(&quot;https://www.oit.va.gov/Services/TRM/ToolPage.aspx?tid=14897^&quot;;&quot;PODMAN&quot;)" office:value-type="string" office:string-value="PODMAN" calcext:value-type="string">
            <text:p>PODMAN</text:p>
          </table:table-cell>
          <table:table-cell table:style-name="ce5" office:value-type="string" calcext:value-type="string">
            <text:p>Podman</text:p>
          </table:table-cell>
          <table:table-cell table:number-columns-repeated="2"/>
        </table:table-row>
        <table:table-row table:style-name="ro1" table:number-rows-repeated="1045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M_5f_Search_5f_Result" style:display-name="PageStyle_TRM_Search_Resul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7T13:12:54.927000000</dc:date>
    <meta:editing-duration>PT1M49S</meta:editing-duration>
    <meta:editing-cycles>1</meta:editing-cycles>
    <meta:document-statistic meta:table-count="1" meta:cell-count="6064" meta:object-count="0"/>
    <meta:generator>LibreOffice/24.8.4.2$Windows_X86_64 LibreOffice_project/bb3cfa12c7b1bf994ecc5649a80400d06cd71002</meta:generator>
  </office:meta>
</office:document-meta>
</file>